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Normal_Reformatting_32_of_32_QPR" style:data-style-name="N40">
      <style:table-cell-properties style:vertical-align="middle" fo:background-color="#FFFFFF"/>
      <style:text-properties fo:font-size="8pt" style:font-size-asian="8pt" style:font-size-complex="8pt"/>
    </style:style>
    <style:style style:name="ce3" style:family="table-cell" style:parent-style-name="Normal_Reformatting_32_of_32_QPR" style:data-style-name="N0">
      <style:table-cell-properties style:vertical-align="middle" fo:background-color="#FFFFFF"/>
      <style:text-properties fo:font-size="8pt" style:font-size-asian="8pt" style:font-size-complex="8pt"/>
    </style:style>
    <style:style style:name="ce4" style:family="table-cell" style:parent-style-name="Normal_Reformatting_32_of_32_QPR" style:data-style-name="N40">
      <style:table-cell-properties style:vertical-align="middle" fo:background-color="#FFFFFF" style:repeat-content="false"/>
      <style:paragraph-properties fo:text-align="start" fo:margin-left="0cm"/>
      <style:text-properties fo:font-size="8pt" style:font-size-asian="8pt" style:font-size-complex="8pt" style:text-position="33%"/>
    </style:style>
    <style:style style:name="ce5" style:family="table-cell" style:parent-style-name="Style_32_1" style:data-style-name="N0">
      <style:table-cell-properties style:vertical-align="middle" fo:background-color="#E0D8D8" style:repeat-content="false"/>
      <style:paragraph-properties fo:text-align="start" fo:margin-left="0cm"/>
      <style:text-properties fo:font-size="14pt" style:font-size-asian="14pt" style:font-size-complex="14pt" fo:font-weight="bold" style:font-weight-asian="bold" style:font-weight-complex="bold"/>
    </style:style>
    <style:style style:name="ce6" style:family="table-cell" style:parent-style-name="Default" style:data-style-name="N0">
      <style:table-cell-properties style:vertical-align="middle" fo:background-color="#E0D8D8"/>
    </style:style>
    <style:style style:name="ce7" style:family="table-cell" style:parent-style-name="Style_32_1" style:data-style-name="N0">
      <style:table-cell-properties style:vertical-align="middle" fo:background-color="#FFFFFF"/>
      <style:text-properties fo:font-size="12pt" style:font-size-asian="12pt" style:font-size-complex="12pt" fo:font-weight="bold" style:font-weight-asian="bold" style:font-weight-complex="bold"/>
    </style:style>
    <style:style style:name="ce8" style:family="table-cell" style:parent-style-name="Default" style:data-style-name="N0">
      <style:table-cell-properties style:vertical-align="middle" fo:background-color="#FFFFFF"/>
    </style:style>
    <style:style style:name="ce9" style:family="table-cell" style:parent-style-name="Style_32_1" style:data-style-name="N0">
      <style:table-cell-properties style:vertical-align="middle" fo:background-color="transparent"/>
      <style:text-properties fo:font-size="12pt" style:font-size-asian="12pt" style:font-size-complex="12pt" fo:font-weight="bold" style:font-weight-asian="bold" style:font-weight-complex="bold"/>
    </style:style>
    <style:style style:name="ce10" style:family="table-cell" style:parent-style-name="Default" style:data-style-name="N0">
      <style:table-cell-properties style:vertical-align="middle" fo:background-color="transparent"/>
    </style:style>
    <style:style style:name="ce11" style:family="table-cell" style:parent-style-name="Hyperlink" style:data-style-name="N0">
      <style:table-cell-properties style:vertical-align="automatic" fo:wrap-option="wrap" fo:background-color="transparent" style:repeat-content="false"/>
      <style:paragraph-properties fo:text-align="start" fo:margin-left="0cm"/>
      <style:text-properties fo:color="#0000FF" fo:font-size="11pt" style:font-size-asian="11pt" style:font-size-complex="11pt" style:text-underline-style="solid" style:text-underline-type="single"/>
    </style:style>
    <style:style style:name="ce12" style:family="table-cell" style:parent-style-name="Default" style:data-style-name="N0">
      <style:table-cell-properties style:vertical-align="automatic" fo:wrap-option="wrap" fo:background-color="transparent" style:repeat-content="false"/>
      <style:paragraph-properties fo:text-align="start" fo:margin-left="0cm"/>
      <style:text-properties fo:font-size="11pt" style:font-size-asian="11pt" style:font-size-complex="11pt"/>
    </style:style>
    <style:style style:name="ce13" style:family="table-cell" style:parent-style-name="Default" style:data-style-name="N0">
      <style:table-cell-properties style:vertical-align="middle" fo:background-color="transparent"/>
      <style:text-properties fo:font-size="12pt" style:font-size-asian="12pt" style:font-size-complex="12pt"/>
    </style:style>
    <style:style style:name="ce14" style:family="table-cell" style:parent-style-name="Default" style:data-style-name="N0">
      <style:table-cell-properties style:vertical-align="middle" fo:background-color="transparent" style:repeat-content="false"/>
      <style:paragraph-properties fo:text-align="start" fo:margin-left="0cm"/>
      <style:text-properties fo:font-size="12pt" style:font-size-asian="12pt" style:font-size-complex="12pt"/>
    </style:style>
    <style:style style:name="ce15" style:family="table-cell" style:parent-style-name="Default" style:data-style-name="N0">
      <style:table-cell-properties fo:background-color="transparent"/>
    </style:style>
    <style:style style:name="ce16" style:family="table-cell" style:parent-style-name="Default" style:data-style-name="N0">
      <style:table-cell-properties style:vertical-align="middle" fo:background-color="#4F213A"/>
      <style:text-properties fo:color="#EEF3D9" fo:font-size="12pt" style:font-size-asian="12pt" style:font-size-complex="12pt" fo:font-style="italic" style:font-style-asian="italic" style:font-style-complex="italic" fo:font-weight="bold" style:font-weight-asian="bold" style:font-weight-complex="bold"/>
    </style:style>
    <style:style style:name="ce17" style:family="table-cell" style:parent-style-name="Default" style:data-style-name="N0">
      <style:table-cell-properties style:vertical-align="middle" fo:background-color="#4F213A" style:repeat-content="false"/>
      <style:paragraph-properties fo:text-align="center"/>
      <style:text-properties fo:font-size="12pt" style:font-size-asian="12pt" style:font-size-complex="12pt" fo:font-style="italic" style:font-style-asian="italic" style:font-style-complex="italic" fo:font-weight="bold" style:font-weight-asian="bold" style:font-weight-complex="bold"/>
    </style:style>
    <style:style style:name="ce18" style:family="table-cell" style:parent-style-name="Default" style:data-style-name="N0">
      <style:table-cell-properties style:vertical-align="middle"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19" style:family="table-cell" style:parent-style-name="Default" style:data-style-name="N0">
      <style:table-cell-properties style:vertical-align="middle" fo:background-color="transparent"/>
      <style:text-properties fo:font-size="12pt" style:font-size-asian="12pt" style:font-size-complex="12pt" fo:font-style="italic" style:font-style-asian="italic" style:font-style-complex="italic" fo:font-weight="bold" style:font-weight-asian="bold" style:font-weight-complex="bold"/>
    </style:style>
    <style:style style:name="ce20" style:family="table-cell" style:parent-style-name="Hyperlink" style:data-style-name="N0">
      <style:table-cell-properties style:vertical-align="middle" fo:background-color="transparent"/>
      <style:text-properties fo:color="#000000" fo:font-size="12pt" style:font-size-asian="12pt" style:font-size-complex="12pt" style:text-underline-style="none" style:text-underline-type="none" fo:font-weight="bold" style:font-weight-asian="bold" style:font-weight-complex="bold"/>
    </style:style>
    <style:style style:name="ce21" style:family="table-cell" style:parent-style-name="Default" style:data-style-name="N0">
      <style:table-cell-properties style:vertical-align="middle" fo:background-color="transparent"/>
      <style:text-properties fo:color="#E0D8D8" fo:font-size="12pt" style:font-size-asian="12pt" style:font-size-complex="12pt" fo:font-style="italic" style:font-style-asian="italic" style:font-style-complex="italic" fo:font-weight="bold" style:font-weight-asian="bold" style:font-weight-complex="bold"/>
    </style:style>
    <style:style style:name="ce22" style:family="table-cell" style:parent-style-name="Default" style:data-style-name="N0">
      <style:table-cell-properties style:vertical-align="automatic" fo:background-color="transparent" style:repeat-content="false"/>
      <style:paragraph-properties fo:text-align="start" fo:margin-left="0cm"/>
      <style:text-properties fo:font-weight="bold" style:font-weight-asian="bold" style:font-weight-complex="bold"/>
    </style:style>
    <style:style style:name="ce23" style:family="table-cell" style:parent-style-name="Default" style:data-style-name="N0">
      <style:table-cell-properties style:vertical-align="top" fo:wrap-option="wrap" fo:background-color="transparent" style:repeat-content="false"/>
      <style:paragraph-properties fo:text-align="start" fo:margin-left="0cm"/>
      <style:text-properties fo:font-size="11pt" style:font-size-asian="11pt" style:font-size-complex="11pt"/>
    </style:style>
    <style:style style:name="ce24" style:family="table-cell" style:parent-style-name="Hyperlink" style:data-style-name="N0">
      <style:table-cell-properties style:vertical-align="automatic" fo:wrap-option="wrap" fo:background-color="transparent" style:repeat-content="false"/>
      <style:paragraph-properties fo:text-align="start" fo:margin-left="0cm"/>
      <style:text-properties fo:color="#0000FF" fo:font-size="11pt" style:font-size-asian="11pt" style:font-size-complex="11pt" style:text-underline-style="solid" style:text-underline-type="single"/>
    </style:style>
    <style:style style:name="ce25" style:family="table-cell" style:parent-style-name="Hyperlink" style:data-style-name="N0">
      <style:table-cell-properties style:vertical-align="automatic" fo:background-color="transparent" style:repeat-content="false"/>
      <style:paragraph-properties fo:text-align="start" fo:margin-left="0cm"/>
      <style:text-properties fo:color="#000000" fo:font-size="12pt" style:font-size-asian="12pt" style:font-size-complex="12pt" style:text-underline-style="none" style:text-underline-type="none" fo:font-weight="bold" style:font-weight-asian="bold" style:font-weight-complex="bold"/>
    </style:style>
    <style:style style:name="ce26" style:family="table-cell" style:parent-style-name="Default" style:data-style-name="N0">
      <style:table-cell-properties fo:background-color="transparent"/>
    </style:style>
    <style:style style:name="ce27" style:family="table-cell" style:parent-style-name="Default" style:data-style-name="N0">
      <style:table-cell-properties style:vertical-align="middle" fo:background-color="transparent" style:repeat-content="false"/>
      <style:paragraph-properties fo:text-align="center"/>
      <style:text-properties fo:font-size="12pt" style:font-size-asian="12pt" style:font-size-complex="12pt"/>
    </style:style>
    <style:style style:name="ce28" style:family="table-cell" style:parent-style-name="Default" style:data-style-name="N0">
      <style:table-cell-properties fo:background-color="#FFFFFF"/>
    </style:style>
    <style:style style:name="ce29" style:family="table-cell" style:parent-style-name="Default"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ce30" style:family="table-cell" style:parent-style-name="Default" style:data-style-name="N0">
      <style:table-cell-properties style:vertical-align="middle" fo:background-color="transparent"/>
      <style:text-properties fo:font-size="12pt" style:font-size-asian="12pt" style:font-size-complex="12pt" fo:font-weight="bold" style:font-weight-asian="bold" style:font-weight-complex="bold"/>
    </style:style>
    <style:style style:name="ce31" style:family="table-cell" style:parent-style-name="Default" style:data-style-name="N0">
      <style:table-cell-properties style:vertical-align="middle" fo:background-color="transparent"/>
      <style:text-properties fo:font-weight="bold" style:font-weight-asian="bold" style:font-weight-complex="bold"/>
    </style:style>
    <style:style style:name="ce32" style:family="table-cell" style:parent-style-name="Default" style:data-style-name="N0">
      <style:table-cell-properties style:vertical-align="middle" fo:background-color="#E0D8D8"/>
      <style:text-properties fo:font-size="12pt" style:font-size-asian="12pt" style:font-size-complex="12pt" fo:font-weight="bold" style:font-weight-asian="bold" style:font-weight-complex="bold"/>
    </style:style>
    <style:style style:name="ce33" style:family="table-cell" style:parent-style-name="Default" style:data-style-name="N0">
      <style:table-cell-properties style:vertical-align="middle" fo:background-color="#E0D8D8"/>
      <style:text-properties fo:font-size="12pt" style:font-size-asian="12pt" style:font-size-complex="12pt"/>
    </style:style>
    <style:style style:name="ce34" style:family="table-cell" style:parent-style-name="Default" style:data-style-name="N0">
      <style:table-cell-properties fo:background-color="#C0C0C0"/>
    </style:style>
    <style:style style:name="ce35" style:family="table-cell" style:parent-style-name="Default" style:data-style-name="N0">
      <style:table-cell-properties style:vertical-align="middle" fo:background-color="transparent"/>
      <style:text-properties fo:font-size="11pt" style:font-size-asian="11pt" style:font-size-complex="11pt"/>
    </style:style>
    <style:style style:name="ce36" style:family="table-cell" style:parent-style-name="Hyperlink" style:data-style-name="N0">
      <style:table-cell-properties style:vertical-align="middle" fo:background-color="transparent"/>
      <style:text-properties fo:color="#FF0000" fo:font-size="12pt" style:font-size-asian="12pt" style:font-size-complex="12pt" style:text-underline-style="none" style:text-underline-type="none" fo:font-weight="bold" style:font-weight-asian="bold" style:font-weight-complex="bold"/>
    </style:style>
    <style:style style:name="ce37" style:family="table-cell" style:parent-style-name="Default" style:data-style-name="N0">
      <style:table-cell-properties style:vertical-align="middle" fo:background-color="transparent"/>
      <style:text-properties fo:color="#FF0000"/>
    </style:style>
    <style:style style:name="ce38" style:family="table-cell" style:parent-style-name="Hyperlink" style:data-style-name="N0">
      <style:table-cell-properties style:vertical-align="middle" fo:background-color="transparent"/>
      <style:text-properties fo:color="#FF0000" fo:font-size="11pt" style:font-size-asian="11pt" style:font-size-complex="11pt" style:text-underline-style="solid" style:text-underline-type="single"/>
    </style:style>
    <style:style style:name="ce39" style:family="table-cell" style:parent-style-name="Default" style:data-style-name="N0">
      <style:table-cell-properties style:vertical-align="middle" fo:background-color="transparent"/>
      <style:text-properties fo:color="#FF0000" fo:font-size="12pt" style:font-size-asian="12pt" style:font-size-complex="12pt"/>
    </style:style>
    <style:style style:name="ce40" style:family="table-cell" style:parent-style-name="Hyperlink" style:data-style-name="N0">
      <style:table-cell-properties style:vertical-align="middle" fo:wrap-option="wrap" fo:background-color="transparent"/>
      <style:text-properties fo:color="#FF0000" fo:font-size="11pt" style:font-size-asian="11pt" style:font-size-complex="11pt" style:text-underline-style="solid" style:text-underline-type="single"/>
    </style:style>
    <style:style style:name="ce41" style:family="table-cell" style:parent-style-name="Hyperlink" style:data-style-name="N0">
      <style:table-cell-properties style:vertical-align="middle" fo:wrap-option="wrap" fo:background-color="transparent" style:repeat-content="false"/>
      <style:paragraph-properties fo:text-align="start" fo:margin-left="0cm"/>
      <style:text-properties fo:color="#FF0000" fo:font-size="11pt" style:font-size-asian="11pt" style:font-size-complex="11pt" style:text-underline-style="solid" style:text-underline-type="single"/>
    </style:style>
    <style:style style:name="ce42" style:family="table-cell" style:parent-style-name="Default" style:data-style-name="N0">
      <style:table-cell-properties fo:background-color="transparent"/>
      <style:text-properties fo:font-size="11pt" style:font-size-asian="11pt" style:font-size-complex="11pt"/>
    </style:style>
    <style:style style:name="ce43" style:family="table-cell" style:parent-style-name="Default" style:data-style-name="N0">
      <style:table-cell-properties style:vertical-align="middle" fo:background-color="transparent"/>
      <style:text-properties fo:font-size="11pt" style:font-size-asian="11pt" style:font-size-complex="11pt" fo:font-style="italic" style:font-style-asian="italic" style:font-style-complex="italic"/>
    </style:style>
    <style:style style:name="ce44" style:family="table-cell" style:parent-style-name="Default"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ce45" style:family="table-cell" style:parent-style-name="Hyperlink" style:data-style-name="N0">
      <style:table-cell-properties style:vertical-align="middle" fo:background-color="transparent" style:repeat-content="false"/>
      <style:paragraph-properties fo:text-align="start" fo:margin-left="0cm"/>
      <style:text-properties fo:color="#0000FF" fo:font-size="11pt" style:font-size-asian="11pt" style:font-size-complex="11pt" style:text-underline-style="solid" style:text-underline-type="single"/>
    </style:style>
    <style:style style:name="ce46" style:family="table-cell" style:parent-style-name="Default" style:data-style-name="N0">
      <style:table-cell-properties style:vertical-align="middle" fo:wrap-option="wrap" fo:background-color="transparent" style:repeat-content="false"/>
      <style:paragraph-properties fo:text-align="start" fo:margin-left="0cm"/>
      <style:text-properties fo:font-size="11pt" style:font-size-asian="11pt" style:font-size-complex="11pt"/>
    </style:style>
    <style:style style:name="ce47" style:family="table-cell" style:parent-style-name="Hyperlink" style:data-style-name="N1">
      <style:table-cell-properties style:vertical-align="middle" fo:wrap-option="wrap" fo:background-color="transparent" style:repeat-content="false"/>
      <style:paragraph-properties fo:text-align="start" fo:margin-left="0cm"/>
      <style:text-properties fo:color="#0000FF" fo:font-size="11pt" style:font-size-asian="11pt" style:font-size-complex="11pt" style:text-underline-style="solid" style:text-underline-type="single"/>
    </style:style>
    <style:style style:name="ce48" style:family="table-cell" style:parent-style-name="Hyperlink" style:data-style-name="N0">
      <style:table-cell-properties style:vertical-align="middle" fo:wrap-option="wrap" fo:background-color="transparent" style:repeat-content="false"/>
      <style:paragraph-properties fo:text-align="start" fo:margin-left="0cm"/>
      <style:text-properties fo:color="#0000FF" fo:font-size="11pt" style:font-size-asian="11pt" style:font-size-complex="11pt" style:text-underline-style="solid" style:text-underline-type="single"/>
    </style:style>
    <style:style style:name="ce49" style:family="table-cell" style:parent-style-name="Default" style:data-style-name="N0">
      <style:text-properties fo:color="#FF0000"/>
    </style:style>
    <style:style style:name="ce50" style:family="table-cell" style:parent-style-name="Normal_32_2" style:data-style-name="N0">
      <style:table-cell-properties style:vertical-align="automatic" fo:background-color="transparent"/>
      <style:text-properties fo:color="#FF0000"/>
    </style:style>
    <style:style style:name="ce51" style:family="table-cell" style:parent-style-name="Normal_32_2" style:data-style-name="N0">
      <style:table-cell-properties style:vertical-align="automatic" fo:background-color="transparent"/>
    </style:style>
    <style:style style:name="ce52" style:family="table-cell" style:parent-style-name="Hyperlink"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53" style:family="table-cell" style:parent-style-name="Default" style:data-style-name="N0">
      <style:table-cell-properties style:vertical-align="automatic" style:repeat-content="false"/>
      <style:paragraph-properties fo:text-align="center"/>
      <style:text-properties fo:color="#FF0000"/>
    </style:style>
    <style:style style:name="ce54" style:family="table-cell" style:parent-style-name="Default" style:data-style-name="N0">
      <style:table-cell-properties style:vertical-align="top" fo:wrap-option="wrap" fo:background-color="#77515D" style:repeat-content="false"/>
      <style:paragraph-properties fo:text-align="center"/>
      <style:text-properties fo:font-size="8pt" style:font-size-asian="8pt" style:font-size-complex="8pt" fo:font-weight="bold" style:font-weight-asian="bold" style:font-weight-complex="bold"/>
    </style:style>
    <style:style style:name="ce55" style:family="table-cell" style:parent-style-name="Default" style:data-style-name="N0">
      <style:table-cell-properties style:vertical-align="top" fo:wrap-option="wrap" fo:background-color="transparent" style:repeat-content="false"/>
      <style:paragraph-properties fo:text-align="center"/>
      <style:text-properties fo:color="#FF0000" fo:font-size="8pt" style:font-size-asian="8pt" style:font-size-complex="8pt" fo:font-weight="bold" style:font-weight-asian="bold" style:font-weight-complex="bold"/>
    </style:style>
    <style:style style:name="ce56" style:family="table-cell" style:parent-style-name="Default" style:data-style-name="N0">
      <style:table-cell-properties fo:border-top="thin solid #000000" fo:border-bottom="none" fo:border-left="none" fo:border-right="thin solid #000000" style:vertical-align="automatic" style:repeat-content="false"/>
      <style:paragraph-properties fo:text-align="end" fo:margin-right="0cm"/>
      <style:text-properties fo:font-size="8pt" style:font-size-asian="8pt" style:font-size-complex="8pt"/>
    </style:style>
    <style:style style:name="ce57"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cm"/>
      <style:text-properties fo:font-size="8pt" style:font-size-asian="8pt" style:font-size-complex="8pt"/>
    </style:style>
    <style:style style:name="ce58" style:family="table-cell" style:parent-style-name="Default" style:data-style-name="N0">
      <style:table-cell-properties fo:border-top="thin solid #000000" fo:border-bottom="none" fo:border-left="thin solid #000000" fo:border-right="none" style:vertical-align="automatic" fo:wrap-option="wrap" fo:background-color="transparent" style:repeat-content="false"/>
      <style:paragraph-properties fo:text-align="end" fo:margin-right="0cm"/>
      <style:text-properties fo:font-size="8pt" style:font-size-asian="8pt" style:font-size-complex="8pt"/>
    </style:style>
    <style:style style:name="ce59" style:family="table-cell" style:parent-style-name="Default" style:data-style-name="N0">
      <style:table-cell-properties fo:border-top="thin solid #000000" fo:border-bottom="none" fo:border-left="none" fo:border-right="none" style:vertical-align="automatic" fo:wrap-option="wrap" fo:background-color="transparent" style:repeat-content="false"/>
      <style:paragraph-properties fo:text-align="end" fo:margin-right="0cm"/>
      <style:text-properties fo:font-size="8pt" style:font-size-asian="8pt" style:font-size-complex="8pt"/>
    </style:style>
    <style:style style:name="ce60" style:family="table-cell" style:parent-style-name="Default" style:data-style-name="N0">
      <style:table-cell-properties fo:border-top="thin solid #000000" fo:border-bottom="none" fo:border-left="none" fo:border-right="none" style:vertical-align="automatic" fo:background-color="transparent" style:repeat-content="false"/>
      <style:paragraph-properties fo:text-align="end" fo:margin-right="0cm"/>
      <style:text-properties fo:font-size="8pt" style:font-size-asian="8pt" style:font-size-complex="8pt"/>
    </style:style>
    <style:style style:name="ce61" style:family="table-cell" style:parent-style-name="Default" style:data-style-name="N0">
      <style:table-cell-properties fo:border-top="thin solid #000000" fo:border-bottom="none" fo:border-left="none" fo:border-right="none" style:vertical-align="automatic" style:repeat-content="false"/>
      <style:paragraph-properties fo:text-align="end" fo:margin-right="0cm"/>
      <style:text-properties fo:font-size="8pt" style:font-size-asian="8pt" style:font-size-complex="8pt"/>
    </style:style>
    <style:style style:name="ce62" style:family="table-cell" style:parent-style-name="Default" style:data-style-name="N0">
      <style:table-cell-properties fo:border-top="thin solid #000000" fo:border-bottom="none" fo:border-left="none" fo:border-right="none" style:vertical-align="automatic" style:repeat-content="false"/>
      <style:paragraph-properties fo:text-align="end" fo:margin-right="0cm"/>
    </style:style>
    <style:style style:name="ce63" style:family="table-cell" style:parent-style-name="Default" style:data-style-name="N0">
      <style:table-cell-properties fo:border-top="thin solid #000000" fo:border-bottom="none" fo:border-left="none" fo:border-right="none"/>
    </style:style>
    <style:style style:name="ce64" style:family="table-cell" style:parent-style-name="Default" style:data-style-name="N0">
      <style:table-cell-properties fo:border-top="thin solid #000000" fo:border-bottom="none" fo:border-left="none" fo:border-right="thin solid #000000" style:vertical-align="automatic" fo:wrap-option="wrap" fo:background-color="transparent" style:repeat-content="false"/>
      <style:paragraph-properties fo:text-align="end" fo:margin-right="0cm"/>
      <style:text-properties fo:font-size="8pt" style:font-size-asian="8pt" style:font-size-complex="8pt"/>
    </style:style>
    <style:style style:name="ce65" style:family="table-cell" style:parent-style-name="Default" style:data-style-name="N1"/>
    <style:style style:name="ce66" style:family="table-cell" style:parent-style-name="Default" style:data-style-name="N0">
      <style:table-cell-properties fo:border-top="none" fo:border-bottom="none" fo:border-left="none" fo:border-right="thin solid #000000" style:vertical-align="automatic" fo:wrap-option="wrap" fo:background-color="transparent" style:repeat-content="false"/>
      <style:paragraph-properties fo:text-align="end" fo:margin-right="0cm"/>
      <style:text-properties fo:font-size="8pt" style:font-size-asian="8pt" style:font-size-complex="8pt"/>
    </style:style>
    <style:style style:name="ce67" style:family="table-cell" style:parent-style-name="Default" style:data-style-name="N0">
      <style:table-cell-properties fo:border-top="none" fo:border-bottom="none" fo:border-left="thin solid #000000" fo:border-right="thin solid #000000" style:vertical-align="automatic" fo:wrap-option="wrap" fo:background-color="transparent" style:repeat-content="false"/>
      <style:paragraph-properties fo:text-align="end" fo:margin-right="0cm"/>
      <style:text-properties fo:font-size="8pt" style:font-size-asian="8pt" style:font-size-complex="8pt"/>
    </style:style>
    <style:style style:name="ce68" style:family="table-cell" style:parent-style-name="Default" style:data-style-name="N0">
      <style:table-cell-properties fo:border-top="none" fo:border-bottom="thin solid #000000" fo:border-left="thin solid #000000" fo:border-right="none" style:vertical-align="automatic" fo:background-color="transparent" style:repeat-content="false"/>
      <style:paragraph-properties fo:text-align="end" fo:margin-right="0cm"/>
      <style:text-properties fo:font-size="8pt" style:font-size-asian="8pt" style:font-size-complex="8pt"/>
    </style:style>
    <style:style style:name="ce69"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end" fo:margin-right="0cm"/>
      <style:text-properties fo:font-size="8pt" style:font-size-asian="8pt" style:font-size-complex="8pt"/>
    </style:style>
    <style:style style:name="ce70" style:family="table-cell" style:parent-style-name="Default" style:data-style-name="N0">
      <style:table-cell-properties fo:border-top="none" fo:border-bottom="thin solid #000000" fo:border-left="none" fo:border-right="none"/>
    </style:style>
    <style:style style:name="ce71" style:family="table-cell" style:parent-style-name="Default" style:data-style-name="N0">
      <style:table-cell-properties fo:border-top="none" fo:border-bottom="thin solid #000000" fo:border-left="none" fo:border-right="none" style:vertical-align="automatic" style:repeat-content="false"/>
      <style:paragraph-properties fo:text-align="end" fo:margin-right="0cm"/>
      <style:text-properties fo:font-size="8pt" style:font-size-asian="8pt" style:font-size-complex="8pt"/>
    </style:style>
    <style:style style:name="ce72" style:family="table-cell" style:parent-style-name="Default" style:data-style-name="N0">
      <style:table-cell-properties fo:border-top="none" fo:border-bottom="thin solid #000000" fo:border-left="none" fo:border-right="none" style:vertical-align="automatic" style:repeat-content="false"/>
      <style:paragraph-properties fo:text-align="end" fo:margin-right="0cm"/>
    </style:style>
    <style:style style:name="ce73" style:family="table-cell" style:parent-style-name="Default" style:data-style-name="N0">
      <style:table-cell-properties fo:border-top="none" fo:border-bottom="thin solid #000000" fo:border-left="none" fo:border-right="none" style:vertical-align="automatic" fo:wrap-option="wrap" fo:background-color="transparent" style:repeat-content="false"/>
      <style:paragraph-properties fo:text-align="end" fo:margin-right="0cm"/>
      <style:text-properties fo:font-size="8pt" style:font-size-asian="8pt" style:font-size-complex="8pt"/>
    </style:style>
    <style:style style:name="ce74" style:family="table-cell" style:parent-style-name="Default" style:data-style-name="N0">
      <style:table-cell-properties style:vertical-align="automatic" fo:wrap-option="wrap" fo:background-color="transparent" style:repeat-content="false"/>
      <style:paragraph-properties fo:text-align="end" fo:margin-right="0cm"/>
      <style:text-properties fo:font-size="8pt" style:font-size-asian="8pt" style:font-size-complex="8pt"/>
    </style:style>
    <style:style style:name="ce75" style:family="table-cell" style:parent-style-name="Default" style:data-style-name="N0">
      <style:table-cell-properties fo:border-top="none" fo:border-bottom="thin solid #000000" fo:border-left="none" fo:border-right="thin solid #000000" style:vertical-align="automatic" fo:wrap-option="wrap" fo:background-color="transparent" style:repeat-content="false"/>
      <style:paragraph-properties fo:text-align="end" fo:margin-right="0cm"/>
      <style:text-properties fo:font-size="8pt" style:font-size-asian="8pt" style:font-size-complex="8pt"/>
    </style:style>
    <style:style style:name="ce76" style:family="table-cell" style:parent-style-name="Default" style:data-style-name="N36">
      <style:table-cell-properties fo:border-top="thin solid #000000" fo:border-bottom="none" fo:border-left="none" fo:border-right="thin solid #000000" style:vertical-align="middle" fo:background-color="#E0D8D8" style:repeat-content="false"/>
      <style:paragraph-properties fo:text-align="end" fo:margin-right="0cm"/>
      <style:text-properties fo:font-weight="bold" style:font-weight-asian="bold" style:font-weight-complex="bold"/>
    </style:style>
    <style:style style:name="ce77" style:family="table-cell" style:parent-style-name="Default" style:data-style-name="N36">
      <style:table-cell-properties fo:border-top="none" fo:border-bottom="none" fo:border-left="thin solid #000000" fo:border-right="thin solid #000000" style:vertical-align="middle"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78" style:family="table-cell" style:parent-style-name="Default" style:data-style-name="N36">
      <style:table-cell-properties fo:border-top="thin solid #000000" fo:border-bottom="none" fo:border-left="thin solid #000000" fo:border-right="none" style:vertical-align="middle"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79" style:family="table-cell" style:parent-style-name="Default" style:data-style-name="N36">
      <style:table-cell-properties fo:border-top="thin solid #000000" fo:border-bottom="none" fo:border-left="none" fo:border-right="none" style:vertical-align="middle"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80" style:family="table-cell" style:parent-style-name="Default" style:data-style-name="N36">
      <style:table-cell-properties fo:border-top="thin solid #000000" fo:border-bottom="none" fo:border-left="none" fo:border-right="none" style:vertical-align="middle" fo:background-color="#E0D8D8" style:repeat-content="false"/>
      <style:paragraph-properties fo:text-align="end" fo:margin-right="0cm"/>
      <style:text-properties fo:color="#FF0000" fo:font-size="8pt" style:font-size-asian="8pt" style:font-size-complex="8pt" fo:font-weight="bold" style:font-weight-asian="bold" style:font-weight-complex="bold"/>
    </style:style>
    <style:style style:name="ce81" style:family="table-cell" style:parent-style-name="Default" style:data-style-name="N0">
      <style:table-cell-properties fo:border-top="thin solid #000000" fo:border-bottom="none" fo:border-left="none" fo:border-right="none" style:vertical-align="middle" fo:background-color="#E0D8D8"/>
      <style:text-properties fo:font-size="8pt" style:font-size-asian="8pt" style:font-size-complex="8pt" style:text-position="33%"/>
    </style:style>
    <style:style style:name="ce82" style:family="table-cell" style:parent-style-name="Default" style:data-style-name="N37">
      <style:table-cell-properties fo:border-top="thin solid #000000" fo:border-bottom="none" fo:border-left="none" fo:border-right="none" style:vertical-align="middle" fo:background-color="#E0D8D8"/>
      <style:text-properties fo:font-size="8pt" style:font-size-asian="8pt" style:font-size-complex="8pt" fo:font-weight="bold" style:font-weight-asian="bold" style:font-weight-complex="bold"/>
    </style:style>
    <style:style style:name="ce83" style:family="table-cell" style:parent-style-name="Default" style:data-style-name="N36">
      <style:table-cell-properties fo:border-top="thin solid #000000" fo:border-bottom="none" fo:border-left="none" fo:border-right="none" style:vertical-align="middle" fo:background-color="#E0D8D8" style:repeat-content="false"/>
      <style:paragraph-properties fo:text-align="center"/>
      <style:text-properties fo:font-size="8pt" style:font-size-asian="8pt" style:font-size-complex="8pt" fo:font-weight="bold" style:font-weight-asian="bold" style:font-weight-complex="bold"/>
    </style:style>
    <style:style style:name="ce84" style:family="table-cell" style:parent-style-name="Default" style:data-style-name="N37">
      <style:table-cell-properties fo:border-top="thin solid #000000" fo:border-bottom="none" fo:border-left="none" fo:border-right="none" style:vertical-align="middle" fo:background-color="#E0D8D8"/>
      <style:text-properties fo:color="#FF0000" fo:font-size="8pt" style:font-size-asian="8pt" style:font-size-complex="8pt" fo:font-weight="bold" style:font-weight-asian="bold" style:font-weight-complex="bold"/>
    </style:style>
    <style:style style:name="ce85" style:family="table-cell" style:parent-style-name="Default" style:data-style-name="N36">
      <style:table-cell-properties fo:border-top="thin solid #000000" fo:border-bottom="none" fo:border-left="none" fo:border-right="none" style:vertical-align="middle" fo:background-color="#E0D8D8" style:repeat-content="false"/>
      <style:paragraph-properties fo:text-align="end" fo:margin-right="0cm"/>
      <style:text-properties fo:font-size="8pt" style:font-size-asian="8pt" style:font-size-complex="8pt" fo:font-weight="bold" style:font-weight-asian="bold" style:font-weight-complex="bold" style:text-position="33%"/>
    </style:style>
    <style:style style:name="ce86" style:family="table-cell" style:parent-style-name="Default" style:data-style-name="N36">
      <style:table-cell-properties fo:border-top="thin solid #000000" fo:border-bottom="none" fo:border-left="none" fo:border-right="none" style:vertical-align="middle" fo:background-color="#E0D8D8" style:repeat-content="false"/>
      <style:paragraph-properties fo:text-align="end" fo:margin-right="0cm"/>
      <style:text-properties fo:color="#FF0000" fo:font-size="8pt" style:font-size-asian="8pt" style:font-size-complex="8pt" fo:font-weight="bold" style:font-weight-asian="bold" style:font-weight-complex="bold" style:text-position="33%"/>
    </style:style>
    <style:style style:name="ce87" style:family="table-cell" style:parent-style-name="Default" style:data-style-name="N36">
      <style:table-cell-properties fo:border-top="thin solid #000000" fo:border-bottom="none" fo:border-left="none" fo:border-right="none" style:vertical-align="middle" fo:background-color="#E0D8D8"/>
      <style:text-properties fo:font-size="8pt" style:font-size-asian="8pt" style:font-size-complex="8pt" fo:font-weight="bold" style:font-weight-asian="bold" style:font-weight-complex="bold"/>
    </style:style>
    <style:style style:name="ce88" style:family="table-cell" style:parent-style-name="Default" style:data-style-name="N36">
      <style:table-cell-properties fo:border-top="thin solid #000000" fo:border-bottom="none" fo:border-left="none" fo:border-right="thin solid #000000" style:vertical-align="middle" fo:background-color="#E0D8D8"/>
      <style:text-properties fo:font-size="8pt" style:font-size-asian="8pt" style:font-size-complex="8pt" fo:font-weight="bold" style:font-weight-asian="bold" style:font-weight-complex="bold"/>
    </style:style>
    <style:style style:name="ce89" style:family="table-cell" style:parent-style-name="Default" style:data-style-name="N0">
      <style:table-cell-properties style:vertical-align="middle"/>
      <style:text-properties fo:color="#FF0000"/>
    </style:style>
    <style:style style:name="ce90" style:family="table-cell" style:parent-style-name="Default" style:data-style-name="N0">
      <style:table-cell-properties fo:border-top="none" fo:border-bottom="none" fo:border-left="none" fo:border-right="thin solid #000000" style:vertical-align="middle"/>
    </style:style>
    <style:style style:name="ce91" style:family="table-cell" style:parent-style-name="Default" style:data-style-name="N36">
      <style:table-cell-properties fo:border-top="none" fo:border-bottom="none" fo:border-left="thin solid #000000" fo:border-right="thin solid #000000" style:vertical-align="middle" fo:background-color="transparent" style:repeat-content="false"/>
      <style:paragraph-properties fo:text-align="end" fo:margin-right="0cm"/>
      <style:text-properties fo:font-size="8pt" style:font-size-asian="8pt" style:font-size-complex="8pt"/>
    </style:style>
    <style:style style:name="ce92" style:family="table-cell" style:parent-style-name="Default" style:data-style-name="N36">
      <style:table-cell-properties fo:border-top="none" fo:border-bottom="none" fo:border-left="thin solid #000000" fo:border-right="none" style:vertical-align="middle" fo:background-color="transparent" style:repeat-content="false"/>
      <style:paragraph-properties fo:text-align="end" fo:margin-right="0cm"/>
      <style:text-properties fo:font-size="8pt" style:font-size-asian="8pt" style:font-size-complex="8pt"/>
    </style:style>
    <style:style style:name="ce93" style:family="table-cell" style:parent-style-name="Default" style:data-style-name="N36">
      <style:table-cell-properties style:vertical-align="middle" fo:background-color="transparent" style:repeat-content="false"/>
      <style:paragraph-properties fo:text-align="end" fo:margin-right="0cm"/>
      <style:text-properties fo:font-size="8pt" style:font-size-asian="8pt" style:font-size-complex="8pt"/>
    </style:style>
    <style:style style:name="ce94" style:family="table-cell" style:parent-style-name="Default" style:data-style-name="N36">
      <style:table-cell-properties style:vertical-align="middle" fo:background-color="transparent" style:repeat-content="false"/>
      <style:paragraph-properties fo:text-align="end" fo:margin-right="0cm"/>
      <style:text-properties fo:color="#FF0000" fo:font-size="8pt" style:font-size-asian="8pt" style:font-size-complex="8pt"/>
    </style:style>
    <style:style style:name="ce95" style:family="table-cell" style:parent-style-name="Default" style:data-style-name="N0">
      <style:table-cell-properties style:vertical-align="middle"/>
      <style:text-properties fo:font-size="8pt" style:font-size-asian="8pt" style:font-size-complex="8pt" style:text-position="33%"/>
    </style:style>
    <style:style style:name="ce96" style:family="table-cell" style:parent-style-name="Default" style:data-style-name="N37">
      <style:table-cell-properties style:vertical-align="middle"/>
      <style:text-properties fo:font-size="8pt" style:font-size-asian="8pt" style:font-size-complex="8pt"/>
    </style:style>
    <style:style style:name="ce97" style:family="table-cell" style:parent-style-name="Default" style:data-style-name="N0">
      <style:table-cell-properties style:vertical-align="middle"/>
    </style:style>
    <style:style style:name="ce98" style:family="table-cell" style:parent-style-name="Default" style:data-style-name="N36">
      <style:table-cell-properties style:vertical-align="middle" fo:background-color="transparent" style:repeat-content="false"/>
      <style:paragraph-properties fo:text-align="center"/>
      <style:text-properties fo:font-size="8pt" style:font-size-asian="8pt" style:font-size-complex="8pt"/>
    </style:style>
    <style:style style:name="ce99" style:family="table-cell" style:parent-style-name="Default" style:data-style-name="N36">
      <style:table-cell-properties style:vertical-align="middle"/>
      <style:text-properties fo:font-size="8pt" style:font-size-asian="8pt" style:font-size-complex="8pt"/>
    </style:style>
    <style:style style:name="ce100" style:family="table-cell" style:parent-style-name="Default" style:data-style-name="N0">
      <style:table-cell-properties fo:border-top="none" fo:border-bottom="none" fo:border-left="none" fo:border-right="thin solid #000000" style:vertical-align="middle"/>
      <style:text-properties fo:color="#FF0000"/>
    </style:style>
    <style:style style:name="ce101" style:family="table-cell" style:parent-style-name="Default" style:data-style-name="N0">
      <style:table-cell-properties fo:border-top="none" fo:border-bottom="none" fo:border-left="thin solid #000000" fo:border-right="none" style:vertical-align="middle" style:repeat-content="false"/>
      <style:paragraph-properties fo:text-align="start" fo:margin-left="0cm"/>
    </style:style>
    <style:style style:name="ce102" style:family="table-cell" style:parent-style-name="Default" style:data-style-name="N36">
      <style:table-cell-properties fo:border-top="none" fo:border-bottom="none" fo:border-left="none" fo:border-right="thin solid #000000" style:vertical-align="middle" fo:background-color="transparent" style:repeat-content="false"/>
      <style:paragraph-properties fo:text-align="end" fo:margin-right="0cm"/>
      <style:text-properties fo:font-size="8pt" style:font-size-asian="8pt" style:font-size-complex="8pt"/>
    </style:style>
    <style:style style:name="ce103" style:family="table-cell" style:parent-style-name="Default" style:data-style-name="N36">
      <style:table-cell-properties style:vertical-align="middle"/>
      <style:text-properties fo:font-size="8pt" style:font-size-asian="8pt" style:font-size-complex="8pt" style:text-position="33%"/>
    </style:style>
    <style:style style:name="ce104" style:family="table-cell" style:parent-style-name="Default" style:data-style-name="N37">
      <style:table-cell-properties style:vertical-align="middle" fo:background-color="transparent"/>
      <style:text-properties fo:font-size="8pt" style:font-size-asian="8pt" style:font-size-complex="8pt"/>
    </style:style>
    <style:style style:name="ce105" style:family="table-cell" style:parent-style-name="Default" style:data-style-name="N37">
      <style:table-cell-properties style:vertical-align="middle"/>
      <style:text-properties fo:color="#FF0000" fo:font-size="8pt" style:font-size-asian="8pt" style:font-size-complex="8pt"/>
    </style:style>
    <style:style style:name="ce106" style:family="table-cell" style:parent-style-name="Default" style:data-style-name="N36">
      <style:table-cell-properties style:vertical-align="middle" fo:background-color="transparent" style:repeat-content="false"/>
      <style:paragraph-properties fo:text-align="end" fo:margin-right="0cm"/>
      <style:text-properties fo:font-size="8pt" style:font-size-asian="8pt" style:font-size-complex="8pt" style:text-position="33%"/>
    </style:style>
    <style:style style:name="ce107" style:family="table-cell" style:parent-style-name="Default" style:data-style-name="N36">
      <style:table-cell-properties style:vertical-align="middle" fo:background-color="transparent" style:repeat-content="false"/>
      <style:paragraph-properties fo:text-align="end" fo:margin-right="0cm"/>
      <style:text-properties fo:color="#FF0000" fo:font-size="8pt" style:font-size-asian="8pt" style:font-size-complex="8pt" style:text-position="33%"/>
    </style:style>
    <style:style style:name="ce108" style:family="table-cell" style:parent-style-name="Default" style:data-style-name="N36">
      <style:table-cell-properties fo:border-top="none" fo:border-bottom="none" fo:border-left="none" fo:border-right="thin solid #000000" style:vertical-align="middle"/>
      <style:text-properties fo:font-size="8pt" style:font-size-asian="8pt" style:font-size-complex="8pt"/>
    </style:style>
    <style:style style:name="ce109" style:family="table-cell" style:parent-style-name="Default" style:data-style-name="N0">
      <style:table-cell-properties style:vertical-align="middle"/>
      <style:text-properties fo:font-size="8pt" style:font-size-asian="8pt" style:font-size-complex="8pt"/>
    </style:style>
    <style:style style:name="ce110" style:family="table-cell" style:parent-style-name="Default" style:data-style-name="N36">
      <style:table-cell-properties style:vertical-align="middle"/>
      <style:text-properties fo:color="#FF0000" fo:font-size="8pt" style:font-size-asian="8pt" style:font-size-complex="8pt"/>
    </style:style>
    <style:style style:name="ce111" style:family="table-cell" style:parent-style-name="Default" style:data-style-name="N0">
      <style:table-cell-properties fo:border-top="none" fo:border-bottom="none" fo:border-left="thin solid #000000" fo:border-right="none" style:vertical-align="middle"/>
    </style:style>
    <style:style style:name="ce112" style:family="table-cell" style:parent-style-name="Default" style:data-style-name="N0">
      <style:table-cell-properties fo:border-top="none" fo:border-bottom="none" fo:border-left="thin solid #000000" fo:border-right="none" style:vertical-align="middle" fo:background-color="transparent" style:repeat-content="false"/>
      <style:paragraph-properties fo:text-align="end" fo:margin-right="0cm"/>
      <style:text-properties fo:color="#FF0000" fo:font-size="8pt" style:font-size-asian="8pt" style:font-size-complex="8pt"/>
    </style:style>
    <style:style style:name="ce113" style:family="table-cell" style:parent-style-name="Default" style:data-style-name="N0">
      <style:table-cell-properties style:vertical-align="middle" fo:background-color="transparent" style:repeat-content="false"/>
      <style:paragraph-properties fo:text-align="end" fo:margin-right="0cm"/>
      <style:text-properties fo:color="#FF0000" fo:font-size="8pt" style:font-size-asian="8pt" style:font-size-complex="8pt"/>
    </style:style>
    <style:style style:name="ce114" style:family="table-cell" style:parent-style-name="Default" style:data-style-name="N0">
      <style:table-cell-properties style:vertical-align="middle" style:repeat-content="false"/>
      <style:paragraph-properties fo:text-align="center"/>
      <style:text-properties fo:color="#FF0000"/>
    </style:style>
    <style:style style:name="ce115" style:family="table-cell" style:parent-style-name="Default" style:data-style-name="N36">
      <style:table-cell-properties fo:border-top="none" fo:border-bottom="none" fo:border-left="none" fo:border-right="thin solid #000000" style:vertical-align="middle" fo:background-color="transparent" style:repeat-content="false"/>
      <style:paragraph-properties fo:text-align="end" fo:margin-right="0cm"/>
    </style:style>
    <style:style style:name="ce116" style:family="table-cell" style:parent-style-name="Default" style:data-style-name="N36">
      <style:table-cell-properties style:vertical-align="middle"/>
      <style:text-properties fo:color="#FF0000"/>
    </style:style>
    <style:style style:name="ce117" style:family="table-cell" style:parent-style-name="Default" style:data-style-name="N37">
      <style:table-cell-properties style:vertical-align="middle" fo:background-color="transparent" style:repeat-content="false"/>
      <style:paragraph-properties fo:text-align="end" fo:margin-right="0cm"/>
      <style:text-properties fo:font-size="8pt" style:font-size-asian="8pt" style:font-size-complex="8pt"/>
    </style:style>
    <style:style style:name="ce118" style:family="table-cell" style:parent-style-name="Default" style:data-style-name="N36">
      <style:table-cell-properties style:vertical-align="middle" fo:background-color="transparent"/>
      <style:text-properties fo:font-size="8pt" style:font-size-asian="8pt" style:font-size-complex="8pt"/>
    </style:style>
    <style:style style:name="ce119" style:family="table-cell" style:parent-style-name="Default" style:data-style-name="N36">
      <style:table-cell-properties fo:border-top="none" fo:border-bottom="none" fo:border-left="none" fo:border-right="thin solid #000000" style:vertical-align="middle" fo:background-color="transparent"/>
      <style:text-properties fo:font-size="8pt" style:font-size-asian="8pt" style:font-size-complex="8pt"/>
    </style:style>
    <style:style style:name="ce120" style:family="table-cell" style:parent-style-name="Default" style:data-style-name="N0">
      <style:table-cell-properties style:vertical-align="middle" style:repeat-content="false"/>
      <style:paragraph-properties fo:text-align="end" fo:margin-right="0cm"/>
    </style:style>
    <style:style style:name="ce121" style:family="table-cell" style:parent-style-name="Default" style:data-style-name="N36">
      <style:table-cell-properties style:vertical-align="middle" fo:background-color="transparent" style:repeat-content="false"/>
      <style:paragraph-properties fo:text-align="end" fo:margin-right="0cm"/>
    </style:style>
    <style:style style:name="ce122" style:family="table-cell" style:parent-style-name="Default" style:data-style-name="N0">
      <style:table-cell-properties fo:border-top="none" fo:border-bottom="none" fo:border-left="none" fo:border-right="thin solid #000000" style:vertical-align="middle" style:repeat-content="false"/>
      <style:paragraph-properties fo:text-align="end" fo:margin-right="0cm"/>
      <style:text-properties fo:font-size="8pt" style:font-size-asian="8pt" style:font-size-complex="8pt"/>
    </style:style>
    <style:style style:name="ce123" style:family="table-cell" style:parent-style-name="Default" style:data-style-name="N0">
      <style:table-cell-properties fo:border-top="none" fo:border-bottom="none" fo:border-left="thin solid #000000" fo:border-right="thin solid #000000" style:vertical-align="middle" style:repeat-content="false"/>
      <style:paragraph-properties fo:text-align="end" fo:margin-right="0cm"/>
      <style:text-properties fo:font-size="8pt" style:font-size-asian="8pt" style:font-size-complex="8pt"/>
    </style:style>
    <style:style style:name="ce124" style:family="table-cell" style:parent-style-name="Default" style:data-style-name="N0">
      <style:table-cell-properties style:vertical-align="middle" style:repeat-content="false"/>
      <style:paragraph-properties fo:text-align="end" fo:margin-right="0cm"/>
      <style:text-properties fo:color="#FF0000" fo:font-size="8pt" style:font-size-asian="8pt" style:font-size-complex="8pt"/>
    </style:style>
    <style:style style:name="ce125" style:family="table-cell" style:parent-style-name="Default" style:data-style-name="N0">
      <style:table-cell-properties style:vertical-align="middle" style:repeat-content="false"/>
      <style:paragraph-properties fo:text-align="center"/>
      <style:text-properties fo:color="#FF0000" fo:font-size="8pt" style:font-size-asian="8pt" style:font-size-complex="8pt"/>
    </style:style>
    <style:style style:name="ce126" style:family="table-cell" style:parent-style-name="Default" style:data-style-name="N37">
      <style:table-cell-properties style:vertical-align="middle" style:repeat-content="false"/>
      <style:paragraph-properties fo:text-align="start" fo:margin-left="0cm"/>
      <style:text-properties fo:font-size="8pt" style:font-size-asian="8pt" style:font-size-complex="8pt" style:text-position="33%"/>
    </style:style>
    <style:style style:name="ce127" style:family="table-cell" style:parent-style-name="Default" style:data-style-name="N36">
      <style:table-cell-properties style:vertical-align="middle" fo:background-color="transparent" style:repeat-content="false"/>
      <style:paragraph-properties fo:text-align="start" fo:margin-left="0cm"/>
      <style:text-properties fo:font-size="8pt" style:font-size-asian="8pt" style:font-size-complex="8pt" style:text-position="33%"/>
    </style:style>
    <style:style style:name="ce128" style:family="table-cell" style:parent-style-name="Default" style:data-style-name="N36">
      <style:table-cell-properties fo:border-top="none" fo:border-bottom="none" fo:border-left="thin solid #000000" fo:border-right="none" style:vertical-align="middle" fo:background-color="transparent" style:repeat-content="false"/>
      <style:paragraph-properties fo:text-align="end" fo:margin-right="0cm"/>
      <style:text-properties fo:color="#FF0000" fo:font-size="8pt" style:font-size-asian="8pt" style:font-size-complex="8pt"/>
    </style:style>
    <style:style style:name="ce129" style:family="table-cell" style:parent-style-name="Default" style:data-style-name="N36">
      <style:table-cell-properties style:vertical-align="middle" fo:background-color="transparent" style:repeat-content="false"/>
      <style:paragraph-properties fo:text-align="center"/>
      <style:text-properties fo:color="#FF0000" fo:font-size="8pt" style:font-size-asian="8pt" style:font-size-complex="8pt"/>
    </style:style>
    <style:style style:name="ce130" style:family="table-cell" style:parent-style-name="Comma_32_2" style:data-style-name="N38">
      <style:table-cell-properties fo:background-color="transparent"/>
    </style:style>
    <style:style style:name="ce131" style:family="table-cell" style:parent-style-name="Default" style:data-style-name="N36">
      <style:table-cell-properties fo:border-top="none" fo:border-bottom="none" fo:border-left="thin solid #000000" fo:border-right="thin solid #000000" style:vertical-align="middle" fo:background-color="transparent" style:repeat-content="false"/>
      <style:paragraph-properties fo:text-align="end" fo:margin-right="0cm"/>
    </style:style>
    <style:style style:name="ce132" style:family="table-cell" style:parent-style-name="Default" style:data-style-name="N36">
      <style:table-cell-properties fo:border-top="none" fo:border-bottom="none" fo:border-left="thin solid #000000" fo:border-right="none" style:vertical-align="middle" fo:background-color="transparent" style:repeat-content="false"/>
      <style:paragraph-properties fo:text-align="end" fo:margin-right="0cm"/>
    </style:style>
    <style:style style:name="ce133" style:family="table-cell" style:parent-style-name="Default" style:data-style-name="N37">
      <style:table-cell-properties style:vertical-align="middle" style:repeat-content="false"/>
      <style:paragraph-properties fo:text-align="end" fo:margin-right="0cm"/>
    </style:style>
    <style:style style:name="ce134" style:family="table-cell" style:parent-style-name="Default" style:data-style-name="N0">
      <style:table-cell-properties style:vertical-align="middle" style:repeat-content="false"/>
      <style:paragraph-properties fo:text-align="end" fo:margin-right="0cm"/>
      <style:text-properties fo:font-size="8pt" style:font-size-asian="8pt" style:font-size-complex="8pt"/>
    </style:style>
    <style:style style:name="ce135" style:family="table-cell" style:parent-style-name="Default" style:data-style-name="N36">
      <style:table-cell-properties style:vertical-align="middle" style:repeat-content="false"/>
      <style:paragraph-properties fo:text-align="end" fo:margin-right="0cm"/>
      <style:text-properties fo:font-size="8pt" style:font-size-asian="8pt" style:font-size-complex="8pt"/>
    </style:style>
    <style:style style:name="ce136" style:family="table-cell" style:parent-style-name="Default" style:data-style-name="N0">
      <style:table-cell-properties style:vertical-align="middle" style:repeat-content="false"/>
      <style:paragraph-properties fo:text-align="start" fo:margin-left="0cm"/>
    </style:style>
    <style:style style:name="ce137" style:family="table-cell" style:parent-style-name="Default" style:data-style-name="N0">
      <style:table-cell-properties style:vertical-align="middle" style:repeat-content="false"/>
      <style:paragraph-properties fo:text-align="start" fo:margin-left="0cm"/>
      <style:text-properties fo:font-size="8pt" style:font-size-asian="8pt" style:font-size-complex="8pt"/>
    </style:style>
    <style:style style:name="ce138" style:family="table-cell" style:parent-style-name="Default" style:data-style-name="N0">
      <style:table-cell-properties fo:border-top="none" fo:border-bottom="none" fo:border-left="none" fo:border-right="thin solid #000000" style:vertical-align="middle" style:repeat-content="false"/>
      <style:paragraph-properties fo:text-align="start" fo:margin-left="0cm"/>
    </style:style>
    <style:style style:name="ce139" style:family="table-cell" style:parent-style-name="Default" style:data-style-name="N36">
      <style:table-cell-properties fo:border-top="none" fo:border-bottom="none" fo:border-left="thin solid #000000" fo:border-right="none" style:vertical-align="middle" fo:background-color="transparent" style:repeat-content="false"/>
      <style:paragraph-properties fo:text-align="end" fo:margin-right="0cm"/>
      <style:text-properties fo:color="#FF0000"/>
    </style:style>
    <style:style style:name="ce140" style:family="table-cell" style:parent-style-name="Default" style:data-style-name="N36">
      <style:table-cell-properties style:vertical-align="middle" fo:background-color="transparent" style:repeat-content="false"/>
      <style:paragraph-properties fo:text-align="end" fo:margin-right="0cm"/>
      <style:text-properties fo:color="#FF0000"/>
    </style:style>
    <style:style style:name="ce141" style:family="table-cell" style:parent-style-name="Default" style:data-style-name="N0">
      <style:table-cell-properties style:vertical-align="middle" style:repeat-content="false"/>
      <style:paragraph-properties fo:text-align="end" fo:margin-right="0cm"/>
      <style:text-properties fo:color="#FF0000"/>
    </style:style>
    <style:style style:name="ce142" style:family="table-cell" style:parent-style-name="Default" style:data-style-name="N37">
      <style:table-cell-properties style:vertical-align="middle" style:repeat-content="false"/>
      <style:paragraph-properties fo:text-align="end" fo:margin-right="0cm"/>
      <style:text-properties fo:color="#FF0000"/>
    </style:style>
    <style:style style:name="ce143" style:family="table-cell" style:parent-style-name="Default" style:data-style-name="N37">
      <style:table-cell-properties style:vertical-align="middle" fo:background-color="transparent" style:repeat-content="false"/>
      <style:paragraph-properties fo:text-align="end" fo:margin-right="0cm"/>
    </style:style>
    <style:style style:name="ce144" style:family="table-cell" style:parent-style-name="Default" style:data-style-name="N36">
      <style:table-cell-properties fo:border-top="none" fo:border-bottom="2pt solid #000000" fo:border-left="none" fo:border-right="thin solid #000000" style:vertical-align="middle" fo:background-color="transparent" style:repeat-content="false"/>
      <style:paragraph-properties fo:text-align="end" fo:margin-right="0cm"/>
      <style:text-properties fo:color="#FF0000" fo:font-size="8pt" style:font-size-asian="8pt" style:font-size-complex="8pt"/>
    </style:style>
    <style:style style:name="ce145" style:family="table-cell" style:parent-style-name="Default" style:data-style-name="N36">
      <style:table-cell-properties fo:border-top="none" fo:border-bottom="none" fo:border-left="thin solid #000000" fo:border-right="thin solid #000000" style:vertical-align="middle" fo:background-color="transparent" style:repeat-content="false"/>
      <style:paragraph-properties fo:text-align="end" fo:margin-right="0cm"/>
      <style:text-properties fo:color="#FF0000" fo:font-size="8pt" style:font-size-asian="8pt" style:font-size-complex="8pt"/>
    </style:style>
    <style:style style:name="ce146" style:family="table-cell" style:parent-style-name="Default" style:data-style-name="N36">
      <style:table-cell-properties fo:border-top="none" fo:border-bottom="2pt solid #000000" fo:border-left="none" fo:border-right="none" style:vertical-align="middle" fo:background-color="transparent" style:repeat-content="false"/>
      <style:paragraph-properties fo:text-align="end" fo:margin-right="0cm"/>
      <style:text-properties fo:color="#FF0000" fo:font-size="8pt" style:font-size-asian="8pt" style:font-size-complex="8pt"/>
    </style:style>
    <style:style style:name="ce147" style:family="table-cell" style:parent-style-name="Default" style:data-style-name="N37">
      <style:table-cell-properties style:vertical-align="middle"/>
      <style:text-properties fo:color="#FF0000"/>
    </style:style>
    <style:style style:name="ce148" style:family="table-cell" style:parent-style-name="Default" style:data-style-name="N36">
      <style:table-cell-properties fo:border-top="2pt solid #000000" fo:border-bottom="thin solid #000000" fo:border-left="none" fo:border-right="thin solid #000000" style:vertical-align="middle" fo:background-color="transparent" style:repeat-content="false"/>
      <style:paragraph-properties fo:text-align="end" fo:margin-right="0cm"/>
    </style:style>
    <style:style style:name="ce149" style:family="table-cell" style:parent-style-name="Default" style:data-style-name="N36">
      <style:table-cell-properties fo:border-top="2pt solid #000000" fo:border-bottom="thin solid #000000" fo:border-left="none" fo:border-right="none" style:vertical-align="middle" fo:background-color="transparent"/>
      <style:text-properties fo:font-size="8pt" style:font-size-asian="8pt" style:font-size-complex="8pt"/>
    </style:style>
    <style:style style:name="ce150" style:family="table-cell" style:parent-style-name="Default" style:data-style-name="N36">
      <style:table-cell-properties fo:border-top="2pt solid #000000" fo:border-bottom="thin solid #000000" fo:border-left="none" fo:border-right="thin solid #000000" style:vertical-align="middle" fo:background-color="transparent"/>
      <style:text-properties fo:font-size="8pt" style:font-size-asian="8pt" style:font-size-complex="8pt"/>
    </style:style>
    <style:style style:name="ce151" style:family="table-cell" style:parent-style-name="Default" style:data-style-name="N0">
      <style:table-cell-properties style:vertical-align="top" style:repeat-content="false"/>
      <style:paragraph-properties fo:text-align="start" fo:margin-left="0cm" style:writing-mode="lr"/>
      <style:text-properties fo:font-size="8pt" style:font-size-asian="8pt" style:font-size-complex="8pt"/>
    </style:style>
    <style:style style:name="ce152" style:family="table-cell" style:parent-style-name="Default" style:data-style-name="N0">
      <style:text-properties fo:color="#0070C0"/>
    </style:style>
    <style:style style:name="ce153" style:family="table-cell" style:parent-style-name="Default" style:data-style-name="N0">
      <style:table-cell-properties style:vertical-align="middle" style:repeat-content="false"/>
      <style:paragraph-properties fo:text-align="start" fo:margin-left="0cm" style:writing-mode="lr"/>
      <style:text-properties fo:color="#FF0000"/>
    </style:style>
    <style:style style:name="ce154" style:family="table-cell" style:parent-style-name="Hyperlink" style:data-style-name="N0">
      <style:table-cell-properties style:vertical-align="middle"/>
      <style:paragraph-properties fo:margin-left="0cm" style:writing-mode="lr"/>
      <style:text-properties fo:color="#0000FF" style:text-underline-style="solid" style:text-underline-type="single"/>
    </style:style>
    <style:style style:name="ce155" style:family="table-cell" style:parent-style-name="Default" style:data-style-name="N0">
      <style:table-cell-properties style:vertical-align="middle" fo:wrap-option="wrap" fo:background-color="#BBA8AC" style:repeat-content="false"/>
      <style:paragraph-properties fo:text-align="start" fo:margin-left="0cm"/>
      <style:text-properties fo:font-size="14pt" style:font-size-asian="14pt" style:font-size-complex="14pt" fo:font-weight="bold" style:font-weight-asian="bold" style:font-weight-complex="bold"/>
    </style:style>
    <style:style style:name="ce156" style:family="table-cell" style:parent-style-name="Default" style:data-style-name="N2">
      <style:table-cell-properties style:vertical-align="automatic" fo:wrap-option="wrap" fo:background-color="transparent" style:repeat-content="false"/>
      <style:paragraph-properties fo:text-align="start" fo:margin-left="0cm"/>
      <style:text-properties fo:font-size="8pt" style:font-size-asian="8pt" style:font-size-complex="8pt"/>
    </style:style>
    <style:style style:name="ce157" style:family="table-cell" style:parent-style-name="Hyperlink" style:data-style-name="N2">
      <style:table-cell-properties style:vertical-align="middle" fo:wrap-option="wrap" fo:background-color="transparent" style:repeat-content="false"/>
      <style:paragraph-properties fo:text-align="start" fo:margin-left="0cm"/>
      <style:text-properties fo:color="#0000FF" style:text-underline-style="solid" style:text-underline-type="single"/>
    </style:style>
    <style:style style:name="ce158" style:family="table-cell" style:parent-style-name="Default" style:data-style-name="N2">
      <style:table-cell-properties style:vertical-align="automatic" fo:wrap-option="wrap"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159" style:family="table-cell" style:parent-style-name="Default" style:data-style-name="N0"/>
    <style:style style:name="ce160" style:family="table-cell" style:parent-style-name="Default" style:data-style-name="N0">
      <style:table-cell-properties style:vertical-align="top" fo:wrap-option="wrap" fo:background-color="#BBA8AC" style:repeat-content="false"/>
      <style:paragraph-properties fo:text-align="center"/>
      <style:text-properties fo:font-size="8pt" style:font-size-asian="8pt" style:font-size-complex="8pt" fo:font-weight="bold" style:font-weight-asian="bold" style:font-weight-complex="bold"/>
    </style:style>
    <style:style style:name="ce161" style:family="table-cell" style:parent-style-name="Default" style:data-style-name="N0">
      <style:table-cell-properties fo:background-color="#E0D8D8"/>
    </style:style>
    <style:style style:name="ce162" style:family="table-cell" style:parent-style-name="Default" style:data-style-name="N0">
      <style:table-cell-properties style:vertical-align="top" fo:wrap-option="wrap" fo:background-color="#E0D8D8" style:repeat-content="false"/>
      <style:paragraph-properties fo:text-align="center"/>
      <style:text-properties fo:font-size="8pt" style:font-size-asian="8pt" style:font-size-complex="8pt" fo:font-weight="bold" style:font-weight-asian="bold" style:font-weight-complex="bold"/>
    </style:style>
    <style:style style:name="ce163" style:family="table-cell" style:parent-style-name="Default" style:data-style-name="N0">
      <style:table-cell-properties style:vertical-align="automatic" fo:background-color="transparent" style:repeat-content="false"/>
      <style:paragraph-properties fo:text-align="end" fo:margin-right="0cm"/>
      <style:text-properties fo:font-size="8pt" style:font-size-asian="8pt" style:font-size-complex="8pt"/>
    </style:style>
    <style:style style:name="ce164" style:family="table-cell" style:parent-style-name="Default" style:data-style-name="N0">
      <style:table-cell-properties fo:border="thin solid #000000" fo:background-color="transparent"/>
    </style:style>
    <style:style style:name="ce165" style:family="table-cell" style:parent-style-name="Default" style:data-style-name="N3">
      <style:table-cell-properties fo:border-top="thin solid #000000" fo:border-bottom="none" fo:border-left="thin solid #000000" fo:border-right="thin solid #000000" style:vertical-align="middle" fo:background-color="#E0D8D8" style:repeat-content="false"/>
      <style:paragraph-properties fo:text-align="start" fo:margin-left="0cm"/>
      <style:text-properties fo:font-size="8pt" style:font-size-asian="8pt" style:font-size-complex="8pt" fo:font-weight="bold" style:font-weight-asian="bold" style:font-weight-complex="bold"/>
    </style:style>
    <style:style style:name="ce166" style:family="table-cell" style:parent-style-name="Default" style:data-style-name="N0">
      <style:table-cell-properties fo:border-top="none" fo:border-bottom="none" fo:border-left="thin solid #000000" fo:border-right="thin solid #000000" fo:background-color="transparent"/>
    </style:style>
    <style:style style:name="ce167" style:family="table-cell" style:parent-style-name="Default" style:data-style-name="N3">
      <style:table-cell-properties fo:border-top="none" fo:border-bottom="none" fo:border-left="none" fo:border-right="thin solid #000000" style:vertical-align="middle"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168" style:family="table-cell" style:parent-style-name="Default" style:data-style-name="N3">
      <style:table-cell-properties fo:border-top="none" fo:border-bottom="none" fo:border-left="thin solid #000000" fo:border-right="thin solid #000000" style:vertical-align="middle"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169" style:family="table-cell" style:parent-style-name="Default" style:data-style-name="N3">
      <style:table-cell-properties fo:border-top="none" fo:border-bottom="none" fo:border-left="none" fo:border-right="thin solid #000000" style:vertical-align="middle" fo:background-color="transparent" style:repeat-content="false"/>
      <style:paragraph-properties fo:text-align="start" fo:margin-left="0cm"/>
      <style:text-properties fo:font-size="8pt" style:font-size-asian="8pt" style:font-size-complex="8pt" fo:font-style="italic" style:font-style-asian="italic" style:font-style-complex="italic"/>
    </style:style>
    <style:style style:name="ce170" style:family="table-cell" style:parent-style-name="Default" style:data-style-name="N0">
      <style:table-cell-properties fo:border-top="none" fo:border-bottom="none" fo:border-left="thin solid #000000" fo:border-right="none" fo:background-color="transparent"/>
    </style:style>
    <style:style style:name="ce171" style:family="table-cell" style:parent-style-name="Default" style:data-style-name="N0">
      <style:table-cell-properties fo:border-top="none" fo:border-bottom="none" fo:border-left="none" fo:border-right="thin solid #000000" style:vertical-align="middle" fo:background-color="transparent" style:repeat-content="false"/>
      <style:paragraph-properties fo:text-align="start" fo:margin-left="0cm"/>
      <style:text-properties fo:font-size="8pt" style:font-size-asian="8pt" style:font-size-complex="8pt"/>
    </style:style>
    <style:style style:name="ce172"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start" fo:margin-left="0cm"/>
      <style:text-properties fo:font-size="8pt" style:font-size-asian="8pt" style:font-size-complex="8pt"/>
    </style:style>
    <style:style style:name="ce173" style:family="table-cell" style:parent-style-name="Default" style:data-style-name="N3">
      <style:table-cell-properties fo:border-top="none" fo:border-bottom="none" fo:border-left="thin solid #000000" fo:border-right="thin solid #000000" style:vertical-align="middle" fo:background-color="transparent" style:repeat-content="false"/>
      <style:paragraph-properties fo:text-align="start" fo:margin-left="0cm"/>
      <style:text-properties fo:font-size="8pt" style:font-size-asian="8pt" style:font-size-complex="8pt"/>
    </style:style>
    <style:style style:name="ce174" style:family="table-cell" style:parent-style-name="Default" style:data-style-name="N0">
      <style:table-cell-properties fo:border-top="none" fo:border-bottom="2pt solid #000000" fo:border-left="thin solid #000000" fo:border-right="thin solid #000000" fo:background-color="transparent"/>
    </style:style>
    <style:style style:name="ce175" style:family="table-cell" style:parent-style-name="Default" style:data-style-name="N3">
      <style:table-cell-properties fo:border-top="2pt solid #000000" fo:border-bottom="thin solid #000000" fo:border-left="thin solid #000000" fo:border-right="thin solid #000000" style:vertical-align="middle" fo:background-color="transparent"/>
      <style:text-properties fo:font-size="8pt" style:font-size-asian="8pt" style:font-size-complex="8pt"/>
    </style:style>
    <style:style style:name="ce176" style:family="table-cell" style:parent-style-name="Default" style:data-style-name="N0">
      <style:table-cell-properties style:vertical-align="top" fo:wrap-option="wrap" fo:background-color="transparent" style:repeat-content="false"/>
      <style:paragraph-properties fo:text-align="start" fo:margin-left="0cm" style:writing-mode="lr"/>
      <style:text-properties fo:font-size="8pt" style:font-size-asian="8pt" style:font-size-complex="8pt"/>
    </style:style>
    <style:style style:name="ce177" style:family="table-cell" style:parent-style-name="Hyperlink" style:data-style-name="N0">
      <style:table-cell-properties style:vertical-align="middle" style:repeat-content="false"/>
      <style:paragraph-properties fo:text-align="start" fo:margin-left="0cm" style:writing-mode="lr"/>
      <style:text-properties fo:color="#0000FF" style:text-underline-style="solid" style:text-underline-type="single"/>
    </style:style>
    <style:style style:name="ce178" style:family="table-cell" style:parent-style-name="Default" style:data-style-name="N0">
      <style:table-cell-properties style:vertical-align="top" style:repeat-content="false"/>
      <style:paragraph-properties fo:text-align="start" fo:margin-left="0cm" style:writing-mode="lr"/>
      <style:text-properties fo:font-size="8pt" style:font-size-asian="8pt" style:font-size-complex="8pt"/>
    </style:style>
    <style:style style:name="ce179" style:family="table-cell" style:parent-style-name="Default" style:data-style-name="N0">
      <style:table-cell-properties style:vertical-align="top" fo:wrap-option="wrap" style:repeat-content="false"/>
      <style:paragraph-properties fo:text-align="start" fo:margin-left="0cm"/>
      <style:text-properties fo:font-size="8pt" style:font-size-asian="8pt" style:font-size-complex="8pt"/>
    </style:style>
    <style:style style:name="ce180" style:family="table-cell" style:parent-style-name="Default" style:data-style-name="N0">
      <style:table-cell-properties style:vertical-align="automatic" fo:wrap-option="wrap"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181" style:family="table-cell" style:parent-style-name="Default" style:data-style-name="N1">
      <style:table-cell-properties style:vertical-align="top" fo:wrap-option="wrap" fo:background-color="transparent" style:repeat-content="false"/>
      <style:paragraph-properties fo:text-align="start" fo:margin-left="0cm"/>
      <style:text-properties fo:font-size="8pt" style:font-size-asian="8pt" style:font-size-complex="8pt"/>
    </style:style>
    <style:style style:name="ce182" style:family="table-cell" style:parent-style-name="Default" style:data-style-name="N1">
      <style:table-cell-properties style:vertical-align="middle" fo:wrap-option="wrap" fo:background-color="transparent" style:repeat-content="false"/>
      <style:paragraph-properties fo:text-align="start" fo:margin-left="0cm"/>
      <style:text-properties fo:font-size="8pt" style:font-size-asian="8pt" style:font-size-complex="8pt"/>
    </style:style>
    <style:style style:name="ce183" style:family="table-cell" style:parent-style-name="Default" style:data-style-name="N1">
      <style:text-properties fo:color="#FF0000"/>
    </style:style>
    <style:style style:name="ce184" style:family="table-cell" style:parent-style-name="Default" style:data-style-name="N1">
      <style:table-cell-properties style:vertical-align="middle" fo:wrap-option="wrap" fo:background-color="transparent" style:repeat-content="false"/>
      <style:paragraph-properties fo:text-align="start" fo:margin-left="1.412cm"/>
      <style:text-properties fo:font-size="8pt" style:font-size-asian="8pt" style:font-size-complex="8pt"/>
    </style:style>
    <style:style style:name="ce185" style:family="table-cell" style:parent-style-name="Default" style:data-style-name="N0">
      <style:table-cell-properties style:vertical-align="automatic" fo:wrap-option="wrap" fo:background-color="transparent" style:repeat-content="false"/>
      <style:paragraph-properties fo:text-align="start" fo:margin-left="0cm"/>
      <style:text-properties fo:color="#FF0000" fo:font-size="8pt" style:font-size-asian="8pt" style:font-size-complex="8pt" fo:font-weight="bold" style:font-weight-asian="bold" style:font-weight-complex="bold"/>
    </style:style>
    <style:style style:name="ce186" style:family="table-cell" style:parent-style-name="Default" style:data-style-name="N39"/>
    <style:style style:name="ce187" style:family="table-cell" style:parent-style-name="Default" style:data-style-name="N1">
      <style:table-cell-properties style:vertical-align="middle"/>
    </style:style>
    <style:style style:name="ce188" style:family="table-cell" style:parent-style-name="Default" style:data-style-name="N1">
      <style:table-cell-properties style:vertical-align="middle"/>
      <style:text-properties fo:color="#FF0000"/>
    </style:style>
    <style:style style:name="ce189" style:family="table-cell" style:parent-style-name="Default" style:data-style-name="N1">
      <style:table-cell-properties fo:border-top="thin solid #000000" fo:border-bottom="none" fo:border-left="thin solid #000000" fo:border-right="none" style:vertical-align="automatic" fo:wrap-option="wrap" fo:background-color="transparent" style:repeat-content="false"/>
      <style:paragraph-properties fo:text-align="end" fo:margin-right="0cm"/>
      <style:text-properties fo:font-size="8pt" style:font-size-asian="8pt" style:font-size-complex="8pt"/>
    </style:style>
    <style:style style:name="ce190" style:family="table-cell" style:parent-style-name="Default" style:data-style-name="N1">
      <style:table-cell-properties fo:border-top="thin solid #000000" fo:border-bottom="none" fo:border-left="none" fo:border-right="none" style:vertical-align="automatic" fo:wrap-option="wrap" fo:background-color="transparent" style:repeat-content="false"/>
      <style:paragraph-properties fo:text-align="start" fo:margin-left="0cm"/>
      <style:text-properties fo:font-size="8pt" style:font-size-asian="8pt" style:font-size-complex="8pt"/>
    </style:style>
    <style:style style:name="ce191" style:family="table-cell" style:parent-style-name="Default" style:data-style-name="N1">
      <style:table-cell-properties fo:border-top="thin solid #000000" fo:border-bottom="none" fo:border-left="none" fo:border-right="none" style:vertical-align="automatic" fo:wrap-option="wrap" fo:background-color="transparent" style:repeat-content="false"/>
      <style:paragraph-properties fo:text-align="end" fo:margin-right="0cm"/>
      <style:text-properties fo:font-size="8pt" style:font-size-asian="8pt" style:font-size-complex="8pt"/>
    </style:style>
    <style:style style:name="ce192" style:family="table-cell" style:parent-style-name="Default" style:data-style-name="N1">
      <style:table-cell-properties fo:border-top="thin solid #000000" fo:border-bottom="none" fo:border-left="none" fo:border-right="none"/>
    </style:style>
    <style:style style:name="ce193" style:family="table-cell" style:parent-style-name="Default" style:data-style-name="N1">
      <style:table-cell-properties fo:border-top="thin solid #000000" fo:border-bottom="none" fo:border-left="none" fo:border-right="thin solid #000000" style:vertical-align="automatic" fo:wrap-option="wrap" fo:background-color="transparent" style:repeat-content="false"/>
      <style:paragraph-properties fo:text-align="end" fo:margin-right="0cm"/>
      <style:text-properties fo:font-size="8pt" style:font-size-asian="8pt" style:font-size-complex="8pt"/>
    </style:style>
    <style:style style:name="ce194" style:family="table-cell" style:parent-style-name="Default" style:data-style-name="N30">
      <style:table-cell-properties fo:border-top="none" fo:border-bottom="thin solid #000000" fo:border-left="thin solid #000000" fo:border-right="none" style:vertical-align="automatic" fo:wrap-option="wrap" fo:background-color="transparent" style:repeat-content="false"/>
      <style:paragraph-properties fo:text-align="end" fo:margin-right="0cm"/>
      <style:text-properties fo:font-size="8pt" style:font-size-asian="8pt" style:font-size-complex="8pt"/>
    </style:style>
    <style:style style:name="ce195" style:family="table-cell" style:parent-style-name="Default" style:data-style-name="N1">
      <style:table-cell-properties fo:border-top="none" fo:border-bottom="thin solid #000000" fo:border-left="none" fo:border-right="none" style:vertical-align="automatic" fo:wrap-option="wrap" fo:background-color="transparent" style:repeat-content="false"/>
      <style:paragraph-properties fo:text-align="start" fo:margin-left="0cm"/>
      <style:text-properties fo:font-size="8pt" style:font-size-asian="8pt" style:font-size-complex="8pt" style:text-position="33%"/>
    </style:style>
    <style:style style:name="ce196" style:family="table-cell" style:parent-style-name="Default" style:data-style-name="N30">
      <style:table-cell-properties fo:border-top="none" fo:border-bottom="thin solid #000000" fo:border-left="none" fo:border-right="none" style:vertical-align="automatic" fo:wrap-option="wrap" fo:background-color="transparent" style:repeat-content="false"/>
      <style:paragraph-properties fo:text-align="end" fo:margin-right="0cm"/>
      <style:text-properties fo:font-size="8pt" style:font-size-asian="8pt" style:font-size-complex="8pt"/>
    </style:style>
    <style:style style:name="ce197" style:family="table-cell" style:parent-style-name="Default" style:data-style-name="N1">
      <style:table-cell-properties fo:border-top="none" fo:border-bottom="thin solid #000000" fo:border-left="none" fo:border-right="none" style:vertical-align="middle"/>
    </style:style>
    <style:style style:name="ce198" style:family="table-cell" style:parent-style-name="Default" style:data-style-name="N30">
      <style:table-cell-properties fo:border-top="none" fo:border-bottom="thin solid #000000" fo:border-left="none" fo:border-right="thin solid #000000" style:vertical-align="automatic" fo:wrap-option="wrap" fo:background-color="transparent" style:repeat-content="false"/>
      <style:paragraph-properties fo:text-align="end" fo:margin-right="0cm"/>
      <style:text-properties fo:font-size="8pt" style:font-size-asian="8pt" style:font-size-complex="8pt"/>
    </style:style>
    <style:style style:name="ce199" style:family="table-cell" style:parent-style-name="Default" style:data-style-name="N39">
      <style:table-cell-properties style:vertical-align="middle"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200" style:family="table-cell" style:parent-style-name="Default" style:data-style-name="N39">
      <style:table-cell-properties style:vertical-align="middle" fo:background-color="#E0D8D8" style:repeat-content="false"/>
      <style:paragraph-properties fo:text-align="start" fo:margin-left="0cm"/>
      <style:text-properties fo:font-size="8pt" style:font-size-asian="8pt" style:font-size-complex="8pt" fo:font-weight="bold" style:font-weight-asian="bold" style:font-weight-complex="bold" style:text-position="33%"/>
    </style:style>
    <style:style style:name="ce201" style:family="table-cell" style:parent-style-name="Default" style:data-style-name="N39">
      <style:table-cell-properties fo:border-top="thin solid #000000" fo:border-bottom="none" fo:border-left="none" fo:border-right="none" style:vertical-align="middle"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202" style:family="table-cell" style:parent-style-name="Default" style:data-style-name="N39">
      <style:table-cell-properties fo:border-top="thin solid #000000" fo:border-bottom="none" fo:border-left="none" fo:border-right="none" style:vertical-align="middle" fo:background-color="#E0D8D8" style:repeat-content="false"/>
      <style:paragraph-properties fo:text-align="start" fo:margin-left="0cm"/>
      <style:text-properties fo:font-size="8pt" style:font-size-asian="8pt" style:font-size-complex="8pt" fo:font-weight="bold" style:font-weight-asian="bold" style:font-weight-complex="bold" style:text-position="33%"/>
    </style:style>
    <style:style style:name="ce203" style:family="table-cell" style:parent-style-name="Default" style:data-style-name="N39">
      <style:table-cell-properties fo:border-top="thin solid #000000" fo:border-bottom="none" fo:border-left="none" fo:border-right="thin solid #000000" style:vertical-align="middle"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204" style:family="table-cell" style:parent-style-name="Default" style:data-style-name="N39">
      <style:table-cell-properties style:vertical-align="automatic" fo:wrap-option="wrap" fo:background-color="transparent"/>
      <style:text-properties fo:color="#FF0000" fo:font-size="8pt" style:font-size-asian="8pt" style:font-size-complex="8pt" fo:font-weight="bold" style:font-weight-asian="bold" style:font-weight-complex="bold"/>
    </style:style>
    <style:style style:name="ce205" style:family="table-cell" style:parent-style-name="Default" style:data-style-name="N1">
      <style:table-cell-properties style:vertical-align="automatic" fo:wrap-option="wrap" fo:background-color="transparent" style:repeat-content="false"/>
      <style:paragraph-properties fo:text-align="start" fo:margin-left="0cm"/>
      <style:text-properties fo:color="#FF0000" fo:font-size="8pt" style:font-size-asian="8pt" style:font-size-complex="8pt" fo:font-weight="bold" style:font-weight-asian="bold" style:font-weight-complex="bold" style:text-position="33%"/>
    </style:style>
    <style:style style:name="ce206" style:family="table-cell" style:parent-style-name="Default" style:data-style-name="N1">
      <style:table-cell-properties style:vertical-align="automatic" fo:wrap-option="wrap" fo:background-color="transparent" style:repeat-content="false"/>
      <style:paragraph-properties fo:text-align="center"/>
      <style:text-properties fo:color="#FF0000" fo:font-size="8pt" style:font-size-asian="8pt" style:font-size-complex="8pt" fo:font-weight="bold" style:font-weight-asian="bold" style:font-weight-complex="bold" style:text-position="33%"/>
    </style:style>
    <style:style style:name="ce207" style:family="table-cell" style:parent-style-name="Default" style:data-style-name="N39">
      <style:text-properties fo:color="#FF0000" fo:font-size="8pt" style:font-size-asian="8pt" style:font-size-complex="8pt"/>
    </style:style>
    <style:style style:name="ce208" style:family="table-cell" style:parent-style-name="Default" style:data-style-name="N1">
      <style:table-cell-properties fo:border-top="none" fo:border-bottom="none" fo:border-left="none" fo:border-right="thin solid #000000"/>
      <style:text-properties fo:color="#FF0000"/>
    </style:style>
    <style:style style:name="ce209" style:family="table-cell" style:parent-style-name="Default" style:data-style-name="N39">
      <style:table-cell-properties style:vertical-align="automatic" fo:wrap-option="wrap" fo:background-color="transparent" style:repeat-content="false"/>
      <style:paragraph-properties fo:text-align="end" fo:margin-right="0cm"/>
      <style:text-properties fo:font-size="8pt" style:font-size-asian="8pt" style:font-size-complex="8pt"/>
    </style:style>
    <style:style style:name="ce210" style:family="table-cell" style:parent-style-name="Default" style:data-style-name="N1">
      <style:table-cell-properties style:vertical-align="middle" fo:background-color="transparent" style:repeat-content="false"/>
      <style:paragraph-properties fo:text-align="start" fo:margin-left="0cm"/>
      <style:text-properties fo:font-size="8pt" style:font-size-asian="8pt" style:font-size-complex="8pt" style:text-position="33%"/>
    </style:style>
    <style:style style:name="ce211" style:family="table-cell" style:parent-style-name="Default" style:data-style-name="N39">
      <style:text-properties fo:font-size="8pt" style:font-size-asian="8pt" style:font-size-complex="8pt"/>
    </style:style>
    <style:style style:name="ce212" style:family="table-cell" style:parent-style-name="Default" style:data-style-name="N39">
      <style:table-cell-properties fo:border-top="none" fo:border-bottom="none" fo:border-left="none" fo:border-right="thin solid #000000"/>
      <style:text-properties fo:font-size="8pt" style:font-size-asian="8pt" style:font-size-complex="8pt"/>
    </style:style>
    <style:style style:name="ce213" style:family="table-cell" style:parent-style-name="Default" style:data-style-name="N1">
      <style:table-cell-properties style:vertical-align="middle" fo:background-color="transparent" style:repeat-content="false"/>
      <style:paragraph-properties fo:text-align="start" fo:margin-left="0cm"/>
      <style:text-properties fo:font-size="8pt" style:font-size-asian="8pt" style:font-size-complex="8pt" fo:font-weight="bold" style:font-weight-asian="bold" style:font-weight-complex="bold" style:text-position="33%"/>
    </style:style>
    <style:style style:name="ce214" style:family="table-cell" style:parent-style-name="Default" style:data-style-name="N1">
      <style:text-properties fo:color="#0070C0"/>
    </style:style>
    <style:style style:name="ce215" style:family="table-cell" style:parent-style-name="Default" style:data-style-name="N39">
      <style:table-cell-properties style:vertical-align="middle" fo:background-color="transparent" style:repeat-content="false"/>
      <style:paragraph-properties fo:text-align="start" fo:margin-left="0cm"/>
      <style:text-properties fo:font-size="8pt" style:font-size-asian="8pt" style:font-size-complex="8pt" style:text-position="33%"/>
    </style:style>
    <style:style style:name="ce216" style:family="table-cell" style:parent-style-name="Default" style:data-style-name="N39">
      <style:table-cell-properties style:vertical-align="middle" fo:wrap-option="wrap" fo:background-color="transparent" style:repeat-content="false"/>
      <style:paragraph-properties fo:text-align="start" fo:margin-left="0cm"/>
      <style:text-properties fo:font-size="8pt" style:font-size-asian="8pt" style:font-size-complex="8pt" style:text-position="33%"/>
    </style:style>
    <style:style style:name="ce217" style:family="table-cell" style:parent-style-name="Default" style:data-style-name="N39">
      <style:table-cell-properties style:vertical-align="middle" fo:background-color="transparent" style:repeat-content="false"/>
      <style:paragraph-properties fo:text-align="start" fo:margin-left="0cm"/>
      <style:text-properties fo:font-size="8pt" style:font-size-asian="8pt" style:font-size-complex="8pt" fo:font-weight="bold" style:font-weight-asian="bold" style:font-weight-complex="bold" style:text-position="33%"/>
    </style:style>
    <style:style style:name="ce218" style:family="table-cell" style:parent-style-name="Default" style:data-style-name="N39">
      <style:table-cell-properties fo:border-top="none" fo:border-bottom="thin solid #000000" fo:border-left="none" fo:border-right="none" style:vertical-align="automatic" fo:wrap-option="wrap" fo:background-color="transparent" style:repeat-content="false"/>
      <style:paragraph-properties fo:text-align="end" fo:margin-right="0cm"/>
      <style:text-properties fo:font-size="8pt" style:font-size-asian="8pt" style:font-size-complex="8pt"/>
    </style:style>
    <style:style style:name="ce219" style:family="table-cell" style:parent-style-name="Default" style:data-style-name="N39">
      <style:table-cell-properties fo:border-top="none" fo:border-bottom="thin solid #000000" fo:border-left="none" fo:border-right="none"/>
      <style:text-properties fo:font-size="8pt" style:font-size-asian="8pt" style:font-size-complex="8pt"/>
    </style:style>
    <style:style style:name="ce220" style:family="table-cell" style:parent-style-name="Default" style:data-style-name="N1">
      <style:table-cell-properties fo:border-top="none" fo:border-bottom="thin solid #000000" fo:border-left="none" fo:border-right="none"/>
      <style:text-properties fo:color="#FF0000"/>
    </style:style>
    <style:style style:name="ce221" style:family="table-cell" style:parent-style-name="Default" style:data-style-name="N39">
      <style:table-cell-properties fo:border-top="none" fo:border-bottom="thin solid #000000" fo:border-left="none" fo:border-right="thin solid #000000"/>
      <style:text-properties fo:font-size="8pt" style:font-size-asian="8pt" style:font-size-complex="8pt"/>
    </style:style>
    <style:style style:name="ce222" style:family="table-cell" style:parent-style-name="Default" style:data-style-name="N1">
      <style:table-cell-properties fo:background-color="transparent"/>
      <style:text-properties fo:color="#FF0000"/>
    </style:style>
    <style:style style:name="ce223" style:family="table-cell" style:parent-style-name="Default" style:data-style-name="N1">
      <style:table-cell-properties fo:border-top="none" fo:border-bottom="thin solid #000000" fo:border-left="thin solid #000000" fo:border-right="none" style:vertical-align="automatic" fo:wrap-option="wrap" fo:background-color="transparent" style:repeat-content="false"/>
      <style:paragraph-properties fo:text-align="end" fo:margin-right="0cm"/>
      <style:text-properties fo:font-size="8pt" style:font-size-asian="8pt" style:font-size-complex="8pt"/>
    </style:style>
    <style:style style:name="ce224" style:family="table-cell" style:parent-style-name="Default" style:data-style-name="N1">
      <style:table-cell-properties style:vertical-align="automatic" style:repeat-content="false"/>
      <style:paragraph-properties fo:text-align="start" fo:margin-left="0cm"/>
      <style:text-properties fo:color="#FF0000"/>
    </style:style>
    <style:style style:name="ce225" style:family="table-cell" style:parent-style-name="Default" style:data-style-name="N39">
      <style:table-cell-properties fo:background-color="transparent"/>
      <style:text-properties fo:color="#FF0000" fo:font-size="8pt" style:font-size-asian="8pt" style:font-size-complex="8pt"/>
    </style:style>
    <style:style style:name="ce226" style:family="table-cell" style:parent-style-name="Default" style:data-style-name="N1">
      <style:table-cell-properties style:vertical-align="automatic" fo:wrap-option="wrap" fo:background-color="transparent" style:repeat-content="false"/>
      <style:paragraph-properties fo:text-align="start" fo:margin-left="0cm"/>
      <style:text-properties fo:font-size="8pt" style:font-size-asian="8pt" style:font-size-complex="8pt" style:text-position="33%"/>
    </style:style>
    <style:style style:name="ce227" style:family="table-cell" style:parent-style-name="Default" style:data-style-name="N39">
      <style:table-cell-properties fo:background-color="transparent"/>
      <style:text-properties fo:font-size="8pt" style:font-size-asian="8pt" style:font-size-complex="8pt"/>
    </style:style>
    <style:style style:name="ce228" style:family="table-cell" style:parent-style-name="Default" style:data-style-name="N1">
      <style:table-cell-properties fo:border-top="none" fo:border-bottom="thin solid #000000" fo:border-left="none" fo:border-right="none" style:vertical-align="middle" fo:background-color="transparent" style:repeat-content="false"/>
      <style:paragraph-properties fo:text-align="start" fo:margin-left="0cm"/>
      <style:text-properties fo:font-size="8pt" style:font-size-asian="8pt" style:font-size-complex="8pt" style:text-position="33%"/>
    </style:style>
    <style:style style:name="ce229" style:family="table-cell" style:parent-style-name="Default" style:data-style-name="N1">
      <style:table-cell-properties style:vertical-align="automatic" fo:background-color="transparent"/>
      <style:text-properties fo:color="#FF0000" fo:font-size="8pt" style:font-size-asian="8pt" style:font-size-complex="8pt"/>
    </style:style>
    <style:style style:name="ce230" style:family="table-cell" style:parent-style-name="Default" style:data-style-name="N1">
      <style:table-cell-properties style:vertical-align="automatic" fo:background-color="transparent" style:repeat-content="false"/>
      <style:paragraph-properties fo:text-align="start" fo:margin-left="0cm"/>
      <style:text-properties fo:color="#FF0000" fo:font-size="8pt" style:font-size-asian="8pt" style:font-size-complex="8pt"/>
    </style:style>
    <style:style style:name="ce231" style:family="table-cell" style:parent-style-name="Default" style:data-style-name="N41">
      <style:table-cell-properties fo:border-top="thin solid #000000" fo:border-bottom="thin solid #000000" fo:border-left="none" fo:border-right="none" style:vertical-align="middle"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232" style:family="table-cell" style:parent-style-name="Default" style:data-style-name="N39">
      <style:table-cell-properties fo:border-top="thin solid #000000" fo:border-bottom="thin solid #000000" fo:border-left="none" fo:border-right="none" style:vertical-align="middle" fo:background-color="#E0D8D8" style:repeat-content="false"/>
      <style:paragraph-properties fo:text-align="start" fo:margin-left="0cm"/>
      <style:text-properties fo:font-size="8pt" style:font-size-asian="8pt" style:font-size-complex="8pt" fo:font-weight="bold" style:font-weight-asian="bold" style:font-weight-complex="bold" style:text-position="33%"/>
    </style:style>
    <style:style style:name="ce233" style:family="table-cell" style:parent-style-name="Default" style:data-style-name="N41">
      <style:table-cell-properties fo:border-top="thin solid #000000" fo:border-bottom="thin solid #000000" fo:border-left="none" fo:border-right="none" style:vertical-align="middle" fo:background-color="#E0D8D8" style:repeat-content="false"/>
      <style:paragraph-properties fo:text-align="start" fo:margin-left="0cm"/>
      <style:text-properties fo:font-size="8pt" style:font-size-asian="8pt" style:font-size-complex="8pt" fo:font-weight="bold" style:font-weight-asian="bold" style:font-weight-complex="bold" style:text-position="33%"/>
    </style:style>
    <style:style style:name="ce234" style:family="table-cell" style:parent-style-name="Default" style:data-style-name="N39">
      <style:table-cell-properties fo:border-top="thin solid #000000" fo:border-bottom="thin solid #000000" fo:border-left="none" fo:border-right="none" style:vertical-align="middle"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235" style:family="table-cell" style:parent-style-name="Default" style:data-style-name="N39">
      <style:table-cell-properties fo:border-top="thin solid #000000" fo:border-bottom="thin solid #000000" fo:border-left="none" fo:border-right="thin solid #000000" style:vertical-align="middle"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236" style:family="table-cell" style:parent-style-name="Default" style:data-style-name="N1">
      <style:table-cell-properties fo:border-top="thin solid #000000" fo:border-bottom="none" fo:border-left="thin solid #000000" fo:border-right="thin solid #000000" style:vertical-align="middle" fo:background-color="#E0D8D8"/>
      <style:text-properties fo:font-size="8pt" style:font-size-asian="8pt" style:font-size-complex="8pt" fo:font-weight="bold" style:font-weight-asian="bold" style:font-weight-complex="bold"/>
    </style:style>
    <style:style style:name="ce237" style:family="table-cell" style:parent-style-name="Default" style:data-style-name="N1">
      <style:table-cell-properties fo:border-top="thin solid #000000" fo:border-bottom="none" fo:border-left="none" fo:border-right="thin solid #000000" style:vertical-align="middle" fo:background-color="#E0D8D8"/>
      <style:text-properties fo:font-size="8pt" style:font-size-asian="8pt" style:font-size-complex="8pt" fo:font-weight="bold" style:font-weight-asian="bold" style:font-weight-complex="bold"/>
    </style:style>
    <style:style style:name="ce238" style:family="table-cell" style:parent-style-name="Default" style:data-style-name="N1">
      <style:table-cell-properties style:vertical-align="middle" fo:background-color="#E0D8D8" style:repeat-content="false"/>
      <style:paragraph-properties fo:text-align="start" fo:margin-left="0cm"/>
      <style:text-properties fo:font-size="8pt" style:font-size-asian="8pt" style:font-size-complex="8pt" fo:font-weight="bold" style:font-weight-asian="bold" style:font-weight-complex="bold" style:text-position="33%"/>
    </style:style>
    <style:style style:name="ce239" style:family="table-cell" style:parent-style-name="Default" style:data-style-name="N1">
      <style:table-cell-properties fo:border-top="thin solid #000000" fo:border-bottom="none" fo:border-left="none" fo:border-right="none" style:vertical-align="middle" fo:background-color="#E0D8D8" style:repeat-content="false"/>
      <style:paragraph-properties fo:text-align="start" fo:margin-left="0cm"/>
      <style:text-properties fo:font-size="8pt" style:font-size-asian="8pt" style:font-size-complex="8pt" fo:font-weight="bold" style:font-weight-asian="bold" style:font-weight-complex="bold" style:text-position="33%"/>
    </style:style>
    <style:style style:name="ce240" style:family="table-cell" style:parent-style-name="Default" style:data-style-name="N39">
      <style:table-cell-properties fo:background-color="transparent"/>
      <style:text-properties fo:color="#FF0000" fo:font-size="8pt" style:font-size-asian="8pt" style:font-size-complex="8pt" fo:font-weight="bold" style:font-weight-asian="bold" style:font-weight-complex="bold"/>
    </style:style>
    <style:style style:name="ce241" style:family="table-cell" style:parent-style-name="Default" style:data-style-name="N1">
      <style:table-cell-properties style:vertical-align="automatic" fo:background-color="transparent" style:repeat-content="false"/>
      <style:paragraph-properties fo:text-align="start" fo:margin-left="0cm"/>
      <style:text-properties fo:color="#FF0000" fo:font-size="8pt" style:font-size-asian="8pt" style:font-size-complex="8pt" fo:font-weight="bold" style:font-weight-asian="bold" style:font-weight-complex="bold" style:text-position="33%"/>
    </style:style>
    <style:style style:name="ce242" style:family="table-cell" style:parent-style-name="Default" style:data-style-name="N1">
      <style:table-cell-properties style:vertical-align="automatic" fo:background-color="transparent" style:repeat-content="false"/>
      <style:paragraph-properties fo:text-align="center"/>
      <style:text-properties fo:color="#FF0000" fo:font-size="8pt" style:font-size-asian="8pt" style:font-size-complex="8pt" fo:font-weight="bold" style:font-weight-asian="bold" style:font-weight-complex="bold" style:text-position="33%"/>
    </style:style>
    <style:style style:name="ce243" style:family="table-cell" style:parent-style-name="Default" style:data-style-name="N1">
      <style:table-cell-properties fo:background-color="transparent"/>
    </style:style>
    <style:style style:name="ce244" style:family="table-cell" style:parent-style-name="Default" style:data-style-name="N39">
      <style:table-cell-properties style:vertical-align="automatic" fo:wrap-option="wrap" fo:background-color="transparent" style:repeat-content="false"/>
      <style:paragraph-properties fo:text-align="end" fo:margin-right="0cm"/>
      <style:text-properties fo:font-size="8pt" style:font-size-asian="8pt" style:font-size-complex="8pt" fo:font-style="italic" style:font-style-asian="italic" style:font-style-complex="italic"/>
    </style:style>
    <style:style style:name="ce245" style:family="table-cell" style:parent-style-name="Default" style:data-style-name="N39">
      <style:table-cell-properties fo:background-color="transparent"/>
      <style:text-properties fo:font-size="8pt" style:font-size-asian="8pt" style:font-size-complex="8pt" fo:font-style="italic" style:font-style-asian="italic" style:font-style-complex="italic"/>
    </style:style>
    <style:style style:name="ce246" style:family="table-cell" style:parent-style-name="Default" style:data-style-name="N1">
      <style:table-cell-properties fo:border-top="none" fo:border-bottom="thin solid #000000" fo:border-left="none" fo:border-right="none" fo:background-color="transparent"/>
    </style:style>
    <style:style style:name="ce247" style:family="table-cell" style:parent-style-name="Default" style:data-style-name="N39">
      <style:table-cell-properties fo:border-top="none" fo:border-bottom="thin solid #000000" fo:border-left="none" fo:border-right="thin solid #000000" style:vertical-align="automatic" fo:wrap-option="wrap" fo:background-color="transparent" style:repeat-content="false"/>
      <style:paragraph-properties fo:text-align="end" fo:margin-right="0cm"/>
      <style:text-properties fo:font-size="8pt" style:font-size-asian="8pt" style:font-size-complex="8pt"/>
    </style:style>
    <style:style style:name="ce248" style:family="table-cell" style:parent-style-name="Default" style:data-style-name="N42">
      <style:text-properties fo:color="#FF0000"/>
    </style:style>
    <style:style style:name="ce249" style:family="table-cell" style:parent-style-name="Default" style:data-style-name="N43">
      <style:text-properties fo:color="#FF0000"/>
    </style:style>
    <style:style style:name="ce250" style:family="table-cell" style:parent-style-name="Default" style:data-style-name="N1">
      <style:table-cell-properties style:vertical-align="top"/>
      <style:text-properties fo:font-size="8pt" style:font-size-asian="8pt" style:font-size-complex="8pt"/>
    </style:style>
    <style:style style:name="ce251" style:family="table-cell" style:parent-style-name="Default" style:data-style-name="N1">
      <style:table-cell-properties style:vertical-align="top" fo:wrap-option="wrap" fo:background-color="transparent" style:repeat-content="false"/>
      <style:paragraph-properties fo:text-align="start" fo:margin-left="0cm"/>
      <style:text-properties fo:font-size="8pt" style:font-size-asian="8pt" style:font-size-complex="8pt"/>
    </style:style>
    <style:style style:name="ce252" style:family="table-cell" style:parent-style-name="Hyperlink" style:data-style-name="N1">
      <style:table-cell-properties style:vertical-align="middle" fo:wrap-option="wrap" fo:background-color="transparent" style:repeat-content="false"/>
      <style:paragraph-properties fo:text-align="start" fo:margin-left="0cm"/>
      <style:text-properties fo:color="#0000FF" style:text-underline-style="solid" style:text-underline-type="single"/>
    </style:style>
    <style:style style:name="ce253" style:family="table-cell" style:parent-style-name="Default" style:data-style-name="N1">
      <style:table-cell-properties style:vertical-align="top" fo:wrap-option="wrap" fo:background-color="#FFFFFF" style:repeat-content="false"/>
      <style:paragraph-properties fo:text-align="start" fo:margin-left="0cm"/>
      <style:text-properties fo:font-size="8pt" style:font-size-asian="8pt" style:font-size-complex="8pt"/>
    </style:style>
    <style:style style:name="ce254" style:family="table-cell" style:parent-style-name="Hyperlink" style:data-style-name="N1">
      <style:table-cell-properties style:vertical-align="middle" fo:wrap-option="wrap" fo:background-color="#FFFFFF" style:repeat-content="false"/>
      <style:paragraph-properties fo:text-align="start" fo:margin-left="0cm"/>
      <style:text-properties fo:color="#0000FF" style:text-underline-style="solid" style:text-underline-type="single"/>
    </style:style>
    <style:style style:name="ce255" style:family="table-cell" style:parent-style-name="Default" style:data-style-name="N0">
      <style:table-cell-properties style:vertical-align="automatic" style:cell-protect="protected" style:repeat-content="false"/>
      <style:paragraph-properties fo:text-align="end" fo:margin-right="0cm"/>
      <style:text-properties fo:font-size="8pt" style:font-size-asian="8pt" style:font-size-complex="8pt"/>
    </style:style>
    <style:style style:name="ce256" style:family="table-cell" style:parent-style-name="Default" style:data-style-name="N0">
      <style:table-cell-properties fo:border-top="none" fo:border-bottom="thin solid #000000" fo:border-left="none" fo:border-right="thin solid #000000" fo:background-color="transparent"/>
    </style:style>
    <style:style style:name="ce257" style:family="table-cell" style:parent-style-name="Default" style:data-style-name="N1">
      <style:table-cell-properties fo:border-top="thin solid #000000" fo:border-bottom="none" fo:border-left="thin solid #000000" fo:border-right="thin solid #000000" style:vertical-align="middle" fo:background-color="#E0D8D8" style:repeat-content="false"/>
      <style:paragraph-properties fo:text-align="start" fo:margin-left="0cm"/>
      <style:text-properties fo:font-size="8pt" style:font-size-asian="8pt" style:font-size-complex="8pt" fo:font-weight="bold" style:font-weight-asian="bold" style:font-weight-complex="bold"/>
    </style:style>
    <style:style style:name="ce258" style:family="table-cell" style:parent-style-name="Default" style:data-style-name="N1">
      <style:table-cell-properties fo:border-top="none" fo:border-bottom="none" fo:border-left="thin solid #000000" fo:border-right="thin solid #000000" style:vertical-align="automatic" fo:background-color="transparent" style:repeat-content="false"/>
      <style:paragraph-properties fo:text-align="start" fo:margin-left="0cm"/>
      <style:text-properties fo:font-size="8pt" style:font-size-asian="8pt" style:font-size-complex="8pt" fo:font-style="italic" style:font-style-asian="italic" style:font-style-complex="italic"/>
    </style:style>
    <style:style style:name="ce259" style:family="table-cell" style:parent-style-name="Default" style:data-style-name="N1">
      <style:table-cell-properties fo:border-top="none" fo:border-bottom="none" fo:border-left="thin solid #000000" fo:border-right="thin solid #000000" style:vertical-align="automatic" fo:background-color="transparent" style:repeat-content="false"/>
      <style:paragraph-properties fo:text-align="start" fo:margin-left="0cm"/>
      <style:text-properties fo:font-size="8pt" style:font-size-asian="8pt" style:font-size-complex="8pt"/>
    </style:style>
    <style:style style:name="ce260" style:family="table-cell" style:parent-style-name="Default" style:data-style-name="N1">
      <style:table-cell-properties fo:border-top="none" fo:border-bottom="thin solid #000000" fo:border-left="thin solid #000000" fo:border-right="thin solid #000000" style:vertical-align="automatic" fo:background-color="transparent" style:repeat-content="false"/>
      <style:paragraph-properties fo:text-align="start" fo:margin-left="0cm"/>
      <style:text-properties fo:font-size="8pt" style:font-size-asian="8pt" style:font-size-complex="8pt"/>
    </style:style>
    <style:style style:name="ce261" style:family="table-cell" style:parent-style-name="Default" style:data-style-name="N0">
      <style:table-cell-properties fo:border-top="thin solid #000000" fo:border-bottom="none" fo:border-left="none" fo:border-right="none" style:vertical-align="automatic" fo:background-color="transparent" style:cell-protect="protected" style:repeat-content="false"/>
      <style:paragraph-properties fo:text-align="end" fo:margin-right="0cm"/>
      <style:text-properties fo:font-size="8pt" style:font-size-asian="8pt" style:font-size-complex="8pt"/>
    </style:style>
    <style:style style:name="ce262" style:family="table-cell" style:parent-style-name="Default" style:data-style-name="N1">
      <style:table-cell-properties fo:border="thin solid #000000" style:vertical-align="middle" fo:background-color="#E0D8D8" style:repeat-content="false"/>
      <style:paragraph-properties fo:text-align="start" fo:margin-left="0cm"/>
      <style:text-properties fo:font-size="8pt" style:font-size-asian="8pt" style:font-size-complex="8pt" fo:font-weight="bold" style:font-weight-asian="bold" style:font-weight-complex="bold"/>
    </style:style>
    <style:style style:name="ce263" style:family="table-cell" style:parent-style-name="Default" style:data-style-name="N1">
      <style:table-cell-properties fo:border-top="none" fo:border-bottom="thin solid #000000" fo:border-left="thin solid #000000" fo:border-right="thin solid #000000" style:vertical-align="automatic" fo:background-color="transparent" style:repeat-content="false"/>
      <style:paragraph-properties fo:text-align="start" fo:margin-left="0cm"/>
      <style:text-properties fo:font-size="8pt" style:font-size-asian="8pt" style:font-size-complex="8pt" fo:font-style="italic" style:font-style-asian="italic" style:font-style-complex="italic"/>
    </style:style>
    <style:style style:name="ce264" style:family="table-cell" style:parent-style-name="Default" style:data-style-name="N1">
      <style:table-cell-properties fo:border-top="thin solid #000000" fo:border-bottom="none" fo:border-left="none" fo:border-right="none" style:vertical-align="automatic" fo:wrap-option="wrap" fo:background-color="transparent" style:repeat-content="false"/>
      <style:paragraph-properties fo:text-align="end" fo:margin-right="0cm"/>
      <style:text-properties fo:font-size="8pt" style:font-size-asian="8pt" style:font-size-complex="8pt"/>
    </style:style>
    <style:style style:name="ce265" style:family="table-cell" style:parent-style-name="Default" style:data-style-name="N0">
      <style:table-cell-properties style:vertical-align="top" fo:wrap-option="wrap" fo:background-color="transparent" style:repeat-content="false"/>
      <style:paragraph-properties fo:text-align="start" fo:margin-left="0cm"/>
      <style:text-properties fo:font-size="8pt" style:font-size-asian="8pt" style:font-size-complex="8pt"/>
    </style:style>
    <style:style style:name="ce266" style:family="table-cell" style:parent-style-name="Default" style:data-style-name="N0">
      <style:table-cell-properties fo:background-color="transparent"/>
      <style:text-properties fo:color="#FF0000"/>
    </style:style>
    <style:style style:name="ce267" style:family="table-cell" style:parent-style-name="Default" style:data-style-name="N0">
      <style:table-cell-properties style:vertical-align="automatic" style:repeat-content="false"/>
      <style:paragraph-properties fo:text-align="center"/>
      <style:text-properties fo:color="#FF0000" fo:font-size="8pt" style:font-size-asian="8pt" style:font-size-complex="8pt"/>
    </style:style>
    <style:style style:name="ce268" style:family="table-cell" style:parent-style-name="Default" style:data-style-name="N0">
      <style:table-cell-properties fo:border-top="thin solid #000000" fo:border-bottom="none" fo:border-left="thin solid #000000" fo:border-right="none" style:vertical-align="automatic" style:repeat-content="false"/>
      <style:paragraph-properties fo:text-align="end" fo:margin-right="0cm"/>
      <style:text-properties fo:font-size="8pt" style:font-size-asian="8pt" style:font-size-complex="8pt"/>
    </style:style>
    <style:style style:name="ce269" style:family="table-cell" style:parent-style-name="Default" style:data-style-name="N0">
      <style:table-cell-properties fo:border-top="none" fo:border-bottom="thin solid #000000" fo:border-left="none" fo:border-right="none" style:vertical-align="automatic" style:repeat-content="false"/>
      <style:paragraph-properties fo:text-align="center"/>
      <style:text-properties fo:color="#FF0000" fo:font-size="8pt" style:font-size-asian="8pt" style:font-size-complex="8pt"/>
    </style:style>
    <style:style style:name="ce270" style:family="table-cell" style:parent-style-name="Default" style:data-style-name="N37">
      <style:table-cell-properties fo:border-top="none" fo:border-bottom="thin solid #000000" fo:border-left="thin solid #000000" fo:border-right="none" style:vertical-align="automatic" fo:wrap-option="wrap" style:repeat-content="false"/>
      <style:paragraph-properties fo:text-align="end" fo:margin-right="0cm"/>
      <style:text-properties fo:font-size="8pt" style:font-size-asian="8pt" style:font-size-complex="8pt"/>
    </style:style>
    <style:style style:name="ce271" style:family="table-cell" style:parent-style-name="Default" style:data-style-name="N37">
      <style:table-cell-properties fo:border-top="none" fo:border-bottom="thin solid #000000" fo:border-left="none" fo:border-right="none" style:vertical-align="automatic" fo:wrap-option="wrap" style:repeat-content="false"/>
      <style:paragraph-properties fo:text-align="end" fo:margin-right="0cm"/>
      <style:text-properties fo:font-size="8pt" style:font-size-asian="8pt" style:font-size-complex="8pt"/>
    </style:style>
    <style:style style:name="ce272" style:family="table-cell" style:parent-style-name="Default" style:data-style-name="N37">
      <style:table-cell-properties fo:border-top="none" fo:border-bottom="thin solid #000000" fo:border-left="none" fo:border-right="thin solid #000000" style:vertical-align="automatic" fo:wrap-option="wrap" style:repeat-content="false"/>
      <style:paragraph-properties fo:text-align="end" fo:margin-right="0cm"/>
      <style:text-properties fo:font-size="8pt" style:font-size-asian="8pt" style:font-size-complex="8pt"/>
    </style:style>
    <style:style style:name="ce273" style:family="table-cell" style:parent-style-name="Default" style:data-style-name="N0">
      <style:table-cell-properties fo:border-top="thin solid #000000" fo:border-bottom="none" fo:border-left="none" fo:border-right="none" style:vertical-align="automatic" fo:background-color="#E0D8D8" style:repeat-content="false"/>
      <style:paragraph-properties fo:text-align="start" fo:margin-left="0cm"/>
      <style:text-properties fo:font-size="8pt" style:font-size-asian="8pt" style:font-size-complex="8pt" fo:font-weight="bold" style:font-weight-asian="bold" style:font-weight-complex="bold"/>
    </style:style>
    <style:style style:name="ce274" style:family="table-cell" style:parent-style-name="Default" style:data-style-name="N37">
      <style:table-cell-properties fo:border-top="thin solid #000000" fo:border-bottom="none" fo:border-left="thin solid #000000" fo:border-right="none" style:vertical-align="automatic" fo:wrap-option="wrap"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275" style:family="table-cell" style:parent-style-name="Default" style:data-style-name="N37">
      <style:table-cell-properties fo:border-top="thin solid #000000" fo:border-bottom="none" fo:border-left="none" fo:border-right="none" style:vertical-align="automatic" fo:wrap-option="wrap" fo:background-color="#E0D8D8" style:repeat-content="false"/>
      <style:paragraph-properties fo:text-align="end" fo:margin-right="0cm"/>
      <style:text-properties fo:font-size="8pt" style:font-size-asian="8pt" style:font-size-complex="8pt" fo:font-weight="bold" style:font-weight-asian="bold" style:font-weight-complex="bold" style:text-position="33%"/>
    </style:style>
    <style:style style:name="ce276" style:family="table-cell" style:parent-style-name="Default" style:data-style-name="N37">
      <style:table-cell-properties fo:border-top="thin solid #000000" fo:border-bottom="none" fo:border-left="none" fo:border-right="none" style:vertical-align="automatic" fo:wrap-option="wrap"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277" style:family="table-cell" style:parent-style-name="Default" style:data-style-name="N37">
      <style:table-cell-properties style:vertical-align="middle" fo:background-color="#E0D8D8"/>
      <style:text-properties fo:font-size="8pt" style:font-size-asian="8pt" style:font-size-complex="8pt" fo:font-weight="bold" style:font-weight-asian="bold" style:font-weight-complex="bold" style:text-position="33%"/>
    </style:style>
    <style:style style:name="ce278" style:family="table-cell" style:parent-style-name="Default" style:data-style-name="N37">
      <style:table-cell-properties fo:border-top="thin solid #000000" fo:border-bottom="none" fo:border-left="none" fo:border-right="none" style:vertical-align="automatic" fo:wrap-option="wrap" fo:background-color="#E0D8D8" style:repeat-content="false"/>
      <style:paragraph-properties fo:text-align="start" fo:margin-left="0cm"/>
      <style:text-properties fo:font-size="8pt" style:font-size-asian="8pt" style:font-size-complex="8pt" fo:font-weight="bold" style:font-weight-asian="bold" style:font-weight-complex="bold" style:text-position="33%"/>
    </style:style>
    <style:style style:name="ce279" style:family="table-cell" style:parent-style-name="Default" style:data-style-name="N37">
      <style:table-cell-properties style:vertical-align="automatic" fo:wrap-option="wrap" fo:background-color="#E0D8D8" style:repeat-content="false"/>
      <style:paragraph-properties fo:text-align="start" fo:margin-left="0cm"/>
      <style:text-properties fo:font-size="8pt" style:font-size-asian="8pt" style:font-size-complex="8pt" fo:font-weight="bold" style:font-weight-asian="bold" style:font-weight-complex="bold" style:text-position="33%"/>
    </style:style>
    <style:style style:name="ce280" style:family="table-cell" style:parent-style-name="Default" style:data-style-name="N36">
      <style:table-cell-properties fo:border-top="thin solid #000000" fo:border-bottom="none" fo:border-left="none" fo:border-right="none" style:vertical-align="automatic" fo:wrap-option="wrap"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281" style:family="table-cell" style:parent-style-name="Default" style:data-style-name="N36">
      <style:table-cell-properties fo:border-top="thin solid #000000" fo:border-bottom="none" fo:border-left="none" fo:border-right="thin solid #000000" style:vertical-align="automatic" fo:wrap-option="wrap"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282" style:family="table-cell" style:parent-style-name="Default" style:data-style-name="N0">
      <style:table-cell-properties style:vertical-align="automatic" style:repeat-content="false"/>
      <style:paragraph-properties fo:text-align="center"/>
      <style:text-properties fo:font-size="8pt" style:font-size-asian="8pt" style:font-size-complex="8pt"/>
    </style:style>
    <style:style style:name="ce283" style:family="table-cell" style:parent-style-name="Default" style:data-style-name="N0">
      <style:table-cell-properties fo:border-top="none" fo:border-bottom="none" fo:border-left="thin solid #000000" fo:border-right="none" fo:background-color="transparent"/>
      <style:text-properties fo:color="#FF0000" fo:font-size="8pt" style:font-size-asian="8pt" style:font-size-complex="8pt"/>
    </style:style>
    <style:style style:name="ce284" style:family="table-cell" style:parent-style-name="Default" style:data-style-name="N0">
      <style:table-cell-properties fo:background-color="transparent"/>
      <style:text-properties fo:color="#FF0000" fo:font-size="8pt" style:font-size-asian="8pt" style:font-size-complex="8pt" style:text-position="33%"/>
    </style:style>
    <style:style style:name="ce285" style:family="table-cell" style:parent-style-name="Default" style:data-style-name="N0">
      <style:table-cell-properties fo:background-color="transparent"/>
      <style:text-properties fo:color="#FF0000" fo:font-size="8pt" style:font-size-asian="8pt" style:font-size-complex="8pt"/>
    </style:style>
    <style:style style:name="ce286" style:family="table-cell" style:parent-style-name="Default" style:data-style-name="N36">
      <style:text-properties fo:color="#FF0000"/>
    </style:style>
    <style:style style:name="ce287" style:family="table-cell" style:parent-style-name="Default" style:data-style-name="N0">
      <style:table-cell-properties fo:border-top="none" fo:border-bottom="none" fo:border-left="none" fo:border-right="thin solid #000000"/>
      <style:text-properties fo:color="#FF0000"/>
    </style:style>
    <style:style style:name="ce288" style:family="table-cell" style:parent-style-name="Default" style:data-style-name="N0">
      <style:table-cell-properties fo:border-top="none" fo:border-bottom="none" fo:border-left="thin solid #000000" fo:border-right="none" style:vertical-align="automatic" fo:background-color="#E0D8D8"/>
      <style:text-properties fo:font-size="8pt" style:font-size-asian="8pt" style:font-size-complex="8pt" fo:font-weight="bold" style:font-weight-asian="bold" style:font-weight-complex="bold"/>
    </style:style>
    <style:style style:name="ce289" style:family="table-cell" style:parent-style-name="Default" style:data-style-name="N0">
      <style:table-cell-properties style:vertical-align="automatic" fo:background-color="#E0D8D8"/>
      <style:text-properties fo:font-size="8pt" style:font-size-asian="8pt" style:font-size-complex="8pt" fo:font-weight="bold" style:font-weight-asian="bold" style:font-weight-complex="bold"/>
    </style:style>
    <style:style style:name="ce290" style:family="table-cell" style:parent-style-name="Default" style:data-style-name="N0">
      <style:table-cell-properties style:vertical-align="automatic" fo:background-color="#E0D8D8" style:repeat-content="false"/>
      <style:paragraph-properties fo:text-align="start" fo:margin-left="0cm"/>
      <style:text-properties fo:font-size="8pt" style:font-size-asian="8pt" style:font-size-complex="8pt" fo:font-weight="bold" style:font-weight-asian="bold" style:font-weight-complex="bold"/>
    </style:style>
    <style:style style:name="ce291" style:family="table-cell" style:parent-style-name="Default" style:data-style-name="N36">
      <style:table-cell-properties fo:border-top="none" fo:border-bottom="none" fo:border-left="thin solid #000000" fo:border-right="none" style:vertical-align="automatic"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292" style:family="table-cell" style:parent-style-name="Default" style:data-style-name="N36">
      <style:table-cell-properties style:vertical-align="automatic" fo:background-color="#E0D8D8" style:repeat-content="false"/>
      <style:paragraph-properties fo:text-align="end" fo:margin-right="0cm"/>
      <style:text-properties fo:font-size="8pt" style:font-size-asian="8pt" style:font-size-complex="8pt" fo:font-weight="bold" style:font-weight-asian="bold" style:font-weight-complex="bold" style:text-position="33%"/>
    </style:style>
    <style:style style:name="ce293" style:family="table-cell" style:parent-style-name="Default" style:data-style-name="N36">
      <style:table-cell-properties style:vertical-align="automatic"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294" style:family="table-cell" style:parent-style-name="Default" style:data-style-name="N37">
      <style:table-cell-properties fo:background-color="#E0D8D8"/>
      <style:text-properties fo:font-size="8pt" style:font-size-asian="8pt" style:font-size-complex="8pt" fo:font-weight="bold" style:font-weight-asian="bold" style:font-weight-complex="bold"/>
    </style:style>
    <style:style style:name="ce295" style:family="table-cell" style:parent-style-name="Default" style:data-style-name="N37">
      <style:table-cell-properties fo:background-color="#E0D8D8"/>
      <style:text-properties fo:color="#FF0000" fo:font-size="8pt" style:font-size-asian="8pt" style:font-size-complex="8pt" fo:font-weight="bold" style:font-weight-asian="bold" style:font-weight-complex="bold"/>
    </style:style>
    <style:style style:name="ce296" style:family="table-cell" style:parent-style-name="Default" style:data-style-name="N36">
      <style:table-cell-properties style:vertical-align="automatic" fo:wrap-option="wrap"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297" style:family="table-cell" style:parent-style-name="Default" style:data-style-name="N37">
      <style:table-cell-properties fo:border-top="none" fo:border-bottom="none" fo:border-left="none" fo:border-right="thin solid #000000" fo:background-color="#E0D8D8"/>
      <style:text-properties fo:font-size="8pt" style:font-size-asian="8pt" style:font-size-complex="8pt" fo:font-weight="bold" style:font-weight-asian="bold" style:font-weight-complex="bold"/>
    </style:style>
    <style:style style:name="ce298"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style:style>
    <style:style style:name="ce299" style:family="table-cell" style:parent-style-name="Default" style:data-style-name="N0">
      <style:table-cell-properties fo:border-top="none" fo:border-bottom="none" fo:border-left="thin solid #000000" fo:border-right="none" style:vertical-align="automatic" fo:background-color="transparent" style:repeat-content="false"/>
      <style:paragraph-properties fo:text-align="end" fo:margin-right="0cm"/>
      <style:text-properties fo:color="#FF0000" fo:font-size="8pt" style:font-size-asian="8pt" style:font-size-complex="8pt"/>
    </style:style>
    <style:style style:name="ce300" style:family="table-cell" style:parent-style-name="Default" style:data-style-name="N0">
      <style:table-cell-properties style:vertical-align="automatic" fo:background-color="transparent" style:repeat-content="false"/>
      <style:paragraph-properties fo:text-align="end" fo:margin-right="0cm"/>
      <style:text-properties fo:color="#FF0000" fo:font-size="8pt" style:font-size-asian="8pt" style:font-size-complex="8pt" style:text-position="33%"/>
    </style:style>
    <style:style style:name="ce301" style:family="table-cell" style:parent-style-name="Default" style:data-style-name="N0">
      <style:table-cell-properties style:vertical-align="automatic" fo:background-color="transparent" style:repeat-content="false"/>
      <style:paragraph-properties fo:text-align="end" fo:margin-right="0cm"/>
      <style:text-properties fo:color="#FF0000" fo:font-size="8pt" style:font-size-asian="8pt" style:font-size-complex="8pt"/>
    </style:style>
    <style:style style:name="ce302" style:family="table-cell" style:parent-style-name="Default" style:data-style-name="N37"/>
    <style:style style:name="ce303" style:family="table-cell" style:parent-style-name="Default" style:data-style-name="N36">
      <style:table-cell-properties fo:border-top="none" fo:border-bottom="none" fo:border-left="thin solid #000000" fo:border-right="none"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304" style:family="table-cell" style:parent-style-name="Default" style:data-style-name="N36">
      <style:table-cell-properties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text-position="33%"/>
    </style:style>
    <style:style style:name="ce305" style:family="table-cell" style:parent-style-name="Default" style:data-style-name="N36">
      <style:table-cell-properties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306" style:family="table-cell" style:parent-style-name="Default" style:data-style-name="N36">
      <style:table-cell-properties style:vertical-align="automatic" fo:background-color="transparent" style:repeat-content="false"/>
      <style:paragraph-properties fo:text-align="end" fo:margin-right="0cm"/>
      <style:text-properties fo:color="#FF0000" fo:font-size="8pt" style:font-size-asian="8pt" style:font-size-complex="8pt" fo:font-weight="bold" style:font-weight-asian="bold" style:font-weight-complex="bold"/>
    </style:style>
    <style:style style:name="ce307" style:family="table-cell" style:parent-style-name="Default" style:data-style-name="N36">
      <style:text-properties fo:font-size="8pt" style:font-size-asian="8pt" style:font-size-complex="8pt" fo:font-weight="bold" style:font-weight-asian="bold" style:font-weight-complex="bold"/>
    </style:style>
    <style:style style:name="ce308" style:family="table-cell" style:parent-style-name="Default" style:data-style-name="N36">
      <style:table-cell-properties fo:border-top="none" fo:border-bottom="none" fo:border-left="none" fo:border-right="thin solid #000000"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309"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310" style:family="table-cell" style:parent-style-name="Default" style:data-style-name="N36">
      <style:table-cell-properties fo:border-top="none" fo:border-bottom="none" fo:border-left="thin solid #000000" fo:border-right="none" style:vertical-align="automatic" fo:background-color="transparent" style:repeat-content="false"/>
      <style:paragraph-properties fo:text-align="end" fo:margin-right="0cm"/>
      <style:text-properties fo:color="#FF0000" fo:font-size="8pt" style:font-size-asian="8pt" style:font-size-complex="8pt"/>
    </style:style>
    <style:style style:name="ce311" style:family="table-cell" style:parent-style-name="Default" style:data-style-name="N36">
      <style:table-cell-properties style:vertical-align="automatic" fo:background-color="transparent" style:repeat-content="false"/>
      <style:paragraph-properties fo:text-align="end" fo:margin-right="0cm"/>
      <style:text-properties fo:color="#FF0000" fo:font-size="8pt" style:font-size-asian="8pt" style:font-size-complex="8pt" style:text-position="33%"/>
    </style:style>
    <style:style style:name="ce312" style:family="table-cell" style:parent-style-name="Default" style:data-style-name="N36">
      <style:table-cell-properties style:vertical-align="automatic" fo:background-color="transparent" style:repeat-content="false"/>
      <style:paragraph-properties fo:text-align="end" fo:margin-right="0cm"/>
      <style:text-properties fo:color="#FF0000" fo:font-size="8pt" style:font-size-asian="8pt" style:font-size-complex="8pt"/>
    </style:style>
    <style:style style:name="ce313" style:family="table-cell" style:parent-style-name="Default" style:data-style-name="N0">
      <style:table-cell-properties fo:border-top="none" fo:border-bottom="none" fo:border-left="thin solid #000000" fo:border-right="none" style:vertical-align="automatic"/>
      <style:text-properties fo:font-size="8pt" style:font-size-asian="8pt" style:font-size-complex="8pt"/>
    </style:style>
    <style:style style:name="ce314" style:family="table-cell" style:parent-style-name="Default" style:data-style-name="N36">
      <style:table-cell-properties fo:border-top="none" fo:border-bottom="none" fo:border-left="thin solid #000000" fo:border-right="none" style:vertical-align="automatic" fo:background-color="transparent" style:repeat-content="false"/>
      <style:paragraph-properties fo:text-align="end" fo:margin-right="0cm"/>
      <style:text-properties fo:font-size="8pt" style:font-size-asian="8pt" style:font-size-complex="8pt"/>
    </style:style>
    <style:style style:name="ce315" style:family="table-cell" style:parent-style-name="Default" style:data-style-name="N36">
      <style:table-cell-properties style:vertical-align="automatic" fo:background-color="transparent" style:repeat-content="false"/>
      <style:paragraph-properties fo:text-align="end" fo:margin-right="0cm"/>
      <style:text-properties fo:font-size="8pt" style:font-size-asian="8pt" style:font-size-complex="8pt"/>
    </style:style>
    <style:style style:name="ce316" style:family="table-cell" style:parent-style-name="Default" style:data-style-name="N37">
      <style:table-cell-properties style:vertical-align="automatic" fo:background-color="transparent" style:repeat-content="false"/>
      <style:paragraph-properties fo:text-align="end" fo:margin-right="0cm"/>
      <style:text-properties fo:color="#FF0000" fo:font-size="8pt" style:font-size-asian="8pt" style:font-size-complex="8pt"/>
    </style:style>
    <style:style style:name="ce317" style:family="table-cell" style:parent-style-name="Default" style:data-style-name="N36">
      <style:text-properties fo:font-size="8pt" style:font-size-asian="8pt" style:font-size-complex="8pt"/>
    </style:style>
    <style:style style:name="ce318" style:family="table-cell" style:parent-style-name="Default" style:data-style-name="N36">
      <style:table-cell-properties fo:border-top="none" fo:border-bottom="none" fo:border-left="none" fo:border-right="thin solid #000000" style:vertical-align="automatic" fo:background-color="transparent" style:repeat-content="false"/>
      <style:paragraph-properties fo:text-align="end" fo:margin-right="0cm"/>
      <style:text-properties fo:font-size="8pt" style:font-size-asian="8pt" style:font-size-complex="8pt"/>
    </style:style>
    <style:style style:name="ce319" style:family="table-cell" style:parent-style-name="Default" style:data-style-name="N36"/>
    <style:style style:name="ce320" style:family="table-cell" style:parent-style-name="Default" style:data-style-name="N0">
      <style:table-cell-properties style:vertical-align="automatic"/>
      <style:text-properties fo:font-size="8pt" style:font-size-asian="8pt" style:font-size-complex="8pt" fo:font-style="italic" style:font-style-asian="italic" style:font-style-complex="italic"/>
    </style:style>
    <style:style style:name="ce321" style:family="table-cell" style:parent-style-name="Default" style:data-style-name="N0">
      <style:table-cell-properties style:vertical-align="automatic" fo:background-color="transparent" style:repeat-content="false"/>
      <style:paragraph-properties fo:text-align="center"/>
      <style:text-properties fo:color="#FF0000" fo:font-size="8pt" style:font-size-asian="8pt" style:font-size-complex="8pt" fo:font-weight="bold" style:font-weight-asian="bold" style:font-weight-complex="bold"/>
    </style:style>
    <style:style style:name="ce322" style:family="table-cell" style:parent-style-name="Default" style:data-style-name="N36">
      <style:table-cell-properties fo:border-top="none" fo:border-bottom="none" fo:border-left="thin solid #000000" fo:border-right="none"/>
      <style:text-properties fo:color="#FF0000"/>
    </style:style>
    <style:style style:name="ce323" style:family="table-cell" style:parent-style-name="Default" style:data-style-name="N36">
      <style:text-properties fo:color="#FF0000" style:text-position="33%"/>
    </style:style>
    <style:style style:name="ce324" style:family="table-cell" style:parent-style-name="Default" style:data-style-name="N36">
      <style:text-properties fo:color="#FF0000" fo:font-size="8pt" style:font-size-asian="8pt" style:font-size-complex="8pt"/>
    </style:style>
    <style:style style:name="ce325" style:family="table-cell" style:parent-style-name="Default" style:data-style-name="N36">
      <style:table-cell-properties fo:border-top="none" fo:border-bottom="none" fo:border-left="none" fo:border-right="thin solid #000000" style:vertical-align="automatic" fo:background-color="transparent" style:repeat-content="false"/>
      <style:paragraph-properties fo:text-align="end" fo:margin-right="0cm"/>
      <style:text-properties fo:color="#FF0000" fo:font-size="8pt" style:font-size-asian="8pt" style:font-size-complex="8pt"/>
    </style:style>
    <style:style style:name="ce326" style:family="table-cell" style:parent-style-name="Default" style:data-style-name="N0">
      <style:table-cell-properties fo:border-top="none" fo:border-bottom="none" fo:border-left="thin solid #000000" fo:border-right="none" style:vertical-align="automatic" fo:background-color="transparent"/>
      <style:text-properties fo:color="#FF0000" fo:font-size="8pt" style:font-size-asian="8pt" style:font-size-complex="8pt" fo:font-weight="bold" style:font-weight-asian="bold" style:font-weight-complex="bold"/>
    </style:style>
    <style:style style:name="ce327" style:family="table-cell" style:parent-style-name="Default" style:data-style-name="N36">
      <style:table-cell-properties style:vertical-align="automatic" fo:background-color="transparent" style:repeat-content="false"/>
      <style:paragraph-properties fo:text-align="end" fo:margin-right="0cm"/>
      <style:text-properties fo:font-size="8pt" style:font-size-asian="8pt" style:font-size-complex="8pt" style:text-position="33%"/>
    </style:style>
    <style:style style:name="ce328" style:family="table-cell" style:parent-style-name="Default" style:data-style-name="N37">
      <style:table-cell-properties style:vertical-align="automatic" fo:background-color="transparent" style:repeat-content="false"/>
      <style:paragraph-properties fo:text-align="end" fo:margin-right="0cm"/>
      <style:text-properties fo:font-size="8pt" style:font-size-asian="8pt" style:font-size-complex="8pt"/>
    </style:style>
    <style:style style:name="ce329" style:family="table-cell" style:parent-style-name="Comma_32_2" style:data-style-name="N44">
      <style:text-properties fo:color="#FF0000"/>
    </style:style>
    <style:style style:name="ce330" style:family="table-cell" style:parent-style-name="Default" style:data-style-name="N0">
      <style:table-cell-properties fo:border-top="none" fo:border-bottom="none" fo:border-left="thin solid #000000" fo:border-right="none" style:vertical-align="automatic" fo:background-color="transparent"/>
      <style:text-properties fo:font-size="8pt" style:font-size-asian="8pt" style:font-size-complex="8pt" fo:font-weight="bold" style:font-weight-asian="bold" style:font-weight-complex="bold"/>
    </style:style>
    <style:style style:name="ce331" style:family="table-cell" style:parent-style-name="Normal_20130802-JM_Table_3.5-U_32_2"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332" style:family="table-cell" style:parent-style-name="Default" style:data-style-name="N37">
      <style:table-cell-properties fo:background-color="transparent"/>
      <style:text-properties fo:font-size="8pt" style:font-size-asian="8pt" style:font-size-complex="8pt" fo:font-weight="bold" style:font-weight-asian="bold" style:font-weight-complex="bold"/>
    </style:style>
    <style:style style:name="ce333" style:family="table-cell" style:parent-style-name="Default" style:data-style-name="N3">
      <style:table-cell-properties style:vertical-align="automatic" fo:background-color="transparent" style:repeat-content="false"/>
      <style:paragraph-properties fo:text-align="start" fo:margin-left="0cm"/>
      <style:text-properties fo:color="#FF0000" fo:font-size="8pt" style:font-size-asian="8pt" style:font-size-complex="8pt" fo:font-style="italic" style:font-style-asian="italic" style:font-style-complex="italic"/>
    </style:style>
    <style:style style:name="ce334" style:family="table-cell" style:parent-style-name="Default" style:data-style-name="N3">
      <style:table-cell-properties fo:border-top="none" fo:border-bottom="none" fo:border-left="thin solid #000000" fo:border-right="none" style:vertical-align="automatic" fo:background-color="transparent" style:repeat-content="false"/>
      <style:paragraph-properties fo:text-align="start" fo:margin-left="0cm"/>
      <style:text-properties fo:color="#FF0000" fo:font-size="8pt" style:font-size-asian="8pt" style:font-size-complex="8pt" fo:font-style="italic" style:font-style-asian="italic" style:font-style-complex="italic"/>
    </style:style>
    <style:style style:name="ce335" style:family="table-cell" style:parent-style-name="Normal_20130802-JM_Table_3.5-U_32_2" style:data-style-name="N0">
      <style:table-cell-properties style:vertical-align="automatic" fo:background-color="transparent" style:repeat-content="false"/>
      <style:paragraph-properties fo:text-align="center"/>
      <style:text-properties fo:color="#FF0000" fo:font-size="8pt" style:font-size-asian="8pt" style:font-size-complex="8pt" fo:font-weight="bold" style:font-weight-asian="bold" style:font-weight-complex="bold"/>
    </style:style>
    <style:style style:name="ce336" style:family="table-cell" style:parent-style-name="Default" style:data-style-name="N45">
      <style:text-properties fo:font-size="8pt" style:font-size-asian="8pt" style:font-size-complex="8pt"/>
    </style:style>
    <style:style style:name="ce337" style:family="table-cell" style:parent-style-name="Default" style:data-style-name="N45">
      <style:table-cell-properties fo:border-top="none" fo:border-bottom="none" fo:border-left="none" fo:border-right="thin solid #000000" style:vertical-align="automatic" style:repeat-content="false"/>
      <style:paragraph-properties fo:text-align="end" fo:margin-right="0cm"/>
      <style:text-properties fo:font-size="8pt" style:font-size-asian="8pt" style:font-size-complex="8pt"/>
    </style:style>
    <style:style style:name="ce338" style:family="table-cell" style:parent-style-name="Default" style:data-style-name="N45">
      <style:table-cell-properties fo:border-top="none" fo:border-bottom="none" fo:border-left="thin solid #000000" fo:border-right="none"/>
      <style:text-properties fo:font-size="8pt" style:font-size-asian="8pt" style:font-size-complex="8pt"/>
    </style:style>
    <style:style style:name="ce339" style:family="table-cell" style:parent-style-name="Default" style:data-style-name="N0">
      <style:table-cell-properties style:vertical-align="automatic" style:repeat-content="false"/>
      <style:paragraph-properties fo:text-align="start" fo:margin-left="0cm"/>
      <style:text-properties fo:color="#FF0000" fo:font-size="8pt" style:font-size-asian="8pt" style:font-size-complex="8pt"/>
    </style:style>
    <style:style style:name="ce340" style:family="table-cell" style:parent-style-name="Default" style:data-style-name="N36">
      <style:table-cell-properties style:vertical-align="automatic" fo:background-color="#E0D8D8" style:repeat-content="false"/>
      <style:paragraph-properties fo:text-align="start" fo:margin-left="0cm"/>
      <style:text-properties fo:font-size="8pt" style:font-size-asian="8pt" style:font-size-complex="8pt" fo:font-weight="bold" style:font-weight-asian="bold" style:font-weight-complex="bold" style:text-position="33%"/>
    </style:style>
    <style:style style:name="ce341" style:family="table-cell" style:parent-style-name="Default" style:data-style-name="N36">
      <style:table-cell-properties style:vertical-align="automatic" fo:background-color="#E0D8D8" style:repeat-content="false"/>
      <style:paragraph-properties fo:text-align="end" fo:margin-right="0cm"/>
      <style:text-properties fo:color="#FF0000" fo:font-size="8pt" style:font-size-asian="8pt" style:font-size-complex="8pt" fo:font-weight="bold" style:font-weight-asian="bold" style:font-weight-complex="bold"/>
    </style:style>
    <style:style style:name="ce342" style:family="table-cell" style:parent-style-name="Default" style:data-style-name="N36">
      <style:table-cell-properties fo:background-color="#E0D8D8"/>
      <style:text-properties fo:font-size="8pt" style:font-size-asian="8pt" style:font-size-complex="8pt" fo:font-weight="bold" style:font-weight-asian="bold" style:font-weight-complex="bold"/>
    </style:style>
    <style:style style:name="ce343" style:family="table-cell" style:parent-style-name="Default" style:data-style-name="N36">
      <style:table-cell-properties fo:border-top="none" fo:border-bottom="none" fo:border-left="none" fo:border-right="thin solid #000000" style:vertical-align="automatic"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344" style:family="table-cell" style:parent-style-name="Default" style:data-style-name="N3">
      <style:table-cell-properties fo:border-top="none" fo:border-bottom="none" fo:border-left="thin solid #000000" fo:border-right="none" style:vertical-align="automatic" fo:background-color="transparent" style:repeat-content="false"/>
      <style:paragraph-properties fo:text-align="start" fo:margin-left="0cm"/>
      <style:text-properties fo:font-size="8pt" style:font-size-asian="8pt" style:font-size-complex="8pt" fo:font-style="italic" style:font-style-asian="italic" style:font-style-complex="italic"/>
    </style:style>
    <style:style style:name="ce345" style:family="table-cell" style:parent-style-name="Default" style:data-style-name="N0">
      <style:table-cell-properties fo:background-color="transparent"/>
      <style:text-properties fo:font-weight="bold" style:font-weight-asian="bold" style:font-weight-complex="bold"/>
    </style:style>
    <style:style style:name="ce346" style:family="table-cell" style:parent-style-name="Default" style:data-style-name="N0">
      <style:table-cell-properties fo:border-top="none" fo:border-bottom="none" fo:border-left="thin solid #000000" fo:border-right="none"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347" style:family="table-cell" style:parent-style-name="Default" style:data-style-name="N36">
      <style:table-cell-properties style:vertical-align="automatic" style:repeat-content="false"/>
      <style:paragraph-properties fo:text-align="end" fo:margin-right="0cm"/>
      <style:text-properties fo:font-size="8pt" style:font-size-asian="8pt" style:font-size-complex="8pt"/>
    </style:style>
    <style:style style:name="ce348" style:family="table-cell" style:parent-style-name="Default" style:data-style-name="N36">
      <style:table-cell-properties fo:border-top="none" fo:border-bottom="none" fo:border-left="none" fo:border-right="thin solid #000000" style:vertical-align="automatic" style:repeat-content="false"/>
      <style:paragraph-properties fo:text-align="end" fo:margin-right="0cm"/>
      <style:text-properties fo:font-size="8pt" style:font-size-asian="8pt" style:font-size-complex="8pt"/>
    </style:style>
    <style:style style:name="ce349" style:family="table-cell" style:parent-style-name="Default" style:data-style-name="N0">
      <style:table-cell-properties style:vertical-align="automatic"/>
    </style:style>
    <style:style style:name="ce350" style:family="table-cell" style:parent-style-name="Default" style:data-style-name="N0">
      <style:table-cell-properties fo:border-top="none" fo:border-bottom="none" fo:border-left="none" fo:border-right="thin solid #000000" style:vertical-align="automatic"/>
    </style:style>
    <style:style style:name="ce351" style:family="table-cell" style:parent-style-name="Default" style:data-style-name="N45">
      <style:text-properties fo:font-size="8pt" style:font-size-asian="8pt" style:font-size-complex="8pt" fo:font-weight="bold" style:font-weight-asian="bold" style:font-weight-complex="bold"/>
    </style:style>
    <style:style style:name="ce352" style:family="table-cell" style:parent-style-name="Default" style:data-style-name="N0">
      <style:table-cell-properties style:vertical-align="automatic"/>
      <style:text-properties fo:font-size="8pt" style:font-size-asian="8pt" style:font-size-complex="8pt"/>
    </style:style>
    <style:style style:name="ce353" style:family="table-cell" style:parent-style-name="Default" style:data-style-name="N0">
      <style:table-cell-properties fo:border-top="none" fo:border-bottom="none" fo:border-left="none" fo:border-right="thin solid #000000" style:vertical-align="automatic"/>
      <style:text-properties fo:font-size="8pt" style:font-size-asian="8pt" style:font-size-complex="8pt"/>
    </style:style>
    <style:style style:name="ce354" style:family="table-cell" style:parent-style-name="Default" style:data-style-name="N0">
      <style:table-cell-properties fo:background-color="transparent"/>
      <style:text-properties fo:font-size="8pt" style:font-size-asian="8pt" style:font-size-complex="8pt"/>
    </style:style>
    <style:style style:name="ce355" style:family="table-cell" style:parent-style-name="Default" style:data-style-name="N0">
      <style:table-cell-properties fo:border-top="none" fo:border-bottom="thin solid #000000" fo:border-left="thin solid #000000" fo:border-right="none" style:vertical-align="automatic" fo:background-color="transparent" style:repeat-content="false"/>
      <style:paragraph-properties fo:text-align="center"/>
      <style:text-properties fo:color="#FF0000" fo:font-size="8pt" style:font-size-asian="8pt" style:font-size-complex="8pt" fo:font-weight="bold" style:font-weight-asian="bold" style:font-weight-complex="bold"/>
    </style:style>
    <style:style style:name="ce356" style:family="table-cell" style:parent-style-name="Default" style:data-style-name="N0">
      <style:table-cell-properties fo:border-top="none" fo:border-bottom="thin solid #000000" fo:border-left="none" fo:border-right="none" style:vertical-align="automatic" style:repeat-content="false"/>
      <style:paragraph-properties fo:text-align="start" fo:margin-left="0cm"/>
      <style:text-properties fo:color="#FF0000" fo:font-size="8pt" style:font-size-asian="8pt" style:font-size-complex="8pt"/>
    </style:style>
    <style:style style:name="ce357" style:family="table-cell" style:parent-style-name="Default" style:data-style-name="N0">
      <style:table-cell-properties fo:border-top="none" fo:border-bottom="thin solid #000000" fo:border-left="none" fo:border-right="none" style:vertical-align="automatic"/>
      <style:text-properties fo:color="#FF0000" fo:font-size="8pt" style:font-size-asian="8pt" style:font-size-complex="8pt"/>
    </style:style>
    <style:style style:name="ce358" style:family="table-cell" style:parent-style-name="Default" style:data-style-name="N0">
      <style:table-cell-properties fo:border-top="none" fo:border-bottom="thin solid #000000" fo:border-left="none" fo:border-right="thin solid #000000" style:vertical-align="automatic"/>
      <style:text-properties fo:color="#FF0000" fo:font-size="8pt" style:font-size-asian="8pt" style:font-size-complex="8pt"/>
    </style:style>
    <style:style style:name="ce359" style:family="table-cell" style:parent-style-name="Default" style:data-style-name="N36">
      <style:table-cell-properties fo:border-top="none" fo:border-bottom="thin solid #000000" fo:border-left="thin solid #000000" fo:border-right="none" style:vertical-align="automatic" fo:background-color="transparent" style:repeat-content="false"/>
      <style:paragraph-properties fo:text-align="end" fo:margin-right="0cm"/>
      <style:text-properties fo:color="#FF0000" fo:font-size="8pt" style:font-size-asian="8pt" style:font-size-complex="8pt"/>
    </style:style>
    <style:style style:name="ce360" style:family="table-cell" style:parent-style-name="Default" style:data-style-name="N36">
      <style:table-cell-properties fo:border-top="none" fo:border-bottom="thin solid #000000" fo:border-left="none" fo:border-right="none" style:vertical-align="automatic" fo:background-color="transparent" style:repeat-content="false"/>
      <style:paragraph-properties fo:text-align="end" fo:margin-right="0cm"/>
      <style:text-properties fo:color="#FF0000" fo:font-size="8pt" style:font-size-asian="8pt" style:font-size-complex="8pt" style:text-position="33%"/>
    </style:style>
    <style:style style:name="ce361" style:family="table-cell" style:parent-style-name="Default" style:data-style-name="N36">
      <style:table-cell-properties fo:border-top="none" fo:border-bottom="thin solid #000000" fo:border-left="none" fo:border-right="none" style:vertical-align="automatic" fo:background-color="transparent" style:repeat-content="false"/>
      <style:paragraph-properties fo:text-align="end" fo:margin-right="0cm"/>
      <style:text-properties fo:color="#FF0000" fo:font-size="8pt" style:font-size-asian="8pt" style:font-size-complex="8pt"/>
    </style:style>
    <style:style style:name="ce362" style:family="table-cell" style:parent-style-name="Default" style:data-style-name="N0">
      <style:table-cell-properties fo:border-top="none" fo:border-bottom="thin solid #000000" fo:border-left="none" fo:border-right="none" fo:background-color="transparent"/>
      <style:text-properties fo:color="#FF0000" fo:font-size="8pt" style:font-size-asian="8pt" style:font-size-complex="8pt"/>
    </style:style>
    <style:style style:name="ce363" style:family="table-cell" style:parent-style-name="Default" style:data-style-name="N0">
      <style:table-cell-properties fo:border-top="none" fo:border-bottom="thin solid #000000" fo:border-left="none" fo:border-right="none"/>
      <style:text-properties fo:color="#FF0000"/>
    </style:style>
    <style:style style:name="ce364" style:family="table-cell" style:parent-style-name="Default" style:data-style-name="N0">
      <style:table-cell-properties fo:border-top="none" fo:border-bottom="thin solid #000000" fo:border-left="none" fo:border-right="thin solid #000000"/>
      <style:text-properties fo:color="#FF0000"/>
    </style:style>
    <style:style style:name="ce365" style:family="table-cell" style:parent-style-name="Default" style:data-style-name="N0">
      <style:table-cell-properties style:vertical-align="top" style:repeat-content="false"/>
      <style:paragraph-properties fo:text-align="start" fo:margin-left="0cm"/>
      <style:text-properties fo:font-size="8pt" style:font-size-asian="8pt" style:font-size-complex="8pt"/>
    </style:style>
    <style:style style:name="ce366" style:family="table-cell" style:parent-style-name="Default" style:data-style-name="N0">
      <style:table-cell-properties style:vertical-align="top"/>
      <style:text-properties fo:font-size="8pt" style:font-size-asian="8pt" style:font-size-complex="8pt"/>
    </style:style>
    <style:style style:name="ce367" style:family="table-cell" style:parent-style-name="Default" style:data-style-name="N0">
      <style:table-cell-properties style:vertical-align="top" fo:wrap-option="wrap" fo:background-color="transparent"/>
      <style:text-properties fo:font-size="8pt" style:font-size-asian="8pt" style:font-size-complex="8pt"/>
    </style:style>
    <style:style style:name="ce368" style:family="table-cell" style:parent-style-name="Default" style:data-style-name="N0">
      <style:table-cell-properties style:vertical-align="middle" fo:wrap-option="wrap" fo:background-color="transparent"/>
      <style:text-properties fo:font-size="8pt" style:font-size-asian="8pt" style:font-size-complex="8pt"/>
    </style:style>
    <style:style style:name="ce369" style:family="table-cell" style:parent-style-name="Default" style:data-style-name="N0">
      <style:table-cell-properties style:vertical-align="top" fo:wrap-option="wrap" fo:background-color="transparent" style:repeat-content="false"/>
      <style:paragraph-properties fo:text-align="start" fo:margin-left="0cm"/>
      <style:text-properties fo:font-size="8pt" style:font-size-asian="8pt" style:font-size-complex="8pt"/>
    </style:style>
    <style:style style:name="ce370" style:family="table-cell" style:parent-style-name="Hyperlink" style:data-style-name="N0">
      <style:table-cell-properties style:vertical-align="automatic" fo:background-color="transparent"/>
      <style:text-properties fo:color="#0000FF" style:text-underline-style="solid" style:text-underline-type="single"/>
    </style:style>
    <style:style style:name="ce371" style:family="table-cell" style:parent-style-name="Default" style:data-style-name="N2">
      <style:table-cell-properties style:vertical-align="top" fo:wrap-option="wrap" fo:background-color="transparent" style:repeat-content="false"/>
      <style:paragraph-properties fo:text-align="start" fo:margin-left="0cm"/>
      <style:text-properties fo:font-size="8pt" style:font-size-asian="8pt" style:font-size-complex="8pt"/>
    </style:style>
    <style:style style:name="ce372" style:family="table-cell" style:parent-style-name="Hyperlink" style:data-style-name="N0">
      <style:table-cell-properties style:vertical-align="middle" fo:background-color="transparent"/>
      <style:text-properties fo:color="#0000FF" style:text-underline-style="solid" style:text-underline-type="single"/>
    </style:style>
    <style:style style:name="ce373" style:family="table-cell" style:parent-style-name="Default" style:data-style-name="N0">
      <style:table-cell-properties style:vertical-align="automatic" fo:wrap-option="wrap" fo:background-color="transparent" style:repeat-content="false"/>
      <style:paragraph-properties fo:text-align="end" fo:margin-right="0cm"/>
      <style:text-properties fo:font-size="8pt" style:font-size-asian="8pt" style:font-size-complex="8pt"/>
    </style:style>
    <style:style style:name="ce374" style:family="table-cell" style:parent-style-name="Default" style:data-style-name="N0">
      <style:table-cell-properties fo:border-top="none" fo:border-bottom="thin solid #000000" fo:border-left="none" fo:border-right="none" fo:background-color="transparent"/>
    </style:style>
    <style:style style:name="ce375" style:family="table-cell" style:parent-style-name="Default" style:data-style-name="N0">
      <style:table-cell-properties fo:border-top="thin solid #000000" fo:border-bottom="none" fo:border-left="thin solid #000000" fo:border-right="none" style:vertical-align="automatic" fo:background-color="#E0D8D8" style:repeat-content="false"/>
      <style:paragraph-properties fo:text-align="start" fo:margin-left="0cm"/>
      <style:text-properties fo:font-size="8pt" style:font-size-asian="8pt" style:font-size-complex="8pt" fo:font-weight="bold" style:font-weight-asian="bold" style:font-weight-complex="bold"/>
    </style:style>
    <style:style style:name="ce376" style:family="table-cell" style:parent-style-name="Default" style:data-style-name="N0">
      <style:table-cell-properties fo:border-top="none" fo:border-bottom="none" fo:border-left="thin solid #000000" fo:border-right="thin solid #000000"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377" style:family="table-cell" style:parent-style-name="Default" style:data-style-name="N0">
      <style:table-cell-properties fo:border-top="none" fo:border-bottom="none" fo:border-left="none" fo:border-right="thin solid #000000" style:vertical-align="automatic" fo:background-color="transparent" style:repeat-content="false"/>
      <style:paragraph-properties fo:text-align="start" fo:margin-left="0cm"/>
      <style:text-properties fo:font-size="8pt" style:font-size-asian="8pt" style:font-size-complex="8pt"/>
    </style:style>
    <style:style style:name="ce378" style:family="table-cell" style:parent-style-name="Default" style:data-style-name="N0">
      <style:table-cell-properties fo:border-top="none" fo:border-bottom="none" fo:border-left="none" fo:border-right="thin solid #000000" style:vertical-align="automatic" fo:background-color="transparent"/>
      <style:text-properties fo:font-size="8pt" style:font-size-asian="8pt" style:font-size-complex="8pt"/>
    </style:style>
    <style:style style:name="ce379" style:family="table-cell" style:parent-style-name="Default" style:data-style-name="N0">
      <style:table-cell-properties fo:border-top="none" fo:border-bottom="none" fo:border-left="thin solid #000000" fo:border-right="thin solid #000000" style:vertical-align="automatic" fo:background-color="#E0D8D8" style:repeat-content="false"/>
      <style:paragraph-properties fo:text-align="start" fo:margin-left="0cm"/>
      <style:text-properties fo:font-size="8pt" style:font-size-asian="8pt" style:font-size-complex="8pt" fo:font-weight="bold" style:font-weight-asian="bold" style:font-weight-complex="bold"/>
    </style:style>
    <style:style style:name="ce380" style:family="table-cell" style:parent-style-name="Default" style:data-style-name="N3">
      <style:table-cell-properties fo:border-top="none" fo:border-bottom="none" fo:border-left="thin solid #000000" fo:border-right="thin solid #000000"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381" style:family="table-cell" style:parent-style-name="Default" style:data-style-name="N0">
      <style:table-cell-properties fo:border-top="none" fo:border-bottom="none" fo:border-left="thin solid #000000" fo:border-right="thin solid #000000" style:vertical-align="automatic" fo:background-color="transparent"/>
      <style:text-properties fo:font-size="8pt" style:font-size-asian="8pt" style:font-size-complex="8pt" fo:font-weight="bold" style:font-weight-asian="bold" style:font-weight-complex="bold"/>
    </style:style>
    <style:style style:name="ce382" style:family="table-cell" style:parent-style-name="Comma_32_2" style:data-style-name="N44">
      <style:table-cell-properties fo:border-top="thin solid #000000" fo:border-bottom="none" fo:border-left="none" fo:border-right="none" style:vertical-align="middle" fo:wrap-option="wrap" fo:background-color="transparent" style:repeat-content="false"/>
      <style:paragraph-properties fo:text-align="end" fo:margin-right="0cm"/>
      <style:text-properties fo:font-size="8pt" style:font-size-asian="8pt" style:font-size-complex="8pt"/>
    </style:style>
    <style:style style:name="ce383" style:family="table-cell" style:parent-style-name="Default" style:data-style-name="N0">
      <style:table-cell-properties style:vertical-align="top" fo:wrap-option="wrap" fo:background-color="#FFFFFF" style:repeat-content="false"/>
      <style:paragraph-properties fo:text-align="start" fo:margin-left="0cm"/>
      <style:text-properties fo:font-size="8pt" style:font-size-asian="8pt" style:font-size-complex="8pt"/>
    </style:style>
    <style:style style:name="ce384" style:family="table-cell" style:parent-style-name="Default" style:data-style-name="N0">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fo:font-size="8pt" style:font-size-asian="8pt" style:font-size-complex="8pt"/>
    </style:style>
    <style:style style:name="ce385"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end" fo:margin-right="0cm"/>
      <style:text-properties fo:font-size="8pt" style:font-size-asian="8pt" style:font-size-complex="8pt"/>
    </style:style>
    <style:style style:name="ce386" style:family="table-cell" style:parent-style-name="Default" style:data-style-name="N0">
      <style:table-cell-properties fo:border-top="thin solid #000000" fo:border-bottom="thin solid #000000" fo:border-left="none" fo:border-right="none" style:vertical-align="top" style:repeat-content="false"/>
      <style:paragraph-properties fo:text-align="start" fo:margin-left="0cm"/>
      <style:text-properties fo:font-size="8pt" style:font-size-asian="8pt" style:font-size-complex="8pt" style:text-position="33%"/>
    </style:style>
    <style:style style:name="ce387" style:family="table-cell" style:parent-style-name="Default" style:data-style-name="N0">
      <style:table-cell-properties fo:border-top="thin solid #000000" fo:border-bottom="thin solid #000000" fo:border-left="none" fo:border-right="none"/>
      <style:text-properties fo:color="#FF0000"/>
    </style:style>
    <style:style style:name="ce388" style:family="table-cell" style:parent-style-name="Default" style:data-style-name="N0">
      <style:table-cell-properties fo:border-top="thin solid #000000" fo:border-bottom="thin solid #000000" fo:border-left="none" fo:border-right="thin solid #000000" style:vertical-align="automatic" style:repeat-content="false"/>
      <style:paragraph-properties fo:text-align="end" fo:margin-right="0cm"/>
      <style:text-properties fo:font-size="8pt" style:font-size-asian="8pt" style:font-size-complex="8pt"/>
    </style:style>
    <style:style style:name="ce389" style:family="table-cell" style:parent-style-name="Default" style:data-style-name="N0">
      <style:text-properties fo:color="#FF0000" fo:font-size="11pt" style:font-size-asian="11pt" style:font-size-complex="11pt"/>
    </style:style>
    <style:style style:name="ce390" style:family="table-cell" style:parent-style-name="Default" style:data-style-name="N37">
      <style:table-cell-properties style:vertical-align="automatic"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391" style:family="table-cell" style:parent-style-name="Default" style:data-style-name="N37">
      <style:table-cell-properties fo:border-top="thin solid #000000" fo:border-bottom="none" fo:border-left="none" fo:border-right="none" style:vertical-align="automatic"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392" style:family="table-cell" style:parent-style-name="Default" style:data-style-name="N37">
      <style:table-cell-properties fo:border-top="thin solid #000000" fo:border-bottom="none" fo:border-left="none" fo:border-right="none" style:vertical-align="automatic" fo:background-color="#E0D8D8" style:repeat-content="false"/>
      <style:paragraph-properties fo:text-align="end" fo:margin-right="0cm"/>
      <style:text-properties fo:color="#FF0000" fo:font-size="8pt" style:font-size-asian="8pt" style:font-size-complex="8pt" fo:font-weight="bold" style:font-weight-asian="bold" style:font-weight-complex="bold"/>
    </style:style>
    <style:style style:name="ce393" style:family="table-cell" style:parent-style-name="Default" style:data-style-name="N37">
      <style:table-cell-properties style:vertical-align="automatic" fo:background-color="#E0D8D8" style:repeat-content="false"/>
      <style:paragraph-properties fo:text-align="end" fo:margin-right="0cm"/>
      <style:text-properties fo:color="#FF0000" fo:font-size="8pt" style:font-size-asian="8pt" style:font-size-complex="8pt" fo:font-weight="bold" style:font-weight-asian="bold" style:font-weight-complex="bold"/>
    </style:style>
    <style:style style:name="ce394" style:family="table-cell" style:parent-style-name="Default" style:data-style-name="N0">
      <style:table-cell-properties fo:background-color="#E0D8D8"/>
      <style:text-properties fo:font-size="8pt" style:font-size-asian="8pt" style:font-size-complex="8pt" fo:font-weight="bold" style:font-weight-asian="bold" style:font-weight-complex="bold" style:text-position="33%"/>
    </style:style>
    <style:style style:name="ce395" style:family="table-cell" style:parent-style-name="Default" style:data-style-name="N37">
      <style:table-cell-properties style:vertical-align="automatic" fo:background-color="#E6D9DD" style:repeat-content="false"/>
      <style:paragraph-properties fo:text-align="end" fo:margin-right="0cm"/>
      <style:text-properties fo:font-size="8pt" style:font-size-asian="8pt" style:font-size-complex="8pt"/>
    </style:style>
    <style:style style:name="ce396" style:family="table-cell" style:parent-style-name="Default" style:data-style-name="N37">
      <style:table-cell-properties fo:border-top="thin solid #000000" fo:border-bottom="none" fo:border-left="none" fo:border-right="thin solid #000000" fo:background-color="#E0D8D8"/>
      <style:text-properties fo:font-size="8pt" style:font-size-asian="8pt" style:font-size-complex="8pt" fo:font-weight="bold" style:font-weight-asian="bold" style:font-weight-complex="bold"/>
    </style:style>
    <style:style style:name="ce397" style:family="table-cell" style:parent-style-name="Default" style:data-style-name="N0">
      <style:text-properties fo:font-size="11pt" style:font-size-asian="11pt" style:font-size-complex="11pt"/>
    </style:style>
    <style:style style:name="ce398" style:family="table-cell" style:parent-style-name="Default" style:data-style-name="N0">
      <style:text-properties fo:font-size="8pt" style:font-size-asian="8pt" style:font-size-complex="8pt"/>
    </style:style>
    <style:style style:name="ce399" style:family="table-cell" style:parent-style-name="Default" style:data-style-name="N0">
      <style:table-cell-properties fo:border-top="none" fo:border-bottom="none" fo:border-left="none" fo:border-right="thin solid #000000"/>
      <style:text-properties fo:font-size="11pt" style:font-size-asian="11pt" style:font-size-complex="11pt"/>
    </style:style>
    <style:style style:name="ce400" style:family="table-cell" style:parent-style-name="Default" style:data-style-name="N0">
      <style:table-cell-properties fo:border-top="none" fo:border-bottom="none" fo:border-left="thin solid #000000" fo:border-right="none"/>
      <style:text-properties fo:font-size="11pt" style:font-size-asian="11pt" style:font-size-complex="11pt"/>
    </style:style>
    <style:style style:name="ce401" style:family="table-cell" style:parent-style-name="Default" style:data-style-name="N37">
      <style:text-properties fo:font-size="8pt" style:font-size-asian="8pt" style:font-size-complex="8pt"/>
    </style:style>
    <style:style style:name="ce402" style:family="table-cell" style:parent-style-name="Default" style:data-style-name="N37">
      <style:table-cell-properties style:vertical-align="automatic" style:repeat-content="false"/>
      <style:paragraph-properties fo:text-align="end" fo:margin-right="0cm"/>
      <style:text-properties fo:font-size="8pt" style:font-size-asian="8pt" style:font-size-complex="8pt"/>
    </style:style>
    <style:style style:name="ce403" style:family="table-cell" style:parent-style-name="Default" style:data-style-name="N37">
      <style:table-cell-properties style:vertical-align="automatic" style:repeat-content="false"/>
      <style:paragraph-properties fo:text-align="end" fo:margin-right="0cm"/>
      <style:text-properties fo:color="#FF0000" fo:font-size="8pt" style:font-size-asian="8pt" style:font-size-complex="8pt"/>
    </style:style>
    <style:style style:name="ce404" style:family="table-cell" style:parent-style-name="Default" style:data-style-name="N37">
      <style:text-properties fo:color="#FF0000" fo:font-size="8pt" style:font-size-asian="8pt" style:font-size-complex="8pt"/>
    </style:style>
    <style:style style:name="ce405" style:family="table-cell" style:parent-style-name="Default" style:data-style-name="N0">
      <style:text-properties fo:font-size="8pt" style:font-size-asian="8pt" style:font-size-complex="8pt" style:text-position="33%"/>
    </style:style>
    <style:style style:name="ce406" style:family="table-cell" style:parent-style-name="Default" style:data-style-name="N37">
      <style:table-cell-properties fo:border-top="none" fo:border-bottom="none" fo:border-left="none" fo:border-right="thin solid #000000"/>
      <style:text-properties fo:font-size="8pt" style:font-size-asian="8pt" style:font-size-complex="8pt"/>
    </style:style>
    <style:style style:name="ce407"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style="italic" style:font-style-asian="italic" style:font-style-complex="italic"/>
    </style:style>
    <style:style style:name="ce408" style:family="table-cell" style:parent-style-name="Default" style:data-style-name="N0">
      <style:table-cell-properties fo:border-top="none" fo:border-bottom="none" fo:border-left="none" fo:border-right="thin solid #000000" style:vertical-align="automatic" style:repeat-content="false"/>
      <style:paragraph-properties fo:text-align="start" fo:margin-left="0cm"/>
      <style:text-properties fo:font-size="8pt" style:font-size-asian="8pt" style:font-size-complex="8pt"/>
    </style:style>
    <style:style style:name="ce409" style:family="table-cell" style:parent-style-name="Default" style:data-style-name="N37">
      <style:table-cell-properties fo:border-top="none" fo:border-bottom="none" fo:border-left="none" fo:border-right="thin solid #000000" style:vertical-align="automatic" style:repeat-content="false"/>
      <style:paragraph-properties fo:text-align="end" fo:margin-right="0cm"/>
      <style:text-properties fo:font-size="8pt" style:font-size-asian="8pt" style:font-size-complex="8pt"/>
    </style:style>
    <style:style style:name="ce410" style:family="table-cell" style:parent-style-name="Default" style:data-style-name="N0">
      <style:table-cell-properties fo:border-top="none" fo:border-bottom="thin solid #000000" fo:border-left="none" fo:border-right="none" style:vertical-align="automatic" style:repeat-content="false"/>
      <style:paragraph-properties fo:text-align="start" fo:margin-left="0cm"/>
      <style:text-properties fo:font-size="11pt" style:font-size-asian="11pt" style:font-size-complex="11pt"/>
    </style:style>
    <style:style style:name="ce411" style:family="table-cell" style:parent-style-name="Default" style:data-style-name="N37">
      <style:table-cell-properties fo:border-top="none" fo:border-bottom="thin solid #000000" fo:border-left="none" fo:border-right="none" style:vertical-align="automatic" fo:background-color="transparent" style:repeat-content="false"/>
      <style:paragraph-properties fo:text-align="end" fo:margin-right="0cm"/>
      <style:text-properties fo:color="#FF0000" fo:font-size="8pt" style:font-size-asian="8pt" style:font-size-complex="8pt"/>
    </style:style>
    <style:style style:name="ce412" style:family="table-cell" style:parent-style-name="Default" style:data-style-name="N0">
      <style:table-cell-properties fo:border-top="none" fo:border-bottom="thin solid #000000" fo:border-left="none" fo:border-right="none"/>
      <style:text-properties fo:color="#FF0000" fo:font-size="11pt" style:font-size-asian="11pt" style:font-size-complex="11pt"/>
    </style:style>
    <style:style style:name="ce413" style:family="table-cell" style:parent-style-name="Default" style:data-style-name="N2">
      <style:table-cell-properties fo:border-top="none" fo:border-bottom="thin solid #000000" fo:border-left="none" fo:border-right="none" fo:background-color="transparent"/>
      <style:text-properties fo:color="#FF0000" fo:font-size="8pt" style:font-size-asian="8pt" style:font-size-complex="8pt"/>
    </style:style>
    <style:style style:name="ce414" style:family="table-cell" style:parent-style-name="Default" style:data-style-name="N0">
      <style:table-cell-properties fo:border-top="none" fo:border-bottom="thin solid #000000" fo:border-left="none" fo:border-right="thin solid #000000"/>
      <style:text-properties fo:color="#FF0000" fo:font-size="11pt" style:font-size-asian="11pt" style:font-size-complex="11pt"/>
    </style:style>
    <style:style style:name="ce415"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end" fo:margin-right="0cm"/>
      <style:text-properties fo:font-size="8pt" style:font-size-asian="8pt" style:font-size-complex="8pt"/>
    </style:style>
    <style:style style:name="ce416" style:family="table-cell" style:parent-style-name="Default" style:data-style-name="N37">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417" style:family="table-cell" style:parent-style-name="Default" style:data-style-name="N36">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418" style:family="table-cell" style:parent-style-name="Default" style:data-style-name="N37">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fo:color="#FF0000" fo:font-size="8pt" style:font-size-asian="8pt" style:font-size-complex="8pt" fo:font-weight="bold" style:font-weight-asian="bold" style:font-weight-complex="bold"/>
    </style:style>
    <style:style style:name="ce419" style:family="table-cell" style:parent-style-name="Default" style:data-style-name="N0">
      <style:table-cell-properties fo:border-top="thin solid #000000" fo:border-bottom="thin solid #000000" fo:border-left="none" fo:border-right="none" fo:background-color="transparent"/>
      <style:text-properties fo:font-size="8pt" style:font-size-asian="8pt" style:font-size-complex="8pt" fo:font-weight="bold" style:font-weight-asian="bold" style:font-weight-complex="bold" style:text-position="33%"/>
    </style:style>
    <style:style style:name="ce420" style:family="table-cell" style:parent-style-name="Default" style:data-style-name="N37">
      <style:table-cell-properties fo:border-top="thin solid #000000" fo:border-bottom="thin solid #000000" fo:border-left="none" fo:border-right="none" fo:background-color="transparent"/>
      <style:text-properties fo:font-size="8pt" style:font-size-asian="8pt" style:font-size-complex="8pt" fo:font-weight="bold" style:font-weight-asian="bold" style:font-weight-complex="bold"/>
    </style:style>
    <style:style style:name="ce421" style:family="table-cell" style:parent-style-name="Default" style:data-style-name="N37">
      <style:table-cell-properties fo:border-top="thin solid #000000" fo:border-bottom="thin solid #000000" fo:border-left="none" fo:border-right="thin solid #000000" fo:background-color="transparent"/>
      <style:text-properties fo:font-size="8pt" style:font-size-asian="8pt" style:font-size-complex="8pt" fo:font-weight="bold" style:font-weight-asian="bold" style:font-weight-complex="bold"/>
    </style:style>
    <style:style style:name="ce422" style:family="table-cell" style:parent-style-name="Default" style:data-style-name="N0">
      <style:table-cell-properties style:vertical-align="top" fo:wrap-option="wrap" fo:background-color="transparent"/>
      <style:paragraph-properties fo:margin-left="0cm" style:writing-mode="lr"/>
      <style:text-properties fo:font-size="8pt" style:font-size-asian="8pt" style:font-size-complex="8pt"/>
    </style:style>
    <style:style style:name="ce423" style:family="table-cell" style:parent-style-name="Normal_20140317-JM_Table_1.2_Version2_CURRENT-U_32_2" style:data-style-name="N0">
      <style:table-cell-properties style:vertical-align="top"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424" style:family="table-cell" style:parent-style-name="Default" style:data-style-name="N0">
      <style:table-cell-properties fo:border-top="none" fo:border-bottom="none" fo:border-left="none" fo:border-right="thin solid #000000" fo:background-color="transparent"/>
    </style:style>
    <style:style style:name="ce425" style:family="table-cell" style:parent-style-name="Default" style:data-style-name="N0">
      <style:table-cell-properties fo:border-top="thin solid #000000" fo:border-bottom="none" fo:border-left="thin solid #000000" fo:border-right="thin solid #000000" style:vertical-align="automatic" fo:background-color="#E0D8D8" style:repeat-content="false"/>
      <style:paragraph-properties fo:text-align="start" fo:margin-left="0cm"/>
      <style:text-properties fo:font-size="8pt" style:font-size-asian="8pt" style:font-size-complex="8pt" fo:font-weight="bold" style:font-weight-asian="bold" style:font-weight-complex="bold"/>
    </style:style>
    <style:style style:name="ce426" style:family="table-cell" style:parent-style-name="Default" style:data-style-name="N0">
      <style:table-cell-properties fo:border-top="none" fo:border-bottom="none" fo:border-left="thin solid #000000" fo:border-right="thin solid #000000" style:vertical-align="automatic" fo:background-color="transparent" style:repeat-content="false"/>
      <style:paragraph-properties fo:text-align="start" fo:margin-left="0cm"/>
      <style:text-properties fo:font-size="8pt" style:font-size-asian="8pt" style:font-size-complex="8pt" fo:font-style="italic" style:font-style-asian="italic" style:font-style-complex="italic"/>
    </style:style>
    <style:style style:name="ce427" style:family="table-cell" style:parent-style-name="Default" style:data-style-name="N0">
      <style:table-cell-properties fo:border-top="none" fo:border-bottom="thin solid #000000" fo:border-left="thin solid #000000" fo:border-right="thin solid #000000" fo:background-color="transparent"/>
    </style:style>
    <style:style style:name="ce428"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429" style:family="table-cell" style:parent-style-name="Normal_20130802-JM_Table_3.5-U_32_2" style:data-style-name="N0">
      <style:table-cell-properties style:vertical-align="automatic" fo:background-color="transparent"/>
      <style:text-properties fo:color="#FF0000"/>
    </style:style>
    <style:style style:name="ce430" style:family="table-cell" style:parent-style-name="Normal_20130802-JM_Table_3.5-U_32_2" style:data-style-name="N0">
      <style:table-cell-properties style:vertical-align="top" fo:wrap-option="wrap" fo:background-color="transparent" style:repeat-content="false"/>
      <style:paragraph-properties fo:text-align="start" fo:margin-left="0cm"/>
      <style:text-properties fo:font-size="8pt" style:font-size-asian="8pt" style:font-size-complex="8pt"/>
    </style:style>
    <style:style style:name="ce431" style:family="table-cell" style:parent-style-name="Hyperlink" style:data-style-name="N0">
      <style:table-cell-properties style:vertical-align="automatic" fo:background-color="#FFFFFF"/>
      <style:text-properties fo:color="#0000FF" style:text-underline-style="solid" style:text-underline-type="single"/>
    </style:style>
    <style:style style:name="ce432" style:family="table-cell" style:parent-style-name="Default" style:data-style-name="N0">
      <style:table-cell-properties style:vertical-align="automatic" fo:background-color="#FFFFFF"/>
    </style:style>
    <style:style style:name="ce433" style:family="table-cell" style:parent-style-name="Default" style:data-style-name="N0">
      <style:table-cell-properties style:vertical-align="automatic" fo:background-color="transparent"/>
    </style:style>
    <style:style style:name="ce434" style:family="table-cell" style:parent-style-name="Normal_20130802-JM_Table_3.5-U_32_2" style:data-style-name="N0">
      <style:table-cell-properties style:vertical-align="automatic" fo:wrap-option="wrap" fo:background-color="transparent"/>
      <style:text-properties fo:font-size="8pt" style:font-size-asian="8pt" style:font-size-complex="8pt"/>
    </style:style>
    <style:style style:name="ce435" style:family="table-cell" style:parent-style-name="Normal_20130802-JM_Table_3.5-U_32_2" style:data-style-name="N0">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fo:font-size="8pt" style:font-size-asian="8pt" style:font-size-complex="8pt"/>
    </style:style>
    <style:style style:name="ce436" style:family="table-cell" style:parent-style-name="Normal_20130802-JM_Table_3.5-U_32_2" style:data-style-name="N0">
      <style:table-cell-properties fo:border-top="none" fo:border-bottom="none" fo:border-left="thin solid #000000" fo:border-right="thin solid #000000" style:vertical-align="automatic" fo:background-color="transparent" style:repeat-content="false"/>
      <style:paragraph-properties fo:text-align="end" fo:margin-right="0cm"/>
      <style:text-properties fo:font-size="8pt" style:font-size-asian="8pt" style:font-size-complex="8pt"/>
    </style:style>
    <style:style style:name="ce437" style:family="table-cell" style:parent-style-name="Normal_20130802-JM_Table_3.5-U_32_2" style:data-style-name="N0">
      <style:table-cell-properties fo:border-top="thin solid #000000" fo:border-bottom="thin solid #000000" fo:border-left="none" fo:border-right="none" style:vertical-align="automatic" fo:background-color="transparent" style:repeat-content="false"/>
      <style:paragraph-properties fo:text-align="center"/>
      <style:text-properties fo:font-size="8pt" style:font-size-asian="8pt" style:font-size-complex="8pt"/>
    </style:style>
    <style:style style:name="ce438" style:family="table-cell" style:parent-style-name="Normal_20130802-JM_Table_3.5-U_32_2" style:data-style-name="N0">
      <style:table-cell-properties fo:border-top="thin solid #000000" fo:border-bottom="thin solid #000000" fo:border-left="none" fo:border-right="thin solid #000000" style:vertical-align="automatic" fo:background-color="transparent" style:repeat-content="false"/>
      <style:paragraph-properties fo:text-align="end" fo:margin-right="0cm"/>
      <style:text-properties fo:font-size="8pt" style:font-size-asian="8pt" style:font-size-complex="8pt"/>
    </style:style>
    <style:style style:name="ce439" style:family="table-cell" style:parent-style-name="Normal_20130802-JM_Table_3.5-U_32_2" style:data-style-name="N0">
      <style:table-cell-properties style:vertical-align="automatic" fo:background-color="transparent"/>
      <style:text-properties fo:color="#FF0000" fo:font-size="8pt" style:font-size-asian="8pt" style:font-size-complex="8pt" fo:font-weight="bold" style:font-weight-asian="bold" style:font-weight-complex="bold"/>
    </style:style>
    <style:style style:name="ce440" style:family="table-cell" style:parent-style-name="Normal_20130802-JM_Table_3.5-U_32_2" style:data-style-name="N37">
      <style:table-cell-properties fo:border-top="thin solid #000000" fo:border-bottom="none" fo:border-left="none" fo:border-right="none" style:vertical-align="automatic"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441" style:family="table-cell" style:parent-style-name="Normal_20130802-JM_Table_3.5-U_32_2" style:data-style-name="N36">
      <style:table-cell-properties fo:border-top="none" fo:border-bottom="none" fo:border-left="thin solid #000000" fo:border-right="thin solid #000000"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442" style:family="table-cell" style:parent-style-name="Normal_20130802-JM_Table_3.5-U_32_2" style:data-style-name="N36">
      <style:table-cell-properties style:vertical-align="automatic"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443" style:family="table-cell" style:parent-style-name="Normal_20130802-JM_Table_3.5-U_32_2" style:data-style-name="N37">
      <style:table-cell-properties style:vertical-align="automatic"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444" style:family="table-cell" style:parent-style-name="Normal_20130802-JM_Table_3.5-U_32_2" style:data-style-name="N36">
      <style:table-cell-properties fo:border-top="thin solid #000000" fo:border-bottom="none" fo:border-left="none" fo:border-right="none" style:vertical-align="automatic"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445" style:family="table-cell" style:parent-style-name="Normal_20130802-JM_Table_3.5-U_32_2" style:data-style-name="N36">
      <style:table-cell-properties fo:border-top="thin solid #000000" fo:border-bottom="none" fo:border-left="none" fo:border-right="none" style:vertical-align="automatic" fo:background-color="#E0D8D8" style:repeat-content="false"/>
      <style:paragraph-properties fo:text-align="center"/>
      <style:text-properties fo:font-size="8pt" style:font-size-asian="8pt" style:font-size-complex="8pt" fo:font-weight="bold" style:font-weight-asian="bold" style:font-weight-complex="bold"/>
    </style:style>
    <style:style style:name="ce446" style:family="table-cell" style:parent-style-name="Normal_20130802-JM_Table_3.5-U_32_2" style:data-style-name="N37">
      <style:table-cell-properties style:vertical-align="automatic" fo:background-color="#E0D8D8"/>
      <style:text-properties fo:font-size="8pt" style:font-size-asian="8pt" style:font-size-complex="8pt" fo:font-weight="bold" style:font-weight-asian="bold" style:font-weight-complex="bold"/>
    </style:style>
    <style:style style:name="ce447" style:family="table-cell" style:parent-style-name="Normal_20130802-JM_Table_3.5-U_32_2" style:data-style-name="N37">
      <style:table-cell-properties fo:border-top="thin solid #000000" fo:border-bottom="none" fo:border-left="none" fo:border-right="none" style:vertical-align="automatic" fo:background-color="#E0D8D8"/>
      <style:text-properties fo:font-size="8pt" style:font-size-asian="8pt" style:font-size-complex="8pt" fo:font-weight="bold" style:font-weight-asian="bold" style:font-weight-complex="bold"/>
    </style:style>
    <style:style style:name="ce448" style:family="table-cell" style:parent-style-name="Normal_20130802-JM_Table_3.5-U_32_2" style:data-style-name="N37">
      <style:table-cell-properties fo:border-top="none" fo:border-bottom="none" fo:border-left="none" fo:border-right="thin solid #000000" style:vertical-align="automatic" fo:background-color="#E0D8D8"/>
      <style:text-properties fo:font-size="8pt" style:font-size-asian="8pt" style:font-size-complex="8pt" fo:font-weight="bold" style:font-weight-asian="bold" style:font-weight-complex="bold"/>
    </style:style>
    <style:style style:name="ce449" style:family="table-cell" style:parent-style-name="Normal_20130802-JM_Table_3.5-U_32_2" style:data-style-name="N36">
      <style:table-cell-properties style:vertical-align="automatic" fo:background-color="transparent"/>
      <style:text-properties fo:color="#FF0000" fo:font-size="8pt" style:font-size-asian="8pt" style:font-size-complex="8pt" fo:font-weight="bold" style:font-weight-asian="bold" style:font-weight-complex="bold"/>
    </style:style>
    <style:style style:name="ce450" style:family="table-cell" style:parent-style-name="Normal_20130802-JM_Table_3.5-U_32_2" style:data-style-name="N0">
      <style:table-cell-properties style:vertical-align="automatic" fo:background-color="transparent"/>
      <style:text-properties fo:color="#FF0000" fo:font-weight="bold" style:font-weight-asian="bold" style:font-weight-complex="bold"/>
    </style:style>
    <style:style style:name="ce451" style:family="table-cell" style:parent-style-name="Default" style:data-style-name="N1">
      <style:table-cell-properties style:vertical-align="automatic" fo:background-color="transparent" style:repeat-content="false"/>
      <style:paragraph-properties fo:text-align="end" fo:margin-right="0cm"/>
      <style:text-properties fo:font-size="8pt" style:font-size-asian="8pt" style:font-size-complex="8pt"/>
    </style:style>
    <style:style style:name="ce452" style:family="table-cell" style:parent-style-name="Normal_20130802-JM_Table_3.5-U_32_2" style:data-style-name="N3">
      <style:table-cell-properties style:vertical-align="automatic" fo:background-color="transparent"/>
      <style:text-properties fo:color="#FF0000" fo:font-weight="bold" style:font-weight-asian="bold" style:font-weight-complex="bold"/>
    </style:style>
    <style:style style:name="ce453" style:family="table-cell" style:parent-style-name="Normal_20130802-JM_Table_3.5-U_32_2" style:data-style-name="N0">
      <style:table-cell-properties style:vertical-align="automatic" fo:background-color="transparent"/>
      <style:text-properties fo:font-size="8pt" style:font-size-asian="8pt" style:font-size-complex="8pt"/>
    </style:style>
    <style:style style:name="ce454" style:family="table-cell" style:parent-style-name="Normal_20130802-JM_Table_3.5-U_32_2" style:data-style-name="N0">
      <style:table-cell-properties fo:border-top="none" fo:border-bottom="none" fo:border-left="thin solid #000000" fo:border-right="thin solid #000000" style:vertical-align="automatic" fo:background-color="transparent" style:repeat-content="false"/>
      <style:paragraph-properties fo:text-align="center"/>
      <style:text-properties fo:font-size="8pt" style:font-size-asian="8pt" style:font-size-complex="8pt"/>
    </style:style>
    <style:style style:name="ce455" style:family="table-cell" style:parent-style-name="Normal_20130802-JM_Table_3.5-U_32_2" style:data-style-name="N36">
      <style:table-cell-properties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456" style:family="table-cell" style:parent-style-name="Normal_20130802-JM_Table_3.5-U_32_2" style:data-style-name="N36">
      <style:table-cell-properties style:vertical-align="automatic" fo:background-color="transparent" style:repeat-content="false"/>
      <style:paragraph-properties fo:text-align="end" fo:margin-right="0cm"/>
      <style:text-properties fo:font-size="8pt" style:font-size-asian="8pt" style:font-size-complex="8pt"/>
    </style:style>
    <style:style style:name="ce457" style:family="table-cell" style:parent-style-name="Normal_20130802-JM_Table_3.5-U_32_2" style:data-style-name="N36">
      <style:table-cell-properties style:vertical-align="automatic" fo:background-color="transparent" style:repeat-content="false"/>
      <style:paragraph-properties fo:text-align="center"/>
      <style:text-properties fo:font-size="8pt" style:font-size-asian="8pt" style:font-size-complex="8pt"/>
    </style:style>
    <style:style style:name="ce458" style:family="table-cell" style:parent-style-name="Normal_20130802-JM_Table_3.5-U_32_2" style:data-style-name="N37">
      <style:table-cell-properties style:vertical-align="automatic" fo:background-color="transparent"/>
      <style:text-properties fo:font-size="8pt" style:font-size-asian="8pt" style:font-size-complex="8pt"/>
    </style:style>
    <style:style style:name="ce459" style:family="table-cell" style:parent-style-name="Normal_20130802-JM_Table_3.5-U_32_2" style:data-style-name="N37">
      <style:table-cell-properties fo:border-top="none" fo:border-bottom="none" fo:border-left="none" fo:border-right="thin solid #000000" style:vertical-align="automatic" fo:background-color="transparent"/>
      <style:text-properties fo:font-size="8pt" style:font-size-asian="8pt" style:font-size-complex="8pt"/>
    </style:style>
    <style:style style:name="ce460" style:family="table-cell" style:parent-style-name="Normal_20130802-JM_Table_3.5-U_32_2" style:data-style-name="N0">
      <style:table-cell-properties fo:border-top="none" fo:border-bottom="none" fo:border-left="thin solid #000000" fo:border-right="none" style:vertical-align="automatic" fo:wrap-option="wrap" fo:background-color="transparent"/>
      <style:text-properties fo:font-size="8pt" style:font-size-asian="8pt" style:font-size-complex="8pt"/>
    </style:style>
    <style:style style:name="ce461" style:family="table-cell" style:parent-style-name="Normal_20130802-JM_Table_3.5-U_32_2" style:data-style-name="N3">
      <style:table-cell-properties style:vertical-align="automatic" fo:background-color="transparent"/>
      <style:text-properties fo:font-size="8pt" style:font-size-asian="8pt" style:font-size-complex="8pt"/>
    </style:style>
    <style:style style:name="ce462" style:family="table-cell" style:parent-style-name="Normal_20130802-JM_Table_3.5-U_32_2" style:data-style-name="N36">
      <style:table-cell-properties fo:border-top="none" fo:border-bottom="none" fo:border-left="thin solid #000000" fo:border-right="thin solid #000000" style:vertical-align="automatic" fo:background-color="transparent" style:repeat-content="false"/>
      <style:paragraph-properties fo:text-align="center"/>
      <style:text-properties fo:font-size="8pt" style:font-size-asian="8pt" style:font-size-complex="8pt"/>
    </style:style>
    <style:style style:name="ce463" style:family="table-cell" style:parent-style-name="Normal_20130802-JM_Table_3.5-U_32_2" style:data-style-name="N37">
      <style:table-cell-properties style:vertical-align="automatic" fo:background-color="transparent" style:repeat-content="false"/>
      <style:paragraph-properties fo:text-align="end" fo:margin-right="0cm"/>
      <style:text-properties fo:font-size="8pt" style:font-size-asian="8pt" style:font-size-complex="8pt"/>
    </style:style>
    <style:style style:name="ce464" style:family="table-cell" style:parent-style-name="Percent_32_2" style:data-style-name="N37">
      <style:text-properties fo:font-size="8pt" style:font-size-asian="8pt" style:font-size-complex="8pt"/>
    </style:style>
    <style:style style:name="ce465" style:family="table-cell" style:parent-style-name="Normal_20130802-JM_Table_3.5-U_32_2" style:data-style-name="N3">
      <style:table-cell-properties style:vertical-align="automatic" fo:background-color="transparent"/>
      <style:text-properties fo:font-size="8pt" style:font-size-asian="8pt" style:font-size-complex="8pt" fo:font-weight="bold" style:font-weight-asian="bold" style:font-weight-complex="bold"/>
    </style:style>
    <style:style style:name="ce466" style:family="table-cell" style:parent-style-name="Normal_20130802-JM_Table_3.5-U_32_2" style:data-style-name="N37">
      <style:table-cell-properties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467" style:family="table-cell" style:parent-style-name="Normal_20130802-JM_Table_3.5-U_32_2" style:data-style-name="N37">
      <style:table-cell-properties style:vertical-align="automatic" fo:background-color="transparent"/>
      <style:text-properties fo:font-size="8pt" style:font-size-asian="8pt" style:font-size-complex="8pt" fo:font-weight="bold" style:font-weight-asian="bold" style:font-weight-complex="bold"/>
    </style:style>
    <style:style style:name="ce468" style:family="table-cell" style:parent-style-name="Normal_20130802-JM_Table_3.5-U_32_2" style:data-style-name="N37">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469" style:family="table-cell" style:parent-style-name="Normal_20130802-JM_Table_3.5-U_32_2" style:data-style-name="N37">
      <style:table-cell-properties fo:border-top="none" fo:border-bottom="none" fo:border-left="none" fo:border-right="thin solid #000000"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470" style:family="table-cell" style:parent-style-name="Normal_20130802-JM_Table_3.5-U_32_2" style:data-style-name="N37">
      <style:table-cell-properties style:vertical-align="automatic" fo:background-color="transparent" style:repeat-content="false"/>
      <style:paragraph-properties fo:text-align="center"/>
      <style:text-properties fo:font-size="8pt" style:font-size-asian="8pt" style:font-size-complex="8pt"/>
    </style:style>
    <style:style style:name="ce471" style:family="table-cell" style:parent-style-name="Normal_20130802-JM_Table_3.5-U_32_2" style:data-style-name="N37">
      <style:table-cell-properties fo:border-top="none" fo:border-bottom="none" fo:border-left="none" fo:border-right="thin solid #000000" style:vertical-align="automatic" fo:background-color="transparent" style:repeat-content="false"/>
      <style:paragraph-properties fo:text-align="end" fo:margin-right="0cm"/>
      <style:text-properties fo:font-size="8pt" style:font-size-asian="8pt" style:font-size-complex="8pt"/>
    </style:style>
    <style:style style:name="ce472" style:family="table-cell" style:parent-style-name="Normal_20130802-JM_Table_3.5-U_32_2" style:data-style-name="N37">
      <style:table-cell-properties fo:border-top="none" fo:border-bottom="thin solid #000000" fo:border-left="none" fo:border-right="none" style:vertical-align="automatic"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473" style:family="table-cell" style:parent-style-name="Normal_20130802-JM_Table_3.5-U_32_2" style:data-style-name="N36">
      <style:table-cell-properties fo:border-top="none" fo:border-bottom="thin solid #000000" fo:border-left="none" fo:border-right="none" style:vertical-align="automatic"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474" style:family="table-cell" style:parent-style-name="Normal_20130802-JM_Table_3.5-U_32_2" style:data-style-name="N37">
      <style:table-cell-properties fo:border-top="none" fo:border-bottom="thin solid #000000" fo:border-left="none" fo:border-right="none" style:vertical-align="automatic" fo:background-color="#E0D8D8"/>
      <style:text-properties fo:font-size="8pt" style:font-size-asian="8pt" style:font-size-complex="8pt" fo:font-weight="bold" style:font-weight-asian="bold" style:font-weight-complex="bold"/>
    </style:style>
    <style:style style:name="ce475" style:family="table-cell" style:parent-style-name="Normal_20130802-JM_Table_3.5-U_32_2" style:data-style-name="N37">
      <style:table-cell-properties fo:border-top="none" fo:border-bottom="thin solid #000000" fo:border-left="none" fo:border-right="none" style:vertical-align="automatic" fo:background-color="#E0D8D8" style:repeat-content="false"/>
      <style:paragraph-properties fo:text-align="center"/>
      <style:text-properties fo:font-size="8pt" style:font-size-asian="8pt" style:font-size-complex="8pt" fo:font-weight="bold" style:font-weight-asian="bold" style:font-weight-complex="bold"/>
    </style:style>
    <style:style style:name="ce476" style:family="table-cell" style:parent-style-name="Normal_20130802-JM_Table_3.5-U_32_2" style:data-style-name="N37">
      <style:table-cell-properties fo:border-top="none" fo:border-bottom="thin solid #000000" fo:border-left="none" fo:border-right="thin solid #000000" style:vertical-align="automatic" fo:background-color="#E0D8D8"/>
      <style:text-properties fo:font-size="8pt" style:font-size-asian="8pt" style:font-size-complex="8pt" fo:font-weight="bold" style:font-weight-asian="bold" style:font-weight-complex="bold"/>
    </style:style>
    <style:style style:name="ce477" style:family="table-cell" style:parent-style-name="Default" style:data-style-name="N1">
      <style:table-cell-properties style:vertical-align="middle" fo:background-color="transparent" style:repeat-content="false"/>
      <style:paragraph-properties fo:text-align="end" fo:margin-right="0cm"/>
      <style:text-properties fo:font-size="8pt" style:font-size-asian="8pt" style:font-size-complex="8pt"/>
    </style:style>
    <style:style style:name="ce478" style:family="table-cell" style:parent-style-name="Normal_20130802-JM_Table_3.5-U_32_2" style:data-style-name="N0">
      <style:table-cell-properties style:vertical-align="automatic" fo:background-color="transparent" style:repeat-content="false"/>
      <style:paragraph-properties fo:text-align="start" fo:margin-left="0cm"/>
      <style:text-properties fo:color="#FF0000" fo:font-size="8pt" style:font-size-asian="8pt" style:font-size-complex="8pt"/>
    </style:style>
    <style:style style:name="ce479" style:family="table-cell" style:parent-style-name="Normal_20130802-JM_Table_3.5-U_32_2" style:data-style-name="N0">
      <style:table-cell-properties style:vertical-align="automatic" fo:background-color="transparent" style:repeat-content="false"/>
      <style:paragraph-properties fo:text-align="center"/>
      <style:text-properties fo:color="#FF0000" fo:font-size="8pt" style:font-size-asian="8pt" style:font-size-complex="8pt"/>
    </style:style>
    <style:style style:name="ce480" style:family="table-cell" style:parent-style-name="Normal_20130802-JM_Table_3.5-U_32_2" style:data-style-name="N0">
      <style:table-cell-properties style:vertical-align="automatic" fo:background-color="transparent"/>
      <style:text-properties fo:color="#FF0000" fo:font-size="8pt" style:font-size-asian="8pt" style:font-size-complex="8pt"/>
    </style:style>
    <style:style style:name="ce481" style:family="table-cell" style:parent-style-name="Normal_20130802-JM_Table_3.5-U_32_2" style:data-style-name="N0">
      <style:table-cell-properties style:vertical-align="automatic" fo:background-color="transparent" style:repeat-content="false"/>
      <style:paragraph-properties fo:text-align="end" fo:margin-right="0cm"/>
      <style:text-properties fo:font-size="8pt" style:font-size-asian="8pt" style:font-size-complex="8pt"/>
    </style:style>
    <style:style style:name="ce482" style:family="table-cell" style:parent-style-name="Normal_20130802-JM_Table_3.5-U_32_2" style:data-style-name="N37">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fo:font-size="8pt" style:font-size-asian="8pt" style:font-size-complex="8pt"/>
    </style:style>
    <style:style style:name="ce483" style:family="table-cell" style:parent-style-name="Normal_20130802-JM_Table_3.5-U_32_2" style:data-style-name="N3">
      <style:table-cell-properties fo:border-top="thin solid #000000" fo:border-bottom="none" fo:border-left="none" fo:border-right="none" style:vertical-align="automatic" fo:background-color="#E0D8D8"/>
      <style:text-properties fo:font-size="8pt" style:font-size-asian="8pt" style:font-size-complex="8pt" fo:font-weight="bold" style:font-weight-asian="bold" style:font-weight-complex="bold"/>
    </style:style>
    <style:style style:name="ce484" style:family="table-cell" style:parent-style-name="Normal_20130802-JM_Table_3.5-U_32_2" style:data-style-name="N37">
      <style:table-cell-properties fo:border-top="thin solid #000000" fo:border-bottom="none" fo:border-left="none" fo:border-right="none" style:vertical-align="automatic" fo:background-color="#E0D8D8" style:repeat-content="false"/>
      <style:paragraph-properties fo:text-align="center"/>
      <style:text-properties fo:font-size="8pt" style:font-size-asian="8pt" style:font-size-complex="8pt" fo:font-weight="bold" style:font-weight-asian="bold" style:font-weight-complex="bold"/>
    </style:style>
    <style:style style:name="ce485" style:family="table-cell" style:parent-style-name="Normal_20130802-JM_Table_3.5-U_32_2" style:data-style-name="N0">
      <style:table-cell-properties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486" style:family="table-cell" style:parent-style-name="Normal_20130802-JM_Table_3.5-U_32_2" style:data-style-name="N0">
      <style:table-cell-properties style:vertical-align="automatic" fo:background-color="transparent" style:repeat-content="false"/>
      <style:paragraph-properties fo:text-align="center"/>
      <style:text-properties fo:font-size="8pt" style:font-size-asian="8pt" style:font-size-complex="8pt"/>
    </style:style>
    <style:style style:name="ce487" style:family="table-cell" style:parent-style-name="Normal_20130802-JM_Table_3.5-U_32_2" style:data-style-name="N3">
      <style:table-cell-properties fo:border-top="none" fo:border-bottom="thin solid #000000" fo:border-left="none" fo:border-right="none" style:vertical-align="automatic" fo:background-color="#E0D8D8"/>
      <style:text-properties fo:font-size="8pt" style:font-size-asian="8pt" style:font-size-complex="8pt" fo:font-weight="bold" style:font-weight-asian="bold" style:font-weight-complex="bold"/>
    </style:style>
    <style:style style:name="ce488" style:family="table-cell" style:parent-style-name="Normal_20130802-JM_Table_3.5-U_32_2" style:data-style-name="N37">
      <style:table-cell-properties style:vertical-align="automatic" fo:background-color="transparent" style:repeat-content="false"/>
      <style:paragraph-properties fo:text-align="start" fo:margin-left="0cm"/>
      <style:text-properties fo:color="#FF0000" fo:font-size="8pt" style:font-size-asian="8pt" style:font-size-complex="8pt"/>
    </style:style>
    <style:style style:name="ce489" style:family="table-cell" style:parent-style-name="Normal_20130802-JM_Table_3.5-U_32_2" style:data-style-name="N37">
      <style:table-cell-properties fo:border-top="thin solid #000000" fo:border-bottom="none" fo:border-left="none" fo:border-right="none" style:vertical-align="automatic" fo:background-color="#E0D8D8" style:repeat-content="false"/>
      <style:paragraph-properties fo:text-align="center"/>
      <style:text-properties fo:color="#FF0000" fo:font-size="8pt" style:font-size-asian="8pt" style:font-size-complex="8pt" fo:font-weight="bold" style:font-weight-asian="bold" style:font-weight-complex="bold"/>
    </style:style>
    <style:style style:name="ce490" style:family="table-cell" style:parent-style-name="Normal_20130802-JM_Table_3.5-U_32_2" style:data-style-name="N37">
      <style:table-cell-properties style:vertical-align="automatic" fo:background-color="transparent" style:repeat-content="false"/>
      <style:paragraph-properties fo:text-align="center"/>
      <style:text-properties fo:color="#FF0000" fo:font-size="8pt" style:font-size-asian="8pt" style:font-size-complex="8pt"/>
    </style:style>
    <style:style style:name="ce491" style:family="table-cell" style:parent-style-name="Normal_20130802-JM_Table_3.5-U_32_2" style:data-style-name="N37">
      <style:table-cell-properties style:vertical-align="automatic" fo:background-color="transparent" style:repeat-content="false"/>
      <style:paragraph-properties fo:text-align="center"/>
      <style:text-properties fo:color="#FF0000" fo:font-size="8pt" style:font-size-asian="8pt" style:font-size-complex="8pt" fo:font-weight="bold" style:font-weight-asian="bold" style:font-weight-complex="bold"/>
    </style:style>
    <style:style style:name="ce492" style:family="table-cell" style:parent-style-name="Normal_20130802-JM_Table_3.5-U_32_2" style:data-style-name="N3">
      <style:table-cell-properties style:vertical-align="automatic" fo:background-color="transparent" style:repeat-content="false"/>
      <style:paragraph-properties fo:text-align="end" fo:margin-right="0cm"/>
      <style:text-properties fo:font-size="8pt" style:font-size-asian="8pt" style:font-size-complex="8pt"/>
    </style:style>
    <style:style style:name="ce493" style:family="table-cell" style:parent-style-name="Normal_20130802-JM_Table_3.5-U_32_2" style:data-style-name="N37">
      <style:table-cell-properties fo:border-top="none" fo:border-bottom="thin solid #000000" fo:border-left="none" fo:border-right="none" style:vertical-align="automatic" fo:background-color="#E0D8D8" style:repeat-content="false"/>
      <style:paragraph-properties fo:text-align="center"/>
      <style:text-properties fo:color="#FF0000" fo:font-size="8pt" style:font-size-asian="8pt" style:font-size-complex="8pt" fo:font-weight="bold" style:font-weight-asian="bold" style:font-weight-complex="bold"/>
    </style:style>
    <style:style style:name="ce494" style:family="table-cell" style:parent-style-name="Normal_20130802-JM_Table_3.5-U_32_2"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495" style:family="table-cell" style:parent-style-name="Normal_20130802-JM_Table_3.5-U_32_2" style:data-style-name="N0">
      <style:table-cell-properties style:vertical-align="automatic" fo:background-color="transparent" style:repeat-content="false"/>
      <style:paragraph-properties fo:text-align="start" fo:margin-left="0cm"/>
      <style:text-properties fo:font-size="8pt" style:font-size-asian="8pt" style:font-size-complex="8pt"/>
    </style:style>
    <style:style style:name="ce496" style:family="table-cell" style:parent-style-name="Normal_20130802-JM_Table_3.5-U_32_2" style:data-style-name="N36">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497" style:family="table-cell" style:parent-style-name="Normal_20130802-JM_Table_3.5-U_32_2" style:data-style-name="N0">
      <style:table-cell-properties fo:border-top="none" fo:border-bottom="thin solid #000000" fo:border-left="thin solid #000000" fo:border-right="thin solid #000000" style:vertical-align="automatic" fo:background-color="transparent" style:repeat-content="false"/>
      <style:paragraph-properties fo:text-align="end" fo:margin-right="0cm"/>
      <style:text-properties fo:font-size="8pt" style:font-size-asian="8pt" style:font-size-complex="8pt"/>
    </style:style>
    <style:style style:name="ce498" style:family="table-cell" style:parent-style-name="Normal_20130802-JM_Table_3.5-U_32_2" style:data-style-name="N37">
      <style:table-cell-properties fo:border-top="none" fo:border-bottom="none" fo:border-left="thin solid #000000" fo:border-right="thin solid #000000" style:vertical-align="automatic" fo:background-color="transparent" style:repeat-content="false"/>
      <style:paragraph-properties fo:text-align="end" fo:margin-right="0cm"/>
      <style:text-properties fo:font-size="8pt" style:font-size-asian="8pt" style:font-size-complex="8pt"/>
    </style:style>
    <style:style style:name="ce499" style:family="table-cell" style:parent-style-name="Normal_20130802-JM_Table_3.5-U_32_2" style:data-style-name="N36">
      <style:table-cell-properties fo:border-top="none" fo:border-bottom="none" fo:border-left="thin solid #000000" fo:border-right="none" style:vertical-align="automatic" fo:background-color="transparent" style:repeat-content="false"/>
      <style:paragraph-properties fo:text-align="end" fo:margin-right="0cm"/>
      <style:text-properties fo:font-size="8pt" style:font-size-asian="8pt" style:font-size-complex="8pt"/>
    </style:style>
    <style:style style:name="ce500" style:family="table-cell" style:parent-style-name="Normal_20130802-JM_Table_3.5-U_32_2" style:data-style-name="N0">
      <style:table-cell-properties style:vertical-align="middle" fo:wrap-option="wrap" fo:background-color="#BBA8AC" style:repeat-content="false"/>
      <style:paragraph-properties fo:text-align="start" fo:margin-left="0cm"/>
      <style:text-properties fo:font-size="14pt" style:font-size-asian="14pt" style:font-size-complex="14pt" fo:font-weight="bold" style:font-weight-asian="bold" style:font-weight-complex="bold"/>
    </style:style>
    <style:style style:name="ce501" style:family="table-cell" style:parent-style-name="Normal_20130802-JM_Table_3.5-U_32_2" style:data-style-name="N0">
      <style:table-cell-properties style:vertical-align="top" fo:wrap-option="wrap" fo:background-color="#FFFFFF" style:repeat-content="false"/>
      <style:paragraph-properties fo:text-align="start" fo:margin-left="0cm"/>
      <style:text-properties fo:font-size="8pt" style:font-size-asian="8pt" style:font-size-complex="8pt"/>
    </style:style>
    <style:style style:name="ce502" style:family="table-cell" style:parent-style-name="Normal_20130802-JM_Table_3.5-U_32_2" style:data-style-name="N0">
      <style:table-cell-properties style:vertical-align="top" fo:wrap-option="wrap" fo:background-color="transparent" style:repeat-content="false"/>
      <style:paragraph-properties fo:text-align="start" fo:margin-left="0cm"/>
      <style:text-properties fo:font-size="8pt" style:font-size-asian="8pt" style:font-size-complex="8pt"/>
    </style:style>
    <style:style style:name="ce503" style:family="table-cell" style:parent-style-name="Normal_20130802-JM_Table_3.5-U_32_2" style:data-style-name="N0">
      <style:table-cell-properties style:vertical-align="automatic" fo:wrap-option="wrap" fo:background-color="transparent" style:repeat-content="false"/>
      <style:paragraph-properties fo:text-align="end" fo:margin-right="0cm"/>
      <style:text-properties fo:font-size="8pt" style:font-size-asian="8pt" style:font-size-complex="8pt"/>
    </style:style>
    <style:style style:name="ce504" style:family="table-cell" style:parent-style-name="Normal_20130802-JM_Table_3.5-U_32_2" style:data-style-name="N0">
      <style:table-cell-properties fo:border="thin solid #000000"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505" style:family="table-cell" style:parent-style-name="Normal_20130802-JM_Table_3.5-U_32_2" style:data-style-name="N0">
      <style:table-cell-properties fo:border-top="thin solid #000000" fo:border-bottom="none" fo:border-left="thin solid #000000" fo:border-right="thin solid #000000" style:vertical-align="automatic" fo:background-color="#E0D8D8" style:repeat-content="false"/>
      <style:paragraph-properties fo:text-align="start" fo:margin-left="0cm"/>
      <style:text-properties fo:font-size="8pt" style:font-size-asian="8pt" style:font-size-complex="8pt" fo:font-weight="bold" style:font-weight-asian="bold" style:font-weight-complex="bold"/>
    </style:style>
    <style:style style:name="ce506" style:family="table-cell" style:parent-style-name="Normal_20130802-JM_Table_3.5-U_32_2" style:data-style-name="N0">
      <style:table-cell-properties fo:border-top="none" fo:border-bottom="none" fo:border-left="thin solid #000000" fo:border-right="thin solid #000000" style:vertical-align="automatic" fo:background-color="transparent" style:repeat-content="false"/>
      <style:paragraph-properties fo:text-align="start" fo:margin-left="0cm"/>
      <style:text-properties fo:font-size="8pt" style:font-size-asian="8pt" style:font-size-complex="8pt" fo:font-style="italic" style:font-style-asian="italic" style:font-style-complex="italic"/>
    </style:style>
    <style:style style:name="ce507" style:family="table-cell" style:parent-style-name="Normal_20130802-JM_Table_3.5-U_32_2" style:data-style-name="N0">
      <style:table-cell-properties fo:border-top="none" fo:border-bottom="none" fo:border-left="none" fo:border-right="thin solid #000000" style:vertical-align="automatic" fo:background-color="transparent" style:repeat-content="false"/>
      <style:paragraph-properties fo:text-align="start" fo:margin-left="0cm"/>
      <style:text-properties fo:font-size="8pt" style:font-size-asian="8pt" style:font-size-complex="8pt"/>
    </style:style>
    <style:style style:name="ce508" style:family="table-cell" style:parent-style-name="Normal_20130802-JM_Table_3.5-U_32_2" style:data-style-name="N0">
      <style:table-cell-properties fo:border-top="none" fo:border-bottom="none" fo:border-left="thin solid #000000" fo:border-right="thin solid #000000"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509" style:family="table-cell" style:parent-style-name="Normal_20130802-JM_Table_3.5-U_32_2" style:data-style-name="N0">
      <style:table-cell-properties fo:border-top="none" fo:border-bottom="thin solid #000000" fo:border-left="thin solid #000000" fo:border-right="thin solid #000000" style:vertical-align="automatic" fo:background-color="#E0D8D8" style:repeat-content="false"/>
      <style:paragraph-properties fo:text-align="start" fo:margin-left="0cm"/>
      <style:text-properties fo:font-size="8pt" style:font-size-asian="8pt" style:font-size-complex="8pt" fo:font-weight="bold" style:font-weight-asian="bold" style:font-weight-complex="bold"/>
    </style:style>
    <style:style style:name="ce510" style:family="table-cell" style:parent-style-name="Normal_20130802-JM_Table_3.5-U_32_2" style:data-style-name="N0">
      <style:table-cell-properties style:vertical-align="automatic" fo:background-color="transparent" style:repeat-content="false"/>
      <style:paragraph-properties fo:text-align="end" fo:margin-right="0cm"/>
      <style:text-properties fo:font-size="8pt" style:font-size-asian="8pt" style:font-size-complex="8pt"/>
    </style:style>
    <style:style style:name="ce511" style:family="table-cell" style:parent-style-name="Normal_20130802-JM_Table_3.5-U_32_2" style:data-style-name="N0">
      <style:table-cell-properties fo:border-top="thin solid #000000" fo:border-bottom="none" fo:border-left="thin solid #000000" fo:border-right="thin solid #000000" style:vertical-align="automatic" fo:background-color="transparent" style:repeat-content="false"/>
      <style:paragraph-properties fo:text-align="start" fo:margin-left="0cm"/>
      <style:text-properties fo:font-size="8pt" style:font-size-asian="8pt" style:font-size-complex="8pt"/>
    </style:style>
    <style:style style:name="ce512" style:family="table-cell" style:parent-style-name="Normal_20130802-JM_Table_3.5-U_32_2" style:data-style-name="N0">
      <style:table-cell-properties fo:border-top="none" fo:border-bottom="none" fo:border-left="thin solid #000000" fo:border-right="thin solid #000000" style:vertical-align="automatic" fo:background-color="transparent" style:repeat-content="false"/>
      <style:paragraph-properties fo:text-align="start" fo:margin-left="0cm"/>
      <style:text-properties fo:font-size="8pt" style:font-size-asian="8pt" style:font-size-complex="8pt"/>
    </style:style>
    <style:style style:name="ce513" style:family="table-cell" style:parent-style-name="Normal_20130802-JM_Table_3.5-U_32_2" style:data-style-name="N37">
      <style:table-cell-properties style:vertical-align="automatic" fo:background-color="transparent" style:repeat-content="false"/>
      <style:paragraph-properties fo:text-align="end" fo:margin-right="0cm"/>
      <style:text-properties fo:font-size="8pt" style:font-size-asian="8pt" style:font-size-complex="8pt"/>
    </style:style>
    <style:style style:name="ce514" style:family="table-cell" style:parent-style-name="Normal_20130828-JM_Table_3.06-Operations-U_32_2" style:data-style-name="N0">
      <style:table-cell-properties style:vertical-align="middle" fo:wrap-option="wrap" fo:background-color="#BBA8AC" style:repeat-content="false"/>
      <style:paragraph-properties fo:text-align="start" fo:margin-left="0cm"/>
      <style:text-properties fo:font-size="14pt" style:font-size-asian="14pt" style:font-size-complex="14pt" fo:font-weight="bold" style:font-weight-asian="bold" style:font-weight-complex="bold"/>
    </style:style>
    <style:style style:name="ce515" style:family="table-cell" style:parent-style-name="Normal_32_2" style:data-style-name="N0">
      <style:table-cell-properties style:vertical-align="middle" fo:wrap-option="wrap" fo:background-color="transparent" style:repeat-content="false"/>
      <style:paragraph-properties fo:text-align="start" fo:margin-left="0cm"/>
      <style:text-properties fo:font-size="8pt" style:font-size-asian="8pt" style:font-size-complex="8pt"/>
    </style:style>
    <style:style style:name="ce516" style:family="table-cell" style:parent-style-name="Normal_20130828-JM_Table_3.06-Operations-U_32_2" style:data-style-name="N0">
      <style:table-cell-properties style:vertical-align="middle" fo:wrap-option="wrap"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517" style:family="table-cell" style:parent-style-name="Normal_32_2" style:data-style-name="N0">
      <style:table-cell-properties style:vertical-align="middle" fo:wrap-option="wrap" fo:background-color="transparent" style:repeat-content="false"/>
      <style:paragraph-properties fo:text-align="start" fo:margin-left="0cm"/>
    </style:style>
    <style:style style:name="ce518" style:family="table-cell" style:parent-style-name="Normal_20130828-JM_Table_3.06-Operations-U_32_2" style:data-style-name="N0">
      <style:table-cell-properties style:vertical-align="middle" fo:wrap-option="wrap" fo:background-color="transparent" style:repeat-content="false"/>
      <style:paragraph-properties fo:text-align="end" fo:margin-right="0cm"/>
      <style:text-properties fo:font-size="8pt" style:font-size-asian="8pt" style:font-size-complex="8pt"/>
    </style:style>
    <style:style style:name="ce519" style:family="table-cell" style:parent-style-name="Normal_20130828-JM_Table_3.06-Operations-U_32_2" style:data-style-name="N0">
      <style:table-cell-properties style:vertical-align="middle" fo:background-color="transparent" style:repeat-content="false"/>
      <style:paragraph-properties fo:text-align="center"/>
      <style:text-properties fo:font-size="8pt" style:font-size-asian="8pt" style:font-size-complex="8pt" fo:font-weight="bold" style:font-weight-asian="bold" style:font-weight-complex="bold"/>
    </style:style>
    <style:style style:name="ce520" style:family="table-cell" style:parent-style-name="Normal_20130828-JM_Table_3.06-Operations-U_32_2" style:data-style-name="N0">
      <style:table-cell-properties style:vertical-align="middle" fo:background-color="transparent" style:repeat-content="false"/>
      <style:paragraph-properties fo:text-align="center"/>
      <style:text-properties fo:font-weight="bold" style:font-weight-asian="bold" style:font-weight-complex="bold"/>
    </style:style>
    <style:style style:name="ce521" style:family="table-cell" style:parent-style-name="Normal_20130828-JM_Table_3.06-Operations-U_32_2" style:data-style-name="N0">
      <style:table-cell-properties fo:border="thin solid #000000" style:vertical-align="middle" fo:wrap-option="wrap" fo:background-color="transparent" style:repeat-content="false"/>
      <style:paragraph-properties fo:text-align="center"/>
      <style:text-properties fo:font-size="8pt" style:font-size-asian="8pt" style:font-size-complex="8pt" fo:font-weight="bold" style:font-weight-asian="bold" style:font-weight-complex="bold"/>
    </style:style>
    <style:style style:name="ce522" style:family="table-cell" style:parent-style-name="Normal_20130828-JM_Table_3.06-Operations-U_32_2" style:data-style-name="N0">
      <style:table-cell-properties fo:border-top="none" fo:border-bottom="none" fo:border-left="thin solid #000000" fo:border-right="none" style:vertical-align="middle" fo:wrap-option="wrap" fo:background-color="transparent" style:repeat-content="false"/>
      <style:paragraph-properties fo:text-align="center"/>
      <style:text-properties fo:font-size="8pt" style:font-size-asian="8pt" style:font-size-complex="8pt" fo:font-weight="bold" style:font-weight-asian="bold" style:font-weight-complex="bold"/>
    </style:style>
    <style:style style:name="ce523" style:family="table-cell" style:parent-style-name="Normal_32_2" style:data-style-name="N0">
      <style:table-cell-properties style:vertical-align="middle" fo:wrap-option="wrap" fo:background-color="transparent" style:repeat-content="false"/>
      <style:paragraph-properties fo:text-align="center"/>
      <style:text-properties style:font-name="Calibri" style:font-name-asian="Calibri" style:font-name-complex="Calibri" fo:font-size="11pt" style:font-size-asian="11pt" style:font-size-complex="11pt"/>
    </style:style>
    <style:style style:name="ce524" style:family="table-cell" style:parent-style-name="Normal_20130828-JM_Table_3.06-Operations-U_32_2" style:data-style-name="N0">
      <style:table-cell-properties style:vertical-align="middle" fo:wrap-option="wrap" fo:background-color="transparent" style:repeat-content="false"/>
      <style:paragraph-properties fo:text-align="center"/>
      <style:text-properties fo:font-size="8pt" style:font-size-asian="8pt" style:font-size-complex="8pt" fo:font-weight="bold" style:font-weight-asian="bold" style:font-weight-complex="bold"/>
    </style:style>
    <style:style style:name="ce525" style:family="table-cell" style:parent-style-name="Normal_20130828-JM_Table_3.06-Operations-U_32_2" style:data-style-name="N0">
      <style:table-cell-properties fo:border="thin solid #000000" style:vertical-align="middle" fo:wrap-option="wrap" fo:background-color="transparent" style:repeat-content="false"/>
      <style:paragraph-properties fo:text-align="end" fo:margin-right="0cm"/>
      <style:text-properties fo:font-size="8pt" style:font-size-asian="8pt" style:font-size-complex="8pt"/>
    </style:style>
    <style:style style:name="ce526" style:family="table-cell" style:parent-style-name="Normal_20130828-JM_Table_3.06-Operations-U_32_2" style:data-style-name="N0">
      <style:table-cell-properties fo:border-top="thin solid #000000" fo:border-bottom="thin solid #000000" fo:border-left="thin solid #000000" fo:border-right="none" style:vertical-align="middle" fo:wrap-option="wrap" fo:background-color="transparent" style:repeat-content="false"/>
      <style:paragraph-properties fo:text-align="end" fo:margin-right="0cm"/>
      <style:text-properties fo:font-size="8pt" style:font-size-asian="8pt" style:font-size-complex="8pt"/>
    </style:style>
    <style:style style:name="ce527" style:family="table-cell" style:parent-style-name="Normal_20130828-JM_Table_3.06-Operations-U_32_2" style:data-style-name="N0">
      <style:table-cell-properties style:vertical-align="middle" fo:background-color="transparent"/>
    </style:style>
    <style:style style:name="ce528" style:family="table-cell" style:parent-style-name="Normal_20130828-JM_Table_3.06-Operations-U_32_2" style:data-style-name="N0">
      <style:table-cell-properties fo:border="thin solid #000000" style:vertical-align="middle" fo:background-color="transparent" style:repeat-content="false"/>
      <style:paragraph-properties fo:text-align="end" fo:margin-right="0cm"/>
      <style:text-properties fo:font-size="8pt" style:font-size-asian="8pt" style:font-size-complex="8pt"/>
    </style:style>
    <style:style style:name="ce529" style:family="table-cell" style:parent-style-name="Normal_20130828-JM_Table_3.06-Operations-U_32_2" style:data-style-name="N0">
      <style:table-cell-properties fo:border-top="thin solid #000000" fo:border-bottom="thin solid #000000" fo:border-left="thin solid #000000" fo:border-right="none" style:vertical-align="middle" fo:background-color="transparent" style:repeat-content="false"/>
      <style:paragraph-properties fo:text-align="end" fo:margin-right="0cm"/>
      <style:text-properties fo:font-size="8pt" style:font-size-asian="8pt" style:font-size-complex="8pt"/>
    </style:style>
    <style:style style:name="ce530" style:family="table-cell" style:parent-style-name="Normal_20130828-JM_Table_3.06-Operations-U_32_2" style:data-style-name="N0">
      <style:table-cell-properties style:vertical-align="middle" fo:wrap-option="wrap" fo:background-color="transparent" style:repeat-content="false"/>
      <style:paragraph-properties fo:text-align="center"/>
      <style:text-properties fo:font-size="8pt" style:font-size-asian="8pt" style:font-size-complex="8pt"/>
    </style:style>
    <style:style style:name="ce531" style:family="table-cell" style:parent-style-name="Normal_20130828-JM_Table_3.06-Operations-U_32_2" style:data-style-name="N0">
      <style:table-cell-properties fo:border-top="none" fo:border-bottom="thin solid #000000" fo:border-left="thin solid #000000" fo:border-right="none" style:vertical-align="middle" fo:wrap-option="wrap" fo:background-color="transparent" style:repeat-content="false"/>
      <style:paragraph-properties fo:text-align="end" fo:margin-right="0cm"/>
      <style:text-properties fo:font-size="8pt" style:font-size-asian="8pt" style:font-size-complex="8pt"/>
    </style:style>
    <style:style style:name="ce532" style:family="table-cell" style:parent-style-name="Normal_20130828-JM_Table_3.06-Operations-U_32_2" style:data-style-name="N0">
      <style:table-cell-properties fo:border="thin solid #000000" style:vertical-align="top" fo:background-color="transparent" style:repeat-content="false"/>
      <style:paragraph-properties fo:text-align="end" fo:margin-right="0cm"/>
      <style:text-properties fo:font-size="8pt" style:font-size-asian="8pt" style:font-size-complex="8pt"/>
    </style:style>
    <style:style style:name="ce533" style:family="table-cell" style:parent-style-name="Normal_20130828-JM_Table_3.06-Operations-U_32_2" style:data-style-name="N0">
      <style:table-cell-properties fo:border-top="thin solid #000000" fo:border-bottom="thin solid #000000" fo:border-left="thin solid #000000" fo:border-right="none" style:vertical-align="top" fo:background-color="transparent" style:repeat-content="false"/>
      <style:paragraph-properties fo:text-align="end" fo:margin-right="0cm"/>
      <style:text-properties fo:font-size="8pt" style:font-size-asian="8pt" style:font-size-complex="8pt"/>
    </style:style>
    <style:style style:name="ce534" style:family="table-cell" style:parent-style-name="Normal_20130828-JM_Table_3.06-Operations-U_32_2" style:data-style-name="N0">
      <style:table-cell-properties style:vertical-align="middle" fo:background-color="transparent"/>
      <style:text-properties fo:font-size="8pt" style:font-size-asian="8pt" style:font-size-complex="8pt"/>
    </style:style>
    <style:style style:name="ce535" style:family="table-cell" style:parent-style-name="Normal_20130828-JM_Table_3.06-Operations-U_32_2" style:data-style-name="N0">
      <style:table-cell-properties fo:border-top="none" fo:border-bottom="thin solid #000000" fo:border-left="thin solid #000000" fo:border-right="thin solid #000000" style:vertical-align="middle" fo:background-color="transparent" style:repeat-content="false"/>
      <style:paragraph-properties fo:text-align="end" fo:margin-right="0cm"/>
      <style:text-properties fo:font-size="8pt" style:font-size-asian="8pt" style:font-size-complex="8pt"/>
    </style:style>
    <style:style style:name="ce536" style:family="table-cell" style:parent-style-name="Normal_20130828-JM_Table_3.06-Operations-U_32_2" style:data-style-name="N37">
      <style:table-cell-properties fo:border-top="thin solid #000000" fo:border-bottom="none" fo:border-left="thin solid #000000" fo:border-right="thin solid #000000" style:vertical-align="middle" fo:wrap-option="wrap"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537" style:family="table-cell" style:parent-style-name="Normal_20130828-JM_Table_3.06-Operations-U_32_2" style:data-style-name="N0">
      <style:table-cell-properties fo:border-top="none" fo:border-bottom="none" fo:border-left="thin solid #000000" fo:border-right="thin solid #000000" style:vertical-align="middle"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538" style:family="table-cell" style:parent-style-name="Normal_20130828-JM_Table_3.06-Operations-U_32_2" style:data-style-name="N37">
      <style:table-cell-properties fo:border-top="thin solid #000000" fo:border-bottom="none" fo:border-left="thin solid #000000" fo:border-right="thin solid #000000" style:vertical-align="middle"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539" style:family="table-cell" style:parent-style-name="Normal_20130828-JM_Table_3.06-Operations-U_32_2" style:data-style-name="N1">
      <style:table-cell-properties fo:border-top="thin solid #000000" fo:border-bottom="none" fo:border-left="thin solid #000000" fo:border-right="thin solid #000000" style:vertical-align="middle"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540" style:family="table-cell" style:parent-style-name="Normal_20130828-JM_Table_3.06-Operations-U_32_2" style:data-style-name="N1">
      <style:table-cell-properties style:vertical-align="middle" fo:wrap-option="wrap"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541" style:family="table-cell" style:parent-style-name="Normal_20130828-JM_Table_3.06-Operations-U_32_2" style:data-style-name="N1">
      <style:table-cell-properties fo:border-top="none" fo:border-bottom="none" fo:border-left="thin solid #000000" fo:border-right="none" style:vertical-align="middle" fo:wrap-option="wrap"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542" style:family="table-cell" style:parent-style-name="Normal_20130828-JM_Table_3.06-Operations-U_32_2" style:data-style-name="N1">
      <style:table-cell-properties fo:border-top="thin solid #000000" fo:border-bottom="none" fo:border-left="thin solid #000000" fo:border-right="thin solid #000000" style:vertical-align="middle" fo:wrap-option="wrap"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543" style:family="table-cell" style:parent-style-name="Normal_20130828-JM_Table_3.06-Operations-U_32_2" style:data-style-name="N0">
      <style:table-cell-properties style:vertical-align="middle"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544" style:family="table-cell" style:parent-style-name="Normal_20130828-JM_Table_3.06-Operations-U_32_2" style:data-style-name="N37">
      <style:table-cell-properties style:vertical-align="middle" fo:wrap-option="wrap" fo:background-color="transparent" style:repeat-content="false"/>
      <style:paragraph-properties fo:text-align="center"/>
      <style:text-properties fo:font-size="8pt" style:font-size-asian="8pt" style:font-size-complex="8pt" fo:font-weight="bold" style:font-weight-asian="bold" style:font-weight-complex="bold"/>
    </style:style>
    <style:style style:name="ce545" style:family="table-cell" style:parent-style-name="Normal_20130828-JM_Table_3.06-Operations-U_32_2" style:data-style-name="N0">
      <style:table-cell-properties fo:border-top="thin solid #000000" fo:border-bottom="none" fo:border-left="thin solid #000000" fo:border-right="thin solid #000000" style:vertical-align="middle"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546" style:family="table-cell" style:parent-style-name="Normal_20130828-JM_Table_3.06-Operations-U_32_2" style:data-style-name="N0">
      <style:table-cell-properties style:vertical-align="middle" fo:background-color="transparent"/>
      <style:text-properties fo:font-size="8pt" style:font-size-asian="8pt" style:font-size-complex="8pt" fo:font-weight="bold" style:font-weight-asian="bold" style:font-weight-complex="bold"/>
    </style:style>
    <style:style style:name="ce547" style:family="table-cell" style:parent-style-name="Normal_20130828-JM_Table_3.06-Operations-U_32_2" style:data-style-name="N37">
      <style:table-cell-properties fo:border-top="none" fo:border-bottom="none" fo:border-left="thin solid #000000" fo:border-right="thin solid #000000" style:vertical-align="middle" fo:wrap-option="wrap"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548" style:family="table-cell" style:parent-style-name="Normal_20130828-JM_Table_3.06-Operations-U_32_2" style:data-style-name="N0">
      <style:table-cell-properties fo:border-top="none" fo:border-bottom="none" fo:border-left="thin solid #000000" fo:border-right="thin solid #000000" style:vertical-align="middle" fo:wrap-option="wrap" fo:background-color="transparent" style:repeat-content="false"/>
      <style:paragraph-properties fo:text-align="end" fo:margin-right="0cm"/>
      <style:text-properties fo:font-size="8pt" style:font-size-asian="8pt" style:font-size-complex="8pt"/>
    </style:style>
    <style:style style:name="ce549" style:family="table-cell" style:parent-style-name="Normal_20130828-JM_Table_3.06-Operations-U_32_2" style:data-style-name="N0">
      <style:table-cell-properties fo:border-top="none" fo:border-bottom="none" fo:border-left="thin solid #000000" fo:border-right="thin solid #000000" style:vertical-align="middle"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550" style:family="table-cell" style:parent-style-name="Normal_20130828-JM_Table_3.06-Operations-U_32_2" style:data-style-name="N0">
      <style:table-cell-properties fo:border-top="none" fo:border-bottom="none" fo:border-left="thin solid #000000" fo:border-right="thin solid #000000" style:vertical-align="middle" fo:background-color="transparent" style:repeat-content="false"/>
      <style:paragraph-properties fo:text-align="end" fo:margin-right="0cm"/>
      <style:text-properties fo:font-size="8pt" style:font-size-asian="8pt" style:font-size-complex="8pt"/>
    </style:style>
    <style:style style:name="ce551" style:family="table-cell" style:parent-style-name="Normal_20130828-JM_Table_3.06-Operations-U_32_2" style:data-style-name="N0">
      <style:table-cell-properties fo:border-top="none" fo:border-bottom="none" fo:border-left="thin solid #000000" fo:border-right="thin solid #000000" style:vertical-align="middle" fo:background-color="transparent"/>
      <style:text-properties fo:font-size="8pt" style:font-size-asian="8pt" style:font-size-complex="8pt"/>
    </style:style>
    <style:style style:name="ce552" style:family="table-cell" style:parent-style-name="Normal_20130828-JM_Table_3.06-Operations-U_32_2" style:data-style-name="N0">
      <style:table-cell-properties fo:border-top="none" fo:border-bottom="none" fo:border-left="thin solid #000000" fo:border-right="none" style:vertical-align="middle" fo:wrap-option="wrap" fo:background-color="transparent" style:repeat-content="false"/>
      <style:paragraph-properties fo:text-align="end" fo:margin-right="0cm"/>
      <style:text-properties fo:font-size="8pt" style:font-size-asian="8pt" style:font-size-complex="8pt"/>
    </style:style>
    <style:style style:name="ce553" style:family="table-cell" style:parent-style-name="Normal_20130828-JM_Table_3.06-Operations-U_32_2" style:data-style-name="N0">
      <style:table-cell-properties style:vertical-align="middle"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554" style:family="table-cell" style:parent-style-name="Normal_20130828-JM_Table_3.06-Operations-U_32_2" style:data-style-name="N37">
      <style:table-cell-properties fo:border-top="none" fo:border-bottom="none" fo:border-left="thin solid #000000" fo:border-right="thin solid #000000" style:vertical-align="middle"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555" style:family="table-cell" style:parent-style-name="Normal_20130828-JM_Table_3.06-Operations-U_32_2" style:data-style-name="N1">
      <style:table-cell-properties fo:border-top="none" fo:border-bottom="none" fo:border-left="thin solid #000000" fo:border-right="thin solid #000000" style:vertical-align="middle"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556" style:family="table-cell" style:parent-style-name="Normal_20130828-JM_Table_3.06-Operations-U_32_2" style:data-style-name="N1">
      <style:table-cell-properties fo:border-top="none" fo:border-bottom="none" fo:border-left="thin solid #000000" fo:border-right="thin solid #000000" style:vertical-align="middle" fo:wrap-option="wrap"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557" style:family="table-cell" style:parent-style-name="Normal_20130828-JM_Table_3.06-Operations-U_32_2" style:data-style-name="N1">
      <style:table-cell-properties fo:border-top="none" fo:border-bottom="none" fo:border-left="thin solid #000000" fo:border-right="thin solid #000000" style:vertical-align="middle" fo:wrap-option="wrap" fo:background-color="transparent" style:repeat-content="false"/>
      <style:paragraph-properties fo:text-align="end" fo:margin-right="0cm"/>
      <style:text-properties fo:font-size="8pt" style:font-size-asian="8pt" style:font-size-complex="8pt"/>
    </style:style>
    <style:style style:name="ce558" style:family="table-cell" style:parent-style-name="Normal_20130828-JM_Table_3.06-Operations-U_32_2" style:data-style-name="N0">
      <style:table-cell-properties fo:border-top="none" fo:border-bottom="none" fo:border-left="thin solid #000000" fo:border-right="thin solid #000000" style:vertical-align="middle" fo:background-color="transparent"/>
    </style:style>
    <style:style style:name="ce559" style:family="table-cell" style:parent-style-name="Normal_20130828-JM_Table_3.06-Operations-U_32_2" style:data-style-name="N0">
      <style:table-cell-properties style:vertical-align="middle" fo:background-color="transparent"/>
      <style:text-properties fo:font-weight="bold" style:font-weight-asian="bold" style:font-weight-complex="bold"/>
    </style:style>
    <style:style style:name="ce560" style:family="table-cell" style:parent-style-name="Normal_20130828-JM_Table_3.06-Operations-U_32_2" style:data-style-name="N37">
      <style:table-cell-properties fo:border-top="none" fo:border-bottom="none" fo:border-left="thin solid #000000" fo:border-right="thin solid #000000" style:vertical-align="middle" fo:background-color="transparent" style:repeat-content="false"/>
      <style:paragraph-properties fo:text-align="center"/>
      <style:text-properties fo:font-size="8pt" style:font-size-asian="8pt" style:font-size-complex="8pt" fo:font-weight="bold" style:font-weight-asian="bold" style:font-weight-complex="bold"/>
    </style:style>
    <style:style style:name="ce561" style:family="table-cell" style:parent-style-name="Normal_20130828-JM_Table_3.06-Operations-U_32_2" style:data-style-name="N1">
      <style:table-cell-properties fo:border-top="none" fo:border-bottom="none" fo:border-left="thin solid #000000" fo:border-right="none" style:vertical-align="middle" fo:wrap-option="wrap" fo:background-color="transparent" style:repeat-content="false"/>
      <style:paragraph-properties fo:text-align="end" fo:margin-right="0cm"/>
      <style:text-properties fo:font-size="8pt" style:font-size-asian="8pt" style:font-size-complex="8pt"/>
    </style:style>
    <style:style style:name="ce562" style:family="table-cell" style:parent-style-name="Normal_20130828-JM_Table_3.06-Operations-U_32_2" style:data-style-name="N1">
      <style:table-cell-properties style:vertical-align="middle" fo:wrap-option="wrap" fo:background-color="transparent" style:repeat-content="false"/>
      <style:paragraph-properties fo:text-align="center"/>
      <style:text-properties fo:font-size="8pt" style:font-size-asian="8pt" style:font-size-complex="8pt"/>
    </style:style>
    <style:style style:name="ce563" style:family="table-cell" style:parent-style-name="Normal_20130828-JM_Table_3.06-Operations-U_32_2" style:data-style-name="N1">
      <style:table-cell-properties style:vertical-align="middle" fo:wrap-option="wrap" fo:background-color="transparent" style:repeat-content="false"/>
      <style:paragraph-properties fo:text-align="end" fo:margin-right="0cm"/>
      <style:text-properties fo:font-size="8pt" style:font-size-asian="8pt" style:font-size-complex="8pt"/>
    </style:style>
    <style:style style:name="ce564" style:family="table-cell" style:parent-style-name="Normal_20130828-JM_Table_3.06-Operations-U_32_2" style:data-style-name="N1">
      <style:table-cell-properties fo:border-top="none" fo:border-bottom="none" fo:border-left="thin solid #000000" fo:border-right="thin solid #000000" style:vertical-align="middle" fo:background-color="transparent"/>
      <style:text-properties fo:font-size="8pt" style:font-size-asian="8pt" style:font-size-complex="8pt"/>
    </style:style>
    <style:style style:name="ce565" style:family="table-cell" style:parent-style-name="Normal_20130828-JM_Table_3.06-Operations-U_32_2" style:data-style-name="N1">
      <style:table-cell-properties fo:border-top="none" fo:border-bottom="none" fo:border-left="thin solid #000000" fo:border-right="thin solid #000000" style:vertical-align="middle" fo:background-color="transparent" style:repeat-content="false"/>
      <style:paragraph-properties fo:text-align="end" fo:margin-right="0cm"/>
      <style:text-properties fo:font-size="8pt" style:font-size-asian="8pt" style:font-size-complex="8pt"/>
    </style:style>
    <style:style style:name="ce566" style:family="table-cell" style:parent-style-name="Normal_20130828-JM_Table_3.06-Operations-U_32_2" style:data-style-name="N0">
      <style:table-cell-properties style:vertical-align="middle" fo:background-color="transparent" style:repeat-content="false"/>
      <style:paragraph-properties fo:text-align="end" fo:margin-right="0cm"/>
      <style:text-properties fo:font-size="8pt" style:font-size-asian="8pt" style:font-size-complex="8pt"/>
    </style:style>
    <style:style style:name="ce567" style:family="table-cell" style:parent-style-name="Normal_20130828-JM_Table_3.06-Operations-U_32_2" style:data-style-name="N36">
      <style:table-cell-properties fo:border-top="none" fo:border-bottom="none" fo:border-left="thin solid #000000" fo:border-right="thin solid #000000" style:vertical-align="middle" fo:wrap-option="wrap" fo:background-color="transparent" style:repeat-content="false"/>
      <style:paragraph-properties fo:text-align="end" fo:margin-right="0cm"/>
      <style:text-properties fo:font-size="8pt" style:font-size-asian="8pt" style:font-size-complex="8pt"/>
    </style:style>
    <style:style style:name="ce568" style:family="table-cell" style:parent-style-name="Normal_20130828-JM_Table_3.06-Operations-U_32_2" style:data-style-name="N36">
      <style:table-cell-properties fo:border-top="none" fo:border-bottom="none" fo:border-left="thin solid #000000" fo:border-right="thin solid #000000" style:vertical-align="middle" fo:background-color="transparent" style:repeat-content="false"/>
      <style:paragraph-properties fo:text-align="end" fo:margin-right="0cm"/>
      <style:text-properties fo:font-size="8pt" style:font-size-asian="8pt" style:font-size-complex="8pt"/>
    </style:style>
    <style:style style:name="ce569" style:family="table-cell" style:parent-style-name="Normal_20130828-JM_Table_3.06-Operations-U_32_2" style:data-style-name="N37">
      <style:table-cell-properties style:vertical-align="middle" fo:background-color="transparent" style:repeat-content="false"/>
      <style:paragraph-properties fo:text-align="end" fo:margin-right="0cm"/>
      <style:text-properties fo:font-size="8pt" style:font-size-asian="8pt" style:font-size-complex="8pt"/>
    </style:style>
    <style:style style:name="ce570" style:family="table-cell" style:parent-style-name="Normal_20130828-JM_Table_3.06-Operations-U_32_2" style:data-style-name="N37">
      <style:table-cell-properties fo:border-top="none" fo:border-bottom="none" fo:border-left="thin solid #000000" fo:border-right="none" style:vertical-align="middle" fo:background-color="transparent" style:repeat-content="false"/>
      <style:paragraph-properties fo:text-align="end" fo:margin-right="0cm"/>
      <style:text-properties fo:font-size="8pt" style:font-size-asian="8pt" style:font-size-complex="8pt"/>
    </style:style>
    <style:style style:name="ce571" style:family="table-cell" style:parent-style-name="Normal_20130828-JM_Table_3.06-Operations-U_32_2" style:data-style-name="N37">
      <style:table-cell-properties fo:border-top="none" fo:border-bottom="none" fo:border-left="thin solid #000000" fo:border-right="thin solid #000000" style:vertical-align="middle" fo:background-color="transparent" style:repeat-content="false"/>
      <style:paragraph-properties fo:text-align="end" fo:margin-right="0cm"/>
      <style:text-properties fo:font-size="8pt" style:font-size-asian="8pt" style:font-size-complex="8pt"/>
    </style:style>
    <style:style style:name="ce572" style:family="table-cell" style:parent-style-name="Normal_20130828-JM_Table_3.06-Operations-U_32_2" style:data-style-name="N37">
      <style:table-cell-properties style:vertical-align="middle" fo:wrap-option="wrap" fo:background-color="transparent" style:repeat-content="false"/>
      <style:paragraph-properties fo:text-align="end" fo:margin-right="0cm"/>
      <style:text-properties fo:font-size="8pt" style:font-size-asian="8pt" style:font-size-complex="8pt"/>
    </style:style>
    <style:style style:name="ce573" style:family="table-cell" style:parent-style-name="Normal_20130828-JM_Table_3.06-Operations-U_32_2" style:data-style-name="N37">
      <style:table-cell-properties fo:border-top="none" fo:border-bottom="none" fo:border-left="thin solid #000000" fo:border-right="none" style:vertical-align="middle" fo:wrap-option="wrap" fo:background-color="transparent" style:repeat-content="false"/>
      <style:paragraph-properties fo:text-align="end" fo:margin-right="0cm"/>
      <style:text-properties fo:font-size="8pt" style:font-size-asian="8pt" style:font-size-complex="8pt"/>
    </style:style>
    <style:style style:name="ce574" style:family="table-cell" style:parent-style-name="Normal_20130828-JM_Table_3.06-Operations-U_32_2" style:data-style-name="N37">
      <style:table-cell-properties fo:border-top="none" fo:border-bottom="none" fo:border-left="thin solid #000000" fo:border-right="thin solid #000000" style:vertical-align="middle" fo:wrap-option="wrap" fo:background-color="transparent" style:repeat-content="false"/>
      <style:paragraph-properties fo:text-align="end" fo:margin-right="0cm"/>
      <style:text-properties fo:font-size="8pt" style:font-size-asian="8pt" style:font-size-complex="8pt"/>
    </style:style>
    <style:style style:name="ce575" style:family="table-cell" style:parent-style-name="Normal_20130828-JM_Table_3.06-Operations-U_32_2" style:data-style-name="N36">
      <style:table-cell-properties style:vertical-align="middle" fo:wrap-option="wrap" fo:background-color="transparent" style:repeat-content="false"/>
      <style:paragraph-properties fo:text-align="end" fo:margin-right="0cm"/>
      <style:text-properties fo:font-size="8pt" style:font-size-asian="8pt" style:font-size-complex="8pt"/>
    </style:style>
    <style:style style:name="ce576" style:family="table-cell" style:parent-style-name="Normal_20130828-JM_Table_3.06-Operations-U_32_2" style:data-style-name="N36">
      <style:table-cell-properties fo:border-top="none" fo:border-bottom="none" fo:border-left="thin solid #000000" fo:border-right="none" style:vertical-align="middle" fo:wrap-option="wrap" fo:background-color="transparent" style:repeat-content="false"/>
      <style:paragraph-properties fo:text-align="end" fo:margin-right="0cm"/>
      <style:text-properties fo:font-size="8pt" style:font-size-asian="8pt" style:font-size-complex="8pt"/>
    </style:style>
    <style:style style:name="ce577" style:family="table-cell" style:parent-style-name="Normal_20130828-JM_Table_3.06-Operations-U_32_2" style:data-style-name="N37">
      <style:table-cell-properties fo:border-top="none" fo:border-bottom="none" fo:border-left="thin solid #000000" fo:border-right="thin solid #000000" style:vertical-align="middle" fo:background-color="transparent"/>
      <style:text-properties fo:font-size="8pt" style:font-size-asian="8pt" style:font-size-complex="8pt"/>
    </style:style>
    <style:style style:name="ce578" style:family="table-cell" style:parent-style-name="Normal_20130828-JM_Table_3.06-Operations-U_32_2" style:data-style-name="N0">
      <style:table-cell-properties style:vertical-align="middle" fo:background-color="transparent" style:repeat-content="false"/>
      <style:paragraph-properties fo:text-align="end" fo:margin-right="0cm"/>
    </style:style>
    <style:style style:name="ce579" style:family="table-cell" style:parent-style-name="Normal_20130828-JM_Table_3.06-Operations-U_32_2" style:data-style-name="N37">
      <style:table-cell-properties fo:border-top="none" fo:border-bottom="thin solid #000000" fo:border-left="thin solid #000000" fo:border-right="thin solid #000000" style:vertical-align="middle" fo:wrap-option="wrap"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580" style:family="table-cell" style:parent-style-name="Normal_20130828-JM_Table_3.06-Operations-U_32_2" style:data-style-name="N0">
      <style:table-cell-properties fo:border-top="none" fo:border-bottom="thin solid #000000" fo:border-left="thin solid #000000" fo:border-right="thin solid #000000" style:vertical-align="middle" fo:background-color="#E0D8D8" style:repeat-content="false"/>
      <style:paragraph-properties fo:text-align="end" fo:margin-right="0cm"/>
      <style:text-properties fo:font-size="8pt" style:font-size-asian="8pt" style:font-size-complex="8pt"/>
    </style:style>
    <style:style style:name="ce581" style:family="table-cell" style:parent-style-name="Normal_20130828-JM_Table_3.06-Operations-U_32_2" style:data-style-name="N0">
      <style:table-cell-properties fo:border-top="none" fo:border-bottom="thin solid #000000" fo:border-left="thin solid #000000" fo:border-right="thin solid #000000" style:vertical-align="middle"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582" style:family="table-cell" style:parent-style-name="Normal_20130828-JM_Table_3.06-Operations-U_32_2" style:data-style-name="N1">
      <style:table-cell-properties fo:border-top="none" fo:border-bottom="thin solid #000000" fo:border-left="thin solid #000000" fo:border-right="none" style:vertical-align="middle" fo:wrap-option="wrap"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583" style:family="table-cell" style:parent-style-name="Normal_20130828-JM_Table_3.06-Operations-U_32_2" style:data-style-name="N1">
      <style:table-cell-properties fo:border-top="none" fo:border-bottom="thin solid #000000" fo:border-left="thin solid #000000" fo:border-right="thin solid #000000" style:vertical-align="middle" fo:wrap-option="wrap"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584" style:family="table-cell" style:parent-style-name="Normal_20130828-JM_Table_3.06-Operations-U_32_2" style:data-style-name="N37">
      <style:table-cell-properties style:vertical-align="middle" fo:wrap-option="wrap"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585" style:family="table-cell" style:parent-style-name="Normal_20130828-JM_Table_3.06-Operations-U_32_2" style:data-style-name="N0">
      <style:table-cell-properties style:vertical-align="top" fo:wrap-option="wrap" fo:background-color="transparent" style:repeat-content="false"/>
      <style:paragraph-properties fo:text-align="start" fo:margin-left="0cm"/>
      <style:text-properties fo:font-size="8pt" style:font-size-asian="8pt" style:font-size-complex="8pt"/>
    </style:style>
    <style:style style:name="ce586" style:family="table-cell" style:parent-style-name="Normal_20130828-JM_Table_3.06-Operations-U_32_2" style:data-style-name="N0">
      <style:table-cell-properties style:vertical-align="middle" fo:wrap-option="wrap" fo:background-color="#BBA8AC" style:repeat-content="false"/>
      <style:paragraph-properties fo:text-align="start" fo:margin-left="0cm"/>
      <style:text-properties fo:font-size="14pt" style:font-size-asian="14pt" style:font-size-complex="14pt" fo:font-weight="bold" style:font-weight-asian="bold" style:font-weight-complex="bold"/>
    </style:style>
    <style:style style:name="ce587" style:family="table-cell" style:parent-style-name="Normal_32_2" style:data-style-name="N0">
      <style:table-cell-properties style:vertical-align="middle" fo:wrap-option="wrap" fo:background-color="transparent" style:repeat-content="false"/>
      <style:paragraph-properties fo:text-align="start" fo:margin-left="0cm"/>
      <style:text-properties fo:font-size="8pt" style:font-size-asian="8pt" style:font-size-complex="8pt"/>
    </style:style>
    <style:style style:name="ce588" style:family="table-cell" style:parent-style-name="Normal_20130828-JM_Table_3.06-Operations-U_32_2" style:data-style-name="N0">
      <style:table-cell-properties style:vertical-align="middle" fo:wrap-option="wrap"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589" style:family="table-cell" style:parent-style-name="Normal_20130828-JM_Table_3.06-Operations-U_32_2" style:data-style-name="N0">
      <style:table-cell-properties style:vertical-align="middle" fo:wrap-option="wrap" fo:background-color="transparent" style:repeat-content="false"/>
      <style:paragraph-properties fo:text-align="start" fo:margin-left="0cm"/>
      <style:text-properties fo:font-size="8pt" style:font-size-asian="8pt" style:font-size-complex="8pt"/>
    </style:style>
    <style:style style:name="ce590" style:family="table-cell" style:parent-style-name="Hyperlink"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591" style:family="table-cell" style:parent-style-name="Normal_20130828-JM_Table_3.06-Operations-U_32_2" style:data-style-name="N0">
      <style:table-cell-properties style:vertical-align="middle" fo:wrap-option="wrap" fo:background-color="transparent" style:repeat-content="false"/>
      <style:paragraph-properties fo:text-align="end" fo:margin-right="0cm"/>
      <style:text-properties fo:font-size="8pt" style:font-size-asian="8pt" style:font-size-complex="8pt"/>
    </style:style>
    <style:style style:name="ce592" style:family="table-cell" style:parent-style-name="Normal_20130828-JM_Table_3.06-Operations-U_32_2" style:data-style-name="N0">
      <style:table-cell-properties fo:border="thin solid #000000" style:vertical-align="middle" fo:background-color="transparent" style:repeat-content="false"/>
      <style:paragraph-properties fo:text-align="center"/>
      <style:text-properties fo:font-size="8pt" style:font-size-asian="8pt" style:font-size-complex="8pt" fo:font-weight="bold" style:font-weight-asian="bold" style:font-weight-complex="bold"/>
    </style:style>
    <style:style style:name="ce593" style:family="table-cell" style:parent-style-name="Normal_20130828-JM_Table_3.06-Operations-U_32_2" style:data-style-name="N0">
      <style:table-cell-properties fo:border="thin solid #000000" style:vertical-align="middle" fo:wrap-option="wrap" fo:background-color="transparent" style:repeat-content="false"/>
      <style:paragraph-properties fo:text-align="center"/>
      <style:text-properties fo:font-size="8pt" style:font-size-asian="8pt" style:font-size-complex="8pt" fo:font-weight="bold" style:font-weight-asian="bold" style:font-weight-complex="bold"/>
    </style:style>
    <style:style style:name="ce594"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fo:font-size="8pt" style:font-size-asian="8pt" style:font-size-complex="8pt" fo:font-weight="bold" style:font-weight-asian="bold" style:font-weight-complex="bold"/>
    </style:style>
    <style:style style:name="ce595" style:family="table-cell" style:parent-style-name="Normal_20130828-JM_Table_3.06-Operations-U_32_2" style:data-style-name="N0">
      <style:table-cell-properties fo:border-top="thin solid #000000" fo:border-bottom="none" fo:border-left="thin solid #000000" fo:border-right="thin solid #000000" style:vertical-align="automatic" fo:wrap-option="wrap" fo:background-color="#E0D8D8" style:repeat-content="false"/>
      <style:paragraph-properties fo:text-align="start" fo:margin-left="0cm"/>
      <style:text-properties fo:font-size="8pt" style:font-size-asian="8pt" style:font-size-complex="8pt" fo:font-weight="bold" style:font-weight-asian="bold" style:font-weight-complex="bold"/>
    </style:style>
    <style:style style:name="ce596" style:family="table-cell" style:parent-style-name="Normal_20130828-JM_Table_3.06-Operations-U_32_2" style:data-style-name="N0">
      <style:table-cell-properties fo:border-top="none" fo:border-bottom="none" fo:border-left="thin solid #000000" fo:border-right="thin solid #000000" style:vertical-align="automatic" fo:wrap-option="wrap" fo:background-color="#E0D8D8" style:repeat-content="false"/>
      <style:paragraph-properties fo:text-align="start" fo:margin-left="0cm"/>
      <style:text-properties fo:font-size="8pt" style:font-size-asian="8pt" style:font-size-complex="8pt" fo:font-weight="bold" style:font-weight-asian="bold" style:font-weight-complex="bold"/>
    </style:style>
    <style:style style:name="ce597" style:family="table-cell" style:parent-style-name="Normal_20130828-JM_Table_3.06-Operations-U_32_2" style:data-style-name="N0">
      <style:table-cell-properties fo:border-top="none" fo:border-bottom="none" fo:border-left="thin solid #000000" fo:border-right="thin solid #000000" style:vertical-align="automatic" fo:wrap-option="wrap" fo:background-color="transparent" style:repeat-content="false"/>
      <style:paragraph-properties fo:text-align="start" fo:margin-left="0cm"/>
      <style:text-properties fo:font-size="8pt" style:font-size-asian="8pt" style:font-size-complex="8pt" fo:font-style="italic" style:font-style-asian="italic" style:font-style-complex="italic"/>
    </style:style>
    <style:style style:name="ce598" style:family="table-cell" style:parent-style-name="Normal_20130828-JM_Table_3.06-Operations-U_32_2" style:data-style-name="N0">
      <style:table-cell-properties fo:border-top="none" fo:border-bottom="none" fo:border-left="thin solid #000000" fo:border-right="thin solid #000000" style:vertical-align="automatic" fo:wrap-option="wrap"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599" style:family="table-cell" style:parent-style-name="Normal_20130828-JM_Table_3.06-Operations-U_32_2" style:data-style-name="N0">
      <style:table-cell-properties fo:border-top="none" fo:border-bottom="none" fo:border-left="thin solid #000000" fo:border-right="thin solid #000000" style:vertical-align="automatic" fo:wrap-option="wrap" fo:background-color="transparent" style:repeat-content="false"/>
      <style:paragraph-properties fo:text-align="start" fo:margin-left="0cm"/>
      <style:text-properties fo:font-size="8pt" style:font-size-asian="8pt" style:font-size-complex="8pt"/>
    </style:style>
    <style:style style:name="ce600" style:family="table-cell" style:parent-style-name="Normal_20130828-JM_Table_3.06-Operations-U_32_2" style:data-style-name="N0">
      <style:table-cell-properties fo:border-top="none" fo:border-bottom="thin solid #000000" fo:border-left="thin solid #000000" fo:border-right="thin solid #000000" style:vertical-align="automatic" fo:wrap-option="wrap" fo:background-color="#E0D8D8" style:repeat-content="false"/>
      <style:paragraph-properties fo:text-align="start" fo:margin-left="0cm"/>
      <style:text-properties fo:font-size="8pt" style:font-size-asian="8pt" style:font-size-complex="8pt" fo:font-weight="bold" style:font-weight-asian="bold" style:font-weight-complex="bold"/>
    </style:style>
    <style:style style:name="ce601" style:family="table-cell" style:parent-style-name="Normal_20130828-JM_Table_3.06-Operations-U_32_2" style:data-style-name="N0">
      <style:table-cell-properties style:vertical-align="automatic" fo:background-color="transparent" style:repeat-content="false"/>
      <style:paragraph-properties fo:text-align="end" fo:margin-right="0cm"/>
      <style:text-properties fo:font-size="8pt" style:font-size-asian="8pt" style:font-size-complex="8pt"/>
    </style:style>
    <style:style style:name="ce602" style:family="table-cell" style:parent-style-name="Normal_20130828-JM_Table_3.06-Operations-U_32_2" style:data-style-name="N0">
      <style:table-cell-properties style:vertical-align="top" fo:wrap-option="wrap" fo:background-color="transparent" style:repeat-content="false"/>
      <style:paragraph-properties fo:text-align="start" fo:margin-left="0cm"/>
      <style:text-properties fo:font-size="8pt" style:font-size-asian="8pt" style:font-size-complex="8pt"/>
    </style:style>
    <style:style style:name="ce603" style:family="table-cell" style:parent-style-name="Currency_32_4" style:data-style-name="N46">
      <style:table-cell-properties style:vertical-align="top" fo:wrap-option="wrap" style:repeat-content="false"/>
      <style:paragraph-properties fo:text-align="start" fo:margin-left="0cm"/>
      <style:text-properties fo:font-size="8pt" style:font-size-asian="8pt" style:font-size-complex="8pt"/>
    </style:style>
    <style:style style:name="ce604" style:family="table-cell" style:parent-style-name="Normal_20130828-JM_Table_3.06-Operations-U_32_2" style:data-style-name="N0">
      <style:table-cell-properties style:vertical-align="automatic" fo:background-color="transparent"/>
      <style:text-properties fo:color="#FF0000"/>
    </style:style>
    <style:style style:name="ce605" style:family="table-cell" style:parent-style-name="Normal_20130828-JM_Table_3.06-Operations-U_32_2" style:data-style-name="N0">
      <style:table-cell-properties fo:border-top="thin solid #000000" fo:border-bottom="thin solid #000000" fo:border-left="thin solid #000000" fo:border-right="none" style:vertical-align="automatic" fo:background-color="transparent" style:repeat-content="false"/>
      <style:paragraph-properties fo:text-align="end" fo:margin-right="0cm"/>
      <style:text-properties fo:font-size="8pt" style:font-size-asian="8pt" style:font-size-complex="8pt"/>
    </style:style>
    <style:style style:name="ce606" style:family="table-cell" style:parent-style-name="Normal_20130828-JM_Table_3.06-Operations-U_32_2" style:data-style-name="N0">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fo:font-size="8pt" style:font-size-asian="8pt" style:font-size-complex="8pt"/>
    </style:style>
    <style:style style:name="ce607" style:family="table-cell" style:parent-style-name="Normal_20130828-JM_Table_3.06-Operations-U_32_2" style:data-style-name="N0">
      <style:table-cell-properties fo:border-top="thin solid #000000" fo:border-bottom="thin solid #000000" fo:border-left="none" fo:border-right="thin solid #000000" style:vertical-align="automatic" fo:background-color="transparent" style:repeat-content="false"/>
      <style:paragraph-properties fo:text-align="end" fo:margin-right="0cm"/>
      <style:text-properties fo:font-size="8pt" style:font-size-asian="8pt" style:font-size-complex="8pt"/>
    </style:style>
    <style:style style:name="ce608" style:family="table-cell" style:parent-style-name="Normal_20130828-JM_Table_3.06-Operations-U_32_2" style:data-style-name="N37">
      <style:table-cell-properties fo:border-top="thin solid #000000" fo:border-bottom="none" fo:border-left="thin solid #000000" fo:border-right="none" style:vertical-align="automatic" fo:background-color="#E0D8D8"/>
      <style:text-properties fo:font-size="8pt" style:font-size-asian="8pt" style:font-size-complex="8pt" fo:font-weight="bold" style:font-weight-asian="bold" style:font-weight-complex="bold"/>
    </style:style>
    <style:style style:name="ce609" style:family="table-cell" style:parent-style-name="Normal_20130828-JM_Table_3.06-Operations-U_32_2" style:data-style-name="N37">
      <style:table-cell-properties fo:border-top="thin solid #000000" fo:border-bottom="none" fo:border-left="none" fo:border-right="none" style:vertical-align="automatic" fo:background-color="#E0D8D8"/>
      <style:text-properties fo:font-size="8pt" style:font-size-asian="8pt" style:font-size-complex="8pt" fo:font-weight="bold" style:font-weight-asian="bold" style:font-weight-complex="bold"/>
    </style:style>
    <style:style style:name="ce610" style:family="table-cell" style:parent-style-name="Normal_20130828-JM_Table_3.06-Operations-U_32_2" style:data-style-name="N1">
      <style:table-cell-properties fo:border-top="thin solid #000000" fo:border-bottom="none" fo:border-left="none" fo:border-right="none" style:vertical-align="automatic" fo:background-color="#E0D8D8"/>
      <style:text-properties fo:font-size="8pt" style:font-size-asian="8pt" style:font-size-complex="8pt" fo:font-weight="bold" style:font-weight-asian="bold" style:font-weight-complex="bold"/>
    </style:style>
    <style:style style:name="ce611" style:family="table-cell" style:parent-style-name="Default" style:data-style-name="N0">
      <style:table-cell-properties fo:border-top="thin solid #000000" fo:border-bottom="none" fo:border-left="none" fo:border-right="none" fo:background-color="#E0D8D8"/>
      <style:text-properties fo:font-size="8pt" style:font-size-asian="8pt" style:font-size-complex="8pt" fo:font-weight="bold" style:font-weight-asian="bold" style:font-weight-complex="bold"/>
    </style:style>
    <style:style style:name="ce612" style:family="table-cell" style:parent-style-name="Default" style:data-style-name="N0">
      <style:table-cell-properties fo:border-top="thin solid #000000" fo:border-bottom="none" fo:border-left="none" fo:border-right="thin solid #000000" fo:background-color="#E0D8D8"/>
      <style:text-properties fo:font-size="8pt" style:font-size-asian="8pt" style:font-size-complex="8pt" fo:font-weight="bold" style:font-weight-asian="bold" style:font-weight-complex="bold"/>
    </style:style>
    <style:style style:name="ce613" style:family="table-cell" style:parent-style-name="Normal_20130828-JM_Table_3.06-Operations-U_32_2" style:data-style-name="N37">
      <style:table-cell-properties fo:border-top="none" fo:border-bottom="none" fo:border-left="thin solid #000000" fo:border-right="none" style:vertical-align="automatic" fo:background-color="transparent"/>
      <style:text-properties fo:font-size="8pt" style:font-size-asian="8pt" style:font-size-complex="8pt"/>
    </style:style>
    <style:style style:name="ce614" style:family="table-cell" style:parent-style-name="Normal_20130828-JM_Table_3.06-Operations-U_32_2" style:data-style-name="N37">
      <style:table-cell-properties style:vertical-align="automatic" fo:background-color="transparent"/>
      <style:text-properties fo:font-size="8pt" style:font-size-asian="8pt" style:font-size-complex="8pt"/>
    </style:style>
    <style:style style:name="ce615" style:family="table-cell" style:parent-style-name="Normal_20130828-JM_Table_3.06-Operations-U_32_2" style:data-style-name="N0">
      <style:table-cell-properties style:vertical-align="automatic" fo:background-color="transparent"/>
      <style:text-properties fo:font-size="8pt" style:font-size-asian="8pt" style:font-size-complex="8pt"/>
    </style:style>
    <style:style style:name="ce616" style:family="table-cell" style:parent-style-name="Normal_20130828-JM_Table_3.06-Operations-U_32_2" style:data-style-name="N0">
      <style:table-cell-properties style:vertical-align="automatic" fo:background-color="transparent"/>
    </style:style>
    <style:style style:name="ce617" style:family="table-cell" style:parent-style-name="Default" style:data-style-name="N0">
      <style:table-cell-properties fo:border-top="none" fo:border-bottom="none" fo:border-left="none" fo:border-right="thin solid #000000"/>
    </style:style>
    <style:style style:name="ce618" style:family="table-cell" style:parent-style-name="Normal_20130828-JM_Table_3.06-Operations-U_32_2" style:data-style-name="N1">
      <style:table-cell-properties style:vertical-align="automatic" fo:background-color="transparent" style:repeat-content="false"/>
      <style:paragraph-properties fo:text-align="end" fo:margin-right="0cm"/>
      <style:text-properties fo:font-size="8pt" style:font-size-asian="8pt" style:font-size-complex="8pt"/>
    </style:style>
    <style:style style:name="ce619" style:family="table-cell" style:parent-style-name="Default" style:data-style-name="N0">
      <style:table-cell-properties fo:border-top="none" fo:border-bottom="none" fo:border-left="none" fo:border-right="thin solid #000000"/>
      <style:text-properties fo:font-size="8pt" style:font-size-asian="8pt" style:font-size-complex="8pt"/>
    </style:style>
    <style:style style:name="ce620" style:family="table-cell" style:parent-style-name="Normal_20130828-JM_Table_3.06-Operations-U_32_2" style:data-style-name="N37">
      <style:table-cell-properties style:vertical-align="automatic" fo:background-color="transparent" style:repeat-content="false"/>
      <style:paragraph-properties fo:text-align="end" fo:margin-right="0cm"/>
      <style:text-properties fo:font-size="8pt" style:font-size-asian="8pt" style:font-size-complex="8pt"/>
    </style:style>
    <style:style style:name="ce621" style:family="table-cell" style:parent-style-name="Normal_20130828-JM_Table_3.06-Operations-U_32_2" style:data-style-name="N37">
      <style:table-cell-properties fo:border-top="none" fo:border-bottom="none" fo:border-left="thin solid #000000" fo:border-right="none" style:vertical-align="automatic" fo:background-color="transparent" style:repeat-content="false"/>
      <style:paragraph-properties fo:text-align="end" fo:margin-right="0cm"/>
      <style:text-properties fo:font-size="8pt" style:font-size-asian="8pt" style:font-size-complex="8pt"/>
    </style:style>
    <style:style style:name="ce622" style:family="table-cell" style:parent-style-name="Normal_20130828-JM_Table_3.06-Operations-U_32_2" style:data-style-name="N1">
      <style:table-cell-properties fo:border-top="none" fo:border-bottom="none" fo:border-left="none" fo:border-right="thin solid #000000" style:vertical-align="automatic" fo:background-color="transparent" style:repeat-content="false"/>
      <style:paragraph-properties fo:text-align="end" fo:margin-right="0cm"/>
      <style:text-properties fo:font-size="8pt" style:font-size-asian="8pt" style:font-size-complex="8pt"/>
    </style:style>
    <style:style style:name="ce623" style:family="table-cell" style:parent-style-name="Default" style:data-style-name="N0">
      <style:table-cell-properties style:vertical-align="automatic" style:repeat-content="false"/>
      <style:paragraph-properties fo:text-align="end" fo:margin-right="0cm"/>
      <style:text-properties fo:font-size="8pt" style:font-size-asian="8pt" style:font-size-complex="8pt"/>
    </style:style>
    <style:style style:name="ce624" style:family="table-cell" style:parent-style-name="Default" style:data-style-name="N0">
      <style:table-cell-properties fo:border-top="none" fo:border-bottom="none" fo:border-left="none" fo:border-right="thin solid #000000" style:vertical-align="automatic" style:repeat-content="false"/>
      <style:paragraph-properties fo:text-align="end" fo:margin-right="0cm"/>
      <style:text-properties fo:font-size="8pt" style:font-size-asian="8pt" style:font-size-complex="8pt"/>
    </style:style>
    <style:style style:name="ce625" style:family="table-cell" style:parent-style-name="Default" style:data-style-name="N0">
      <style:table-cell-properties fo:border-top="none" fo:border-bottom="none" fo:border-left="thin solid #000000" fo:border-right="none" style:vertical-align="middle" style:repeat-content="false"/>
      <style:paragraph-properties fo:text-align="start" fo:margin-left="0cm"/>
      <style:text-properties fo:font-size="8pt" style:font-size-asian="8pt" style:font-size-complex="8pt"/>
    </style:style>
    <style:style style:name="ce626" style:family="table-cell" style:parent-style-name="Default" style:data-style-name="N0">
      <style:table-cell-properties fo:border-top="none" fo:border-bottom="none" fo:border-left="none" fo:border-right="thin solid #000000" style:vertical-align="middle" fo:wrap-option="wrap" style:repeat-content="false"/>
      <style:paragraph-properties fo:text-align="start" fo:margin-left="0cm"/>
      <style:text-properties fo:font-size="8pt" style:font-size-asian="8pt" style:font-size-complex="8pt" fo:font-weight="bold" style:font-weight-asian="bold" style:font-weight-complex="bold"/>
    </style:style>
    <style:style style:name="ce627" style:family="table-cell" style:parent-style-name="Normal_20130828-JM_Table_3.06-Operations-U_32_2" style:data-style-name="N0">
      <style:table-cell-properties style:vertical-align="automatic" fo:background-color="transparent" style:repeat-content="false"/>
      <style:paragraph-properties fo:text-align="start" fo:margin-left="0cm"/>
      <style:text-properties fo:font-size="8pt" style:font-size-asian="8pt" style:font-size-complex="8pt"/>
    </style:style>
    <style:style style:name="ce628" style:family="table-cell" style:parent-style-name="Normal_20130828-JM_Table_3.06-Operations-U_32_2" style:data-style-name="N0">
      <style:table-cell-properties fo:border-top="none" fo:border-bottom="none" fo:border-left="none" fo:border-right="thin solid #000000" style:vertical-align="automatic" fo:background-color="transparent" style:repeat-content="false"/>
      <style:paragraph-properties fo:text-align="start" fo:margin-left="0cm"/>
      <style:text-properties fo:font-size="8pt" style:font-size-asian="8pt" style:font-size-complex="8pt"/>
    </style:style>
    <style:style style:name="ce629" style:family="table-cell" style:parent-style-name="Normal_20130828-JM_Table_3.06-Operations-U_32_2" style:data-style-name="N37">
      <style:table-cell-properties fo:border-top="none" fo:border-bottom="none" fo:border-left="none" fo:border-right="thin solid #000000" style:vertical-align="automatic" fo:background-color="transparent" style:repeat-content="false"/>
      <style:paragraph-properties fo:text-align="end" fo:margin-right="0cm"/>
      <style:text-properties fo:font-size="8pt" style:font-size-asian="8pt" style:font-size-complex="8pt"/>
    </style:style>
    <style:style style:name="ce630" style:family="table-cell" style:parent-style-name="Default" style:data-style-name="N0">
      <style:table-cell-properties fo:border-top="none" fo:border-bottom="thin solid #000000" fo:border-left="none" fo:border-right="none"/>
      <style:text-properties fo:font-size="8pt" style:font-size-asian="8pt" style:font-size-complex="8pt"/>
    </style:style>
    <style:style style:name="ce631" style:family="table-cell" style:parent-style-name="Normal_20130828-JM_Table_3.06-Operations-U_32_2" style:data-style-name="N1">
      <style:table-cell-properties fo:border-top="none" fo:border-bottom="thin solid #000000" fo:border-left="none" fo:border-right="thin solid #000000" style:vertical-align="automatic" fo:background-color="transparent" style:repeat-content="false"/>
      <style:paragraph-properties fo:text-align="end" fo:margin-right="0cm"/>
      <style:text-properties fo:font-size="8pt" style:font-size-asian="8pt" style:font-size-complex="8pt"/>
    </style:style>
    <style:style style:name="ce632" style:family="table-cell" style:parent-style-name="Normal_20130828-JM_Table_3.06-Operations-U_32_2" style:data-style-name="N0">
      <style:table-cell-properties style:vertical-align="top" fo:background-color="transparent"/>
      <style:text-properties fo:font-size="8pt" style:font-size-asian="8pt" style:font-size-complex="8pt"/>
    </style:style>
    <style:style style:name="ce633" style:family="table-cell" style:parent-style-name="Normal_20130828-JM_Table_3.06-Operations-U_32_2" style:data-style-name="N0">
      <style:table-cell-properties style:vertical-align="top" fo:background-color="transparent" style:repeat-content="false"/>
      <style:paragraph-properties fo:text-align="start" fo:margin-left="0cm"/>
      <style:text-properties fo:font-size="8pt" style:font-size-asian="8pt" style:font-size-complex="8pt"/>
    </style:style>
    <style:style style:name="ce634" style:family="table-cell" style:parent-style-name="Normal_20130828-JM_Table_3.06-Operations-U_32_2" style:data-style-name="N0">
      <style:table-cell-properties fo:border-top="thin solid #000000" fo:border-bottom="none" fo:border-left="thin solid #000000" fo:border-right="thin solid #000000" style:vertical-align="automatic" fo:background-color="#E0D8D8" style:repeat-content="false"/>
      <style:paragraph-properties fo:text-align="start" fo:margin-left="0cm"/>
      <style:text-properties fo:font-size="8pt" style:font-size-asian="8pt" style:font-size-complex="8pt" fo:font-weight="bold" style:font-weight-asian="bold" style:font-weight-complex="bold"/>
    </style:style>
    <style:style style:name="ce635" style:family="table-cell" style:parent-style-name="Normal_20130828-JM_Table_3.06-Operations-U_32_2" style:data-style-name="N0">
      <style:table-cell-properties fo:border-top="none" fo:border-bottom="none" fo:border-left="thin solid #000000" fo:border-right="thin solid #000000" style:vertical-align="automatic" fo:background-color="transparent" style:repeat-content="false"/>
      <style:paragraph-properties fo:text-align="start" fo:margin-left="0cm"/>
      <style:text-properties fo:font-size="8pt" style:font-size-asian="8pt" style:font-size-complex="8pt" fo:font-style="italic" style:font-style-asian="italic" style:font-style-complex="italic"/>
    </style:style>
    <style:style style:name="ce636" style:family="table-cell" style:parent-style-name="Normal_20130828-JM_Table_3.06-Operations-U_32_2" style:data-style-name="N0">
      <style:table-cell-properties fo:border-top="none" fo:border-bottom="none" fo:border-left="thin solid #000000" fo:border-right="thin solid #000000" style:vertical-align="automatic" fo:background-color="transparent" style:repeat-content="false"/>
      <style:paragraph-properties fo:text-align="start" fo:margin-left="0cm"/>
      <style:text-properties fo:font-size="8pt" style:font-size-asian="8pt" style:font-size-complex="8pt"/>
    </style:style>
    <style:style style:name="ce637" style:family="table-cell" style:parent-style-name="Normal_20130828-JM_Table_3.06-Operations-U_32_2" style:data-style-name="N0">
      <style:table-cell-properties fo:border-top="none" fo:border-bottom="none" fo:border-left="thin solid #000000" fo:border-right="thin solid #000000" style:vertical-align="automatic" fo:background-color="transparent"/>
      <style:text-properties fo:font-size="8pt" style:font-size-asian="8pt" style:font-size-complex="8pt"/>
    </style:style>
    <style:style style:name="ce638" style:family="table-cell" style:parent-style-name="Normal_20130828-JM_Table_3.06-Operations-U_32_2" style:data-style-name="N0">
      <style:table-cell-properties fo:border-top="none" fo:border-bottom="thin solid #000000" fo:border-left="thin solid #000000" fo:border-right="thin solid #000000" style:vertical-align="automatic" fo:background-color="transparent" style:repeat-content="false"/>
      <style:paragraph-properties fo:text-align="start" fo:margin-left="0cm"/>
      <style:text-properties fo:font-size="8pt" style:font-size-asian="8pt" style:font-size-complex="8pt"/>
    </style:style>
    <style:style style:name="ce639" style:family="table-cell" style:parent-style-name="Normal_20130828-JM_Table_3.06-Operations-U_32_2" style:data-style-name="N0">
      <style:table-cell-properties fo:border-top="thin solid #000000" fo:border-bottom="none" fo:border-left="none" fo:border-right="none" style:vertical-align="automatic" fo:background-color="transparent" style:repeat-content="false"/>
      <style:paragraph-properties fo:text-align="end" fo:margin-right="0cm"/>
      <style:text-properties fo:font-size="8pt" style:font-size-asian="8pt" style:font-size-complex="8pt"/>
    </style:style>
    <style:style style:name="ce640" style:family="table-cell" style:parent-style-name="Normal_20130828-JM_Table_3.06-Operations-U_32_2" style:data-style-name="N0">
      <style:table-cell-properties style:vertical-align="top" fo:background-color="transparent" style:repeat-content="false"/>
      <style:paragraph-properties fo:text-align="start" fo:margin-left="0cm"/>
      <style:text-properties fo:font-size="8pt" style:font-size-asian="8pt" style:font-size-complex="8pt"/>
    </style:style>
    <style:style style:name="ce641" style:family="table-cell" style:parent-style-name="Default" style:data-style-name="N0">
      <style:table-cell-properties style:vertical-align="top" style:repeat-content="false"/>
      <style:paragraph-properties fo:text-align="start" fo:margin-left="0cm"/>
      <style:text-properties fo:font-size="8pt" style:font-size-asian="8pt" style:font-size-complex="8pt"/>
    </style:style>
    <style:style style:name="ce642" style:family="table-cell" style:parent-style-name="Normal_20140725-NS_Final_32_table_32_for_32_checking-O_32_2" style:data-style-name="N0">
      <style:table-cell-properties style:vertical-align="automatic" fo:background-color="transparent"/>
      <style:text-properties fo:color="#FF0000"/>
    </style:style>
    <style:style style:name="ce643" style:family="table-cell" style:parent-style-name="Normal_20130802-JM_Table_3.7-U_32_2" style:data-style-name="N0">
      <style:table-cell-properties style:vertical-align="middle" fo:wrap-option="wrap" fo:background-color="transparent" style:repeat-content="false"/>
      <style:paragraph-properties fo:text-align="start" fo:margin-left="0cm"/>
      <style:text-properties fo:font-size="8pt" style:font-size-asian="8pt" style:font-size-complex="8pt"/>
    </style:style>
    <style:style style:name="ce644" style:family="table-cell" style:parent-style-name="Hyperlink" style:data-style-name="N0">
      <style:table-cell-properties style:vertical-align="automatic"/>
      <style:text-properties fo:color="#0000FF" style:text-underline-style="solid" style:text-underline-type="single"/>
    </style:style>
    <style:style style:name="ce645" style:family="table-cell" style:parent-style-name="Normal_20130802-JM_Table_3.7-U_32_2" style:data-style-name="N20">
      <style:table-cell-properties fo:border-top="thin solid #000000" fo:border-bottom="thin solid #000000" fo:border-left="thin solid #000000" fo:border-right="none" style:vertical-align="automatic" fo:background-color="transparent" style:repeat-content="false"/>
      <style:paragraph-properties fo:text-align="end" fo:margin-right="0cm"/>
      <style:text-properties fo:font-size="8pt" style:font-size-asian="8pt" style:font-size-complex="8pt"/>
    </style:style>
    <style:style style:name="ce646" style:family="table-cell" style:parent-style-name="Normal_20130802-JM_Table_3.7-U_32_2" style:data-style-name="N0">
      <style:table-cell-properties fo:border-top="thin solid #000000" fo:border-bottom="thin solid #000000" fo:border-left="none" fo:border-right="none" style:vertical-align="top" fo:background-color="transparent" style:repeat-content="false"/>
      <style:paragraph-properties fo:text-align="start" fo:margin-left="0cm"/>
      <style:text-properties fo:font-size="8pt" style:font-size-asian="8pt" style:font-size-complex="8pt" style:text-position="33%"/>
    </style:style>
    <style:style style:name="ce647" style:family="table-cell" style:parent-style-name="Normal_20130802-JM_Table_3.7-U_32_2" style:data-style-name="N20">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fo:font-size="8pt" style:font-size-asian="8pt" style:font-size-complex="8pt"/>
    </style:style>
    <style:style style:name="ce648" style:family="table-cell" style:parent-style-name="Normal_20130802-JM_Table_3.7-U_32_2" style:data-style-name="N20">
      <style:table-cell-properties fo:border-top="thin solid #000000" fo:border-bottom="thin solid #000000" fo:border-left="none" fo:border-right="none" style:vertical-align="automatic" fo:wrap-option="wrap" fo:background-color="transparent" style:repeat-content="false"/>
      <style:paragraph-properties fo:text-align="end" fo:margin-right="0cm"/>
      <style:text-properties fo:font-size="8pt" style:font-size-asian="8pt" style:font-size-complex="8pt"/>
    </style:style>
    <style:style style:name="ce649" style:family="table-cell" style:parent-style-name="Normal_20130802-JM_Table_3.7-U_32_2" style:data-style-name="N20">
      <style:table-cell-properties fo:border-top="thin solid #000000" fo:border-bottom="thin solid #000000" fo:border-left="none" fo:border-right="none" style:vertical-align="automatic" fo:background-color="transparent"/>
      <style:text-properties fo:font-size="8pt" style:font-size-asian="8pt" style:font-size-complex="8pt"/>
    </style:style>
    <style:style style:name="ce650"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start" fo:margin-left="0cm"/>
      <style:text-properties fo:font-size="8pt" style:font-size-asian="8pt" style:font-size-complex="8pt" style:text-position="33%"/>
    </style:style>
    <style:style style:name="ce651" style:family="table-cell" style:parent-style-name="Normal_20130802-JM_Table_3.7-U_32_2" style:data-style-name="N20">
      <style:table-cell-properties fo:border-top="thin solid #000000" fo:border-bottom="thin solid #000000" fo:border-left="none" fo:border-right="thin solid #000000" style:vertical-align="automatic" fo:background-color="transparent"/>
      <style:text-properties fo:font-size="8pt" style:font-size-asian="8pt" style:font-size-complex="8pt"/>
    </style:style>
    <style:style style:name="ce652" style:family="table-cell" style:parent-style-name="Normal_20130802-JM_Table_3.7-U_32_2" style:data-style-name="N36">
      <style:table-cell-properties fo:border-top="thin solid #000000" fo:border-bottom="none" fo:border-left="thin solid #000000" fo:border-right="none" style:vertical-align="automatic" fo:wrap-option="wrap"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653" style:family="table-cell" style:parent-style-name="Normal_20130802-JM_Table_3.7-U_32_2" style:data-style-name="N36">
      <style:table-cell-properties fo:border-top="thin solid #000000" fo:border-bottom="none" fo:border-left="none" fo:border-right="none" style:vertical-align="automatic" fo:wrap-option="wrap" fo:background-color="#E0D8D8" style:repeat-content="false"/>
      <style:paragraph-properties fo:text-align="start" fo:margin-left="0cm"/>
      <style:text-properties fo:color="#FF0000" fo:font-size="8pt" style:font-size-asian="8pt" style:font-size-complex="8pt" fo:font-weight="bold" style:font-weight-asian="bold" style:font-weight-complex="bold" style:text-position="33%"/>
    </style:style>
    <style:style style:name="ce654" style:family="table-cell" style:parent-style-name="Normal_20130802-JM_Table_3.7-U_32_2" style:data-style-name="N36">
      <style:table-cell-properties fo:border-top="thin solid #000000" fo:border-bottom="none" fo:border-left="none" fo:border-right="none" style:vertical-align="automatic" fo:wrap-option="wrap"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655" style:family="table-cell" style:parent-style-name="Normal_20130802-JM_Table_3.7-U_32_2" style:data-style-name="N0">
      <style:table-cell-properties fo:border-top="thin solid #000000" fo:border-bottom="none" fo:border-left="none" fo:border-right="none" style:vertical-align="automatic" fo:wrap-option="wrap" fo:background-color="#E0D8D8" style:repeat-content="false"/>
      <style:paragraph-properties fo:text-align="start" fo:margin-left="0cm"/>
      <style:text-properties fo:color="#FF0000" fo:font-size="8pt" style:font-size-asian="8pt" style:font-size-complex="8pt" fo:font-weight="bold" style:font-weight-asian="bold" style:font-weight-complex="bold" style:text-position="33%"/>
    </style:style>
    <style:style style:name="ce656" style:family="table-cell" style:parent-style-name="Normal_20130802-JM_Table_3.7-U_32_2" style:data-style-name="N36">
      <style:table-cell-properties fo:border-top="thin solid #000000" fo:border-bottom="none" fo:border-left="none" fo:border-right="none" style:vertical-align="automatic" fo:background-color="#E0D8D8"/>
      <style:text-properties fo:font-size="8pt" style:font-size-asian="8pt" style:font-size-complex="8pt" fo:font-weight="bold" style:font-weight-asian="bold" style:font-weight-complex="bold"/>
    </style:style>
    <style:style style:name="ce657" style:family="table-cell" style:parent-style-name="Normal_20130802-JM_Table_3.7-U_32_2" style:data-style-name="N36">
      <style:table-cell-properties style:vertical-align="automatic" fo:background-color="#E0D8D8"/>
      <style:text-properties fo:font-size="8pt" style:font-size-asian="8pt" style:font-size-complex="8pt" fo:font-weight="bold" style:font-weight-asian="bold" style:font-weight-complex="bold"/>
    </style:style>
    <style:style style:name="ce658" style:family="table-cell" style:parent-style-name="Normal_20130802-JM_Table_3.7-U_32_2" style:data-style-name="N0">
      <style:table-cell-properties fo:border-top="thin solid #000000" fo:border-bottom="none" fo:border-left="none" fo:border-right="none" style:vertical-align="automatic" fo:wrap-option="wrap" fo:background-color="#E0D8D8" style:repeat-content="false"/>
      <style:paragraph-properties fo:text-align="start" fo:margin-left="0cm"/>
      <style:text-properties fo:font-size="8pt" style:font-size-asian="8pt" style:font-size-complex="8pt" fo:font-weight="bold" style:font-weight-asian="bold" style:font-weight-complex="bold" style:text-position="33%"/>
    </style:style>
    <style:style style:name="ce659" style:family="table-cell" style:parent-style-name="Normal_20140725-NS_Final_32_table_32_for_32_checking-O_32_2" style:data-style-name="N36">
      <style:table-cell-properties fo:border-top="thin solid #000000" fo:border-bottom="none" fo:border-left="none" fo:border-right="none" style:vertical-align="automatic" fo:background-color="#E0D8D8"/>
      <style:text-properties fo:font-size="8pt" style:font-size-asian="8pt" style:font-size-complex="8pt" fo:font-weight="bold" style:font-weight-asian="bold" style:font-weight-complex="bold"/>
    </style:style>
    <style:style style:name="ce660" style:family="table-cell" style:parent-style-name="Normal_20140725-NS_Final_32_table_32_for_32_checking-O_32_2" style:data-style-name="N36">
      <style:table-cell-properties style:vertical-align="automatic" fo:background-color="#E0D8D8"/>
      <style:text-properties fo:font-size="8pt" style:font-size-asian="8pt" style:font-size-complex="8pt" fo:font-weight="bold" style:font-weight-asian="bold" style:font-weight-complex="bold" style:text-position="33%"/>
    </style:style>
    <style:style style:name="ce661" style:family="table-cell" style:parent-style-name="Normal_20140725-NS_Final_32_table_32_for_32_checking-O_32_2" style:data-style-name="N36">
      <style:table-cell-properties fo:border-top="thin solid #000000" fo:border-bottom="none" fo:border-left="none" fo:border-right="thin solid #000000" style:vertical-align="automatic" fo:background-color="#E0D8D8"/>
      <style:text-properties fo:font-size="8pt" style:font-size-asian="8pt" style:font-size-complex="8pt" fo:font-weight="bold" style:font-weight-asian="bold" style:font-weight-complex="bold"/>
    </style:style>
    <style:style style:name="ce662" style:family="table-cell" style:parent-style-name="Normal_20140725-NS_Final_32_table_32_for_32_checking-O_32_2" style:data-style-name="N36">
      <style:table-cell-properties style:vertical-align="automatic" fo:background-color="transparent"/>
      <style:text-properties fo:color="#FF0000"/>
    </style:style>
    <style:style style:name="ce663" style:family="table-cell" style:parent-style-name="Normal_20130802-JM_Table_3.7-U_32_2" style:data-style-name="N36">
      <style:table-cell-properties fo:border-top="none" fo:border-bottom="none" fo:border-left="thin solid #000000" fo:border-right="none" style:vertical-align="automatic" fo:background-color="transparent" style:repeat-content="false"/>
      <style:paragraph-properties fo:text-align="end" fo:margin-right="0cm"/>
      <style:text-properties fo:font-size="8pt" style:font-size-asian="8pt" style:font-size-complex="8pt"/>
    </style:style>
    <style:style style:name="ce664" style:family="table-cell" style:parent-style-name="Normal_20130802-JM_Table_3.7-U_32_2" style:data-style-name="N36">
      <style:table-cell-properties style:vertical-align="automatic" fo:background-color="transparent" style:repeat-content="false"/>
      <style:paragraph-properties fo:text-align="end" fo:margin-right="0cm"/>
      <style:text-properties fo:color="#FF0000" fo:font-size="8pt" style:font-size-asian="8pt" style:font-size-complex="8pt"/>
    </style:style>
    <style:style style:name="ce665" style:family="table-cell" style:parent-style-name="Normal_20130802-JM_Table_3.7-U_32_2" style:data-style-name="N36">
      <style:table-cell-properties style:vertical-align="automatic" fo:background-color="transparent" style:repeat-content="false"/>
      <style:paragraph-properties fo:text-align="end" fo:margin-right="0cm"/>
      <style:text-properties fo:font-size="8pt" style:font-size-asian="8pt" style:font-size-complex="8pt"/>
    </style:style>
    <style:style style:name="ce666" style:family="table-cell" style:parent-style-name="Default" style:data-style-name="N0">
      <style:table-cell-properties style:vertical-align="automatic" style:repeat-content="false"/>
      <style:paragraph-properties fo:text-align="end" fo:margin-right="0cm"/>
      <style:text-properties fo:color="#FF0000"/>
    </style:style>
    <style:style style:name="ce667" style:family="table-cell" style:parent-style-name="Normal_20140725-NS_Final_32_table_32_for_32_checking-O_32_2" style:data-style-name="N0">
      <style:table-cell-properties style:vertical-align="automatic" fo:background-color="transparent"/>
    </style:style>
    <style:style style:name="ce668" style:family="table-cell" style:parent-style-name="Default" style:data-style-name="N0">
      <style:table-cell-properties style:vertical-align="automatic" style:repeat-content="false"/>
      <style:paragraph-properties fo:text-align="end" fo:margin-right="0cm"/>
    </style:style>
    <style:style style:name="ce669" style:family="table-cell" style:parent-style-name="Normal_20140725-NS_Final_32_table_32_for_32_checking-O_32_2" style:data-style-name="N36">
      <style:table-cell-properties style:vertical-align="automatic" fo:background-color="transparent"/>
      <style:text-properties fo:color="#FF0000" fo:font-size="8pt" style:font-size-asian="8pt" style:font-size-complex="8pt"/>
    </style:style>
    <style:style style:name="ce670" style:family="table-cell" style:parent-style-name="Normal_20140725-NS_Final_32_table_32_for_32_checking-O_32_2" style:data-style-name="N36">
      <style:table-cell-properties fo:border-top="none" fo:border-bottom="none" fo:border-left="none" fo:border-right="thin solid #000000" style:vertical-align="automatic" fo:background-color="transparent"/>
      <style:text-properties fo:color="#FF0000" fo:font-size="8pt" style:font-size-asian="8pt" style:font-size-complex="8pt"/>
    </style:style>
    <style:style style:name="ce671" style:family="table-cell" style:parent-style-name="Normal_20130802-JM_Table_3.7-U_32_2" style:data-style-name="N36">
      <style:table-cell-properties fo:border-top="none" fo:border-bottom="none" fo:border-left="thin solid #000000" fo:border-right="none"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672" style:family="table-cell" style:parent-style-name="Normal_20130802-JM_Table_3.7-U_32_2" style:data-style-name="N36">
      <style:table-cell-properties style:vertical-align="automatic" fo:background-color="transparent" style:repeat-content="false"/>
      <style:paragraph-properties fo:text-align="end" fo:margin-right="0cm"/>
      <style:text-properties fo:color="#FF0000" fo:font-size="8pt" style:font-size-asian="8pt" style:font-size-complex="8pt" fo:font-weight="bold" style:font-weight-asian="bold" style:font-weight-complex="bold"/>
    </style:style>
    <style:style style:name="ce673" style:family="table-cell" style:parent-style-name="Normal_20130802-JM_Table_3.7-U_32_2" style:data-style-name="N36">
      <style:table-cell-properties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674" style:family="table-cell" style:parent-style-name="Normal_20130802-JM_Table_3.7-U_32_2" style:data-style-name="N36">
      <style:table-cell-properties style:vertical-align="automatic" fo:background-color="transparent" style:repeat-content="false"/>
      <style:paragraph-properties fo:text-align="center"/>
      <style:text-properties fo:color="#FF0000" fo:font-size="8pt" style:font-size-asian="8pt" style:font-size-complex="8pt" fo:font-weight="bold" style:font-weight-asian="bold" style:font-weight-complex="bold" style:text-position="33%"/>
    </style:style>
    <style:style style:name="ce675" style:family="table-cell" style:parent-style-name="Default" style:data-style-name="N0">
      <style:table-cell-properties style:vertical-align="automatic" style:repeat-content="false"/>
      <style:paragraph-properties fo:text-align="start" fo:margin-left="0cm"/>
      <style:text-properties fo:color="#FF0000" fo:font-size="8pt" style:font-size-asian="8pt" style:font-size-complex="8pt" style:text-position="33%"/>
    </style:style>
    <style:style style:name="ce676" style:family="table-cell" style:parent-style-name="Normal_20130802-JM_Table_3.7-U_32_2" style:data-style-name="N36">
      <style:table-cell-properties style:vertical-align="automatic" fo:background-color="transparent"/>
      <style:text-properties fo:font-size="8pt" style:font-size-asian="8pt" style:font-size-complex="8pt" fo:font-weight="bold" style:font-weight-asian="bold" style:font-weight-complex="bold"/>
    </style:style>
    <style:style style:name="ce677"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style:text-position="33%"/>
    </style:style>
    <style:style style:name="ce678" style:family="table-cell" style:parent-style-name="Normal_20140725-NS_Final_32_table_32_for_32_checking-O_32_2" style:data-style-name="N36">
      <style:table-cell-properties style:vertical-align="automatic" fo:background-color="transparent"/>
      <style:text-properties fo:font-size="8pt" style:font-size-asian="8pt" style:font-size-complex="8pt" fo:font-weight="bold" style:font-weight-asian="bold" style:font-weight-complex="bold"/>
    </style:style>
    <style:style style:name="ce679" style:family="table-cell" style:parent-style-name="Normal_20140725-NS_Final_32_table_32_for_32_checking-O_32_2" style:data-style-name="N36">
      <style:table-cell-properties style:vertical-align="automatic" fo:background-color="transparent"/>
      <style:text-properties fo:font-size="8pt" style:font-size-asian="8pt" style:font-size-complex="8pt" fo:font-weight="bold" style:font-weight-asian="bold" style:font-weight-complex="bold" style:text-position="33%"/>
    </style:style>
    <style:style style:name="ce680" style:family="table-cell" style:parent-style-name="Normal_20140725-NS_Final_32_table_32_for_32_checking-O_32_2" style:data-style-name="N36">
      <style:table-cell-properties fo:border-top="none" fo:border-bottom="none" fo:border-left="none" fo:border-right="thin solid #000000" style:vertical-align="automatic" fo:background-color="transparent"/>
      <style:text-properties fo:font-size="8pt" style:font-size-asian="8pt" style:font-size-complex="8pt" fo:font-weight="bold" style:font-weight-asian="bold" style:font-weight-complex="bold"/>
    </style:style>
    <style:style style:name="ce681" style:family="table-cell" style:parent-style-name="Normal_20130802-JM_Table_3.7-U_32_2" style:data-style-name="N36">
      <style:table-cell-properties style:vertical-align="automatic" fo:background-color="transparent"/>
      <style:text-properties fo:font-size="8pt" style:font-size-asian="8pt" style:font-size-complex="8pt"/>
    </style:style>
    <style:style style:name="ce682" style:family="table-cell" style:parent-style-name="Default" style:data-style-name="N0">
      <style:table-cell-properties style:vertical-align="automatic"/>
      <style:text-properties fo:color="#FF0000"/>
    </style:style>
    <style:style style:name="ce683" style:family="table-cell" style:parent-style-name="Normal_20130802-JM_Table_3.7-U_32_2" style:data-style-name="N0">
      <style:table-cell-properties style:vertical-align="automatic" fo:background-color="transparent" style:repeat-content="false"/>
      <style:paragraph-properties fo:text-align="start" fo:margin-left="0cm"/>
      <style:text-properties fo:font-size="8pt" style:font-size-asian="8pt" style:font-size-complex="8pt"/>
    </style:style>
    <style:style style:name="ce684" style:family="table-cell" style:parent-style-name="Normal_20130802-JM_Table_3.7-U_32_2" style:data-style-name="N36">
      <style:table-cell-properties style:vertical-align="automatic" fo:background-color="transparent" style:repeat-content="false"/>
      <style:paragraph-properties fo:text-align="center"/>
      <style:text-properties fo:color="#FF0000" fo:font-size="8pt" style:font-size-asian="8pt" style:font-size-complex="8pt" style:text-position="33%"/>
    </style:style>
    <style:style style:name="ce685" style:family="table-cell" style:parent-style-name="Normal_20140725-NS_Final_32_table_32_for_32_checking-O_32_2" style:data-style-name="N36">
      <style:table-cell-properties style:vertical-align="automatic" fo:background-color="transparent"/>
      <style:text-properties fo:font-size="8pt" style:font-size-asian="8pt" style:font-size-complex="8pt"/>
    </style:style>
    <style:style style:name="ce686" style:family="table-cell" style:parent-style-name="Normal_20140725-NS_Final_32_table_32_for_32_checking-O_32_2" style:data-style-name="N36">
      <style:table-cell-properties fo:border-top="none" fo:border-bottom="none" fo:border-left="none" fo:border-right="thin solid #000000" style:vertical-align="automatic" fo:background-color="transparent"/>
      <style:text-properties fo:font-size="8pt" style:font-size-asian="8pt" style:font-size-complex="8pt"/>
    </style:style>
    <style:style style:name="ce687" style:family="table-cell" style:parent-style-name="Normal_20130802-JM_Table_3.7-U_32_2" style:data-style-name="N0">
      <style:table-cell-properties fo:border-top="none" fo:border-bottom="none" fo:border-left="thin solid #000000" fo:border-right="none"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688" style:family="table-cell" style:parent-style-name="Normal_20130802-JM_Table_3.7-U_32_2" style:data-style-name="N0">
      <style:table-cell-properties style:vertical-align="automatic" fo:background-color="transparent" style:repeat-content="false"/>
      <style:paragraph-properties fo:text-align="end" fo:margin-right="0cm"/>
      <style:text-properties fo:color="#FF0000" fo:font-size="8pt" style:font-size-asian="8pt" style:font-size-complex="8pt" fo:font-weight="bold" style:font-weight-asian="bold" style:font-weight-complex="bold"/>
    </style:style>
    <style:style style:name="ce689" style:family="table-cell" style:parent-style-name="Normal_20130802-JM_Table_3.7-U_32_2" style:data-style-name="N0">
      <style:table-cell-properties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690" style:family="table-cell" style:parent-style-name="Normal_20130802-JM_Table_3.7-U_32_2" style:data-style-name="N0">
      <style:table-cell-properties style:vertical-align="automatic" fo:background-color="transparent" style:repeat-content="false"/>
      <style:paragraph-properties fo:text-align="center"/>
      <style:text-properties fo:color="#FF0000" fo:font-size="8pt" style:font-size-asian="8pt" style:font-size-complex="8pt" fo:font-weight="bold" style:font-weight-asian="bold" style:font-weight-complex="bold" style:text-position="33%"/>
    </style:style>
    <style:style style:name="ce691" style:family="table-cell" style:parent-style-name="Normal_20130802-JM_Table_3.7-U_32_2" style:data-style-name="N0">
      <style:table-cell-properties style:vertical-align="automatic" fo:background-color="transparent"/>
      <style:text-properties fo:font-size="8pt" style:font-size-asian="8pt" style:font-size-complex="8pt" fo:font-weight="bold" style:font-weight-asian="bold" style:font-weight-complex="bold"/>
    </style:style>
    <style:style style:name="ce692" style:family="table-cell" style:parent-style-name="Normal_20130802-JM_Table_3.7-U_32_2" style:data-style-name="N36">
      <style:table-cell-properties style:vertical-align="automatic" fo:background-color="transparent" style:repeat-content="false"/>
      <style:paragraph-properties fo:text-align="start" fo:margin-left="0cm"/>
      <style:text-properties fo:color="#FF0000" fo:font-size="8pt" style:font-size-asian="8pt" style:font-size-complex="8pt" fo:font-weight="bold" style:font-weight-asian="bold" style:font-weight-complex="bold" style:text-position="33%"/>
    </style:style>
    <style:style style:name="ce693" style:family="table-cell" style:parent-style-name="Normal_20130802-JM_Table_3.7-U_32_2" style:data-style-name="N0">
      <style:table-cell-properties fo:border-top="none" fo:border-bottom="none" fo:border-left="thin solid #000000" fo:border-right="none"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694" style:family="table-cell" style:parent-style-name="Normal_20130802-JM_Table_3.7-U_32_2"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695" style:family="table-cell" style:parent-style-name="Normal_20130903-EA_32_DASA_Table_3_32_09V3-U" style:data-style-name="N1">
      <style:table-cell-properties fo:border-top="none" fo:border-bottom="none" fo:border-left="thin solid #000000" fo:border-right="none" style:vertical-align="automatic" fo:background-color="transparent" style:repeat-content="false"/>
      <style:paragraph-properties fo:text-align="end" fo:margin-right="0cm"/>
      <style:text-properties fo:font-size="8pt" style:font-size-asian="8pt" style:font-size-complex="8pt"/>
    </style:style>
    <style:style style:name="ce696" style:family="table-cell" style:parent-style-name="Normal_20130802-JM_Table_3.7-U_32_2" style:data-style-name="N36">
      <style:table-cell-properties style:vertical-align="automatic" fo:background-color="transparent" style:repeat-content="false"/>
      <style:paragraph-properties fo:text-align="end" fo:margin-right="0cm"/>
      <style:text-properties fo:color="#FF0000" fo:font-size="8pt" style:font-size-asian="8pt" style:font-size-complex="8pt" fo:font-weight="bold" style:font-weight-asian="bold" style:font-weight-complex="bold" style:text-position="33%"/>
    </style:style>
    <style:style style:name="ce697" style:family="table-cell" style:parent-style-name="Normal_20130903-EA_32_DASA_Table_3_32_09V3-U" style:data-style-name="N1">
      <style:table-cell-properties style:vertical-align="automatic" fo:background-color="transparent" style:repeat-content="false"/>
      <style:paragraph-properties fo:text-align="end" fo:margin-right="0cm"/>
      <style:text-properties fo:font-size="8pt" style:font-size-asian="8pt" style:font-size-complex="8pt"/>
    </style:style>
    <style:style style:name="ce698" style:family="table-cell" style:parent-style-name="Normal_20130802-JM_Table_3.7-U_32_2" style:data-style-name="N36">
      <style:table-cell-properties fo:border-top="none" fo:border-bottom="thin solid #000000" fo:border-left="thin solid #000000" fo:border-right="none" style:vertical-align="automatic" fo:background-color="transparent" style:repeat-content="false"/>
      <style:paragraph-properties fo:text-align="end" fo:margin-right="0cm"/>
      <style:text-properties fo:color="#FF0000" fo:font-size="8pt" style:font-size-asian="8pt" style:font-size-complex="8pt" fo:font-weight="bold" style:font-weight-asian="bold" style:font-weight-complex="bold"/>
    </style:style>
    <style:style style:name="ce699" style:family="table-cell" style:parent-style-name="Normal_20130802-JM_Table_3.7-U_32_2" style:data-style-name="N36">
      <style:table-cell-properties fo:border-top="none" fo:border-bottom="thin solid #000000" fo:border-left="none" fo:border-right="none" style:vertical-align="automatic" fo:background-color="transparent" style:repeat-content="false"/>
      <style:paragraph-properties fo:text-align="center"/>
      <style:text-properties fo:color="#FF0000" fo:font-size="8pt" style:font-size-asian="8pt" style:font-size-complex="8pt" fo:font-weight="bold" style:font-weight-asian="bold" style:font-weight-complex="bold" style:text-position="33%"/>
    </style:style>
    <style:style style:name="ce700" style:family="table-cell" style:parent-style-name="Normal_20130802-JM_Table_3.7-U_32_2" style:data-style-name="N36">
      <style:table-cell-properties fo:border-top="none" fo:border-bottom="thin solid #000000" fo:border-left="none" fo:border-right="none" style:vertical-align="automatic" fo:background-color="transparent" style:repeat-content="false"/>
      <style:paragraph-properties fo:text-align="end" fo:margin-right="0cm"/>
      <style:text-properties fo:color="#FF0000" fo:font-size="8pt" style:font-size-asian="8pt" style:font-size-complex="8pt" fo:font-weight="bold" style:font-weight-asian="bold" style:font-weight-complex="bold"/>
    </style:style>
    <style:style style:name="ce701" style:family="table-cell" style:parent-style-name="Default" style:data-style-name="N0">
      <style:table-cell-properties fo:border-top="none" fo:border-bottom="thin solid #000000" fo:border-left="none" fo:border-right="none" style:vertical-align="automatic" style:repeat-content="false"/>
      <style:paragraph-properties fo:text-align="end" fo:margin-right="0cm"/>
      <style:text-properties fo:color="#FF0000"/>
    </style:style>
    <style:style style:name="ce702" style:family="table-cell" style:parent-style-name="Normal_20130802-JM_Table_3.7-U_32_2" style:data-style-name="N36">
      <style:table-cell-properties fo:border-top="none" fo:border-bottom="thin solid #000000" fo:border-left="none" fo:border-right="none" style:vertical-align="automatic" fo:background-color="transparent"/>
      <style:text-properties fo:color="#FF0000" fo:font-size="8pt" style:font-size-asian="8pt" style:font-size-complex="8pt" fo:font-weight="bold" style:font-weight-asian="bold" style:font-weight-complex="bold"/>
    </style:style>
    <style:style style:name="ce703" style:family="table-cell" style:parent-style-name="Default" style:data-style-name="N0">
      <style:table-cell-properties fo:border-top="none" fo:border-bottom="thin solid #000000" fo:border-left="none" fo:border-right="none" style:vertical-align="automatic"/>
      <style:text-properties fo:color="#FF0000"/>
    </style:style>
    <style:style style:name="ce704" style:family="table-cell" style:parent-style-name="Normal_20130802-JM_Table_3.7-U_32_2" style:data-style-name="N36">
      <style:table-cell-properties fo:border-top="none" fo:border-bottom="thin solid #000000" fo:border-left="none" fo:border-right="thin solid #000000" style:vertical-align="automatic" fo:background-color="transparent"/>
      <style:text-properties fo:color="#FF0000" fo:font-size="8pt" style:font-size-asian="8pt" style:font-size-complex="8pt" fo:font-weight="bold" style:font-weight-asian="bold" style:font-weight-complex="bold"/>
    </style:style>
    <style:style style:name="ce705" style:family="table-cell" style:parent-style-name="Normal_20130802-JM_Table_3.7-U_32_2" style:data-style-name="N0">
      <style:table-cell-properties style:vertical-align="top" fo:wrap-option="wrap" fo:background-color="transparent" style:repeat-content="false"/>
      <style:paragraph-properties fo:text-align="start" fo:margin-left="0cm"/>
      <style:text-properties fo:font-size="8pt" style:font-size-asian="8pt" style:font-size-complex="8pt"/>
    </style:style>
    <style:style style:name="ce706" style:family="table-cell" style:parent-style-name="Normal_20130802-JM_Table_3.7-U_32_2" style:data-style-name="N0">
      <style:table-cell-properties style:vertical-align="top" fo:wrap-option="wrap" fo:background-color="transparent"/>
      <style:text-properties fo:font-size="8pt" style:font-size-asian="8pt" style:font-size-complex="8pt"/>
    </style:style>
    <style:style style:name="ce707" style:family="table-cell" style:parent-style-name="Normal_20130802-JM_Table_3.7-U_32_2" style:data-style-name="N0">
      <style:table-cell-properties style:vertical-align="middle" fo:wrap-option="wrap" fo:background-color="#BBA8AC" style:repeat-content="false"/>
      <style:paragraph-properties fo:text-align="start" fo:margin-left="0cm"/>
      <style:text-properties fo:font-size="14pt" style:font-size-asian="14pt" style:font-size-complex="14pt" fo:font-weight="bold" style:font-weight-asian="bold" style:font-weight-complex="bold"/>
    </style:style>
    <style:style style:name="ce708" style:family="table-cell" style:parent-style-name="Normal_20130802-JM_Table_3.7-U_32_2" style:data-style-name="N0">
      <style:table-cell-properties style:vertical-align="middle" fo:wrap-option="wrap" fo:background-color="transparent" style:repeat-content="false"/>
      <style:paragraph-properties fo:text-align="start" fo:margin-left="0cm"/>
      <style:text-properties fo:font-size="8pt" style:font-size-asian="8pt" style:font-size-complex="8pt"/>
    </style:style>
    <style:style style:name="ce709" style:family="table-cell" style:parent-style-name="Normal_20130802-JM_Table_3.7-U_32_2" style:data-style-name="N2">
      <style:table-cell-properties style:vertical-align="middle" fo:wrap-option="wrap" fo:background-color="transparent" style:repeat-content="false"/>
      <style:paragraph-properties fo:text-align="start" fo:margin-left="0cm"/>
      <style:text-properties fo:font-size="8pt" style:font-size-asian="8pt" style:font-size-complex="8pt"/>
    </style:style>
    <style:style style:name="ce710" style:family="table-cell" style:parent-style-name="Default" style:data-style-name="N0">
      <style:table-cell-properties style:vertical-align="top" fo:wrap-option="wrap"/>
      <style:text-properties fo:font-size="8pt" style:font-size-asian="8pt" style:font-size-complex="8pt"/>
    </style:style>
    <style:style style:name="ce711" style:family="table-cell" style:parent-style-name="Normal_20130802-JM_Table_3.7-U_32_2" style:data-style-name="N0">
      <style:table-cell-properties style:vertical-align="automatic" fo:background-color="transparent" style:repeat-content="false"/>
      <style:paragraph-properties fo:text-align="end" fo:margin-right="0cm"/>
      <style:text-properties fo:font-size="8pt" style:font-size-asian="8pt" style:font-size-complex="8pt"/>
    </style:style>
    <style:style style:name="ce712" style:family="table-cell" style:parent-style-name="Normal_20130802-JM_Table_3.7-U_32_2" style:data-style-name="N0">
      <style:table-cell-properties fo:border-top="thin solid #000000" fo:border-bottom="none" fo:border-left="thin solid #000000" fo:border-right="thin solid #000000" style:vertical-align="automatic" fo:background-color="#E0D8D8" style:repeat-content="false"/>
      <style:paragraph-properties fo:text-align="start" fo:margin-left="0cm"/>
      <style:text-properties fo:font-size="8pt" style:font-size-asian="8pt" style:font-size-complex="8pt" fo:font-weight="bold" style:font-weight-asian="bold" style:font-weight-complex="bold"/>
    </style:style>
    <style:style style:name="ce713" style:family="table-cell" style:parent-style-name="Normal_20130802-JM_Table_3.7-U_32_2" style:data-style-name="N0">
      <style:table-cell-properties fo:border-top="none" fo:border-bottom="none" fo:border-left="thin solid #000000" fo:border-right="thin solid #000000"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714" style:family="table-cell" style:parent-style-name="Normal_20130802-JM_Table_3.7-U_32_2" style:data-style-name="N0">
      <style:table-cell-properties fo:border-top="none" fo:border-bottom="none" fo:border-left="thin solid #000000" fo:border-right="thin solid #000000" style:vertical-align="automatic" fo:background-color="transparent" style:repeat-content="false"/>
      <style:paragraph-properties fo:text-align="start" fo:margin-left="0cm"/>
      <style:text-properties fo:font-size="8pt" style:font-size-asian="8pt" style:font-size-complex="8pt" fo:font-style="italic" style:font-style-asian="italic" style:font-style-complex="italic"/>
    </style:style>
    <style:style style:name="ce715" style:family="table-cell" style:parent-style-name="Normal_20130802-JM_Table_3.7-U_32_2" style:data-style-name="N0">
      <style:table-cell-properties fo:border-top="thin solid #000000" fo:border-bottom="none" fo:border-left="none" fo:border-right="none" style:vertical-align="middle" fo:background-color="transparent" style:repeat-content="false"/>
      <style:paragraph-properties fo:text-align="end" fo:margin-right="0cm"/>
      <style:text-properties fo:font-size="8pt" style:font-size-asian="8pt" style:font-size-complex="8pt"/>
    </style:style>
    <style:style style:name="ce716" style:family="table-cell" style:parent-style-name="Normal_20130802-JM_Table_3.7-U_32_2" style:data-style-name="N0">
      <style:table-cell-properties style:vertical-align="top" fo:wrap-option="wrap" fo:background-color="transparent" style:repeat-content="false"/>
      <style:paragraph-properties fo:text-align="start" fo:margin-left="0cm"/>
      <style:text-properties fo:font-size="8pt" style:font-size-asian="8pt" style:font-size-complex="8pt"/>
    </style:style>
    <style:style style:name="ce717" style:family="table-cell" style:parent-style-name="Normal_20130813-JM_Table_3.08-U_32_2" style:data-style-name="N0">
      <style:table-cell-properties style:vertical-align="top" fo:wrap-option="wrap" fo:background-color="transparent" style:repeat-content="false"/>
      <style:paragraph-properties fo:text-align="start" fo:margin-left="0cm"/>
      <style:text-properties fo:font-size="8pt" style:font-size-asian="8pt" style:font-size-complex="8pt"/>
    </style:style>
    <style:style style:name="ce718" style:family="table-cell" style:parent-style-name="Normal_20130813-JM_Table_3.08-U_32_2" style:data-style-name="N0">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fo:font-size="8pt" style:font-size-asian="8pt" style:font-size-complex="8pt"/>
    </style:style>
    <style:style style:name="ce719" style:family="table-cell" style:parent-style-name="Normal_20130813-JM_Table_3.08-U_32_2" style:data-style-name="N0">
      <style:table-cell-properties fo:border-top="thin solid #000000" fo:border-bottom="thin solid #000000" fo:border-left="none" fo:border-right="none" style:vertical-align="automatic" fo:background-color="transparent" style:repeat-content="false"/>
      <style:paragraph-properties fo:text-align="center"/>
      <style:text-properties fo:font-size="8pt" style:font-size-asian="8pt" style:font-size-complex="8pt" style:text-position="33%"/>
    </style:style>
    <style:style style:name="ce720" style:family="table-cell" style:parent-style-name="Normal_20130813-JM_Table_3.08-U_32_2" style:data-style-name="N0">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fo:color="#FF0000" fo:font-size="8pt" style:font-size-asian="8pt" style:font-size-complex="8pt"/>
    </style:style>
    <style:style style:name="ce721" style:family="table-cell" style:parent-style-name="Normal_20130813-JM_Table_3.08-U_32_2" style:data-style-name="N0">
      <style:table-cell-properties fo:border-top="thin solid #000000" fo:border-bottom="thin solid #000000" fo:border-left="none" fo:border-right="thin solid #000000" style:vertical-align="automatic" fo:background-color="transparent" style:repeat-content="false"/>
      <style:paragraph-properties fo:text-align="end" fo:margin-right="0cm"/>
      <style:text-properties fo:font-size="8pt" style:font-size-asian="8pt" style:font-size-complex="8pt"/>
    </style:style>
    <style:style style:name="ce722" style:family="table-cell" style:parent-style-name="Normal_20130813-JM_Table_3.08-U_32_2" style:data-style-name="N47">
      <style:table-cell-properties fo:border-top="thin solid #000000" fo:border-bottom="none" fo:border-left="none" fo:border-right="none" style:vertical-align="automatic" fo:background-color="#E0D8D8"/>
      <style:text-properties fo:font-size="8pt" style:font-size-asian="8pt" style:font-size-complex="8pt" fo:font-weight="bold" style:font-weight-asian="bold" style:font-weight-complex="bold"/>
    </style:style>
    <style:style style:name="ce723" style:family="table-cell" style:parent-style-name="Normal_20130813-JM_Table_3.08-U_32_2" style:data-style-name="N47">
      <style:table-cell-properties style:vertical-align="automatic" fo:background-color="#E0D8D8"/>
      <style:text-properties fo:font-size="8pt" style:font-size-asian="8pt" style:font-size-complex="8pt" fo:font-weight="bold" style:font-weight-asian="bold" style:font-weight-complex="bold"/>
    </style:style>
    <style:style style:name="ce724" style:family="table-cell" style:parent-style-name="Normal_20060623-NB_Table_32_1.11_32_-_32_Expenditure_32_by_32_SIC_32__40_DRAFT_41__32_2" style:data-style-name="N37">
      <style:table-cell-properties fo:border-top="thin solid #000000" fo:border-bottom="none" fo:border-left="none" fo:border-right="none" style:vertical-align="automatic" fo:background-color="#E0D8D8" style:repeat-content="false"/>
      <style:paragraph-properties fo:text-align="end" fo:margin-right="0cm"/>
      <style:text-properties fo:font-size="9pt" style:font-size-asian="9pt" style:font-size-complex="9pt"/>
    </style:style>
    <style:style style:name="ce725" style:family="table-cell" style:parent-style-name="Normal_20130813-JM_Table_3.08-U_32_2" style:data-style-name="N47">
      <style:table-cell-properties style:vertical-align="automatic" fo:background-color="#E0D8D8"/>
      <style:text-properties fo:color="#FF0000" fo:font-size="8pt" style:font-size-asian="8pt" style:font-size-complex="8pt" fo:font-weight="bold" style:font-weight-asian="bold" style:font-weight-complex="bold"/>
    </style:style>
    <style:style style:name="ce726" style:family="table-cell" style:parent-style-name="Normal_20130813-JM_Table_3.08-U_32_2" style:data-style-name="N37">
      <style:table-cell-properties style:vertical-align="automatic" fo:background-color="#E0D8D8"/>
      <style:text-properties fo:font-size="8pt" style:font-size-asian="8pt" style:font-size-complex="8pt" fo:font-weight="bold" style:font-weight-asian="bold" style:font-weight-complex="bold"/>
    </style:style>
    <style:style style:name="ce727" style:family="table-cell" style:parent-style-name="Normal_20130813-JM_Table_3.08-U_32_2" style:data-style-name="N37">
      <style:table-cell-properties fo:border-top="thin solid #000000" fo:border-bottom="none" fo:border-left="none" fo:border-right="none" style:vertical-align="automatic" fo:background-color="#E0D8D8"/>
      <style:text-properties fo:font-size="8pt" style:font-size-asian="8pt" style:font-size-complex="8pt" fo:font-weight="bold" style:font-weight-asian="bold" style:font-weight-complex="bold"/>
    </style:style>
    <style:style style:name="ce728" style:family="table-cell" style:parent-style-name="Normal_20130813-JM_Table_3.08-U_32_2" style:data-style-name="N37">
      <style:table-cell-properties fo:border-top="none" fo:border-bottom="none" fo:border-left="none" fo:border-right="thin solid #000000" style:vertical-align="automatic" fo:background-color="#E0D8D8"/>
      <style:text-properties fo:font-size="8pt" style:font-size-asian="8pt" style:font-size-complex="8pt" fo:font-weight="bold" style:font-weight-asian="bold" style:font-weight-complex="bold"/>
    </style:style>
    <style:style style:name="ce729" style:family="table-cell" style:parent-style-name="Normal_20130813-JM_Table_3.08-U_32_2" style:data-style-name="N0">
      <style:table-cell-properties style:vertical-align="automatic" fo:background-color="transparent"/>
      <style:text-properties fo:font-size="8pt" style:font-size-asian="8pt" style:font-size-complex="8pt"/>
    </style:style>
    <style:style style:name="ce730" style:family="table-cell" style:parent-style-name="Normal_20130813-JM_Table_3.08-U_32_2" style:data-style-name="N0">
      <style:table-cell-properties style:vertical-align="automatic" fo:background-color="transparent"/>
      <style:text-properties fo:color="#FF0000" fo:font-size="8pt" style:font-size-asian="8pt" style:font-size-complex="8pt"/>
    </style:style>
    <style:style style:name="ce731" style:family="table-cell" style:parent-style-name="Normal_20130813-JM_Table_3.08-U_32_2" style:data-style-name="N37">
      <style:table-cell-properties style:vertical-align="automatic" fo:background-color="transparent"/>
      <style:text-properties fo:color="#FF0000" fo:font-size="8pt" style:font-size-asian="8pt" style:font-size-complex="8pt"/>
    </style:style>
    <style:style style:name="ce732" style:family="table-cell" style:parent-style-name="Normal_20130813-JM_Table_3.08-U_32_2" style:data-style-name="N0">
      <style:table-cell-properties style:vertical-align="automatic" fo:background-color="transparent"/>
      <style:text-properties fo:color="#FF0000"/>
    </style:style>
    <style:style style:name="ce733" style:family="table-cell" style:parent-style-name="Normal_20130813-JM_Table_3.08-U_32_2" style:data-style-name="N0">
      <style:table-cell-properties fo:border-top="none" fo:border-bottom="none" fo:border-left="none" fo:border-right="thin solid #000000" style:vertical-align="automatic" fo:background-color="transparent"/>
      <style:text-properties fo:color="#FF0000"/>
    </style:style>
    <style:style style:name="ce734" style:family="table-cell" style:parent-style-name="Normal_20130813-JM_Table_3.08-U_32_2" style:data-style-name="N47">
      <style:table-cell-properties style:vertical-align="automatic" fo:background-color="transparent"/>
      <style:text-properties fo:font-size="8pt" style:font-size-asian="8pt" style:font-size-complex="8pt"/>
    </style:style>
    <style:style style:name="ce735" style:family="table-cell" style:parent-style-name="Normal_20060623-NB_Table_32_1.11_32_-_32_Expenditure_32_by_32_SIC_32__40_DRAFT_41__32_2" style:data-style-name="N37">
      <style:table-cell-properties style:vertical-align="automatic" fo:background-color="transparent" style:repeat-content="false"/>
      <style:paragraph-properties fo:text-align="end" fo:margin-right="0cm"/>
      <style:text-properties fo:font-size="9pt" style:font-size-asian="9pt" style:font-size-complex="9pt"/>
    </style:style>
    <style:style style:name="ce736" style:family="table-cell" style:parent-style-name="Normal_20130813-JM_Table_3.08-U_32_2" style:data-style-name="N47">
      <style:table-cell-properties style:vertical-align="automatic" fo:background-color="transparent"/>
      <style:text-properties fo:color="#FF0000" fo:font-size="8pt" style:font-size-asian="8pt" style:font-size-complex="8pt"/>
    </style:style>
    <style:style style:name="ce737" style:family="table-cell" style:parent-style-name="Normal_20130813-JM_Table_3.08-U_32_2" style:data-style-name="N37">
      <style:table-cell-properties style:vertical-align="automatic" fo:background-color="transparent"/>
      <style:text-properties fo:font-size="8pt" style:font-size-asian="8pt" style:font-size-complex="8pt"/>
    </style:style>
    <style:style style:name="ce738" style:family="table-cell" style:parent-style-name="Normal_20130813-JM_Table_3.08-U_32_2" style:data-style-name="N0">
      <style:table-cell-properties fo:border-top="none" fo:border-bottom="none" fo:border-left="none" fo:border-right="thin solid #000000" style:vertical-align="automatic" fo:background-color="transparent"/>
      <style:text-properties fo:font-size="8pt" style:font-size-asian="8pt" style:font-size-complex="8pt"/>
    </style:style>
    <style:style style:name="ce739" style:family="table-cell" style:parent-style-name="Normal_20130813-JM_Table_3.08-U_32_2" style:data-style-name="N47">
      <style:table-cell-properties style:vertical-align="automatic" fo:background-color="transparent" style:repeat-content="false"/>
      <style:paragraph-properties fo:text-align="end" fo:margin-right="0cm"/>
      <style:text-properties fo:font-size="8pt" style:font-size-asian="8pt" style:font-size-complex="8pt"/>
    </style:style>
    <style:style style:name="ce740" style:family="table-cell" style:parent-style-name="Normal_20130813-JM_Table_3.08-U_32_2" style:data-style-name="N47">
      <style:table-cell-properties style:vertical-align="automatic" fo:background-color="transparent" style:repeat-content="false"/>
      <style:paragraph-properties fo:text-align="end" fo:margin-right="0cm"/>
      <style:text-properties fo:color="#FF0000" fo:font-size="8pt" style:font-size-asian="8pt" style:font-size-complex="8pt"/>
    </style:style>
    <style:style style:name="ce741" style:family="table-cell" style:parent-style-name="Normal_20130813-JM_Table_3.08-U_32_2" style:data-style-name="N0">
      <style:table-cell-properties fo:border-top="none" fo:border-bottom="none" fo:border-left="none" fo:border-right="thin solid #000000" style:vertical-align="automatic" fo:background-color="transparent" style:repeat-content="false"/>
      <style:paragraph-properties fo:text-align="end" fo:margin-right="0cm"/>
      <style:text-properties fo:font-size="8pt" style:font-size-asian="8pt" style:font-size-complex="8pt"/>
    </style:style>
    <style:style style:name="ce742" style:family="table-cell" style:parent-style-name="Normal_20130813-JM_Table_3.08-U_32_2" style:data-style-name="N0">
      <style:table-cell-properties style:vertical-align="automatic" fo:background-color="transparent" style:repeat-content="false"/>
      <style:paragraph-properties fo:text-align="end" fo:margin-right="0cm"/>
      <style:text-properties fo:font-size="8pt" style:font-size-asian="8pt" style:font-size-complex="8pt"/>
    </style:style>
    <style:style style:name="ce743" style:family="table-cell" style:parent-style-name="Normal_20130813-JM_Table_3.08-U_32_2" style:data-style-name="N37">
      <style:table-cell-properties style:vertical-align="automatic" fo:background-color="transparent" style:repeat-content="false"/>
      <style:paragraph-properties fo:text-align="end" fo:margin-right="0cm"/>
      <style:text-properties fo:font-size="8pt" style:font-size-asian="8pt" style:font-size-complex="8pt"/>
    </style:style>
    <style:style style:name="ce744" style:family="table-cell" style:parent-style-name="Normal_20130813-JM_Table_3.08-U_32_2" style:data-style-name="N0">
      <style:table-cell-properties fo:border-top="none" fo:border-bottom="none" fo:border-left="thin solid #000000" fo:border-right="none" style:vertical-align="automatic" fo:background-color="#FFFFFF" style:repeat-content="false"/>
      <style:paragraph-properties fo:text-align="start" fo:margin-left="0cm"/>
      <style:text-properties fo:font-size="8pt" style:font-size-asian="8pt" style:font-size-complex="8pt"/>
    </style:style>
    <style:style style:name="ce745" style:family="table-cell" style:parent-style-name="Default" style:data-style-name="N0">
      <style:table-cell-properties style:vertical-align="automatic" fo:background-color="#FFFFFF" style:repeat-content="false"/>
      <style:paragraph-properties fo:text-align="start" fo:margin-left="0cm"/>
      <style:text-properties style:font-name="Calibri" style:font-name-asian="Calibri" style:font-name-complex="Calibri" fo:font-size="11pt" style:font-size-asian="11pt" style:font-size-complex="11pt"/>
    </style:style>
    <style:style style:name="ce746"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text-properties style:font-name="Calibri" style:font-name-asian="Calibri" style:font-name-complex="Calibri" fo:font-size="11pt" style:font-size-asian="11pt" style:font-size-complex="11pt"/>
    </style:style>
    <style:style style:name="ce747" style:family="table-cell" style:parent-style-name="Normal_20130813-JM_Table_3.08-U_32_2" style:data-style-name="N0">
      <style:table-cell-properties style:vertical-align="automatic" fo:background-color="transparent"/>
      <style:text-properties fo:font-size="8pt" style:font-size-asian="8pt" style:font-size-complex="8pt" style:text-position="33%"/>
    </style:style>
    <style:style style:name="ce748" style:family="table-cell" style:parent-style-name="Normal_20130813-JM_Table_3.08-U_32_2" style:data-style-name="N0">
      <style:table-cell-properties fo:border-top="none" fo:border-bottom="thin solid #000000" fo:border-left="none" fo:border-right="none" style:vertical-align="automatic" fo:background-color="transparent" style:repeat-content="false"/>
      <style:paragraph-properties fo:text-align="center"/>
      <style:text-properties fo:font-size="8pt" style:font-size-asian="8pt" style:font-size-complex="8pt"/>
    </style:style>
    <style:style style:name="ce749" style:family="table-cell" style:parent-style-name="Normal_20130813-JM_Table_3.08-U_32_2" style:data-style-name="N36">
      <style:table-cell-properties fo:border-top="none" fo:border-bottom="thin solid #000000" fo:border-left="none" fo:border-right="none" style:vertical-align="automatic" fo:background-color="transparent"/>
      <style:text-properties fo:font-size="8pt" style:font-size-asian="8pt" style:font-size-complex="8pt"/>
    </style:style>
    <style:style style:name="ce750" style:family="table-cell" style:parent-style-name="Normal_20130813-JM_Table_3.08-U_32_2" style:data-style-name="N0">
      <style:table-cell-properties fo:border-top="none" fo:border-bottom="thin solid #000000" fo:border-left="none" fo:border-right="none" style:vertical-align="automatic" fo:background-color="transparent"/>
      <style:text-properties fo:font-size="8pt" style:font-size-asian="8pt" style:font-size-complex="8pt"/>
    </style:style>
    <style:style style:name="ce751" style:family="table-cell" style:parent-style-name="Normal_20130813-JM_Table_3.08-U_32_2" style:data-style-name="N0">
      <style:table-cell-properties fo:border-top="none" fo:border-bottom="thin solid #000000" fo:border-left="none" fo:border-right="none" style:vertical-align="automatic" fo:background-color="transparent" style:repeat-content="false"/>
      <style:paragraph-properties fo:text-align="center"/>
      <style:text-properties fo:font-size="8pt" style:font-size-asian="8pt" style:font-size-complex="8pt" style:text-position="33%"/>
    </style:style>
    <style:style style:name="ce752" style:family="table-cell" style:parent-style-name="Normal_20130813-JM_Table_3.08-U_32_2" style:data-style-name="N0">
      <style:table-cell-properties fo:border-top="none" fo:border-bottom="thin solid #000000" fo:border-left="none" fo:border-right="none" style:vertical-align="automatic" fo:background-color="transparent"/>
      <style:text-properties fo:color="#FF0000" fo:font-size="8pt" style:font-size-asian="8pt" style:font-size-complex="8pt"/>
    </style:style>
    <style:style style:name="ce753" style:family="table-cell" style:parent-style-name="Normal_20130813-JM_Table_3.08-U_32_2" style:data-style-name="N0">
      <style:table-cell-properties fo:border-top="none" fo:border-bottom="thin solid #000000" fo:border-left="none" fo:border-right="none" style:vertical-align="automatic" fo:background-color="transparent"/>
      <style:text-properties fo:color="#FF0000"/>
    </style:style>
    <style:style style:name="ce754" style:family="table-cell" style:parent-style-name="Normal_20130813-JM_Table_3.08-U_32_2" style:data-style-name="N0">
      <style:table-cell-properties fo:border-top="none" fo:border-bottom="thin solid #000000" fo:border-left="none" fo:border-right="thin solid #000000" style:vertical-align="automatic" fo:background-color="transparent"/>
      <style:text-properties fo:color="#FF0000"/>
    </style:style>
    <style:style style:name="ce755" style:family="table-cell" style:parent-style-name="Normal_20130813-JM_Table_3.08-U_32_2" style:data-style-name="N0">
      <style:table-cell-properties style:vertical-align="top" fo:background-color="transparent" style:repeat-content="false"/>
      <style:paragraph-properties fo:text-align="start" fo:margin-left="0cm"/>
      <style:text-properties fo:font-size="8pt" style:font-size-asian="8pt" style:font-size-complex="8pt"/>
    </style:style>
    <style:style style:name="ce756" style:family="table-cell" style:parent-style-name="Normal_20130813-JM_Table_3.08-U_32_2" style:data-style-name="N0">
      <style:table-cell-properties style:vertical-align="middle" fo:wrap-option="wrap" fo:background-color="#BBA8AC" style:repeat-content="false"/>
      <style:paragraph-properties fo:text-align="start" fo:margin-left="0cm"/>
      <style:text-properties fo:font-size="14pt" style:font-size-asian="14pt" style:font-size-complex="14pt" fo:font-weight="bold" style:font-weight-asian="bold" style:font-weight-complex="bold"/>
    </style:style>
    <style:style style:name="ce757" style:family="table-cell" style:parent-style-name="Normal_20130813-JM_Table_3.08-U_32_2" style:data-style-name="N0">
      <style:table-cell-properties style:vertical-align="top" fo:wrap-option="wrap" fo:background-color="transparent" style:repeat-content="false"/>
      <style:paragraph-properties fo:text-align="start" fo:margin-left="0cm"/>
      <style:text-properties fo:font-size="8pt" style:font-size-asian="8pt" style:font-size-complex="8pt"/>
    </style:style>
    <style:style style:name="ce758" style:family="table-cell" style:parent-style-name="Normal_20130813-JM_Table_3.08-U_32_2" style:data-style-name="N0">
      <style:table-cell-properties style:vertical-align="middle" fo:wrap-option="wrap" fo:background-color="transparent" style:repeat-content="false"/>
      <style:paragraph-properties fo:text-align="start" fo:margin-left="0cm"/>
      <style:text-properties fo:font-size="8pt" style:font-size-asian="8pt" style:font-size-complex="8pt"/>
    </style:style>
    <style:style style:name="ce759" style:family="table-cell" style:parent-style-name="Normal_20130813-JM_Table_3.08-U_32_2" style:data-style-name="N0">
      <style:table-cell-properties style:vertical-align="automatic" fo:wrap-option="wrap" fo:background-color="transparent" style:repeat-content="false"/>
      <style:paragraph-properties fo:text-align="end" fo:margin-right="0cm"/>
      <style:text-properties fo:font-size="8pt" style:font-size-asian="8pt" style:font-size-complex="8pt"/>
    </style:style>
    <style:style style:name="ce760" style:family="table-cell" style:parent-style-name="Normal_20130813-JM_Table_3.08-U_32_2" style:data-style-name="N0">
      <style:table-cell-properties fo:border-top="thin solid #000000" fo:border-bottom="none" fo:border-left="thin solid #000000" fo:border-right="thin solid #000000" style:vertical-align="automatic" fo:background-color="#E0D8D8" style:repeat-content="false"/>
      <style:paragraph-properties fo:text-align="start" fo:margin-left="0cm"/>
      <style:text-properties fo:font-size="8pt" style:font-size-asian="8pt" style:font-size-complex="8pt" fo:font-weight="bold" style:font-weight-asian="bold" style:font-weight-complex="bold"/>
    </style:style>
    <style:style style:name="ce761" style:family="table-cell" style:parent-style-name="Normal_20130813-JM_Table_3.08-U_32_2" style:data-style-name="N0">
      <style:table-cell-properties fo:border-top="none" fo:border-bottom="none" fo:border-left="thin solid #000000" fo:border-right="thin solid #000000" style:vertical-align="automatic" fo:background-color="transparent" style:repeat-content="false"/>
      <style:paragraph-properties fo:text-align="start" fo:margin-left="0cm"/>
      <style:text-properties fo:font-size="8pt" style:font-size-asian="8pt" style:font-size-complex="8pt"/>
    </style:style>
    <style:style style:name="ce762" style:family="table-cell" style:parent-style-name="Normal_20130813-JM_Table_3.08-U_32_2" style:data-style-name="N0">
      <style:table-cell-properties fo:border-top="thin solid #000000" fo:border-bottom="none" fo:border-left="none" fo:border-right="none" style:vertical-align="middle" fo:wrap-option="wrap" fo:background-color="transparent" style:repeat-content="false"/>
      <style:paragraph-properties fo:text-align="end" fo:margin-right="0cm"/>
      <style:text-properties fo:font-size="8pt" style:font-size-asian="8pt" style:font-size-complex="8pt"/>
    </style:style>
    <style:style style:name="ce763" style:family="table-cell" style:parent-style-name="Normal_20130813-JM_Table_3.08-U_32_2" style:data-style-name="N0">
      <style:table-cell-properties style:vertical-align="top" fo:wrap-option="wrap" fo:background-color="#FFFFFF" style:repeat-content="false"/>
      <style:paragraph-properties fo:text-align="start" fo:margin-left="0cm"/>
      <style:text-properties fo:font-size="8pt" style:font-size-asian="8pt" style:font-size-complex="8pt"/>
    </style:style>
    <style:style style:name="ce764" style:family="table-cell" style:parent-style-name="Normal_20070816_NB_REVISED_32_Table_32_1.12_32_UKDS_32_2007" style:data-style-name="N0">
      <style:table-cell-properties style:vertical-align="automatic" fo:background-color="transparent"/>
      <style:text-properties fo:color="#FF0000" fo:font-size="8pt" style:font-size-asian="8pt" style:font-size-complex="8pt"/>
    </style:style>
    <style:style style:name="ce765" style:family="table-cell" style:parent-style-name="Normal_20130903-EA_32_DASA_Table_3_32_09V3-U_32_2" style:data-style-name="N0">
      <style:table-cell-properties fo:border-top="thin solid #000000" fo:border-bottom="thin solid #000000" fo:border-left="thin solid #000000" fo:border-right="none" style:vertical-align="automatic" fo:background-color="transparent" style:repeat-content="false"/>
      <style:paragraph-properties fo:text-align="end" fo:margin-right="0cm"/>
      <style:text-properties fo:font-size="8pt" style:font-size-asian="8pt" style:font-size-complex="8pt"/>
    </style:style>
    <style:style style:name="ce766" style:family="table-cell" style:parent-style-name="Normal_20130903-EA_32_DASA_Table_3_32_09V3-U_32_2" style:data-style-name="N0">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fo:font-size="8pt" style:font-size-asian="8pt" style:font-size-complex="8pt"/>
    </style:style>
    <style:style style:name="ce767" style:family="table-cell" style:parent-style-name="Normal_20130903-EA_32_DASA_Table_3_32_09V3-U_32_2" style:data-style-name="N0">
      <style:table-cell-properties fo:border-top="thin solid #000000" fo:border-bottom="thin solid #000000" fo:border-left="none" fo:border-right="none" style:vertical-align="automatic" fo:background-color="transparent" style:repeat-content="false"/>
      <style:paragraph-properties fo:text-align="start" fo:margin-left="0cm"/>
      <style:text-properties fo:font-size="8pt" style:font-size-asian="8pt" style:font-size-complex="8pt" style:text-position="33%"/>
    </style:style>
    <style:style style:name="ce768"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start" fo:margin-left="0cm"/>
      <style:text-properties fo:color="#FF0000" fo:font-size="8pt" style:font-size-asian="8pt" style:font-size-complex="8pt" style:text-position="33%"/>
    </style:style>
    <style:style style:name="ce769" style:family="table-cell" style:parent-style-name="Default" style:data-style-name="N0">
      <style:table-cell-properties fo:border-top="thin solid #000000" fo:border-bottom="thin solid #000000" fo:border-left="none" fo:border-right="thin solid #000000" style:vertical-align="automatic" style:repeat-content="false"/>
      <style:paragraph-properties fo:text-align="start" fo:margin-left="0cm"/>
      <style:text-properties fo:color="#FF0000" fo:font-size="8pt" style:font-size-asian="8pt" style:font-size-complex="8pt" style:text-position="33%"/>
    </style:style>
    <style:style style:name="ce770" style:family="table-cell" style:parent-style-name="Normal_20130903-EA_32_DASA_Table_3_32_09V3-U_32_2" style:data-style-name="N1">
      <style:table-cell-properties fo:border-top="thin solid #000000" fo:border-bottom="none" fo:border-left="thin solid #000000" fo:border-right="none" style:vertical-align="automatic"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771" style:family="table-cell" style:parent-style-name="Normal_20130903-EA_32_DASA_Table_3_32_09V3-U_32_2" style:data-style-name="N1">
      <style:table-cell-properties fo:border-top="thin solid #000000" fo:border-bottom="none" fo:border-left="none" fo:border-right="none" style:vertical-align="automatic" fo:background-color="#E0D8D8" style:repeat-content="false"/>
      <style:paragraph-properties fo:text-align="end" fo:margin-right="0cm"/>
      <style:text-properties fo:font-size="8pt" style:font-size-asian="8pt" style:font-size-complex="8pt" fo:font-weight="bold" style:font-weight-asian="bold" style:font-weight-complex="bold"/>
    </style:style>
    <style:style style:name="ce772" style:family="table-cell" style:parent-style-name="Normal_20130903-EA_32_DASA_Table_3_32_09V3-U_32_2" style:data-style-name="N1">
      <style:table-cell-properties fo:border-top="thin solid #000000" fo:border-bottom="none" fo:border-left="none" fo:border-right="none" style:vertical-align="automatic" fo:background-color="#E0D8D8" style:repeat-content="false"/>
      <style:paragraph-properties fo:text-align="end" fo:margin-right="0cm"/>
      <style:text-properties fo:font-size="8pt" style:font-size-asian="8pt" style:font-size-complex="8pt" fo:font-weight="bold" style:font-weight-asian="bold" style:font-weight-complex="bold" style:text-position="33%"/>
    </style:style>
    <style:style style:name="ce773" style:family="table-cell" style:parent-style-name="Normal_20130903-EA_32_DASA_Table_3_32_09V3-U_32_2" style:data-style-name="N1">
      <style:table-cell-properties fo:border-top="thin solid #000000" fo:border-bottom="none" fo:border-left="none" fo:border-right="none" style:vertical-align="automatic" fo:background-color="#E0D8D8" style:repeat-content="false"/>
      <style:paragraph-properties fo:text-align="start" fo:margin-left="0cm"/>
      <style:text-properties fo:font-size="8pt" style:font-size-asian="8pt" style:font-size-complex="8pt" fo:font-weight="bold" style:font-weight-asian="bold" style:font-weight-complex="bold" style:text-position="33%"/>
    </style:style>
    <style:style style:name="ce774" style:family="table-cell" style:parent-style-name="Normal_20130903-EA_32_DASA_Table_3_32_09V3-U_32_2" style:data-style-name="N1">
      <style:table-cell-properties fo:border-top="none" fo:border-bottom="none" fo:border-left="none" fo:border-right="thin solid #000000" style:vertical-align="automatic" fo:background-color="#E0D8D8" style:repeat-content="false"/>
      <style:paragraph-properties fo:text-align="start" fo:margin-left="0cm"/>
      <style:text-properties fo:color="#FF0000" fo:font-size="8pt" style:font-size-asian="8pt" style:font-size-complex="8pt" fo:font-weight="bold" style:font-weight-asian="bold" style:font-weight-complex="bold" style:text-position="33%"/>
    </style:style>
    <style:style style:name="ce775" style:family="table-cell" style:parent-style-name="Normal_20130903-EA_32_DASA_Table_3_32_09V3-U_32_2" style:data-style-name="N1">
      <style:table-cell-properties fo:border-top="none" fo:border-bottom="none" fo:border-left="thin solid #000000" fo:border-right="none" style:vertical-align="automatic" fo:background-color="transparent"/>
      <style:text-properties fo:color="#FF0000" fo:font-size="8pt" style:font-size-asian="8pt" style:font-size-complex="8pt"/>
    </style:style>
    <style:style style:name="ce776" style:family="table-cell" style:parent-style-name="Normal_20130903-EA_32_DASA_Table_3_32_09V3-U_32_2" style:data-style-name="N1">
      <style:table-cell-properties style:vertical-align="automatic" fo:background-color="transparent"/>
      <style:text-properties fo:color="#FF0000" fo:font-size="8pt" style:font-size-asian="8pt" style:font-size-complex="8pt"/>
    </style:style>
    <style:style style:name="ce777" style:family="table-cell" style:parent-style-name="Normal_20130903-EA_32_DASA_Table_3_32_09V3-U_32_2" style:data-style-name="N2">
      <style:table-cell-properties style:vertical-align="automatic" fo:background-color="transparent"/>
      <style:text-properties fo:color="#FF0000" fo:font-size="8pt" style:font-size-asian="8pt" style:font-size-complex="8pt"/>
    </style:style>
    <style:style style:name="ce778" style:family="table-cell" style:parent-style-name="Default" style:data-style-name="N1">
      <style:table-cell-properties style:vertical-align="automatic" style:repeat-content="false"/>
      <style:paragraph-properties fo:text-align="end" fo:margin-right="0cm"/>
      <style:text-properties fo:color="#FF0000" fo:font-size="8pt" style:font-size-asian="8pt" style:font-size-complex="8pt"/>
    </style:style>
    <style:style style:name="ce779" style:family="table-cell" style:parent-style-name="Default" style:data-style-name="N1">
      <style:table-cell-properties style:vertical-align="automatic" style:repeat-content="false"/>
      <style:paragraph-properties fo:text-align="end" fo:margin-right="0cm"/>
      <style:text-properties fo:font-size="8pt" style:font-size-asian="8pt" style:font-size-complex="8pt"/>
    </style:style>
    <style:style style:name="ce780" style:family="table-cell" style:parent-style-name="Default" style:data-style-name="N0">
      <style:table-cell-properties fo:border-top="none" fo:border-bottom="none" fo:border-left="none" fo:border-right="thin solid #000000" style:vertical-align="automatic" style:repeat-content="false"/>
      <style:paragraph-properties fo:text-align="end" fo:margin-right="0cm"/>
      <style:text-properties fo:color="#FF0000"/>
    </style:style>
    <style:style style:name="ce781" style:family="table-cell" style:parent-style-name="Normal_20130903-EA_32_DASA_Table_3_32_09V3-U_32_2" style:data-style-name="N1">
      <style:table-cell-properties fo:border-top="none" fo:border-bottom="none" fo:border-left="thin solid #000000" fo:border-right="none" style:vertical-align="automatic" fo:background-color="transparent" style:repeat-content="false"/>
      <style:paragraph-properties fo:text-align="end" fo:margin-right="0cm"/>
      <style:text-properties fo:color="#FF0000" fo:font-size="8pt" style:font-size-asian="8pt" style:font-size-complex="8pt" fo:font-weight="bold" style:font-weight-asian="bold" style:font-weight-complex="bold"/>
    </style:style>
    <style:style style:name="ce782" style:family="table-cell" style:parent-style-name="Normal_20130903-EA_32_DASA_Table_3_32_09V3-U_32_2" style:data-style-name="N1">
      <style:table-cell-properties style:vertical-align="automatic" fo:background-color="transparent" style:repeat-content="false"/>
      <style:paragraph-properties fo:text-align="end" fo:margin-right="0cm"/>
      <style:text-properties fo:color="#FF0000" fo:font-size="8pt" style:font-size-asian="8pt" style:font-size-complex="8pt" fo:font-weight="bold" style:font-weight-asian="bold" style:font-weight-complex="bold"/>
    </style:style>
    <style:style style:name="ce783" style:family="table-cell" style:parent-style-name="Normal_20130903-EA_32_DASA_Table_3_32_09V3-U_32_2" style:data-style-name="N2">
      <style:table-cell-properties style:vertical-align="automatic" fo:background-color="transparent"/>
      <style:text-properties fo:color="#FF0000" fo:font-size="8pt" style:font-size-asian="8pt" style:font-size-complex="8pt" fo:font-weight="bold" style:font-weight-asian="bold" style:font-weight-complex="bold"/>
    </style:style>
    <style:style style:name="ce784" style:family="table-cell" style:parent-style-name="Default" style:data-style-name="N1">
      <style:table-cell-properties style:vertical-align="automatic" style:repeat-content="false"/>
      <style:paragraph-properties fo:text-align="end" fo:margin-right="0cm"/>
      <style:text-properties fo:color="#FF0000" fo:font-size="8pt" style:font-size-asian="8pt" style:font-size-complex="8pt" fo:font-weight="bold" style:font-weight-asian="bold" style:font-weight-complex="bold"/>
    </style:style>
    <style:style style:name="ce785" style:family="table-cell" style:parent-style-name="Default" style:data-style-name="N1">
      <style:table-cell-properties style:vertical-align="automatic" style:repeat-content="false"/>
      <style:paragraph-properties fo:text-align="end" fo:margin-right="0cm"/>
      <style:text-properties fo:font-size="8pt" style:font-size-asian="8pt" style:font-size-complex="8pt" fo:font-weight="bold" style:font-weight-asian="bold" style:font-weight-complex="bold"/>
    </style:style>
    <style:style style:name="ce786" style:family="table-cell" style:parent-style-name="Normal_20130903-EA_32_DASA_Table_3_32_09V3-U_32_2" style:data-style-name="N0">
      <style:table-cell-properties fo:border-top="none" fo:border-bottom="none" fo:border-left="thin solid #000000" fo:border-right="none" style:vertical-align="automatic" fo:background-color="transparent"/>
      <style:text-properties fo:font-size="8pt" style:font-size-asian="8pt" style:font-size-complex="8pt"/>
    </style:style>
    <style:style style:name="ce787" style:family="table-cell" style:parent-style-name="Normal_20130903-EA_32_DASA_Table_3_32_09V3-U_32_2" style:data-style-name="N0">
      <style:table-cell-properties style:vertical-align="automatic" fo:background-color="transparent"/>
      <style:text-properties fo:font-size="8pt" style:font-size-asian="8pt" style:font-size-complex="8pt"/>
    </style:style>
    <style:style style:name="ce788" style:family="table-cell" style:parent-style-name="Normal_20130903-EA_32_DASA_Table_3_32_09V3-U_32_2" style:data-style-name="N1">
      <style:table-cell-properties fo:border-top="none" fo:border-bottom="none" fo:border-left="thin solid #000000" fo:border-right="none" style:vertical-align="automatic" fo:background-color="transparent" style:repeat-content="false"/>
      <style:paragraph-properties fo:text-align="end" fo:margin-right="0cm"/>
      <style:text-properties fo:font-size="8pt" style:font-size-asian="8pt" style:font-size-complex="8pt"/>
    </style:style>
    <style:style style:name="ce789" style:family="table-cell" style:parent-style-name="Normal_20130903-EA_32_DASA_Table_3_32_09V3-U_32_2" style:data-style-name="N1">
      <style:table-cell-properties style:vertical-align="automatic" fo:background-color="transparent" style:repeat-content="false"/>
      <style:paragraph-properties fo:text-align="end" fo:margin-right="0cm"/>
      <style:text-properties fo:color="#FF0000" fo:font-size="8pt" style:font-size-asian="8pt" style:font-size-complex="8pt"/>
    </style:style>
    <style:style style:name="ce790" style:family="table-cell" style:parent-style-name="Normal_20130903-EA_32_DASA_Table_3_32_09V3-U_32_2" style:data-style-name="N1">
      <style:table-cell-properties style:vertical-align="automatic" fo:background-color="transparent" style:repeat-content="false"/>
      <style:paragraph-properties fo:text-align="end" fo:margin-right="0cm"/>
      <style:text-properties fo:font-size="8pt" style:font-size-asian="8pt" style:font-size-complex="8pt"/>
    </style:style>
    <style:style style:name="ce791" style:family="table-cell" style:parent-style-name="Default" style:data-style-name="N1">
      <style:text-properties fo:font-size="8pt" style:font-size-asian="8pt" style:font-size-complex="8pt"/>
    </style:style>
    <style:style style:name="ce792" style:family="table-cell" style:parent-style-name="Default" style:data-style-name="N1">
      <style:text-properties fo:color="#FF0000" fo:font-size="8pt" style:font-size-asian="8pt" style:font-size-complex="8pt"/>
    </style:style>
    <style:style style:name="ce793" style:family="table-cell" style:parent-style-name="Default" style:data-style-name="N0">
      <style:text-properties fo:color="#FF0000" fo:font-size="8pt" style:font-size-asian="8pt" style:font-size-complex="8pt"/>
    </style:style>
    <style:style style:name="ce794" style:family="table-cell" style:parent-style-name="Normal_20130903-EA_32_DASA_Table_3_32_09V3-U_32_2" style:data-style-name="N0">
      <style:table-cell-properties fo:border-top="none" fo:border-bottom="none" fo:border-left="thin solid #000000" fo:border-right="none" style:vertical-align="automatic" fo:background-color="transparent"/>
      <style:text-properties fo:color="#FF0000" fo:font-size="8pt" style:font-size-asian="8pt" style:font-size-complex="8pt"/>
    </style:style>
    <style:style style:name="ce795" style:family="table-cell" style:parent-style-name="Normal_20130903-EA_32_DASA_Table_3_32_09V3-U_32_2" style:data-style-name="N0">
      <style:table-cell-properties style:vertical-align="automatic" fo:background-color="transparent"/>
      <style:text-properties fo:color="#FF0000" fo:font-size="8pt" style:font-size-asian="8pt" style:font-size-complex="8pt"/>
    </style:style>
    <style:style style:name="ce796" style:family="table-cell" style:parent-style-name="Normal_20130903-EA_32_DASA_Table_3_32_09V3-U_32_2" style:data-style-name="N1">
      <style:table-cell-properties fo:border-top="none" fo:border-bottom="thin solid #000000" fo:border-left="thin solid #000000" fo:border-right="none" style:vertical-align="automatic" fo:background-color="transparent" style:repeat-content="false"/>
      <style:paragraph-properties fo:text-align="end" fo:margin-right="0cm"/>
      <style:text-properties fo:font-size="8pt" style:font-size-asian="8pt" style:font-size-complex="8pt"/>
    </style:style>
    <style:style style:name="ce797" style:family="table-cell" style:parent-style-name="Normal_20130903-EA_32_DASA_Table_3_32_09V3-U_32_2" style:data-style-name="N1">
      <style:table-cell-properties fo:border-top="none" fo:border-bottom="thin solid #000000" fo:border-left="none" fo:border-right="none" style:vertical-align="automatic" fo:background-color="transparent" style:repeat-content="false"/>
      <style:paragraph-properties fo:text-align="end" fo:margin-right="0cm"/>
      <style:text-properties fo:color="#FF0000" fo:font-size="8pt" style:font-size-asian="8pt" style:font-size-complex="8pt"/>
    </style:style>
    <style:style style:name="ce798" style:family="table-cell" style:parent-style-name="Normal_20130903-EA_32_DASA_Table_3_32_09V3-U_32_2" style:data-style-name="N1">
      <style:table-cell-properties fo:border-top="none" fo:border-bottom="thin solid #000000" fo:border-left="none" fo:border-right="none" style:vertical-align="automatic" fo:background-color="transparent" style:repeat-content="false"/>
      <style:paragraph-properties fo:text-align="end" fo:margin-right="0cm"/>
      <style:text-properties fo:font-size="8pt" style:font-size-asian="8pt" style:font-size-complex="8pt"/>
    </style:style>
    <style:style style:name="ce799" style:family="table-cell" style:parent-style-name="Normal_20130903-EA_32_DASA_Table_3_32_09V3-U_32_2" style:data-style-name="N2">
      <style:table-cell-properties fo:border-top="none" fo:border-bottom="thin solid #000000" fo:border-left="none" fo:border-right="none" style:vertical-align="automatic" fo:background-color="transparent"/>
      <style:text-properties fo:color="#FF0000" fo:font-size="8pt" style:font-size-asian="8pt" style:font-size-complex="8pt"/>
    </style:style>
    <style:style style:name="ce800"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end" fo:margin-right="0cm"/>
      <style:text-properties fo:color="#FF0000"/>
    </style:style>
    <style:style style:name="ce801" style:family="table-cell" style:parent-style-name="Normal_20130903-EA_32_DASA_Table_3_32_09V3-U_32_2" style:data-style-name="N0">
      <style:table-cell-properties style:vertical-align="top" fo:background-color="transparent" style:repeat-content="false"/>
      <style:paragraph-properties fo:text-align="start" fo:margin-left="0cm"/>
      <style:text-properties fo:font-size="8pt" style:font-size-asian="8pt" style:font-size-complex="8pt"/>
    </style:style>
    <style:style style:name="ce802" style:family="table-cell" style:parent-style-name="Normal_20130903-EA_32_DASA_Table_3_32_09V3-U_32_2" style:data-style-name="N0">
      <style:table-cell-properties style:vertical-align="top" fo:wrap-option="wrap" fo:background-color="transparent" style:repeat-content="false"/>
      <style:paragraph-properties fo:text-align="start" fo:margin-left="0cm"/>
      <style:text-properties fo:font-size="8pt" style:font-size-asian="8pt" style:font-size-complex="8pt"/>
    </style:style>
    <style:style style:name="ce803" style:family="table-cell" style:parent-style-name="Normal_20130903-EA_32_DASA_Table_3_32_09V3-U_32_2" style:data-style-name="N0">
      <style:table-cell-properties style:vertical-align="top" fo:background-color="transparent"/>
      <style:text-properties fo:font-size="8pt" style:font-size-asian="8pt" style:font-size-complex="8pt"/>
    </style:style>
    <style:style style:name="ce804" style:family="table-cell" style:parent-style-name="Hyperlink" style:data-style-name="N0">
      <style:table-cell-properties style:vertical-align="top" style:repeat-content="false"/>
      <style:paragraph-properties fo:text-align="start" fo:margin-left="0cm"/>
      <style:text-properties fo:color="#0000FF" style:text-underline-style="solid" style:text-underline-type="single"/>
    </style:style>
    <style:style style:name="ce805" style:family="table-cell" style:parent-style-name="Normal_20130903-EA_32_DASA_Table_3_32_09V3-U_32_2" style:data-style-name="N0">
      <style:table-cell-properties style:vertical-align="automatic" fo:wrap-option="wrap" fo:background-color="#BBA8AC" style:repeat-content="false"/>
      <style:paragraph-properties fo:text-align="start" fo:margin-left="0cm"/>
      <style:text-properties fo:font-size="14pt" style:font-size-asian="14pt" style:font-size-complex="14pt" fo:font-weight="bold" style:font-weight-asian="bold" style:font-weight-complex="bold"/>
    </style:style>
    <style:style style:name="ce806" style:family="table-cell" style:parent-style-name="Normal_20130903-EA_32_DASA_Table_3_32_09V3-U_32_2" style:data-style-name="N0">
      <style:table-cell-properties style:vertical-align="automatic" fo:wrap-option="wrap" fo:background-color="transparent" style:repeat-content="false"/>
      <style:paragraph-properties fo:text-align="start" fo:margin-left="0cm"/>
      <style:text-properties fo:font-size="8pt" style:font-size-asian="8pt" style:font-size-complex="8pt"/>
    </style:style>
    <style:style style:name="ce807" style:family="table-cell" style:parent-style-name="Normal_20130903-EA_32_DASA_Table_3_32_09V3-U_32_2" style:data-style-name="N0">
      <style:table-cell-properties style:vertical-align="automatic" fo:background-color="transparent" style:repeat-content="false"/>
      <style:paragraph-properties fo:text-align="end" fo:margin-right="0cm"/>
      <style:text-properties fo:font-size="8pt" style:font-size-asian="8pt" style:font-size-complex="8pt"/>
    </style:style>
    <style:style style:name="ce808" style:family="table-cell" style:parent-style-name="Normal_20130903-EA_32_DASA_Table_3_32_09V3-U_32_2" style:data-style-name="N0">
      <style:table-cell-properties fo:border-top="thin solid #000000" fo:border-bottom="none" fo:border-left="thin solid #000000" fo:border-right="thin solid #000000" style:vertical-align="automatic" fo:background-color="#E0D8D8"/>
      <style:text-properties fo:font-size="8pt" style:font-size-asian="8pt" style:font-size-complex="8pt" fo:font-weight="bold" style:font-weight-asian="bold" style:font-weight-complex="bold"/>
    </style:style>
    <style:style style:name="ce809" style:family="table-cell" style:parent-style-name="Normal_20130903-EA_32_DASA_Table_3_32_09V3-U_32_2" style:data-style-name="N0">
      <style:table-cell-properties fo:border-top="none" fo:border-bottom="none" fo:border-left="thin solid #000000" fo:border-right="thin solid #000000"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810" style:family="table-cell" style:parent-style-name="Normal_20130903-EA_32_DASA_Table_3_32_09V3-U_32_2" style:data-style-name="N0">
      <style:table-cell-properties fo:border-top="none" fo:border-bottom="thin solid #000000" fo:border-left="thin solid #000000" fo:border-right="thin solid #000000"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811" style:family="table-cell" style:parent-style-name="Normal_20130903-EA_32_DASA_Table_3_32_09V3-U_32_2" style:data-style-name="N0">
      <style:table-cell-properties fo:border-top="thin solid #000000" fo:border-bottom="none" fo:border-left="none" fo:border-right="none" style:vertical-align="automatic" fo:background-color="transparent" style:repeat-content="false"/>
      <style:paragraph-properties fo:text-align="end" fo:margin-right="0cm"/>
      <style:text-properties fo:font-size="8pt" style:font-size-asian="8pt" style:font-size-complex="8pt"/>
    </style:style>
    <style:style style:name="ce812" style:family="table-cell" style:parent-style-name="Normal_20130903-EA_32_DASA_Table_3_32_09V3-U_32_2" style:data-style-name="N0">
      <style:table-cell-properties style:vertical-align="top" fo:wrap-option="wrap" fo:background-color="transparent" style:repeat-content="false"/>
      <style:paragraph-properties fo:text-align="start" fo:margin-left="0cm"/>
      <style:text-properties fo:font-size="8pt" style:font-size-asian="8pt" style:font-size-complex="8pt"/>
    </style:style>
    <style:style style:name="ce813" style:family="table-cell" style:parent-style-name="Hyperlink" style:data-style-name="N0">
      <style:table-cell-properties style:vertical-align="top" style:repeat-content="false"/>
      <style:paragraph-properties fo:text-align="start" fo:margin-left="0cm"/>
      <style:text-properties fo:color="#0000FF" style:text-underline-style="solid" style:text-underline-type="single"/>
    </style:style>
    <style:style style:name="ce814" style:family="table-cell" style:parent-style-name="Normal_20070816_NB_REVISED_32_Table_32_1.12_32_UKDS_32_2007" style:data-style-name="N0">
      <style:table-cell-properties style:vertical-align="top" fo:wrap-option="wrap" fo:background-color="transparent" style:repeat-content="false"/>
      <style:paragraph-properties fo:text-align="start" fo:margin-left="0cm"/>
      <style:text-properties fo:font-size="8pt" style:font-size-asian="8pt" style:font-size-complex="8pt"/>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4pt" style:font-size-asian="14pt" style:font-size-complex="14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6"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8"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9" style:family="text" style:parent-style-name="Default">
      <style:text-properties fo:color="#000000" style:text-line-through-style="none" style:font-name="Arial" style:font-name-asian="Arial" style:font-name-complex="Arial" fo:font-size="8pt" style:font-size-asian="8pt" style:font-size-complex="8pt" fo:font-style="italic" style:font-style-asian="italic" style:font-style-complex="italic" style:text-underline-style="none" style:text-underline-type="none" fo:font-weight="normal" style:font-weight-asian="normal" style:font-weight-complex="normal" style:text-position="33%" style:text-outline="false" fo:text-shadow="none" style:font-family-generic="swiss"/>
    </style:style>
    <style:style style:name="T10"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12"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1.69333333333333cm"/>
    </style:style>
    <style:style style:name="co2" style:family="table-column">
      <style:table-column-properties fo:break-before="auto" style:column-width="1.93145833333333cm"/>
    </style:style>
    <style:style style:name="co3" style:family="table-column">
      <style:table-column-properties fo:break-before="auto" style:column-width="0cm"/>
    </style:style>
    <style:style style:name="co4" style:family="table-column">
      <style:table-column-properties fo:break-before="auto" style:column-width="0.529166666666667cm"/>
    </style:style>
    <style:style style:name="co5" style:family="table-column">
      <style:table-column-properties fo:break-before="auto" style:column-width="0.423333333333333cm"/>
    </style:style>
    <style:style style:name="co6" style:family="table-column">
      <style:table-column-properties fo:break-before="auto" style:column-width="0.3175cm"/>
    </style:style>
    <style:style style:name="co7" style:family="table-column">
      <style:table-column-properties fo:break-before="auto" style:column-width="2.91041666666667cm"/>
    </style:style>
    <style:style style:name="co8" style:family="table-column">
      <style:table-column-properties fo:break-before="auto" style:column-width="4.048125cm"/>
    </style:style>
    <style:style style:name="co9" style:family="table-column">
      <style:table-column-properties fo:break-before="auto" style:column-width="1.29645833333333cm"/>
    </style:style>
    <style:style style:name="co10" style:family="table-column">
      <style:table-column-properties fo:break-before="auto" style:column-width="0.264583333333333cm"/>
    </style:style>
    <style:style style:name="co11" style:family="table-column">
      <style:table-column-properties fo:break-before="auto" style:column-width="0.291041666666667cm"/>
    </style:style>
    <style:style style:name="co12" style:family="table-column">
      <style:table-column-properties fo:break-before="auto" style:column-width="1.27cm"/>
    </style:style>
    <style:style style:name="co13" style:family="table-column">
      <style:table-column-properties fo:break-before="auto" style:column-width="0.370416666666667cm"/>
    </style:style>
    <style:style style:name="co14" style:family="table-column">
      <style:table-column-properties fo:break-before="auto" style:column-width="6.87916666666667cm"/>
    </style:style>
    <style:style style:name="co15" style:family="table-column">
      <style:table-column-properties fo:break-before="auto" style:column-width="2.38125cm"/>
    </style:style>
    <style:style style:name="co16" style:family="table-column">
      <style:table-column-properties fo:break-before="auto" style:column-width="2.09020833333333cm" style:use-optimal-column-width="true"/>
    </style:style>
    <style:style style:name="co17" style:family="table-column">
      <style:table-column-properties fo:break-before="auto" style:column-width="0.449791666666667cm"/>
    </style:style>
    <style:style style:name="co18" style:family="table-column">
      <style:table-column-properties fo:break-before="auto" style:column-width="3.01625cm"/>
    </style:style>
    <style:style style:name="co19" style:family="table-column">
      <style:table-column-properties fo:break-before="auto" style:column-width="2.38125cm" style:use-optimal-column-width="true"/>
    </style:style>
    <style:style style:name="co20" style:family="table-column">
      <style:table-column-properties fo:break-before="auto" style:column-width="2.80458333333333cm"/>
    </style:style>
    <style:style style:name="co21" style:family="table-column">
      <style:table-column-properties fo:break-before="auto" style:column-width="1.85208333333333cm"/>
    </style:style>
    <style:style style:name="co22" style:family="table-column">
      <style:table-column-properties fo:break-before="auto" style:column-width="1.905cm"/>
    </style:style>
    <style:style style:name="co23" style:family="table-column">
      <style:table-column-properties fo:break-before="auto" style:column-width="3.83645833333333cm"/>
    </style:style>
    <style:style style:name="co24" style:family="table-column">
      <style:table-column-properties fo:break-before="auto" style:column-width="3.99520833333333cm"/>
    </style:style>
    <style:style style:name="co25" style:family="table-column">
      <style:table-column-properties fo:break-before="auto" style:column-width="1.5875cm"/>
    </style:style>
    <style:style style:name="co26" style:family="table-column">
      <style:table-column-properties fo:break-before="auto" style:column-width="1.32291666666667cm"/>
    </style:style>
    <style:style style:name="co27" style:family="table-column">
      <style:table-column-properties fo:break-before="auto" style:column-width="1.56104166666667cm"/>
    </style:style>
    <style:style style:name="co28" style:family="table-column">
      <style:table-column-properties fo:break-before="auto" style:column-width="1.666875cm"/>
    </style:style>
    <style:style style:name="co29" style:family="table-column">
      <style:table-column-properties fo:break-before="auto" style:column-width="0.343958333333333cm"/>
    </style:style>
    <style:style style:name="co30" style:family="table-column">
      <style:table-column-properties fo:break-before="auto" style:column-width="3.20145833333333cm"/>
    </style:style>
    <style:style style:name="co31" style:family="table-column">
      <style:table-column-properties fo:break-before="auto" style:column-width="1.42875cm"/>
    </style:style>
    <style:style style:name="co32" style:family="table-column">
      <style:table-column-properties fo:break-before="auto" style:column-width="1.77270833333333cm"/>
    </style:style>
    <style:style style:name="co33" style:family="table-column">
      <style:table-column-properties fo:break-before="auto" style:column-width="1.79916666666667cm"/>
    </style:style>
    <style:style style:name="co34" style:family="table-column">
      <style:table-column-properties fo:break-before="auto" style:column-width="0.396875cm"/>
    </style:style>
    <style:style style:name="co35" style:family="table-column">
      <style:table-column-properties fo:break-before="auto" style:column-width="6.19125cm"/>
    </style:style>
    <style:style style:name="co36" style:family="table-column">
      <style:table-column-properties fo:break-before="auto" style:column-width="2.301875cm"/>
    </style:style>
    <style:style style:name="co37" style:family="table-column">
      <style:table-column-properties fo:break-before="auto" style:column-width="3.81cm"/>
    </style:style>
    <style:style style:name="co38" style:family="table-column">
      <style:table-column-properties fo:break-before="auto" style:column-width="3.730625cm"/>
    </style:style>
    <style:style style:name="co39" style:family="table-column">
      <style:table-column-properties fo:break-before="auto" style:column-width="1.87854166666667cm"/>
    </style:style>
    <style:style style:name="co40" style:family="table-column">
      <style:table-column-properties fo:break-before="auto" style:column-width="5.87375cm"/>
    </style:style>
    <style:style style:name="co41" style:family="table-column">
      <style:table-column-properties fo:break-before="auto" style:column-width="2.143125cm"/>
    </style:style>
    <style:style style:name="ro1" style:family="table-row">
      <style:table-row-properties style:row-height="6pt" style:use-optimal-row-height="false" fo:break-before="auto"/>
    </style:style>
    <style:style style:name="ro2" style:family="table-row">
      <style:table-row-properties style:row-height="20.25pt" style:use-optimal-row-height="false" fo:break-before="auto"/>
    </style:style>
    <style:style style:name="ro3" style:family="table-row">
      <style:table-row-properties style:row-height="18pt" style:use-optimal-row-height="false" fo:break-before="auto"/>
    </style:style>
    <style:style style:name="ro4" style:family="table-row">
      <style:table-row-properties style:row-height="4.5pt" style:use-optimal-row-height="false" fo:break-before="auto"/>
    </style:style>
    <style:style style:name="ro5" style:family="table-row">
      <style:table-row-properties style:row-height="15pt" style:use-optimal-row-height="false" fo:break-before="auto"/>
    </style:style>
    <style:style style:name="ro6" style:family="table-row">
      <style:table-row-properties style:row-height="57pt" style:use-optimal-row-height="false" fo:break-before="auto"/>
    </style:style>
    <style:style style:name="ro7" style:family="table-row">
      <style:table-row-properties style:row-height="15.95pt" style:use-optimal-row-height="false" fo:break-before="auto"/>
    </style:style>
    <style:style style:name="ro8" style:family="table-row">
      <style:table-row-properties style:row-height="13.5pt" style:use-optimal-row-height="false" fo:break-before="auto"/>
    </style:style>
    <style:style style:name="ro9" style:family="table-row">
      <style:table-row-properties style:row-height="12.75pt" style:use-optimal-row-height="false" fo:break-before="auto"/>
    </style:style>
    <style:style style:name="ro10" style:family="table-row">
      <style:table-row-properties style:row-height="12.75pt" style:use-optimal-row-height="true" fo:break-before="auto"/>
    </style:style>
    <style:style style:name="ro11" style:family="table-row">
      <style:table-row-properties style:row-height="0pt" style:use-optimal-row-height="true" fo:break-before="auto"/>
    </style:style>
    <style:style style:name="ro12" style:family="table-row">
      <style:table-row-properties style:row-height="18pt" style:use-optimal-row-height="true" fo:break-before="auto"/>
    </style:style>
    <style:style style:name="ro13" style:family="table-row">
      <style:table-row-properties style:row-height="70.5pt" style:use-optimal-row-height="false" fo:break-before="auto"/>
    </style:style>
    <style:style style:name="ro14" style:family="table-row">
      <style:table-row-properties style:row-height="3.75pt" style:use-optimal-row-height="false" fo:break-before="auto"/>
    </style:style>
    <style:style style:name="ro15" style:family="table-row">
      <style:table-row-properties style:row-height="14.25pt" style:use-optimal-row-height="true" fo:break-before="auto"/>
    </style:style>
    <style:style style:name="ro16" style:family="table-row">
      <style:table-row-properties style:row-height="10.5pt" style:use-optimal-row-height="false" fo:break-before="auto"/>
    </style:style>
    <style:style style:name="ro17" style:family="table-row">
      <style:table-row-properties style:row-height="15.75pt" style:use-optimal-row-height="true" fo:break-before="auto"/>
    </style:style>
    <style:style style:name="ro18" style:family="table-row">
      <style:table-row-properties style:row-height="27.75pt" style:use-optimal-row-height="false" fo:break-before="auto"/>
    </style:style>
    <style:style style:name="ro19" style:family="table-row">
      <style:table-row-properties style:row-height="30pt" style:use-optimal-row-height="false" fo:break-before="auto"/>
    </style:style>
    <style:style style:name="ro20" style:family="table-row">
      <style:table-row-properties style:row-height="48.75pt" style:use-optimal-row-height="false" fo:break-before="auto"/>
    </style:style>
    <style:style style:name="ro21" style:family="table-row">
      <style:table-row-properties style:row-height="26.25pt" style:use-optimal-row-height="false" fo:break-before="auto"/>
    </style:style>
    <style:style style:name="ro22" style:family="table-row">
      <style:table-row-properties style:row-height="27pt" style:use-optimal-row-height="false" fo:break-before="auto"/>
    </style:style>
    <style:style style:name="ro23" style:family="table-row">
      <style:table-row-properties style:row-height="25.5pt" style:use-optimal-row-height="false" fo:break-before="auto"/>
    </style:style>
    <style:style style:name="ro24" style:family="table-row">
      <style:table-row-properties style:row-height="22.5pt" style:use-optimal-row-height="false" fo:break-before="auto"/>
    </style:style>
    <style:style style:name="ro25" style:family="table-row">
      <style:table-row-properties style:row-height="13.5pt" style:use-optimal-row-height="true" fo:break-before="auto"/>
    </style:style>
    <style:style style:name="ro26" style:family="table-row">
      <style:table-row-properties style:row-height="23.25pt" style:use-optimal-row-height="false" fo:break-before="auto"/>
    </style:style>
    <style:style style:name="ro27" style:family="table-row">
      <style:table-row-properties style:row-height="35.25pt" style:use-optimal-row-height="false" fo:break-before="auto"/>
    </style:style>
    <style:style style:name="ro28" style:family="table-row">
      <style:table-row-properties style:row-height="34.5pt" style:use-optimal-row-height="false" fo:break-before="auto"/>
    </style:style>
    <style:style style:name="ro29" style:family="table-row">
      <style:table-row-properties style:row-height="36pt" style:use-optimal-row-height="false" fo:break-before="auto"/>
    </style:style>
    <style:style style:name="ro30" style:family="table-row">
      <style:table-row-properties style:row-height="24.75pt" style:use-optimal-row-height="false" fo:break-before="auto"/>
    </style:style>
    <style:style style:name="ro31" style:family="table-row">
      <style:table-row-properties style:row-height="24pt" style:use-optimal-row-height="false" fo:break-before="auto"/>
    </style:style>
    <style:style style:name="ro32" style:family="table-row">
      <style:table-row-properties style:row-height="28.5pt" style:use-optimal-row-height="false" fo:break-before="auto"/>
    </style:style>
    <style:style style:name="ro33" style:family="table-row">
      <style:table-row-properties style:row-height="37.5pt" style:use-optimal-row-height="false" fo:break-before="auto"/>
    </style:style>
    <style:style style:name="ro34" style:family="table-row">
      <style:table-row-properties style:row-height="45.75pt" style:use-optimal-row-height="false" fo:break-before="auto"/>
    </style:style>
    <style:style style:name="ro35" style:family="table-row">
      <style:table-row-properties style:row-height="21pt" style:use-optimal-row-height="false" fo:break-before="auto"/>
    </style:style>
    <style:style style:name="ro36" style:family="table-row">
      <style:table-row-properties style:row-height="60pt" style:use-optimal-row-height="false" fo:break-before="auto"/>
    </style:style>
    <style:style style:name="ro37" style:family="table-row">
      <style:table-row-properties style:row-height="36.75pt" style:use-optimal-row-height="false" fo:break-before="auto"/>
    </style:style>
    <style:style style:name="ro38" style:family="table-row">
      <style:table-row-properties style:row-height="56.25pt" style:use-optimal-row-height="false" fo:break-before="auto"/>
    </style:style>
    <style:style style:name="ro39" style:family="table-row">
      <style:table-row-properties style:row-height="12pt" style:use-optimal-row-height="false" fo:break-before="auto"/>
    </style:style>
    <style:style style:name="ro40" style:family="table-row">
      <style:table-row-properties style:row-height="33.75pt" style:use-optimal-row-height="true" fo:break-before="auto"/>
    </style:style>
    <style:style style:name="ro41" style:family="table-row">
      <style:table-row-properties style:row-height="33.75pt" style:use-optimal-row-height="false" fo:break-before="auto"/>
    </style:style>
    <style:style style:name="ro42" style:family="table-row">
      <style:table-row-properties style:row-height="22.5pt" style:use-optimal-row-height="true" fo:break-before="auto"/>
    </style:style>
    <style:style style:name="ro43" style:family="table-row">
      <style:table-row-properties style:row-height="15pt" style:use-optimal-row-height="true" fo:break-before="auto"/>
    </style:style>
    <style:style style:name="ro44" style:family="table-row">
      <style:table-row-properties style:row-height="39.9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6">
      <style:table-properties table:display="true" style:writing-mode="lr-tb"/>
    </style:style>
    <style:style style:name="ta7" style:family="table" style:master-page-name="mp7">
      <style:table-properties table:display="true" style:writing-mode="lr-tb"/>
    </style:style>
    <style:style style:name="ta8" style:family="table" style:master-page-name="mp8">
      <style:table-properties table:display="true" style:writing-mode="lr-tb"/>
    </style:style>
    <style:style style:name="ta9" style:family="table" style:master-page-name="mp9">
      <style:table-properties table:display="true" style:writing-mode="lr-tb"/>
    </style:style>
    <style:style style:name="ta10" style:family="table" style:master-page-name="mp10">
      <style:table-properties table:display="true" style:writing-mode="lr-tb"/>
    </style:style>
    <style:style style:name="ta11" style:family="table" style:master-page-name="mp11">
      <style:table-properties table:display="true" style:writing-mode="lr-tb"/>
    </style:style>
    <style:style style:name="ta12"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number-columns-repeated="13" table:default-cell-style-name="ce15"/>
        <table:table-column table:style-name="co2" table:default-cell-style-name="ce15"/>
        <table:table-column table:style-name="co1" table:number-columns-repeated="5" table:default-cell-style-name="ce15"/>
        <table:table-column table:style-name="co3" table:number-columns-repeated="16365" table:default-cell-style-name="ce1" table:visibility="collapse"/>
        <table:table-row table:style-name="ro1">
          <table:table-cell table:style-name="ce2"/>
          <table:table-cell table:style-name="ce3"/>
          <table:table-cell table:number-columns-repeated="3" table:style-name="ce2"/>
          <table:table-cell table:style-name="ce4"/>
          <table:table-cell table:style-name="ce2"/>
          <table:table-cell table:style-name="ce4"/>
          <table:table-cell table:style-name="ce2"/>
          <table:table-cell table:style-name="ce4"/>
          <table:table-cell table:style-name="ce2"/>
          <table:table-cell table:number-columns-repeated="4" table:style-name="ce4"/>
          <table:table-cell table:style-name="ce2"/>
          <table:table-cell table:style-name="ce4"/>
          <table:table-cell table:style-name="ce2"/>
          <table:table-cell table:style-name="ce4"/>
          <table:table-cell table:number-columns-repeated="16365"/>
        </table:table-row>
        <table:table-row table:style-name="ro2">
          <table:table-cell office:value-type="string" table:style-name="ce5">
            <text:p>Finance &amp; Economics Bulletin - Departmental Resources</text:p>
          </table:table-cell>
          <table:table-cell table:number-columns-repeated="18" table:style-name="ce6"/>
          <table:table-cell table:number-columns-repeated="16365"/>
        </table:table-row>
        <table:table-row table:style-name="ro1">
          <table:table-cell table:style-name="ce7"/>
          <table:table-cell table:number-columns-repeated="18" table:style-name="ce8"/>
          <table:table-cell table:number-columns-repeated="16365"/>
        </table:table-row>
        <table:table-row table:style-name="ro3">
          <table:table-cell office:value-type="float" office:value="2019" table:style-name="ce5">
            <text:p>2019</text:p>
          </table:table-cell>
          <table:table-cell table:number-columns-repeated="18" table:style-name="ce6"/>
          <table:table-cell table:number-columns-repeated="16365"/>
        </table:table-row>
        <table:table-row table:style-name="ro4">
          <table:table-cell table:style-name="ce9"/>
          <table:table-cell table:number-columns-repeated="18" table:style-name="ce10"/>
          <table:table-cell table:number-columns-repeated="16365"/>
        </table:table-row>
        <table:table-row table:style-name="ro5">
          <table:table-cell office:value-type="string" table:number-columns-spanned="19" table:number-rows-spanned="2" table:style-name="ce23">
            <text:p>Departmental Resources presents Defence expenditure over time and by expenditure group, comparing it to other areas of government. This bulletin presents expenditure on equipment and Research and Development (R&amp;D), MOD’s commitment to conflict prevention, value of our non-current assets, external income earned by MOD and expenditure on consultancy. The data are consistent with that published in the MOD Annual Report and Accounts, and are produced as part of the transparency and accountability of the MOD to Parliament and the public.<text:s/><text:span text:style-name="T4">These Open Data Source (ODS) tables accompany a HTML report which provides context and commentary on recent trends in the figures presented in the tables. The report can be found here:<text:s/></text:span></text:p>
          </table:table-cell>
          <table:covered-table-cell table:number-columns-repeated="18"/>
          <table:table-cell table:number-columns-repeated="16365"/>
        </table:table-row>
        <table:table-row table:style-name="ro6">
          <table:covered-table-cell/>
          <table:covered-table-cell table:number-columns-repeated="18"/>
          <table:table-cell table:number-columns-repeated="16365"/>
        </table:table-row>
        <table:table-row table:style-name="ro2">
          <table:table-cell office:value-type="string" table:number-columns-spanned="10" table:number-rows-spanned="1" table:style-name="ce24">
            <text:p><text:a xlink:href="https://www.gov.uk/government/statistics/defence-departmental-resources-2019">https://www.gov.uk/government/statistics/defence-departmental-resources-2019</text:a></text:p>
          </table:table-cell>
          <table:covered-table-cell table:number-columns-repeated="9"/>
          <table:table-cell table:number-columns-repeated="9" table:style-name="ce12"/>
          <table:table-cell table:number-columns-repeated="16365"/>
        </table:table-row>
        <table:table-row table:style-name="ro4">
          <table:table-cell table:number-columns-repeated="18" table:style-name="ce13"/>
          <table:table-cell table:style-name="ce10"/>
          <table:table-cell table:number-columns-repeated="16365"/>
        </table:table-row>
        <table:table-row table:style-name="ro3">
          <table:table-cell office:value-type="string" table:style-name="ce5">
            <text:p>Contents</text:p>
          </table:table-cell>
          <table:table-cell table:number-columns-repeated="18" table:style-name="ce6"/>
          <table:table-cell table:number-columns-repeated="16365"/>
        </table:table-row>
        <table:table-row table:style-name="ro4">
          <table:table-cell table:number-columns-repeated="14" table:style-name="ce14"/>
          <table:table-cell table:number-columns-repeated="4" table:style-name="ce13"/>
          <table:table-cell table:style-name="ce10"/>
          <table:table-cell table:number-columns-repeated="16365"/>
        </table:table-row>
        <table:table-row table:style-name="ro7">
          <table:table-cell office:value-type="string" table:number-columns-spanned="14" table:number-rows-spanned="1" table:style-name="ce25">
            <text:p><text:a xlink:href="#Notes_and_Definitions.A1">Notes and Definitions</text:a></text:p>
          </table:table-cell>
          <table:covered-table-cell table:number-columns-repeated="13"/>
          <table:table-cell table:number-columns-spanned="2" table:number-rows-spanned="1" table:style-name="ce26"/>
          <table:covered-table-cell/>
          <table:table-cell table:number-columns-repeated="3" table:style-name="ce10"/>
          <table:table-cell table:number-columns-repeated="16365"/>
        </table:table-row>
        <table:table-row table:style-name="ro4">
          <table:table-cell table:number-columns-repeated="14" table:style-name="ce14"/>
          <table:table-cell table:number-columns-repeated="4" table:style-name="ce13"/>
          <table:table-cell table:style-name="ce10"/>
          <table:table-cell table:number-columns-repeated="16365"/>
        </table:table-row>
        <table:table-row table:style-name="ro3">
          <table:table-cell office:value-type="string" table:number-columns-spanned="14" table:number-rows-spanned="1" table:style-name="ce25">
            <text:p><text:a xlink:href="#Table_1.A1">Table 1 - Defence Expenditure Outturn</text:a></text:p>
          </table:table-cell>
          <table:covered-table-cell table:number-columns-repeated="13"/>
          <table:table-cell office:value-type="string" table:number-columns-spanned="2" table:number-rows-spanned="1" table:style-name="ce27">
            <text:p>National Statistic</text:p>
          </table:table-cell>
          <table:covered-table-cell/>
          <table:table-cell table:style-name="ce13"/>
          <table:table-cell office:value-type="string" table:style-name="ce16">
            <text:p>Annual</text:p>
          </table:table-cell>
          <table:table-cell table:style-name="ce17"/>
          <table:table-cell table:number-columns-repeated="16365"/>
        </table:table-row>
        <table:table-row table:style-name="ro4">
          <table:table-cell table:number-columns-repeated="14" table:style-name="ce18"/>
          <table:table-cell table:number-columns-repeated="4" table:style-name="ce13"/>
          <table:table-cell table:style-name="ce10"/>
          <table:table-cell table:number-columns-repeated="16365"/>
        </table:table-row>
        <table:table-row table:style-name="ro3">
          <table:table-cell office:value-type="string" table:number-columns-spanned="14" table:number-rows-spanned="1" table:style-name="ce25">
            <text:p><text:a xlink:href="#Table_2.A1">Table 2 - Public Expenditure for Top Five Departmental Groups</text:a></text:p>
          </table:table-cell>
          <table:covered-table-cell table:number-columns-repeated="13"/>
          <table:table-cell office:value-type="string" table:number-columns-spanned="2" table:number-rows-spanned="1" table:style-name="ce27">
            <text:p>National Statistic</text:p>
          </table:table-cell>
          <table:covered-table-cell/>
          <table:table-cell table:style-name="ce19"/>
          <table:table-cell office:value-type="string" table:style-name="ce16">
            <text:p>Annual</text:p>
          </table:table-cell>
          <table:table-cell table:style-name="ce17"/>
          <table:table-cell table:number-columns-repeated="16365"/>
        </table:table-row>
        <table:table-row table:style-name="ro4">
          <table:table-cell table:number-columns-spanned="14" table:number-rows-spanned="1" table:style-name="ce26"/>
          <table:covered-table-cell table:number-columns-repeated="13"/>
          <table:table-cell table:number-columns-repeated="2" table:style-name="ce13"/>
          <table:table-cell table:number-columns-repeated="2" table:style-name="ce19"/>
          <table:table-cell table:style-name="ce10"/>
          <table:table-cell table:number-columns-repeated="16365"/>
        </table:table-row>
        <table:table-row table:style-name="ro3">
          <table:table-cell office:value-type="string" table:number-columns-spanned="14" table:number-rows-spanned="1" table:style-name="ce25">
            <text:p><text:a xlink:href="#Table_3.A1">Table 3 - Defence Expenditure by Commodity Block</text:a></text:p>
          </table:table-cell>
          <table:covered-table-cell table:number-columns-repeated="13"/>
          <table:table-cell office:value-type="string" table:number-columns-spanned="2" table:number-rows-spanned="1" table:style-name="ce27">
            <text:p>National Statistic</text:p>
          </table:table-cell>
          <table:covered-table-cell/>
          <table:table-cell table:style-name="ce13"/>
          <table:table-cell office:value-type="string" table:style-name="ce16">
            <text:p>Annual</text:p>
          </table:table-cell>
          <table:table-cell table:style-name="ce17"/>
          <table:table-cell table:number-columns-repeated="16365"/>
        </table:table-row>
        <table:table-row table:style-name="ro4">
          <table:table-cell table:number-columns-spanned="14" table:number-rows-spanned="1" table:style-name="ce26"/>
          <table:covered-table-cell table:number-columns-repeated="13"/>
          <table:table-cell table:number-columns-repeated="2" table:style-name="ce20"/>
          <table:table-cell table:number-columns-repeated="2" table:style-name="ce13"/>
          <table:table-cell table:style-name="ce10"/>
          <table:table-cell table:number-columns-repeated="16365"/>
        </table:table-row>
        <table:table-row table:style-name="ro3">
          <table:table-cell office:value-type="string" table:number-columns-spanned="14" table:number-rows-spanned="1" table:style-name="ce25">
            <text:p><text:a xlink:href="#Table_4.A1">Table 4 - Estimated MOD Equipment Expenditure</text:a></text:p>
          </table:table-cell>
          <table:covered-table-cell table:number-columns-repeated="13"/>
          <table:table-cell table:number-columns-spanned="2" table:number-rows-spanned="1" table:style-name="ce26"/>
          <table:covered-table-cell/>
          <table:table-cell table:style-name="ce19"/>
          <table:table-cell office:value-type="string" table:style-name="ce16">
            <text:p>Annual</text:p>
          </table:table-cell>
          <table:table-cell table:style-name="ce17"/>
          <table:table-cell table:number-columns-repeated="16365"/>
        </table:table-row>
        <table:table-row table:style-name="ro4">
          <table:table-cell table:number-columns-spanned="14" table:number-rows-spanned="1" table:style-name="ce26"/>
          <table:covered-table-cell table:number-columns-repeated="13"/>
          <table:table-cell table:number-columns-repeated="2" table:style-name="ce20"/>
          <table:table-cell table:number-columns-repeated="2" table:style-name="ce13"/>
          <table:table-cell table:style-name="ce10"/>
          <table:table-cell table:number-columns-repeated="16365"/>
        </table:table-row>
        <table:table-row table:style-name="ro3">
          <table:table-cell office:value-type="string" table:number-columns-spanned="14" table:number-rows-spanned="1" table:style-name="ce25">
            <text:p><text:a xlink:href="#Table_5.A1">Table 5 - MOD Research and Development Expenditure Outturn</text:a></text:p>
          </table:table-cell>
          <table:covered-table-cell table:number-columns-repeated="13"/>
          <table:table-cell office:value-type="string" table:number-columns-spanned="2" table:number-rows-spanned="1" table:style-name="ce27">
            <text:p>National Statistic</text:p>
          </table:table-cell>
          <table:covered-table-cell/>
          <table:table-cell table:style-name="ce21"/>
          <table:table-cell office:value-type="string" table:style-name="ce16">
            <text:p>Annual</text:p>
          </table:table-cell>
          <table:table-cell table:style-name="ce17"/>
          <table:table-cell table:number-columns-repeated="16365"/>
        </table:table-row>
        <table:table-row table:style-name="ro4">
          <table:table-cell office:value-type="string" table:number-columns-spanned="14" table:number-rows-spanned="1" table:style-name="ce25">
            <text:p><text:s/>..</text:p>
          </table:table-cell>
          <table:covered-table-cell table:number-columns-repeated="13"/>
          <table:table-cell table:number-columns-repeated="2" table:style-name="ce20"/>
          <table:table-cell table:number-columns-repeated="2" table:style-name="ce19"/>
          <table:table-cell table:style-name="ce10"/>
          <table:table-cell table:number-columns-repeated="16365"/>
        </table:table-row>
        <table:table-row table:style-name="ro3">
          <table:table-cell office:value-type="string" table:number-columns-spanned="14" table:number-rows-spanned="1" table:style-name="ce25">
            <text:p><text:a xlink:href="#Table_6a.A1">Table 6a - MOD Operations and Peacekeeping Costs</text:a></text:p>
          </table:table-cell>
          <table:covered-table-cell table:number-columns-repeated="13"/>
          <table:table-cell office:value-type="string" table:number-columns-spanned="2" table:number-rows-spanned="1" table:style-name="ce27">
            <text:p>National Statistic</text:p>
          </table:table-cell>
          <table:covered-table-cell/>
          <table:table-cell table:style-name="ce21"/>
          <table:table-cell office:value-type="string" table:style-name="ce16">
            <text:p>Annual</text:p>
          </table:table-cell>
          <table:table-cell table:style-name="ce17"/>
          <table:table-cell table:number-columns-repeated="16365"/>
        </table:table-row>
        <table:table-row table:style-name="ro4">
          <table:table-cell office:value-type="string" table:number-columns-spanned="14" table:number-rows-spanned="1" table:style-name="ce25">
            <text:p><text:s/>..</text:p>
          </table:table-cell>
          <table:covered-table-cell table:number-columns-repeated="13"/>
          <table:table-cell table:number-columns-repeated="2" table:style-name="ce20"/>
          <table:table-cell table:number-columns-repeated="2" table:style-name="ce19"/>
          <table:table-cell table:style-name="ce10"/>
          <table:table-cell table:number-columns-repeated="16365"/>
        </table:table-row>
        <table:table-row table:style-name="ro3">
          <table:table-cell office:value-type="string" table:number-columns-spanned="14" table:number-rows-spanned="1" table:style-name="ce25">
            <text:p><text:a xlink:href="#Table_6b.A1">Table 6b - Annual Audited Cost of Operations</text:a></text:p>
          </table:table-cell>
          <table:covered-table-cell table:number-columns-repeated="13"/>
          <table:table-cell office:value-type="string" table:number-columns-spanned="2" table:number-rows-spanned="1" table:style-name="ce27">
            <text:p>National Statistic</text:p>
          </table:table-cell>
          <table:covered-table-cell/>
          <table:table-cell table:style-name="ce21"/>
          <table:table-cell office:value-type="string" table:style-name="ce16">
            <text:p>Annual</text:p>
          </table:table-cell>
          <table:table-cell table:style-name="ce17"/>
          <table:table-cell table:number-columns-repeated="16365"/>
        </table:table-row>
        <table:table-row table:style-name="ro4">
          <table:table-cell office:value-type="string" table:number-columns-spanned="14" table:number-rows-spanned="1" table:style-name="ce25">
            <text:p><text:s/>..</text:p>
          </table:table-cell>
          <table:covered-table-cell table:number-columns-repeated="13"/>
          <table:table-cell table:number-columns-repeated="2" table:style-name="ce20"/>
          <table:table-cell table:number-columns-repeated="2" table:style-name="ce19"/>
          <table:table-cell table:style-name="ce10"/>
          <table:table-cell table:number-columns-repeated="16365"/>
        </table:table-row>
        <table:table-row table:style-name="ro3">
          <table:table-cell office:value-type="string" table:number-columns-spanned="14" table:number-rows-spanned="1" table:style-name="ce25">
            <text:p><text:a xlink:href="#Table_7.A1">Table 7 - MOD Non-Current Assets</text:a></text:p>
          </table:table-cell>
          <table:covered-table-cell table:number-columns-repeated="13"/>
          <table:table-cell office:value-type="string" table:number-columns-spanned="2" table:number-rows-spanned="1" table:style-name="ce27">
            <text:p>National Statistic</text:p>
          </table:table-cell>
          <table:covered-table-cell/>
          <table:table-cell table:style-name="ce19"/>
          <table:table-cell office:value-type="string" table:style-name="ce16">
            <text:p>Annual</text:p>
          </table:table-cell>
          <table:table-cell table:style-name="ce17"/>
          <table:table-cell table:number-columns-repeated="16365"/>
        </table:table-row>
        <table:table-row table:style-name="ro4">
          <table:table-cell table:number-columns-spanned="14" table:number-rows-spanned="1" table:style-name="ce26"/>
          <table:covered-table-cell table:number-columns-repeated="13"/>
          <table:table-cell table:number-columns-repeated="2" table:style-name="ce20"/>
          <table:table-cell table:number-columns-repeated="2" table:style-name="ce19"/>
          <table:table-cell table:style-name="ce10"/>
          <table:table-cell table:number-columns-repeated="16365"/>
        </table:table-row>
        <table:table-row table:style-name="ro3">
          <table:table-cell office:value-type="string" table:number-columns-spanned="14" table:number-rows-spanned="1" table:style-name="ce25">
            <text:p><text:a xlink:href="#Table_8.A1">Table 8 - External Income Earned by MOD</text:a></text:p>
          </table:table-cell>
          <table:covered-table-cell table:number-columns-repeated="13"/>
          <table:table-cell office:value-type="string" table:number-columns-spanned="2" table:number-rows-spanned="1" table:style-name="ce27">
            <text:p>National Statistic</text:p>
          </table:table-cell>
          <table:covered-table-cell/>
          <table:table-cell table:style-name="ce19"/>
          <table:table-cell office:value-type="string" table:style-name="ce16">
            <text:p>Annual</text:p>
          </table:table-cell>
          <table:table-cell table:style-name="ce17"/>
          <table:table-cell table:number-columns-repeated="16365"/>
        </table:table-row>
        <table:table-row table:style-name="ro4">
          <table:table-cell table:number-columns-spanned="14" table:number-rows-spanned="1" table:style-name="ce26"/>
          <table:covered-table-cell table:number-columns-repeated="13"/>
          <table:table-cell table:number-columns-repeated="5" table:style-name="ce15"/>
          <table:table-cell table:number-columns-repeated="16365"/>
        </table:table-row>
        <table:table-row table:style-name="ro3">
          <table:table-cell office:value-type="string" table:number-columns-spanned="14" table:number-rows-spanned="1" table:style-name="ce25">
            <text:p><text:a xlink:href="#Table_9.A1">Table 9 - MOD Expenditure on Consultancy</text:a></text:p>
          </table:table-cell>
          <table:covered-table-cell table:number-columns-repeated="13"/>
          <table:table-cell office:value-type="string" table:number-columns-spanned="2" table:number-rows-spanned="1" table:style-name="ce27">
            <text:p>National Statistic</text:p>
          </table:table-cell>
          <table:covered-table-cell/>
          <table:table-cell table:style-name="ce15"/>
          <table:table-cell office:value-type="string" table:style-name="ce16">
            <text:p>Annual</text:p>
          </table:table-cell>
          <table:table-cell table:style-name="ce17"/>
          <table:table-cell table:number-columns-repeated="16365"/>
        </table:table-row>
        <table:table-row table:style-name="ro4">
          <table:table-cell table:number-columns-repeated="14" table:style-name="ce22"/>
          <table:table-cell table:number-columns-repeated="16370"/>
        </table:table-row>
        <table:table-row table:style-name="ro8" table:visibility="collapse">
          <table:table-cell table:number-columns-repeated="19" table:style-name="ce15"/>
          <table:table-cell table:number-columns-repeated="16365"/>
        </table:table-row>
        <table:table-row table:style-name="ro9" table:visibility="collapse">
          <table:table-cell table:number-columns-repeated="19" table:style-name="ce15"/>
          <table:table-cell table:number-columns-repeated="16365"/>
        </table:table-row>
        <table:table-row table:number-rows-repeated="8" table:style-name="ro10" table:visibility="collapse">
          <table:table-cell table:number-columns-repeated="19" table:style-name="ce15"/>
          <table:table-cell table:number-columns-repeated="16365"/>
        </table:table-row>
        <table:table-row table:number-rows-repeated="2" table:style-name="ro10">
          <table:table-cell table:number-columns-repeated="19" table:style-name="ce15"/>
          <table:table-cell table:number-columns-repeated="16365"/>
        </table:table-row>
        <table:table-row table:number-rows-repeated="1048531" table:style-name="ro11">
          <table:table-cell table:number-columns-repeated="16384"/>
        </table:table-row>
        <table:named-expressions>
          <table:named-range table:name="Print_Area" table:cell-range-address="Contents.$A$1:Contents.$S$43" table:base-cell-address="Contents.$A$1"/>
        </table:named-expressions>
      </table:table>
      <table:table table:name="Notes_and_Definitions" table:style-name="ta2">
        <table:table-column table:style-name="co1" table:number-columns-repeated="19" table:default-cell-style-name="ce1"/>
        <table:table-column table:style-name="co3" table:number-columns-repeated="16365" table:default-cell-style-name="ce1" table:visibility="collapse"/>
        <table:table-row table:style-name="ro1">
          <table:table-cell table:style-name="ce2"/>
          <table:table-cell table:style-name="ce3"/>
          <table:table-cell table:number-columns-repeated="3" table:style-name="ce2"/>
          <table:table-cell table:style-name="ce4"/>
          <table:table-cell table:style-name="ce2"/>
          <table:table-cell table:style-name="ce4"/>
          <table:table-cell table:style-name="ce2"/>
          <table:table-cell table:style-name="ce4"/>
          <table:table-cell table:style-name="ce2"/>
          <table:table-cell table:number-columns-repeated="4" table:style-name="ce4"/>
          <table:table-cell table:style-name="ce2"/>
          <table:table-cell table:style-name="ce4"/>
          <table:table-cell table:style-name="ce2"/>
          <table:table-cell table:style-name="ce4"/>
          <table:table-cell table:number-columns-repeated="16365" table:style-name="ce1"/>
        </table:table-row>
        <table:table-row table:style-name="ro12">
          <table:table-cell office:value-type="string" table:style-name="ce5">
            <text:p>Finance &amp; Economics Bulletin - Departmental Resources</text:p>
          </table:table-cell>
          <table:table-cell table:number-columns-repeated="16383" table:style-name="ce6"/>
        </table:table-row>
        <table:table-row table:style-name="ro1">
          <table:table-cell table:number-columns-repeated="19" table:style-name="ce8"/>
          <table:table-cell table:number-columns-repeated="16365" table:style-name="ce28"/>
        </table:table-row>
        <table:table-row table:style-name="ro3">
          <table:table-cell office:value-type="float" office:value="2019" table:style-name="ce5">
            <text:p>2019</text:p>
          </table:table-cell>
          <table:table-cell table:number-columns-repeated="16383" table:style-name="ce6"/>
        </table:table-row>
        <table:table-row table:style-name="ro4">
          <table:table-cell table:style-name="ce9"/>
          <table:table-cell table:number-columns-repeated="18" table:style-name="ce10"/>
          <table:table-cell table:number-columns-repeated="16365" table:style-name="ce1"/>
        </table:table-row>
        <table:table-row table:style-name="ro13">
          <table:table-cell office:value-type="string" table:number-columns-spanned="19" table:number-rows-spanned="2" table:style-name="ce23">
            <text:p>Departmental Resources presents Defence expenditure over time and by expenditure group, comparing it to other areas of government. This bulletin presents expenditure on equipment and Research and Development (R&amp;D), MOD’s commitment to conflict prevention, value of our non-current assets, external income earned by MOD and expenditure on consultancy. The data are consistent with that published in the MOD Annual Report and Accounts, and are produced as part of the transparency and accountability of the MOD to Parliament and the public.<text:s/><text:span text:style-name="T4">These Open Data Source (ODS) tables accompany a HTML report which provides context and commentary on recent trends in the figures presented in the tables. The report can be found here:<text:s/></text:span></text:p>
          </table:table-cell>
          <table:covered-table-cell table:number-columns-repeated="18"/>
          <table:table-cell table:number-columns-repeated="16365" table:style-name="ce15"/>
        </table:table-row>
        <table:table-row table:style-name="ro14">
          <table:covered-table-cell/>
          <table:covered-table-cell table:number-columns-repeated="18"/>
          <table:table-cell table:number-columns-repeated="16365" table:style-name="ce15"/>
        </table:table-row>
        <table:table-row table:style-name="ro15">
          <table:table-cell office:value-type="string" table:number-columns-spanned="10" table:number-rows-spanned="1" table:style-name="ce24">
            <text:p><text:a xlink:href="https://www.gov.uk/government/statistics/defence-departmental-resources-2019">https://www.gov.uk/government/statistics/defence-departmental-resources-2019</text:a></text:p>
          </table:table-cell>
          <table:covered-table-cell table:number-columns-repeated="9"/>
          <table:table-cell table:number-columns-repeated="9" table:style-name="ce12"/>
          <table:table-cell table:number-columns-repeated="16365" table:style-name="ce15"/>
        </table:table-row>
        <table:table-row table:style-name="ro16">
          <table:table-cell table:number-columns-repeated="10" table:style-name="ce11"/>
          <table:table-cell table:number-columns-repeated="9" table:style-name="ce12"/>
          <table:table-cell table:number-columns-repeated="16365" table:style-name="ce15"/>
        </table:table-row>
        <table:table-row table:style-name="ro3">
          <table:table-cell office:value-type="string" table:style-name="ce29">
            <text:p>Notes and Definitions</text:p>
          </table:table-cell>
          <table:table-cell table:number-columns-repeated="17" table:style-name="ce30"/>
          <table:table-cell table:style-name="ce31"/>
          <table:table-cell table:number-columns-repeated="16365" table:style-name="ce15"/>
        </table:table-row>
        <table:table-row table:style-name="ro4">
          <table:table-cell table:number-columns-repeated="18" table:style-name="ce13"/>
          <table:table-cell table:style-name="ce10"/>
          <table:table-cell table:number-columns-repeated="16365" table:style-name="ce15"/>
        </table:table-row>
        <table:table-row table:style-name="ro9">
          <table:table-cell table:number-columns-repeated="18" table:style-name="ce13"/>
          <table:table-cell table:style-name="ce10"/>
          <table:table-cell table:number-columns-repeated="16365" table:style-name="ce15"/>
        </table:table-row>
        <table:table-row table:style-name="ro4">
          <table:table-cell table:number-columns-repeated="18" table:style-name="ce13"/>
          <table:table-cell table:style-name="ce10"/>
          <table:table-cell table:number-columns-repeated="16365" table:style-name="ce15"/>
        </table:table-row>
        <table:table-row table:style-name="ro3">
          <table:table-cell office:value-type="string" table:style-name="ce32">
            <text:p>Definitions</text:p>
          </table:table-cell>
          <table:table-cell table:number-columns-repeated="17" table:style-name="ce33"/>
          <table:table-cell table:style-name="ce6"/>
          <table:table-cell table:style-name="ce32"/>
          <table:table-cell table:number-columns-repeated="17" table:style-name="ce33"/>
          <table:table-cell table:style-name="ce6"/>
          <table:table-cell table:style-name="ce32"/>
          <table:table-cell table:number-columns-repeated="17" table:style-name="ce33"/>
          <table:table-cell table:style-name="ce6"/>
          <table:table-cell table:style-name="ce32"/>
          <table:table-cell table:number-columns-repeated="17" table:style-name="ce33"/>
          <table:table-cell table:style-name="ce6"/>
          <table:table-cell table:style-name="ce32"/>
          <table:table-cell table:number-columns-repeated="17" table:style-name="ce33"/>
          <table:table-cell table:style-name="ce6"/>
          <table:table-cell table:style-name="ce32"/>
          <table:table-cell table:number-columns-repeated="17" table:style-name="ce33"/>
          <table:table-cell table:style-name="ce6"/>
          <table:table-cell table:style-name="ce32"/>
          <table:table-cell table:number-columns-repeated="17" table:style-name="ce33"/>
          <table:table-cell table:style-name="ce6"/>
          <table:table-cell table:style-name="ce32"/>
          <table:table-cell table:number-columns-repeated="17" table:style-name="ce33"/>
          <table:table-cell table:style-name="ce6"/>
          <table:table-cell table:style-name="ce32"/>
          <table:table-cell table:number-columns-repeated="17" table:style-name="ce33"/>
          <table:table-cell table:style-name="ce6"/>
          <table:table-cell table:style-name="ce32"/>
          <table:table-cell table:number-columns-repeated="17" table:style-name="ce33"/>
          <table:table-cell table:style-name="ce6"/>
          <table:table-cell table:style-name="ce32"/>
          <table:table-cell table:number-columns-repeated="17" table:style-name="ce33"/>
          <table:table-cell table:style-name="ce6"/>
          <table:table-cell table:style-name="ce32"/>
          <table:table-cell table:number-columns-repeated="17" table:style-name="ce33"/>
          <table:table-cell table:style-name="ce6"/>
          <table:table-cell table:style-name="ce32"/>
          <table:table-cell table:number-columns-repeated="17" table:style-name="ce33"/>
          <table:table-cell table:style-name="ce6"/>
          <table:table-cell table:style-name="ce32"/>
          <table:table-cell table:number-columns-repeated="8" table:style-name="ce33"/>
          <table:table-cell table:number-columns-repeated="16128" table:style-name="ce34"/>
        </table:table-row>
        <table:table-row table:style-name="ro4">
          <table:table-cell table:number-columns-repeated="18" table:style-name="ce13"/>
          <table:table-cell table:style-name="ce10"/>
          <table:table-cell table:number-columns-repeated="16365" table:style-name="ce1"/>
        </table:table-row>
        <table:table-row table:style-name="ro7">
          <table:table-cell office:value-type="string" table:style-name="ce35">
            <text:p>A full set of<text:s/><text:span text:style-name="T4">definitions and abbreviations</text:span><text:s/>can be found in our glossary of terms. This is available within the HTML document that can be found at the link below:</text:p>
          </table:table-cell>
          <table:table-cell table:number-columns-repeated="17" table:style-name="ce36"/>
          <table:table-cell table:style-name="ce37"/>
          <table:table-cell table:number-columns-repeated="16365" table:style-name="ce1"/>
        </table:table-row>
        <table:table-row table:style-name="ro17">
          <table:table-cell office:value-type="string" table:number-columns-spanned="9" table:number-rows-spanned="1" table:style-name="ce45">
            <text:p><text:a xlink:href="https://www.gov.uk/government/statistics/defence-departmental-resources-2015">https://www.gov.uk/government/statistics/defence-departmental-resources-2019</text:a></text:p>
          </table:table-cell>
          <table:covered-table-cell table:number-columns-repeated="8"/>
          <table:table-cell table:style-name="ce38"/>
          <table:table-cell table:number-columns-repeated="8" table:style-name="ce36"/>
          <table:table-cell table:style-name="ce37"/>
          <table:table-cell table:number-columns-repeated="16365"/>
        </table:table-row>
        <table:table-row table:style-name="ro17">
          <table:table-cell table:style-name="ce39"/>
          <table:table-cell table:number-columns-repeated="17" table:style-name="ce36"/>
          <table:table-cell table:style-name="ce37"/>
          <table:table-cell table:number-columns-repeated="16365"/>
        </table:table-row>
        <table:table-row table:style-name="ro4">
          <table:table-cell table:number-columns-repeated="18" table:style-name="ce39"/>
          <table:table-cell table:style-name="ce37"/>
          <table:table-cell table:number-columns-repeated="16365"/>
        </table:table-row>
        <table:table-row table:style-name="ro3">
          <table:table-cell office:value-type="string" table:style-name="ce32">
            <text:p>Data Sources and Quality</text:p>
          </table:table-cell>
          <table:table-cell table:number-columns-repeated="17" table:style-name="ce33"/>
          <table:table-cell table:style-name="ce6"/>
          <table:table-cell table:number-columns-repeated="16365"/>
        </table:table-row>
        <table:table-row table:style-name="ro4">
          <table:table-cell table:number-columns-repeated="18" table:style-name="ce39"/>
          <table:table-cell table:style-name="ce37"/>
          <table:table-cell table:number-columns-repeated="16365" table:style-name="ce15"/>
        </table:table-row>
        <table:table-row table:style-name="ro7">
          <table:table-cell office:value-type="string" table:number-columns-spanned="19" table:number-rows-spanned="1" table:style-name="ce46">
            <text:p>The main source of information used in this bulletin is the MOD Departmental Resource Accounts 2018/19, which can be found here:</text:p>
          </table:table-cell>
          <table:covered-table-cell table:number-columns-repeated="18"/>
          <table:table-cell table:number-columns-repeated="16365"/>
        </table:table-row>
        <table:table-row table:style-name="ro7">
          <table:table-cell office:value-type="string" table:number-columns-spanned="19" table:number-rows-spanned="1" table:style-name="ce47">
            <text:p><text:a xlink:href="https://assets.publishing.service.gov.uk/government/uploads/system/uploads/attachment_data/file/820670/6.5297_MOD_ARA_2018-19_WEB.PDF">https://assets.publishing.service.gov.uk/government/uploads/system/uploads/attachment_data/file/820670/6.5297_MOD_ARA_2018-19_WEB.PDF</text:a></text:p>
          </table:table-cell>
          <table:covered-table-cell table:number-columns-repeated="18"/>
          <table:table-cell table:number-columns-repeated="16365"/>
        </table:table-row>
        <table:table-row table:style-name="ro7">
          <table:table-cell office:value-type="string" table:number-columns-spanned="19" table:number-rows-spanned="1" table:style-name="ce46">
            <text:p>Data in Table 2 showing expenditure across Government comes from the HM Treasury publication Public Expenditure Statistical Analyses 2019 which can be found here:</text:p>
          </table:table-cell>
          <table:covered-table-cell table:number-columns-repeated="18"/>
          <table:table-cell table:number-columns-repeated="16365"/>
        </table:table-row>
        <table:table-row table:style-name="ro7">
          <table:table-cell office:value-type="string" table:number-columns-spanned="10" table:number-rows-spanned="1" table:style-name="ce47">
            <text:p><text:a xlink:href="https://www.gov.uk/government/statistics/public-expenditure-statistical-analyses-2015">https://www.gov.uk/government/statistics/public-expenditure-statistical-analyses-2019</text:a></text:p>
          </table:table-cell>
          <table:covered-table-cell table:number-columns-repeated="9"/>
          <table:table-cell table:number-columns-repeated="9" table:style-name="ce40"/>
          <table:table-cell table:number-columns-repeated="16365"/>
        </table:table-row>
        <table:table-row table:style-name="ro18">
          <table:table-cell office:value-type="string" table:number-columns-spanned="19" table:number-rows-spanned="1" table:style-name="ce46">
            <text:p>Data in Table 5 comes from a survey of MOD run by Defence Statistics on behalf of the Office for National Statistics (ONS). More information about the survey can be found in the methodology section of the Departmental Resources bulletin 2019 which can be found here:</text:p>
          </table:table-cell>
          <table:covered-table-cell table:number-columns-repeated="18"/>
          <table:table-cell table:number-columns-repeated="16365"/>
        </table:table-row>
        <table:table-row table:style-name="ro7">
          <table:table-cell office:value-type="string" table:number-columns-spanned="19" table:number-rows-spanned="1" table:style-name="ce48">
            <text:p><text:a xlink:href="https://www.gov.uk/government/statistics/defence-departmental-resources-2019">https://www.gov.uk/government/statistics/defence-departmental-resources-2019</text:a></text:p>
          </table:table-cell>
          <table:covered-table-cell table:number-columns-repeated="18"/>
          <table:table-cell table:number-columns-repeated="16365"/>
        </table:table-row>
        <table:table-row table:style-name="ro7">
          <table:table-cell table:number-columns-repeated="19" table:style-name="ce41"/>
          <table:table-cell table:number-columns-repeated="16365"/>
        </table:table-row>
        <table:table-row table:style-name="ro7">
          <table:table-cell office:value-type="string" table:style-name="ce35">
            <text:p>Please see our<text:s/><text:span text:style-name="T4">Background Quality Reports</text:span><text:s/>on GOV.UK for more detail on the data sources, data quality and processes carried out to produce these statistics:</text:p>
          </table:table-cell>
          <table:table-cell table:number-columns-repeated="17" table:style-name="ce39"/>
          <table:table-cell table:style-name="ce37"/>
          <table:table-cell table:number-columns-repeated="16365"/>
        </table:table-row>
        <table:table-row table:style-name="ro7">
          <table:table-cell office:value-type="string" table:number-columns-spanned="19" table:number-rows-spanned="1" table:style-name="ce45">
            <text:p><text:a xlink:href="https://www.gov.uk/government/statistics/defence-departmental-resources-2015">https://www.gov.uk/government/statistics/defence-departmental-resources-2019</text:a></text:p>
          </table:table-cell>
          <table:covered-table-cell table:number-columns-repeated="18"/>
          <table:table-cell table:number-columns-repeated="16365"/>
        </table:table-row>
        <table:table-row table:style-name="ro4">
          <table:table-cell table:number-columns-repeated="18" table:style-name="ce13"/>
          <table:table-cell table:style-name="ce10"/>
          <table:table-cell table:number-columns-repeated="16365"/>
        </table:table-row>
        <table:table-row table:style-name="ro3">
          <table:table-cell office:value-type="string" table:style-name="ce32">
            <text:p>Revisions</text:p>
          </table:table-cell>
          <table:table-cell table:number-columns-repeated="17" table:style-name="ce33"/>
          <table:table-cell table:style-name="ce6"/>
          <table:table-cell table:number-columns-repeated="16365"/>
        </table:table-row>
        <table:table-row table:style-name="ro4">
          <table:table-cell table:number-columns-repeated="18" table:style-name="ce13"/>
          <table:table-cell table:style-name="ce10"/>
          <table:table-cell table:number-columns-repeated="16365"/>
        </table:table-row>
        <table:table-row table:style-name="ro19">
          <table:table-cell office:value-type="string" table:number-columns-spanned="19" table:number-rows-spanned="1" table:style-name="ce23">
            <text:p>There are no planned revisions to this document.</text:p>
          </table:table-cell>
          <table:covered-table-cell table:number-columns-repeated="18"/>
          <table:table-cell table:number-columns-repeated="16365"/>
        </table:table-row>
        <table:table-row table:style-name="ro7">
          <table:table-cell table:style-name="ce35"/>
          <table:table-cell table:number-columns-repeated="17" table:style-name="ce13"/>
          <table:table-cell table:style-name="ce10"/>
          <table:table-cell table:number-columns-repeated="16365"/>
        </table:table-row>
        <table:table-row table:style-name="ro4">
          <table:table-cell table:number-columns-repeated="18" table:style-name="ce13"/>
          <table:table-cell table:style-name="ce10"/>
          <table:table-cell table:number-columns-repeated="16365"/>
        </table:table-row>
        <table:table-row table:style-name="ro3">
          <table:table-cell office:value-type="string" table:style-name="ce32">
            <text:p>Rounding</text:p>
          </table:table-cell>
          <table:table-cell table:number-columns-repeated="17" table:style-name="ce33"/>
          <table:table-cell table:style-name="ce6"/>
          <table:table-cell table:number-columns-repeated="16365"/>
        </table:table-row>
        <table:table-row table:style-name="ro4">
          <table:table-cell table:number-columns-repeated="18" table:style-name="ce13"/>
          <table:table-cell table:style-name="ce10"/>
          <table:table-cell table:number-columns-repeated="16365"/>
        </table:table-row>
        <table:table-row table:style-name="ro7">
          <table:table-cell office:value-type="string" table:style-name="ce42">
            <text:p>Expenditure figures are rounded to the nearest £m</text:p>
          </table:table-cell>
          <table:table-cell table:number-columns-repeated="15" table:style-name="ce13"/>
          <table:table-cell table:number-columns-repeated="2" table:style-name="ce20"/>
          <table:table-cell table:style-name="ce13"/>
          <table:table-cell table:number-columns-repeated="16365"/>
        </table:table-row>
        <table:table-row table:style-name="ro7">
          <table:table-cell office:value-type="string" table:style-name="ce35">
            <text:p>Totals and sub-totals are rounded separately and so may not equal the sums of their rounded parts.</text:p>
          </table:table-cell>
          <table:table-cell table:number-columns-repeated="15" table:style-name="ce13"/>
          <table:table-cell table:number-columns-repeated="2" table:style-name="ce20"/>
          <table:table-cell table:style-name="ce13"/>
          <table:table-cell table:number-columns-repeated="16365"/>
        </table:table-row>
        <table:table-row table:style-name="ro7">
          <table:table-cell office:value-type="string" table:style-name="ce35">
            <text:p>Percentages are calculated from unrounded data and presented as either a whole number or to one decimal place.</text:p>
          </table:table-cell>
          <table:table-cell table:number-columns-repeated="15" table:style-name="ce13"/>
          <table:table-cell table:number-columns-repeated="2" table:style-name="ce20"/>
          <table:table-cell table:style-name="ce13"/>
          <table:table-cell table:number-columns-repeated="16365"/>
        </table:table-row>
        <table:table-row table:style-name="ro4">
          <table:table-cell table:style-name="ce35"/>
          <table:table-cell table:number-columns-repeated="15" table:style-name="ce13"/>
          <table:table-cell table:number-columns-repeated="2" table:style-name="ce20"/>
          <table:table-cell table:style-name="ce13"/>
          <table:table-cell table:number-columns-repeated="16365"/>
        </table:table-row>
        <table:table-row table:style-name="ro9">
          <table:table-cell table:number-columns-repeated="19" table:style-name="ce13"/>
          <table:table-cell table:number-columns-repeated="16365"/>
        </table:table-row>
        <table:table-row table:style-name="ro4">
          <table:table-cell table:number-columns-repeated="18" table:style-name="ce13"/>
          <table:table-cell table:style-name="ce10"/>
          <table:table-cell table:number-columns-repeated="16365"/>
        </table:table-row>
        <table:table-row table:style-name="ro3">
          <table:table-cell office:value-type="string" table:style-name="ce32">
            <text:p>Symbols</text:p>
          </table:table-cell>
          <table:table-cell table:number-columns-repeated="17" table:style-name="ce33"/>
          <table:table-cell table:style-name="ce6"/>
          <table:table-cell table:number-columns-repeated="16365"/>
        </table:table-row>
        <table:table-row table:style-name="ro4">
          <table:table-cell table:number-columns-repeated="18" table:style-name="ce13"/>
          <table:table-cell table:style-name="ce10"/>
          <table:table-cell table:number-columns-repeated="16365"/>
        </table:table-row>
        <table:table-row table:style-name="ro7">
          <table:table-cell office:value-type="string" table:style-name="ce35">
            <text:p>||</text:p>
          </table:table-cell>
          <table:table-cell office:value-type="string" table:style-name="ce35">
            <text:p>discontinuity in time series</text:p>
          </table:table-cell>
          <table:table-cell table:number-columns-repeated="7" table:style-name="ce35"/>
          <table:table-cell table:number-columns-repeated="9" table:style-name="ce13"/>
          <table:table-cell table:style-name="ce10"/>
          <table:table-cell table:number-columns-repeated="16365"/>
        </table:table-row>
        <table:table-row table:style-name="ro7">
          <table:table-cell office:value-type="string" table:style-name="ce35">
            <text:p>*</text:p>
          </table:table-cell>
          <table:table-cell office:value-type="string" table:style-name="ce35">
            <text:p>not applicable</text:p>
          </table:table-cell>
          <table:table-cell table:number-columns-repeated="7" table:style-name="ce35"/>
          <table:table-cell table:number-columns-repeated="9" table:style-name="ce13"/>
          <table:table-cell table:style-name="ce10"/>
          <table:table-cell table:number-columns-repeated="16365"/>
        </table:table-row>
        <table:table-row table:style-name="ro7">
          <table:table-cell office:value-type="string" table:style-name="ce35">
            <text:p>..</text:p>
          </table:table-cell>
          <table:table-cell office:value-type="string" table:style-name="ce35">
            <text:p>not available</text:p>
          </table:table-cell>
          <table:table-cell table:number-columns-repeated="7" table:style-name="ce35"/>
          <table:table-cell table:number-columns-repeated="9" table:style-name="ce13"/>
          <table:table-cell table:style-name="ce10"/>
          <table:table-cell table:number-columns-repeated="16365" table:style-name="ce1"/>
        </table:table-row>
        <table:table-row table:style-name="ro7">
          <table:table-cell office:value-type="string" table:style-name="ce35">
            <text:p>r</text:p>
          </table:table-cell>
          <table:table-cell office:value-type="string" table:style-name="ce35">
            <text:p>revised</text:p>
          </table:table-cell>
          <table:table-cell table:number-columns-repeated="7" table:style-name="ce35"/>
          <table:table-cell table:number-columns-repeated="9" table:style-name="ce13"/>
          <table:table-cell table:style-name="ce10"/>
          <table:table-cell table:number-columns-repeated="16365" table:style-name="ce1"/>
        </table:table-row>
        <table:table-row table:style-name="ro7">
          <table:table-cell office:value-type="string" table:style-name="ce35">
            <text:p>- </text:p>
          </table:table-cell>
          <table:table-cell office:value-type="string" table:style-name="ce35">
            <text:p>zero</text:p>
          </table:table-cell>
          <table:table-cell table:number-columns-repeated="7" table:style-name="ce35"/>
          <table:table-cell table:number-columns-repeated="9" table:style-name="ce13"/>
          <table:table-cell table:style-name="ce10"/>
          <table:table-cell table:number-columns-repeated="16365" table:style-name="ce1"/>
        </table:table-row>
        <table:table-row table:style-name="ro7">
          <table:table-cell table:number-columns-repeated="9" table:style-name="ce35"/>
          <table:table-cell table:number-columns-repeated="9" table:style-name="ce13"/>
          <table:table-cell table:style-name="ce10"/>
          <table:table-cell table:number-columns-repeated="16365" table:style-name="ce1"/>
        </table:table-row>
        <table:table-row table:style-name="ro7">
          <table:table-cell office:value-type="string" table:style-name="ce43">
            <text:p>Italic<text:s/><text:span text:style-name="T1">figures are used for percentages and other rates, except where otherwise indicated.</text:span></text:p>
          </table:table-cell>
          <table:table-cell table:number-columns-repeated="8" table:style-name="ce35"/>
          <table:table-cell table:number-columns-repeated="9" table:style-name="ce13"/>
          <table:table-cell table:style-name="ce10"/>
          <table:table-cell table:number-columns-repeated="16365" table:style-name="ce1"/>
        </table:table-row>
        <table:table-row table:style-name="ro4">
          <table:table-cell table:number-columns-repeated="18" table:style-name="ce13"/>
          <table:table-cell table:style-name="ce10"/>
          <table:table-cell table:number-columns-repeated="16365" table:style-name="ce1"/>
        </table:table-row>
        <table:table-row table:style-name="ro3">
          <table:table-cell office:value-type="string" table:style-name="ce32">
            <text:p>Contact Us:</text:p>
          </table:table-cell>
          <table:table-cell table:number-columns-repeated="17" table:style-name="ce33"/>
          <table:table-cell table:style-name="ce6"/>
          <table:table-cell table:style-name="ce32"/>
          <table:table-cell table:number-columns-repeated="17" table:style-name="ce33"/>
          <table:table-cell table:style-name="ce6"/>
          <table:table-cell table:style-name="ce32"/>
          <table:table-cell table:number-columns-repeated="17" table:style-name="ce33"/>
          <table:table-cell table:style-name="ce6"/>
          <table:table-cell table:style-name="ce32"/>
          <table:table-cell table:number-columns-repeated="17" table:style-name="ce33"/>
          <table:table-cell table:style-name="ce6"/>
          <table:table-cell table:style-name="ce32"/>
          <table:table-cell table:number-columns-repeated="17" table:style-name="ce33"/>
          <table:table-cell table:style-name="ce6"/>
          <table:table-cell table:style-name="ce32"/>
          <table:table-cell table:number-columns-repeated="17" table:style-name="ce33"/>
          <table:table-cell table:style-name="ce6"/>
          <table:table-cell table:style-name="ce32"/>
          <table:table-cell table:number-columns-repeated="17" table:style-name="ce33"/>
          <table:table-cell table:style-name="ce6"/>
          <table:table-cell table:style-name="ce32"/>
          <table:table-cell table:number-columns-repeated="17" table:style-name="ce33"/>
          <table:table-cell table:style-name="ce6"/>
          <table:table-cell table:style-name="ce32"/>
          <table:table-cell table:number-columns-repeated="17" table:style-name="ce33"/>
          <table:table-cell table:style-name="ce6"/>
          <table:table-cell table:style-name="ce32"/>
          <table:table-cell table:number-columns-repeated="17" table:style-name="ce33"/>
          <table:table-cell table:style-name="ce6"/>
          <table:table-cell table:style-name="ce32"/>
          <table:table-cell table:number-columns-repeated="17" table:style-name="ce33"/>
          <table:table-cell table:style-name="ce6"/>
          <table:table-cell table:style-name="ce32"/>
          <table:table-cell table:number-columns-repeated="17" table:style-name="ce33"/>
          <table:table-cell table:style-name="ce6"/>
          <table:table-cell table:style-name="ce32"/>
          <table:table-cell table:number-columns-repeated="17" table:style-name="ce33"/>
          <table:table-cell table:style-name="ce6"/>
          <table:table-cell table:style-name="ce32"/>
          <table:table-cell table:number-columns-repeated="8" table:style-name="ce33"/>
          <table:table-cell table:number-columns-repeated="16128"/>
        </table:table-row>
        <table:table-row table:style-name="ro4">
          <table:table-cell table:number-columns-repeated="19" table:style-name="ce13"/>
          <table:table-cell table:number-columns-repeated="16365" table:style-name="ce1"/>
        </table:table-row>
        <table:table-row table:style-name="ro7">
          <table:table-cell office:value-type="string" table:style-name="ce35">
            <text:p>Defence Statistics welcome feedback on our statistical products. If you have any comments or questions about this publication or about the statistics produced</text:p>
          </table:table-cell>
          <table:table-cell table:number-columns-repeated="9" table:style-name="ce35"/>
          <table:table-cell table:number-columns-repeated="9" table:style-name="ce13"/>
          <table:table-cell table:number-columns-repeated="16365" table:style-name="ce1"/>
        </table:table-row>
        <table:table-row table:style-name="ro7">
          <table:table-cell office:value-type="string" table:style-name="ce35">
            <text:p>by Defence Statistics in general, you can contact us as follows:</text:p>
          </table:table-cell>
          <table:table-cell table:number-columns-repeated="9" table:style-name="ce35"/>
          <table:table-cell table:number-columns-repeated="9" table:style-name="ce13"/>
          <table:table-cell table:number-columns-repeated="16365" table:style-name="ce1"/>
        </table:table-row>
        <table:table-row table:style-name="ro1">
          <table:table-cell table:number-columns-repeated="10" table:style-name="ce35"/>
          <table:table-cell table:number-columns-repeated="9" table:style-name="ce13"/>
          <table:table-cell table:number-columns-repeated="16365" table:style-name="ce1"/>
        </table:table-row>
        <table:table-row table:style-name="ro7">
          <table:table-cell office:value-type="string" table:style-name="ce44">
            <text:p>Defence Statistics (Defence Expenditure Analysis)</text:p>
          </table:table-cell>
          <table:table-cell table:number-columns-repeated="9" table:style-name="ce35"/>
          <table:table-cell table:number-columns-repeated="9" table:style-name="ce13"/>
          <table:table-cell table:number-columns-repeated="16365" table:style-name="ce1"/>
        </table:table-row>
        <table:table-row table:style-name="ro4">
          <table:table-cell table:number-columns-repeated="10" table:style-name="ce35"/>
          <table:table-cell table:number-columns-repeated="9" table:style-name="ce13"/>
          <table:table-cell table:number-columns-repeated="16365" table:style-name="ce1"/>
        </table:table-row>
        <table:table-row table:style-name="ro7">
          <table:table-cell office:value-type="string" table:style-name="ce35">
            <text:p>Tel:<text:s/></text:p>
          </table:table-cell>
          <table:table-cell table:style-name="ce35"/>
          <table:table-cell office:value-type="string" table:style-name="ce35">
            <text:p>030 679 84442</text:p>
          </table:table-cell>
          <table:table-cell table:number-columns-repeated="7" table:style-name="ce35"/>
          <table:table-cell table:number-columns-repeated="9" table:style-name="ce13"/>
          <table:table-cell table:number-columns-repeated="16365" table:style-name="ce1"/>
        </table:table-row>
        <table:table-row table:style-name="ro4">
          <table:table-cell table:number-columns-repeated="10" table:style-name="ce35"/>
          <table:table-cell table:number-columns-repeated="9" table:style-name="ce13"/>
          <table:table-cell table:number-columns-repeated="16365" table:style-name="ce1"/>
        </table:table-row>
        <table:table-row table:style-name="ro7">
          <table:table-cell office:value-type="string" table:style-name="ce35">
            <text:p>Email:<text:s/></text:p>
          </table:table-cell>
          <table:table-cell table:style-name="ce35"/>
          <table:table-cell office:value-type="string" table:number-columns-spanned="6" table:number-rows-spanned="1" table:style-name="ce45">
            <text:p><text:a xlink:href="mailto:DefStrat-Econ-ESES-PQFOI@mod.gov.uk">DefStrat-Econ-ESES-PQFOI@mod.gov.uk</text:a></text:p>
          </table:table-cell>
          <table:covered-table-cell table:number-columns-repeated="5"/>
          <table:table-cell table:number-columns-repeated="2" table:style-name="ce35"/>
          <table:table-cell table:number-columns-repeated="9" table:style-name="ce13"/>
          <table:table-cell table:number-columns-repeated="16365" table:style-name="ce1"/>
        </table:table-row>
        <table:table-row table:style-name="ro4">
          <table:table-cell table:number-columns-repeated="10" table:style-name="ce35"/>
          <table:table-cell table:number-columns-repeated="9" table:style-name="ce13"/>
          <table:table-cell table:number-columns-repeated="16365" table:style-name="ce1"/>
        </table:table-row>
        <table:table-row table:style-name="ro7">
          <table:table-cell office:value-type="string" table:style-name="ce35">
            <text:p><text:a xlink:href="https://www.gov.uk/government/organisations/ministry-of-defence/about/statistics">Visit our website at:</text:a></text:p>
          </table:table-cell>
          <table:table-cell table:number-columns-repeated="9" table:style-name="ce35"/>
          <table:table-cell table:number-columns-repeated="9" table:style-name="ce13"/>
          <table:table-cell table:number-columns-repeated="16365" table:style-name="ce1"/>
        </table:table-row>
        <table:table-row table:style-name="ro7">
          <table:table-cell office:value-type="string" table:number-columns-spanned="9" table:number-rows-spanned="1" table:style-name="ce45">
            <text:p><text:a xlink:href="http://www.gov.uk/government/organisations/ministry-of-defence/about/statistics">www.gov.uk/government/organisations/ministry-of-defence/about/statistics</text:a></text:p>
          </table:table-cell>
          <table:covered-table-cell table:number-columns-repeated="8"/>
          <table:table-cell table:style-name="ce35"/>
          <table:table-cell table:number-columns-repeated="9" table:style-name="ce13"/>
          <table:table-cell table:number-columns-repeated="16365" table:style-name="ce1"/>
        </table:table-row>
        <table:table-row table:style-name="ro9">
          <table:table-cell table:number-columns-repeated="19" table:style-name="ce13"/>
          <table:table-cell table:number-columns-repeated="16365" table:style-name="ce1"/>
        </table:table-row>
        <table:table-row table:style-name="ro4">
          <table:table-cell table:number-columns-repeated="18" table:style-name="ce13"/>
          <table:table-cell table:style-name="ce10"/>
          <table:table-cell table:number-columns-repeated="16365" table:style-name="ce1"/>
        </table:table-row>
        <table:table-row table:style-name="ro3">
          <table:table-cell office:value-type="string" table:style-name="ce32">
            <text:p>Other Publications</text:p>
          </table:table-cell>
          <table:table-cell table:number-columns-repeated="17" table:style-name="ce33"/>
          <table:table-cell table:style-name="ce6"/>
          <table:table-cell table:style-name="ce32"/>
          <table:table-cell table:number-columns-repeated="17" table:style-name="ce33"/>
          <table:table-cell table:style-name="ce6"/>
          <table:table-cell table:style-name="ce32"/>
          <table:table-cell table:number-columns-repeated="17" table:style-name="ce33"/>
          <table:table-cell table:style-name="ce6"/>
          <table:table-cell table:style-name="ce32"/>
          <table:table-cell table:number-columns-repeated="17" table:style-name="ce33"/>
          <table:table-cell table:style-name="ce6"/>
          <table:table-cell table:style-name="ce32"/>
          <table:table-cell table:number-columns-repeated="17" table:style-name="ce33"/>
          <table:table-cell table:style-name="ce6"/>
          <table:table-cell table:style-name="ce32"/>
          <table:table-cell table:number-columns-repeated="17" table:style-name="ce33"/>
          <table:table-cell table:style-name="ce6"/>
          <table:table-cell table:style-name="ce32"/>
          <table:table-cell table:number-columns-repeated="17" table:style-name="ce33"/>
          <table:table-cell table:style-name="ce6"/>
          <table:table-cell table:style-name="ce32"/>
          <table:table-cell table:number-columns-repeated="17" table:style-name="ce33"/>
          <table:table-cell table:style-name="ce6"/>
          <table:table-cell table:style-name="ce32"/>
          <table:table-cell table:number-columns-repeated="17" table:style-name="ce33"/>
          <table:table-cell table:style-name="ce6"/>
          <table:table-cell table:style-name="ce32"/>
          <table:table-cell table:number-columns-repeated="17" table:style-name="ce33"/>
          <table:table-cell table:style-name="ce6"/>
          <table:table-cell table:style-name="ce32"/>
          <table:table-cell table:number-columns-repeated="17" table:style-name="ce33"/>
          <table:table-cell table:style-name="ce6"/>
          <table:table-cell table:style-name="ce32"/>
          <table:table-cell table:number-columns-repeated="17" table:style-name="ce33"/>
          <table:table-cell table:style-name="ce6"/>
          <table:table-cell table:style-name="ce32"/>
          <table:table-cell table:number-columns-repeated="17" table:style-name="ce33"/>
          <table:table-cell table:style-name="ce6"/>
          <table:table-cell table:style-name="ce32"/>
          <table:table-cell table:number-columns-repeated="8" table:style-name="ce33"/>
          <table:table-cell table:number-columns-repeated="16128"/>
        </table:table-row>
        <table:table-row table:style-name="ro4">
          <table:table-cell table:number-columns-repeated="18" table:style-name="ce13"/>
          <table:table-cell table:style-name="ce10"/>
          <table:table-cell table:number-columns-repeated="16365" table:style-name="ce1"/>
        </table:table-row>
        <table:table-row table:style-name="ro7">
          <table:table-cell office:value-type="string" table:style-name="ce44">
            <text:p>Other publications produced by Defence Expenditure Analysis:</text:p>
          </table:table-cell>
          <table:table-cell table:number-columns-repeated="4" table:style-name="ce35"/>
          <table:table-cell table:number-columns-repeated="11" table:style-name="ce13"/>
          <table:table-cell table:number-columns-repeated="2" table:style-name="ce20"/>
          <table:table-cell table:style-name="ce10"/>
          <table:table-cell table:number-columns-repeated="16365" table:style-name="ce1"/>
        </table:table-row>
        <table:table-row table:style-name="ro4">
          <table:table-cell table:style-name="ce44"/>
          <table:table-cell table:number-columns-repeated="4" table:style-name="ce35"/>
          <table:table-cell table:number-columns-repeated="11" table:style-name="ce13"/>
          <table:table-cell table:number-columns-repeated="2" table:style-name="ce20"/>
          <table:table-cell table:style-name="ce10"/>
          <table:table-cell table:number-columns-repeated="16365" table:style-name="ce1"/>
        </table:table-row>
        <table:table-row table:style-name="ro7">
          <table:table-cell table:style-name="ce44"/>
          <table:table-cell office:value-type="string" table:style-name="ce35">
            <text:p>Trade, Industry &amp; Contracts</text:p>
          </table:table-cell>
          <table:table-cell table:number-columns-repeated="2" table:style-name="ce35"/>
          <table:table-cell office:value-type="string" table:number-columns-spanned="9" table:number-rows-spanned="1" table:style-name="ce45">
            <text:p><text:a xlink:href="https://www.gov.uk/government/collections/defence-trade-and-industry-index">https://www.gov.uk/government/collections/defence-trade-and-industry-index</text:a></text:p>
          </table:table-cell>
          <table:covered-table-cell table:number-columns-repeated="8"/>
          <table:table-cell table:number-columns-repeated="5" table:style-name="ce13"/>
          <table:table-cell table:style-name="ce10"/>
          <table:table-cell table:number-columns-repeated="16365" table:style-name="ce1"/>
        </table:table-row>
        <table:table-row table:style-name="ro7">
          <table:table-cell table:style-name="ce44"/>
          <table:table-cell office:value-type="string" table:style-name="ce35">
            <text:p>International Defence</text:p>
          </table:table-cell>
          <table:table-cell table:number-columns-repeated="2" table:style-name="ce35"/>
          <table:table-cell office:value-type="string" table:number-columns-spanned="9" table:number-rows-spanned="1" table:style-name="ce45">
            <text:p><text:a xlink:href="https://www.gov.uk/government/collections/international-defence-expenditure-index">https://www.gov.uk/government/collections/international-defence-expenditure-index</text:a></text:p>
          </table:table-cell>
          <table:covered-table-cell table:number-columns-repeated="8"/>
          <table:table-cell table:number-columns-repeated="5" table:style-name="ce13"/>
          <table:table-cell table:style-name="ce10"/>
          <table:table-cell table:number-columns-repeated="16365" table:style-name="ce1"/>
        </table:table-row>
        <table:table-row table:style-name="ro7">
          <table:table-cell table:style-name="ce44"/>
          <table:table-cell office:value-type="string" table:style-name="ce35">
            <text:p>Regional Expenditure with UK Industry and Supported Employment<text:s/></text:p>
          </table:table-cell>
          <table:table-cell table:number-columns-repeated="3" table:style-name="ce35"/>
          <table:table-cell table:number-columns-repeated="3" table:style-name="ce13"/>
          <table:table-cell office:value-type="string" table:number-columns-spanned="11" table:number-rows-spanned="1" table:style-name="ce45">
            <text:p><text:a xlink:href="https://www.gov.uk/government/collections/mod-regional-expenditure-with-uk-industry-and-supported-employment-index">https://www.gov.uk/government/collections/mod-regional-expenditure-with-uk-industry-and-supported-employment-index</text:a></text:p>
          </table:table-cell>
          <table:covered-table-cell table:number-columns-repeated="10"/>
          <table:table-cell table:number-columns-repeated="16365" table:style-name="ce1"/>
        </table:table-row>
        <table:table-row table:style-name="ro4">
          <table:table-cell table:number-columns-repeated="19" table:style-name="ce10"/>
          <table:table-cell table:number-columns-repeated="16365" table:style-name="ce1"/>
        </table:table-row>
        <table:table-row table:number-rows-repeated="3" table:style-name="ro10">
          <table:table-cell table:number-columns-repeated="19" table:style-name="ce15"/>
          <table:table-cell table:number-columns-repeated="16365" table:style-name="ce1"/>
        </table:table-row>
        <table:table-row table:number-rows-repeated="4" table:style-name="ro10">
          <table:table-cell table:number-columns-repeated="19" table:style-name="ce15"/>
          <table:table-cell table:number-columns-repeated="16365"/>
        </table:table-row>
        <table:table-row table:number-rows-repeated="4" table:style-name="ro10">
          <table:table-cell table:number-columns-repeated="16384" table:style-name="ce1"/>
        </table:table-row>
        <table:table-row table:number-rows-repeated="1048488" table:style-name="ro11">
          <table:table-cell table:number-columns-repeated="16384"/>
        </table:table-row>
      </table:table>
      <table:table table:name="Table_1" table:style-name="ta3">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9" table:default-cell-style-name="ce1"/>
        <table:table-column table:style-name="co11" table:default-cell-style-name="ce1"/>
        <table:table-column table:style-name="co9" table:default-cell-style-name="ce1"/>
        <table:table-column table:style-name="co10" table:default-cell-style-name="ce1"/>
        <table:table-column table:style-name="co9" table:default-cell-style-name="ce1"/>
        <table:table-column table:style-name="co10" table:default-cell-style-name="ce1"/>
        <table:table-column table:style-name="co9" table:default-cell-style-name="ce1"/>
        <table:table-column table:style-name="co10" table:default-cell-style-name="ce1"/>
        <table:table-column table:style-name="co9" table:default-cell-style-name="ce1"/>
        <table:table-column table:style-name="co10" table:default-cell-style-name="ce1"/>
        <table:table-column table:style-name="co9" table:default-cell-style-name="ce1"/>
        <table:table-column table:style-name="co10" table:default-cell-style-name="ce1"/>
        <table:table-column table:style-name="co9" table:default-cell-style-name="ce1"/>
        <table:table-column table:style-name="co10" table:default-cell-style-name="ce1"/>
        <table:table-column table:style-name="co9" table:default-cell-style-name="ce1"/>
        <table:table-column table:style-name="co10" table:default-cell-style-name="ce1"/>
        <table:table-column table:style-name="co9" table:default-cell-style-name="ce1"/>
        <table:table-column table:style-name="co10" table:default-cell-style-name="ce1"/>
        <table:table-column table:style-name="co9" table:default-cell-style-name="ce1"/>
        <table:table-column table:style-name="co11" table:default-cell-style-name="ce1"/>
        <table:table-column table:style-name="co9" table:default-cell-style-name="ce1"/>
        <table:table-column table:style-name="co11" table:default-cell-style-name="ce1"/>
        <table:table-column table:style-name="co12" table:default-cell-style-name="ce1"/>
        <table:table-column table:style-name="co11" table:default-cell-style-name="ce1"/>
        <table:table-column table:style-name="co12" table:default-cell-style-name="ce1"/>
        <table:table-column table:style-name="co11" table:default-cell-style-name="ce1"/>
        <table:table-column table:style-name="co12" table:default-cell-style-name="ce1"/>
        <table:table-column table:style-name="co1" table:number-columns-repeated="16350" table:default-cell-style-name="ce1"/>
        <table:table-row table:style-name="ro3">
          <table:table-cell office:value-type="string" table:number-columns-spanned="34" table:number-rows-spanned="1" table:style-name="ce155">
            <text:p>Table 1 Defence Expenditure Outturn<text:span text:style-name="T5">1</text:span></text:p>
          </table:table-cell>
          <table:covered-table-cell table:number-columns-repeated="33"/>
          <table:table-cell table:number-columns-repeated="12" table:style-name="ce49"/>
          <table:table-cell table:number-columns-repeated="16338" table:style-name="ce1"/>
        </table:table-row>
        <table:table-row table:style-name="ro20">
          <table:table-cell office:value-type="string" table:number-columns-spanned="34" table:number-rows-spanned="1" table:style-name="ce156">
            <text:p>This table shows the changes in Defence expenditure over time following the introduction of Stage 2<text:s/><text:span text:style-name="T6">Resource Accounting &amp; Budgeting (RAB)</text:span>. Under Stage 1 RAB, introduced in 2001/02, non-cash costs such as Depreciation and Cost of Capital charge were held under AME, and did not form part of the Resource Departmental Expenditure Limit (DEL). This changed under Stage 2 RAB when non-cash costs moved to the Resource DEL. In order to give a single measure of spending on public services under full resource budgeting, the Defence Spending line is presented as the sum of the resource and capital budgets, minus Depreciation and Impairments and from 2009/10 Fixed Assets Written On/Off have also been removed. This reflects the resources required plus the net investment in them, but avoids double counting the writing down of the existing capital stock and the cash outlay on new assets.<text:s text:c="2"/></text:p>
          </table:table-cell>
          <table:covered-table-cell table:number-columns-repeated="33"/>
          <table:table-cell office:value-type="string" table:number-columns-spanned="13" table:number-rows-spanned="1" table:style-name="ce157">
            <text:p><text:a xlink:href="https://www.gov.uk/government/uploads/system/uploads/attachment_data/file/397401/ukds2012-Chapter_1_Finance.pdf">https://www.gov.uk/government/uploads/system/uploads/attachment_data/file/397401/ukds2012-Chapter_1_Finance.pdf</text:a></text:p>
          </table:table-cell>
          <table:covered-table-cell table:number-columns-repeated="12"/>
          <table:table-cell table:number-columns-repeated="16337"/>
        </table:table-row>
        <table:table-row table:style-name="ro21">
          <table:table-cell office:value-type="string" table:number-columns-spanned="34" table:number-rows-spanned="1" table:style-name="ce156">
            <text:p>The Net Cash Requirement (NCR) is the actual money that MOD requests from the Government in order to fund its activities and takes account of movements in working capital levels (debtors, creditors, stock) whilst excluding all non-cash costs. The NCR is the nearest comparable figure to the cash totals presented prior to 2001/02 and is used with the cash figure to present the time series in the Departmental Resources Bulletin.</text:p>
          </table:table-cell>
          <table:covered-table-cell table:number-columns-repeated="33"/>
          <table:table-cell table:style-name="ce50"/>
          <table:table-cell table:number-columns-repeated="11" table:style-name="ce51"/>
          <table:table-cell table:style-name="ce49"/>
          <table:table-cell table:number-columns-repeated="16337"/>
        </table:table-row>
        <table:table-row table:style-name="ro9">
          <table:table-cell office:value-type="string" table:number-columns-spanned="34" table:number-rows-spanned="1" table:style-name="ce156">
            <text:p>The data are derived directly from the<text:s/><text:span text:style-name="T6">MOD Departmental Resource Accounts</text:span>.<text:s/></text:p>
          </table:table-cell>
          <table:covered-table-cell table:number-columns-repeated="33"/>
          <table:table-cell office:value-type="string" table:style-name="ce52">
            <text:p><text:a xlink:href="https://www.gov.uk/government/publications/ministry-of-defence-annual-report-and-accounts-2018-to-19">https://www.gov.uk/government/publications/ministry-of-defence-annual-report-and-accounts-2018-to-19</text:a></text:p>
          </table:table-cell>
          <table:table-cell table:number-columns-repeated="10" table:style-name="ce52"/>
          <table:table-cell table:style-name="ce51"/>
          <table:table-cell table:style-name="ce49"/>
          <table:table-cell table:number-columns-repeated="16337"/>
        </table:table-row>
        <table:table-row table:style-name="ro22">
          <table:table-cell office:value-type="string" table:number-columns-spanned="34" table:number-rows-spanned="1" table:style-name="ce156">
            <text:p>Please refer to the<text:span text:style-name="T7"><text:s/></text:span><text:span text:style-name="T6">Resource Accounting &amp; Budgeting section</text:span><text:span text:style-name="T7"><text:s/></text:span>to view important information relating to the introduction of the International Financial Reporting Standard (IFRS), the implementation of the Clear Line of Sight (CLoS) Alignment project and accounting changes resulting from the publication of the 2010 Strategic Defence &amp; Security Review (SDSR) which led to significant presentational changes in the reporting of the 2010/11 accounts.</text:p>
          </table:table-cell>
          <table:covered-table-cell table:number-columns-repeated="33"/>
          <table:table-cell office:value-type="string" table:style-name="ce52">
            <text:p><text:a xlink:href="https://www.gov.uk/government/uploads/system/uploads/attachment_data/file/397401/ukds2012-Chapter_1_Finance.pdf">https://www.gov.uk/government/uploads/system/uploads/attachment_data/file/397401/ukds2012-Chapter_1_Finance.pdf</text:a></text:p>
          </table:table-cell>
          <table:table-cell table:number-columns-repeated="10" table:style-name="ce52"/>
          <table:table-cell table:style-name="ce51"/>
          <table:table-cell table:style-name="ce49"/>
          <table:table-cell table:number-columns-repeated="16337"/>
        </table:table-row>
        <table:table-row table:style-name="ro22">
          <table:table-cell office:value-type="string" table:number-columns-spanned="34" table:number-rows-spanned="1" table:style-name="ce156">
            <text:p>Please note that in 2018/19 there is a slight difference in the £38.0bn Defence Spending figure to the published total on page 15 of the 2018/19 Annual Report and Accounts. This is due to the inclusion of the element of Depreciation and Impairments within the Cost of Operations figure in ARAc. We have excluded all elements of Depreciation and Impairments in line with HMT guidance and to ensure a consistency in methodology across time periods.</text:p>
          </table:table-cell>
          <table:covered-table-cell table:number-columns-repeated="33"/>
          <table:table-cell office:value-type="string" table:style-name="ce52">
            <text:p><text:a xlink:href="https://www.gov.uk/government/publications/ministry-of-defence-annual-report-and-accounts-2018-to-19">https://www.gov.uk/government/publications/ministry-of-defence-annual-report-and-accounts-2018-to-19</text:a></text:p>
          </table:table-cell>
          <table:table-cell table:number-columns-repeated="10" table:style-name="ce52"/>
          <table:table-cell table:style-name="ce51"/>
          <table:table-cell table:style-name="ce49"/>
          <table:table-cell table:number-columns-repeated="16337"/>
        </table:table-row>
        <table:table-row table:style-name="ro23">
          <table:table-cell office:value-type="string" table:number-columns-spanned="34" table:number-rows-spanned="1" table:style-name="ce156">
            <text:p>Further information about the quality of data and methods used in the production of these statistics, along with details of their intended use can be found in the<text:span text:style-name="T7"><text:s/></text:span><text:span text:style-name="T6">Background Quality Report - Departmental Resources Statistics</text:span>.</text:p>
          </table:table-cell>
          <table:covered-table-cell table:number-columns-repeated="33"/>
          <table:table-cell table:number-columns-repeated="11" table:style-name="ce49"/>
          <table:table-cell table:style-name="ce51"/>
          <table:table-cell table:style-name="ce49"/>
          <table:table-cell table:number-columns-repeated="16337"/>
        </table:table-row>
        <table:table-row table:style-name="ro8">
          <table:table-cell office:value-type="string" table:number-columns-spanned="34" table:number-rows-spanned="1" table:style-name="ce158">
            <text:p>This table includes expenditure on Conflict Prevention.</text:p>
          </table:table-cell>
          <table:covered-table-cell table:number-columns-repeated="33"/>
          <table:table-cell office:value-type="string" table:style-name="ce52">
            <text:p>https://www.gov.uk/government/statistics/defence-departmental-resources-2019</text:p>
          </table:table-cell>
          <table:table-cell table:number-columns-repeated="9" table:style-name="ce52"/>
          <table:table-cell table:number-columns-repeated="2" table:style-name="ce51"/>
          <table:table-cell table:style-name="ce49"/>
          <table:table-cell table:number-columns-repeated="16337"/>
        </table:table-row>
        <table:table-row table:style-name="ro10">
          <table:table-cell table:number-columns-spanned="25" table:number-rows-spanned="1" table:style-name="ce159"/>
          <table:covered-table-cell table:number-columns-repeated="24"/>
          <table:table-cell table:number-columns-repeated="18" table:style-name="ce49"/>
          <table:table-cell table:style-name="ce51"/>
          <table:table-cell table:number-columns-repeated="2" table:style-name="ce49"/>
          <table:table-cell table:number-columns-repeated="16338" table:style-name="ce1"/>
        </table:table-row>
        <table:table-row table:style-name="ro24">
          <table:table-cell table:number-columns-spanned="4" table:number-rows-spanned="1" table:style-name="ce159"/>
          <table:covered-table-cell table:number-columns-repeated="3"/>
          <table:table-cell table:style-name="ce53"/>
          <table:table-cell office:value-type="string" table:style-name="ce54">
            <text:p>Cash</text:p>
            <text:p>---------&gt;</text:p>
          </table:table-cell>
          <table:table-cell table:style-name="ce55"/>
          <table:table-cell office:value-type="string" table:number-columns-spanned="12" table:number-rows-spanned="1" table:style-name="ce160">
            <text:p>RAB Stage 2</text:p>
            <text:p>-----------------------------------------------------------------------&gt;</text:p>
          </table:table-cell>
          <table:covered-table-cell table:number-columns-repeated="11"/>
          <table:table-cell office:value-type="string" table:number-columns-spanned="15" table:number-rows-spanned="1" table:style-name="ce162">
            <text:p>Clear Line of Sight</text:p>
            <text:p>----------------------------------------------------------------------------------------&gt;</text:p>
          </table:table-cell>
          <table:covered-table-cell table:number-columns-repeated="14"/>
          <table:table-cell table:number-columns-repeated="10" table:style-name="ce51"/>
          <table:table-cell table:number-columns-repeated="2" table:style-name="ce49"/>
          <table:table-cell table:number-columns-repeated="16338" table:style-name="ce1"/>
        </table:table-row>
        <table:table-row table:style-name="ro10">
          <table:table-cell office:value-type="string" table:number-columns-spanned="34" table:number-rows-spanned="1" table:style-name="ce163">
            <text:p>Inclusive of non-recoverable VAT at Current Prices (£ million)</text:p>
          </table:table-cell>
          <table:covered-table-cell table:number-columns-repeated="33"/>
          <table:table-cell table:number-columns-repeated="2" table:style-name="ce49"/>
          <table:table-cell table:number-columns-repeated="16348" table:style-name="ce1"/>
        </table:table-row>
        <table:table-row table:style-name="ro10">
          <table:table-cell table:number-columns-spanned="5" table:number-rows-spanned="2" table:style-name="ce164"/>
          <table:covered-table-cell table:number-columns-repeated="4"/>
          <table:table-cell table:style-name="ce56"/>
          <table:table-cell table:style-name="ce57"/>
          <table:table-cell office:value-type="string" table:style-name="ce58">
            <text:p>Outturn</text:p>
          </table:table-cell>
          <table:table-cell table:style-name="ce59"/>
          <table:table-cell office:value-type="string" table:style-name="ce59">
            <text:p>Outturn</text:p>
          </table:table-cell>
          <table:table-cell table:style-name="ce59"/>
          <table:table-cell office:value-type="string" table:style-name="ce59">
            <text:p>Outturn</text:p>
          </table:table-cell>
          <table:table-cell table:style-name="ce60"/>
          <table:table-cell office:value-type="string" table:style-name="ce61">
            <text:p>Outturn</text:p>
          </table:table-cell>
          <table:table-cell table:style-name="ce62"/>
          <table:table-cell office:value-type="string" table:style-name="ce61">
            <text:p>Outturn</text:p>
          </table:table-cell>
          <table:table-cell table:style-name="ce61"/>
          <table:table-cell office:value-type="string" table:style-name="ce61">
            <text:p>Outturn</text:p>
          </table:table-cell>
          <table:table-cell table:style-name="ce63"/>
          <table:table-cell office:value-type="string" table:style-name="ce61">
            <text:p>Outturn</text:p>
          </table:table-cell>
          <table:table-cell table:style-name="ce61"/>
          <table:table-cell office:value-type="string" table:style-name="ce59">
            <text:p>Outturn</text:p>
          </table:table-cell>
          <table:table-cell table:style-name="ce59"/>
          <table:table-cell office:value-type="string" table:style-name="ce59">
            <text:p>Outturn</text:p>
          </table:table-cell>
          <table:table-cell table:style-name="ce59"/>
          <table:table-cell office:value-type="string" table:style-name="ce59">
            <text:p>Outturn</text:p>
          </table:table-cell>
          <table:table-cell table:style-name="ce59"/>
          <table:table-cell office:value-type="string" table:style-name="ce59">
            <text:p>Outturn</text:p>
          </table:table-cell>
          <table:table-cell table:style-name="ce59"/>
          <table:table-cell office:value-type="string" table:style-name="ce59">
            <text:p>Outturn</text:p>
          </table:table-cell>
          <table:table-cell table:style-name="ce59"/>
          <table:table-cell office:value-type="string" table:style-name="ce59">
            <text:p>Outturn</text:p>
          </table:table-cell>
          <table:table-cell table:style-name="ce59"/>
          <table:table-cell office:value-type="string" table:style-name="ce64">
            <text:p>Outturn</text:p>
          </table:table-cell>
          <table:table-cell table:style-name="ce49"/>
          <table:table-cell table:style-name="ce65"/>
          <table:table-cell table:number-columns-repeated="16348" table:style-name="ce1"/>
        </table:table-row>
        <table:table-row table:style-name="ro10">
          <table:covered-table-cell/>
          <table:covered-table-cell table:number-columns-repeated="4"/>
          <table:table-cell office:value-type="string" table:style-name="ce66">
            <text:p>2000/01</text:p>
          </table:table-cell>
          <table:table-cell table:style-name="ce67"/>
          <table:table-cell office:value-type="string" table:style-name="ce68">
            <text:p>2005/06</text:p>
          </table:table-cell>
          <table:table-cell table:style-name="ce69"/>
          <table:table-cell office:value-type="string" table:style-name="ce69">
            <text:p>2006/07</text:p>
          </table:table-cell>
          <table:table-cell table:style-name="ce69"/>
          <table:table-cell office:value-type="string" table:style-name="ce69">
            <text:p>2007/08</text:p>
          </table:table-cell>
          <table:table-cell table:style-name="ce70"/>
          <table:table-cell office:value-type="string" table:style-name="ce71">
            <text:p>2008/09</text:p>
          </table:table-cell>
          <table:table-cell table:style-name="ce72"/>
          <table:table-cell office:value-type="string" table:style-name="ce71">
            <text:p>2009/10</text:p>
          </table:table-cell>
          <table:table-cell table:style-name="ce71"/>
          <table:table-cell office:value-type="string" table:style-name="ce71">
            <text:p>2010/11</text:p>
          </table:table-cell>
          <table:table-cell table:style-name="ce70"/>
          <table:table-cell office:value-type="string" table:style-name="ce71">
            <text:p>2011/12</text:p>
          </table:table-cell>
          <table:table-cell table:style-name="ce71"/>
          <table:table-cell office:value-type="string" table:style-name="ce73">
            <text:p>2012/13</text:p>
          </table:table-cell>
          <table:table-cell table:style-name="ce73"/>
          <table:table-cell office:value-type="string" table:style-name="ce73">
            <text:p>2013/14</text:p>
          </table:table-cell>
          <table:table-cell table:style-name="ce73"/>
          <table:table-cell office:value-type="string" table:style-name="ce73">
            <text:p>2014/15</text:p>
          </table:table-cell>
          <table:table-cell table:style-name="ce74"/>
          <table:table-cell office:value-type="string" table:style-name="ce74">
            <text:p>2015/16</text:p>
          </table:table-cell>
          <table:table-cell table:style-name="ce74"/>
          <table:table-cell office:value-type="string" table:style-name="ce74">
            <text:p>2016/17</text:p>
          </table:table-cell>
          <table:table-cell table:style-name="ce74"/>
          <table:table-cell office:value-type="string" table:style-name="ce74">
            <text:p>2017/18</text:p>
          </table:table-cell>
          <table:table-cell table:style-name="ce74"/>
          <table:table-cell office:value-type="string" table:style-name="ce75">
            <text:p>2018/19</text:p>
          </table:table-cell>
          <table:table-cell table:style-name="ce49"/>
          <table:table-cell table:style-name="ce65"/>
          <table:table-cell table:number-columns-repeated="16348" table:style-name="ce1"/>
        </table:table-row>
        <table:table-row table:style-name="ro10">
          <table:table-cell office:value-type="string" table:number-columns-spanned="5" table:number-rows-spanned="1" table:style-name="ce165">
            <text:p>Defence Spending<text:span text:style-name="T8">2</text:span></text:p>
          </table:table-cell>
          <table:covered-table-cell table:number-columns-repeated="4"/>
          <table:table-cell office:value-type="string" table:style-name="ce76">
            <text:p>*</text:p>
          </table:table-cell>
          <table:table-cell office:value-type="string" table:style-name="ce77">
            <text:p>II</text:p>
          </table:table-cell>
          <table:table-cell office:value-type="float" office:value="33164" table:style-name="ce78">
            <text:p>33 164</text:p>
          </table:table-cell>
          <table:table-cell table:style-name="ce79"/>
          <table:table-cell office:value-type="float" office:value="34045" table:style-name="ce79">
            <text:p>34 045</text:p>
          </table:table-cell>
          <table:table-cell table:style-name="ce80"/>
          <table:table-cell office:value-type="float" office:value="37387" table:style-name="ce79">
            <text:p>37 387</text:p>
          </table:table-cell>
          <table:table-cell table:style-name="ce81"/>
          <table:table-cell office:value-type="float" office:value="38579" table:style-name="ce82">
            <text:p>38 579</text:p>
          </table:table-cell>
          <table:table-cell office:value-type="string" table:style-name="ce79">
            <text:p>II</text:p>
          </table:table-cell>
          <table:table-cell office:value-type="float" office:value="40246" table:style-name="ce82">
            <text:p>40 246</text:p>
          </table:table-cell>
          <table:table-cell office:value-type="string" table:style-name="ce79">
            <text:p>II</text:p>
          </table:table-cell>
          <table:table-cell office:value-type="float" office:value="39461" table:style-name="ce82">
            <text:p>39 461</text:p>
          </table:table-cell>
          <table:table-cell office:value-type="string" table:style-name="ce83">
            <text:p>II</text:p>
          </table:table-cell>
          <table:table-cell office:value-type="float" office:value="37169" table:style-name="ce82">
            <text:p>37 169</text:p>
          </table:table-cell>
          <table:table-cell table:style-name="ce84"/>
          <table:table-cell office:value-type="float" office:value="34260" table:style-name="ce79">
            <text:p>34 260</text:p>
          </table:table-cell>
          <table:table-cell table:style-name="ce85"/>
          <table:table-cell office:value-type="float" office:value="34559" table:style-name="ce79">
            <text:p>34 559</text:p>
          </table:table-cell>
          <table:table-cell table:style-name="ce86"/>
          <table:table-cell office:value-type="float" office:value="34365" table:style-name="ce79">
            <text:p>34 365</text:p>
          </table:table-cell>
          <table:table-cell table:style-name="ce79"/>
          <table:table-cell office:value-type="float" office:value="35100" table:style-name="ce79">
            <text:p>35 100</text:p>
          </table:table-cell>
          <table:table-cell table:style-name="ce80"/>
          <table:table-cell office:value-type="float" office:value="35283" table:style-name="ce87">
            <text:p>35 283</text:p>
          </table:table-cell>
          <table:table-cell table:style-name="ce80"/>
          <table:table-cell office:value-type="float" office:value="36605" table:style-name="ce87">
            <text:p>36 605</text:p>
          </table:table-cell>
          <table:table-cell table:style-name="ce80"/>
          <table:table-cell office:value-type="float" office:value="38026" table:style-name="ce88">
            <text:p>38 026</text:p>
          </table:table-cell>
          <table:table-cell table:style-name="ce89"/>
          <table:table-cell table:style-name="ce65"/>
          <table:table-cell table:number-columns-repeated="16348" table:style-name="ce1"/>
        </table:table-row>
        <table:table-row table:style-name="ro10">
          <table:table-cell table:number-columns-spanned="5" table:number-rows-spanned="1" table:style-name="ce166"/>
          <table:covered-table-cell table:number-columns-repeated="4"/>
          <table:table-cell table:style-name="ce90"/>
          <table:table-cell table:style-name="ce91"/>
          <table:table-cell table:style-name="ce92"/>
          <table:table-cell table:number-columns-repeated="2" table:style-name="ce93"/>
          <table:table-cell table:style-name="ce94"/>
          <table:table-cell table:style-name="ce93"/>
          <table:table-cell table:style-name="ce95"/>
          <table:table-cell table:style-name="ce96"/>
          <table:table-cell table:style-name="ce93"/>
          <table:table-cell table:style-name="ce97"/>
          <table:table-cell table:style-name="ce93"/>
          <table:table-cell table:style-name="ce97"/>
          <table:table-cell table:style-name="ce98"/>
          <table:table-cell table:style-name="ce97"/>
          <table:table-cell table:style-name="ce89"/>
          <table:table-cell table:number-columns-repeated="3" table:style-name="ce93"/>
          <table:table-cell table:style-name="ce94"/>
          <table:table-cell table:number-columns-repeated="3" table:style-name="ce93"/>
          <table:table-cell table:style-name="ce94"/>
          <table:table-cell table:style-name="ce99"/>
          <table:table-cell table:style-name="ce94"/>
          <table:table-cell table:style-name="ce89"/>
          <table:table-cell table:style-name="ce94"/>
          <table:table-cell table:style-name="ce100"/>
          <table:table-cell table:style-name="ce89"/>
          <table:table-cell table:style-name="ce65"/>
          <table:table-cell table:number-columns-repeated="16348" table:style-name="ce1"/>
        </table:table-row>
        <table:table-row table:style-name="ro10">
          <table:table-cell table:style-name="ce101"/>
          <table:table-cell office:value-type="string" table:number-columns-spanned="4" table:number-rows-spanned="1" table:style-name="ce167">
            <text:p>Departmental Expenditure Limits</text:p>
          </table:table-cell>
          <table:covered-table-cell table:number-columns-repeated="3"/>
          <table:table-cell office:value-type="float" office:value="23552" table:style-name="ce102">
            <text:p>23 552</text:p>
          </table:table-cell>
          <table:table-cell office:value-type="string" table:style-name="ce91">
            <text:p>II</text:p>
          </table:table-cell>
          <table:table-cell office:value-type="float" office:value="39751" table:style-name="ce92">
            <text:p>39 751</text:p>
          </table:table-cell>
          <table:table-cell table:style-name="ce93"/>
          <table:table-cell office:value-type="float" office:value="40654" table:style-name="ce93">
            <text:p>40 654</text:p>
          </table:table-cell>
          <table:table-cell table:style-name="ce94"/>
          <table:table-cell office:value-type="float" office:value="43634" table:style-name="ce93">
            <text:p>43 634</text:p>
          </table:table-cell>
          <table:table-cell table:style-name="ce103"/>
          <table:table-cell office:value-type="float" office:value="45473" table:style-name="ce96">
            <text:p>45 473</text:p>
          </table:table-cell>
          <table:table-cell office:value-type="string" table:style-name="ce93">
            <text:p>II</text:p>
          </table:table-cell>
          <table:table-cell office:value-type="float" office:value="47647" table:style-name="ce104">
            <text:p>47 647</text:p>
          </table:table-cell>
          <table:table-cell office:value-type="string" table:style-name="ce93">
            <text:p>II</text:p>
          </table:table-cell>
          <table:table-cell office:value-type="float" office:value="48463" table:style-name="ce96">
            <text:p>48 463</text:p>
          </table:table-cell>
          <table:table-cell office:value-type="string" table:style-name="ce98">
            <text:p>II</text:p>
          </table:table-cell>
          <table:table-cell office:value-type="float" office:value="46994" table:style-name="ce96">
            <text:p>46 994</text:p>
          </table:table-cell>
          <table:table-cell table:style-name="ce105"/>
          <table:table-cell office:value-type="float" office:value="43718" table:style-name="ce93">
            <text:p>43 718</text:p>
          </table:table-cell>
          <table:table-cell table:style-name="ce106"/>
          <table:table-cell office:value-type="float" office:value="44020" table:style-name="ce93">
            <text:p>44 020</text:p>
          </table:table-cell>
          <table:table-cell table:style-name="ce107"/>
          <table:table-cell office:value-type="float" office:value="42891" table:style-name="ce93">
            <text:p>42 891</text:p>
          </table:table-cell>
          <table:table-cell table:style-name="ce93"/>
          <table:table-cell office:value-type="float" office:value="42826" table:style-name="ce93">
            <text:p>42 826</text:p>
          </table:table-cell>
          <table:table-cell table:style-name="ce94"/>
          <table:table-cell office:value-type="float" office:value="44111" table:style-name="ce99">
            <text:p>44 111</text:p>
          </table:table-cell>
          <table:table-cell table:style-name="ce94"/>
          <table:table-cell office:value-type="float" office:value="43902" table:style-name="ce99">
            <text:p>43 902</text:p>
          </table:table-cell>
          <table:table-cell table:style-name="ce94"/>
          <table:table-cell office:value-type="float" office:value="44866" table:style-name="ce108">
            <text:p>44 866</text:p>
          </table:table-cell>
          <table:table-cell table:style-name="ce89"/>
          <table:table-cell table:style-name="ce65"/>
          <table:table-cell table:number-columns-repeated="16348" table:style-name="ce1"/>
        </table:table-row>
        <table:table-row table:style-name="ro10">
          <table:table-cell table:number-columns-spanned="5" table:number-rows-spanned="1" table:style-name="ce166"/>
          <table:covered-table-cell table:number-columns-repeated="4"/>
          <table:table-cell table:style-name="ce102"/>
          <table:table-cell table:style-name="ce91"/>
          <table:table-cell table:style-name="ce92"/>
          <table:table-cell table:number-columns-repeated="2" table:style-name="ce93"/>
          <table:table-cell table:style-name="ce94"/>
          <table:table-cell table:style-name="ce93"/>
          <table:table-cell table:style-name="ce109"/>
          <table:table-cell table:style-name="ce96"/>
          <table:table-cell table:style-name="ce93"/>
          <table:table-cell table:style-name="ce96"/>
          <table:table-cell table:style-name="ce93"/>
          <table:table-cell table:style-name="ce97"/>
          <table:table-cell table:style-name="ce98"/>
          <table:table-cell table:style-name="ce97"/>
          <table:table-cell table:style-name="ce89"/>
          <table:table-cell table:number-columns-repeated="3" table:style-name="ce93"/>
          <table:table-cell table:style-name="ce94"/>
          <table:table-cell table:number-columns-repeated="3" table:style-name="ce93"/>
          <table:table-cell table:style-name="ce94"/>
          <table:table-cell table:style-name="ce110"/>
          <table:table-cell table:style-name="ce94"/>
          <table:table-cell table:style-name="ce89"/>
          <table:table-cell table:style-name="ce94"/>
          <table:table-cell table:style-name="ce100"/>
          <table:table-cell table:style-name="ce89"/>
          <table:table-cell table:style-name="ce65"/>
          <table:table-cell table:number-columns-repeated="10" table:style-name="ce89"/>
          <table:table-cell table:number-columns-repeated="16338"/>
        </table:table-row>
        <table:table-row table:style-name="ro10">
          <table:table-cell office:value-type="string" table:number-columns-spanned="5" table:number-rows-spanned="1" table:style-name="ce168">
            <text:p>Resource DEL<text:span text:style-name="T8">3</text:span></text:p>
          </table:table-cell>
          <table:covered-table-cell table:number-columns-repeated="4"/>
          <table:table-cell office:value-type="string" table:style-name="ce102">
            <text:p>..</text:p>
          </table:table-cell>
          <table:table-cell office:value-type="string" table:style-name="ce91">
            <text:p>II</text:p>
          </table:table-cell>
          <table:table-cell office:value-type="float" office:value="32911" table:style-name="ce92">
            <text:p>32 911</text:p>
          </table:table-cell>
          <table:table-cell table:style-name="ce93"/>
          <table:table-cell office:value-type="float" office:value="33457" table:style-name="ce93">
            <text:p>33 457</text:p>
          </table:table-cell>
          <table:table-cell table:style-name="ce94"/>
          <table:table-cell office:value-type="float" office:value="35689" table:style-name="ce93">
            <text:p>35 689</text:p>
          </table:table-cell>
          <table:table-cell table:style-name="ce95"/>
          <table:table-cell office:value-type="float" office:value="36715" table:style-name="ce96">
            <text:p>36 715</text:p>
          </table:table-cell>
          <table:table-cell office:value-type="string" table:style-name="ce93">
            <text:p>II</text:p>
          </table:table-cell>
          <table:table-cell office:value-type="float" office:value="38572" table:style-name="ce104">
            <text:p>38 572</text:p>
          </table:table-cell>
          <table:table-cell office:value-type="string" table:style-name="ce93">
            <text:p>II</text:p>
          </table:table-cell>
          <table:table-cell office:value-type="float" office:value="39084" table:style-name="ce96">
            <text:p>39 084</text:p>
          </table:table-cell>
          <table:table-cell office:value-type="string" table:style-name="ce98">
            <text:p>II</text:p>
          </table:table-cell>
          <table:table-cell office:value-type="float" office:value="37980" table:style-name="ce96">
            <text:p>37 980</text:p>
          </table:table-cell>
          <table:table-cell table:style-name="ce105"/>
          <table:table-cell office:value-type="float" office:value="35874" table:style-name="ce93">
            <text:p>35 874</text:p>
          </table:table-cell>
          <table:table-cell table:style-name="ce106"/>
          <table:table-cell office:value-type="float" office:value="36448" table:style-name="ce93">
            <text:p>36 448</text:p>
          </table:table-cell>
          <table:table-cell table:style-name="ce107"/>
          <table:table-cell office:value-type="float" office:value="35105" table:style-name="ce93">
            <text:p>35 105</text:p>
          </table:table-cell>
          <table:table-cell table:style-name="ce93"/>
          <table:table-cell office:value-type="float" office:value="35253" table:style-name="ce93">
            <text:p>35 253</text:p>
          </table:table-cell>
          <table:table-cell table:style-name="ce94"/>
          <table:table-cell office:value-type="float" office:value="35423" table:style-name="ce99">
            <text:p>35 423</text:p>
          </table:table-cell>
          <table:table-cell table:style-name="ce94"/>
          <table:table-cell office:value-type="float" office:value="34199" table:style-name="ce99">
            <text:p>34 199</text:p>
          </table:table-cell>
          <table:table-cell table:style-name="ce94"/>
          <table:table-cell office:value-type="float" office:value="34571" table:style-name="ce108">
            <text:p>34 571</text:p>
          </table:table-cell>
          <table:table-cell table:style-name="ce89"/>
          <table:table-cell table:style-name="ce65"/>
          <table:table-cell table:number-columns-repeated="10" table:style-name="ce89"/>
          <table:table-cell table:number-columns-repeated="16338"/>
        </table:table-row>
        <table:table-row table:style-name="ro10">
          <table:table-cell table:style-name="ce111"/>
          <table:table-cell office:value-type="string" table:number-columns-spanned="4" table:number-rows-spanned="1" table:style-name="ce169">
            <text:p>of which:</text:p>
          </table:table-cell>
          <table:covered-table-cell table:number-columns-repeated="3"/>
          <table:table-cell table:style-name="ce102"/>
          <table:table-cell table:style-name="ce91"/>
          <table:table-cell table:style-name="ce112"/>
          <table:table-cell table:number-columns-repeated="3" table:style-name="ce113"/>
          <table:table-cell table:style-name="ce89"/>
          <table:table-cell table:style-name="ce105"/>
          <table:table-cell table:style-name="ce94"/>
          <table:table-cell table:number-columns-repeated="2" table:style-name="ce105"/>
          <table:table-cell table:style-name="ce89"/>
          <table:table-cell table:style-name="ce94"/>
          <table:table-cell table:style-name="ce114"/>
          <table:table-cell table:number-columns-repeated="2" table:style-name="ce89"/>
          <table:table-cell table:style-name="ce94"/>
          <table:table-cell table:style-name="ce113"/>
          <table:table-cell table:style-name="ce94"/>
          <table:table-cell table:style-name="ce113"/>
          <table:table-cell table:number-columns-repeated="4" table:style-name="ce94"/>
          <table:table-cell table:style-name="ce110"/>
          <table:table-cell table:style-name="ce94"/>
          <table:table-cell table:style-name="ce89"/>
          <table:table-cell table:style-name="ce94"/>
          <table:table-cell table:style-name="ce100"/>
          <table:table-cell table:style-name="ce89"/>
          <table:table-cell table:style-name="ce65"/>
          <table:table-cell table:number-columns-repeated="10" table:style-name="ce89"/>
          <table:table-cell table:number-columns-repeated="16338"/>
        </table:table-row>
        <table:table-row table:style-name="ro10">
          <table:table-cell table:number-columns-spanned="2" table:number-rows-spanned="1" table:style-name="ce170"/>
          <table:covered-table-cell/>
          <table:table-cell office:value-type="string" table:number-columns-spanned="3" table:number-rows-spanned="1" table:style-name="ce171">
            <text:p>Depreciation/Impairments/Fixed Assets Written On/Off<text:span text:style-name="T3">4,5</text:span></text:p>
          </table:table-cell>
          <table:covered-table-cell table:number-columns-repeated="2"/>
          <table:table-cell office:value-type="string" table:style-name="ce115">
            <text:p>*</text:p>
          </table:table-cell>
          <table:table-cell office:value-type="string" table:style-name="ce91">
            <text:p>II</text:p>
          </table:table-cell>
          <table:table-cell office:value-type="float" office:value="6587" table:style-name="ce92">
            <text:p>6 587</text:p>
          </table:table-cell>
          <table:table-cell table:style-name="ce93"/>
          <table:table-cell office:value-type="float" office:value="6609" table:style-name="ce93">
            <text:p>6 609</text:p>
          </table:table-cell>
          <table:table-cell table:style-name="ce93"/>
          <table:table-cell office:value-type="float" office:value="6247" table:style-name="ce93">
            <text:p>6 247</text:p>
          </table:table-cell>
          <table:table-cell table:style-name="ce116"/>
          <table:table-cell office:value-type="float" office:value="6894" table:style-name="ce117">
            <text:p>6 894</text:p>
          </table:table-cell>
          <table:table-cell office:value-type="string" table:style-name="ce93">
            <text:p>II</text:p>
          </table:table-cell>
          <table:table-cell office:value-type="float" office:value="7401" table:style-name="ce104">
            <text:p>7 401</text:p>
          </table:table-cell>
          <table:table-cell office:value-type="string" table:style-name="ce93">
            <text:p>II</text:p>
          </table:table-cell>
          <table:table-cell office:value-type="float" office:value="9002" table:style-name="ce104">
            <text:p>9 002</text:p>
          </table:table-cell>
          <table:table-cell office:value-type="string" table:style-name="ce98">
            <text:p>II</text:p>
          </table:table-cell>
          <table:table-cell office:value-type="float" office:value="9825" table:style-name="ce104">
            <text:p>9 825</text:p>
          </table:table-cell>
          <table:table-cell table:style-name="ce104"/>
          <table:table-cell office:value-type="float" office:value="9458" table:style-name="ce93">
            <text:p>9 458</text:p>
          </table:table-cell>
          <table:table-cell table:style-name="ce93"/>
          <table:table-cell office:value-type="float" office:value="9462" table:style-name="ce93">
            <text:p>9 462</text:p>
          </table:table-cell>
          <table:table-cell table:style-name="ce93"/>
          <table:table-cell office:value-type="float" office:value="8525" table:style-name="ce93">
            <text:p>8 525</text:p>
          </table:table-cell>
          <table:table-cell table:style-name="ce93"/>
          <table:table-cell office:value-type="float" office:value="7727" table:style-name="ce93">
            <text:p>7 727</text:p>
          </table:table-cell>
          <table:table-cell table:style-name="ce93"/>
          <table:table-cell office:value-type="float" office:value="8829" table:style-name="ce99">
            <text:p>8 829</text:p>
          </table:table-cell>
          <table:table-cell table:style-name="ce93"/>
          <table:table-cell office:value-type="float" office:value="7297" table:style-name="ce118">
            <text:p>7 297</text:p>
          </table:table-cell>
          <table:table-cell table:style-name="ce93"/>
          <table:table-cell office:value-type="float" office:value="6840" table:style-name="ce119">
            <text:p>6 840</text:p>
          </table:table-cell>
          <table:table-cell table:style-name="ce89"/>
          <table:table-cell table:style-name="ce65"/>
          <table:table-cell table:number-columns-repeated="10" table:style-name="ce89"/>
          <table:table-cell table:number-columns-repeated="16338"/>
        </table:table-row>
        <table:table-row table:style-name="ro10">
          <table:table-cell table:number-columns-spanned="2" table:number-rows-spanned="1" table:style-name="ce170"/>
          <table:covered-table-cell/>
          <table:table-cell office:value-type="string" table:number-columns-spanned="3" table:number-rows-spanned="1" table:style-name="ce171">
            <text:p>Cost of Capital Charge<text:span text:style-name="T3">6</text:span></text:p>
          </table:table-cell>
          <table:covered-table-cell table:number-columns-repeated="2"/>
          <table:table-cell office:value-type="string" table:style-name="ce115">
            <text:p>*</text:p>
          </table:table-cell>
          <table:table-cell office:value-type="string" table:style-name="ce91">
            <text:p>II</text:p>
          </table:table-cell>
          <table:table-cell office:value-type="float" office:value="3106" table:style-name="ce92">
            <text:p>3 106</text:p>
          </table:table-cell>
          <table:table-cell table:style-name="ce93"/>
          <table:table-cell office:value-type="float" office:value="3242" table:style-name="ce93">
            <text:p>3 242</text:p>
          </table:table-cell>
          <table:table-cell table:style-name="ce93"/>
          <table:table-cell office:value-type="float" office:value="3371" table:style-name="ce93">
            <text:p>3 371</text:p>
          </table:table-cell>
          <table:table-cell table:style-name="ce89"/>
          <table:table-cell office:value-type="float" office:value="3626" table:style-name="ce96">
            <text:p>3 626</text:p>
          </table:table-cell>
          <table:table-cell office:value-type="string" table:style-name="ce93">
            <text:p>II</text:p>
          </table:table-cell>
          <table:table-cell office:value-type="float" office:value="3828" table:style-name="ce96">
            <text:p>3 828</text:p>
          </table:table-cell>
          <table:table-cell office:value-type="string" table:style-name="ce93">
            <text:p>II</text:p>
          </table:table-cell>
          <table:table-cell office:value-type="string" table:style-name="ce120">
            <text:p>*</text:p>
          </table:table-cell>
          <table:table-cell office:value-type="string" table:style-name="ce98">
            <text:p>II</text:p>
          </table:table-cell>
          <table:table-cell office:value-type="string" table:style-name="ce120">
            <text:p>*</text:p>
          </table:table-cell>
          <table:table-cell table:style-name="ce120"/>
          <table:table-cell office:value-type="string" table:style-name="ce121">
            <text:p>*</text:p>
          </table:table-cell>
          <table:table-cell table:style-name="ce106"/>
          <table:table-cell office:value-type="string" table:style-name="ce121">
            <text:p>*</text:p>
          </table:table-cell>
          <table:table-cell table:style-name="ce106"/>
          <table:table-cell office:value-type="string" table:style-name="ce121">
            <text:p>*</text:p>
          </table:table-cell>
          <table:table-cell table:style-name="ce121"/>
          <table:table-cell office:value-type="string" table:style-name="ce121">
            <text:p>*</text:p>
          </table:table-cell>
          <table:table-cell table:style-name="ce121"/>
          <table:table-cell office:value-type="string" table:style-name="ce121">
            <text:p>*</text:p>
          </table:table-cell>
          <table:table-cell table:style-name="ce121"/>
          <table:table-cell office:value-type="string" table:style-name="ce121">
            <text:p>*</text:p>
          </table:table-cell>
          <table:table-cell table:style-name="ce121"/>
          <table:table-cell office:value-type="string" table:style-name="ce115">
            <text:p>*</text:p>
          </table:table-cell>
          <table:table-cell table:style-name="ce89"/>
          <table:table-cell table:style-name="ce65"/>
          <table:table-cell table:number-columns-repeated="10" table:style-name="ce89"/>
          <table:table-cell table:number-columns-repeated="16338"/>
        </table:table-row>
        <table:table-row table:style-name="ro10">
          <table:table-cell table:number-columns-spanned="5" table:number-rows-spanned="1" table:style-name="ce166"/>
          <table:covered-table-cell table:number-columns-repeated="4"/>
          <table:table-cell table:style-name="ce122"/>
          <table:table-cell table:style-name="ce123"/>
          <table:table-cell table:style-name="ce112"/>
          <table:table-cell table:number-columns-repeated="4" table:style-name="ce113"/>
          <table:table-cell table:style-name="ce89"/>
          <table:table-cell table:style-name="ce105"/>
          <table:table-cell table:style-name="ce124"/>
          <table:table-cell table:style-name="ce105"/>
          <table:table-cell table:style-name="ce124"/>
          <table:table-cell table:style-name="ce89"/>
          <table:table-cell table:style-name="ce125"/>
          <table:table-cell table:number-columns-repeated="2" table:style-name="ce89"/>
          <table:table-cell table:number-columns-repeated="8" table:style-name="ce94"/>
          <table:table-cell table:style-name="ce110"/>
          <table:table-cell table:style-name="ce94"/>
          <table:table-cell table:style-name="ce89"/>
          <table:table-cell table:style-name="ce94"/>
          <table:table-cell table:style-name="ce100"/>
          <table:table-cell table:style-name="ce89"/>
          <table:table-cell table:style-name="ce65"/>
          <table:table-cell table:number-columns-repeated="10" table:style-name="ce89"/>
          <table:table-cell table:number-columns-repeated="16338"/>
        </table:table-row>
        <table:table-row table:style-name="ro10">
          <table:table-cell office:value-type="string" table:number-columns-spanned="5" table:number-rows-spanned="1" table:style-name="ce168">
            <text:p>Capital DEL<text:span text:style-name="T8">7</text:span></text:p>
          </table:table-cell>
          <table:covered-table-cell table:number-columns-repeated="4"/>
          <table:table-cell office:value-type="string" table:style-name="ce102">
            <text:p>..</text:p>
          </table:table-cell>
          <table:table-cell office:value-type="string" table:style-name="ce91">
            <text:p>II</text:p>
          </table:table-cell>
          <table:table-cell office:value-type="float" office:value="6840" table:style-name="ce92">
            <text:p>6 840</text:p>
          </table:table-cell>
          <table:table-cell table:style-name="ce93"/>
          <table:table-cell office:value-type="float" office:value="7197" table:style-name="ce93">
            <text:p>7 197</text:p>
          </table:table-cell>
          <table:table-cell table:style-name="ce93"/>
          <table:table-cell office:value-type="float" office:value="7945" table:style-name="ce93">
            <text:p>7 945</text:p>
          </table:table-cell>
          <table:table-cell table:style-name="ce97"/>
          <table:table-cell office:value-type="float" office:value="8758" table:style-name="ce96">
            <text:p>8 758</text:p>
          </table:table-cell>
          <table:table-cell office:value-type="string" table:style-name="ce93">
            <text:p>II</text:p>
          </table:table-cell>
          <table:table-cell office:value-type="float" office:value="9075" table:style-name="ce96">
            <text:p>9 075</text:p>
          </table:table-cell>
          <table:table-cell office:value-type="string" table:style-name="ce93">
            <text:p>II</text:p>
          </table:table-cell>
          <table:table-cell office:value-type="float" office:value="9379" table:style-name="ce96">
            <text:p>9 379</text:p>
          </table:table-cell>
          <table:table-cell office:value-type="string" table:style-name="ce98">
            <text:p>II</text:p>
          </table:table-cell>
          <table:table-cell office:value-type="float" office:value="9014" table:style-name="ce96">
            <text:p>9 014</text:p>
          </table:table-cell>
          <table:table-cell table:style-name="ce96"/>
          <table:table-cell office:value-type="float" office:value="7843" table:style-name="ce93">
            <text:p>7 843</text:p>
          </table:table-cell>
          <table:table-cell table:style-name="ce106"/>
          <table:table-cell office:value-type="float" office:value="7572" table:style-name="ce93">
            <text:p>7 572</text:p>
          </table:table-cell>
          <table:table-cell table:style-name="ce106"/>
          <table:table-cell office:value-type="float" office:value="7786" table:style-name="ce93">
            <text:p>7 786</text:p>
          </table:table-cell>
          <table:table-cell table:style-name="ce93"/>
          <table:table-cell office:value-type="float" office:value="7574" table:style-name="ce93">
            <text:p>7 574</text:p>
          </table:table-cell>
          <table:table-cell table:style-name="ce94"/>
          <table:table-cell office:value-type="float" office:value="8689" table:style-name="ce99">
            <text:p>8 689</text:p>
          </table:table-cell>
          <table:table-cell table:style-name="ce94"/>
          <table:table-cell office:value-type="float" office:value="9704" table:style-name="ce99">
            <text:p>9 704</text:p>
          </table:table-cell>
          <table:table-cell table:style-name="ce94"/>
          <table:table-cell office:value-type="float" office:value="10294" table:style-name="ce108">
            <text:p>10 294</text:p>
          </table:table-cell>
          <table:table-cell table:style-name="ce89"/>
          <table:table-cell table:style-name="ce65"/>
          <table:table-cell table:number-columns-repeated="10" table:style-name="ce89"/>
          <table:table-cell table:number-columns-repeated="16338"/>
        </table:table-row>
        <table:table-row table:style-name="ro10">
          <table:table-cell table:number-columns-spanned="5" table:number-rows-spanned="1" table:style-name="ce166"/>
          <table:covered-table-cell table:number-columns-repeated="4"/>
          <table:table-cell table:style-name="ce102"/>
          <table:table-cell table:style-name="ce91"/>
          <table:table-cell table:style-name="ce92"/>
          <table:table-cell table:number-columns-repeated="4" table:style-name="ce93"/>
          <table:table-cell table:style-name="ce97"/>
          <table:table-cell table:style-name="ce96"/>
          <table:table-cell table:style-name="ce93"/>
          <table:table-cell table:style-name="ce96"/>
          <table:table-cell table:style-name="ce93"/>
          <table:table-cell table:style-name="ce97"/>
          <table:table-cell table:style-name="ce98"/>
          <table:table-cell table:number-columns-repeated="2" table:style-name="ce97"/>
          <table:table-cell table:number-columns-repeated="7" table:style-name="ce93"/>
          <table:table-cell table:style-name="ce94"/>
          <table:table-cell table:style-name="ce110"/>
          <table:table-cell table:style-name="ce94"/>
          <table:table-cell table:style-name="ce89"/>
          <table:table-cell table:style-name="ce94"/>
          <table:table-cell table:style-name="ce100"/>
          <table:table-cell table:number-columns-repeated="4" table:style-name="ce89"/>
          <table:table-cell table:number-columns-repeated="2" table:style-name="ce1"/>
          <table:table-cell table:number-columns-repeated="6" table:style-name="ce89"/>
          <table:table-cell table:number-columns-repeated="16338"/>
        </table:table-row>
        <table:table-row table:style-name="ro10">
          <table:table-cell office:value-type="string" table:number-columns-spanned="5" table:number-rows-spanned="1" table:style-name="ce168">
            <text:p>Annually Managed Expenditure(AME)<text:s/><text:span text:style-name="T8">8,9,10,11,12,14</text:span></text:p>
          </table:table-cell>
          <table:covered-table-cell table:number-columns-repeated="4"/>
          <table:table-cell office:value-type="string" table:style-name="ce102">
            <text:p>..</text:p>
          </table:table-cell>
          <table:table-cell office:value-type="string" table:style-name="ce91">
            <text:p>II</text:p>
          </table:table-cell>
          <table:table-cell office:value-type="float" office:value="890" table:style-name="ce92">
            <text:p><text:s/>890</text:p>
          </table:table-cell>
          <table:table-cell table:style-name="ce93"/>
          <table:table-cell office:value-type="float" office:value="582" table:style-name="ce93">
            <text:p><text:s/>582</text:p>
          </table:table-cell>
          <table:table-cell table:style-name="ce93"/>
          <table:table-cell office:value-type="float" office:value="510" table:style-name="ce93">
            <text:p><text:s/>510</text:p>
          </table:table-cell>
          <table:table-cell table:style-name="ce97"/>
          <table:table-cell office:value-type="float" office:value="214" table:style-name="ce96">
            <text:p><text:s/>214</text:p>
          </table:table-cell>
          <table:table-cell office:value-type="string" table:style-name="ce93">
            <text:p>II</text:p>
          </table:table-cell>
          <table:table-cell office:value-type="float" office:value="2417" table:style-name="ce96">
            <text:p>2 417</text:p>
          </table:table-cell>
          <table:table-cell office:value-type="string" table:style-name="ce93">
            <text:p>II</text:p>
          </table:table-cell>
          <table:table-cell office:value-type="float" office:value="7881" table:style-name="ce96">
            <text:p>7 881</text:p>
          </table:table-cell>
          <table:table-cell office:value-type="string" table:style-name="ce98">
            <text:p>II</text:p>
          </table:table-cell>
          <table:table-cell office:value-type="float" office:value="957" table:style-name="ce96">
            <text:p><text:s/>957</text:p>
          </table:table-cell>
          <table:table-cell table:style-name="ce126"/>
          <table:table-cell office:value-type="float" office:value="1831" table:style-name="ce93">
            <text:p>1 831</text:p>
          </table:table-cell>
          <table:table-cell table:style-name="ce127"/>
          <table:table-cell office:value-type="float" office:value="835" table:style-name="ce93">
            <text:p><text:s/>835</text:p>
          </table:table-cell>
          <table:table-cell table:style-name="ce93"/>
          <table:table-cell office:value-type="float" office:value="1915" table:style-name="ce93">
            <text:p>1 915</text:p>
          </table:table-cell>
          <table:table-cell table:style-name="ce93"/>
          <table:table-cell office:value-type="float" office:value="6132" table:style-name="ce93">
            <text:p>6 132</text:p>
          </table:table-cell>
          <table:table-cell table:style-name="ce94"/>
          <table:table-cell office:value-type="float" office:value="-211" table:style-name="ce99">
            <text:p>- 211</text:p>
          </table:table-cell>
          <table:table-cell table:style-name="ce94"/>
          <table:table-cell office:value-type="float" office:value="9735" table:style-name="ce93">
            <text:p>9 735</text:p>
          </table:table-cell>
          <table:table-cell table:style-name="ce94"/>
          <table:table-cell office:value-type="float" office:value="-7883" table:style-name="ce102">
            <text:p>-7 883</text:p>
          </table:table-cell>
          <table:table-cell table:number-columns-repeated="4" table:style-name="ce89"/>
          <table:table-cell table:number-columns-repeated="2" table:style-name="ce1"/>
          <table:table-cell table:number-columns-repeated="6" table:style-name="ce89"/>
          <table:table-cell table:number-columns-repeated="16338"/>
        </table:table-row>
        <table:table-row table:style-name="ro10">
          <table:table-cell table:number-columns-spanned="5" table:number-rows-spanned="1" table:style-name="ce166"/>
          <table:covered-table-cell table:number-columns-repeated="4"/>
          <table:table-cell table:style-name="ce102"/>
          <table:table-cell table:style-name="ce91"/>
          <table:table-cell table:style-name="ce128"/>
          <table:table-cell table:number-columns-repeated="4" table:style-name="ce94"/>
          <table:table-cell table:style-name="ce89"/>
          <table:table-cell table:style-name="ce105"/>
          <table:table-cell table:style-name="ce94"/>
          <table:table-cell table:style-name="ce105"/>
          <table:table-cell table:style-name="ce94"/>
          <table:table-cell table:style-name="ce89"/>
          <table:table-cell table:style-name="ce129"/>
          <table:table-cell table:number-columns-repeated="2" table:style-name="ce89"/>
          <table:table-cell table:number-columns-repeated="8" table:style-name="ce94"/>
          <table:table-cell table:style-name="ce110"/>
          <table:table-cell table:style-name="ce94"/>
          <table:table-cell table:style-name="ce89"/>
          <table:table-cell table:style-name="ce94"/>
          <table:table-cell table:style-name="ce100"/>
          <table:table-cell table:number-columns-repeated="4" table:style-name="ce89"/>
          <table:table-cell table:number-columns-repeated="2" table:style-name="ce1"/>
          <table:table-cell table:number-columns-repeated="6" table:style-name="ce89"/>
          <table:table-cell table:number-columns-repeated="16338"/>
        </table:table-row>
        <table:table-row table:style-name="ro10">
          <table:table-cell table:style-name="ce111"/>
          <table:table-cell office:value-type="string" table:number-columns-spanned="4" table:number-rows-spanned="1" table:style-name="ce169">
            <text:p>of which:</text:p>
          </table:table-cell>
          <table:covered-table-cell table:number-columns-repeated="3"/>
          <table:table-cell table:style-name="ce102"/>
          <table:table-cell table:style-name="ce91"/>
          <table:table-cell table:style-name="ce128"/>
          <table:table-cell table:number-columns-repeated="4" table:style-name="ce94"/>
          <table:table-cell table:style-name="ce89"/>
          <table:table-cell table:style-name="ce105"/>
          <table:table-cell table:style-name="ce94"/>
          <table:table-cell table:style-name="ce105"/>
          <table:table-cell table:style-name="ce94"/>
          <table:table-cell table:style-name="ce89"/>
          <table:table-cell table:style-name="ce129"/>
          <table:table-cell table:number-columns-repeated="2" table:style-name="ce89"/>
          <table:table-cell table:number-columns-repeated="8" table:style-name="ce94"/>
          <table:table-cell table:style-name="ce110"/>
          <table:table-cell table:style-name="ce94"/>
          <table:table-cell table:style-name="ce89"/>
          <table:table-cell table:style-name="ce94"/>
          <table:table-cell table:style-name="ce100"/>
          <table:table-cell table:style-name="ce89"/>
          <table:table-cell table:style-name="ce130"/>
          <table:table-cell table:number-columns-repeated="2" table:style-name="ce89"/>
          <table:table-cell table:number-columns-repeated="2" table:style-name="ce1"/>
          <table:table-cell table:number-columns-repeated="6" table:style-name="ce89"/>
          <table:table-cell table:number-columns-repeated="16338"/>
        </table:table-row>
        <table:table-row table:style-name="ro10">
          <table:table-cell table:number-columns-spanned="2" table:number-rows-spanned="1" table:style-name="ce170"/>
          <table:covered-table-cell/>
          <table:table-cell office:value-type="string" table:number-columns-spanned="3" table:number-rows-spanned="1" table:style-name="ce171">
            <text:p>Resource AME</text:p>
          </table:table-cell>
          <table:covered-table-cell table:number-columns-repeated="2"/>
          <table:table-cell office:value-type="string" table:style-name="ce115">
            <text:p>*</text:p>
          </table:table-cell>
          <table:table-cell table:style-name="ce131"/>
          <table:table-cell office:value-type="string" table:style-name="ce132">
            <text:p>*</text:p>
          </table:table-cell>
          <table:table-cell table:style-name="ce121"/>
          <table:table-cell office:value-type="string" table:style-name="ce121">
            <text:p>*</text:p>
          </table:table-cell>
          <table:table-cell table:style-name="ce121"/>
          <table:table-cell office:value-type="string" table:style-name="ce121">
            <text:p>*</text:p>
          </table:table-cell>
          <table:table-cell table:style-name="ce120"/>
          <table:table-cell office:value-type="string" table:style-name="ce133">
            <text:p>*</text:p>
          </table:table-cell>
          <table:table-cell table:style-name="ce121"/>
          <table:table-cell office:value-type="string" table:style-name="ce133">
            <text:p>*</text:p>
          </table:table-cell>
          <table:table-cell table:style-name="ce121"/>
          <table:table-cell office:value-type="string" table:style-name="ce120">
            <text:p>*</text:p>
          </table:table-cell>
          <table:table-cell office:value-type="string" table:style-name="ce98">
            <text:p>II</text:p>
          </table:table-cell>
          <table:table-cell office:value-type="float" office:value="967" table:style-name="ce134">
            <text:p>967</text:p>
          </table:table-cell>
          <table:table-cell table:style-name="ce124"/>
          <table:table-cell office:value-type="float" office:value="1867" table:style-name="ce93">
            <text:p>1 867</text:p>
          </table:table-cell>
          <table:table-cell table:style-name="ce93"/>
          <table:table-cell office:value-type="float" office:value="963" table:style-name="ce93">
            <text:p><text:s/>963</text:p>
          </table:table-cell>
          <table:table-cell table:style-name="ce93"/>
          <table:table-cell office:value-type="float" office:value="1864" table:style-name="ce93">
            <text:p>1 864</text:p>
          </table:table-cell>
          <table:table-cell table:style-name="ce93"/>
          <table:table-cell office:value-type="float" office:value="6103" table:style-name="ce93">
            <text:p>6 103</text:p>
          </table:table-cell>
          <table:table-cell table:style-name="ce94"/>
          <table:table-cell office:value-type="float" office:value="-211" table:style-name="ce99">
            <text:p>- 211</text:p>
          </table:table-cell>
          <table:table-cell table:style-name="ce94"/>
          <table:table-cell office:value-type="float" office:value="9690" table:style-name="ce93">
            <text:p>9 690</text:p>
          </table:table-cell>
          <table:table-cell table:style-name="ce94"/>
          <table:table-cell office:value-type="float" office:value="-7883" table:style-name="ce102">
            <text:p>-7 883</text:p>
          </table:table-cell>
          <table:table-cell table:number-columns-repeated="4" table:style-name="ce89"/>
          <table:table-cell table:number-columns-repeated="2" table:style-name="ce1"/>
          <table:table-cell table:number-columns-repeated="6" table:style-name="ce89"/>
          <table:table-cell table:number-columns-repeated="16338"/>
        </table:table-row>
        <table:table-row table:style-name="ro10">
          <table:table-cell table:number-columns-spanned="2" table:number-rows-spanned="1" table:style-name="ce170"/>
          <table:covered-table-cell/>
          <table:table-cell office:value-type="string" table:number-columns-spanned="3" table:number-rows-spanned="1" table:style-name="ce171">
            <text:p>Capital AME</text:p>
          </table:table-cell>
          <table:covered-table-cell table:number-columns-repeated="2"/>
          <table:table-cell office:value-type="string" table:style-name="ce115">
            <text:p>*</text:p>
          </table:table-cell>
          <table:table-cell table:style-name="ce131"/>
          <table:table-cell office:value-type="string" table:style-name="ce132">
            <text:p>*</text:p>
          </table:table-cell>
          <table:table-cell table:style-name="ce121"/>
          <table:table-cell office:value-type="string" table:style-name="ce121">
            <text:p>*</text:p>
          </table:table-cell>
          <table:table-cell table:style-name="ce121"/>
          <table:table-cell office:value-type="string" table:style-name="ce121">
            <text:p>*</text:p>
          </table:table-cell>
          <table:table-cell table:style-name="ce120"/>
          <table:table-cell office:value-type="string" table:style-name="ce133">
            <text:p>*</text:p>
          </table:table-cell>
          <table:table-cell table:style-name="ce121"/>
          <table:table-cell office:value-type="string" table:style-name="ce133">
            <text:p>*</text:p>
          </table:table-cell>
          <table:table-cell table:style-name="ce121"/>
          <table:table-cell office:value-type="string" table:style-name="ce120">
            <text:p>*</text:p>
          </table:table-cell>
          <table:table-cell office:value-type="string" table:style-name="ce98">
            <text:p>II</text:p>
          </table:table-cell>
          <table:table-cell office:value-type="float" office:value="-10" table:style-name="ce134">
            <text:p>-10</text:p>
          </table:table-cell>
          <table:table-cell table:style-name="ce124"/>
          <table:table-cell office:value-type="float" office:value="-35" table:style-name="ce93">
            <text:p>- 35</text:p>
          </table:table-cell>
          <table:table-cell table:style-name="ce93"/>
          <table:table-cell office:value-type="float" office:value="-129" table:style-name="ce93">
            <text:p>- 129</text:p>
          </table:table-cell>
          <table:table-cell table:style-name="ce93"/>
          <table:table-cell office:value-type="float" office:value="51" table:style-name="ce93">
            <text:p><text:s/>51</text:p>
          </table:table-cell>
          <table:table-cell table:style-name="ce93"/>
          <table:table-cell office:value-type="float" office:value="29" table:style-name="ce93">
            <text:p><text:s/>29</text:p>
          </table:table-cell>
          <table:table-cell table:style-name="ce94"/>
          <table:table-cell office:value-type="string" table:style-name="ce135">
            <text:p>-</text:p>
          </table:table-cell>
          <table:table-cell table:style-name="ce94"/>
          <table:table-cell office:value-type="float" office:value="44" table:style-name="ce109">
            <text:p>44</text:p>
          </table:table-cell>
          <table:table-cell table:style-name="ce94"/>
          <table:table-cell office:value-type="string" table:style-name="ce122">
            <text:p>-</text:p>
          </table:table-cell>
          <table:table-cell table:style-name="ce89"/>
          <table:table-cell table:style-name="ce1"/>
          <table:table-cell table:number-columns-repeated="2" table:style-name="ce89"/>
          <table:table-cell table:number-columns-repeated="2" table:style-name="ce1"/>
          <table:table-cell table:number-columns-repeated="6" table:style-name="ce89"/>
          <table:table-cell table:number-columns-repeated="16338"/>
        </table:table-row>
        <table:table-row table:style-name="ro10">
          <table:table-cell table:style-name="ce101"/>
          <table:table-cell table:style-name="ce136"/>
          <table:table-cell table:number-columns-repeated="2" table:style-name="ce137"/>
          <table:table-cell table:style-name="ce138"/>
          <table:table-cell table:style-name="ce115"/>
          <table:table-cell table:style-name="ce131"/>
          <table:table-cell table:style-name="ce139"/>
          <table:table-cell table:number-columns-repeated="4" table:style-name="ce140"/>
          <table:table-cell table:style-name="ce141"/>
          <table:table-cell table:style-name="ce142"/>
          <table:table-cell table:style-name="ce140"/>
          <table:table-cell table:style-name="ce142"/>
          <table:table-cell table:style-name="ce140"/>
          <table:table-cell table:style-name="ce141"/>
          <table:table-cell table:style-name="ce140"/>
          <table:table-cell table:number-columns-repeated="2" table:style-name="ce124"/>
          <table:table-cell table:number-columns-repeated="8" table:style-name="ce94"/>
          <table:table-cell table:style-name="ce110"/>
          <table:table-cell table:style-name="ce94"/>
          <table:table-cell table:style-name="ce89"/>
          <table:table-cell table:style-name="ce94"/>
          <table:table-cell table:style-name="ce100"/>
          <table:table-cell table:style-name="ce89"/>
          <table:table-cell table:style-name="ce1"/>
          <table:table-cell table:number-columns-repeated="2" table:style-name="ce89"/>
          <table:table-cell table:number-columns-repeated="2" table:style-name="ce1"/>
          <table:table-cell table:number-columns-repeated="6" table:style-name="ce89"/>
          <table:table-cell table:number-columns-repeated="16338"/>
        </table:table-row>
        <table:table-row table:style-name="ro10">
          <table:table-cell office:value-type="string" table:number-columns-spanned="5" table:number-rows-spanned="1" table:style-name="ce172">
            <text:p>Cash</text:p>
          </table:table-cell>
          <table:covered-table-cell table:number-columns-repeated="4"/>
          <table:table-cell office:value-type="float" office:value="23552" table:style-name="ce102">
            <text:p>23 552</text:p>
          </table:table-cell>
          <table:table-cell office:value-type="string" table:style-name="ce91">
            <text:p>II</text:p>
          </table:table-cell>
          <table:table-cell office:value-type="string" table:style-name="ce132">
            <text:p>*</text:p>
          </table:table-cell>
          <table:table-cell table:style-name="ce121"/>
          <table:table-cell office:value-type="string" table:style-name="ce121">
            <text:p>*</text:p>
          </table:table-cell>
          <table:table-cell table:style-name="ce121"/>
          <table:table-cell office:value-type="string" table:style-name="ce121">
            <text:p>*</text:p>
          </table:table-cell>
          <table:table-cell table:style-name="ce97"/>
          <table:table-cell office:value-type="string" table:style-name="ce143">
            <text:p>*</text:p>
          </table:table-cell>
          <table:table-cell office:value-type="string" table:style-name="ce93">
            <text:p>II</text:p>
          </table:table-cell>
          <table:table-cell office:value-type="string" table:style-name="ce133">
            <text:p>*</text:p>
          </table:table-cell>
          <table:table-cell office:value-type="string" table:style-name="ce93">
            <text:p>II</text:p>
          </table:table-cell>
          <table:table-cell office:value-type="string" table:style-name="ce120">
            <text:p>*</text:p>
          </table:table-cell>
          <table:table-cell office:value-type="string" table:style-name="ce98">
            <text:p>II</text:p>
          </table:table-cell>
          <table:table-cell office:value-type="string" table:style-name="ce120">
            <text:p>*</text:p>
          </table:table-cell>
          <table:table-cell table:style-name="ce120"/>
          <table:table-cell office:value-type="string" table:style-name="ce121">
            <text:p>*</text:p>
          </table:table-cell>
          <table:table-cell table:style-name="ce121"/>
          <table:table-cell office:value-type="string" table:style-name="ce121">
            <text:p>*</text:p>
          </table:table-cell>
          <table:table-cell table:style-name="ce93"/>
          <table:table-cell office:value-type="string" table:style-name="ce121">
            <text:p>*</text:p>
          </table:table-cell>
          <table:table-cell table:style-name="ce121"/>
          <table:table-cell office:value-type="string" table:style-name="ce121">
            <text:p>*</text:p>
          </table:table-cell>
          <table:table-cell table:style-name="ce121"/>
          <table:table-cell office:value-type="string" table:style-name="ce121">
            <text:p>*</text:p>
          </table:table-cell>
          <table:table-cell table:style-name="ce121"/>
          <table:table-cell office:value-type="string" table:style-name="ce121">
            <text:p>*</text:p>
          </table:table-cell>
          <table:table-cell table:style-name="ce121"/>
          <table:table-cell office:value-type="string" table:style-name="ce115">
            <text:p>*</text:p>
          </table:table-cell>
          <table:table-cell table:style-name="ce89"/>
          <table:table-cell table:style-name="ce1"/>
          <table:table-cell table:number-columns-repeated="2" table:style-name="ce89"/>
          <table:table-cell table:number-columns-repeated="2" table:style-name="ce1"/>
          <table:table-cell table:number-columns-repeated="6" table:style-name="ce89"/>
          <table:table-cell table:number-columns-repeated="16338"/>
        </table:table-row>
        <table:table-row table:style-name="ro10">
          <table:table-cell office:value-type="string" table:number-columns-spanned="5" table:number-rows-spanned="1" table:style-name="ce173">
            <text:p>Net Cash Requirement</text:p>
          </table:table-cell>
          <table:covered-table-cell table:number-columns-repeated="4"/>
          <table:table-cell office:value-type="string" table:style-name="ce102">
            <text:p>..</text:p>
          </table:table-cell>
          <table:table-cell office:value-type="string" table:style-name="ce91">
            <text:p>II</text:p>
          </table:table-cell>
          <table:table-cell office:value-type="float" office:value="30603" table:style-name="ce92">
            <text:p>30 603</text:p>
          </table:table-cell>
          <table:table-cell table:style-name="ce93"/>
          <table:table-cell office:value-type="float" office:value="31454" table:style-name="ce93">
            <text:p>31 454</text:p>
          </table:table-cell>
          <table:table-cell table:style-name="ce93"/>
          <table:table-cell office:value-type="float" office:value="33486" table:style-name="ce93">
            <text:p>33 486</text:p>
          </table:table-cell>
          <table:table-cell table:style-name="ce95"/>
          <table:table-cell office:value-type="float" office:value="36431" table:style-name="ce96">
            <text:p>36 431</text:p>
          </table:table-cell>
          <table:table-cell office:value-type="string" table:style-name="ce93">
            <text:p>II</text:p>
          </table:table-cell>
          <table:table-cell office:value-type="float" office:value="37425" table:style-name="ce96">
            <text:p>37 425</text:p>
          </table:table-cell>
          <table:table-cell office:value-type="string" table:style-name="ce93">
            <text:p>II</text:p>
          </table:table-cell>
          <table:table-cell office:value-type="float" office:value="37645" table:style-name="ce96">
            <text:p>37 645</text:p>
          </table:table-cell>
          <table:table-cell office:value-type="string" table:style-name="ce98">
            <text:p>II</text:p>
          </table:table-cell>
          <table:table-cell office:value-type="float" office:value="37608" table:style-name="ce96">
            <text:p>37 608</text:p>
          </table:table-cell>
          <table:table-cell table:style-name="ce96"/>
          <table:table-cell office:value-type="float" office:value="36838" table:style-name="ce93">
            <text:p>36 838</text:p>
          </table:table-cell>
          <table:table-cell table:style-name="ce106"/>
          <table:table-cell office:value-type="float" office:value="36217" table:style-name="ce93">
            <text:p>36 217</text:p>
          </table:table-cell>
          <table:table-cell table:style-name="ce106"/>
          <table:table-cell office:value-type="float" office:value="35850" table:style-name="ce93">
            <text:p>35 850</text:p>
          </table:table-cell>
          <table:table-cell table:style-name="ce93"/>
          <table:table-cell office:value-type="float" office:value="35057" table:style-name="ce93">
            <text:p>35 057</text:p>
          </table:table-cell>
          <table:table-cell table:style-name="ce94"/>
          <table:table-cell office:value-type="float" office:value="35866" table:style-name="ce99">
            <text:p>35 866</text:p>
          </table:table-cell>
          <table:table-cell table:style-name="ce94"/>
          <table:table-cell office:value-type="float" office:value="36324" table:style-name="ce99">
            <text:p>36 324</text:p>
          </table:table-cell>
          <table:table-cell table:style-name="ce94"/>
          <table:table-cell office:value-type="float" office:value="37758" table:style-name="ce108">
            <text:p>37 758</text:p>
          </table:table-cell>
          <table:table-cell table:style-name="ce89"/>
          <table:table-cell table:style-name="ce1"/>
          <table:table-cell table:number-columns-repeated="2" table:style-name="ce89"/>
          <table:table-cell table:number-columns-repeated="2" table:style-name="ce1"/>
          <table:table-cell table:number-columns-repeated="6" table:style-name="ce89"/>
          <table:table-cell table:number-columns-repeated="16338"/>
        </table:table-row>
        <table:table-row table:style-name="ro25">
          <table:table-cell table:number-columns-spanned="5" table:number-rows-spanned="1" table:style-name="ce174"/>
          <table:covered-table-cell table:number-columns-repeated="4"/>
          <table:table-cell table:style-name="ce144"/>
          <table:table-cell table:style-name="ce145"/>
          <table:table-cell table:style-name="ce128"/>
          <table:table-cell table:number-columns-repeated="3" table:style-name="ce146"/>
          <table:table-cell table:style-name="ce94"/>
          <table:table-cell table:style-name="ce89"/>
          <table:table-cell table:style-name="ce147"/>
          <table:table-cell table:style-name="ce94"/>
          <table:table-cell table:style-name="ce89"/>
          <table:table-cell table:style-name="ce94"/>
          <table:table-cell table:style-name="ce89"/>
          <table:table-cell table:style-name="ce129"/>
          <table:table-cell table:number-columns-repeated="2" table:style-name="ce89"/>
          <table:table-cell table:number-columns-repeated="5" table:style-name="ce94"/>
          <table:table-cell table:number-columns-repeated="3" table:style-name="ce146"/>
          <table:table-cell table:style-name="ce110"/>
          <table:table-cell table:style-name="ce146"/>
          <table:table-cell table:style-name="ce89"/>
          <table:table-cell table:style-name="ce146"/>
          <table:table-cell table:style-name="ce100"/>
          <table:table-cell table:style-name="ce89"/>
          <table:table-cell table:style-name="ce1"/>
          <table:table-cell table:number-columns-repeated="2" table:style-name="ce89"/>
          <table:table-cell table:number-columns-repeated="2" table:style-name="ce1"/>
          <table:table-cell table:number-columns-repeated="6" table:style-name="ce89"/>
          <table:table-cell table:number-columns-repeated="16338" table:style-name="ce1"/>
        </table:table-row>
        <table:table-row table:style-name="ro10">
          <table:table-cell office:value-type="string" table:number-columns-spanned="5" table:number-rows-spanned="1" table:style-name="ce175">
            <text:p>Defence Spending<text:span text:style-name="T3">2<text:s/></text:span>at Constant 2018/19 Prices<text:span text:style-name="T3">13</text:span></text:p>
          </table:table-cell>
          <table:covered-table-cell table:number-columns-repeated="4"/>
          <table:table-cell office:value-type="string" table:style-name="ce148">
            <text:p>*</text:p>
          </table:table-cell>
          <table:table-cell office:value-type="string" table:style-name="ce91">
            <text:p>II</text:p>
          </table:table-cell>
          <table:table-cell office:value-type="float" office:value="42397" table:style-name="ce149">
            <text:p>42 397</text:p>
          </table:table-cell>
          <table:table-cell table:style-name="ce149"/>
          <table:table-cell office:value-type="float" office:value="42267" table:style-name="ce149">
            <text:p>42 267</text:p>
          </table:table-cell>
          <table:table-cell table:style-name="ce149"/>
          <table:table-cell office:value-type="float" office:value="45294" table:style-name="ce149">
            <text:p>45 294</text:p>
          </table:table-cell>
          <table:table-cell table:style-name="ce149"/>
          <table:table-cell office:value-type="float" office:value="45503" table:style-name="ce149">
            <text:p>45 503</text:p>
          </table:table-cell>
          <table:table-cell table:style-name="ce149"/>
          <table:table-cell office:value-type="float" office:value="46806" table:style-name="ce149">
            <text:p>46 806</text:p>
          </table:table-cell>
          <table:table-cell table:style-name="ce149"/>
          <table:table-cell office:value-type="float" office:value="45055" table:style-name="ce149">
            <text:p>45 055</text:p>
          </table:table-cell>
          <table:table-cell table:style-name="ce149"/>
          <table:table-cell office:value-type="float" office:value="41887" table:style-name="ce149">
            <text:p>41 887</text:p>
          </table:table-cell>
          <table:table-cell table:style-name="ce149"/>
          <table:table-cell office:value-type="float" office:value="37847" table:style-name="ce149">
            <text:p>37 847</text:p>
          </table:table-cell>
          <table:table-cell table:style-name="ce149"/>
          <table:table-cell office:value-type="float" office:value="37490" table:style-name="ce149">
            <text:p>37 490</text:p>
          </table:table-cell>
          <table:table-cell table:style-name="ce149"/>
          <table:table-cell office:value-type="float" office:value="36806" table:style-name="ce149">
            <text:p>36 806</text:p>
          </table:table-cell>
          <table:table-cell table:style-name="ce149"/>
          <table:table-cell office:value-type="float" office:value="37295" table:style-name="ce149">
            <text:p>37 295</text:p>
          </table:table-cell>
          <table:table-cell table:style-name="ce149"/>
          <table:table-cell office:value-type="float" office:value="36655" table:style-name="ce149">
            <text:p>36 655</text:p>
          </table:table-cell>
          <table:table-cell table:style-name="ce149"/>
          <table:table-cell office:value-type="float" office:value="37276" table:style-name="ce149">
            <text:p>37 276</text:p>
          </table:table-cell>
          <table:table-cell table:style-name="ce149"/>
          <table:table-cell office:value-type="float" office:value="38026" table:style-name="ce150">
            <text:p>38 026</text:p>
          </table:table-cell>
          <table:table-cell table:style-name="ce89"/>
          <table:table-cell table:number-columns-repeated="2" table:style-name="ce1"/>
          <table:table-cell table:style-name="ce89"/>
          <table:table-cell table:number-columns-repeated="16346" table:style-name="ce1"/>
        </table:table-row>
        <table:table-row table:style-name="ro10">
          <table:table-cell office:value-type="string" table:number-columns-spanned="34" table:number-rows-spanned="1" table:style-name="ce163">
            <text:p>Source: Defence Statistics (Defence Expenditure Analysis) and Defence Resources<text:s text:c="2"/></text:p>
          </table:table-cell>
          <table:covered-table-cell table:number-columns-repeated="33"/>
          <table:table-cell table:style-name="ce49"/>
          <table:table-cell table:style-name="ce1"/>
          <table:table-cell table:number-columns-repeated="2" table:style-name="ce49"/>
          <table:table-cell table:number-columns-repeated="2" table:style-name="ce1"/>
          <table:table-cell table:number-columns-repeated="6" table:style-name="ce49"/>
          <table:table-cell table:number-columns-repeated="16338" table:style-name="ce1"/>
        </table:table-row>
        <table:table-row table:style-name="ro9">
          <table:table-cell office:value-type="string" table:style-name="ce151">
            <text:p>1.</text:p>
          </table:table-cell>
          <table:table-cell office:value-type="string" table:number-columns-spanned="33" table:number-rows-spanned="1" table:style-name="ce176">
            <text:p>The table includes both programme and operational expenditure on conflict prevention.</text:p>
          </table:table-cell>
          <table:covered-table-cell table:number-columns-repeated="32"/>
          <table:table-cell office:value-type="string" table:style-name="ce152">
            <text:p>page 21 (1.111-113) of:</text:p>
          </table:table-cell>
          <table:table-cell table:style-name="ce1"/>
          <table:table-cell table:number-columns-repeated="2" table:style-name="ce153"/>
          <table:table-cell table:number-columns-repeated="2" table:style-name="ce1"/>
          <table:table-cell table:number-columns-repeated="6" table:style-name="ce153"/>
          <table:table-cell table:number-columns-repeated="16338" table:style-name="ce1"/>
        </table:table-row>
        <table:table-row table:style-name="ro26">
          <table:table-cell office:value-type="string" table:style-name="ce151">
            <text:p>2.</text:p>
          </table:table-cell>
          <table:table-cell office:value-type="string" table:number-columns-spanned="33" table:number-rows-spanned="1" table:style-name="ce176">
            <text:p>Also referred to as Total DEL, Defence Spending in 2003/04 to 2008/09 is the sum of the Resource DEL plus Capital DEL minus Depreciation and Impairments and from 2009/10 Fixed Assets Written On/Off have also been removed from the Total DEL figure. From 2011/12 the depreciation/impairments figure now includes stock written off. This is consistent with HM Treasury guidance.<text:s/></text:p>
          </table:table-cell>
          <table:covered-table-cell table:number-columns-repeated="32"/>
          <table:table-cell office:value-type="string" table:number-columns-spanned="13" table:number-rows-spanned="1" table:style-name="ce177">
            <text:p><text:a xlink:href="https://assets.publishing.service.gov.uk/government/uploads/system/uploads/attachment_data/file/790059/2019_-20_CBG_Final_web.pdf">https://assets.publishing.service.gov.uk/government/uploads/system/uploads/attachment_data/file/790059/2019_-20_CBG_Final_web.pdf</text:a></text:p>
          </table:table-cell>
          <table:covered-table-cell table:number-columns-repeated="12"/>
          <table:table-cell table:number-columns-repeated="16337"/>
        </table:table-row>
        <table:table-row table:style-name="ro26">
          <table:table-cell office:value-type="string" table:style-name="ce151">
            <text:p>3.</text:p>
          </table:table-cell>
          <table:table-cell office:value-type="string" table:number-columns-spanned="33" table:number-rows-spanned="1" table:style-name="ce176">
            <text:p>Resource DEL includes operating cost items such as pay, equipment support costs, fuel and administrative expenditure as well as non-cash items such as Depreciation and the Cost of Capital charge on the Department's net assets plus stock and fixed asset write offs .</text:p>
          </table:table-cell>
          <table:covered-table-cell table:number-columns-repeated="32"/>
          <table:table-cell table:style-name="ce153"/>
          <table:table-cell table:style-name="ce1"/>
          <table:table-cell table:number-columns-repeated="10" table:style-name="ce153"/>
          <table:table-cell table:number-columns-repeated="16338" table:style-name="ce1"/>
        </table:table-row>
        <table:table-row table:style-name="ro27">
          <table:table-cell office:value-type="string" table:style-name="ce151">
            <text:p>4.</text:p>
          </table:table-cell>
          <table:table-cell office:value-type="string" table:number-columns-spanned="33" table:number-rows-spanned="1" table:style-name="ce176">
            <text:p>Under HM Treasury guidance, from 2009/10 elements of Impairments are now scored under Annually Managed Expenditure (AME). Impairments are defined as an unexpected or sudden decline in the service utility of a capital asset, such as a factory, property or vehicle. This could be the result of physical damage to the asset, obsolescence due to technological innovation, or changes to the legal code. Impairments can be written off. By their nature, Impairments are market driven and cannot be controlled hence why they are scored in AME.<text:s/></text:p>
          </table:table-cell>
          <table:covered-table-cell table:number-columns-repeated="32"/>
          <table:table-cell table:style-name="ce153"/>
          <table:table-cell table:style-name="ce1"/>
          <table:table-cell table:number-columns-repeated="10" table:style-name="ce153"/>
          <table:table-cell table:number-columns-repeated="16338" table:style-name="ce1"/>
        </table:table-row>
        <table:table-row table:style-name="ro10">
          <table:table-cell office:value-type="string" table:style-name="ce151">
            <text:p>5.</text:p>
          </table:table-cell>
          <table:table-cell office:value-type="string" table:number-columns-spanned="33" table:number-rows-spanned="1" table:style-name="ce178">
            <text:p>From 2014/15 the Depreciation total now includes a small amount of depreciation reported by Arm's Length Bodies and will differ slightly from the Depreciation figure shown in Table 3.</text:p>
          </table:table-cell>
          <table:covered-table-cell table:number-columns-repeated="32"/>
          <table:table-cell table:style-name="ce153"/>
          <table:table-cell table:style-name="ce1"/>
          <table:table-cell table:number-columns-repeated="10" table:style-name="ce153"/>
          <table:table-cell table:number-columns-repeated="16338" table:style-name="ce1"/>
        </table:table-row>
        <table:table-row table:style-name="ro9">
          <table:table-cell office:value-type="string" table:style-name="ce151">
            <text:p>6.</text:p>
          </table:table-cell>
          <table:table-cell office:value-type="string" table:number-columns-spanned="33" table:number-rows-spanned="1" table:style-name="ce176">
            <text:p>More information on the removal of Cost of Capital from the 2010/11 Resource DEL figures can be found in the<text:s/><text:span text:style-name="T6">Resource Accounting &amp; Budgeting section</text:span>.</text:p>
          </table:table-cell>
          <table:covered-table-cell table:number-columns-repeated="32"/>
          <table:table-cell table:style-name="ce154"/>
          <table:table-cell table:style-name="ce1"/>
          <table:table-cell table:number-columns-repeated="8" table:style-name="ce154"/>
          <table:table-cell table:number-columns-repeated="2" table:style-name="ce153"/>
          <table:table-cell table:number-columns-repeated="16338" table:style-name="ce1"/>
        </table:table-row>
        <table:table-row table:style-name="ro9">
          <table:table-cell office:value-type="string" table:style-name="ce151">
            <text:p>7.</text:p>
          </table:table-cell>
          <table:table-cell office:value-type="string" table:number-columns-spanned="33" table:number-rows-spanned="1" table:style-name="ce176">
            <text:p>Capital DEL includes expenditure on the purchase of fixed assets (ships, tanks, planes, buildings etc).<text:s text:c="6"/></text:p>
          </table:table-cell>
          <table:covered-table-cell table:number-columns-repeated="32"/>
          <table:table-cell table:style-name="ce153"/>
          <table:table-cell table:style-name="ce1"/>
          <table:table-cell table:number-columns-repeated="10" table:style-name="ce153"/>
          <table:table-cell table:number-columns-repeated="16338" table:style-name="ce1"/>
        </table:table-row>
        <table:table-row table:style-name="ro9">
          <table:table-cell office:value-type="string" table:style-name="ce151">
            <text:p>8.</text:p>
          </table:table-cell>
          <table:table-cell office:value-type="string" table:number-columns-spanned="33" table:number-rows-spanned="1" table:style-name="ce176">
            <text:p>Annually Managed Expenditure includes only demand led items such as war pensions and provisions costs. However, from 2015/16 War Pension Benefits have been included in Resource DEL.</text:p>
          </table:table-cell>
          <table:covered-table-cell table:number-columns-repeated="32"/>
          <table:table-cell table:number-columns-repeated="12" table:style-name="ce153"/>
          <table:table-cell table:number-columns-repeated="16338" table:style-name="ce1"/>
        </table:table-row>
        <table:table-row table:style-name="ro9">
          <table:table-cell office:value-type="string" table:style-name="ce151">
            <text:p>9.</text:p>
          </table:table-cell>
          <table:table-cell office:value-type="string" table:number-columns-spanned="33" table:number-rows-spanned="1" table:style-name="ce176">
            <text:p>The large increase in AME in 2009/10 is mainly due to the movement of Impairments from Resource DEL to Annually Managed Expenditure following guidance issued by HM Treasury.<text:s text:c="3"/></text:p>
          </table:table-cell>
          <table:covered-table-cell table:number-columns-repeated="32"/>
          <table:table-cell table:number-columns-repeated="12" table:style-name="ce153"/>
          <table:table-cell table:number-columns-repeated="16338" table:style-name="ce1"/>
        </table:table-row>
        <table:table-row table:style-name="ro9">
          <table:table-cell office:value-type="string" table:style-name="ce151">
            <text:p>10.</text:p>
          </table:table-cell>
          <table:table-cell office:value-type="string" table:number-columns-spanned="33" table:number-rows-spanned="1" table:style-name="ce176">
            <text:p>Further details of the large increase in AME in 2010/11 can be found in the<text:s/><text:span text:style-name="T6">Resource Accounting &amp; Budgeting section</text:span>.</text:p>
          </table:table-cell>
          <table:covered-table-cell table:number-columns-repeated="32"/>
          <table:table-cell table:number-columns-repeated="12" table:style-name="ce153"/>
          <table:table-cell table:number-columns-repeated="16338" table:style-name="ce1"/>
        </table:table-row>
        <table:table-row table:style-name="ro26">
          <table:table-cell office:value-type="string" table:style-name="ce151">
            <text:p>11.</text:p>
          </table:table-cell>
          <table:table-cell office:value-type="string" table:number-columns-spanned="33" table:number-rows-spanned="1" table:style-name="ce179">
            <text:p>Large increases in Resource Departmental AME in 2015-16 and 2017/18 reflects a significant change in the accounting valuation of provisions as a result of changes in the long-term discount rate which inflates the present value of expected future long-term costs. The increases shown for 2015/16 and 2017/18 are mainly in respect of the Nuclear Decommissioning Authority.</text:p>
          </table:table-cell>
          <table:covered-table-cell table:number-columns-repeated="32"/>
          <table:table-cell table:number-columns-repeated="12" table:style-name="ce153"/>
          <table:table-cell table:number-columns-repeated="16338" table:style-name="ce1"/>
        </table:table-row>
        <table:table-row table:style-name="ro26">
          <table:table-cell office:value-type="string" table:style-name="ce151">
            <text:p>12.</text:p>
          </table:table-cell>
          <table:table-cell office:value-type="string" table:number-columns-spanned="33" table:number-rows-spanned="1" table:style-name="ce179">
            <text:p>The negative AME figure in 2016/17 <text:s/>has been caused by a number of impairment reversals made during the year, the effect of revaluation of fuel derivatives and the favourable impact from the movement in the foreign exchange rates due to Sterling Forward Purchase. The variance does not impact on Defence spending power as it is a non-cash accounting adjustment.<text:s/></text:p>
          </table:table-cell>
          <table:covered-table-cell table:number-columns-repeated="32"/>
          <table:table-cell table:number-columns-repeated="12" table:style-name="ce153"/>
          <table:table-cell table:number-columns-repeated="16338" table:style-name="ce1"/>
        </table:table-row>
        <table:table-row table:style-name="ro9">
          <table:table-cell office:value-type="string" table:style-name="ce151">
            <text:p>13.</text:p>
          </table:table-cell>
          <table:table-cell office:value-type="string" table:number-columns-spanned="33" table:number-rows-spanned="1" table:style-name="ce176">
            <text:p>Conversion to constant 2018/19 prices uses the latest available forecast GDP deflator series produced by<text:s/><text:span text:style-name="T6">HM Treasury</text:span><text:s/>dated 28 June 2019.</text:p>
          </table:table-cell>
          <table:covered-table-cell table:number-columns-repeated="32"/>
          <table:table-cell table:number-columns-repeated="12" table:style-name="ce153"/>
          <table:table-cell table:number-columns-repeated="16338" table:style-name="ce1"/>
        </table:table-row>
        <table:table-row table:style-name="ro10">
          <table:table-cell office:value-type="string" table:style-name="ce151">
            <text:p>14.</text:p>
          </table:table-cell>
          <table:table-cell office:value-type="string" table:number-columns-spanned="33" table:number-rows-spanned="1" table:style-name="ce176">
            <text:p>The negative AME figure in 2018/19 was required for current provisions to bring the forecast in line with the latest changes in HM Treasury’s Discount Rates for Post-Employment Benefits and General Provisions.</text:p>
          </table:table-cell>
          <table:covered-table-cell table:number-columns-repeated="32"/>
          <table:table-cell table:number-columns-repeated="16350"/>
        </table:table-row>
        <table:table-row table:number-rows-repeated="1048527" table:style-name="ro10">
          <table:table-cell table:number-columns-repeated="16384"/>
        </table:table-row>
      </table:table>
      <table:table table:name="Table_2" table:style-name="ta4">
        <table:table-column table:style-name="co13" table:default-cell-style-name="ce1"/>
        <table:table-column table:style-name="co14" table:default-cell-style-name="ce1"/>
        <table:table-column table:style-name="co15" table:default-cell-style-name="ce1"/>
        <table:table-column table:style-name="co6" table:default-cell-style-name="ce1"/>
        <table:table-column table:style-name="co15" table:default-cell-style-name="ce1"/>
        <table:table-column table:style-name="co6" table:default-cell-style-name="ce1"/>
        <table:table-column table:style-name="co15" table:default-cell-style-name="ce1"/>
        <table:table-column table:style-name="co6" table:default-cell-style-name="ce1"/>
        <table:table-column table:style-name="co15" table:default-cell-style-name="ce1"/>
        <table:table-column table:style-name="co6" table:default-cell-style-name="ce1"/>
        <table:table-column table:style-name="co15" table:default-cell-style-name="ce1"/>
        <table:table-column table:style-name="co16" table:number-columns-repeated="5" table:default-cell-style-name="ce1"/>
        <table:table-column table:style-name="co1" table:number-columns-repeated="238" table:default-cell-style-name="ce1"/>
        <table:table-column table:style-name="co13" table:default-cell-style-name="ce1"/>
        <table:table-column table:style-name="co14" table:number-columns-repeated="16129" table:default-cell-style-name="ce1"/>
        <table:table-row table:style-name="ro3">
          <table:table-cell office:value-type="string" table:number-columns-spanned="11" table:number-rows-spanned="1" table:style-name="ce155">
            <text:p>Table 2 <text:s/>Public Expenditure for Top Five Departmental Groups</text:p>
          </table:table-cell>
          <table:covered-table-cell table:number-columns-repeated="10"/>
          <table:table-cell table:style-name="ce180"/>
          <table:table-cell table:number-columns-repeated="7" table:style-name="ce49"/>
          <table:table-cell table:number-columns-repeated="16365"/>
        </table:table-row>
        <table:table-row table:style-name="ro28">
          <table:table-cell office:value-type="string" table:number-columns-spanned="11" table:number-rows-spanned="1" table:style-name="ce251">
            <text:p>This table and charts (taken from Table 1.3 and Table 1.8 of<text:s/><text:span text:style-name="T6">Public Spending Statistics: July 2019</text:span><text:s/>produced by HMT) examine the expenditure on defence within the wider public expenditure framework. <text:s/>It presents Departmental Expenditure Limits (Resource and Capital) and Annually Managed Expenditure (AME) by departmental groupings.</text:p>
          </table:table-cell>
          <table:covered-table-cell table:number-columns-repeated="10"/>
          <table:table-cell office:value-type="string" table:number-columns-spanned="8" table:number-rows-spanned="1" table:style-name="ce252">
            <text:p><text:a xlink:href="https://www.gov.uk/government/statistics/public-expenditure-statistical-analyses-2015">https://www.gov.uk/government/statistics/public-expenditure-statistical-analyses-2019</text:a></text:p>
          </table:table-cell>
          <table:covered-table-cell table:number-columns-repeated="7"/>
          <table:table-cell table:number-columns-repeated="16365"/>
        </table:table-row>
        <table:table-row table:style-name="ro26">
          <table:table-cell office:value-type="string" table:number-columns-spanned="11" table:number-rows-spanned="1" table:style-name="ce251">
            <text:p>Departmental Expenditure Limits (DELs) are firm multi-year plans for a specific part of a department's expenditure. DEL covers all administration costs and programme expenditure except where:<text:s/></text:p>
          </table:table-cell>
          <table:covered-table-cell table:number-columns-repeated="10"/>
          <table:table-cell table:style-name="ce182"/>
          <table:table-cell table:number-columns-repeated="7" table:style-name="ce183"/>
          <table:table-cell table:number-columns-repeated="16365"/>
        </table:table-row>
        <table:table-row table:style-name="ro8">
          <table:table-cell office:value-type="string" table:number-columns-spanned="11" table:number-rows-spanned="1" table:style-name="ce251">
            <text:p>• <text:s/>some programme spending cannot reasonably be subject to close control over a multi-year period; or</text:p>
          </table:table-cell>
          <table:covered-table-cell table:number-columns-repeated="10"/>
          <table:table-cell table:style-name="ce184"/>
          <table:table-cell table:number-columns-repeated="7" table:style-name="ce183"/>
          <table:table-cell table:number-columns-repeated="16365"/>
        </table:table-row>
        <table:table-row table:style-name="ro9">
          <table:table-cell office:value-type="string" table:number-columns-spanned="11" table:number-rows-spanned="1" table:style-name="ce251">
            <text:p>• <text:s/>spending relates to non-cash costs other than depreciation and impairments.</text:p>
          </table:table-cell>
          <table:covered-table-cell table:number-columns-repeated="10"/>
          <table:table-cell table:style-name="ce184"/>
          <table:table-cell table:number-columns-repeated="7" table:style-name="ce183"/>
          <table:table-cell table:number-columns-repeated="16365"/>
        </table:table-row>
        <table:table-row table:style-name="ro9">
          <table:table-cell office:value-type="string" table:number-columns-spanned="11" table:number-rows-spanned="1" table:style-name="ce251">
            <text:p>Departmental spending not in DEL is included in departmental AME. Both resource and capital budgets are divided into DEL and departmental AME.</text:p>
          </table:table-cell>
          <table:covered-table-cell table:number-columns-repeated="10"/>
          <table:table-cell table:style-name="ce182"/>
          <table:table-cell table:number-columns-repeated="7" table:style-name="ce183"/>
          <table:table-cell table:number-columns-repeated="16365"/>
        </table:table-row>
        <table:table-row table:style-name="ro24">
          <table:table-cell office:value-type="string" table:number-columns-spanned="11" table:number-rows-spanned="1" table:style-name="ce251">
            <text:p>Annually Managed Expenditure (AME) relates to expenditure outside the Departmental Expenditure Limits (DEL) but included in Departmental Budgets. <text:s/>This is typically demand-led items such as social security benefits, certain pension allowances and tax credits for individuals.</text:p>
          </table:table-cell>
          <table:covered-table-cell table:number-columns-repeated="10"/>
          <table:table-cell table:style-name="ce185"/>
          <table:table-cell table:number-columns-repeated="7" table:style-name="ce49"/>
          <table:table-cell table:number-columns-repeated="16365"/>
        </table:table-row>
        <table:table-row table:style-name="ro29">
          <table:table-cell office:value-type="string" table:number-columns-spanned="11" table:number-rows-spanned="1" table:style-name="ce253">
            <text:p>Defence expenditure as shown in the Public Spending Statistics cannot be directly compared to the Defence spending figure in Table 1 of this bulletin as they use different definitions. The difference can be attributed in part to HMTs inclusion of Depreciation/Impairments/Fixed Assets Written On/Off, which accounts for an additional £6.8bn, and the Armed Forces Pension Scheme (AFPS), which adds a further £5.7bn to AME in 2018/19.</text:p>
          </table:table-cell>
          <table:covered-table-cell table:number-columns-repeated="10"/>
          <table:table-cell table:number-columns-repeated="8" table:style-name="ce183"/>
          <table:table-cell table:number-columns-repeated="16365"/>
        </table:table-row>
        <table:table-row table:style-name="ro30">
          <table:table-cell office:value-type="string" table:number-columns-spanned="11" table:number-rows-spanned="1" table:style-name="ce251">
            <text:p>Further information about the quality of data and methods used in the production of these statistics, along with details of their intended use can be found in the<text:s/><text:span text:style-name="T6">Background Quality Report - Departmental Resources Statistics</text:span>.</text:p>
          </table:table-cell>
          <table:covered-table-cell table:number-columns-repeated="10"/>
          <table:table-cell office:value-type="string" table:number-columns-spanned="8" table:number-rows-spanned="1" table:style-name="ce254">
            <text:p>https://www.gov.uk/government/statistics/defence-departmental-resources-2019</text:p>
          </table:table-cell>
          <table:covered-table-cell table:number-columns-repeated="7"/>
          <table:table-cell table:number-columns-repeated="16365"/>
        </table:table-row>
        <table:table-row table:style-name="ro10">
          <table:table-cell office:value-type="string" table:number-columns-spanned="11" table:number-rows-spanned="1" table:style-name="ce255">
            <text:p>Current Prices (£ billion)</text:p>
          </table:table-cell>
          <table:covered-table-cell table:number-columns-repeated="10"/>
          <table:table-cell table:style-name="ce186"/>
          <table:table-cell table:style-name="ce187"/>
          <table:table-cell table:style-name="ce186"/>
          <table:table-cell table:style-name="ce187"/>
          <table:table-cell table:style-name="ce186"/>
          <table:table-cell table:number-columns-repeated="2" table:style-name="ce188"/>
          <table:table-cell table:style-name="ce183"/>
          <table:table-cell table:number-columns-repeated="16365"/>
        </table:table-row>
        <table:table-row table:style-name="ro10">
          <table:table-cell table:number-columns-spanned="2" table:number-rows-spanned="2" table:style-name="ce256"/>
          <table:covered-table-cell/>
          <table:table-cell office:value-type="string" table:style-name="ce189">
            <text:p>Outturn</text:p>
          </table:table-cell>
          <table:table-cell table:style-name="ce190"/>
          <table:table-cell office:value-type="string" table:style-name="ce191">
            <text:p>Outturn</text:p>
          </table:table-cell>
          <table:table-cell table:style-name="ce191"/>
          <table:table-cell office:value-type="string" table:style-name="ce191">
            <text:p>Outturn</text:p>
          </table:table-cell>
          <table:table-cell table:style-name="ce192"/>
          <table:table-cell office:value-type="string" table:style-name="ce191">
            <text:p>Outturn</text:p>
          </table:table-cell>
          <table:table-cell table:style-name="ce192"/>
          <table:table-cell office:value-type="string" table:style-name="ce193">
            <text:p>Outturn</text:p>
          </table:table-cell>
          <table:table-cell table:number-columns-repeated="7" table:style-name="ce183"/>
          <table:table-cell table:style-name="ce188"/>
          <table:table-cell table:number-columns-repeated="16365"/>
        </table:table-row>
        <table:table-row table:style-name="ro10">
          <table:covered-table-cell/>
          <table:covered-table-cell/>
          <table:table-cell office:value-type="string" table:style-name="ce194">
            <text:p>2014-15</text:p>
          </table:table-cell>
          <table:table-cell table:style-name="ce195"/>
          <table:table-cell office:value-type="string" table:style-name="ce196">
            <text:p>2015-16</text:p>
          </table:table-cell>
          <table:table-cell table:style-name="ce196"/>
          <table:table-cell office:value-type="string" table:style-name="ce196">
            <text:p>2016-17</text:p>
          </table:table-cell>
          <table:table-cell table:style-name="ce197"/>
          <table:table-cell office:value-type="string" table:style-name="ce196">
            <text:p>2017-18</text:p>
          </table:table-cell>
          <table:table-cell table:style-name="ce197"/>
          <table:table-cell office:value-type="string" table:style-name="ce198">
            <text:p>2018-19</text:p>
          </table:table-cell>
          <table:table-cell table:number-columns-repeated="8" table:style-name="ce183"/>
          <table:table-cell table:number-columns-repeated="16365"/>
        </table:table-row>
        <table:table-row table:style-name="ro10">
          <table:table-cell office:value-type="string" table:number-columns-spanned="2" table:number-rows-spanned="1" table:style-name="ce257">
            <text:p>Total Resource DEL<text:span text:style-name="T8">1</text:span></text:p>
          </table:table-cell>
          <table:covered-table-cell/>
          <table:table-cell office:value-type="float" office:value="325.10000000000002" table:style-name="ce199">
            <text:p>325.1</text:p>
          </table:table-cell>
          <table:table-cell office:value-type="string" table:style-name="ce200">
            <text:p>r</text:p>
          </table:table-cell>
          <table:table-cell office:value-type="float" office:value="325.5" table:style-name="ce201">
            <text:p>325.5</text:p>
          </table:table-cell>
          <table:table-cell office:value-type="string" table:style-name="ce200">
            <text:p>r</text:p>
          </table:table-cell>
          <table:table-cell office:value-type="float" office:value="329.6" table:style-name="ce201">
            <text:p>329.6</text:p>
          </table:table-cell>
          <table:table-cell office:value-type="string" table:style-name="ce202">
            <text:p>r</text:p>
          </table:table-cell>
          <table:table-cell office:value-type="float" office:value="331.8" table:style-name="ce201">
            <text:p>331.8</text:p>
          </table:table-cell>
          <table:table-cell office:value-type="string" table:style-name="ce202">
            <text:p>r</text:p>
          </table:table-cell>
          <table:table-cell office:value-type="float" office:value="331.9" table:style-name="ce203">
            <text:p>331.9</text:p>
          </table:table-cell>
          <table:table-cell table:style-name="ce183"/>
          <table:table-cell table:number-columns-repeated="5" table:style-name="ce1"/>
          <table:table-cell table:number-columns-repeated="2" table:style-name="ce183"/>
          <table:table-cell table:number-columns-repeated="16365"/>
        </table:table-row>
        <table:table-row table:style-name="ro10">
          <table:table-cell office:value-type="string" table:number-columns-spanned="2" table:number-rows-spanned="1" table:style-name="ce258">
            <text:p>Of which:<text:s/></text:p>
          </table:table-cell>
          <table:covered-table-cell/>
          <table:table-cell table:style-name="ce204"/>
          <table:table-cell table:style-name="ce205"/>
          <table:table-cell table:number-columns-repeated="2" table:style-name="ce206"/>
          <table:table-cell table:style-name="ce207"/>
          <table:table-cell table:number-columns-repeated="3" table:style-name="ce183"/>
          <table:table-cell table:style-name="ce208"/>
          <table:table-cell table:number-columns-repeated="8" table:style-name="ce183"/>
          <table:table-cell table:number-columns-repeated="16365"/>
        </table:table-row>
        <table:table-row table:style-name="ro10">
          <table:table-cell office:value-type="string" table:number-columns-spanned="2" table:number-rows-spanned="1" table:style-name="ce259">
            <text:p>Work and Pensions</text:p>
          </table:table-cell>
          <table:covered-table-cell/>
          <table:table-cell office:value-type="float" office:value="7.2" table:style-name="ce209">
            <text:p>7.2</text:p>
          </table:table-cell>
          <table:table-cell office:value-type="string" table:style-name="ce210">
            <text:p>r</text:p>
          </table:table-cell>
          <table:table-cell office:value-type="float" office:value="6.6" table:style-name="ce209">
            <text:p>6.6</text:p>
          </table:table-cell>
          <table:table-cell office:value-type="string" table:style-name="ce210">
            <text:p>r</text:p>
          </table:table-cell>
          <table:table-cell office:value-type="float" office:value="6.2" table:style-name="ce211">
            <text:p>6.2</text:p>
          </table:table-cell>
          <table:table-cell table:style-name="ce183"/>
          <table:table-cell office:value-type="float" office:value="6.2" table:style-name="ce211">
            <text:p>6.2</text:p>
          </table:table-cell>
          <table:table-cell office:value-type="string" table:style-name="ce210">
            <text:p>r</text:p>
          </table:table-cell>
          <table:table-cell office:value-type="float" office:value="6" table:style-name="ce212">
            <text:p>6.0</text:p>
          </table:table-cell>
          <table:table-cell table:number-columns-repeated="8" table:style-name="ce183"/>
          <table:table-cell table:number-columns-repeated="16365"/>
        </table:table-row>
        <table:table-row table:style-name="ro10">
          <table:table-cell office:value-type="string" table:number-columns-spanned="2" table:number-rows-spanned="1" table:style-name="ce259">
            <text:p>Health and Social Care</text:p>
          </table:table-cell>
          <table:covered-table-cell/>
          <table:table-cell office:value-type="float" office:value="109.5" table:style-name="ce209">
            <text:p>109.5</text:p>
          </table:table-cell>
          <table:table-cell table:style-name="ce213"/>
          <table:table-cell office:value-type="float" office:value="113.7" table:style-name="ce209">
            <text:p>113.7</text:p>
          </table:table-cell>
          <table:table-cell table:style-name="ce209"/>
          <table:table-cell office:value-type="float" office:value="117" table:style-name="ce211">
            <text:p>117.0</text:p>
          </table:table-cell>
          <table:table-cell table:style-name="ce210"/>
          <table:table-cell office:value-type="float" office:value="120.7" table:style-name="ce211">
            <text:p>120.7</text:p>
          </table:table-cell>
          <table:table-cell table:style-name="ce183"/>
          <table:table-cell office:value-type="float" office:value="125.3" table:style-name="ce212">
            <text:p>125.3</text:p>
          </table:table-cell>
          <table:table-cell table:style-name="ce183"/>
          <table:table-cell table:style-name="ce214"/>
          <table:table-cell table:number-columns-repeated="6" table:style-name="ce183"/>
          <table:table-cell table:number-columns-repeated="16365"/>
        </table:table-row>
        <table:table-row table:style-name="ro10">
          <table:table-cell office:value-type="string" table:number-columns-spanned="2" table:number-rows-spanned="1" table:style-name="ce259">
            <text:p>Education</text:p>
          </table:table-cell>
          <table:covered-table-cell/>
          <table:table-cell office:value-type="float" office:value="62.2" table:style-name="ce209">
            <text:p>62.2</text:p>
          </table:table-cell>
          <table:table-cell table:style-name="ce215"/>
          <table:table-cell office:value-type="float" office:value="63.9" table:style-name="ce209">
            <text:p>63.9</text:p>
          </table:table-cell>
          <table:table-cell office:value-type="string" table:style-name="ce216">
            <text:p>r</text:p>
          </table:table-cell>
          <table:table-cell office:value-type="float" office:value="69.8" table:style-name="ce211">
            <text:p>69.8</text:p>
          </table:table-cell>
          <table:table-cell office:value-type="string" table:style-name="ce210">
            <text:p>r</text:p>
          </table:table-cell>
          <table:table-cell office:value-type="float" office:value="75.099999999999994" table:style-name="ce211">
            <text:p>75.1</text:p>
          </table:table-cell>
          <table:table-cell office:value-type="string" table:style-name="ce210">
            <text:p>r</text:p>
          </table:table-cell>
          <table:table-cell office:value-type="float" office:value="70.400000000000006" table:style-name="ce212">
            <text:p>70.4</text:p>
          </table:table-cell>
          <table:table-cell table:style-name="ce183"/>
          <table:table-cell table:style-name="ce152"/>
          <table:table-cell table:number-columns-repeated="16371"/>
        </table:table-row>
        <table:table-row table:style-name="ro10">
          <table:table-cell office:value-type="string" table:number-columns-spanned="2" table:number-rows-spanned="1" table:style-name="ce259">
            <text:p>HMRC</text:p>
          </table:table-cell>
          <table:covered-table-cell/>
          <table:table-cell office:value-type="float" office:value="3.5" table:style-name="ce209">
            <text:p>3.5</text:p>
          </table:table-cell>
          <table:table-cell table:style-name="ce217"/>
          <table:table-cell office:value-type="float" office:value="3.6" table:style-name="ce209">
            <text:p>3.6</text:p>
          </table:table-cell>
          <table:table-cell table:style-name="ce209"/>
          <table:table-cell office:value-type="float" office:value="3.8" table:style-name="ce211">
            <text:p>3.8</text:p>
          </table:table-cell>
          <table:table-cell table:style-name="ce183"/>
          <table:table-cell office:value-type="float" office:value="3.9" table:style-name="ce211">
            <text:p>3.9</text:p>
          </table:table-cell>
          <table:table-cell table:style-name="ce183"/>
          <table:table-cell office:value-type="float" office:value="4" table:style-name="ce212">
            <text:p>4.0</text:p>
          </table:table-cell>
          <table:table-cell table:style-name="ce183"/>
          <table:table-cell table:number-columns-repeated="16372" table:style-name="ce1"/>
        </table:table-row>
        <table:table-row table:style-name="ro10">
          <table:table-cell office:value-type="string" table:number-columns-spanned="2" table:number-rows-spanned="1" table:style-name="ce260">
            <text:p>Defence</text:p>
          </table:table-cell>
          <table:covered-table-cell/>
          <table:table-cell office:value-type="float" office:value="34.200000000000003" table:style-name="ce209">
            <text:p>34.2</text:p>
          </table:table-cell>
          <table:table-cell table:style-name="ce217"/>
          <table:table-cell office:value-type="float" office:value="34.4" table:style-name="ce209">
            <text:p>34.4</text:p>
          </table:table-cell>
          <table:table-cell table:style-name="ce218"/>
          <table:table-cell office:value-type="float" office:value="35.4" table:style-name="ce219">
            <text:p>35.4</text:p>
          </table:table-cell>
          <table:table-cell table:style-name="ce210"/>
          <table:table-cell office:value-type="float" office:value="34.200000000000003" table:style-name="ce211">
            <text:p>34.2</text:p>
          </table:table-cell>
          <table:table-cell table:style-name="ce220"/>
          <table:table-cell office:value-type="float" office:value="34.4" table:style-name="ce221">
            <text:p>34.4</text:p>
          </table:table-cell>
          <table:table-cell table:style-name="ce183"/>
          <table:table-cell table:number-columns-repeated="16372" table:style-name="ce1"/>
        </table:table-row>
        <table:table-row table:style-name="ro10">
          <table:table-cell office:value-type="string" table:number-columns-spanned="11" table:number-rows-spanned="1" table:style-name="ce261">
            <text:p>Current Prices (£ billion)</text:p>
          </table:table-cell>
          <table:covered-table-cell table:number-columns-repeated="10"/>
          <table:table-cell table:style-name="ce188"/>
          <table:table-cell table:number-columns-repeated="16372" table:style-name="ce1"/>
        </table:table-row>
        <table:table-row table:style-name="ro10">
          <table:table-cell table:number-columns-spanned="2" table:number-rows-spanned="2" table:style-name="ce256"/>
          <table:covered-table-cell/>
          <table:table-cell office:value-type="string" table:style-name="ce189">
            <text:p>Outturn</text:p>
          </table:table-cell>
          <table:table-cell table:style-name="ce190"/>
          <table:table-cell office:value-type="string" table:style-name="ce191">
            <text:p>Outturn</text:p>
          </table:table-cell>
          <table:table-cell table:style-name="ce191"/>
          <table:table-cell office:value-type="string" table:style-name="ce191">
            <text:p>Outturn</text:p>
          </table:table-cell>
          <table:table-cell table:style-name="ce192"/>
          <table:table-cell office:value-type="string" table:style-name="ce191">
            <text:p>Outturn</text:p>
          </table:table-cell>
          <table:table-cell table:style-name="ce192"/>
          <table:table-cell office:value-type="string" table:style-name="ce193">
            <text:p>Outturn</text:p>
          </table:table-cell>
          <table:table-cell table:style-name="ce222"/>
          <table:table-cell table:number-columns-repeated="16372" table:style-name="ce1"/>
        </table:table-row>
        <table:table-row table:style-name="ro10">
          <table:covered-table-cell/>
          <table:covered-table-cell/>
          <table:table-cell office:value-type="string" table:style-name="ce223">
            <text:p>2014-15</text:p>
          </table:table-cell>
          <table:table-cell table:style-name="ce195"/>
          <table:table-cell office:value-type="string" table:style-name="ce196">
            <text:p>2015-16</text:p>
          </table:table-cell>
          <table:table-cell table:style-name="ce196"/>
          <table:table-cell office:value-type="string" table:style-name="ce196">
            <text:p>2016-17</text:p>
          </table:table-cell>
          <table:table-cell table:style-name="ce197"/>
          <table:table-cell office:value-type="string" table:style-name="ce196">
            <text:p>2017-18</text:p>
          </table:table-cell>
          <table:table-cell table:style-name="ce197"/>
          <table:table-cell office:value-type="string" table:style-name="ce198">
            <text:p>2018-19</text:p>
          </table:table-cell>
          <table:table-cell table:style-name="ce222"/>
          <table:table-cell table:number-columns-repeated="16372" table:style-name="ce1"/>
        </table:table-row>
        <table:table-row table:style-name="ro10">
          <table:table-cell office:value-type="string" table:number-columns-spanned="2" table:number-rows-spanned="1" table:style-name="ce257">
            <text:p>Total Capital DEL<text:span text:style-name="T8">1</text:span></text:p>
          </table:table-cell>
          <table:covered-table-cell/>
          <table:table-cell office:value-type="float" office:value="53.3" table:style-name="ce199">
            <text:p>53.3</text:p>
          </table:table-cell>
          <table:table-cell office:value-type="string" table:style-name="ce200">
            <text:p>r</text:p>
          </table:table-cell>
          <table:table-cell office:value-type="float" office:value="48.6" table:style-name="ce201">
            <text:p>48.6</text:p>
          </table:table-cell>
          <table:table-cell table:style-name="ce202"/>
          <table:table-cell office:value-type="float" office:value="51.3" table:style-name="ce201">
            <text:p>51.3</text:p>
          </table:table-cell>
          <table:table-cell table:style-name="ce202"/>
          <table:table-cell office:value-type="float" office:value="55.6" table:style-name="ce201">
            <text:p>55.6</text:p>
          </table:table-cell>
          <table:table-cell office:value-type="string" table:style-name="ce200">
            <text:p>r</text:p>
          </table:table-cell>
          <table:table-cell office:value-type="float" office:value="62.5" table:style-name="ce203">
            <text:p>62.5</text:p>
          </table:table-cell>
          <table:table-cell table:style-name="ce183"/>
          <table:table-cell table:number-columns-repeated="16372" table:style-name="ce1"/>
        </table:table-row>
        <table:table-row table:style-name="ro10">
          <table:table-cell office:value-type="string" table:number-columns-spanned="2" table:number-rows-spanned="1" table:style-name="ce258">
            <text:p>Of which:<text:s/></text:p>
          </table:table-cell>
          <table:covered-table-cell/>
          <table:table-cell table:style-name="ce204"/>
          <table:table-cell table:style-name="ce224"/>
          <table:table-cell table:number-columns-repeated="2" table:style-name="ce206"/>
          <table:table-cell table:style-name="ce225"/>
          <table:table-cell table:number-columns-repeated="2" table:style-name="ce222"/>
          <table:table-cell table:style-name="ce183"/>
          <table:table-cell table:style-name="ce208"/>
          <table:table-cell table:style-name="ce183"/>
          <table:table-cell table:number-columns-repeated="16372" table:style-name="ce1"/>
        </table:table-row>
        <table:table-row table:style-name="ro10">
          <table:table-cell office:value-type="string" table:number-columns-spanned="2" table:number-rows-spanned="1" table:style-name="ce259">
            <text:p>Work and Pensions</text:p>
          </table:table-cell>
          <table:covered-table-cell/>
          <table:table-cell office:value-type="float" office:value="0.3" table:style-name="ce209">
            <text:p>0.3</text:p>
          </table:table-cell>
          <table:table-cell table:style-name="ce226"/>
          <table:table-cell office:value-type="float" office:value="0.2" table:style-name="ce209">
            <text:p>0.2</text:p>
          </table:table-cell>
          <table:table-cell table:style-name="ce209"/>
          <table:table-cell office:value-type="float" office:value="0.3" table:style-name="ce211">
            <text:p>0.3</text:p>
          </table:table-cell>
          <table:table-cell table:style-name="ce183"/>
          <table:table-cell office:value-type="float" office:value="0.4" table:style-name="ce211">
            <text:p>0.4</text:p>
          </table:table-cell>
          <table:table-cell table:style-name="ce183"/>
          <table:table-cell office:value-type="float" office:value="0.3" table:style-name="ce212">
            <text:p>0.3</text:p>
          </table:table-cell>
          <table:table-cell table:style-name="ce183"/>
          <table:table-cell table:number-columns-repeated="16372" table:style-name="ce1"/>
        </table:table-row>
        <table:table-row table:style-name="ro10">
          <table:table-cell office:value-type="string" table:number-columns-spanned="2" table:number-rows-spanned="1" table:style-name="ce259">
            <text:p>Health and Social Care</text:p>
          </table:table-cell>
          <table:covered-table-cell/>
          <table:table-cell office:value-type="float" office:value="5" table:style-name="ce209">
            <text:p>5.0</text:p>
          </table:table-cell>
          <table:table-cell table:style-name="ce210"/>
          <table:table-cell office:value-type="float" office:value="4.7" table:style-name="ce209">
            <text:p>4.7</text:p>
          </table:table-cell>
          <table:table-cell table:style-name="ce209"/>
          <table:table-cell office:value-type="float" office:value="4.5999999999999996" table:style-name="ce211">
            <text:p>4.6</text:p>
          </table:table-cell>
          <table:table-cell table:style-name="ce183"/>
          <table:table-cell office:value-type="float" office:value="5.2" table:style-name="ce211">
            <text:p>5.2</text:p>
          </table:table-cell>
          <table:table-cell table:style-name="ce183"/>
          <table:table-cell office:value-type="float" office:value="5.9" table:style-name="ce212">
            <text:p>5.9</text:p>
          </table:table-cell>
          <table:table-cell table:style-name="ce183"/>
          <table:table-cell table:number-columns-repeated="16372" table:style-name="ce1"/>
        </table:table-row>
        <table:table-row table:style-name="ro10">
          <table:table-cell office:value-type="string" table:number-columns-spanned="2" table:number-rows-spanned="1" table:style-name="ce259">
            <text:p>Education</text:p>
          </table:table-cell>
          <table:covered-table-cell/>
          <table:table-cell office:value-type="float" office:value="4.8" table:style-name="ce209">
            <text:p>4.8</text:p>
          </table:table-cell>
          <table:table-cell table:style-name="ce210"/>
          <table:table-cell office:value-type="float" office:value="5.4" table:style-name="ce209">
            <text:p>5.4</text:p>
          </table:table-cell>
          <table:table-cell table:style-name="ce216"/>
          <table:table-cell office:value-type="float" office:value="5.0999999999999996" table:style-name="ce227">
            <text:p>5.1</text:p>
          </table:table-cell>
          <table:table-cell table:style-name="ce215"/>
          <table:table-cell office:value-type="float" office:value="4.5999999999999996" table:style-name="ce211">
            <text:p>4.6</text:p>
          </table:table-cell>
          <table:table-cell office:value-type="string" table:style-name="ce210">
            <text:p>r</text:p>
          </table:table-cell>
          <table:table-cell office:value-type="float" office:value="5.2" table:style-name="ce212">
            <text:p>5.2</text:p>
          </table:table-cell>
          <table:table-cell table:style-name="ce183"/>
          <table:table-cell table:number-columns-repeated="16372" table:style-name="ce1"/>
        </table:table-row>
        <table:table-row table:style-name="ro10">
          <table:table-cell office:value-type="string" table:number-columns-spanned="2" table:number-rows-spanned="1" table:style-name="ce259">
            <text:p>HMRC</text:p>
          </table:table-cell>
          <table:covered-table-cell/>
          <table:table-cell office:value-type="float" office:value="0.2" table:style-name="ce209">
            <text:p>0.2</text:p>
          </table:table-cell>
          <table:table-cell table:style-name="ce210"/>
          <table:table-cell office:value-type="float" office:value="0.2" table:style-name="ce209">
            <text:p>0.2</text:p>
          </table:table-cell>
          <table:table-cell table:style-name="ce209"/>
          <table:table-cell office:value-type="float" office:value="0.3" table:style-name="ce211">
            <text:p>0.3</text:p>
          </table:table-cell>
          <table:table-cell table:style-name="ce183"/>
          <table:table-cell office:value-type="float" office:value="0.3" table:style-name="ce211">
            <text:p>0.3</text:p>
          </table:table-cell>
          <table:table-cell table:style-name="ce183"/>
          <table:table-cell office:value-type="float" office:value="0.4" table:style-name="ce212">
            <text:p>0.4</text:p>
          </table:table-cell>
          <table:table-cell table:style-name="ce183"/>
          <table:table-cell table:number-columns-repeated="16372" table:style-name="ce1"/>
        </table:table-row>
        <table:table-row table:style-name="ro10">
          <table:table-cell office:value-type="string" table:number-columns-spanned="2" table:number-rows-spanned="1" table:style-name="ce260">
            <text:p>Defence</text:p>
          </table:table-cell>
          <table:covered-table-cell/>
          <table:table-cell office:value-type="float" office:value="8.6999999999999993" table:style-name="ce218">
            <text:p>8.7</text:p>
          </table:table-cell>
          <table:table-cell table:style-name="ce228"/>
          <table:table-cell office:value-type="float" office:value="8.4" table:style-name="ce218">
            <text:p>8.4</text:p>
          </table:table-cell>
          <table:table-cell table:style-name="ce218"/>
          <table:table-cell office:value-type="float" office:value="8.6999999999999993" table:style-name="ce219">
            <text:p>8.7</text:p>
          </table:table-cell>
          <table:table-cell table:style-name="ce220"/>
          <table:table-cell office:value-type="float" office:value="9.6999999999999993" table:style-name="ce219">
            <text:p>9.7</text:p>
          </table:table-cell>
          <table:table-cell table:style-name="ce220"/>
          <table:table-cell office:value-type="float" office:value="10.3" table:style-name="ce221">
            <text:p>10.3</text:p>
          </table:table-cell>
          <table:table-cell table:style-name="ce183"/>
          <table:table-cell table:number-columns-repeated="16372" table:style-name="ce1"/>
        </table:table-row>
        <table:table-row table:style-name="ro10">
          <table:table-cell table:number-columns-repeated="3" table:style-name="ce229"/>
          <table:table-cell table:style-name="ce230"/>
          <table:table-cell table:style-name="ce229"/>
          <table:table-cell table:style-name="ce230"/>
          <table:table-cell table:number-columns-repeated="5" table:style-name="ce229"/>
          <table:table-cell table:style-name="ce183"/>
          <table:table-cell table:number-columns-repeated="16372" table:style-name="ce1"/>
        </table:table-row>
        <table:table-row table:style-name="ro10">
          <table:table-cell office:value-type="string" table:number-columns-spanned="2" table:number-rows-spanned="1" table:style-name="ce262">
            <text:p>Departmental Expenditure Limits (RDEL + CDEL)<text:span text:style-name="T8">2</text:span></text:p>
          </table:table-cell>
          <table:covered-table-cell/>
          <table:table-cell office:value-type="float" office:value="378.3" table:style-name="ce231">
            <text:p>378.3</text:p>
          </table:table-cell>
          <table:table-cell office:value-type="string" table:style-name="ce232">
            <text:p>r</text:p>
          </table:table-cell>
          <table:table-cell office:value-type="float" office:value="374.1" table:style-name="ce231">
            <text:p>374.1</text:p>
          </table:table-cell>
          <table:table-cell office:value-type="string" table:style-name="ce233">
            <text:p>r</text:p>
          </table:table-cell>
          <table:table-cell office:value-type="float" office:value="380.8" table:style-name="ce234">
            <text:p>380.8</text:p>
          </table:table-cell>
          <table:table-cell table:style-name="ce233"/>
          <table:table-cell office:value-type="float" office:value="387.4" table:style-name="ce234">
            <text:p>387.4</text:p>
          </table:table-cell>
          <table:table-cell office:value-type="string" table:style-name="ce232">
            <text:p>r</text:p>
          </table:table-cell>
          <table:table-cell office:value-type="float" office:value="394.4" table:style-name="ce235">
            <text:p>394.4</text:p>
          </table:table-cell>
          <table:table-cell table:style-name="ce183"/>
          <table:table-cell table:number-columns-repeated="16372" table:style-name="ce1"/>
        </table:table-row>
        <table:table-row table:style-name="ro10">
          <table:table-cell office:value-type="string" table:number-columns-spanned="11" table:number-rows-spanned="1" table:style-name="ce261">
            <text:p>Current Prices (£ billion)</text:p>
          </table:table-cell>
          <table:covered-table-cell table:number-columns-repeated="10"/>
          <table:table-cell table:style-name="ce188"/>
          <table:table-cell table:number-columns-repeated="16372" table:style-name="ce1"/>
        </table:table-row>
        <table:table-row table:style-name="ro10">
          <table:table-cell table:number-columns-spanned="2" table:number-rows-spanned="2" table:style-name="ce256"/>
          <table:covered-table-cell/>
          <table:table-cell office:value-type="string" table:style-name="ce189">
            <text:p>Outturn</text:p>
          </table:table-cell>
          <table:table-cell table:style-name="ce190"/>
          <table:table-cell office:value-type="string" table:style-name="ce191">
            <text:p>Outturn</text:p>
          </table:table-cell>
          <table:table-cell table:style-name="ce191"/>
          <table:table-cell office:value-type="string" table:style-name="ce191">
            <text:p>Outturn</text:p>
          </table:table-cell>
          <table:table-cell table:style-name="ce192"/>
          <table:table-cell office:value-type="string" table:style-name="ce191">
            <text:p>Outturn</text:p>
          </table:table-cell>
          <table:table-cell table:style-name="ce192"/>
          <table:table-cell office:value-type="string" table:style-name="ce193">
            <text:p>Outturn</text:p>
          </table:table-cell>
          <table:table-cell table:style-name="ce222"/>
          <table:table-cell table:number-columns-repeated="16372"/>
        </table:table-row>
        <table:table-row table:style-name="ro10">
          <table:covered-table-cell/>
          <table:covered-table-cell/>
          <table:table-cell office:value-type="string" table:style-name="ce223">
            <text:p>2014-15</text:p>
          </table:table-cell>
          <table:table-cell table:style-name="ce195"/>
          <table:table-cell office:value-type="string" table:style-name="ce196">
            <text:p>2015-16</text:p>
          </table:table-cell>
          <table:table-cell table:style-name="ce196"/>
          <table:table-cell office:value-type="string" table:style-name="ce196">
            <text:p>2016-17</text:p>
          </table:table-cell>
          <table:table-cell table:style-name="ce197"/>
          <table:table-cell office:value-type="string" table:style-name="ce196">
            <text:p>2017-18</text:p>
          </table:table-cell>
          <table:table-cell table:style-name="ce197"/>
          <table:table-cell office:value-type="string" table:style-name="ce198">
            <text:p>2018-19</text:p>
          </table:table-cell>
          <table:table-cell table:style-name="ce222"/>
          <table:table-cell table:number-columns-repeated="16372"/>
        </table:table-row>
        <table:table-row table:style-name="ro10">
          <table:table-cell office:value-type="string" table:style-name="ce236">
            <text:p>Total Departmental AME<text:span text:style-name="T8">1,3</text:span></text:p>
          </table:table-cell>
          <table:table-cell table:style-name="ce237"/>
          <table:table-cell office:value-type="float" office:value="259.3" table:style-name="ce199">
            <text:p>259.3</text:p>
          </table:table-cell>
          <table:table-cell table:style-name="ce238"/>
          <table:table-cell office:value-type="float" office:value="408.7" table:style-name="ce201">
            <text:p>408.7</text:p>
          </table:table-cell>
          <table:table-cell table:style-name="ce239"/>
          <table:table-cell office:value-type="float" office:value="294.8" table:style-name="ce201">
            <text:p>294.8</text:p>
          </table:table-cell>
          <table:table-cell office:value-type="string" table:style-name="ce202">
            <text:p>r</text:p>
          </table:table-cell>
          <table:table-cell office:value-type="float" office:value="454" table:style-name="ce201">
            <text:p>454.0</text:p>
          </table:table-cell>
          <table:table-cell office:value-type="string" table:style-name="ce202">
            <text:p>r</text:p>
          </table:table-cell>
          <table:table-cell office:value-type="float" office:value="260.89999999999998" table:style-name="ce203">
            <text:p>260.9</text:p>
          </table:table-cell>
          <table:table-cell table:style-name="ce222"/>
          <table:table-cell table:number-columns-repeated="16372"/>
        </table:table-row>
        <table:table-row table:style-name="ro10">
          <table:table-cell office:value-type="string" table:number-columns-spanned="2" table:number-rows-spanned="1" table:style-name="ce258">
            <text:p>Of which:<text:s/></text:p>
          </table:table-cell>
          <table:covered-table-cell/>
          <table:table-cell table:style-name="ce240"/>
          <table:table-cell table:style-name="ce241"/>
          <table:table-cell table:number-columns-repeated="2" table:style-name="ce242"/>
          <table:table-cell table:style-name="ce225"/>
          <table:table-cell table:number-columns-repeated="2" table:style-name="ce222"/>
          <table:table-cell table:style-name="ce183"/>
          <table:table-cell table:style-name="ce208"/>
          <table:table-cell table:style-name="ce183"/>
          <table:table-cell table:number-columns-repeated="16372"/>
        </table:table-row>
        <table:table-row table:style-name="ro10">
          <table:table-cell office:value-type="string" table:number-columns-spanned="2" table:number-rows-spanned="1" table:style-name="ce259">
            <text:p>Work and Pensions</text:p>
          </table:table-cell>
          <table:covered-table-cell/>
          <table:table-cell office:value-type="float" office:value="167.5" table:style-name="ce209">
            <text:p>167.5</text:p>
          </table:table-cell>
          <table:table-cell table:style-name="ce226"/>
          <table:table-cell office:value-type="float" office:value="173.3" table:style-name="ce209">
            <text:p>173.3</text:p>
          </table:table-cell>
          <table:table-cell table:style-name="ce209"/>
          <table:table-cell office:value-type="float" office:value="172.8" table:style-name="ce211">
            <text:p>172.8</text:p>
          </table:table-cell>
          <table:table-cell table:style-name="ce65"/>
          <table:table-cell office:value-type="float" office:value="177.2" table:style-name="ce211">
            <text:p>177.2</text:p>
          </table:table-cell>
          <table:table-cell table:style-name="ce183"/>
          <table:table-cell office:value-type="float" office:value="181" table:style-name="ce212">
            <text:p>181.0</text:p>
          </table:table-cell>
          <table:table-cell table:style-name="ce183"/>
          <table:table-cell table:number-columns-repeated="16372"/>
        </table:table-row>
        <table:table-row table:style-name="ro10">
          <table:table-cell office:value-type="string" table:number-columns-spanned="2" table:number-rows-spanned="1" table:style-name="ce259">
            <text:p>Health and Social Care</text:p>
          </table:table-cell>
          <table:covered-table-cell/>
          <table:table-cell office:value-type="float" office:value="21.9" table:style-name="ce209">
            <text:p>21.9</text:p>
          </table:table-cell>
          <table:table-cell table:style-name="ce217"/>
          <table:table-cell office:value-type="float" office:value="48.5" table:style-name="ce209">
            <text:p>48.5</text:p>
          </table:table-cell>
          <table:table-cell table:style-name="ce216"/>
          <table:table-cell office:value-type="float" office:value="27.8" table:style-name="ce211">
            <text:p>27.8</text:p>
          </table:table-cell>
          <table:table-cell table:style-name="ce215"/>
          <table:table-cell office:value-type="float" office:value="39.700000000000003" table:style-name="ce211">
            <text:p>39.7</text:p>
          </table:table-cell>
          <table:table-cell table:style-name="ce183"/>
          <table:table-cell office:value-type="float" office:value="40.700000000000003" table:style-name="ce212">
            <text:p>40.7</text:p>
          </table:table-cell>
          <table:table-cell table:style-name="ce183"/>
          <table:table-cell table:number-columns-repeated="16372"/>
        </table:table-row>
        <table:table-row table:style-name="ro10">
          <table:table-cell office:value-type="string" table:number-columns-spanned="2" table:number-rows-spanned="1" table:style-name="ce259">
            <text:p>Education</text:p>
          </table:table-cell>
          <table:covered-table-cell/>
          <table:table-cell office:value-type="float" office:value="23.5" table:style-name="ce209">
            <text:p>23.5</text:p>
          </table:table-cell>
          <table:table-cell table:style-name="ce215"/>
          <table:table-cell office:value-type="float" office:value="16.899999999999999" table:style-name="ce209">
            <text:p>16.9</text:p>
          </table:table-cell>
          <table:table-cell table:style-name="ce216"/>
          <table:table-cell office:value-type="float" office:value="24.5" table:style-name="ce227">
            <text:p>24.5</text:p>
          </table:table-cell>
          <table:table-cell table:style-name="ce216"/>
          <table:table-cell office:value-type="float" office:value="30.9" table:style-name="ce211">
            <text:p>30.9</text:p>
          </table:table-cell>
          <table:table-cell office:value-type="string" table:style-name="ce210">
            <text:p>r</text:p>
          </table:table-cell>
          <table:table-cell office:value-type="float" office:value="39.799999999999997" table:style-name="ce212">
            <text:p>39.8</text:p>
          </table:table-cell>
          <table:table-cell table:style-name="ce183"/>
          <table:table-cell table:number-columns-repeated="16372"/>
        </table:table-row>
        <table:table-row table:style-name="ro10">
          <table:table-cell office:value-type="string" table:number-columns-spanned="2" table:number-rows-spanned="1" table:style-name="ce259">
            <text:p>HMRC</text:p>
          </table:table-cell>
          <table:covered-table-cell/>
          <table:table-cell office:value-type="float" office:value="42.9" table:style-name="ce209">
            <text:p>42.9</text:p>
          </table:table-cell>
          <table:table-cell table:style-name="ce215"/>
          <table:table-cell office:value-type="float" office:value="43.2" table:style-name="ce209">
            <text:p>43.2</text:p>
          </table:table-cell>
          <table:table-cell table:style-name="ce216"/>
          <table:table-cell office:value-type="float" office:value="42.3" table:style-name="ce227">
            <text:p>42.3</text:p>
          </table:table-cell>
          <table:table-cell table:style-name="ce243"/>
          <table:table-cell office:value-type="float" office:value="41.8" table:style-name="ce211">
            <text:p>41.8</text:p>
          </table:table-cell>
          <table:table-cell table:style-name="ce183"/>
          <table:table-cell office:value-type="float" office:value="40.6" table:style-name="ce212">
            <text:p>40.6</text:p>
          </table:table-cell>
          <table:table-cell table:style-name="ce183"/>
          <table:table-cell table:number-columns-repeated="16372"/>
        </table:table-row>
        <table:table-row table:style-name="ro10">
          <table:table-cell office:value-type="string" table:number-columns-spanned="2" table:number-rows-spanned="1" table:style-name="ce259">
            <text:p>Defence<text:span text:style-name="T3">4</text:span></text:p>
          </table:table-cell>
          <table:covered-table-cell/>
          <table:table-cell office:value-type="float" office:value="8.4" table:style-name="ce209">
            <text:p>8.4</text:p>
          </table:table-cell>
          <table:table-cell table:style-name="ce213"/>
          <table:table-cell office:value-type="float" office:value="12" table:style-name="ce209">
            <text:p>12.0</text:p>
          </table:table-cell>
          <table:table-cell table:style-name="ce209"/>
          <table:table-cell office:value-type="float" office:value="5.0999999999999996" table:style-name="ce211">
            <text:p>5.1</text:p>
          </table:table-cell>
          <table:table-cell table:style-name="ce216"/>
          <table:table-cell office:value-type="float" office:value="16.7" table:style-name="ce211">
            <text:p>16.7</text:p>
          </table:table-cell>
          <table:table-cell table:style-name="ce183"/>
          <table:table-cell office:value-type="float" office:value="4.7" table:style-name="ce212">
            <text:p>4.7</text:p>
          </table:table-cell>
          <table:table-cell table:style-name="ce183"/>
          <table:table-cell table:number-columns-repeated="16372"/>
        </table:table-row>
        <table:table-row table:style-name="ro10">
          <table:table-cell office:value-type="string" table:number-columns-spanned="2" table:number-rows-spanned="1" table:style-name="ce263">
            <text:p>Of which: Defence (Excluding AFPS)<text:span text:style-name="T9">4</text:span></text:p>
          </table:table-cell>
          <table:covered-table-cell/>
          <table:table-cell office:value-type="float" office:value="1.9" table:style-name="ce244">
            <text:p>1.9</text:p>
          </table:table-cell>
          <table:table-cell table:style-name="ce213"/>
          <table:table-cell office:value-type="float" office:value="6.1" table:style-name="ce244">
            <text:p>6.1</text:p>
          </table:table-cell>
          <table:table-cell table:style-name="ce216"/>
          <table:table-cell office:value-type="float" office:value="-0.2" table:style-name="ce245">
            <text:p>-0.2</text:p>
          </table:table-cell>
          <table:table-cell table:style-name="ce243"/>
          <table:table-cell office:value-type="float" office:value="9.6999999999999993" table:style-name="ce227">
            <text:p>9.7</text:p>
          </table:table-cell>
          <table:table-cell table:style-name="ce246"/>
          <table:table-cell office:value-type="float" office:value="-7.9" table:style-name="ce247">
            <text:p>-7.9</text:p>
          </table:table-cell>
          <table:table-cell table:style-name="ce248"/>
          <table:table-cell table:number-columns-repeated="16372"/>
        </table:table-row>
        <table:table-row table:style-name="ro9">
          <table:table-cell office:value-type="string" table:number-columns-spanned="11" table:number-rows-spanned="1" table:style-name="ce264">
            <text:p>Source: HMT Public Spending Statistics: July 2019 (Table 1.3 and Table 1.8)</text:p>
          </table:table-cell>
          <table:covered-table-cell table:number-columns-repeated="10"/>
          <table:table-cell table:style-name="ce249"/>
          <table:table-cell table:number-columns-repeated="16372"/>
        </table:table-row>
        <table:table-row table:style-name="ro27">
          <table:table-cell office:value-type="string" table:style-name="ce250">
            <text:p>1.</text:p>
          </table:table-cell>
          <table:table-cell office:value-type="string" table:number-columns-spanned="10" table:number-rows-spanned="1" table:style-name="ce251">
            <text:p>Each year departments update five years of outturn data on a comparable basis where possible. This can sometimes lead to significant changes compared to previous publications at the departmental level. This is normally due to things like Machinery of Government adjustments, classification decisions and accountancy changes.</text:p>
          </table:table-cell>
          <table:covered-table-cell table:number-columns-repeated="9"/>
          <table:table-cell table:style-name="ce183"/>
          <table:table-cell table:number-columns-repeated="16372"/>
        </table:table-row>
        <table:table-row table:style-name="ro31">
          <table:table-cell office:value-type="string" table:style-name="ce250">
            <text:p>2.</text:p>
          </table:table-cell>
          <table:table-cell office:value-type="string" table:number-columns-spanned="10" table:number-rows-spanned="1" table:style-name="ce251">
            <text:p>The Departmental Expenditure Limits total shown in this line differ from the Total Departmental Expenditure Limits (TDEL) shown in Table 1.10 of the HMT Public Spending Statistics where RDEL Depreciation has been removed from the calculation.</text:p>
          </table:table-cell>
          <table:covered-table-cell table:number-columns-repeated="9"/>
          <table:table-cell table:style-name="ce183"/>
          <table:table-cell table:number-columns-repeated="16372"/>
        </table:table-row>
        <table:table-row table:style-name="ro27">
          <table:table-cell office:value-type="string" table:style-name="ce250">
            <text:p>3.</text:p>
          </table:table-cell>
          <table:table-cell office:value-type="string" table:number-columns-spanned="10" table:number-rows-spanned="1" table:style-name="ce251">
            <text:p>Movements in Resource departmental AME reflect significant changes in the accounting valuation of provisions, as a result of changes to the discount rate which determines the present value of expected future costs. This particularly affects a number of departments with long term costs and in particular those with the greatest charge in respect of the Nuclear Decommissioning Authority.”</text:p>
          </table:table-cell>
          <table:covered-table-cell table:number-columns-repeated="9"/>
          <table:table-cell table:style-name="ce183"/>
          <table:table-cell table:number-columns-repeated="16372"/>
        </table:table-row>
        <table:table-row table:style-name="ro26">
          <table:table-cell office:value-type="string" table:style-name="ce250">
            <text:p>4.</text:p>
          </table:table-cell>
          <table:table-cell office:value-type="string" table:number-columns-spanned="10" table:number-rows-spanned="1" table:style-name="ce251">
            <text:p>Previously the figures for Defence's departmental AME were adjusted to remove contributions to the Armed Forces Pensions Scheme. This table now aligns with the presentation in Public Spending Statistics and includes the Armed Forces Pensions Scheme.</text:p>
          </table:table-cell>
          <table:covered-table-cell table:number-columns-repeated="9"/>
          <table:table-cell table:style-name="ce183"/>
          <table:table-cell table:number-columns-repeated="16372"/>
        </table:table-row>
        <table:table-row table:number-rows-repeated="1048529" table:style-name="ro10">
          <table:table-cell table:number-columns-repeated="16384"/>
        </table:table-row>
      </table:table>
      <table:table table:name="Table_3" table:style-name="ta5">
        <table:table-column table:style-name="co17" table:default-cell-style-name="ce1"/>
        <table:table-column table:style-name="co1" table:number-columns-repeated="2" table:default-cell-style-name="ce1"/>
        <table:table-column table:style-name="co18" table:default-cell-style-name="ce1"/>
        <table:table-column table:style-name="co1" table:default-cell-style-name="ce1"/>
        <table:table-column table:style-name="co13" table:default-cell-style-name="ce1"/>
        <table:table-column table:style-name="co1" table:default-cell-style-name="ce1"/>
        <table:table-column table:style-name="co13" table:default-cell-style-name="ce1"/>
        <table:table-column table:style-name="co1" table:default-cell-style-name="ce1"/>
        <table:table-column table:style-name="co13" table:default-cell-style-name="ce1"/>
        <table:table-column table:style-name="co1" table:default-cell-style-name="ce1"/>
        <table:table-column table:style-name="co13" table:default-cell-style-name="ce1"/>
        <table:table-column table:style-name="co1" table:default-cell-style-name="ce1"/>
        <table:table-column table:style-name="co13" table:default-cell-style-name="ce1"/>
        <table:table-column table:style-name="co1" table:default-cell-style-name="ce1"/>
        <table:table-column table:style-name="co13" table:default-cell-style-name="ce1"/>
        <table:table-column table:style-name="co1" table:default-cell-style-name="ce1"/>
        <table:table-column table:style-name="co13" table:default-cell-style-name="ce1"/>
        <table:table-column table:style-name="co1" table:number-columns-repeated="2" table:default-cell-style-name="ce1"/>
        <table:table-column table:style-name="co19" table:number-columns-repeated="2" table:default-cell-style-name="ce1"/>
        <table:table-column table:style-name="co1" table:number-columns-repeated="16362" table:default-cell-style-name="ce1"/>
        <table:table-row table:style-name="ro3">
          <table:table-cell office:value-type="string" table:number-columns-spanned="19" table:number-rows-spanned="1" table:style-name="ce155">
            <text:p>Table 3 Defence Expenditure by Commodity Block</text:p>
          </table:table-cell>
          <table:covered-table-cell table:number-columns-repeated="18"/>
          <table:table-cell table:number-columns-repeated="16365" table:style-name="ce1"/>
        </table:table-row>
        <table:table-row table:style-name="ro27">
          <table:table-cell office:value-type="string" table:number-columns-spanned="19" table:number-rows-spanned="1" table:style-name="ce369">
            <text:p>This table shows a breakdown of Resource &amp; Capital DEL and AME by Commodity Block. Under Clear Line of Sight (CLoS), the main MOD expenditure categories are now presented as Commodity Blocks. <text:s/>This provides a more meaningful description of the Department’s planned and actual spend, and enables a clearer understanding of the MOD’s plans and expenditure over the Spending Review period. For more detail on the move to Commodity Blocks please click<text:s/><text:span text:style-name="T6">here</text:span>.</text:p>
          </table:table-cell>
          <table:covered-table-cell table:number-columns-repeated="18"/>
          <table:table-cell office:value-type="string" table:number-columns-spanned="10" table:number-rows-spanned="1" table:style-name="ce370">
            <text:p>http://www.publications.parliament.uk/pa/cm201213/cmselect/cmdfence/writev/133/133.pdf</text:p>
          </table:table-cell>
          <table:covered-table-cell table:number-columns-repeated="9"/>
          <table:table-cell table:number-columns-repeated="2" table:style-name="ce266"/>
          <table:table-cell table:number-columns-repeated="16353"/>
        </table:table-row>
        <table:table-row table:style-name="ro28">
          <table:table-cell office:value-type="string" table:number-columns-spanned="19" table:number-rows-spanned="1" table:style-name="ce369">
            <text:p>Please refer to the<text:s/><text:span text:style-name="T6">Resource Accounting &amp; Budgeting section</text:span><text:s text:c="2"/>to view important information relating to the introduction of the International Financial Reporting Standard (IFRS), the implementation of the Clear Line of Sight (CLoS) Alignment project and accounting changes from 2011/12, which have led to presentational changes to the reporting of MOD accounts.</text:p>
          </table:table-cell>
          <table:covered-table-cell table:number-columns-repeated="18"/>
          <table:table-cell office:value-type="string" table:number-columns-spanned="12" table:number-rows-spanned="1" table:style-name="ce370">
            <text:p>https://www.gov.uk/government/uploads/system/uploads/attachment_data/file/397401/ukds2012-Chapter_1_Finance.pdf</text:p>
          </table:table-cell>
          <table:covered-table-cell table:number-columns-repeated="11"/>
          <table:table-cell table:number-columns-repeated="16353"/>
        </table:table-row>
        <table:table-row table:style-name="ro32">
          <table:table-cell office:value-type="string" table:number-columns-spanned="19" table:number-rows-spanned="1" table:style-name="ce369">
            <text:p>Prior to 2011/12, when Commodity Block reporting was first introduced, information contained in this table was reported in Table 1.3a of UK Defence Statistics 2012. A link to the last published table can be found<text:s text:c="2"/><text:span text:style-name="T6">here</text:span>.<text:s/></text:p>
          </table:table-cell>
          <table:covered-table-cell table:number-columns-repeated="18"/>
          <table:table-cell office:value-type="string" table:number-columns-spanned="12" table:number-rows-spanned="1" table:style-name="ce370">
            <text:p>https://www.gov.uk/government/uploads/system/uploads/attachment_data/file/397401/ukds2012-Chapter_1_Finance.pdf</text:p>
          </table:table-cell>
          <table:covered-table-cell table:number-columns-repeated="11"/>
          <table:table-cell table:number-columns-repeated="16353"/>
        </table:table-row>
        <table:table-row table:style-name="ro9">
          <table:table-cell office:value-type="string" table:number-columns-spanned="19" table:number-rows-spanned="1" table:style-name="ce371">
            <text:p>The data are derived directly from the<text:s/><text:span text:style-name="T6">MOD Departmental Resource Accounts</text:span>.<text:s/></text:p>
          </table:table-cell>
          <table:covered-table-cell table:number-columns-repeated="18"/>
          <table:table-cell office:value-type="string" table:number-columns-spanned="11" table:number-rows-spanned="1" table:style-name="ce370">
            <text:p><text:a xlink:href="https://www.gov.uk/government/publications/ministry-of-defence-annual-report-and-accounts-2018-to-19">https://www.gov.uk/government/publications/ministry-of-defence-annual-report-and-accounts-2018-to-19</text:a></text:p>
          </table:table-cell>
          <table:covered-table-cell table:number-columns-repeated="10"/>
          <table:table-cell table:style-name="ce266"/>
          <table:table-cell table:number-columns-repeated="16353"/>
        </table:table-row>
        <table:table-row table:style-name="ro33">
          <table:table-cell office:value-type="string" table:number-columns-spanned="19" table:number-rows-spanned="1" table:style-name="ce371">
            <text:p>Please note that in 2018/19 there is a slight difference in the £38.0bn Defence Spending figure to the published total on page 15 of the 2018/19 Annual Report and Accounts. This is due to the inclusion of the element of Depreciation and Impairments within the Cost of Operations figure in ARAc. We have excluded all elements of Depreciation and Impairments in line with HMT guidance and to ensure a consistency in methodology across time periods.</text:p>
          </table:table-cell>
          <table:covered-table-cell table:number-columns-repeated="18"/>
          <table:table-cell office:value-type="string" table:number-columns-spanned="11" table:number-rows-spanned="1" table:style-name="ce372">
            <text:p><text:a xlink:href="https://www.gov.uk/government/publications/ministry-of-defence-annual-report-and-accounts-2018-to-19">https://www.gov.uk/government/publications/ministry-of-defence-annual-report-and-accounts-2018-to-19</text:a></text:p>
          </table:table-cell>
          <table:covered-table-cell table:number-columns-repeated="10"/>
          <table:table-cell table:style-name="ce266"/>
          <table:table-cell table:number-columns-repeated="16353"/>
        </table:table-row>
        <table:table-row table:style-name="ro23">
          <table:table-cell office:value-type="string" table:number-columns-spanned="19" table:number-rows-spanned="1" table:style-name="ce371">
            <text:p>Further information about the quality of data and methods used in the production of these statistics, along with details of their intended use can be found in the<text:s/><text:span text:style-name="T6">Background Quality Report - Departmental Resources Statistics</text:span>.</text:p>
          </table:table-cell>
          <table:covered-table-cell table:number-columns-repeated="18"/>
          <table:table-cell office:value-type="string" table:number-columns-spanned="9" table:number-rows-spanned="1" table:style-name="ce370">
            <text:p><text:a xlink:href="https://www.gov.uk/government/statistics/defence-departmental-resources-2019">https://www.gov.uk/government/statistics/defence-departmental-resources-2019</text:a></text:p>
          </table:table-cell>
          <table:covered-table-cell table:number-columns-repeated="8"/>
          <table:table-cell table:number-columns-repeated="3" table:style-name="ce266"/>
          <table:table-cell table:number-columns-repeated="16353"/>
        </table:table-row>
        <table:table-row table:style-name="ro9">
          <table:table-cell office:value-type="string" table:number-columns-spanned="19" table:number-rows-spanned="1" table:style-name="ce373">
            <text:p>Inclusive of non-recoverable VAT at Current Prices (£ million)</text:p>
          </table:table-cell>
          <table:covered-table-cell table:number-columns-repeated="18"/>
          <table:table-cell table:number-columns-repeated="16365" table:style-name="ce1"/>
        </table:table-row>
        <table:table-row table:style-name="ro10">
          <table:table-cell table:number-columns-spanned="3" table:number-rows-spanned="2" table:style-name="ce374"/>
          <table:covered-table-cell table:number-columns-repeated="2"/>
          <table:table-cell table:style-name="ce267"/>
          <table:table-cell office:value-type="string" table:style-name="ce268">
            <text:p>Outturn</text:p>
          </table:table-cell>
          <table:table-cell table:style-name="ce61"/>
          <table:table-cell office:value-type="string" table:style-name="ce61">
            <text:p>Outturn</text:p>
          </table:table-cell>
          <table:table-cell table:style-name="ce61"/>
          <table:table-cell office:value-type="string" table:style-name="ce61">
            <text:p>Outturn</text:p>
          </table:table-cell>
          <table:table-cell table:style-name="ce60"/>
          <table:table-cell office:value-type="string" table:style-name="ce61">
            <text:p>Outturn</text:p>
          </table:table-cell>
          <table:table-cell table:style-name="ce61"/>
          <table:table-cell office:value-type="string" table:style-name="ce61">
            <text:p>Outturn</text:p>
          </table:table-cell>
          <table:table-cell table:style-name="ce61"/>
          <table:table-cell office:value-type="string" table:style-name="ce61">
            <text:p>Outturn</text:p>
          </table:table-cell>
          <table:table-cell table:style-name="ce61"/>
          <table:table-cell office:value-type="string" table:style-name="ce61">
            <text:p>Outturn</text:p>
          </table:table-cell>
          <table:table-cell table:style-name="ce61"/>
          <table:table-cell office:value-type="string" table:style-name="ce56">
            <text:p>Outturn</text:p>
          </table:table-cell>
          <table:table-cell table:style-name="ce49"/>
          <table:table-cell table:number-columns-repeated="16364" table:style-name="ce1"/>
        </table:table-row>
        <table:table-row table:style-name="ro10">
          <table:covered-table-cell/>
          <table:covered-table-cell table:number-columns-repeated="2"/>
          <table:table-cell table:style-name="ce269"/>
          <table:table-cell office:value-type="string" table:style-name="ce270">
            <text:p>2011/12</text:p>
          </table:table-cell>
          <table:table-cell table:style-name="ce271"/>
          <table:table-cell office:value-type="string" table:style-name="ce271">
            <text:p>2012/13</text:p>
          </table:table-cell>
          <table:table-cell table:style-name="ce271"/>
          <table:table-cell office:value-type="string" table:style-name="ce271">
            <text:p>2013/14</text:p>
          </table:table-cell>
          <table:table-cell table:style-name="ce69"/>
          <table:table-cell office:value-type="string" table:style-name="ce271">
            <text:p>2014/15</text:p>
          </table:table-cell>
          <table:table-cell table:style-name="ce271"/>
          <table:table-cell office:value-type="string" table:style-name="ce271">
            <text:p>2015/16</text:p>
          </table:table-cell>
          <table:table-cell table:style-name="ce271"/>
          <table:table-cell office:value-type="string" table:style-name="ce271">
            <text:p>2016/17</text:p>
          </table:table-cell>
          <table:table-cell table:style-name="ce271"/>
          <table:table-cell office:value-type="string" table:style-name="ce271">
            <text:p>2017/18</text:p>
          </table:table-cell>
          <table:table-cell table:style-name="ce271"/>
          <table:table-cell office:value-type="string" table:style-name="ce272">
            <text:p>2018/19</text:p>
          </table:table-cell>
          <table:table-cell table:style-name="ce49"/>
          <table:table-cell table:number-columns-repeated="16364" table:style-name="ce1"/>
        </table:table-row>
        <table:table-row table:style-name="ro10">
          <table:table-cell office:value-type="string" table:number-columns-spanned="3" table:number-rows-spanned="1" table:style-name="ce375">
            <text:p>Defence Spending</text:p>
          </table:table-cell>
          <table:covered-table-cell table:number-columns-repeated="2"/>
          <table:table-cell table:style-name="ce273"/>
          <table:table-cell office:value-type="float" office:value="37169" table:style-name="ce274">
            <text:p>37 169</text:p>
          </table:table-cell>
          <table:table-cell table:style-name="ce275"/>
          <table:table-cell office:value-type="float" office:value="34260" table:style-name="ce276">
            <text:p>34 260</text:p>
          </table:table-cell>
          <table:table-cell table:style-name="ce275"/>
          <table:table-cell office:value-type="float" office:value="34559" table:style-name="ce276">
            <text:p>34 559</text:p>
          </table:table-cell>
          <table:table-cell table:style-name="ce277"/>
          <table:table-cell office:value-type="float" office:value="34365" table:style-name="ce276">
            <text:p>34 365</text:p>
          </table:table-cell>
          <table:table-cell office:value-type="float" office:value="1" table:style-name="ce278">
            <text:p><text:s/>1</text:p>
          </table:table-cell>
          <table:table-cell office:value-type="float" office:value="35100" table:style-name="ce276">
            <text:p>35 100</text:p>
          </table:table-cell>
          <table:table-cell office:value-type="float" office:value="1" table:style-name="ce279">
            <text:p><text:s/>1</text:p>
          </table:table-cell>
          <table:table-cell office:value-type="float" office:value="35283" table:style-name="ce280">
            <text:p>35 283</text:p>
          </table:table-cell>
          <table:table-cell office:value-type="float" office:value="1" table:style-name="ce278">
            <text:p><text:s/>1</text:p>
          </table:table-cell>
          <table:table-cell office:value-type="float" office:value="36605" table:style-name="ce280">
            <text:p>36 605</text:p>
          </table:table-cell>
          <table:table-cell office:value-type="float" office:value="1" table:style-name="ce279">
            <text:p><text:s/>1</text:p>
          </table:table-cell>
          <table:table-cell office:value-type="float" office:value="38026" table:style-name="ce281">
            <text:p>38 026</text:p>
          </table:table-cell>
          <table:table-cell table:style-name="ce49"/>
          <table:table-cell table:number-columns-repeated="16364" table:style-name="ce1"/>
        </table:table-row>
        <table:table-row table:style-name="ro10">
          <table:table-cell table:number-columns-spanned="3" table:number-rows-spanned="1" table:style-name="ce170"/>
          <table:covered-table-cell table:number-columns-repeated="2"/>
          <table:table-cell table:style-name="ce282"/>
          <table:table-cell table:style-name="ce283"/>
          <table:table-cell table:style-name="ce284"/>
          <table:table-cell table:style-name="ce285"/>
          <table:table-cell table:style-name="ce284"/>
          <table:table-cell table:style-name="ce285"/>
          <table:table-cell table:style-name="ce266"/>
          <table:table-cell table:number-columns-repeated="4" table:style-name="ce49"/>
          <table:table-cell table:style-name="ce286"/>
          <table:table-cell table:number-columns-repeated="3" table:style-name="ce49"/>
          <table:table-cell table:style-name="ce287"/>
          <table:table-cell table:style-name="ce49"/>
          <table:table-cell table:number-columns-repeated="16364" table:style-name="ce1"/>
        </table:table-row>
        <table:table-row table:style-name="ro10">
          <table:table-cell office:value-type="string" table:style-name="ce288">
            <text:p>Departmental Expenditure Limits (DEL)</text:p>
          </table:table-cell>
          <table:table-cell table:number-columns-repeated="2" table:style-name="ce289"/>
          <table:table-cell table:style-name="ce290"/>
          <table:table-cell office:value-type="float" office:value="46994" table:style-name="ce291">
            <text:p>46 994</text:p>
          </table:table-cell>
          <table:table-cell table:style-name="ce292"/>
          <table:table-cell office:value-type="float" office:value="43718" table:style-name="ce293">
            <text:p>43 718</text:p>
          </table:table-cell>
          <table:table-cell table:style-name="ce292"/>
          <table:table-cell office:value-type="float" office:value="44020" table:style-name="ce293">
            <text:p>44 020</text:p>
          </table:table-cell>
          <table:table-cell table:style-name="ce294"/>
          <table:table-cell office:value-type="float" office:value="42890.76" table:style-name="ce294">
            <text:p>42 891</text:p>
          </table:table-cell>
          <table:table-cell table:style-name="ce294"/>
          <table:table-cell office:value-type="float" office:value="42826" table:style-name="ce294">
            <text:p>42 826</text:p>
          </table:table-cell>
          <table:table-cell table:style-name="ce295"/>
          <table:table-cell office:value-type="float" office:value="44111" table:style-name="ce296">
            <text:p>44 111</text:p>
          </table:table-cell>
          <table:table-cell table:style-name="ce294"/>
          <table:table-cell office:value-type="float" office:value="43902" table:style-name="ce294">
            <text:p>43 902</text:p>
          </table:table-cell>
          <table:table-cell table:style-name="ce295"/>
          <table:table-cell office:value-type="float" office:value="44866" table:style-name="ce297">
            <text:p>44 866</text:p>
          </table:table-cell>
          <table:table-cell table:style-name="ce49"/>
          <table:table-cell table:number-columns-repeated="16364" table:style-name="ce1"/>
        </table:table-row>
        <table:table-row table:style-name="ro10">
          <table:table-cell table:number-columns-spanned="3" table:number-rows-spanned="1" table:style-name="ce170"/>
          <table:covered-table-cell table:number-columns-repeated="2"/>
          <table:table-cell table:style-name="ce298"/>
          <table:table-cell table:style-name="ce299"/>
          <table:table-cell table:style-name="ce300"/>
          <table:table-cell table:style-name="ce301"/>
          <table:table-cell table:style-name="ce300"/>
          <table:table-cell table:style-name="ce301"/>
          <table:table-cell table:style-name="ce266"/>
          <table:table-cell table:number-columns-repeated="4" table:style-name="ce49"/>
          <table:table-cell table:style-name="ce286"/>
          <table:table-cell table:number-columns-repeated="3" table:style-name="ce49"/>
          <table:table-cell table:style-name="ce287"/>
          <table:table-cell table:style-name="ce49"/>
          <table:table-cell table:style-name="ce302"/>
          <table:table-cell table:number-columns-repeated="16363" table:style-name="ce1"/>
        </table:table-row>
        <table:table-row table:style-name="ro10">
          <table:table-cell office:value-type="string" table:number-columns-spanned="4" table:number-rows-spanned="1" table:style-name="ce376">
            <text:p>Cash Resource DEL</text:p>
          </table:table-cell>
          <table:covered-table-cell table:number-columns-repeated="3"/>
          <table:table-cell office:value-type="float" office:value="37980" table:style-name="ce303">
            <text:p>37 980</text:p>
          </table:table-cell>
          <table:table-cell table:style-name="ce304"/>
          <table:table-cell office:value-type="float" office:value="35874" table:style-name="ce305">
            <text:p>35 874</text:p>
          </table:table-cell>
          <table:table-cell table:style-name="ce304"/>
          <table:table-cell office:value-type="float" office:value="36448" table:style-name="ce305">
            <text:p>36 448</text:p>
          </table:table-cell>
          <table:table-cell table:style-name="ce15"/>
          <table:table-cell office:value-type="float" office:value="35105.038" table:style-name="ce305">
            <text:p>35 105</text:p>
          </table:table-cell>
          <table:table-cell table:style-name="ce305"/>
          <table:table-cell office:value-type="float" office:value="35253" table:style-name="ce305">
            <text:p>35 253</text:p>
          </table:table-cell>
          <table:table-cell table:style-name="ce306"/>
          <table:table-cell office:value-type="float" office:value="35423" table:style-name="ce307">
            <text:p>35 423</text:p>
          </table:table-cell>
          <table:table-cell table:style-name="ce305"/>
          <table:table-cell office:value-type="float" office:value="34199" table:style-name="ce305">
            <text:p>34 199</text:p>
          </table:table-cell>
          <table:table-cell table:style-name="ce306"/>
          <table:table-cell office:value-type="float" office:value="34571" table:style-name="ce308">
            <text:p>34 571</text:p>
          </table:table-cell>
          <table:table-cell table:style-name="ce49"/>
          <table:table-cell table:number-columns-repeated="3" table:style-name="ce1"/>
          <table:table-cell table:number-columns-repeated="7" table:style-name="ce49"/>
          <table:table-cell table:number-columns-repeated="16354" table:style-name="ce1"/>
        </table:table-row>
        <table:table-row table:style-name="ro10">
          <table:table-cell table:number-columns-spanned="3" table:number-rows-spanned="1" table:style-name="ce170"/>
          <table:covered-table-cell table:number-columns-repeated="2"/>
          <table:table-cell table:style-name="ce309"/>
          <table:table-cell table:style-name="ce310"/>
          <table:table-cell table:style-name="ce311"/>
          <table:table-cell table:style-name="ce312"/>
          <table:table-cell table:style-name="ce311"/>
          <table:table-cell table:style-name="ce312"/>
          <table:table-cell table:style-name="ce266"/>
          <table:table-cell table:number-columns-repeated="4" table:style-name="ce49"/>
          <table:table-cell table:style-name="ce286"/>
          <table:table-cell table:number-columns-repeated="3" table:style-name="ce49"/>
          <table:table-cell table:style-name="ce287"/>
          <table:table-cell table:style-name="ce49"/>
          <table:table-cell table:number-columns-repeated="3" table:style-name="ce1"/>
          <table:table-cell table:number-columns-repeated="7" table:style-name="ce49"/>
          <table:table-cell table:number-columns-repeated="16354" table:style-name="ce1"/>
        </table:table-row>
        <table:table-row table:style-name="ro10">
          <table:table-cell table:style-name="ce313"/>
          <table:table-cell office:value-type="string" table:number-columns-spanned="3" table:number-rows-spanned="1" table:style-name="ce377">
            <text:p>Personnel Costs</text:p>
          </table:table-cell>
          <table:covered-table-cell table:number-columns-repeated="2"/>
          <table:table-cell office:value-type="float" office:value="12846" table:style-name="ce314">
            <text:p>12 846</text:p>
          </table:table-cell>
          <table:table-cell table:style-name="ce311"/>
          <table:table-cell office:value-type="float" office:value="11921" table:style-name="ce315">
            <text:p>11 921</text:p>
          </table:table-cell>
          <table:table-cell table:style-name="ce311"/>
          <table:table-cell office:value-type="float" office:value="11473" table:style-name="ce315">
            <text:p>11 473</text:p>
          </table:table-cell>
          <table:table-cell table:style-name="ce316"/>
          <table:table-cell office:value-type="float" office:value="10903.368" table:style-name="ce315">
            <text:p>10 903</text:p>
          </table:table-cell>
          <table:table-cell table:style-name="ce312"/>
          <table:table-cell office:value-type="float" office:value="11009" table:style-name="ce315">
            <text:p>11 009</text:p>
          </table:table-cell>
          <table:table-cell table:style-name="ce312"/>
          <table:table-cell office:value-type="float" office:value="11377" table:style-name="ce317">
            <text:p>11 377</text:p>
          </table:table-cell>
          <table:table-cell table:style-name="ce315"/>
          <table:table-cell office:value-type="float" office:value="11417" table:style-name="ce315">
            <text:p>11 417</text:p>
          </table:table-cell>
          <table:table-cell table:style-name="ce312"/>
          <table:table-cell office:value-type="float" office:value="11654" table:style-name="ce318">
            <text:p>11 654</text:p>
          </table:table-cell>
          <table:table-cell table:style-name="ce49"/>
          <table:table-cell table:style-name="ce319"/>
          <table:table-cell table:style-name="ce49"/>
          <table:table-cell table:style-name="ce1"/>
          <table:table-cell table:number-columns-repeated="7" table:style-name="ce49"/>
          <table:table-cell table:number-columns-repeated="16354"/>
        </table:table-row>
        <table:table-row table:style-name="ro10">
          <table:table-cell table:style-name="ce313"/>
          <table:table-cell office:value-type="string" table:style-name="ce320">
            <text:p>of which:</text:p>
          </table:table-cell>
          <table:table-cell office:value-type="string" table:number-columns-spanned="2" table:number-rows-spanned="1" table:style-name="ce378">
            <text:p>Service Personnel Costs<text:span text:style-name="T3">2</text:span></text:p>
          </table:table-cell>
          <table:covered-table-cell/>
          <table:table-cell office:value-type="float" office:value="10101" table:style-name="ce314">
            <text:p>10 101</text:p>
          </table:table-cell>
          <table:table-cell table:style-name="ce311"/>
          <table:table-cell office:value-type="float" office:value="9598" table:style-name="ce315">
            <text:p>9 598</text:p>
          </table:table-cell>
          <table:table-cell table:style-name="ce311"/>
          <table:table-cell office:value-type="float" office:value="9156" table:style-name="ce315">
            <text:p>9 156</text:p>
          </table:table-cell>
          <table:table-cell table:style-name="ce316"/>
          <table:table-cell office:value-type="float" office:value="8588.0300000000007" table:style-name="ce315">
            <text:p>8 588</text:p>
          </table:table-cell>
          <table:table-cell table:style-name="ce312"/>
          <table:table-cell office:value-type="float" office:value="9319" table:style-name="ce315">
            <text:p>9 319</text:p>
          </table:table-cell>
          <table:table-cell table:style-name="ce312"/>
          <table:table-cell office:value-type="float" office:value="9623" table:style-name="ce317">
            <text:p>9 623</text:p>
          </table:table-cell>
          <table:table-cell table:style-name="ce315"/>
          <table:table-cell office:value-type="float" office:value="9684" table:style-name="ce315">
            <text:p>9 684</text:p>
          </table:table-cell>
          <table:table-cell table:style-name="ce312"/>
          <table:table-cell office:value-type="float" office:value="9785" table:style-name="ce318">
            <text:p>9 785</text:p>
          </table:table-cell>
          <table:table-cell table:style-name="ce49"/>
          <table:table-cell table:style-name="ce1"/>
          <table:table-cell table:style-name="ce49"/>
          <table:table-cell table:style-name="ce1"/>
          <table:table-cell table:number-columns-repeated="7" table:style-name="ce49"/>
          <table:table-cell table:number-columns-repeated="16354"/>
        </table:table-row>
        <table:table-row table:style-name="ro10">
          <table:table-cell table:number-columns-spanned="2" table:number-rows-spanned="1" table:style-name="ce170"/>
          <table:covered-table-cell/>
          <table:table-cell office:value-type="string" table:number-columns-spanned="2" table:number-rows-spanned="1" table:style-name="ce377">
            <text:p>Civilian Personnel Costs<text:span text:style-name="T3">3</text:span></text:p>
          </table:table-cell>
          <table:covered-table-cell/>
          <table:table-cell office:value-type="float" office:value="2745" table:style-name="ce314">
            <text:p>2 745</text:p>
          </table:table-cell>
          <table:table-cell table:style-name="ce311"/>
          <table:table-cell office:value-type="float" office:value="2323" table:style-name="ce315">
            <text:p>2 323</text:p>
          </table:table-cell>
          <table:table-cell table:style-name="ce311"/>
          <table:table-cell office:value-type="float" office:value="2318" table:style-name="ce315">
            <text:p>2 318</text:p>
          </table:table-cell>
          <table:table-cell table:style-name="ce316"/>
          <table:table-cell office:value-type="float" office:value="2315.3380000000002" table:style-name="ce315">
            <text:p>2 315</text:p>
          </table:table-cell>
          <table:table-cell table:style-name="ce312"/>
          <table:table-cell office:value-type="float" office:value="1690" table:style-name="ce315">
            <text:p>1 690</text:p>
          </table:table-cell>
          <table:table-cell table:style-name="ce312"/>
          <table:table-cell office:value-type="float" office:value="1753" table:style-name="ce317">
            <text:p>1 753</text:p>
          </table:table-cell>
          <table:table-cell table:style-name="ce315"/>
          <table:table-cell office:value-type="float" office:value="1733" table:style-name="ce315">
            <text:p>1 733</text:p>
          </table:table-cell>
          <table:table-cell table:style-name="ce312"/>
          <table:table-cell office:value-type="float" office:value="1869" table:style-name="ce318">
            <text:p>1 869</text:p>
          </table:table-cell>
          <table:table-cell table:style-name="ce49"/>
          <table:table-cell table:style-name="ce1"/>
          <table:table-cell table:style-name="ce49"/>
          <table:table-cell table:style-name="ce1"/>
          <table:table-cell table:number-columns-repeated="7" table:style-name="ce49"/>
          <table:table-cell table:number-columns-repeated="16354"/>
        </table:table-row>
        <table:table-row table:style-name="ro15">
          <table:table-cell table:number-columns-spanned="3" table:number-rows-spanned="1" table:style-name="ce170"/>
          <table:covered-table-cell table:number-columns-repeated="2"/>
          <table:table-cell table:style-name="ce321"/>
          <table:table-cell table:style-name="ce322"/>
          <table:table-cell table:style-name="ce323"/>
          <table:table-cell table:style-name="ce286"/>
          <table:table-cell table:style-name="ce323"/>
          <table:table-cell table:style-name="ce286"/>
          <table:table-cell table:style-name="ce316"/>
          <table:table-cell table:number-columns-repeated="4" table:style-name="ce312"/>
          <table:table-cell table:style-name="ce324"/>
          <table:table-cell table:number-columns-repeated="3" table:style-name="ce312"/>
          <table:table-cell table:style-name="ce325"/>
          <table:table-cell table:style-name="ce49"/>
          <table:table-cell table:style-name="ce1"/>
          <table:table-cell table:style-name="ce49"/>
          <table:table-cell table:style-name="ce1"/>
          <table:table-cell table:number-columns-repeated="7" table:style-name="ce49"/>
          <table:table-cell table:number-columns-repeated="16354"/>
        </table:table-row>
        <table:table-row table:style-name="ro10">
          <table:table-cell table:style-name="ce326"/>
          <table:table-cell office:value-type="string" table:number-columns-spanned="3" table:number-rows-spanned="1" table:style-name="ce377">
            <text:p>Infrastructure Costs<text:span text:style-name="T3">4</text:span></text:p>
          </table:table-cell>
          <table:covered-table-cell table:number-columns-repeated="2"/>
          <table:table-cell office:value-type="float" office:value="4580" table:style-name="ce314">
            <text:p>4 580</text:p>
          </table:table-cell>
          <table:table-cell table:style-name="ce327"/>
          <table:table-cell office:value-type="float" office:value="4594" table:style-name="ce315">
            <text:p>4 594</text:p>
          </table:table-cell>
          <table:table-cell table:style-name="ce327"/>
          <table:table-cell office:value-type="float" office:value="4707" table:style-name="ce315">
            <text:p>4 707</text:p>
          </table:table-cell>
          <table:table-cell table:style-name="ce328"/>
          <table:table-cell office:value-type="float" office:value="4663.5079999999998" table:style-name="ce315">
            <text:p>4 664</text:p>
          </table:table-cell>
          <table:table-cell table:style-name="ce312"/>
          <table:table-cell office:value-type="float" office:value="4177" table:style-name="ce315">
            <text:p>4 177</text:p>
          </table:table-cell>
          <table:table-cell table:style-name="ce312"/>
          <table:table-cell office:value-type="float" office:value="4153" table:style-name="ce317">
            <text:p>4 153</text:p>
          </table:table-cell>
          <table:table-cell table:style-name="ce315"/>
          <table:table-cell office:value-type="float" office:value="4114" table:style-name="ce315">
            <text:p>4 114</text:p>
          </table:table-cell>
          <table:table-cell table:style-name="ce312"/>
          <table:table-cell office:value-type="float" office:value="4322" table:style-name="ce318">
            <text:p>4 322</text:p>
          </table:table-cell>
          <table:table-cell table:style-name="ce49"/>
          <table:table-cell table:style-name="ce1"/>
          <table:table-cell table:style-name="ce49"/>
          <table:table-cell table:style-name="ce1"/>
          <table:table-cell table:number-columns-repeated="7" table:style-name="ce49"/>
          <table:table-cell table:number-columns-repeated="16354"/>
        </table:table-row>
        <table:table-row table:style-name="ro10">
          <table:table-cell table:style-name="ce326"/>
          <table:table-cell office:value-type="string" table:number-columns-spanned="3" table:number-rows-spanned="1" table:style-name="ce377">
            <text:p>Inventory Consumption<text:span text:style-name="T3">5</text:span></text:p>
          </table:table-cell>
          <table:covered-table-cell table:number-columns-repeated="2"/>
          <table:table-cell office:value-type="float" office:value="2535" table:style-name="ce314">
            <text:p>2 535</text:p>
          </table:table-cell>
          <table:table-cell table:style-name="ce327"/>
          <table:table-cell office:value-type="float" office:value="2312" table:style-name="ce315">
            <text:p>2 312</text:p>
          </table:table-cell>
          <table:table-cell table:style-name="ce327"/>
          <table:table-cell office:value-type="float" office:value="2161" table:style-name="ce315">
            <text:p>2 161</text:p>
          </table:table-cell>
          <table:table-cell table:style-name="ce315"/>
          <table:table-cell office:value-type="float" office:value="1821.902" table:style-name="ce315">
            <text:p>1 822</text:p>
          </table:table-cell>
          <table:table-cell table:style-name="ce312"/>
          <table:table-cell office:value-type="float" office:value="1515" table:style-name="ce315">
            <text:p>1 515</text:p>
          </table:table-cell>
          <table:table-cell table:style-name="ce312"/>
          <table:table-cell office:value-type="float" office:value="1280" table:style-name="ce317">
            <text:p>1 280</text:p>
          </table:table-cell>
          <table:table-cell table:style-name="ce315"/>
          <table:table-cell office:value-type="float" office:value="1283" table:style-name="ce315">
            <text:p>1 283</text:p>
          </table:table-cell>
          <table:table-cell table:style-name="ce312"/>
          <table:table-cell office:value-type="float" office:value="1254" table:style-name="ce318">
            <text:p>1 254</text:p>
          </table:table-cell>
          <table:table-cell table:style-name="ce49"/>
          <table:table-cell table:style-name="ce1"/>
          <table:table-cell table:style-name="ce329"/>
          <table:table-cell table:style-name="ce1"/>
          <table:table-cell table:number-columns-repeated="7" table:style-name="ce49"/>
          <table:table-cell table:number-columns-repeated="16354"/>
        </table:table-row>
        <table:table-row table:style-name="ro10">
          <table:table-cell table:style-name="ce326"/>
          <table:table-cell office:value-type="string" table:number-columns-spanned="3" table:number-rows-spanned="1" table:style-name="ce377">
            <text:p>Equipment Support Costs<text:span text:style-name="T3">6</text:span></text:p>
          </table:table-cell>
          <table:covered-table-cell table:number-columns-repeated="2"/>
          <table:table-cell office:value-type="float" office:value="6256" table:style-name="ce314">
            <text:p>6 256</text:p>
          </table:table-cell>
          <table:table-cell table:style-name="ce327"/>
          <table:table-cell office:value-type="float" office:value="5588" table:style-name="ce315">
            <text:p>5 588</text:p>
          </table:table-cell>
          <table:table-cell table:style-name="ce327"/>
          <table:table-cell office:value-type="float" office:value="6411" table:style-name="ce315">
            <text:p>6 411</text:p>
          </table:table-cell>
          <table:table-cell table:style-name="ce328"/>
          <table:table-cell office:value-type="float" office:value="6527.6450000000004" table:style-name="ce315">
            <text:p>6 528</text:p>
          </table:table-cell>
          <table:table-cell table:style-name="ce312"/>
          <table:table-cell office:value-type="float" office:value="6452" table:style-name="ce315">
            <text:p>6 452</text:p>
          </table:table-cell>
          <table:table-cell table:style-name="ce312"/>
          <table:table-cell office:value-type="float" office:value="6674" table:style-name="ce317">
            <text:p>6 674</text:p>
          </table:table-cell>
          <table:table-cell table:style-name="ce315"/>
          <table:table-cell office:value-type="float" office:value="6831" table:style-name="ce315">
            <text:p>6 831</text:p>
          </table:table-cell>
          <table:table-cell table:style-name="ce312"/>
          <table:table-cell office:value-type="float" office:value="7064" table:style-name="ce318">
            <text:p>7 064</text:p>
          </table:table-cell>
          <table:table-cell table:style-name="ce49"/>
          <table:table-cell table:style-name="ce1"/>
          <table:table-cell table:style-name="ce329"/>
          <table:table-cell table:style-name="ce1"/>
          <table:table-cell table:number-columns-repeated="7" table:style-name="ce49"/>
          <table:table-cell table:number-columns-repeated="16354"/>
        </table:table-row>
        <table:table-row table:style-name="ro10">
          <table:table-cell table:style-name="ce326"/>
          <table:table-cell office:value-type="string" table:number-columns-spanned="3" table:number-rows-spanned="1" table:style-name="ce377">
            <text:p>Other Costs &amp; Services<text:span text:style-name="T3">7</text:span></text:p>
          </table:table-cell>
          <table:covered-table-cell table:number-columns-repeated="2"/>
          <table:table-cell office:value-type="float" office:value="1850" table:style-name="ce314">
            <text:p>1 850</text:p>
          </table:table-cell>
          <table:table-cell table:style-name="ce327"/>
          <table:table-cell office:value-type="float" office:value="1923" table:style-name="ce315">
            <text:p>1 923</text:p>
          </table:table-cell>
          <table:table-cell table:style-name="ce327"/>
          <table:table-cell office:value-type="float" office:value="2027" table:style-name="ce315">
            <text:p>2 027</text:p>
          </table:table-cell>
          <table:table-cell table:style-name="ce328"/>
          <table:table-cell office:value-type="float" office:value="2394.9499999999998" table:style-name="ce315">
            <text:p>2 395</text:p>
          </table:table-cell>
          <table:table-cell table:style-name="ce315"/>
          <table:table-cell office:value-type="float" office:value="2197" table:style-name="ce315">
            <text:p>2 197</text:p>
          </table:table-cell>
          <table:table-cell table:style-name="ce312"/>
          <table:table-cell office:value-type="float" office:value="1662" table:style-name="ce317">
            <text:p>1 662</text:p>
          </table:table-cell>
          <table:table-cell table:style-name="ce315"/>
          <table:table-cell office:value-type="float" office:value="1803" table:style-name="ce315">
            <text:p>1 803</text:p>
          </table:table-cell>
          <table:table-cell table:style-name="ce312"/>
          <table:table-cell office:value-type="float" office:value="1943" table:style-name="ce318">
            <text:p>1 943</text:p>
          </table:table-cell>
          <table:table-cell table:style-name="ce49"/>
          <table:table-cell table:style-name="ce1"/>
          <table:table-cell table:style-name="ce329"/>
          <table:table-cell table:style-name="ce1"/>
          <table:table-cell table:number-columns-repeated="7" table:style-name="ce49"/>
          <table:table-cell table:number-columns-repeated="16354"/>
        </table:table-row>
        <table:table-row table:style-name="ro10">
          <table:table-cell table:style-name="ce326"/>
          <table:table-cell office:value-type="string" table:number-columns-spanned="3" table:number-rows-spanned="1" table:style-name="ce377">
            <text:p>Receipts &amp; Other Income<text:span text:style-name="T3">8</text:span></text:p>
          </table:table-cell>
          <table:covered-table-cell table:number-columns-repeated="2"/>
          <table:table-cell office:value-type="float" office:value="-1327" table:style-name="ce314">
            <text:p>-1 327</text:p>
          </table:table-cell>
          <table:table-cell table:style-name="ce327"/>
          <table:table-cell office:value-type="float" office:value="-1277" table:style-name="ce315">
            <text:p>-1 277</text:p>
          </table:table-cell>
          <table:table-cell table:style-name="ce327"/>
          <table:table-cell office:value-type="float" office:value="-1196" table:style-name="ce315">
            <text:p>-1 196</text:p>
          </table:table-cell>
          <table:table-cell table:style-name="ce328"/>
          <table:table-cell office:value-type="float" office:value="-1132.72" table:style-name="ce315">
            <text:p>-1 133</text:p>
          </table:table-cell>
          <table:table-cell table:style-name="ce315"/>
          <table:table-cell office:value-type="float" office:value="-1001" table:style-name="ce315">
            <text:p>-1 001</text:p>
          </table:table-cell>
          <table:table-cell table:style-name="ce312"/>
          <table:table-cell office:value-type="float" office:value="-1018" table:style-name="ce317">
            <text:p>-1 018</text:p>
          </table:table-cell>
          <table:table-cell table:style-name="ce315"/>
          <table:table-cell office:value-type="float" office:value="-1082" table:style-name="ce315">
            <text:p>-1 082</text:p>
          </table:table-cell>
          <table:table-cell table:style-name="ce312"/>
          <table:table-cell office:value-type="float" office:value="-1091" table:style-name="ce318">
            <text:p>-1 091</text:p>
          </table:table-cell>
          <table:table-cell table:style-name="ce49"/>
          <table:table-cell table:style-name="ce1"/>
          <table:table-cell table:style-name="ce49"/>
          <table:table-cell table:style-name="ce1"/>
          <table:table-cell table:number-columns-repeated="7" table:style-name="ce49"/>
          <table:table-cell table:number-columns-repeated="16354"/>
        </table:table-row>
        <table:table-row table:style-name="ro10">
          <table:table-cell table:style-name="ce330"/>
          <table:table-cell office:value-type="string" table:number-columns-spanned="3" table:number-rows-spanned="1" table:style-name="ce377">
            <text:p>Depreciation &amp; Impairment<text:span text:style-name="T3">9</text:span></text:p>
          </table:table-cell>
          <table:covered-table-cell table:number-columns-repeated="2"/>
          <table:table-cell office:value-type="float" office:value="9825" table:style-name="ce314">
            <text:p>9 825</text:p>
          </table:table-cell>
          <table:table-cell table:style-name="ce327"/>
          <table:table-cell office:value-type="float" office:value="9458" table:style-name="ce315">
            <text:p>9 458</text:p>
          </table:table-cell>
          <table:table-cell table:style-name="ce327"/>
          <table:table-cell office:value-type="float" office:value="9462" table:style-name="ce315">
            <text:p>9 462</text:p>
          </table:table-cell>
          <table:table-cell table:style-name="ce328"/>
          <table:table-cell office:value-type="float" office:value="8509.59" table:style-name="ce315">
            <text:p>8 510</text:p>
          </table:table-cell>
          <table:table-cell table:style-name="ce315"/>
          <table:table-cell office:value-type="float" office:value="7711" table:style-name="ce315">
            <text:p>7 711</text:p>
          </table:table-cell>
          <table:table-cell table:style-name="ce312"/>
          <table:table-cell office:value-type="float" office:value="8819" table:style-name="ce317">
            <text:p>8 819</text:p>
          </table:table-cell>
          <table:table-cell table:style-name="ce315"/>
          <table:table-cell office:value-type="float" office:value="7287" table:style-name="ce315">
            <text:p>7 287</text:p>
          </table:table-cell>
          <table:table-cell table:style-name="ce312"/>
          <table:table-cell office:value-type="float" office:value="6830" table:style-name="ce318">
            <text:p>6 830</text:p>
          </table:table-cell>
          <table:table-cell table:style-name="ce49"/>
          <table:table-cell table:style-name="ce1"/>
          <table:table-cell table:style-name="ce49"/>
          <table:table-cell table:style-name="ce1"/>
          <table:table-cell table:number-columns-repeated="7" table:style-name="ce49"/>
          <table:table-cell table:number-columns-repeated="16354"/>
        </table:table-row>
        <table:table-row table:style-name="ro10">
          <table:table-cell table:style-name="ce330"/>
          <table:table-cell office:value-type="string" table:number-columns-spanned="3" table:number-rows-spanned="1" table:style-name="ce377">
            <text:p>Cash Release of Provisions<text:span text:style-name="T3">10</text:span></text:p>
          </table:table-cell>
          <table:covered-table-cell table:number-columns-repeated="2"/>
          <table:table-cell office:value-type="float" office:value="348" table:style-name="ce314">
            <text:p><text:s/>348</text:p>
          </table:table-cell>
          <table:table-cell table:style-name="ce327"/>
          <table:table-cell office:value-type="float" office:value="239" table:style-name="ce315">
            <text:p><text:s/>239</text:p>
          </table:table-cell>
          <table:table-cell table:style-name="ce327"/>
          <table:table-cell office:value-type="float" office:value="178" table:style-name="ce315">
            <text:p><text:s/>178</text:p>
          </table:table-cell>
          <table:table-cell table:style-name="ce328"/>
          <table:table-cell office:value-type="float" office:value="219.17500000000001" table:style-name="ce315">
            <text:p><text:s/>219</text:p>
          </table:table-cell>
          <table:table-cell table:style-name="ce315"/>
          <table:table-cell office:value-type="float" office:value="256" table:style-name="ce315">
            <text:p><text:s/>256</text:p>
          </table:table-cell>
          <table:table-cell table:style-name="ce315"/>
          <table:table-cell office:value-type="float" office:value="265" table:style-name="ce317">
            <text:p><text:s/>265</text:p>
          </table:table-cell>
          <table:table-cell table:style-name="ce315"/>
          <table:table-cell office:value-type="float" office:value="303" table:style-name="ce315">
            <text:p><text:s/>303</text:p>
          </table:table-cell>
          <table:table-cell table:style-name="ce312"/>
          <table:table-cell office:value-type="float" office:value="395" table:style-name="ce318">
            <text:p><text:s/>395</text:p>
          </table:table-cell>
          <table:table-cell table:style-name="ce49"/>
          <table:table-cell table:style-name="ce1"/>
          <table:table-cell table:style-name="ce49"/>
          <table:table-cell table:style-name="ce1"/>
          <table:table-cell table:number-columns-repeated="7" table:style-name="ce49"/>
          <table:table-cell table:number-columns-repeated="16354"/>
        </table:table-row>
        <table:table-row table:style-name="ro10">
          <table:table-cell table:style-name="ce330"/>
          <table:table-cell office:value-type="string" table:number-columns-spanned="3" table:number-rows-spanned="1" table:style-name="ce377">
            <text:p>Research &amp; Development Costs<text:span text:style-name="T3">11</text:span></text:p>
          </table:table-cell>
          <table:covered-table-cell table:number-columns-repeated="2"/>
          <table:table-cell office:value-type="float" office:value="833" table:style-name="ce314">
            <text:p><text:s/>833</text:p>
          </table:table-cell>
          <table:table-cell table:style-name="ce327"/>
          <table:table-cell office:value-type="float" office:value="944" table:style-name="ce315">
            <text:p><text:s/>944</text:p>
          </table:table-cell>
          <table:table-cell table:style-name="ce327"/>
          <table:table-cell office:value-type="float" office:value="988" table:style-name="ce315">
            <text:p><text:s/>988</text:p>
          </table:table-cell>
          <table:table-cell table:style-name="ce328"/>
          <table:table-cell office:value-type="float" office:value="1012.081" table:style-name="ce315">
            <text:p>1 012</text:p>
          </table:table-cell>
          <table:table-cell table:style-name="ce315"/>
          <table:table-cell office:value-type="float" office:value="894" table:style-name="ce315">
            <text:p><text:s/>894</text:p>
          </table:table-cell>
          <table:table-cell office:value-type="string" table:style-name="ce331">
            <text:p>||</text:p>
          </table:table-cell>
          <table:table-cell office:value-type="float" office:value="164" table:style-name="ce317">
            <text:p><text:s/>164</text:p>
          </table:table-cell>
          <table:table-cell table:style-name="ce315"/>
          <table:table-cell office:value-type="float" office:value="223" table:style-name="ce315">
            <text:p><text:s/>223</text:p>
          </table:table-cell>
          <table:table-cell table:style-name="ce312"/>
          <table:table-cell office:value-type="float" office:value="229" table:style-name="ce318">
            <text:p><text:s/>229</text:p>
          </table:table-cell>
          <table:table-cell table:style-name="ce49"/>
          <table:table-cell table:style-name="ce1"/>
          <table:table-cell table:style-name="ce49"/>
          <table:table-cell table:style-name="ce1"/>
          <table:table-cell table:number-columns-repeated="7" table:style-name="ce49"/>
          <table:table-cell table:number-columns-repeated="16354"/>
        </table:table-row>
        <table:table-row table:style-name="ro10">
          <table:table-cell table:style-name="ce330"/>
          <table:table-cell office:value-type="string" table:number-columns-spanned="3" table:number-rows-spanned="1" table:style-name="ce377">
            <text:p>Conflict Stability and Security Fund</text:p>
          </table:table-cell>
          <table:covered-table-cell table:number-columns-repeated="2"/>
          <table:table-cell office:value-type="float" office:value="46" table:style-name="ce314">
            <text:p><text:s/>46</text:p>
          </table:table-cell>
          <table:table-cell table:style-name="ce327"/>
          <table:table-cell office:value-type="float" office:value="44" table:style-name="ce315">
            <text:p><text:s/>44</text:p>
          </table:table-cell>
          <table:table-cell table:style-name="ce327"/>
          <table:table-cell office:value-type="float" office:value="50" table:style-name="ce315">
            <text:p><text:s/>50</text:p>
          </table:table-cell>
          <table:table-cell table:style-name="ce328"/>
          <table:table-cell office:value-type="float" office:value="55.518000000000001" table:style-name="ce315">
            <text:p><text:s/>56</text:p>
          </table:table-cell>
          <table:table-cell table:style-name="ce315"/>
          <table:table-cell office:value-type="float" office:value="53" table:style-name="ce315">
            <text:p><text:s/>53</text:p>
          </table:table-cell>
          <table:table-cell table:style-name="ce315"/>
          <table:table-cell office:value-type="float" office:value="87" table:style-name="ce317">
            <text:p><text:s/>87</text:p>
          </table:table-cell>
          <table:table-cell table:style-name="ce315"/>
          <table:table-cell office:value-type="float" office:value="91" table:style-name="ce315">
            <text:p><text:s/>91</text:p>
          </table:table-cell>
          <table:table-cell table:style-name="ce312"/>
          <table:table-cell office:value-type="float" office:value="89" table:style-name="ce318">
            <text:p><text:s/>89</text:p>
          </table:table-cell>
          <table:table-cell table:style-name="ce49"/>
          <table:table-cell table:style-name="ce1"/>
          <table:table-cell table:style-name="ce49"/>
          <table:table-cell table:style-name="ce1"/>
          <table:table-cell table:number-columns-repeated="7" table:style-name="ce49"/>
          <table:table-cell table:number-columns-repeated="16354"/>
        </table:table-row>
        <table:table-row table:style-name="ro10">
          <table:table-cell table:style-name="ce330"/>
          <table:table-cell office:value-type="string" table:number-columns-spanned="3" table:number-rows-spanned="1" table:style-name="ce377">
            <text:p>Arm's Length Bodies<text:span text:style-name="T3">1,12</text:span></text:p>
          </table:table-cell>
          <table:covered-table-cell table:number-columns-repeated="2"/>
          <table:table-cell office:value-type="float" office:value="187" table:style-name="ce314">
            <text:p><text:s/>187</text:p>
          </table:table-cell>
          <table:table-cell table:style-name="ce327"/>
          <table:table-cell office:value-type="float" office:value="127" table:style-name="ce315">
            <text:p><text:s/>127</text:p>
          </table:table-cell>
          <table:table-cell table:style-name="ce327"/>
          <table:table-cell office:value-type="float" office:value="187" table:style-name="ce315">
            <text:p><text:s/>187</text:p>
          </table:table-cell>
          <table:table-cell table:style-name="ce328"/>
          <table:table-cell office:value-type="float" office:value="130.02099999999999" table:style-name="ce315">
            <text:p><text:s/>130</text:p>
          </table:table-cell>
          <table:table-cell table:style-name="ce315"/>
          <table:table-cell office:value-type="float" office:value="165" table:style-name="ce315">
            <text:p><text:s/>165</text:p>
          </table:table-cell>
          <table:table-cell table:style-name="ce315"/>
          <table:table-cell office:value-type="float" office:value="153" table:style-name="ce317">
            <text:p><text:s/>153</text:p>
          </table:table-cell>
          <table:table-cell table:style-name="ce315"/>
          <table:table-cell office:value-type="float" office:value="165" table:style-name="ce315">
            <text:p><text:s/>165</text:p>
          </table:table-cell>
          <table:table-cell table:style-name="ce312"/>
          <table:table-cell office:value-type="float" office:value="204" table:style-name="ce318">
            <text:p><text:s/>204</text:p>
          </table:table-cell>
          <table:table-cell table:style-name="ce49"/>
          <table:table-cell table:style-name="ce1"/>
          <table:table-cell table:style-name="ce49"/>
          <table:table-cell table:style-name="ce1"/>
          <table:table-cell table:number-columns-repeated="7" table:style-name="ce49"/>
          <table:table-cell table:number-columns-repeated="16354"/>
        </table:table-row>
        <table:table-row table:style-name="ro10">
          <table:table-cell table:style-name="ce330"/>
          <table:table-cell office:value-type="string" table:number-columns-spanned="3" table:number-rows-spanned="1" table:style-name="ce377">
            <text:p>DE&amp;S Bespoke Trading Entity<text:span text:style-name="T3">13</text:span></text:p>
          </table:table-cell>
          <table:covered-table-cell table:number-columns-repeated="2"/>
          <table:table-cell office:value-type="string" table:style-name="ce314">
            <text:p>*</text:p>
          </table:table-cell>
          <table:table-cell table:style-name="ce327"/>
          <table:table-cell office:value-type="string" table:style-name="ce315">
            <text:p>*</text:p>
          </table:table-cell>
          <table:table-cell table:style-name="ce327"/>
          <table:table-cell office:value-type="string" table:style-name="ce315">
            <text:p>*</text:p>
          </table:table-cell>
          <table:table-cell table:style-name="ce328"/>
          <table:table-cell office:value-type="string" table:style-name="ce315">
            <text:p>*</text:p>
          </table:table-cell>
          <table:table-cell table:style-name="ce315"/>
          <table:table-cell office:value-type="float" office:value="1028" table:style-name="ce315">
            <text:p>1 028</text:p>
          </table:table-cell>
          <table:table-cell table:style-name="ce312"/>
          <table:table-cell office:value-type="float" office:value="1044" table:style-name="ce317">
            <text:p>1 044</text:p>
          </table:table-cell>
          <table:table-cell table:style-name="ce315"/>
          <table:table-cell office:value-type="float" office:value="1041" table:style-name="ce315">
            <text:p>1 041</text:p>
          </table:table-cell>
          <table:table-cell table:style-name="ce312"/>
          <table:table-cell office:value-type="float" office:value="981" table:style-name="ce318">
            <text:p><text:s/>981</text:p>
          </table:table-cell>
          <table:table-cell table:style-name="ce49"/>
          <table:table-cell table:style-name="ce1"/>
          <table:table-cell table:style-name="ce49"/>
          <table:table-cell table:style-name="ce1"/>
          <table:table-cell table:number-columns-repeated="7" table:style-name="ce49"/>
          <table:table-cell table:number-columns-repeated="16354"/>
        </table:table-row>
        <table:table-row table:style-name="ro10">
          <table:table-cell table:style-name="ce330"/>
          <table:table-cell office:value-type="string" table:number-columns-spanned="3" table:number-rows-spanned="1" table:style-name="ce377">
            <text:p>War Pension Benefits<text:span text:style-name="T3">14</text:span></text:p>
          </table:table-cell>
          <table:covered-table-cell table:number-columns-repeated="2"/>
          <table:table-cell office:value-type="string" table:style-name="ce314">
            <text:p>*</text:p>
          </table:table-cell>
          <table:table-cell table:style-name="ce327"/>
          <table:table-cell office:value-type="string" table:style-name="ce315">
            <text:p>*</text:p>
          </table:table-cell>
          <table:table-cell table:style-name="ce327"/>
          <table:table-cell office:value-type="string" table:style-name="ce315">
            <text:p>*</text:p>
          </table:table-cell>
          <table:table-cell table:style-name="ce328"/>
          <table:table-cell office:value-type="string" table:style-name="ce315">
            <text:p>*</text:p>
          </table:table-cell>
          <table:table-cell table:style-name="ce1"/>
          <table:table-cell office:value-type="float" office:value="795" table:style-name="ce315">
            <text:p><text:s/>795</text:p>
          </table:table-cell>
          <table:table-cell table:style-name="ce49"/>
          <table:table-cell office:value-type="float" office:value="765" table:style-name="ce317">
            <text:p><text:s/>765</text:p>
          </table:table-cell>
          <table:table-cell table:style-name="ce315"/>
          <table:table-cell office:value-type="float" office:value="723" table:style-name="ce315">
            <text:p><text:s/>723</text:p>
          </table:table-cell>
          <table:table-cell table:style-name="ce312"/>
          <table:table-cell office:value-type="float" office:value="697" table:style-name="ce318">
            <text:p><text:s/>697</text:p>
          </table:table-cell>
          <table:table-cell table:style-name="ce49"/>
          <table:table-cell table:style-name="ce1"/>
          <table:table-cell table:style-name="ce49"/>
          <table:table-cell table:style-name="ce1"/>
          <table:table-cell table:number-columns-repeated="7" table:style-name="ce49"/>
          <table:table-cell table:number-columns-repeated="16354"/>
        </table:table-row>
        <table:table-row table:style-name="ro10">
          <table:table-cell table:number-columns-spanned="3" table:number-rows-spanned="1" table:style-name="ce170"/>
          <table:covered-table-cell table:number-columns-repeated="2"/>
          <table:table-cell table:style-name="ce282"/>
          <table:table-cell table:style-name="ce310"/>
          <table:table-cell table:style-name="ce311"/>
          <table:table-cell table:style-name="ce312"/>
          <table:table-cell table:style-name="ce311"/>
          <table:table-cell table:style-name="ce312"/>
          <table:table-cell table:style-name="ce266"/>
          <table:table-cell table:number-columns-repeated="4" table:style-name="ce312"/>
          <table:table-cell table:style-name="ce324"/>
          <table:table-cell table:number-columns-repeated="3" table:style-name="ce312"/>
          <table:table-cell table:style-name="ce325"/>
          <table:table-cell table:style-name="ce49"/>
          <table:table-cell table:style-name="ce1"/>
          <table:table-cell table:style-name="ce49"/>
          <table:table-cell table:style-name="ce1"/>
          <table:table-cell table:number-columns-repeated="7" table:style-name="ce49"/>
          <table:table-cell table:number-columns-repeated="16354"/>
        </table:table-row>
        <table:table-row table:style-name="ro10">
          <table:table-cell office:value-type="string" table:number-columns-spanned="4" table:number-rows-spanned="1" table:style-name="ce376">
            <text:p>Capital DEL<text:span text:style-name="T8">15</text:span></text:p>
          </table:table-cell>
          <table:covered-table-cell table:number-columns-repeated="3"/>
          <table:table-cell office:value-type="float" office:value="9014" table:style-name="ce303">
            <text:p>9 014</text:p>
          </table:table-cell>
          <table:table-cell table:style-name="ce304"/>
          <table:table-cell office:value-type="float" office:value="7843" table:style-name="ce305">
            <text:p>7 843</text:p>
          </table:table-cell>
          <table:table-cell table:style-name="ce304"/>
          <table:table-cell office:value-type="float" office:value="7572" table:style-name="ce305">
            <text:p>7 572</text:p>
          </table:table-cell>
          <table:table-cell table:style-name="ce332"/>
          <table:table-cell office:value-type="float" office:value="7785.7219999999998" table:style-name="ce305">
            <text:p>7 786</text:p>
          </table:table-cell>
          <table:table-cell table:style-name="ce305"/>
          <table:table-cell office:value-type="float" office:value="7574" table:style-name="ce305">
            <text:p>7 574</text:p>
          </table:table-cell>
          <table:table-cell table:style-name="ce306"/>
          <table:table-cell office:value-type="float" office:value="8689" table:style-name="ce307">
            <text:p>8 689</text:p>
          </table:table-cell>
          <table:table-cell table:style-name="ce305"/>
          <table:table-cell office:value-type="float" office:value="9704" table:style-name="ce305">
            <text:p>9 704</text:p>
          </table:table-cell>
          <table:table-cell table:style-name="ce306"/>
          <table:table-cell office:value-type="float" office:value="10294" table:style-name="ce308">
            <text:p>10 294</text:p>
          </table:table-cell>
          <table:table-cell table:style-name="ce49"/>
          <table:table-cell table:style-name="ce1"/>
          <table:table-cell table:style-name="ce49"/>
          <table:table-cell table:style-name="ce1"/>
          <table:table-cell table:number-columns-repeated="7" table:style-name="ce49"/>
          <table:table-cell table:number-columns-repeated="16354"/>
        </table:table-row>
        <table:table-row table:style-name="ro10">
          <table:table-cell table:number-columns-spanned="3" table:number-rows-spanned="1" table:style-name="ce170"/>
          <table:covered-table-cell table:number-columns-repeated="2"/>
          <table:table-cell table:style-name="ce333"/>
          <table:table-cell table:style-name="ce314"/>
          <table:table-cell table:style-name="ce327"/>
          <table:table-cell table:style-name="ce315"/>
          <table:table-cell table:style-name="ce327"/>
          <table:table-cell table:style-name="ce315"/>
          <table:table-cell table:style-name="ce15"/>
          <table:table-cell table:number-columns-repeated="3" table:style-name="ce315"/>
          <table:table-cell table:style-name="ce312"/>
          <table:table-cell table:style-name="ce324"/>
          <table:table-cell table:number-columns-repeated="3" table:style-name="ce312"/>
          <table:table-cell table:style-name="ce325"/>
          <table:table-cell table:style-name="ce49"/>
          <table:table-cell table:style-name="ce1"/>
          <table:table-cell table:style-name="ce49"/>
          <table:table-cell table:style-name="ce1"/>
          <table:table-cell table:number-columns-repeated="7" table:style-name="ce49"/>
          <table:table-cell table:number-columns-repeated="16354"/>
        </table:table-row>
        <table:table-row table:style-name="ro10">
          <table:table-cell table:style-name="ce334"/>
          <table:table-cell office:value-type="string" table:number-columns-spanned="3" table:number-rows-spanned="1" table:style-name="ce377">
            <text:p>Single Use Military Equipment<text:span text:style-name="T3">16</text:span></text:p>
          </table:table-cell>
          <table:covered-table-cell table:number-columns-repeated="2"/>
          <table:table-cell office:value-type="float" office:value="5284" table:style-name="ce314">
            <text:p>5 284</text:p>
          </table:table-cell>
          <table:table-cell table:style-name="ce327"/>
          <table:table-cell office:value-type="float" office:value="4768" table:style-name="ce315">
            <text:p>4 768</text:p>
          </table:table-cell>
          <table:table-cell table:style-name="ce327"/>
          <table:table-cell office:value-type="float" office:value="4528" table:style-name="ce315">
            <text:p>4 528</text:p>
          </table:table-cell>
          <table:table-cell table:style-name="ce15"/>
          <table:table-cell office:value-type="float" office:value="4888.8050000000003" table:style-name="ce315">
            <text:p>4 889</text:p>
          </table:table-cell>
          <table:table-cell table:style-name="ce315"/>
          <table:table-cell office:value-type="float" office:value="5290" table:style-name="ce315">
            <text:p>5 290</text:p>
          </table:table-cell>
          <table:table-cell table:style-name="ce312"/>
          <table:table-cell office:value-type="float" office:value="5304" table:style-name="ce317">
            <text:p>5 304</text:p>
          </table:table-cell>
          <table:table-cell table:style-name="ce315"/>
          <table:table-cell office:value-type="float" office:value="5708" table:style-name="ce315">
            <text:p>5 708</text:p>
          </table:table-cell>
          <table:table-cell table:style-name="ce312"/>
          <table:table-cell office:value-type="float" office:value="5893" table:style-name="ce318">
            <text:p>5 893</text:p>
          </table:table-cell>
          <table:table-cell table:style-name="ce49"/>
          <table:table-cell table:style-name="ce1"/>
          <table:table-cell table:style-name="ce49"/>
          <table:table-cell table:style-name="ce1"/>
          <table:table-cell table:number-columns-repeated="7" table:style-name="ce49"/>
          <table:table-cell table:number-columns-repeated="16354"/>
        </table:table-row>
        <table:table-row table:style-name="ro10">
          <table:table-cell table:style-name="ce334"/>
          <table:table-cell office:value-type="string" table:number-columns-spanned="3" table:number-rows-spanned="1" table:style-name="ce377">
            <text:p>Other Capital (Fiscal)<text:span text:style-name="T3">17</text:span></text:p>
          </table:table-cell>
          <table:covered-table-cell table:number-columns-repeated="2"/>
          <table:table-cell office:value-type="float" office:value="3883" table:style-name="ce314">
            <text:p>3 883</text:p>
          </table:table-cell>
          <table:table-cell table:style-name="ce327"/>
          <table:table-cell office:value-type="float" office:value="3141" table:style-name="ce315">
            <text:p>3 141</text:p>
          </table:table-cell>
          <table:table-cell table:style-name="ce327"/>
          <table:table-cell office:value-type="float" office:value="3091" table:style-name="ce315">
            <text:p>3 091</text:p>
          </table:table-cell>
          <table:table-cell table:style-name="ce15"/>
          <table:table-cell office:value-type="float" office:value="3202.01" table:style-name="ce315">
            <text:p>3 202</text:p>
          </table:table-cell>
          <table:table-cell table:style-name="ce315"/>
          <table:table-cell office:value-type="float" office:value="2621" table:style-name="ce315">
            <text:p>2 621</text:p>
          </table:table-cell>
          <table:table-cell table:style-name="ce312"/>
          <table:table-cell office:value-type="float" office:value="2283" table:style-name="ce317">
            <text:p>2 283</text:p>
          </table:table-cell>
          <table:table-cell table:style-name="ce315"/>
          <table:table-cell office:value-type="float" office:value="2950" table:style-name="ce315">
            <text:p>2 950</text:p>
          </table:table-cell>
          <table:table-cell table:style-name="ce312"/>
          <table:table-cell office:value-type="float" office:value="3272" table:style-name="ce318">
            <text:p>3 272</text:p>
          </table:table-cell>
          <table:table-cell table:style-name="ce49"/>
          <table:table-cell table:style-name="ce1"/>
          <table:table-cell table:style-name="ce49"/>
          <table:table-cell table:style-name="ce1"/>
          <table:table-cell table:number-columns-repeated="7" table:style-name="ce49"/>
          <table:table-cell table:number-columns-repeated="16354"/>
        </table:table-row>
        <table:table-row table:style-name="ro10">
          <table:table-cell table:style-name="ce334"/>
          <table:table-cell office:value-type="string" table:number-columns-spanned="3" table:number-rows-spanned="1" table:style-name="ce377">
            <text:p>Research &amp; Development Costs<text:span text:style-name="T3">11</text:span></text:p>
          </table:table-cell>
          <table:covered-table-cell table:number-columns-repeated="2"/>
          <table:table-cell office:value-type="string" table:style-name="ce314">
            <text:p>*</text:p>
          </table:table-cell>
          <table:table-cell table:style-name="ce327"/>
          <table:table-cell office:value-type="string" table:style-name="ce315">
            <text:p>*</text:p>
          </table:table-cell>
          <table:table-cell table:style-name="ce327"/>
          <table:table-cell office:value-type="string" table:style-name="ce315">
            <text:p>*</text:p>
          </table:table-cell>
          <table:table-cell table:style-name="ce15"/>
          <table:table-cell office:value-type="string" table:style-name="ce315">
            <text:p>*</text:p>
          </table:table-cell>
          <table:table-cell table:style-name="ce315"/>
          <table:table-cell office:value-type="string" table:style-name="ce315">
            <text:p>*</text:p>
          </table:table-cell>
          <table:table-cell table:style-name="ce335"/>
          <table:table-cell office:value-type="float" office:value="1104" table:style-name="ce317">
            <text:p>1 104</text:p>
          </table:table-cell>
          <table:table-cell table:style-name="ce315"/>
          <table:table-cell office:value-type="float" office:value="1008" table:style-name="ce315">
            <text:p>1 008</text:p>
          </table:table-cell>
          <table:table-cell table:style-name="ce312"/>
          <table:table-cell office:value-type="float" office:value="1110" table:style-name="ce318">
            <text:p>1 110</text:p>
          </table:table-cell>
          <table:table-cell table:style-name="ce49"/>
          <table:table-cell table:style-name="ce1"/>
          <table:table-cell table:style-name="ce329"/>
          <table:table-cell table:style-name="ce1"/>
          <table:table-cell table:number-columns-repeated="7" table:style-name="ce49"/>
          <table:table-cell table:number-columns-repeated="16354"/>
        </table:table-row>
        <table:table-row table:style-name="ro10">
          <table:table-cell table:style-name="ce334"/>
          <table:table-cell office:value-type="string" table:number-columns-spanned="3" table:number-rows-spanned="1" table:style-name="ce377">
            <text:p>Fixed Asset/Estate Disposal Costs</text:p>
          </table:table-cell>
          <table:covered-table-cell table:number-columns-repeated="2"/>
          <table:table-cell office:value-type="float" office:value="-150" table:style-name="ce314">
            <text:p>- 150</text:p>
          </table:table-cell>
          <table:table-cell table:style-name="ce327"/>
          <table:table-cell office:value-type="float" office:value="-64" table:style-name="ce315">
            <text:p>- 64</text:p>
          </table:table-cell>
          <table:table-cell table:style-name="ce327"/>
          <table:table-cell office:value-type="float" office:value="-44" table:style-name="ce315">
            <text:p>- 44</text:p>
          </table:table-cell>
          <table:table-cell table:style-name="ce15"/>
          <table:table-cell office:value-type="float" office:value="-250.881" table:style-name="ce315">
            <text:p>- 251</text:p>
          </table:table-cell>
          <table:table-cell table:style-name="ce315"/>
          <table:table-cell office:value-type="float" office:value="-423" table:style-name="ce315">
            <text:p>- 423</text:p>
          </table:table-cell>
          <table:table-cell table:style-name="ce312"/>
          <table:table-cell office:value-type="float" office:value="-37" table:style-name="ce317">
            <text:p>- 37</text:p>
          </table:table-cell>
          <table:table-cell table:style-name="ce315"/>
          <table:table-cell office:value-type="float" office:value="-33" table:style-name="ce315">
            <text:p>- 33</text:p>
          </table:table-cell>
          <table:table-cell table:style-name="ce312"/>
          <table:table-cell office:value-type="float" office:value="-43" table:style-name="ce318">
            <text:p>- 43</text:p>
          </table:table-cell>
          <table:table-cell table:style-name="ce49"/>
          <table:table-cell table:style-name="ce1"/>
          <table:table-cell table:style-name="ce329"/>
          <table:table-cell table:style-name="ce1"/>
          <table:table-cell table:number-columns-repeated="7" table:style-name="ce49"/>
          <table:table-cell table:number-columns-repeated="16354"/>
        </table:table-row>
        <table:table-row table:style-name="ro10">
          <table:table-cell table:style-name="ce334"/>
          <table:table-cell office:value-type="string" table:number-columns-spanned="3" table:number-rows-spanned="1" table:style-name="ce377">
            <text:p>New Loans and Loan Repayments</text:p>
          </table:table-cell>
          <table:covered-table-cell table:number-columns-repeated="2"/>
          <table:table-cell office:value-type="float" office:value="-5" table:style-name="ce314">
            <text:p>- 5</text:p>
          </table:table-cell>
          <table:table-cell table:style-name="ce327"/>
          <table:table-cell office:value-type="float" office:value="-6" table:style-name="ce315">
            <text:p>- 6</text:p>
          </table:table-cell>
          <table:table-cell table:style-name="ce327"/>
          <table:table-cell office:value-type="float" office:value="-6" table:style-name="ce315">
            <text:p>- 6</text:p>
          </table:table-cell>
          <table:table-cell table:style-name="ce15"/>
          <table:table-cell office:value-type="float" office:value="-56.625999999999998" table:style-name="ce315">
            <text:p>- 57</text:p>
          </table:table-cell>
          <table:table-cell table:style-name="ce315"/>
          <table:table-cell office:value-type="float" office:value="-3" table:style-name="ce315">
            <text:p>- 3</text:p>
          </table:table-cell>
          <table:table-cell table:style-name="ce312"/>
          <table:table-cell office:value-type="float" office:value="-63" table:style-name="ce317">
            <text:p>- 63</text:p>
          </table:table-cell>
          <table:table-cell table:style-name="ce315"/>
          <table:table-cell office:value-type="float" office:value="0" table:style-name="ce336">
            <text:p>-</text:p>
          </table:table-cell>
          <table:table-cell table:style-name="ce312"/>
          <table:table-cell office:value-type="float" office:value="9" table:style-name="ce337">
            <text:p>9</text:p>
          </table:table-cell>
          <table:table-cell table:style-name="ce49"/>
          <table:table-cell table:style-name="ce1"/>
          <table:table-cell table:style-name="ce329"/>
          <table:table-cell table:style-name="ce1"/>
          <table:table-cell table:number-columns-repeated="7" table:style-name="ce49"/>
          <table:table-cell table:number-columns-repeated="16354"/>
        </table:table-row>
        <table:table-row table:style-name="ro10">
          <table:table-cell table:style-name="ce334"/>
          <table:table-cell office:value-type="string" table:number-columns-spanned="3" table:number-rows-spanned="1" table:style-name="ce377">
            <text:p>Arm's Length Bodies<text:span text:style-name="T3">12</text:span></text:p>
          </table:table-cell>
          <table:covered-table-cell table:number-columns-repeated="2"/>
          <table:table-cell office:value-type="float" office:value="2" table:style-name="ce314">
            <text:p><text:s/>2</text:p>
          </table:table-cell>
          <table:table-cell table:style-name="ce327"/>
          <table:table-cell office:value-type="float" office:value="3" table:style-name="ce315">
            <text:p><text:s/>3</text:p>
          </table:table-cell>
          <table:table-cell table:style-name="ce327"/>
          <table:table-cell office:value-type="float" office:value="3" table:style-name="ce315">
            <text:p><text:s/>3</text:p>
          </table:table-cell>
          <table:table-cell table:style-name="ce15"/>
          <table:table-cell office:value-type="float" office:value="2.4140000000000001" table:style-name="ce315">
            <text:p><text:s/>2</text:p>
          </table:table-cell>
          <table:table-cell table:style-name="ce315"/>
          <table:table-cell office:value-type="float" office:value="2" table:style-name="ce315">
            <text:p><text:s/>2</text:p>
          </table:table-cell>
          <table:table-cell table:style-name="ce312"/>
          <table:table-cell office:value-type="float" office:value="2" table:style-name="ce317">
            <text:p><text:s/>2</text:p>
          </table:table-cell>
          <table:table-cell table:style-name="ce315"/>
          <table:table-cell office:value-type="float" office:value="2" table:style-name="ce315">
            <text:p><text:s/>2</text:p>
          </table:table-cell>
          <table:table-cell table:style-name="ce312"/>
          <table:table-cell office:value-type="float" office:value="3" table:style-name="ce318">
            <text:p><text:s/>3</text:p>
          </table:table-cell>
          <table:table-cell table:style-name="ce49"/>
          <table:table-cell table:style-name="ce1"/>
          <table:table-cell table:style-name="ce329"/>
          <table:table-cell table:style-name="ce1"/>
          <table:table-cell table:number-columns-repeated="7" table:style-name="ce49"/>
          <table:table-cell table:number-columns-repeated="16354"/>
        </table:table-row>
        <table:table-row table:style-name="ro10">
          <table:table-cell table:style-name="ce334"/>
          <table:table-cell office:value-type="string" table:number-columns-spanned="3" table:number-rows-spanned="1" table:style-name="ce377">
            <text:p>DE&amp;S Bespoke Trading Entity<text:span text:style-name="T3">13</text:span></text:p>
          </table:table-cell>
          <table:covered-table-cell table:number-columns-repeated="2"/>
          <table:table-cell office:value-type="string" table:style-name="ce314">
            <text:p>*</text:p>
          </table:table-cell>
          <table:table-cell table:style-name="ce327"/>
          <table:table-cell office:value-type="string" table:style-name="ce315">
            <text:p>*</text:p>
          </table:table-cell>
          <table:table-cell table:style-name="ce327"/>
          <table:table-cell office:value-type="string" table:style-name="ce315">
            <text:p>*</text:p>
          </table:table-cell>
          <table:table-cell table:style-name="ce15"/>
          <table:table-cell office:value-type="string" table:style-name="ce315">
            <text:p>*</text:p>
          </table:table-cell>
          <table:table-cell table:style-name="ce315"/>
          <table:table-cell office:value-type="float" office:value="87" table:style-name="ce315">
            <text:p><text:s/>87</text:p>
          </table:table-cell>
          <table:table-cell table:style-name="ce312"/>
          <table:table-cell office:value-type="float" office:value="95" table:style-name="ce317">
            <text:p><text:s/>95</text:p>
          </table:table-cell>
          <table:table-cell table:style-name="ce315"/>
          <table:table-cell office:value-type="float" office:value="64" table:style-name="ce315">
            <text:p><text:s/>64</text:p>
          </table:table-cell>
          <table:table-cell table:style-name="ce312"/>
          <table:table-cell office:value-type="float" office:value="51" table:style-name="ce318">
            <text:p><text:s/>51</text:p>
          </table:table-cell>
          <table:table-cell table:style-name="ce49"/>
          <table:table-cell table:style-name="ce1"/>
          <table:table-cell table:style-name="ce329"/>
          <table:table-cell table:style-name="ce1"/>
          <table:table-cell table:number-columns-repeated="7" table:style-name="ce49"/>
          <table:table-cell table:number-columns-repeated="16354"/>
        </table:table-row>
        <table:table-row table:style-name="ro10">
          <table:table-cell table:style-name="ce334"/>
          <table:table-cell office:value-type="string" table:number-columns-spanned="3" table:number-rows-spanned="1" table:style-name="ce377">
            <text:p>Conflict Stability and Security Fund</text:p>
          </table:table-cell>
          <table:covered-table-cell table:number-columns-repeated="2"/>
          <table:table-cell office:value-type="float" office:value="0" table:style-name="ce338">
            <text:p>-</text:p>
          </table:table-cell>
          <table:table-cell table:style-name="ce311"/>
          <table:table-cell office:value-type="float" office:value="0" table:style-name="ce336">
            <text:p>-</text:p>
          </table:table-cell>
          <table:table-cell table:style-name="ce311"/>
          <table:table-cell office:value-type="float" office:value="0" table:style-name="ce336">
            <text:p>-</text:p>
          </table:table-cell>
          <table:table-cell table:style-name="ce266"/>
          <table:table-cell office:value-type="float" office:value="0" table:style-name="ce336">
            <text:p>-</text:p>
          </table:table-cell>
          <table:table-cell table:style-name="ce312"/>
          <table:table-cell office:value-type="float" office:value="0" table:style-name="ce336">
            <text:p>-</text:p>
          </table:table-cell>
          <table:table-cell table:style-name="ce312"/>
          <table:table-cell office:value-type="float" office:value="0" table:style-name="ce336">
            <text:p>-</text:p>
          </table:table-cell>
          <table:table-cell table:style-name="ce315"/>
          <table:table-cell office:value-type="float" office:value="4" table:style-name="ce315">
            <text:p><text:s/>4</text:p>
          </table:table-cell>
          <table:table-cell table:style-name="ce312"/>
          <table:table-cell office:value-type="string" table:style-name="ce318">
            <text:p>-</text:p>
          </table:table-cell>
          <table:table-cell table:style-name="ce49"/>
          <table:table-cell table:style-name="ce1"/>
          <table:table-cell table:style-name="ce329"/>
          <table:table-cell table:style-name="ce1"/>
          <table:table-cell table:number-columns-repeated="7" table:style-name="ce49"/>
          <table:table-cell table:number-columns-repeated="16354"/>
        </table:table-row>
        <table:table-row table:style-name="ro10">
          <table:table-cell table:style-name="ce334"/>
          <table:table-cell table:number-columns-repeated="3" table:style-name="ce339"/>
          <table:table-cell table:style-name="ce310"/>
          <table:table-cell table:style-name="ce311"/>
          <table:table-cell table:style-name="ce312"/>
          <table:table-cell table:style-name="ce311"/>
          <table:table-cell table:style-name="ce312"/>
          <table:table-cell table:style-name="ce266"/>
          <table:table-cell table:number-columns-repeated="4" table:style-name="ce312"/>
          <table:table-cell table:style-name="ce324"/>
          <table:table-cell table:number-columns-repeated="3" table:style-name="ce312"/>
          <table:table-cell table:style-name="ce325"/>
          <table:table-cell table:style-name="ce49"/>
          <table:table-cell table:style-name="ce1"/>
          <table:table-cell table:style-name="ce329"/>
          <table:table-cell table:style-name="ce1"/>
          <table:table-cell table:number-columns-repeated="7" table:style-name="ce49"/>
          <table:table-cell table:number-columns-repeated="16354"/>
        </table:table-row>
        <table:table-row table:style-name="ro10">
          <table:table-cell office:value-type="string" table:number-columns-spanned="4" table:number-rows-spanned="1" table:style-name="ce379">
            <text:p>Annually Managed Expenditure (AME)</text:p>
          </table:table-cell>
          <table:covered-table-cell table:number-columns-repeated="3"/>
          <table:table-cell office:value-type="float" office:value="957" table:style-name="ce291">
            <text:p><text:s/>957</text:p>
          </table:table-cell>
          <table:table-cell table:style-name="ce340"/>
          <table:table-cell office:value-type="float" office:value="1831" table:style-name="ce293">
            <text:p>1 831</text:p>
          </table:table-cell>
          <table:table-cell table:style-name="ce340"/>
          <table:table-cell office:value-type="float" office:value="835" table:style-name="ce293">
            <text:p><text:s/>835</text:p>
          </table:table-cell>
          <table:table-cell table:style-name="ce161"/>
          <table:table-cell office:value-type="float" office:value="1914.865" table:style-name="ce293">
            <text:p>1 915</text:p>
          </table:table-cell>
          <table:table-cell table:style-name="ce293"/>
          <table:table-cell office:value-type="float" office:value="6132" table:style-name="ce293">
            <text:p>6 132</text:p>
          </table:table-cell>
          <table:table-cell table:style-name="ce341"/>
          <table:table-cell office:value-type="float" office:value="-211" table:style-name="ce342">
            <text:p>- 211</text:p>
          </table:table-cell>
          <table:table-cell table:style-name="ce293"/>
          <table:table-cell office:value-type="float" office:value="9735" table:style-name="ce293">
            <text:p>9 735</text:p>
          </table:table-cell>
          <table:table-cell table:style-name="ce341"/>
          <table:table-cell office:value-type="float" office:value="-7883" table:style-name="ce343">
            <text:p>-7 883</text:p>
          </table:table-cell>
          <table:table-cell table:style-name="ce49"/>
          <table:table-cell table:style-name="ce1"/>
          <table:table-cell table:style-name="ce329"/>
          <table:table-cell table:style-name="ce1"/>
          <table:table-cell table:number-columns-repeated="7" table:style-name="ce49"/>
          <table:table-cell table:number-columns-repeated="16354"/>
        </table:table-row>
        <table:table-row table:style-name="ro10">
          <table:table-cell table:style-name="ce344"/>
          <table:table-cell table:number-columns-repeated="3" table:style-name="ce298"/>
          <table:table-cell table:style-name="ce314"/>
          <table:table-cell table:style-name="ce327"/>
          <table:table-cell table:style-name="ce315"/>
          <table:table-cell table:style-name="ce327"/>
          <table:table-cell table:style-name="ce315"/>
          <table:table-cell table:style-name="ce15"/>
          <table:table-cell table:number-columns-repeated="3" table:style-name="ce315"/>
          <table:table-cell table:style-name="ce312"/>
          <table:table-cell table:style-name="ce324"/>
          <table:table-cell table:number-columns-repeated="3" table:style-name="ce312"/>
          <table:table-cell table:style-name="ce325"/>
          <table:table-cell table:style-name="ce49"/>
          <table:table-cell table:style-name="ce1"/>
          <table:table-cell table:style-name="ce49"/>
          <table:table-cell table:style-name="ce1"/>
          <table:table-cell table:number-columns-repeated="7" table:style-name="ce49"/>
          <table:table-cell table:number-columns-repeated="16354"/>
        </table:table-row>
        <table:table-row table:style-name="ro10">
          <table:table-cell office:value-type="string" table:number-columns-spanned="4" table:number-rows-spanned="1" table:style-name="ce380">
            <text:p>Resource AME</text:p>
          </table:table-cell>
          <table:covered-table-cell table:number-columns-repeated="3"/>
          <table:table-cell office:value-type="float" office:value="967" table:style-name="ce303">
            <text:p><text:s/>967</text:p>
          </table:table-cell>
          <table:table-cell table:style-name="ce304"/>
          <table:table-cell office:value-type="float" office:value="1867" table:style-name="ce305">
            <text:p>1 867</text:p>
          </table:table-cell>
          <table:table-cell table:style-name="ce304"/>
          <table:table-cell office:value-type="float" office:value="963" table:style-name="ce305">
            <text:p><text:s/>963</text:p>
          </table:table-cell>
          <table:table-cell table:style-name="ce345"/>
          <table:table-cell office:value-type="float" office:value="1864.306" table:style-name="ce305">
            <text:p>1 864</text:p>
          </table:table-cell>
          <table:table-cell table:style-name="ce305"/>
          <table:table-cell office:value-type="float" office:value="6103" table:style-name="ce305">
            <text:p>6 103</text:p>
          </table:table-cell>
          <table:table-cell table:style-name="ce306"/>
          <table:table-cell office:value-type="float" office:value="-211" table:style-name="ce307">
            <text:p>- 211</text:p>
          </table:table-cell>
          <table:table-cell table:style-name="ce305"/>
          <table:table-cell office:value-type="float" office:value="9690" table:style-name="ce305">
            <text:p>9 690</text:p>
          </table:table-cell>
          <table:table-cell table:style-name="ce306"/>
          <table:table-cell office:value-type="float" office:value="-7883" table:style-name="ce308">
            <text:p>-7 883</text:p>
          </table:table-cell>
          <table:table-cell table:style-name="ce49"/>
          <table:table-cell table:style-name="ce1"/>
          <table:table-cell table:style-name="ce49"/>
          <table:table-cell table:style-name="ce1"/>
          <table:table-cell table:number-columns-repeated="7" table:style-name="ce49"/>
          <table:table-cell table:number-columns-repeated="16354"/>
        </table:table-row>
        <table:table-row table:style-name="ro10">
          <table:table-cell table:style-name="ce344"/>
          <table:table-cell table:number-columns-repeated="3" table:style-name="ce298"/>
          <table:table-cell table:style-name="ce310"/>
          <table:table-cell table:style-name="ce311"/>
          <table:table-cell table:style-name="ce312"/>
          <table:table-cell table:style-name="ce311"/>
          <table:table-cell table:style-name="ce312"/>
          <table:table-cell table:style-name="ce266"/>
          <table:table-cell table:number-columns-repeated="4" table:style-name="ce312"/>
          <table:table-cell table:style-name="ce324"/>
          <table:table-cell table:number-columns-repeated="3" table:style-name="ce312"/>
          <table:table-cell table:style-name="ce325"/>
          <table:table-cell table:style-name="ce49"/>
          <table:table-cell table:style-name="ce1"/>
          <table:table-cell table:style-name="ce49"/>
          <table:table-cell table:style-name="ce1"/>
          <table:table-cell table:number-columns-repeated="7" table:style-name="ce49"/>
          <table:table-cell table:number-columns-repeated="16354"/>
        </table:table-row>
        <table:table-row table:style-name="ro10">
          <table:table-cell table:style-name="ce313"/>
          <table:table-cell office:value-type="string" table:number-columns-spanned="3" table:number-rows-spanned="1" table:style-name="ce377">
            <text:p>Depreciation &amp; Impairment</text:p>
          </table:table-cell>
          <table:covered-table-cell table:number-columns-repeated="2"/>
          <table:table-cell office:value-type="float" office:value="510" table:style-name="ce314">
            <text:p><text:s/>510</text:p>
          </table:table-cell>
          <table:table-cell table:style-name="ce327"/>
          <table:table-cell office:value-type="float" office:value="1062" table:style-name="ce315">
            <text:p>1 062</text:p>
          </table:table-cell>
          <table:table-cell table:style-name="ce327"/>
          <table:table-cell office:value-type="float" office:value="-208" table:style-name="ce315">
            <text:p>- 208</text:p>
          </table:table-cell>
          <table:table-cell table:style-name="ce15"/>
          <table:table-cell office:value-type="float" office:value="461.173" table:style-name="ce315">
            <text:p><text:s/>461</text:p>
          </table:table-cell>
          <table:table-cell table:style-name="ce315"/>
          <table:table-cell office:value-type="float" office:value="563" table:style-name="ce315">
            <text:p><text:s/>563</text:p>
          </table:table-cell>
          <table:table-cell table:style-name="ce312"/>
          <table:table-cell office:value-type="float" office:value="142" table:style-name="ce317">
            <text:p><text:s/>142</text:p>
          </table:table-cell>
          <table:table-cell table:style-name="ce315"/>
          <table:table-cell office:value-type="float" office:value="861" table:style-name="ce315">
            <text:p><text:s/>861</text:p>
          </table:table-cell>
          <table:table-cell table:style-name="ce312"/>
          <table:table-cell office:value-type="float" office:value="71" table:style-name="ce318">
            <text:p><text:s/>71</text:p>
          </table:table-cell>
          <table:table-cell table:style-name="ce49"/>
          <table:table-cell table:style-name="ce1"/>
          <table:table-cell table:style-name="ce49"/>
          <table:table-cell table:style-name="ce1"/>
          <table:table-cell table:number-columns-repeated="7" table:style-name="ce49"/>
          <table:table-cell table:number-columns-repeated="16354"/>
        </table:table-row>
        <table:table-row table:style-name="ro10">
          <table:table-cell table:style-name="ce313"/>
          <table:table-cell office:value-type="string" table:number-columns-spanned="3" table:number-rows-spanned="1" table:style-name="ce378">
            <text:p>Provisions</text:p>
          </table:table-cell>
          <table:covered-table-cell table:number-columns-repeated="2"/>
          <table:table-cell office:value-type="float" office:value="-460" table:style-name="ce314">
            <text:p>- 460</text:p>
          </table:table-cell>
          <table:table-cell table:style-name="ce327"/>
          <table:table-cell office:value-type="float" office:value="318" table:style-name="ce315">
            <text:p><text:s/>318</text:p>
          </table:table-cell>
          <table:table-cell table:style-name="ce327"/>
          <table:table-cell office:value-type="float" office:value="148" table:style-name="ce315">
            <text:p><text:s/>148</text:p>
          </table:table-cell>
          <table:table-cell table:style-name="ce15"/>
          <table:table-cell office:value-type="float" office:value="741.89099999999996" table:style-name="ce315">
            <text:p><text:s/>742</text:p>
          </table:table-cell>
          <table:table-cell table:style-name="ce315"/>
          <table:table-cell office:value-type="float" office:value="6096" table:style-name="ce315">
            <text:p>6 096</text:p>
          </table:table-cell>
          <table:table-cell table:style-name="ce312"/>
          <table:table-cell office:value-type="float" office:value="501" table:style-name="ce317">
            <text:p><text:s/>501</text:p>
          </table:table-cell>
          <table:table-cell table:style-name="ce315"/>
          <table:table-cell office:value-type="float" office:value="8548" table:style-name="ce315">
            <text:p>8 548</text:p>
          </table:table-cell>
          <table:table-cell table:style-name="ce312"/>
          <table:table-cell office:value-type="float" office:value="-7377" table:style-name="ce318">
            <text:p>-7 377</text:p>
          </table:table-cell>
          <table:table-cell table:style-name="ce49"/>
          <table:table-cell table:style-name="ce1"/>
          <table:table-cell table:style-name="ce49"/>
          <table:table-cell table:style-name="ce1"/>
          <table:table-cell table:number-columns-repeated="7" table:style-name="ce49"/>
          <table:table-cell table:number-columns-repeated="16354"/>
        </table:table-row>
        <table:table-row table:style-name="ro10">
          <table:table-cell table:style-name="ce330"/>
          <table:table-cell office:value-type="string" table:number-columns-spanned="3" table:number-rows-spanned="1" table:style-name="ce378">
            <text:p>Cash Release of Provisions</text:p>
          </table:table-cell>
          <table:covered-table-cell table:number-columns-repeated="2"/>
          <table:table-cell office:value-type="float" office:value="-345" table:style-name="ce314">
            <text:p>- 345</text:p>
          </table:table-cell>
          <table:table-cell table:style-name="ce327"/>
          <table:table-cell office:value-type="float" office:value="-239" table:style-name="ce315">
            <text:p>- 239</text:p>
          </table:table-cell>
          <table:table-cell table:style-name="ce327"/>
          <table:table-cell office:value-type="float" office:value="-203" table:style-name="ce315">
            <text:p>- 203</text:p>
          </table:table-cell>
          <table:table-cell table:style-name="ce15"/>
          <table:table-cell office:value-type="float" office:value="-219.17500000000001" table:style-name="ce315">
            <text:p>- 219</text:p>
          </table:table-cell>
          <table:table-cell table:style-name="ce315"/>
          <table:table-cell office:value-type="float" office:value="-256" table:style-name="ce315">
            <text:p>- 256</text:p>
          </table:table-cell>
          <table:table-cell table:style-name="ce312"/>
          <table:table-cell office:value-type="float" office:value="-265" table:style-name="ce317">
            <text:p>- 265</text:p>
          </table:table-cell>
          <table:table-cell table:style-name="ce315"/>
          <table:table-cell office:value-type="float" office:value="-303" table:style-name="ce315">
            <text:p>- 303</text:p>
          </table:table-cell>
          <table:table-cell table:style-name="ce312"/>
          <table:table-cell office:value-type="float" office:value="-395" table:style-name="ce318">
            <text:p>- 395</text:p>
          </table:table-cell>
          <table:table-cell table:style-name="ce49"/>
          <table:table-cell table:style-name="ce1"/>
          <table:table-cell table:style-name="ce49"/>
          <table:table-cell table:style-name="ce1"/>
          <table:table-cell table:number-columns-repeated="7" table:style-name="ce49"/>
          <table:table-cell table:number-columns-repeated="16354"/>
        </table:table-row>
        <table:table-row table:style-name="ro10">
          <table:table-cell table:style-name="ce346"/>
          <table:table-cell office:value-type="string" table:number-columns-spanned="3" table:number-rows-spanned="1" table:style-name="ce377">
            <text:p>Movement on Fair Value of Financial Instruments</text:p>
          </table:table-cell>
          <table:covered-table-cell table:number-columns-repeated="2"/>
          <table:table-cell office:value-type="float" office:value="347" table:style-name="ce314">
            <text:p><text:s/>347</text:p>
          </table:table-cell>
          <table:table-cell table:style-name="ce327"/>
          <table:table-cell office:value-type="float" office:value="-183" table:style-name="ce315">
            <text:p>- 183</text:p>
          </table:table-cell>
          <table:table-cell table:style-name="ce327"/>
          <table:table-cell office:value-type="float" office:value="368" table:style-name="ce315">
            <text:p><text:s/>368</text:p>
          </table:table-cell>
          <table:table-cell table:style-name="ce15"/>
          <table:table-cell office:value-type="float" office:value="42.768000000000001" table:style-name="ce315">
            <text:p><text:s/>43</text:p>
          </table:table-cell>
          <table:table-cell table:style-name="ce315"/>
          <table:table-cell office:value-type="float" office:value="-300" table:style-name="ce315">
            <text:p>- 300</text:p>
          </table:table-cell>
          <table:table-cell table:style-name="ce312"/>
          <table:table-cell office:value-type="float" office:value="-589" table:style-name="ce317">
            <text:p>- 589</text:p>
          </table:table-cell>
          <table:table-cell table:style-name="ce315"/>
          <table:table-cell office:value-type="float" office:value="584" table:style-name="ce315">
            <text:p><text:s/>584</text:p>
          </table:table-cell>
          <table:table-cell table:style-name="ce312"/>
          <table:table-cell office:value-type="float" office:value="-181" table:style-name="ce318">
            <text:p>- 181</text:p>
          </table:table-cell>
          <table:table-cell table:style-name="ce49"/>
          <table:table-cell table:style-name="ce1"/>
          <table:table-cell table:style-name="ce49"/>
          <table:table-cell table:style-name="ce1"/>
          <table:table-cell table:number-columns-repeated="7" table:style-name="ce49"/>
          <table:table-cell table:number-columns-repeated="16354"/>
        </table:table-row>
        <table:table-row table:style-name="ro10">
          <table:table-cell table:style-name="ce346"/>
          <table:table-cell office:value-type="string" table:number-columns-spanned="3" table:number-rows-spanned="1" table:style-name="ce377">
            <text:p>War Pension Benefits<text:span text:style-name="T3">14</text:span></text:p>
          </table:table-cell>
          <table:covered-table-cell table:number-columns-repeated="2"/>
          <table:table-cell office:value-type="float" office:value="916" table:style-name="ce314">
            <text:p><text:s/>916</text:p>
          </table:table-cell>
          <table:table-cell table:style-name="ce327"/>
          <table:table-cell office:value-type="float" office:value="908" table:style-name="ce315">
            <text:p><text:s/>908</text:p>
          </table:table-cell>
          <table:table-cell table:style-name="ce327"/>
          <table:table-cell office:value-type="float" office:value="859" table:style-name="ce315">
            <text:p><text:s/>859</text:p>
          </table:table-cell>
          <table:table-cell table:style-name="ce15"/>
          <table:table-cell office:value-type="float" office:value="837.649" table:style-name="ce315">
            <text:p><text:s/>838</text:p>
          </table:table-cell>
          <table:table-cell table:style-name="ce315"/>
          <table:table-cell office:value-type="string" table:style-name="ce315">
            <text:p>*</text:p>
          </table:table-cell>
          <table:table-cell table:style-name="ce312"/>
          <table:table-cell office:value-type="string" table:style-name="ce347">
            <text:p>*</text:p>
          </table:table-cell>
          <table:table-cell table:style-name="ce315"/>
          <table:table-cell office:value-type="string" table:style-name="ce347">
            <text:p>*</text:p>
          </table:table-cell>
          <table:table-cell table:style-name="ce312"/>
          <table:table-cell office:value-type="string" table:style-name="ce348">
            <text:p>*</text:p>
          </table:table-cell>
          <table:table-cell table:style-name="ce49"/>
          <table:table-cell table:style-name="ce1"/>
          <table:table-cell table:style-name="ce49"/>
          <table:table-cell table:style-name="ce1"/>
          <table:table-cell table:number-columns-repeated="7" table:style-name="ce49"/>
          <table:table-cell table:number-columns-repeated="16354"/>
        </table:table-row>
        <table:table-row table:style-name="ro10">
          <table:table-cell table:style-name="ce346"/>
          <table:table-cell table:style-name="ce298"/>
          <table:table-cell table:style-name="ce349"/>
          <table:table-cell table:style-name="ce350"/>
          <table:table-cell table:style-name="ce314"/>
          <table:table-cell table:style-name="ce327"/>
          <table:table-cell table:style-name="ce315"/>
          <table:table-cell table:style-name="ce327"/>
          <table:table-cell table:style-name="ce315"/>
          <table:table-cell table:style-name="ce15"/>
          <table:table-cell table:number-columns-repeated="3" table:style-name="ce315"/>
          <table:table-cell table:style-name="ce312"/>
          <table:table-cell table:style-name="ce324"/>
          <table:table-cell table:number-columns-repeated="3" table:style-name="ce312"/>
          <table:table-cell table:style-name="ce325"/>
          <table:table-cell table:style-name="ce49"/>
          <table:table-cell table:style-name="ce1"/>
          <table:table-cell table:style-name="ce49"/>
          <table:table-cell table:style-name="ce1"/>
          <table:table-cell table:number-columns-repeated="7" table:style-name="ce49"/>
          <table:table-cell table:number-columns-repeated="16354"/>
        </table:table-row>
        <table:table-row table:style-name="ro10">
          <table:table-cell office:value-type="string" table:number-columns-spanned="4" table:number-rows-spanned="1" table:style-name="ce381">
            <text:p>Capital AME</text:p>
          </table:table-cell>
          <table:covered-table-cell table:number-columns-repeated="3"/>
          <table:table-cell office:value-type="float" office:value="-10" table:style-name="ce303">
            <text:p>- 10</text:p>
          </table:table-cell>
          <table:table-cell table:style-name="ce304"/>
          <table:table-cell office:value-type="float" office:value="-35" table:style-name="ce305">
            <text:p>- 35</text:p>
          </table:table-cell>
          <table:table-cell table:style-name="ce304"/>
          <table:table-cell office:value-type="float" office:value="-129" table:style-name="ce305">
            <text:p>- 129</text:p>
          </table:table-cell>
          <table:table-cell table:style-name="ce345"/>
          <table:table-cell office:value-type="float" office:value="51" table:style-name="ce305">
            <text:p><text:s/>51</text:p>
          </table:table-cell>
          <table:table-cell table:style-name="ce305"/>
          <table:table-cell office:value-type="float" office:value="29" table:style-name="ce305">
            <text:p><text:s/>29</text:p>
          </table:table-cell>
          <table:table-cell table:style-name="ce306"/>
          <table:table-cell office:value-type="float" office:value="0" table:style-name="ce351">
            <text:p>-</text:p>
          </table:table-cell>
          <table:table-cell table:style-name="ce305"/>
          <table:table-cell office:value-type="float" office:value="44" table:style-name="ce305">
            <text:p><text:s/>44</text:p>
          </table:table-cell>
          <table:table-cell table:style-name="ce306"/>
          <table:table-cell office:value-type="string" table:style-name="ce308">
            <text:p>-</text:p>
          </table:table-cell>
          <table:table-cell table:style-name="ce49"/>
          <table:table-cell table:style-name="ce1"/>
          <table:table-cell table:style-name="ce49"/>
          <table:table-cell table:style-name="ce1"/>
          <table:table-cell table:number-columns-repeated="7" table:style-name="ce49"/>
          <table:table-cell table:number-columns-repeated="16354"/>
        </table:table-row>
        <table:table-row table:style-name="ro10">
          <table:table-cell table:style-name="ce330"/>
          <table:table-cell table:number-columns-repeated="2" table:style-name="ce352"/>
          <table:table-cell table:style-name="ce353"/>
          <table:table-cell table:style-name="ce314"/>
          <table:table-cell table:style-name="ce327"/>
          <table:table-cell table:style-name="ce315"/>
          <table:table-cell table:style-name="ce327"/>
          <table:table-cell table:style-name="ce315"/>
          <table:table-cell table:style-name="ce354"/>
          <table:table-cell table:number-columns-repeated="3" table:style-name="ce315"/>
          <table:table-cell table:style-name="ce312"/>
          <table:table-cell table:style-name="ce324"/>
          <table:table-cell table:number-columns-repeated="3" table:style-name="ce312"/>
          <table:table-cell table:style-name="ce325"/>
          <table:table-cell table:style-name="ce49"/>
          <table:table-cell table:style-name="ce1"/>
          <table:table-cell table:style-name="ce49"/>
          <table:table-cell table:style-name="ce1"/>
          <table:table-cell table:number-columns-repeated="7" table:style-name="ce49"/>
          <table:table-cell table:number-columns-repeated="16354"/>
        </table:table-row>
        <table:table-row table:style-name="ro10">
          <table:table-cell table:style-name="ce330"/>
          <table:table-cell office:value-type="string" table:style-name="ce352">
            <text:p>Provision Costs<text:s/></text:p>
          </table:table-cell>
          <table:table-cell table:style-name="ce352"/>
          <table:table-cell table:style-name="ce353"/>
          <table:table-cell office:value-type="float" office:value="-10" table:style-name="ce314">
            <text:p>- 10</text:p>
          </table:table-cell>
          <table:table-cell table:style-name="ce327"/>
          <table:table-cell office:value-type="float" office:value="-35" table:style-name="ce315">
            <text:p>- 35</text:p>
          </table:table-cell>
          <table:table-cell table:style-name="ce327"/>
          <table:table-cell office:value-type="float" office:value="-129" table:style-name="ce315">
            <text:p>- 129</text:p>
          </table:table-cell>
          <table:table-cell table:style-name="ce354"/>
          <table:table-cell office:value-type="float" office:value="50.558999999999997" table:style-name="ce315">
            <text:p><text:s/>51</text:p>
          </table:table-cell>
          <table:table-cell table:style-name="ce315"/>
          <table:table-cell office:value-type="float" office:value="29" table:style-name="ce315">
            <text:p><text:s/>29</text:p>
          </table:table-cell>
          <table:table-cell table:style-name="ce312"/>
          <table:table-cell office:value-type="float" office:value="0" table:style-name="ce336">
            <text:p>-</text:p>
          </table:table-cell>
          <table:table-cell table:style-name="ce315"/>
          <table:table-cell office:value-type="float" office:value="44" table:style-name="ce315">
            <text:p><text:s/>44</text:p>
          </table:table-cell>
          <table:table-cell table:style-name="ce312"/>
          <table:table-cell office:value-type="string" table:style-name="ce318">
            <text:p>-</text:p>
          </table:table-cell>
          <table:table-cell table:number-columns-repeated="3" table:style-name="ce49"/>
          <table:table-cell table:style-name="ce1"/>
          <table:table-cell table:number-columns-repeated="7" table:style-name="ce49"/>
          <table:table-cell table:number-columns-repeated="16354"/>
        </table:table-row>
        <table:table-row table:style-name="ro10">
          <table:table-cell table:style-name="ce355"/>
          <table:table-cell table:style-name="ce356"/>
          <table:table-cell table:style-name="ce357"/>
          <table:table-cell table:style-name="ce358"/>
          <table:table-cell table:style-name="ce359"/>
          <table:table-cell table:style-name="ce360"/>
          <table:table-cell table:style-name="ce361"/>
          <table:table-cell table:style-name="ce360"/>
          <table:table-cell table:style-name="ce361"/>
          <table:table-cell table:style-name="ce362"/>
          <table:table-cell table:number-columns-repeated="8" table:style-name="ce363"/>
          <table:table-cell table:style-name="ce364"/>
          <table:table-cell table:number-columns-repeated="3" table:style-name="ce49"/>
          <table:table-cell table:style-name="ce1"/>
          <table:table-cell table:number-columns-repeated="7" table:style-name="ce49"/>
          <table:table-cell table:number-columns-repeated="16354"/>
        </table:table-row>
        <table:table-row table:style-name="ro9">
          <table:table-cell office:value-type="string" table:number-columns-spanned="19" table:number-rows-spanned="1" table:style-name="ce382">
            <text:p>Source: Defence Statistics (Defence Expenditure Analysis) and Defence Resources</text:p>
          </table:table-cell>
          <table:covered-table-cell table:number-columns-repeated="18"/>
          <table:table-cell table:number-columns-repeated="11" table:style-name="ce49"/>
          <table:table-cell table:number-columns-repeated="16354"/>
        </table:table-row>
        <table:table-row table:style-name="ro30">
          <table:table-cell office:value-type="string" table:style-name="ce365">
            <text:p>1.</text:p>
          </table:table-cell>
          <table:table-cell office:value-type="string" table:number-columns-spanned="18" table:number-rows-spanned="1" table:style-name="ce383">
            <text:p>Since 2014/15 a small amount of Depreciation from the Arm's Length Bodies Resource DEL Total (£10m in 2016/17, 2017/18 and 2018/19), has been included in the calculation of Defence Spending.</text:p>
          </table:table-cell>
          <table:covered-table-cell table:number-columns-repeated="17"/>
          <table:table-cell table:number-columns-repeated="11" table:style-name="ce49"/>
          <table:table-cell table:number-columns-repeated="16354"/>
        </table:table-row>
        <table:table-row table:style-name="ro9">
          <table:table-cell office:value-type="string" table:style-name="ce365">
            <text:p>2.</text:p>
          </table:table-cell>
          <table:table-cell office:value-type="string" table:number-columns-spanned="18" table:number-rows-spanned="1" table:style-name="ce369">
            <text:p>Military and other ranks pay and other allowances; SCAPE; Employer's National Insurance Contributions (ERNIC).</text:p>
          </table:table-cell>
          <table:covered-table-cell table:number-columns-repeated="17"/>
          <table:table-cell table:number-columns-repeated="11" table:style-name="ce89"/>
          <table:table-cell table:number-columns-repeated="16354"/>
        </table:table-row>
        <table:table-row table:style-name="ro9">
          <table:table-cell office:value-type="string" table:style-name="ce365">
            <text:p>3.</text:p>
          </table:table-cell>
          <table:table-cell office:value-type="string" table:number-columns-spanned="18" table:number-rows-spanned="1" table:style-name="ce179">
            <text:p>Civilian pay and other allowances; pension contributions; Employer's National Insurance Contributions (ERNIC).</text:p>
          </table:table-cell>
          <table:covered-table-cell table:number-columns-repeated="17"/>
          <table:table-cell table:number-columns-repeated="11" table:style-name="ce89"/>
          <table:table-cell table:number-columns-repeated="16354"/>
        </table:table-row>
        <table:table-row table:style-name="ro9">
          <table:table-cell office:value-type="string" table:style-name="ce366">
            <text:p>4.</text:p>
          </table:table-cell>
          <table:table-cell office:value-type="string" table:number-columns-spanned="18" table:number-rows-spanned="1" table:style-name="ce369">
            <text:p>Property management; service charges; IT &amp; communications costs; utilities costs.</text:p>
          </table:table-cell>
          <table:covered-table-cell table:number-columns-repeated="17"/>
          <table:table-cell table:number-columns-repeated="11" table:style-name="ce89"/>
          <table:table-cell table:number-columns-repeated="16354"/>
        </table:table-row>
        <table:table-row table:style-name="ro9">
          <table:table-cell office:value-type="string" table:style-name="ce366">
            <text:p>5.</text:p>
          </table:table-cell>
          <table:table-cell office:value-type="string" table:number-columns-spanned="18" table:number-rows-spanned="1" table:style-name="ce369">
            <text:p>Munitions; stores; fuel (marine &amp; aviation); clothing; other materials consumed e.g. stationary, sundries, general stores etc.</text:p>
          </table:table-cell>
          <table:covered-table-cell table:number-columns-repeated="17"/>
          <table:table-cell table:number-columns-repeated="11" table:style-name="ce89"/>
          <table:table-cell table:number-columns-repeated="16354"/>
        </table:table-row>
        <table:table-row table:style-name="ro9">
          <table:table-cell office:value-type="string" table:style-name="ce367">
            <text:p>6.</text:p>
          </table:table-cell>
          <table:table-cell office:value-type="string" table:number-columns-spanned="18" table:number-rows-spanned="1" table:style-name="ce369">
            <text:p>Equipment support costs, including leases &amp; hire charges for plant, machinery and transport.</text:p>
          </table:table-cell>
          <table:covered-table-cell table:number-columns-repeated="17"/>
          <table:table-cell table:number-columns-repeated="11" table:style-name="ce89"/>
          <table:table-cell table:number-columns-repeated="16354"/>
        </table:table-row>
        <table:table-row table:style-name="ro9">
          <table:table-cell office:value-type="string" table:style-name="ce367">
            <text:p>7.</text:p>
          </table:table-cell>
          <table:table-cell office:value-type="string" table:number-columns-spanned="18" table:number-rows-spanned="1" table:style-name="ce369">
            <text:p>Travel &amp; subsistence; professional services &amp; fees; training.</text:p>
          </table:table-cell>
          <table:covered-table-cell table:number-columns-repeated="17"/>
          <table:table-cell table:number-columns-repeated="11" table:style-name="ce89"/>
          <table:table-cell table:number-columns-repeated="16354"/>
        </table:table-row>
        <table:table-row table:style-name="ro9">
          <table:table-cell office:value-type="string" table:style-name="ce367">
            <text:p>8.</text:p>
          </table:table-cell>
          <table:table-cell office:value-type="string" table:number-columns-spanned="18" table:number-rows-spanned="1" table:style-name="ce369">
            <text:p>Receipts from various sources; costs recoveries; dividends; interest.</text:p>
          </table:table-cell>
          <table:covered-table-cell table:number-columns-repeated="17"/>
          <table:table-cell table:number-columns-repeated="11" table:style-name="ce89"/>
          <table:table-cell table:number-columns-repeated="16354"/>
        </table:table-row>
        <table:table-row table:style-name="ro9">
          <table:table-cell office:value-type="string" table:style-name="ce367">
            <text:p>9.</text:p>
          </table:table-cell>
          <table:table-cell office:value-type="string" table:number-columns-spanned="18" table:number-rows-spanned="1" table:style-name="ce369">
            <text:p>Depreciation &amp; impairments on Non-Current Assets (Property, SUME, dual purpose).</text:p>
          </table:table-cell>
          <table:covered-table-cell table:number-columns-repeated="17"/>
          <table:table-cell table:number-columns-repeated="11" table:style-name="ce89"/>
          <table:table-cell table:number-columns-repeated="16354"/>
        </table:table-row>
        <table:table-row table:style-name="ro9">
          <table:table-cell office:value-type="string" table:style-name="ce367">
            <text:p>10.</text:p>
          </table:table-cell>
          <table:table-cell office:value-type="string" table:number-columns-spanned="18" table:number-rows-spanned="1" table:style-name="ce369">
            <text:p>Nuclear and non nuclear provisions e.g. staff redundancies, legal costs, environmental, etc.</text:p>
          </table:table-cell>
          <table:covered-table-cell table:number-columns-repeated="17"/>
          <table:table-cell table:number-columns-repeated="11" table:style-name="ce89"/>
          <table:table-cell table:number-columns-repeated="16354"/>
        </table:table-row>
        <table:table-row table:style-name="ro29">
          <table:table-cell office:value-type="string" table:style-name="ce367">
            <text:p>11.</text:p>
          </table:table-cell>
          <table:table-cell office:value-type="string" table:number-columns-spanned="18" table:number-rows-spanned="1" table:style-name="ce369">
            <text:p>Research and Development expenditure is incurred mainly for the future benefit of the Department. Such expenditure is primarily incurred on the development of new Single Use Military Equipment (SUME) and on the improvement of the effectiveness and capability of existing SUME. R&amp;D costs have been reallocated from RDEL to CDEL in 2016/17 to comply with European System of Accounts (ESA 10) requirements as directed by HMT.</text:p>
          </table:table-cell>
          <table:covered-table-cell table:number-columns-repeated="17"/>
          <table:table-cell table:number-columns-repeated="11" table:style-name="ce89"/>
          <table:table-cell table:number-columns-repeated="16354"/>
        </table:table-row>
        <table:table-row table:style-name="ro27">
          <table:table-cell office:value-type="string" table:style-name="ce367">
            <text:p>12.</text:p>
          </table:table-cell>
          <table:table-cell office:value-type="string" table:number-columns-spanned="18" table:number-rows-spanned="1" table:style-name="ce369">
            <text:p>Council of Reserve Forces and Cadet Associations; Royal Hospital Chelsea; National Army Museum; RAF Museum; National Museum of the Royal Navy; Commonwealth War Graves Commission; Single Source Regulations Office; Independent Monitoring Board for the Military Corrective Training Centre, Colchester; Advisory Group on Military Medicine; Central Advisory Committee on Compensation; Defence Science Expert Committee; Armed Forces Covenant Fund Trustee Limited.</text:p>
          </table:table-cell>
          <table:covered-table-cell table:number-columns-repeated="17"/>
          <table:table-cell table:number-columns-repeated="11" table:style-name="ce89"/>
          <table:table-cell table:number-columns-repeated="16354"/>
        </table:table-row>
        <table:table-row table:style-name="ro34">
          <table:table-cell office:value-type="string" table:style-name="ce367">
            <text:p>13.</text:p>
          </table:table-cell>
          <table:table-cell office:value-type="string" table:number-columns-spanned="18" table:number-rows-spanned="1" table:style-name="ce369">
            <text:p>The Defence Equipment &amp; Support Bespoke Trading Entity (DE&amp;S BTE) is an On-Vote Defence Agency of the MOD. DE&amp;S BTE has a distinct operating cost cap as a financial control and reporting mechanism. This is to reflect its Arm’s Length management from the MOD Head Office and exclusion from the MOD’s Administration targets. The DE&amp;S BTE is an Executive Agency in terms of classification by the ONS but will still be part of the MOD Vote and will publish separate plans and annual accounts at the end of each FY.</text:p>
          </table:table-cell>
          <table:covered-table-cell table:number-columns-repeated="17"/>
          <table:table-cell table:number-columns-repeated="11" table:style-name="ce89"/>
          <table:table-cell table:number-columns-repeated="16354"/>
        </table:table-row>
        <table:table-row table:style-name="ro35">
          <table:table-cell office:value-type="string" table:style-name="ce368">
            <text:p>14.</text:p>
          </table:table-cell>
          <table:table-cell office:value-type="string" table:number-columns-spanned="18" table:number-rows-spanned="1" table:style-name="ce369">
            <text:p>In 2015/16 War Pensions Benefits was reclassified from AME to Cash Resource DEL.</text:p>
          </table:table-cell>
          <table:covered-table-cell table:number-columns-repeated="17"/>
          <table:table-cell table:number-columns-repeated="11" table:style-name="ce89"/>
          <table:table-cell table:number-columns-repeated="16354"/>
        </table:table-row>
        <table:table-row table:style-name="ro9">
          <table:table-cell office:value-type="string" table:style-name="ce265">
            <text:p>15.</text:p>
          </table:table-cell>
          <table:table-cell office:value-type="string" table:number-columns-spanned="18" table:number-rows-spanned="1" table:style-name="ce369">
            <text:p>Expenditure on the acquisition of Non-Current Assets.</text:p>
          </table:table-cell>
          <table:covered-table-cell table:number-columns-repeated="17"/>
          <table:table-cell table:number-columns-repeated="11" table:style-name="ce89"/>
          <table:table-cell table:number-columns-repeated="16354"/>
        </table:table-row>
        <table:table-row table:style-name="ro30">
          <table:table-cell office:value-type="string" table:style-name="ce265">
            <text:p>16.</text:p>
          </table:table-cell>
          <table:table-cell office:value-type="string" table:number-columns-spanned="18" table:number-rows-spanned="1" table:style-name="ce369">
            <text:p>Single Use Military Equipment (SUME) are assets which only have a military use, such as tanks and fighter aircraft. Dual use items i.e. those that also have a civilian use are recorded under the other category.</text:p>
          </table:table-cell>
          <table:covered-table-cell table:number-columns-repeated="17"/>
          <table:table-cell table:number-columns-repeated="11" table:style-name="ce89"/>
          <table:table-cell table:number-columns-repeated="16354"/>
        </table:table-row>
        <table:table-row table:style-name="ro9">
          <table:table-cell office:value-type="string" table:style-name="ce181">
            <text:p>17.</text:p>
          </table:table-cell>
          <table:table-cell office:value-type="string" table:number-columns-spanned="18" table:number-rows-spanned="1" table:style-name="ce251">
            <text:p>Expenditure on Property, Plant and dual use military equipment that could be used by civilian organisations for the production of goods and services.</text:p>
          </table:table-cell>
          <table:covered-table-cell table:number-columns-repeated="17"/>
          <table:table-cell table:number-columns-repeated="11" table:style-name="ce89"/>
          <table:table-cell table:number-columns-repeated="16354"/>
        </table:table-row>
        <table:table-row table:number-rows-repeated="1048500" table:style-name="ro10">
          <table:table-cell table:number-columns-repeated="16384"/>
        </table:table-row>
      </table:table>
      <table:table table:name="Table_4" table:style-name="ta6">
        <table:table-column table:style-name="co4" table:default-cell-style-name="ce1"/>
        <table:table-column table:style-name="co5" table:number-columns-repeated="2" table:default-cell-style-name="ce1"/>
        <table:table-column table:style-name="co20" table:default-cell-style-name="ce1"/>
        <table:table-column table:style-name="co15" table:default-cell-style-name="ce1"/>
        <table:table-column table:style-name="co21" table:default-cell-style-name="ce1"/>
        <table:table-column table:style-name="co6" table:default-cell-style-name="ce1"/>
        <table:table-column table:style-name="co21" table:default-cell-style-name="ce1"/>
        <table:table-column table:style-name="co6" table:default-cell-style-name="ce1"/>
        <table:table-column table:style-name="co21" table:default-cell-style-name="ce1"/>
        <table:table-column table:style-name="co6" table:default-cell-style-name="ce1"/>
        <table:table-column table:style-name="co21" table:default-cell-style-name="ce1"/>
        <table:table-column table:style-name="co6" table:default-cell-style-name="ce1"/>
        <table:table-column table:style-name="co21" table:default-cell-style-name="ce1"/>
        <table:table-column table:style-name="co6" table:default-cell-style-name="ce1"/>
        <table:table-column table:style-name="co21" table:default-cell-style-name="ce1"/>
        <table:table-column table:style-name="co6" table:default-cell-style-name="ce1"/>
        <table:table-column table:style-name="co22" table:default-cell-style-name="ce1"/>
        <table:table-column table:style-name="co6" table:default-cell-style-name="ce1"/>
        <table:table-column table:style-name="co22" table:default-cell-style-name="ce1"/>
        <table:table-column table:style-name="co6" table:default-cell-style-name="ce1"/>
        <table:table-column table:style-name="co21" table:default-cell-style-name="ce1"/>
        <table:table-column table:style-name="co6" table:default-cell-style-name="ce1"/>
        <table:table-column table:style-name="co1" table:default-cell-style-name="ce1"/>
        <table:table-column table:style-name="co6" table:default-cell-style-name="ce1"/>
        <table:table-column table:style-name="co1" table:number-columns-repeated="16359" table:default-cell-style-name="ce1"/>
        <table:table-row table:style-name="ro3">
          <table:table-cell office:value-type="string" table:number-columns-spanned="26" table:number-rows-spanned="1" table:style-name="ce155">
            <text:p>Table 4 Estimated MOD Equipment Expenditure<text:span text:style-name="T5">1</text:span></text:p>
          </table:table-cell>
          <table:covered-table-cell table:number-columns-repeated="25"/>
          <table:table-cell table:number-columns-repeated="16358" table:style-name="ce1"/>
        </table:table-row>
        <table:table-row table:style-name="ro36">
          <table:table-cell office:value-type="string" table:number-columns-spanned="26" table:number-rows-spanned="1" table:style-name="ce369">
            <text:p>This table presents estimates of MOD equipment expenditure broken out by the main categories of expenditure. Aggregate MOD equipment expenditure here has been used to indicate expenditure on acquisition, maintenance, repair and update of items such as plant, machinery, vehicles and fighting equipment plus associated Research &amp; Development, and expenditure on administrative computers. <text:s/>It is therefore a wider definition to that used by the MOD Equipment and Equipment Support Plans, and covers both military and non-military equipment (including dual use equipment) used by MOD service and civilian personnel. From 2011/12 the introduction of Commodity Blocks into the MOD Accounts has meant that the Equipment Support Costs Commodity category has been extended to include Operating Leases and Equipment Support PFI's that had previously been reported separately. The data are derived directly from the<text:s/><text:span text:style-name="T6">MOD Departmental Resource Accounts</text:span>.</text:p>
          </table:table-cell>
          <table:covered-table-cell table:number-columns-repeated="25"/>
          <table:table-cell table:number-columns-repeated="16358" table:style-name="ce1"/>
        </table:table-row>
        <table:table-row table:style-name="ro23">
          <table:table-cell office:value-type="string" table:number-columns-spanned="26" table:number-rows-spanned="1" table:style-name="ce369">
            <text:p>Further information about the quality of data and methods used in the production of these statistics, along with details of their intended use can be found in the<text:s/><text:span text:style-name="T6">Background Quality Report - Departmental Resources Statistics</text:span>.</text:p>
          </table:table-cell>
          <table:covered-table-cell table:number-columns-repeated="25"/>
          <table:table-cell table:number-columns-repeated="16358" table:style-name="ce1"/>
        </table:table-row>
        <table:table-row table:style-name="ro10">
          <table:table-cell office:value-type="string" table:number-columns-spanned="26" table:number-rows-spanned="1" table:style-name="ce423">
            <text:p>The data within this table are classed as Official Statistics as they have not yet been assessed by the UK Statistics Authority.</text:p>
          </table:table-cell>
          <table:covered-table-cell table:number-columns-repeated="25"/>
          <table:table-cell table:number-columns-repeated="16358" table:style-name="ce1"/>
        </table:table-row>
        <table:table-row table:style-name="ro9">
          <table:table-cell office:value-type="string" table:number-columns-spanned="26" table:number-rows-spanned="1" table:style-name="ce373">
            <text:p>Inclusive of non-recoverable VAT at Current Prices (£ million)</text:p>
          </table:table-cell>
          <table:covered-table-cell table:number-columns-repeated="25"/>
          <table:table-cell table:number-columns-repeated="16358" table:style-name="ce1"/>
        </table:table-row>
        <table:table-row table:style-name="ro10">
          <table:table-cell table:number-columns-spanned="5" table:number-rows-spanned="1" table:style-name="ce424"/>
          <table:covered-table-cell table:number-columns-repeated="4"/>
          <table:table-cell office:value-type="string" table:style-name="ce384">
            <text:p>2008/09</text:p>
          </table:table-cell>
          <table:table-cell table:style-name="ce385"/>
          <table:table-cell office:value-type="string" table:style-name="ce385">
            <text:p>2009/10</text:p>
          </table:table-cell>
          <table:table-cell office:value-type="float" office:value="2" table:style-name="ce386">
            <text:p>2</text:p>
          </table:table-cell>
          <table:table-cell office:value-type="string" table:style-name="ce385">
            <text:p>2010/11</text:p>
          </table:table-cell>
          <table:table-cell office:value-type="float" office:value="2" table:style-name="ce386">
            <text:p>2</text:p>
          </table:table-cell>
          <table:table-cell office:value-type="string" table:style-name="ce385">
            <text:p>2011/12</text:p>
          </table:table-cell>
          <table:table-cell office:value-type="float" office:value="2" table:style-name="ce386">
            <text:p>2</text:p>
          </table:table-cell>
          <table:table-cell office:value-type="string" table:style-name="ce385">
            <text:p>2012/13</text:p>
          </table:table-cell>
          <table:table-cell table:style-name="ce385"/>
          <table:table-cell office:value-type="string" table:style-name="ce385">
            <text:p>2013/14</text:p>
          </table:table-cell>
          <table:table-cell table:style-name="ce385"/>
          <table:table-cell office:value-type="string" table:style-name="ce385">
            <text:p>2014/15</text:p>
          </table:table-cell>
          <table:table-cell table:style-name="ce385"/>
          <table:table-cell office:value-type="string" table:style-name="ce385">
            <text:p>2015/16</text:p>
          </table:table-cell>
          <table:table-cell table:style-name="ce387"/>
          <table:table-cell office:value-type="string" table:style-name="ce385">
            <text:p>2016/17</text:p>
          </table:table-cell>
          <table:table-cell table:style-name="ce387"/>
          <table:table-cell office:value-type="string" table:style-name="ce385">
            <text:p>2017/18</text:p>
          </table:table-cell>
          <table:table-cell table:style-name="ce387"/>
          <table:table-cell office:value-type="string" table:style-name="ce388">
            <text:p>2018/19</text:p>
          </table:table-cell>
          <table:table-cell table:number-columns-repeated="16358" table:style-name="ce1"/>
        </table:table-row>
        <table:table-row table:style-name="ro15">
          <table:table-cell table:style-name="ce389"/>
          <table:table-cell office:value-type="string" table:number-columns-spanned="4" table:number-rows-spanned="1" table:style-name="ce425">
            <text:p><text:s/>Estimated MOD Equipment Expenditure<text:span text:style-name="T8">3</text:span></text:p>
          </table:table-cell>
          <table:covered-table-cell table:number-columns-repeated="3"/>
          <table:table-cell office:value-type="float" office:value="13386" table:style-name="ce390">
            <text:p>13 386</text:p>
          </table:table-cell>
          <table:table-cell office:value-type="string" table:style-name="ce293">
            <text:p>||</text:p>
          </table:table-cell>
          <table:table-cell office:value-type="float" office:value="13174" table:style-name="ce390">
            <text:p>13 174</text:p>
          </table:table-cell>
          <table:table-cell office:value-type="string" table:style-name="ce391">
            <text:p>||</text:p>
          </table:table-cell>
          <table:table-cell office:value-type="float" office:value="13994" table:style-name="ce390">
            <text:p>13 994</text:p>
          </table:table-cell>
          <table:table-cell office:value-type="string" table:style-name="ce391">
            <text:p>||</text:p>
          </table:table-cell>
          <table:table-cell office:value-type="float" office:value="15368" table:style-name="ce390">
            <text:p>15 368</text:p>
          </table:table-cell>
          <table:table-cell table:style-name="ce392"/>
          <table:table-cell office:value-type="float" office:value="13918" table:style-name="ce390">
            <text:p>13 918</text:p>
          </table:table-cell>
          <table:table-cell table:style-name="ce392"/>
          <table:table-cell office:value-type="float" office:value="15156" table:style-name="ce390">
            <text:p>15 156</text:p>
          </table:table-cell>
          <table:table-cell table:style-name="ce393"/>
          <table:table-cell office:value-type="float" office:value="16230" table:style-name="ce390">
            <text:p>16 230</text:p>
          </table:table-cell>
          <table:table-cell table:style-name="ce393"/>
          <table:table-cell office:value-type="float" office:value="15791" table:style-name="ce390">
            <text:p>15 791</text:p>
          </table:table-cell>
          <table:table-cell table:style-name="ce394"/>
          <table:table-cell office:value-type="float" office:value="15739" table:style-name="ce294">
            <text:p>15 739</text:p>
          </table:table-cell>
          <table:table-cell table:style-name="ce394"/>
          <table:table-cell office:value-type="string" table:style-name="ce391">
            <text:p>15 925<text:span text:style-name="T10">r</text:span></text:p>
          </table:table-cell>
          <table:table-cell office:value-type="string" table:style-name="ce395">
            <text:p>||</text:p>
          </table:table-cell>
          <table:table-cell office:value-type="float" office:value="16844" table:style-name="ce396">
            <text:p>16 844</text:p>
          </table:table-cell>
          <table:table-cell table:style-name="ce49"/>
          <table:table-cell table:style-name="ce302"/>
          <table:table-cell table:number-columns-repeated="16356"/>
        </table:table-row>
        <table:table-row table:style-name="ro15">
          <table:table-cell table:style-name="ce389"/>
          <table:table-cell table:number-columns-spanned="4" table:number-rows-spanned="1" table:style-name="ce166"/>
          <table:covered-table-cell table:number-columns-repeated="3"/>
          <table:table-cell table:style-name="ce397"/>
          <table:table-cell table:style-name="ce398"/>
          <table:table-cell table:style-name="ce397"/>
          <table:table-cell table:style-name="ce1"/>
          <table:table-cell table:style-name="ce397"/>
          <table:table-cell table:style-name="ce1"/>
          <table:table-cell table:style-name="ce397"/>
          <table:table-cell table:style-name="ce49"/>
          <table:table-cell table:style-name="ce397"/>
          <table:table-cell table:style-name="ce49"/>
          <table:table-cell table:style-name="ce397"/>
          <table:table-cell table:style-name="ce389"/>
          <table:table-cell table:style-name="ce397"/>
          <table:table-cell table:style-name="ce389"/>
          <table:table-cell table:style-name="ce397"/>
          <table:table-cell table:style-name="ce398"/>
          <table:table-cell table:style-name="ce397"/>
          <table:table-cell table:style-name="ce398"/>
          <table:table-cell table:style-name="ce397"/>
          <table:table-cell table:style-name="ce398"/>
          <table:table-cell table:style-name="ce399"/>
          <table:table-cell table:number-columns-repeated="16358" table:style-name="ce1"/>
        </table:table-row>
        <table:table-row table:style-name="ro15">
          <table:table-cell table:style-name="ce389"/>
          <table:table-cell office:value-type="string" table:number-columns-spanned="4" table:number-rows-spanned="1" table:style-name="ce426">
            <text:p>Of which:</text:p>
          </table:table-cell>
          <table:covered-table-cell table:number-columns-repeated="3"/>
          <table:table-cell table:style-name="ce397"/>
          <table:table-cell table:style-name="ce398"/>
          <table:table-cell table:style-name="ce397"/>
          <table:table-cell table:style-name="ce1"/>
          <table:table-cell table:style-name="ce397"/>
          <table:table-cell table:style-name="ce1"/>
          <table:table-cell table:style-name="ce397"/>
          <table:table-cell table:style-name="ce49"/>
          <table:table-cell table:style-name="ce397"/>
          <table:table-cell table:style-name="ce49"/>
          <table:table-cell table:style-name="ce397"/>
          <table:table-cell table:style-name="ce389"/>
          <table:table-cell table:style-name="ce397"/>
          <table:table-cell table:style-name="ce389"/>
          <table:table-cell table:style-name="ce397"/>
          <table:table-cell table:style-name="ce398"/>
          <table:table-cell table:style-name="ce397"/>
          <table:table-cell table:style-name="ce398"/>
          <table:table-cell table:style-name="ce397"/>
          <table:table-cell table:style-name="ce398"/>
          <table:table-cell table:style-name="ce399"/>
          <table:table-cell table:number-columns-repeated="16358" table:style-name="ce1"/>
        </table:table-row>
        <table:table-row table:style-name="ro15">
          <table:table-cell table:style-name="ce389"/>
          <table:table-cell table:style-name="ce400"/>
          <table:table-cell office:value-type="string" table:number-columns-spanned="3" table:number-rows-spanned="1" table:style-name="ce377">
            <text:p>Capital Expenditure on Equipment<text:span text:style-name="T3">3,4</text:span></text:p>
          </table:table-cell>
          <table:covered-table-cell table:number-columns-repeated="2"/>
          <table:table-cell office:value-type="float" office:value="6669" table:style-name="ce401">
            <text:p>6 669</text:p>
          </table:table-cell>
          <table:table-cell office:value-type="string" table:style-name="ce315">
            <text:p>||</text:p>
          </table:table-cell>
          <table:table-cell office:value-type="float" office:value="6469" table:style-name="ce401">
            <text:p>6 469</text:p>
          </table:table-cell>
          <table:table-cell office:value-type="string" table:style-name="ce402">
            <text:p>||</text:p>
          </table:table-cell>
          <table:table-cell office:value-type="float" office:value="6815" table:style-name="ce401">
            <text:p>6 815</text:p>
          </table:table-cell>
          <table:table-cell table:style-name="ce402"/>
          <table:table-cell office:value-type="float" office:value="6777" table:style-name="ce401">
            <text:p>6 777</text:p>
          </table:table-cell>
          <table:table-cell table:style-name="ce403"/>
          <table:table-cell office:value-type="float" office:value="6332" table:style-name="ce401">
            <text:p>6 332</text:p>
          </table:table-cell>
          <table:table-cell table:style-name="ce403"/>
          <table:table-cell office:value-type="float" office:value="6372" table:style-name="ce401">
            <text:p>6 372</text:p>
          </table:table-cell>
          <table:table-cell table:style-name="ce404"/>
          <table:table-cell office:value-type="float" office:value="6601" table:style-name="ce401">
            <text:p>6 601</text:p>
          </table:table-cell>
          <table:table-cell table:style-name="ce404"/>
          <table:table-cell office:value-type="float" office:value="6318" table:style-name="ce402">
            <text:p>6 318</text:p>
          </table:table-cell>
          <table:table-cell table:style-name="ce405"/>
          <table:table-cell office:value-type="float" office:value="5601" table:style-name="ce401">
            <text:p>5 601</text:p>
          </table:table-cell>
          <table:table-cell table:style-name="ce405"/>
          <table:table-cell office:value-type="string" table:style-name="ce402">
            <text:p>5 806<text:span text:style-name="T11">r</text:span></text:p>
          </table:table-cell>
          <table:table-cell office:value-type="string" table:style-name="ce402">
            <text:p>||</text:p>
          </table:table-cell>
          <table:table-cell office:value-type="float" office:value="6652" table:style-name="ce406">
            <text:p>6 652</text:p>
          </table:table-cell>
          <table:table-cell table:style-name="ce1"/>
          <table:table-cell table:style-name="ce302"/>
          <table:table-cell table:number-columns-repeated="16356"/>
        </table:table-row>
        <table:table-row table:style-name="ro15">
          <table:table-cell table:style-name="ce389"/>
          <table:table-cell table:style-name="ce400"/>
          <table:table-cell office:value-type="string" table:number-columns-spanned="3" table:number-rows-spanned="1" table:style-name="ce377">
            <text:p>Equipment Support<text:span text:style-name="T3">5,6</text:span></text:p>
          </table:table-cell>
          <table:covered-table-cell table:number-columns-repeated="2"/>
          <table:table-cell office:value-type="float" office:value="4292" table:style-name="ce402">
            <text:p>4 292</text:p>
          </table:table-cell>
          <table:table-cell office:value-type="string" table:style-name="ce315">
            <text:p>||</text:p>
          </table:table-cell>
          <table:table-cell office:value-type="float" office:value="4212" table:style-name="ce402">
            <text:p>4 212</text:p>
          </table:table-cell>
          <table:table-cell office:value-type="string" table:style-name="ce402">
            <text:p>||</text:p>
          </table:table-cell>
          <table:table-cell office:value-type="float" office:value="4689" table:style-name="ce402">
            <text:p>4 689</text:p>
          </table:table-cell>
          <table:table-cell office:value-type="string" table:style-name="ce402">
            <text:p>||</text:p>
          </table:table-cell>
          <table:table-cell office:value-type="float" office:value="6256" table:style-name="ce402">
            <text:p>6 256</text:p>
          </table:table-cell>
          <table:table-cell table:style-name="ce403"/>
          <table:table-cell office:value-type="float" office:value="5588" table:style-name="ce402">
            <text:p>5 588</text:p>
          </table:table-cell>
          <table:table-cell table:style-name="ce403"/>
          <table:table-cell office:value-type="float" office:value="6411" table:style-name="ce402">
            <text:p>6 411</text:p>
          </table:table-cell>
          <table:table-cell table:style-name="ce403"/>
          <table:table-cell office:value-type="float" office:value="6528" table:style-name="ce402">
            <text:p>6 528</text:p>
          </table:table-cell>
          <table:table-cell table:style-name="ce403"/>
          <table:table-cell office:value-type="float" office:value="6452" table:style-name="ce402">
            <text:p>6 452</text:p>
          </table:table-cell>
          <table:table-cell table:style-name="ce398"/>
          <table:table-cell office:value-type="float" office:value="6674" table:style-name="ce401">
            <text:p>6 674</text:p>
          </table:table-cell>
          <table:table-cell table:style-name="ce398"/>
          <table:table-cell office:value-type="float" office:value="6831" table:style-name="ce401">
            <text:p>6 831</text:p>
          </table:table-cell>
          <table:table-cell table:style-name="ce398"/>
          <table:table-cell office:value-type="float" office:value="7064" table:style-name="ce406">
            <text:p>7 064</text:p>
          </table:table-cell>
          <table:table-cell table:style-name="ce1"/>
          <table:table-cell table:style-name="ce302"/>
          <table:table-cell table:number-columns-repeated="16356"/>
        </table:table-row>
        <table:table-row table:style-name="ro15">
          <table:table-cell table:style-name="ce389"/>
          <table:table-cell table:style-name="ce400"/>
          <table:table-cell office:value-type="string" table:number-columns-spanned="3" table:number-rows-spanned="1" table:style-name="ce377">
            <text:p>Research &amp; Development<text:span text:style-name="T3">7</text:span></text:p>
          </table:table-cell>
          <table:covered-table-cell table:number-columns-repeated="2"/>
          <table:table-cell office:value-type="float" office:value="2426" table:style-name="ce402">
            <text:p>2 426</text:p>
          </table:table-cell>
          <table:table-cell office:value-type="string" table:style-name="ce315">
            <text:p>||</text:p>
          </table:table-cell>
          <table:table-cell office:value-type="float" office:value="2493" table:style-name="ce402">
            <text:p>2 493</text:p>
          </table:table-cell>
          <table:table-cell office:value-type="string" table:style-name="ce402">
            <text:p>||</text:p>
          </table:table-cell>
          <table:table-cell office:value-type="float" office:value="2490" table:style-name="ce402">
            <text:p>2 490</text:p>
          </table:table-cell>
          <table:table-cell office:value-type="string" table:style-name="ce402">
            <text:p>||</text:p>
          </table:table-cell>
          <table:table-cell office:value-type="float" office:value="2334" table:style-name="ce402">
            <text:p>2 334</text:p>
          </table:table-cell>
          <table:table-cell table:style-name="ce403"/>
          <table:table-cell office:value-type="float" office:value="1998" table:style-name="ce402">
            <text:p>1 998</text:p>
          </table:table-cell>
          <table:table-cell table:style-name="ce403"/>
          <table:table-cell office:value-type="float" office:value="2373" table:style-name="ce402">
            <text:p>2 373</text:p>
          </table:table-cell>
          <table:table-cell table:style-name="ce403"/>
          <table:table-cell office:value-type="float" office:value="3101" table:style-name="ce402">
            <text:p>3 101</text:p>
          </table:table-cell>
          <table:table-cell table:style-name="ce403"/>
          <table:table-cell office:value-type="float" office:value="3021" table:style-name="ce402">
            <text:p>3 021</text:p>
          </table:table-cell>
          <table:table-cell table:style-name="ce405"/>
          <table:table-cell office:value-type="float" office:value="3464" table:style-name="ce401">
            <text:p>3 464</text:p>
          </table:table-cell>
          <table:table-cell table:style-name="ce405"/>
          <table:table-cell office:value-type="float" office:value="3288" table:style-name="ce401">
            <text:p>3 288</text:p>
          </table:table-cell>
          <table:table-cell table:style-name="ce405"/>
          <table:table-cell office:value-type="float" office:value="3128" table:style-name="ce406">
            <text:p>3 128</text:p>
          </table:table-cell>
          <table:table-cell table:style-name="ce1"/>
          <table:table-cell table:style-name="ce302"/>
          <table:table-cell table:number-columns-repeated="16356"/>
        </table:table-row>
        <table:table-row table:style-name="ro15">
          <table:table-cell table:style-name="ce389"/>
          <table:table-cell table:style-name="ce400"/>
          <table:table-cell office:value-type="string" table:style-name="ce407">
            <text:p>Of which:</text:p>
          </table:table-cell>
          <table:table-cell table:style-name="ce407"/>
          <table:table-cell table:style-name="ce408"/>
          <table:table-cell table:style-name="ce402"/>
          <table:table-cell table:style-name="ce315"/>
          <table:table-cell table:number-columns-repeated="5" table:style-name="ce402"/>
          <table:table-cell table:style-name="ce403"/>
          <table:table-cell table:style-name="ce402"/>
          <table:table-cell table:style-name="ce403"/>
          <table:table-cell table:style-name="ce402"/>
          <table:table-cell table:style-name="ce403"/>
          <table:table-cell table:style-name="ce402"/>
          <table:table-cell table:style-name="ce403"/>
          <table:table-cell table:style-name="ce398"/>
          <table:table-cell table:style-name="ce1"/>
          <table:table-cell table:style-name="ce401"/>
          <table:table-cell table:style-name="ce1"/>
          <table:table-cell table:style-name="ce397"/>
          <table:table-cell table:style-name="ce1"/>
          <table:table-cell table:style-name="ce399"/>
          <table:table-cell table:number-columns-repeated="16358" table:style-name="ce1"/>
        </table:table-row>
        <table:table-row table:style-name="ro15">
          <table:table-cell table:style-name="ce389"/>
          <table:table-cell table:style-name="ce400"/>
          <table:table-cell table:style-name="ce397"/>
          <table:table-cell office:value-type="string" table:style-name="ce298">
            <text:p>Frascati Defined R&amp;D<text:span text:style-name="T3">8,9,10</text:span></text:p>
          </table:table-cell>
          <table:table-cell table:style-name="ce408"/>
          <table:table-cell office:value-type="float" office:value="1991" table:style-name="ce402">
            <text:p>1 991</text:p>
          </table:table-cell>
          <table:table-cell table:style-name="ce315"/>
          <table:table-cell office:value-type="float" office:value="1752" table:style-name="ce402">
            <text:p>1 752</text:p>
          </table:table-cell>
          <table:table-cell table:style-name="ce402"/>
          <table:table-cell office:value-type="float" office:value="1693" table:style-name="ce402">
            <text:p>1 693</text:p>
          </table:table-cell>
          <table:table-cell office:value-type="string" table:style-name="ce402">
            <text:p>||</text:p>
          </table:table-cell>
          <table:table-cell office:value-type="float" office:value="1306" table:style-name="ce402">
            <text:p>1 306</text:p>
          </table:table-cell>
          <table:table-cell table:style-name="ce403"/>
          <table:table-cell office:value-type="float" office:value="1460" table:style-name="ce402">
            <text:p>1 460</text:p>
          </table:table-cell>
          <table:table-cell table:style-name="ce403"/>
          <table:table-cell office:value-type="float" office:value="1516" table:style-name="ce402">
            <text:p>1 516</text:p>
          </table:table-cell>
          <table:table-cell table:style-name="ce403"/>
          <table:table-cell office:value-type="float" office:value="1704" table:style-name="ce402">
            <text:p>1 704</text:p>
          </table:table-cell>
          <table:table-cell table:style-name="ce403"/>
          <table:table-cell office:value-type="float" office:value="1636" table:style-name="ce401">
            <text:p>1 636</text:p>
          </table:table-cell>
          <table:table-cell table:style-name="ce405"/>
          <table:table-cell office:value-type="float" office:value="1623" table:style-name="ce402">
            <text:p>1 623</text:p>
          </table:table-cell>
          <table:table-cell table:style-name="ce405"/>
          <table:table-cell office:value-type="float" office:value="1634" table:style-name="ce402">
            <text:p>1 634</text:p>
          </table:table-cell>
          <table:table-cell table:style-name="ce405"/>
          <table:table-cell office:value-type="string" table:style-name="ce409">
            <text:p>. .</text:p>
          </table:table-cell>
          <table:table-cell table:number-columns-repeated="16358" table:style-name="ce1"/>
        </table:table-row>
        <table:table-row table:style-name="ro15">
          <table:table-cell table:style-name="ce389"/>
          <table:table-cell table:style-name="ce400"/>
          <table:table-cell table:style-name="ce397"/>
          <table:table-cell office:value-type="string" table:style-name="ce298">
            <text:p>Other R&amp;D<text:span text:style-name="T3">11</text:span></text:p>
          </table:table-cell>
          <table:table-cell table:style-name="ce408"/>
          <table:table-cell office:value-type="float" office:value="435" table:style-name="ce402">
            <text:p><text:s/>435</text:p>
          </table:table-cell>
          <table:table-cell table:style-name="ce315"/>
          <table:table-cell office:value-type="float" office:value="741" table:style-name="ce402">
            <text:p><text:s/>741</text:p>
          </table:table-cell>
          <table:table-cell table:style-name="ce402"/>
          <table:table-cell office:value-type="float" office:value="797" table:style-name="ce402">
            <text:p><text:s/>797</text:p>
          </table:table-cell>
          <table:table-cell table:style-name="ce402"/>
          <table:table-cell office:value-type="float" office:value="1028" table:style-name="ce402">
            <text:p>1 028</text:p>
          </table:table-cell>
          <table:table-cell table:style-name="ce403"/>
          <table:table-cell office:value-type="float" office:value="538" table:style-name="ce402">
            <text:p><text:s/>538</text:p>
          </table:table-cell>
          <table:table-cell table:style-name="ce403"/>
          <table:table-cell office:value-type="float" office:value="857" table:style-name="ce402">
            <text:p><text:s/>857</text:p>
          </table:table-cell>
          <table:table-cell table:style-name="ce403"/>
          <table:table-cell office:value-type="float" office:value="1397" table:style-name="ce402">
            <text:p>1 397</text:p>
          </table:table-cell>
          <table:table-cell table:style-name="ce403"/>
          <table:table-cell office:value-type="float" office:value="1385" table:style-name="ce401">
            <text:p>1 385</text:p>
          </table:table-cell>
          <table:table-cell table:style-name="ce405"/>
          <table:table-cell office:value-type="float" office:value="1841" table:style-name="ce402">
            <text:p>1 841</text:p>
          </table:table-cell>
          <table:table-cell table:style-name="ce405"/>
          <table:table-cell office:value-type="float" office:value="1654" table:style-name="ce402">
            <text:p>1 654</text:p>
          </table:table-cell>
          <table:table-cell table:style-name="ce405"/>
          <table:table-cell office:value-type="string" table:style-name="ce409">
            <text:p>. .</text:p>
          </table:table-cell>
          <table:table-cell table:number-columns-repeated="16358" table:style-name="ce1"/>
        </table:table-row>
        <table:table-row table:style-name="ro15">
          <table:table-cell table:style-name="ce389"/>
          <table:table-cell table:number-columns-spanned="4" table:number-rows-spanned="1" table:style-name="ce427"/>
          <table:covered-table-cell table:number-columns-repeated="3"/>
          <table:table-cell table:number-columns-repeated="2" table:style-name="ce410"/>
          <table:table-cell table:style-name="ce411"/>
          <table:table-cell table:number-columns-repeated="2" table:style-name="ce412"/>
          <table:table-cell table:style-name="ce413"/>
          <table:table-cell table:style-name="ce412"/>
          <table:table-cell table:style-name="ce363"/>
          <table:table-cell table:style-name="ce412"/>
          <table:table-cell table:style-name="ce363"/>
          <table:table-cell table:style-name="ce412"/>
          <table:table-cell table:style-name="ce363"/>
          <table:table-cell table:number-columns-repeated="8" table:style-name="ce412"/>
          <table:table-cell table:style-name="ce414"/>
          <table:table-cell table:number-columns-repeated="16358" table:style-name="ce1"/>
        </table:table-row>
        <table:table-row table:style-name="ro9">
          <table:table-cell office:value-type="string" table:number-columns-spanned="26" table:number-rows-spanned="1" table:style-name="ce373">
            <text:p>Source: Defence Expenditure Analysis and MOD Annual Report and Accounts</text:p>
          </table:table-cell>
          <table:covered-table-cell table:number-columns-repeated="25"/>
          <table:table-cell table:number-columns-repeated="16358"/>
        </table:table-row>
        <table:table-row table:style-name="ro9">
          <table:table-cell table:number-columns-repeated="26" table:style-name="ce74"/>
          <table:table-cell table:number-columns-repeated="16358"/>
        </table:table-row>
        <table:table-row table:style-name="ro9">
          <table:table-cell office:value-type="string" table:number-columns-spanned="26" table:number-rows-spanned="1" table:style-name="ce373">
            <text:p>Inclusive of non-recoverable VAT at Constant 2018/19 Prices (£ million)</text:p>
          </table:table-cell>
          <table:covered-table-cell table:number-columns-repeated="25"/>
          <table:table-cell table:number-columns-repeated="16358"/>
        </table:table-row>
        <table:table-row table:style-name="ro9">
          <table:table-cell table:style-name="ce74"/>
          <table:table-cell table:number-columns-repeated="4" table:style-name="ce1"/>
          <table:table-cell office:value-type="string" table:style-name="ce415">
            <text:p>2008/09</text:p>
          </table:table-cell>
          <table:table-cell table:style-name="ce385"/>
          <table:table-cell office:value-type="string" table:style-name="ce385">
            <text:p>2009/10</text:p>
          </table:table-cell>
          <table:table-cell office:value-type="float" office:value="2" table:style-name="ce386">
            <text:p>2</text:p>
          </table:table-cell>
          <table:table-cell office:value-type="string" table:style-name="ce385">
            <text:p>2010/11</text:p>
          </table:table-cell>
          <table:table-cell office:value-type="float" office:value="2" table:style-name="ce386">
            <text:p>2</text:p>
          </table:table-cell>
          <table:table-cell office:value-type="string" table:style-name="ce385">
            <text:p>2011/12</text:p>
          </table:table-cell>
          <table:table-cell office:value-type="float" office:value="2" table:style-name="ce386">
            <text:p>2</text:p>
          </table:table-cell>
          <table:table-cell office:value-type="string" table:style-name="ce385">
            <text:p>2012/13</text:p>
          </table:table-cell>
          <table:table-cell table:style-name="ce385"/>
          <table:table-cell office:value-type="string" table:style-name="ce385">
            <text:p>2013/14</text:p>
          </table:table-cell>
          <table:table-cell table:style-name="ce385"/>
          <table:table-cell office:value-type="string" table:style-name="ce385">
            <text:p>2014/15</text:p>
          </table:table-cell>
          <table:table-cell table:style-name="ce385"/>
          <table:table-cell office:value-type="string" table:style-name="ce385">
            <text:p>2015/16</text:p>
          </table:table-cell>
          <table:table-cell table:style-name="ce387"/>
          <table:table-cell office:value-type="string" table:style-name="ce385">
            <text:p>2016/17</text:p>
          </table:table-cell>
          <table:table-cell table:style-name="ce387"/>
          <table:table-cell office:value-type="string" table:style-name="ce385">
            <text:p>2017/18</text:p>
          </table:table-cell>
          <table:table-cell table:style-name="ce387"/>
          <table:table-cell office:value-type="string" table:style-name="ce388">
            <text:p>2018/19</text:p>
          </table:table-cell>
          <table:table-cell table:number-columns-repeated="16358"/>
        </table:table-row>
        <table:table-row table:style-name="ro9">
          <table:table-cell table:style-name="ce74"/>
          <table:table-cell office:value-type="string" table:number-columns-spanned="4" table:number-rows-spanned="1" table:style-name="ce428">
            <text:p>Estimated MOD Equipment Expenditure<text:span text:style-name="T8">12</text:span></text:p>
          </table:table-cell>
          <table:covered-table-cell table:number-columns-repeated="3"/>
          <table:table-cell office:value-type="float" office:value="15789" table:style-name="ce416">
            <text:p>15 789</text:p>
          </table:table-cell>
          <table:table-cell table:style-name="ce417"/>
          <table:table-cell office:value-type="float" office:value="15321" table:style-name="ce416">
            <text:p>15 321</text:p>
          </table:table-cell>
          <table:table-cell table:style-name="ce416"/>
          <table:table-cell office:value-type="float" office:value="15978" table:style-name="ce416">
            <text:p>15 978</text:p>
          </table:table-cell>
          <table:table-cell table:style-name="ce416"/>
          <table:table-cell office:value-type="float" office:value="17319" table:style-name="ce416">
            <text:p>17 319</text:p>
          </table:table-cell>
          <table:table-cell table:style-name="ce418"/>
          <table:table-cell office:value-type="float" office:value="15375" table:style-name="ce416">
            <text:p>15 375</text:p>
          </table:table-cell>
          <table:table-cell table:style-name="ce418"/>
          <table:table-cell office:value-type="float" office:value="16441" table:style-name="ce416">
            <text:p>16 441</text:p>
          </table:table-cell>
          <table:table-cell table:style-name="ce418"/>
          <table:table-cell office:value-type="float" office:value="17383" table:style-name="ce416">
            <text:p>17 383</text:p>
          </table:table-cell>
          <table:table-cell table:style-name="ce418"/>
          <table:table-cell office:value-type="float" office:value="16779" table:style-name="ce416">
            <text:p>16 779</text:p>
          </table:table-cell>
          <table:table-cell table:style-name="ce419"/>
          <table:table-cell office:value-type="float" office:value="16351" table:style-name="ce420">
            <text:p>16 351</text:p>
          </table:table-cell>
          <table:table-cell table:style-name="ce419"/>
          <table:table-cell office:value-type="float" office:value="16217" table:style-name="ce416">
            <text:p>16 217</text:p>
          </table:table-cell>
          <table:table-cell table:style-name="ce419"/>
          <table:table-cell office:value-type="float" office:value="16844" table:style-name="ce421">
            <text:p>16 844</text:p>
          </table:table-cell>
          <table:table-cell table:number-columns-repeated="16358"/>
        </table:table-row>
        <table:table-row table:style-name="ro9">
          <table:table-cell office:value-type="string" table:number-columns-spanned="26" table:number-rows-spanned="1" table:style-name="ce373">
            <text:p>Source: Defence Expenditure Analysis and MOD Annual Report and Accounts</text:p>
          </table:table-cell>
          <table:covered-table-cell table:number-columns-repeated="25"/>
          <table:table-cell table:number-columns-repeated="16358"/>
        </table:table-row>
        <table:table-row table:style-name="ro9">
          <table:table-cell table:number-columns-repeated="26" table:style-name="ce74"/>
          <table:table-cell table:number-columns-repeated="16358"/>
        </table:table-row>
        <table:table-row table:style-name="ro26">
          <table:table-cell office:value-type="string" table:style-name="ce367">
            <text:p>1.</text:p>
          </table:table-cell>
          <table:table-cell office:value-type="string" table:number-columns-spanned="25" table:number-rows-spanned="1" table:style-name="ce369">
            <text:p>These estimates are not directly comparable to the old cash equipment procurement time series last published in 2000/01 (UKDS 2002) due to the exclusion of in year stock purchases. It is not possible to identify that element of stock purchases which wholly relates to MOD equipment.</text:p>
          </table:table-cell>
          <table:covered-table-cell table:number-columns-repeated="24"/>
          <table:table-cell table:number-columns-repeated="16358"/>
        </table:table-row>
        <table:table-row table:style-name="ro27">
          <table:table-cell office:value-type="string" table:style-name="ce367">
            <text:p>2.</text:p>
          </table:table-cell>
          <table:table-cell office:value-type="string" table:number-columns-spanned="25" table:number-rows-spanned="1" table:style-name="ce369">
            <text:p>Please refer to the<text:s/><text:span text:style-name="T6">Resource Accounting &amp; Budgeting section of UK Defence Statistics 2012</text:span><text:span text:style-name="T12"><text:s/></text:span>to view important information relating to the introduction of the International Financial Reporting Standards (IFRS), the implementation of the Clear Line of Sight (CLoS) Alignment project and accounting changes resulting from the publication of the Strategic Defence &amp; Security Review 2010, which have led to significant presentational changes in the reporting of the accounts since 2010/11.</text:p>
          </table:table-cell>
          <table:covered-table-cell table:number-columns-repeated="24"/>
          <table:table-cell table:number-columns-repeated="16358"/>
        </table:table-row>
        <table:table-row table:style-name="ro28">
          <table:table-cell office:value-type="string" table:style-name="ce367">
            <text:p>3.</text:p>
          </table:table-cell>
          <table:table-cell office:value-type="string" table:number-columns-spanned="25" table:number-rows-spanned="1" table:style-name="ce369">
            <text:p>Capital expenditure on Equipment includes those Assets Under Construction (AUC) relating to Single Use Military Equipment (SUME) only plus in year purchases on IT and communications equipment, vehicles, SUME and plant and machinery. <text:s/>AUC SUME largely consist of major weapons platforms under construction in the Defence Equipment &amp; Support (DE&amp;S) Organisation, and excludes that element of buildings under construction and land which would fall outside the wider definition of MOD equipment procurement detailed in the commentary above.<text:s/></text:p>
          </table:table-cell>
          <table:covered-table-cell table:number-columns-repeated="24"/>
          <table:table-cell table:number-columns-repeated="16358"/>
        </table:table-row>
        <table:table-row table:style-name="ro37">
          <table:table-cell office:value-type="string" table:style-name="ce367">
            <text:p>4.</text:p>
          </table:table-cell>
          <table:table-cell office:value-type="string" table:number-columns-spanned="25" table:number-rows-spanned="1" table:style-name="ce369">
            <text:p>From 2007/08 until 2017/18, the augmentation of the MOD Chart of Accounts enabled a more detailed reporting of the 'AUC-Other' classification by category type by the DE&amp;S. This improved the coverage of equipment expenditure reported in the table by providing a more distinct separation of equipment (particularly dual use) from non-equipment expenditure (e.g. construction, land and buildings, and other administrative costs). In 2018/19 this additional breakdown of 'AUC-Other' has became unavailable therefore reducing the robustness of the estimate.</text:p>
          </table:table-cell>
          <table:covered-table-cell table:number-columns-repeated="24"/>
          <table:table-cell table:number-columns-repeated="16358"/>
        </table:table-row>
        <table:table-row table:style-name="ro9">
          <table:table-cell office:value-type="string" table:style-name="ce367">
            <text:p>5.</text:p>
          </table:table-cell>
          <table:table-cell office:value-type="string" table:number-columns-spanned="25" table:number-rows-spanned="1" table:style-name="ce369">
            <text:p>Internal and contracted out costs for equipment repair and maintenance.<text:s text:c="2"/></text:p>
          </table:table-cell>
          <table:covered-table-cell table:number-columns-repeated="24"/>
          <table:table-cell table:number-columns-repeated="16358"/>
        </table:table-row>
        <table:table-row table:style-name="ro31">
          <table:table-cell office:value-type="string" table:style-name="ce367">
            <text:p>6.</text:p>
          </table:table-cell>
          <table:table-cell office:value-type="string" table:number-columns-spanned="25" table:number-rows-spanned="1" table:style-name="ce369">
            <text:p>From 2011/12 RDEL categories have been consolidated into new Commodity Blocks headings. The new ‘Equipment Support costs’ Commodity Block now includes Operating Leases and Equipment Support PFI charges that were previously reported separately.</text:p>
          </table:table-cell>
          <table:covered-table-cell table:number-columns-repeated="24"/>
          <table:table-cell table:number-columns-repeated="16358"/>
        </table:table-row>
        <table:table-row table:style-name="ro38">
          <table:table-cell office:value-type="string" table:style-name="ce367">
            <text:p>7.</text:p>
          </table:table-cell>
          <table:table-cell office:value-type="string" table:number-columns-spanned="25" table:number-rows-spanned="1" table:style-name="ce369">
            <text:p>The data are derived from information held on MOD accounting systems relating to expenditure on Additions to Intangible Assets and Research &amp; Development Costs. Development activity associated with acquiring assets is the most significant part of this expenditure. These figures do not fully align with those in Table 5, which present MOD R&amp;D expenditure on a different basis using OECD Frascati definitions. (See<text:s/><text:span text:style-name="T6">Defence Statistics Bulletin No. 6 &amp; No. 9</text:span>). The figures in this category are taken from the MOD Annual Report &amp; Accounts and will include some items of R&amp;D which fall outside these definitions but nonetheless broadly relate to the wider definition of MOD R&amp;D expenditure as described in the commentary above. In order to show a comparison of the 2 sets of figures, we now display the Frascati defined R&amp;D figures from<text:s/><text:span text:style-name="T7">Table 5</text:span><text:s/>and those items of R&amp;D that are reported as Additions to Intangible Assets in the MOD Accounts but which are not Frascati compliant.<text:s/></text:p>
          </table:table-cell>
          <table:covered-table-cell table:number-columns-repeated="24"/>
          <table:table-cell table:number-columns-repeated="16358"/>
        </table:table-row>
        <table:table-row table:style-name="ro9">
          <table:table-cell office:value-type="string" table:style-name="ce367">
            <text:p>8.</text:p>
          </table:table-cell>
          <table:table-cell office:value-type="string" table:number-columns-spanned="25" table:number-rows-spanned="1" table:style-name="ce369">
            <text:p>Please see<text:s/><text:span text:style-name="T7">Table 5</text:span><text:s/>for details of how these figures have been compiled.</text:p>
          </table:table-cell>
          <table:covered-table-cell table:number-columns-repeated="24"/>
          <table:table-cell table:number-columns-repeated="16358"/>
        </table:table-row>
        <table:table-row table:style-name="ro30">
          <table:table-cell office:value-type="string" table:style-name="ce367">
            <text:p>9.</text:p>
          </table:table-cell>
          <table:table-cell office:value-type="string" table:number-columns-spanned="25" table:number-rows-spanned="1" table:style-name="ce369">
            <text:p>In 2011 the Meteorological Office became a Trading Fund within the Department for Business, Innovation and Skills (BIS). As a consequence of this move, from 2011/12, the amounts paid to the Meteorological Office for R&amp;D are not included in the calculation of the net R&amp;D expenditure.</text:p>
          </table:table-cell>
          <table:covered-table-cell table:number-columns-repeated="24"/>
          <table:table-cell table:number-columns-repeated="16358"/>
        </table:table-row>
        <table:table-row table:style-name="ro26">
          <table:table-cell office:value-type="string" table:style-name="ce367">
            <text:p>10.</text:p>
          </table:table-cell>
          <table:table-cell office:value-type="string" table:number-columns-spanned="25" table:number-rows-spanned="1" table:style-name="ce179">
            <text:p>No Frascati defined net R&amp;D figures or Other R&amp;D figures for 2018/19 are currently available. The survey to collect this data is being undertaken during Autumn 2019 and will be published in the Autumn 2020 Departmental Resources bulletin.<text:s/></text:p>
          </table:table-cell>
          <table:covered-table-cell table:number-columns-repeated="24"/>
          <table:table-cell table:number-columns-repeated="16358" table:style-name="ce1"/>
        </table:table-row>
        <table:table-row table:style-name="ro31">
          <table:table-cell office:value-type="string" table:style-name="ce367">
            <text:p>11.</text:p>
          </table:table-cell>
          <table:table-cell office:value-type="string" table:number-columns-spanned="25" table:number-rows-spanned="1" table:style-name="ce369">
            <text:p>This type of activity can include updates and alterations to existing equipment, testing/analysis of equipment/products for purposes of quality or quantity control, correcting faults found in the pre-production stage and trial production.</text:p>
          </table:table-cell>
          <table:covered-table-cell table:number-columns-repeated="24"/>
          <table:table-cell table:number-columns-repeated="16358" table:style-name="ce1"/>
        </table:table-row>
        <table:table-row table:style-name="ro9">
          <table:table-cell office:value-type="string" table:style-name="ce367">
            <text:p>12.</text:p>
          </table:table-cell>
          <table:table-cell office:value-type="string" table:number-columns-spanned="25" table:number-rows-spanned="1" table:style-name="ce176">
            <text:p>Conversion to constant 2018/19 prices uses the latest available forecast GDP deflator series produced by<text:s/><text:span text:style-name="T6">HM Treasury</text:span><text:s/>dated 28 June 2019.</text:p>
          </table:table-cell>
          <table:covered-table-cell table:number-columns-repeated="24"/>
          <table:table-cell table:number-columns-repeated="8" table:style-name="ce422"/>
          <table:table-cell table:number-columns-repeated="16350"/>
        </table:table-row>
        <table:table-row table:number-rows-repeated="1048541" table:style-name="ro10">
          <table:table-cell table:number-columns-repeated="16384"/>
        </table:table-row>
      </table:table>
      <table:table table:name="Table_5" table:style-name="ta7">
        <table:table-column table:style-name="co13" table:default-cell-style-name="ce1"/>
        <table:table-column table:style-name="co23" table:default-cell-style-name="ce1"/>
        <table:table-column table:style-name="co24" table:default-cell-style-name="ce1"/>
        <table:table-column table:style-name="co25" table:default-cell-style-name="ce1"/>
        <table:table-column table:style-name="co5" table:default-cell-style-name="ce1"/>
        <table:table-column table:style-name="co25" table:number-columns-repeated="5" table:default-cell-style-name="ce1"/>
        <table:table-column table:style-name="co10" table:default-cell-style-name="ce1"/>
        <table:table-column table:style-name="co25" table:number-columns-repeated="8" table:default-cell-style-name="ce1"/>
        <table:table-column table:style-name="co26" table:number-columns-repeated="2" table:default-cell-style-name="ce1"/>
        <table:table-column table:style-name="co27" table:default-cell-style-name="ce1"/>
        <table:table-column table:style-name="co1" table:default-cell-style-name="ce1"/>
        <table:table-column table:style-name="co28" table:default-cell-style-name="ce1"/>
        <table:table-column table:style-name="co1" table:default-cell-style-name="ce1"/>
        <table:table-column table:style-name="co29" table:default-cell-style-name="ce1"/>
        <table:table-column table:style-name="co1" table:number-columns-repeated="16358" table:default-cell-style-name="ce1"/>
        <table:table-row table:style-name="ro12">
          <table:table-cell office:value-type="string" table:number-columns-spanned="18" table:number-rows-spanned="1" table:style-name="ce500">
            <text:p>Table 5 MOD Research &amp; Development Expenditure Outturn</text:p>
          </table:table-cell>
          <table:covered-table-cell table:number-columns-repeated="17"/>
          <table:table-cell table:number-columns-repeated="9" table:style-name="ce429"/>
          <table:table-cell table:number-columns-repeated="16357"/>
        </table:table-row>
        <table:table-row table:style-name="ro29">
          <table:table-cell office:value-type="string" table:number-columns-spanned="18" table:number-rows-spanned="1" table:style-name="ce501">
            <text:p>This table details the MOD annual expenditure on Research and Development (R&amp;D) activity. Expenditure is broken down into intramural (i.e. R&amp;D activity undertaken within the Department) and extramural (i.e. R&amp;D activity undertaken outside the Department). <text:s/>Statistics on R&amp;D expenditure provide an important guide to the levels of investment in the economy, provide a key indicator of future growth and competitiveness, and allow for international comparisons to be undertaken. MOD accounts for around 30% of the UK Central Government’s spending on R&amp;D.<text:s/></text:p>
          </table:table-cell>
          <table:covered-table-cell table:number-columns-repeated="17"/>
          <table:table-cell table:number-columns-repeated="9" table:style-name="ce429"/>
          <table:table-cell table:number-columns-repeated="16357"/>
        </table:table-row>
        <table:table-row table:style-name="ro31">
          <table:table-cell office:value-type="string" table:number-columns-spanned="18" table:number-rows-spanned="1" table:style-name="ce502">
            <text:p>The data included in this table are derived from an annual survey of MOD R&amp;D expenditure conducted by Defence Statistics and information from MOD accounting systems. Defence Statistics seek to classify R&amp;D activity within the Organisation for Economic Co-operation &amp; Development's (OECD) Frascati Guidelines (i.e. R&amp;D considered to be new, novel or innovative), which align to National Accounts definitions.<text:s text:c="2"/></text:p>
          </table:table-cell>
          <table:covered-table-cell table:number-columns-repeated="17"/>
          <table:table-cell table:number-columns-repeated="9" table:style-name="ce429"/>
          <table:table-cell table:number-columns-repeated="16357"/>
        </table:table-row>
        <table:table-row table:style-name="ro10">
          <table:table-cell office:value-type="string" table:number-columns-spanned="18" table:number-rows-spanned="1" table:style-name="ce502">
            <text:p>An explanation of the break in series between 2000/01 and 2006/07 can be found in<text:s/><text:span text:style-name="T6">Defence Statistics Bulletin No.6</text:span>.</text:p>
          </table:table-cell>
          <table:covered-table-cell table:number-columns-repeated="17"/>
          <table:table-cell office:value-type="string" table:style-name="ce431">
            <text:p><text:a xlink:href="http://webarchive.nationalarchives.gov.uk/20140116142443/http:/www.dasa.mod.uk/publications/finance-and-economics/archive/defence-statistics-bulletins/defence-statistics-bulletin-number-06-calculating-the-stats-of-MOD-RandD-expenditure-1-april-2004.pdf">Defence Statistics Bulletin 6</text:a></text:p>
          </table:table-cell>
          <table:table-cell table:number-columns-repeated="2" table:style-name="ce432"/>
          <table:table-cell table:number-columns-repeated="2" table:style-name="ce433"/>
          <table:table-cell table:number-columns-repeated="4" table:style-name="ce429"/>
          <table:table-cell table:number-columns-repeated="16357"/>
        </table:table-row>
        <table:table-row table:style-name="ro30">
          <table:table-cell office:value-type="string" table:number-columns-spanned="18" table:number-rows-spanned="1" table:style-name="ce502">
            <text:p>Further information about the quality of data and methods used in the production of these statistics, along with details of their intended use, can be found in the<text:s/><text:span text:style-name="T6">Background Quality Report - Departmental Resources Statistics</text:span>.</text:p>
          </table:table-cell>
          <table:covered-table-cell table:number-columns-repeated="17"/>
          <table:table-cell office:value-type="string" table:style-name="ce431">
            <text:p><text:a xlink:href="https://www.gov.uk/government/statistics/defence-departmental-resources-2018">https://www.gov.uk/government/statistics/defence-departmental-resources-2019</text:a></text:p>
          </table:table-cell>
          <table:table-cell table:number-columns-repeated="8" table:style-name="ce431"/>
          <table:table-cell table:number-columns-repeated="16357"/>
        </table:table-row>
        <table:table-row table:style-name="ro9">
          <table:table-cell office:value-type="string" table:number-columns-spanned="18" table:number-rows-spanned="1" table:style-name="ce503">
            <text:p>Inclusive of non-recoverable VAT at Current Prices (£ million)</text:p>
          </table:table-cell>
          <table:covered-table-cell table:number-columns-repeated="17"/>
          <table:table-cell table:style-name="ce434"/>
          <table:table-cell table:number-columns-repeated="8" table:style-name="ce429"/>
          <table:table-cell table:number-columns-repeated="16357"/>
        </table:table-row>
        <table:table-row table:style-name="ro10">
          <table:table-cell office:value-type="string" table:number-columns-spanned="3" table:number-rows-spanned="1" table:style-name="ce504">
            <text:p>Research &amp; Development<text:span text:style-name="T8">1</text:span></text:p>
          </table:table-cell>
          <table:covered-table-cell table:number-columns-repeated="2"/>
          <table:table-cell office:value-type="string" table:style-name="ce435">
            <text:p>2000/01</text:p>
          </table:table-cell>
          <table:table-cell table:style-name="ce436"/>
          <table:table-cell office:value-type="string" table:style-name="ce435">
            <text:p>2006/07</text:p>
          </table:table-cell>
          <table:table-cell office:value-type="string" table:style-name="ce435">
            <text:p>2007/08</text:p>
          </table:table-cell>
          <table:table-cell office:value-type="string" table:style-name="ce435">
            <text:p>2008/09</text:p>
          </table:table-cell>
          <table:table-cell office:value-type="string" table:style-name="ce435">
            <text:p>2009/10</text:p>
          </table:table-cell>
          <table:table-cell office:value-type="string" table:style-name="ce435">
            <text:p>2010/11</text:p>
          </table:table-cell>
          <table:table-cell table:style-name="ce437"/>
          <table:table-cell office:value-type="string" table:style-name="ce435">
            <text:p>2011/12<text:span text:style-name="T3">2</text:span></text:p>
          </table:table-cell>
          <table:table-cell office:value-type="string" table:style-name="ce435">
            <text:p>2012/13</text:p>
          </table:table-cell>
          <table:table-cell office:value-type="string" table:style-name="ce435">
            <text:p>2013/14</text:p>
          </table:table-cell>
          <table:table-cell office:value-type="string" table:style-name="ce435">
            <text:p>2014/15</text:p>
          </table:table-cell>
          <table:table-cell office:value-type="string" table:style-name="ce435">
            <text:p>2015/16</text:p>
          </table:table-cell>
          <table:table-cell office:value-type="string" table:style-name="ce435">
            <text:p>2016/17</text:p>
          </table:table-cell>
          <table:table-cell office:value-type="string" table:style-name="ce438">
            <text:p>2017/18</text:p>
          </table:table-cell>
          <table:table-cell table:style-name="ce439"/>
          <table:table-cell table:number-columns-repeated="7" table:style-name="ce429"/>
          <table:table-cell table:number-columns-repeated="16358" table:style-name="ce1"/>
        </table:table-row>
        <table:table-row table:style-name="ro10">
          <table:table-cell office:value-type="string" table:number-columns-spanned="3" table:number-rows-spanned="1" table:style-name="ce505">
            <text:p>Total Gross Expenditure on R&amp;D</text:p>
          </table:table-cell>
          <table:covered-table-cell table:number-columns-repeated="2"/>
          <table:table-cell office:value-type="float" office:value="2321" table:style-name="ce440">
            <text:p>2 321</text:p>
          </table:table-cell>
          <table:table-cell office:value-type="string" table:style-name="ce441">
            <text:p>||</text:p>
          </table:table-cell>
          <table:table-cell office:value-type="float" office:value="2212" table:style-name="ce442">
            <text:p>2 212</text:p>
          </table:table-cell>
          <table:table-cell office:value-type="float" office:value="2220" table:style-name="ce442">
            <text:p>2 220</text:p>
          </table:table-cell>
          <table:table-cell office:value-type="float" office:value="2074" table:style-name="ce442">
            <text:p>2 074</text:p>
          </table:table-cell>
          <table:table-cell office:value-type="float" office:value="1839" table:style-name="ce443">
            <text:p>1 839</text:p>
          </table:table-cell>
          <table:table-cell office:value-type="float" office:value="1782" table:style-name="ce444">
            <text:p>1 782</text:p>
          </table:table-cell>
          <table:table-cell table:style-name="ce445"/>
          <table:table-cell office:value-type="float" office:value="1348" table:style-name="ce444">
            <text:p>1 348</text:p>
          </table:table-cell>
          <table:table-cell office:value-type="float" office:value="1504" table:style-name="ce444">
            <text:p>1 504</text:p>
          </table:table-cell>
          <table:table-cell office:value-type="float" office:value="1560" table:style-name="ce444">
            <text:p>1 560</text:p>
          </table:table-cell>
          <table:table-cell office:value-type="float" office:value="1749" table:style-name="ce442">
            <text:p>1 749</text:p>
          </table:table-cell>
          <table:table-cell office:value-type="float" office:value="1682" table:style-name="ce446">
            <text:p>1 682</text:p>
          </table:table-cell>
          <table:table-cell office:value-type="float" office:value="1668" table:style-name="ce447">
            <text:p>1 668</text:p>
          </table:table-cell>
          <table:table-cell office:value-type="float" office:value="1677" table:style-name="ce448">
            <text:p>1 677</text:p>
          </table:table-cell>
          <table:table-cell table:style-name="ce449"/>
          <table:table-cell table:style-name="ce450"/>
          <table:table-cell table:style-name="ce451"/>
          <table:table-cell table:number-columns-repeated="3" table:style-name="ce452"/>
          <table:table-cell table:style-name="ce450"/>
          <table:table-cell table:number-columns-repeated="16359" table:style-name="ce1"/>
        </table:table-row>
        <table:table-row table:style-name="ro10">
          <table:table-cell office:value-type="string" table:number-columns-spanned="3" table:number-rows-spanned="1" table:style-name="ce506">
            <text:p>Of which:</text:p>
          </table:table-cell>
          <table:covered-table-cell table:number-columns-repeated="2"/>
          <table:table-cell table:style-name="ce453"/>
          <table:table-cell table:style-name="ce454"/>
          <table:table-cell table:style-name="ce455"/>
          <table:table-cell table:number-columns-repeated="2" table:style-name="ce456"/>
          <table:table-cell table:style-name="ce453"/>
          <table:table-cell table:style-name="ce456"/>
          <table:table-cell table:style-name="ce457"/>
          <table:table-cell table:number-columns-repeated="4" table:style-name="ce456"/>
          <table:table-cell table:number-columns-repeated="2" table:style-name="ce458"/>
          <table:table-cell table:style-name="ce459"/>
          <table:table-cell table:style-name="ce449"/>
          <table:table-cell table:number-columns-repeated="7" table:style-name="ce429"/>
          <table:table-cell table:number-columns-repeated="16358" table:style-name="ce1"/>
        </table:table-row>
        <table:table-row table:style-name="ro10">
          <table:table-cell table:style-name="ce460"/>
          <table:table-cell office:value-type="string" table:number-columns-spanned="2" table:number-rows-spanned="1" table:style-name="ce507">
            <text:p>Intramural</text:p>
          </table:table-cell>
          <table:covered-table-cell/>
          <table:table-cell office:value-type="float" office:value="932" table:style-name="ce461">
            <text:p>932</text:p>
          </table:table-cell>
          <table:table-cell office:value-type="string" table:style-name="ce462">
            <text:p>||</text:p>
          </table:table-cell>
          <table:table-cell office:value-type="float" office:value="361" table:style-name="ce456">
            <text:p><text:s/>361</text:p>
          </table:table-cell>
          <table:table-cell office:value-type="float" office:value="279" table:style-name="ce456">
            <text:p><text:s/>279</text:p>
          </table:table-cell>
          <table:table-cell office:value-type="float" office:value="262" table:style-name="ce456">
            <text:p><text:s/>262</text:p>
          </table:table-cell>
          <table:table-cell office:value-type="float" office:value="288" table:style-name="ce458">
            <text:p><text:s/>288</text:p>
          </table:table-cell>
          <table:table-cell office:value-type="float" office:value="226" table:style-name="ce456">
            <text:p><text:s/>226</text:p>
          </table:table-cell>
          <table:table-cell table:style-name="ce457"/>
          <table:table-cell office:value-type="float" office:value="158" table:style-name="ce456">
            <text:p><text:s/>158</text:p>
          </table:table-cell>
          <table:table-cell office:value-type="float" office:value="150" table:style-name="ce456">
            <text:p><text:s/>150</text:p>
          </table:table-cell>
          <table:table-cell office:value-type="float" office:value="164" table:style-name="ce456">
            <text:p><text:s/>164</text:p>
          </table:table-cell>
          <table:table-cell office:value-type="float" office:value="158" table:style-name="ce456">
            <text:p><text:s/>158</text:p>
          </table:table-cell>
          <table:table-cell office:value-type="float" office:value="164" table:style-name="ce458">
            <text:p><text:s/>164</text:p>
          </table:table-cell>
          <table:table-cell office:value-type="float" office:value="156" table:style-name="ce458">
            <text:p><text:s/>156</text:p>
          </table:table-cell>
          <table:table-cell office:value-type="float" office:value="152" table:style-name="ce459">
            <text:p><text:s/>152</text:p>
          </table:table-cell>
          <table:table-cell table:style-name="ce449"/>
          <table:table-cell table:style-name="ce429"/>
          <table:table-cell table:style-name="ce451"/>
          <table:table-cell table:number-columns-repeated="5" table:style-name="ce429"/>
          <table:table-cell table:number-columns-repeated="16358" table:style-name="ce1"/>
        </table:table-row>
        <table:table-row table:style-name="ro10">
          <table:table-cell table:style-name="ce460"/>
          <table:table-cell office:value-type="string" table:number-columns-spanned="2" table:number-rows-spanned="1" table:style-name="ce507">
            <text:p>Extramural</text:p>
          </table:table-cell>
          <table:covered-table-cell/>
          <table:table-cell office:value-type="float" office:value="1389" table:style-name="ce463">
            <text:p>1 389</text:p>
          </table:table-cell>
          <table:table-cell office:value-type="string" table:style-name="ce462">
            <text:p>||</text:p>
          </table:table-cell>
          <table:table-cell office:value-type="float" office:value="1851" table:style-name="ce456">
            <text:p>1 851</text:p>
          </table:table-cell>
          <table:table-cell office:value-type="float" office:value="1941" table:style-name="ce456">
            <text:p>1 941</text:p>
          </table:table-cell>
          <table:table-cell office:value-type="float" office:value="1812" table:style-name="ce456">
            <text:p>1 812</text:p>
          </table:table-cell>
          <table:table-cell office:value-type="float" office:value="1551" table:style-name="ce464">
            <text:p>1 551</text:p>
          </table:table-cell>
          <table:table-cell office:value-type="float" office:value="1556" table:style-name="ce456">
            <text:p>1 556</text:p>
          </table:table-cell>
          <table:table-cell table:style-name="ce457"/>
          <table:table-cell office:value-type="float" office:value="1190" table:style-name="ce456">
            <text:p>1 190</text:p>
          </table:table-cell>
          <table:table-cell office:value-type="float" office:value="1353" table:style-name="ce456">
            <text:p>1 353</text:p>
          </table:table-cell>
          <table:table-cell office:value-type="float" office:value="1396" table:style-name="ce456">
            <text:p>1 396</text:p>
          </table:table-cell>
          <table:table-cell office:value-type="float" office:value="1591" table:style-name="ce456">
            <text:p>1 591</text:p>
          </table:table-cell>
          <table:table-cell office:value-type="float" office:value="1517" table:style-name="ce458">
            <text:p>1 517</text:p>
          </table:table-cell>
          <table:table-cell office:value-type="float" office:value="1512" table:style-name="ce458">
            <text:p>1 512</text:p>
          </table:table-cell>
          <table:table-cell office:value-type="float" office:value="1525" table:style-name="ce459">
            <text:p>1 525</text:p>
          </table:table-cell>
          <table:table-cell table:style-name="ce449"/>
          <table:table-cell table:style-name="ce429"/>
          <table:table-cell table:style-name="ce451"/>
          <table:table-cell table:number-columns-repeated="5" table:style-name="ce429"/>
          <table:table-cell table:number-columns-repeated="16358" table:style-name="ce1"/>
        </table:table-row>
        <table:table-row table:style-name="ro10">
          <table:table-cell table:number-columns-spanned="3" table:number-rows-spanned="1" table:style-name="ce166"/>
          <table:covered-table-cell table:number-columns-repeated="2"/>
          <table:table-cell table:style-name="ce461"/>
          <table:table-cell table:style-name="ce454"/>
          <table:table-cell table:number-columns-repeated="3" table:style-name="ce456"/>
          <table:table-cell table:style-name="ce458"/>
          <table:table-cell table:style-name="ce456"/>
          <table:table-cell table:style-name="ce457"/>
          <table:table-cell table:number-columns-repeated="4" table:style-name="ce456"/>
          <table:table-cell table:number-columns-repeated="2" table:style-name="ce458"/>
          <table:table-cell table:style-name="ce459"/>
          <table:table-cell table:style-name="ce449"/>
          <table:table-cell table:style-name="ce429"/>
          <table:table-cell table:style-name="ce451"/>
          <table:table-cell table:number-columns-repeated="5" table:style-name="ce429"/>
          <table:table-cell table:number-columns-repeated="16358" table:style-name="ce1"/>
        </table:table-row>
        <table:table-row table:style-name="ro10">
          <table:table-cell office:value-type="string" table:number-columns-spanned="3" table:number-rows-spanned="1" table:style-name="ce508">
            <text:p>Receipts<text:span text:style-name="T8">3</text:span></text:p>
          </table:table-cell>
          <table:covered-table-cell table:number-columns-repeated="2"/>
          <table:table-cell office:value-type="float" office:value="81" table:style-name="ce465">
            <text:p>81</text:p>
          </table:table-cell>
          <table:table-cell office:value-type="string" table:style-name="ce441">
            <text:p>||</text:p>
          </table:table-cell>
          <table:table-cell office:value-type="float" office:value="88" table:style-name="ce455">
            <text:p><text:s/>88</text:p>
          </table:table-cell>
          <table:table-cell office:value-type="float" office:value="81" table:style-name="ce466">
            <text:p><text:s/>81</text:p>
          </table:table-cell>
          <table:table-cell office:value-type="float" office:value="83" table:style-name="ce466">
            <text:p><text:s/>83</text:p>
          </table:table-cell>
          <table:table-cell office:value-type="float" office:value="87" table:style-name="ce467">
            <text:p><text:s/>87</text:p>
          </table:table-cell>
          <table:table-cell office:value-type="float" office:value="89" table:style-name="ce466">
            <text:p><text:s/>89</text:p>
          </table:table-cell>
          <table:table-cell office:value-type="string" table:style-name="ce468">
            <text:p>||</text:p>
          </table:table-cell>
          <table:table-cell office:value-type="float" office:value="42" table:style-name="ce466">
            <text:p><text:s/>42</text:p>
          </table:table-cell>
          <table:table-cell office:value-type="float" office:value="44" table:style-name="ce466">
            <text:p><text:s/>44</text:p>
          </table:table-cell>
          <table:table-cell office:value-type="float" office:value="44" table:style-name="ce466">
            <text:p><text:s/>44</text:p>
          </table:table-cell>
          <table:table-cell office:value-type="float" office:value="45" table:style-name="ce466">
            <text:p><text:s/>45</text:p>
          </table:table-cell>
          <table:table-cell office:value-type="float" office:value="46" table:style-name="ce467">
            <text:p><text:s/>46</text:p>
          </table:table-cell>
          <table:table-cell office:value-type="float" office:value="45" table:style-name="ce467">
            <text:p><text:s/>45</text:p>
          </table:table-cell>
          <table:table-cell office:value-type="float" office:value="43" table:style-name="ce469">
            <text:p><text:s/>43</text:p>
          </table:table-cell>
          <table:table-cell table:style-name="ce449"/>
          <table:table-cell table:style-name="ce450"/>
          <table:table-cell table:style-name="ce451"/>
          <table:table-cell table:number-columns-repeated="5" table:style-name="ce450"/>
          <table:table-cell table:number-columns-repeated="16358" table:style-name="ce1"/>
        </table:table-row>
        <table:table-row table:style-name="ro10">
          <table:table-cell office:value-type="string" table:number-columns-spanned="3" table:number-rows-spanned="1" table:style-name="ce506">
            <text:p>Of which used:</text:p>
          </table:table-cell>
          <table:covered-table-cell table:number-columns-repeated="2"/>
          <table:table-cell table:style-name="ce461"/>
          <table:table-cell table:style-name="ce454"/>
          <table:table-cell table:style-name="ce455"/>
          <table:table-cell table:number-columns-repeated="4" table:style-name="ce463"/>
          <table:table-cell table:style-name="ce470"/>
          <table:table-cell table:number-columns-repeated="4" table:style-name="ce463"/>
          <table:table-cell table:number-columns-repeated="2" table:style-name="ce458"/>
          <table:table-cell table:style-name="ce471"/>
          <table:table-cell table:style-name="ce449"/>
          <table:table-cell table:style-name="ce429"/>
          <table:table-cell table:style-name="ce451"/>
          <table:table-cell table:number-columns-repeated="5" table:style-name="ce429"/>
          <table:table-cell table:number-columns-repeated="16358" table:style-name="ce1"/>
        </table:table-row>
        <table:table-row table:style-name="ro10">
          <table:table-cell table:style-name="ce460"/>
          <table:table-cell office:value-type="string" table:number-columns-spanned="2" table:number-rows-spanned="1" table:style-name="ce507">
            <text:p>Intramurally</text:p>
          </table:table-cell>
          <table:covered-table-cell/>
          <table:table-cell office:value-type="float" office:value="45" table:style-name="ce461">
            <text:p>45</text:p>
          </table:table-cell>
          <table:table-cell office:value-type="string" table:style-name="ce462">
            <text:p>||</text:p>
          </table:table-cell>
          <table:table-cell office:value-type="float" office:value="81" table:style-name="ce456">
            <text:p><text:s/>81</text:p>
          </table:table-cell>
          <table:table-cell office:value-type="float" office:value="74" table:style-name="ce463">
            <text:p><text:s/>74</text:p>
          </table:table-cell>
          <table:table-cell office:value-type="float" office:value="75" table:style-name="ce463">
            <text:p><text:s/>75</text:p>
          </table:table-cell>
          <table:table-cell office:value-type="float" office:value="80" table:style-name="ce463">
            <text:p><text:s/>80</text:p>
          </table:table-cell>
          <table:table-cell office:value-type="float" office:value="72" table:style-name="ce463">
            <text:p><text:s/>72</text:p>
          </table:table-cell>
          <table:table-cell office:value-type="string" table:style-name="ce470">
            <text:p>||</text:p>
          </table:table-cell>
          <table:table-cell office:value-type="float" office:value="27" table:style-name="ce463">
            <text:p><text:s/>27</text:p>
          </table:table-cell>
          <table:table-cell office:value-type="float" office:value="27" table:style-name="ce463">
            <text:p><text:s/>27</text:p>
          </table:table-cell>
          <table:table-cell office:value-type="float" office:value="27" table:style-name="ce463">
            <text:p><text:s/>27</text:p>
          </table:table-cell>
          <table:table-cell office:value-type="float" office:value="28" table:style-name="ce463">
            <text:p><text:s/>28</text:p>
          </table:table-cell>
          <table:table-cell office:value-type="float" office:value="29" table:style-name="ce458">
            <text:p><text:s/>29</text:p>
          </table:table-cell>
          <table:table-cell office:value-type="float" office:value="30" table:style-name="ce458">
            <text:p><text:s/>30</text:p>
          </table:table-cell>
          <table:table-cell office:value-type="float" office:value="30" table:style-name="ce471">
            <text:p><text:s/>30</text:p>
          </table:table-cell>
          <table:table-cell table:style-name="ce449"/>
          <table:table-cell table:style-name="ce429"/>
          <table:table-cell table:style-name="ce451"/>
          <table:table-cell table:number-columns-repeated="5" table:style-name="ce429"/>
          <table:table-cell table:number-columns-repeated="16358" table:style-name="ce1"/>
        </table:table-row>
        <table:table-row table:style-name="ro10">
          <table:table-cell table:style-name="ce460"/>
          <table:table-cell office:value-type="string" table:number-columns-spanned="2" table:number-rows-spanned="1" table:style-name="ce507">
            <text:p>Extramurally</text:p>
          </table:table-cell>
          <table:covered-table-cell/>
          <table:table-cell office:value-type="float" office:value="36" table:style-name="ce461">
            <text:p>36</text:p>
          </table:table-cell>
          <table:table-cell office:value-type="string" table:style-name="ce462">
            <text:p>||</text:p>
          </table:table-cell>
          <table:table-cell office:value-type="float" office:value="7" table:style-name="ce456">
            <text:p><text:s/>7</text:p>
          </table:table-cell>
          <table:table-cell office:value-type="float" office:value="7" table:style-name="ce463">
            <text:p><text:s/>7</text:p>
          </table:table-cell>
          <table:table-cell office:value-type="float" office:value="8" table:style-name="ce463">
            <text:p><text:s/>8</text:p>
          </table:table-cell>
          <table:table-cell office:value-type="float" office:value="7" table:style-name="ce463">
            <text:p><text:s/>7</text:p>
          </table:table-cell>
          <table:table-cell office:value-type="float" office:value="16" table:style-name="ce463">
            <text:p><text:s/>16</text:p>
          </table:table-cell>
          <table:table-cell table:style-name="ce470"/>
          <table:table-cell office:value-type="float" office:value="15" table:style-name="ce463">
            <text:p><text:s/>15</text:p>
          </table:table-cell>
          <table:table-cell office:value-type="float" office:value="17" table:style-name="ce463">
            <text:p><text:s/>17</text:p>
          </table:table-cell>
          <table:table-cell office:value-type="float" office:value="17" table:style-name="ce463">
            <text:p><text:s/>17</text:p>
          </table:table-cell>
          <table:table-cell office:value-type="float" office:value="17" table:style-name="ce463">
            <text:p><text:s/>17</text:p>
          </table:table-cell>
          <table:table-cell office:value-type="float" office:value="17" table:style-name="ce458">
            <text:p><text:s/>17</text:p>
          </table:table-cell>
          <table:table-cell office:value-type="float" office:value="15" table:style-name="ce458">
            <text:p><text:s/>15</text:p>
          </table:table-cell>
          <table:table-cell office:value-type="float" office:value="13" table:style-name="ce471">
            <text:p><text:s/>13</text:p>
          </table:table-cell>
          <table:table-cell table:style-name="ce449"/>
          <table:table-cell table:style-name="ce429"/>
          <table:table-cell table:style-name="ce451"/>
          <table:table-cell table:number-columns-repeated="5" table:style-name="ce429"/>
          <table:table-cell table:number-columns-repeated="16358" table:style-name="ce1"/>
        </table:table-row>
        <table:table-row table:style-name="ro10">
          <table:table-cell office:value-type="string" table:number-columns-spanned="3" table:number-rows-spanned="1" table:style-name="ce509">
            <text:p>Total Net Expenditure on R&amp;D</text:p>
          </table:table-cell>
          <table:covered-table-cell table:number-columns-repeated="2"/>
          <table:table-cell office:value-type="float" office:value="2240" table:style-name="ce472">
            <text:p>2 240</text:p>
          </table:table-cell>
          <table:table-cell office:value-type="string" table:style-name="ce441">
            <text:p>||</text:p>
          </table:table-cell>
          <table:table-cell office:value-type="float" office:value="2124" table:style-name="ce473">
            <text:p>2 124</text:p>
          </table:table-cell>
          <table:table-cell office:value-type="float" office:value="2139" table:style-name="ce472">
            <text:p>2 139</text:p>
          </table:table-cell>
          <table:table-cell office:value-type="float" office:value="1991" table:style-name="ce472">
            <text:p>1 991</text:p>
          </table:table-cell>
          <table:table-cell office:value-type="float" office:value="1752" table:style-name="ce474">
            <text:p>1 752</text:p>
          </table:table-cell>
          <table:table-cell office:value-type="float" office:value="1693" table:style-name="ce472">
            <text:p>1 693</text:p>
          </table:table-cell>
          <table:table-cell office:value-type="string" table:style-name="ce475">
            <text:p>||</text:p>
          </table:table-cell>
          <table:table-cell office:value-type="float" office:value="1306" table:style-name="ce472">
            <text:p>1 306</text:p>
          </table:table-cell>
          <table:table-cell office:value-type="float" office:value="1460" table:style-name="ce472">
            <text:p>1 460</text:p>
          </table:table-cell>
          <table:table-cell office:value-type="float" office:value="1516" table:style-name="ce472">
            <text:p>1 516</text:p>
          </table:table-cell>
          <table:table-cell office:value-type="float" office:value="1704" table:style-name="ce472">
            <text:p>1 704</text:p>
          </table:table-cell>
          <table:table-cell office:value-type="float" office:value="1636" table:style-name="ce474">
            <text:p>1 636</text:p>
          </table:table-cell>
          <table:table-cell office:value-type="float" office:value="1623" table:style-name="ce474">
            <text:p>1 623</text:p>
          </table:table-cell>
          <table:table-cell office:value-type="float" office:value="1634" table:style-name="ce476">
            <text:p>1 634</text:p>
          </table:table-cell>
          <table:table-cell table:style-name="ce449"/>
          <table:table-cell table:style-name="ce450"/>
          <table:table-cell table:style-name="ce477"/>
          <table:table-cell table:number-columns-repeated="5" table:style-name="ce450"/>
          <table:table-cell table:number-columns-repeated="16358" table:style-name="ce1"/>
        </table:table-row>
        <table:table-row table:style-name="ro10">
          <table:table-cell table:number-columns-repeated="11" table:style-name="ce478"/>
          <table:table-cell table:style-name="ce479"/>
          <table:table-cell table:style-name="ce478"/>
          <table:table-cell table:number-columns-repeated="6" table:style-name="ce480"/>
          <table:table-cell table:style-name="ce449"/>
          <table:table-cell table:style-name="ce429"/>
          <table:table-cell table:style-name="ce477"/>
          <table:table-cell table:number-columns-repeated="5" table:style-name="ce429"/>
          <table:table-cell table:number-columns-repeated="16357"/>
        </table:table-row>
        <table:table-row table:style-name="ro10">
          <table:table-cell office:value-type="string" table:number-columns-spanned="18" table:number-rows-spanned="1" table:style-name="ce510">
            <text:p>Inclusive of non-recoverable VAT at Current Prices (£ million)</text:p>
          </table:table-cell>
          <table:covered-table-cell table:number-columns-repeated="17"/>
          <table:table-cell table:style-name="ce453"/>
          <table:table-cell table:style-name="ce449"/>
          <table:table-cell table:style-name="ce429"/>
          <table:table-cell table:style-name="ce477"/>
          <table:table-cell table:number-columns-repeated="5" table:style-name="ce429"/>
          <table:table-cell table:number-columns-repeated="16357"/>
        </table:table-row>
        <table:table-row table:style-name="ro10">
          <table:table-cell office:value-type="string" table:number-columns-spanned="3" table:number-rows-spanned="1" table:style-name="ce504">
            <text:p>Research</text:p>
          </table:table-cell>
          <table:covered-table-cell table:number-columns-repeated="2"/>
          <table:table-cell office:value-type="string" table:style-name="ce435">
            <text:p>2000/01</text:p>
          </table:table-cell>
          <table:table-cell table:style-name="ce436"/>
          <table:table-cell office:value-type="string" table:style-name="ce435">
            <text:p>2006/07</text:p>
          </table:table-cell>
          <table:table-cell office:value-type="string" table:style-name="ce482">
            <text:p>2007/08</text:p>
          </table:table-cell>
          <table:table-cell office:value-type="string" table:style-name="ce482">
            <text:p>2008/09</text:p>
          </table:table-cell>
          <table:table-cell office:value-type="string" table:style-name="ce482">
            <text:p>2009/10</text:p>
          </table:table-cell>
          <table:table-cell office:value-type="string" table:style-name="ce435">
            <text:p>2010/11</text:p>
          </table:table-cell>
          <table:table-cell table:style-name="ce437"/>
          <table:table-cell office:value-type="string" table:style-name="ce482">
            <text:p>2011/12</text:p>
          </table:table-cell>
          <table:table-cell office:value-type="string" table:style-name="ce435">
            <text:p>2012/13</text:p>
          </table:table-cell>
          <table:table-cell office:value-type="string" table:style-name="ce435">
            <text:p>2013/14</text:p>
          </table:table-cell>
          <table:table-cell office:value-type="string" table:style-name="ce435">
            <text:p>2014/15</text:p>
          </table:table-cell>
          <table:table-cell office:value-type="string" table:style-name="ce435">
            <text:p>2015/16</text:p>
          </table:table-cell>
          <table:table-cell office:value-type="string" table:style-name="ce435">
            <text:p>2016/17</text:p>
          </table:table-cell>
          <table:table-cell office:value-type="string" table:style-name="ce438">
            <text:p>2017/18</text:p>
          </table:table-cell>
          <table:table-cell table:style-name="ce449"/>
          <table:table-cell table:style-name="ce429"/>
          <table:table-cell table:style-name="ce477"/>
          <table:table-cell table:number-columns-repeated="5" table:style-name="ce429"/>
          <table:table-cell table:number-columns-repeated="16358" table:style-name="ce1"/>
        </table:table-row>
        <table:table-row table:style-name="ro10">
          <table:table-cell office:value-type="string" table:number-columns-spanned="3" table:number-rows-spanned="1" table:style-name="ce505">
            <text:p>Total Gross Expenditure on Research</text:p>
          </table:table-cell>
          <table:covered-table-cell table:number-columns-repeated="2"/>
          <table:table-cell office:value-type="float" office:value="612" table:style-name="ce483">
            <text:p>612</text:p>
          </table:table-cell>
          <table:table-cell office:value-type="string" table:style-name="ce441">
            <text:p>||</text:p>
          </table:table-cell>
          <table:table-cell office:value-type="float" office:value="664" table:style-name="ce442">
            <text:p><text:s/>664</text:p>
          </table:table-cell>
          <table:table-cell office:value-type="float" office:value="672" table:style-name="ce440">
            <text:p><text:s/>672</text:p>
          </table:table-cell>
          <table:table-cell office:value-type="float" office:value="622" table:style-name="ce440">
            <text:p><text:s/>622</text:p>
          </table:table-cell>
          <table:table-cell office:value-type="float" office:value="614" table:style-name="ce447">
            <text:p><text:s/>614</text:p>
          </table:table-cell>
          <table:table-cell office:value-type="float" office:value="575" table:style-name="ce440">
            <text:p><text:s/>575</text:p>
          </table:table-cell>
          <table:table-cell table:style-name="ce484"/>
          <table:table-cell office:value-type="float" office:value="553" table:style-name="ce440">
            <text:p><text:s/>553</text:p>
          </table:table-cell>
          <table:table-cell office:value-type="float" office:value="565" table:style-name="ce440">
            <text:p><text:s/>565</text:p>
          </table:table-cell>
          <table:table-cell office:value-type="float" office:value="586" table:style-name="ce444">
            <text:p><text:s/>586</text:p>
          </table:table-cell>
          <table:table-cell office:value-type="float" office:value="616" table:style-name="ce442">
            <text:p><text:s/>616</text:p>
          </table:table-cell>
          <table:table-cell office:value-type="float" office:value="604" table:style-name="ce446">
            <text:p><text:s/>604</text:p>
          </table:table-cell>
          <table:table-cell office:value-type="float" office:value="605" table:style-name="ce447">
            <text:p><text:s/>605</text:p>
          </table:table-cell>
          <table:table-cell office:value-type="float" office:value="553" table:style-name="ce448">
            <text:p><text:s/>553</text:p>
          </table:table-cell>
          <table:table-cell table:style-name="ce449"/>
          <table:table-cell table:style-name="ce450"/>
          <table:table-cell table:style-name="ce477"/>
          <table:table-cell table:number-columns-repeated="5" table:style-name="ce450"/>
          <table:table-cell table:number-columns-repeated="16358" table:style-name="ce1"/>
        </table:table-row>
        <table:table-row table:style-name="ro10">
          <table:table-cell office:value-type="string" table:number-columns-spanned="3" table:number-rows-spanned="1" table:style-name="ce506">
            <text:p>Of which:</text:p>
          </table:table-cell>
          <table:covered-table-cell table:number-columns-repeated="2"/>
          <table:table-cell table:style-name="ce453"/>
          <table:table-cell table:style-name="ce454"/>
          <table:table-cell table:style-name="ce481"/>
          <table:table-cell table:number-columns-repeated="2" table:style-name="ce463"/>
          <table:table-cell table:style-name="ce458"/>
          <table:table-cell table:style-name="ce463"/>
          <table:table-cell table:style-name="ce470"/>
          <table:table-cell table:number-columns-repeated="2" table:style-name="ce463"/>
          <table:table-cell table:number-columns-repeated="2" table:style-name="ce456"/>
          <table:table-cell table:number-columns-repeated="2" table:style-name="ce458"/>
          <table:table-cell table:style-name="ce459"/>
          <table:table-cell table:style-name="ce449"/>
          <table:table-cell table:style-name="ce429"/>
          <table:table-cell table:style-name="ce477"/>
          <table:table-cell table:number-columns-repeated="5" table:style-name="ce429"/>
          <table:table-cell table:number-columns-repeated="16358" table:style-name="ce1"/>
        </table:table-row>
        <table:table-row table:style-name="ro10">
          <table:table-cell table:style-name="ce460"/>
          <table:table-cell office:value-type="string" table:number-columns-spanned="2" table:number-rows-spanned="1" table:style-name="ce507">
            <text:p>Intramural</text:p>
          </table:table-cell>
          <table:covered-table-cell/>
          <table:table-cell office:value-type="float" office:value="400" table:style-name="ce461">
            <text:p>400</text:p>
          </table:table-cell>
          <table:table-cell office:value-type="string" table:style-name="ce462">
            <text:p>||</text:p>
          </table:table-cell>
          <table:table-cell office:value-type="float" office:value="179" table:style-name="ce481">
            <text:p>179</text:p>
          </table:table-cell>
          <table:table-cell office:value-type="float" office:value="197" table:style-name="ce463">
            <text:p><text:s/>197</text:p>
          </table:table-cell>
          <table:table-cell office:value-type="float" office:value="186" table:style-name="ce463">
            <text:p><text:s/>186</text:p>
          </table:table-cell>
          <table:table-cell office:value-type="float" office:value="204" table:style-name="ce458">
            <text:p><text:s/>204</text:p>
          </table:table-cell>
          <table:table-cell office:value-type="float" office:value="163" table:style-name="ce463">
            <text:p><text:s/>163</text:p>
          </table:table-cell>
          <table:table-cell table:style-name="ce470"/>
          <table:table-cell office:value-type="float" office:value="106" table:style-name="ce463">
            <text:p><text:s/>106</text:p>
          </table:table-cell>
          <table:table-cell office:value-type="float" office:value="101" table:style-name="ce463">
            <text:p><text:s/>101</text:p>
          </table:table-cell>
          <table:table-cell office:value-type="float" office:value="111" table:style-name="ce456">
            <text:p><text:s/>111</text:p>
          </table:table-cell>
          <table:table-cell office:value-type="float" office:value="113" table:style-name="ce456">
            <text:p><text:s/>113</text:p>
          </table:table-cell>
          <table:table-cell office:value-type="float" office:value="125" table:style-name="ce458">
            <text:p><text:s/>125</text:p>
          </table:table-cell>
          <table:table-cell office:value-type="float" office:value="117" table:style-name="ce458">
            <text:p><text:s/>117</text:p>
          </table:table-cell>
          <table:table-cell office:value-type="float" office:value="110" table:style-name="ce459">
            <text:p><text:s/>110</text:p>
          </table:table-cell>
          <table:table-cell table:style-name="ce449"/>
          <table:table-cell table:style-name="ce429"/>
          <table:table-cell table:style-name="ce451"/>
          <table:table-cell table:number-columns-repeated="5" table:style-name="ce429"/>
          <table:table-cell table:number-columns-repeated="16358" table:style-name="ce1"/>
        </table:table-row>
        <table:table-row table:style-name="ro10">
          <table:table-cell table:style-name="ce460"/>
          <table:table-cell office:value-type="string" table:number-columns-spanned="2" table:number-rows-spanned="1" table:style-name="ce507">
            <text:p>Extramural</text:p>
          </table:table-cell>
          <table:covered-table-cell/>
          <table:table-cell office:value-type="float" office:value="212" table:style-name="ce461">
            <text:p>212</text:p>
          </table:table-cell>
          <table:table-cell office:value-type="string" table:style-name="ce462">
            <text:p>||</text:p>
          </table:table-cell>
          <table:table-cell office:value-type="float" office:value="485" table:style-name="ce481">
            <text:p>485</text:p>
          </table:table-cell>
          <table:table-cell office:value-type="float" office:value="474" table:style-name="ce463">
            <text:p><text:s/>474</text:p>
          </table:table-cell>
          <table:table-cell office:value-type="float" office:value="436" table:style-name="ce463">
            <text:p><text:s/>436</text:p>
          </table:table-cell>
          <table:table-cell office:value-type="float" office:value="410" table:style-name="ce458">
            <text:p><text:s/>410</text:p>
          </table:table-cell>
          <table:table-cell office:value-type="float" office:value="412" table:style-name="ce463">
            <text:p><text:s/>412</text:p>
          </table:table-cell>
          <table:table-cell table:style-name="ce470"/>
          <table:table-cell office:value-type="float" office:value="447" table:style-name="ce463">
            <text:p><text:s/>447</text:p>
          </table:table-cell>
          <table:table-cell office:value-type="float" office:value="464" table:style-name="ce463">
            <text:p><text:s/>464</text:p>
          </table:table-cell>
          <table:table-cell office:value-type="float" office:value="475" table:style-name="ce456">
            <text:p><text:s/>475</text:p>
          </table:table-cell>
          <table:table-cell office:value-type="float" office:value="503" table:style-name="ce456">
            <text:p><text:s/>503</text:p>
          </table:table-cell>
          <table:table-cell office:value-type="float" office:value="479" table:style-name="ce458">
            <text:p><text:s/>479</text:p>
          </table:table-cell>
          <table:table-cell office:value-type="float" office:value="488" table:style-name="ce458">
            <text:p><text:s/>488</text:p>
          </table:table-cell>
          <table:table-cell office:value-type="float" office:value="443" table:style-name="ce459">
            <text:p><text:s/>443</text:p>
          </table:table-cell>
          <table:table-cell table:style-name="ce449"/>
          <table:table-cell table:style-name="ce429"/>
          <table:table-cell table:style-name="ce451"/>
          <table:table-cell table:number-columns-repeated="5" table:style-name="ce429"/>
          <table:table-cell table:number-columns-repeated="16358" table:style-name="ce1"/>
        </table:table-row>
        <table:table-row table:style-name="ro10">
          <table:table-cell table:number-columns-spanned="3" table:number-rows-spanned="1" table:style-name="ce166"/>
          <table:covered-table-cell table:number-columns-repeated="2"/>
          <table:table-cell table:style-name="ce461"/>
          <table:table-cell table:style-name="ce454"/>
          <table:table-cell table:style-name="ce481"/>
          <table:table-cell table:number-columns-repeated="2" table:style-name="ce463"/>
          <table:table-cell table:style-name="ce458"/>
          <table:table-cell table:style-name="ce463"/>
          <table:table-cell table:style-name="ce470"/>
          <table:table-cell table:number-columns-repeated="2" table:style-name="ce463"/>
          <table:table-cell table:number-columns-repeated="2" table:style-name="ce456"/>
          <table:table-cell table:number-columns-repeated="2" table:style-name="ce458"/>
          <table:table-cell table:style-name="ce459"/>
          <table:table-cell table:style-name="ce449"/>
          <table:table-cell table:style-name="ce429"/>
          <table:table-cell table:style-name="ce451"/>
          <table:table-cell table:number-columns-repeated="5" table:style-name="ce429"/>
          <table:table-cell table:number-columns-repeated="16358" table:style-name="ce1"/>
        </table:table-row>
        <table:table-row table:style-name="ro10">
          <table:table-cell office:value-type="string" table:number-columns-spanned="3" table:number-rows-spanned="1" table:style-name="ce508">
            <text:p>Receipts<text:span text:style-name="T8">3</text:span></text:p>
          </table:table-cell>
          <table:covered-table-cell table:number-columns-repeated="2"/>
          <table:table-cell office:value-type="float" office:value="45" table:style-name="ce465">
            <text:p>45</text:p>
          </table:table-cell>
          <table:table-cell office:value-type="string" table:style-name="ce441">
            <text:p>||</text:p>
          </table:table-cell>
          <table:table-cell office:value-type="float" office:value="32" table:style-name="ce485">
            <text:p>32</text:p>
          </table:table-cell>
          <table:table-cell office:value-type="float" office:value="37" table:style-name="ce466">
            <text:p><text:s/>37</text:p>
          </table:table-cell>
          <table:table-cell office:value-type="float" office:value="37" table:style-name="ce466">
            <text:p><text:s/>37</text:p>
          </table:table-cell>
          <table:table-cell office:value-type="float" office:value="39" table:style-name="ce467">
            <text:p><text:s/>39</text:p>
          </table:table-cell>
          <table:table-cell office:value-type="float" office:value="41" table:style-name="ce466">
            <text:p><text:s/>41</text:p>
          </table:table-cell>
          <table:table-cell office:value-type="string" table:style-name="ce331">
            <text:p>||</text:p>
          </table:table-cell>
          <table:table-cell office:value-type="string" table:style-name="ce466">
            <text:p>-</text:p>
          </table:table-cell>
          <table:table-cell office:value-type="string" table:style-name="ce466">
            <text:p>-</text:p>
          </table:table-cell>
          <table:table-cell office:value-type="string" table:style-name="ce466">
            <text:p>-</text:p>
          </table:table-cell>
          <table:table-cell office:value-type="string" table:style-name="ce466">
            <text:p>-</text:p>
          </table:table-cell>
          <table:table-cell office:value-type="string" table:style-name="ce466">
            <text:p>-</text:p>
          </table:table-cell>
          <table:table-cell office:value-type="string" table:style-name="ce466">
            <text:p>-</text:p>
          </table:table-cell>
          <table:table-cell office:value-type="string" table:style-name="ce469">
            <text:p>-</text:p>
          </table:table-cell>
          <table:table-cell table:style-name="ce449"/>
          <table:table-cell table:style-name="ce450"/>
          <table:table-cell table:style-name="ce477"/>
          <table:table-cell table:number-columns-repeated="5" table:style-name="ce450"/>
          <table:table-cell table:number-columns-repeated="16358" table:style-name="ce1"/>
        </table:table-row>
        <table:table-row table:style-name="ro10">
          <table:table-cell office:value-type="string" table:number-columns-spanned="3" table:number-rows-spanned="1" table:style-name="ce506">
            <text:p>Of which used:</text:p>
          </table:table-cell>
          <table:covered-table-cell table:number-columns-repeated="2"/>
          <table:table-cell table:style-name="ce461"/>
          <table:table-cell table:style-name="ce454"/>
          <table:table-cell table:style-name="ce481"/>
          <table:table-cell table:number-columns-repeated="2" table:style-name="ce463"/>
          <table:table-cell table:style-name="ce458"/>
          <table:table-cell table:style-name="ce463"/>
          <table:table-cell table:style-name="ce470"/>
          <table:table-cell table:number-columns-repeated="6" table:style-name="ce463"/>
          <table:table-cell table:style-name="ce471"/>
          <table:table-cell table:style-name="ce449"/>
          <table:table-cell table:style-name="ce429"/>
          <table:table-cell table:style-name="ce477"/>
          <table:table-cell table:number-columns-repeated="5" table:style-name="ce429"/>
          <table:table-cell table:number-columns-repeated="16358" table:style-name="ce1"/>
        </table:table-row>
        <table:table-row table:style-name="ro10">
          <table:table-cell table:style-name="ce460"/>
          <table:table-cell office:value-type="string" table:number-columns-spanned="2" table:number-rows-spanned="1" table:style-name="ce507">
            <text:p>Intramurally</text:p>
          </table:table-cell>
          <table:covered-table-cell/>
          <table:table-cell office:value-type="float" office:value="45" table:style-name="ce461">
            <text:p>45</text:p>
          </table:table-cell>
          <table:table-cell office:value-type="string" table:style-name="ce462">
            <text:p>||</text:p>
          </table:table-cell>
          <table:table-cell office:value-type="float" office:value="31" table:style-name="ce481">
            <text:p>31</text:p>
          </table:table-cell>
          <table:table-cell office:value-type="float" office:value="37" table:style-name="ce463">
            <text:p><text:s/>37</text:p>
          </table:table-cell>
          <table:table-cell office:value-type="float" office:value="36" table:style-name="ce463">
            <text:p><text:s/>36</text:p>
          </table:table-cell>
          <table:table-cell office:value-type="float" office:value="38" table:style-name="ce458">
            <text:p><text:s/>38</text:p>
          </table:table-cell>
          <table:table-cell office:value-type="float" office:value="40" table:style-name="ce463">
            <text:p><text:s/>40</text:p>
          </table:table-cell>
          <table:table-cell office:value-type="string" table:style-name="ce486">
            <text:p>||</text:p>
          </table:table-cell>
          <table:table-cell office:value-type="string" table:style-name="ce463">
            <text:p>-</text:p>
          </table:table-cell>
          <table:table-cell office:value-type="string" table:style-name="ce463">
            <text:p>-</text:p>
          </table:table-cell>
          <table:table-cell office:value-type="string" table:style-name="ce463">
            <text:p>-</text:p>
          </table:table-cell>
          <table:table-cell office:value-type="string" table:style-name="ce463">
            <text:p>-</text:p>
          </table:table-cell>
          <table:table-cell office:value-type="string" table:style-name="ce463">
            <text:p>-</text:p>
          </table:table-cell>
          <table:table-cell office:value-type="string" table:style-name="ce463">
            <text:p>-</text:p>
          </table:table-cell>
          <table:table-cell office:value-type="string" table:style-name="ce471">
            <text:p>-</text:p>
          </table:table-cell>
          <table:table-cell table:style-name="ce449"/>
          <table:table-cell table:style-name="ce429"/>
          <table:table-cell table:style-name="ce477"/>
          <table:table-cell table:number-columns-repeated="5" table:style-name="ce429"/>
          <table:table-cell table:number-columns-repeated="16358" table:style-name="ce1"/>
        </table:table-row>
        <table:table-row table:style-name="ro10">
          <table:table-cell table:style-name="ce460"/>
          <table:table-cell office:value-type="string" table:number-columns-spanned="2" table:number-rows-spanned="1" table:style-name="ce507">
            <text:p>Extramurally</text:p>
          </table:table-cell>
          <table:covered-table-cell/>
          <table:table-cell office:value-type="string" table:style-name="ce463">
            <text:p>-</text:p>
          </table:table-cell>
          <table:table-cell office:value-type="string" table:style-name="ce462">
            <text:p>||</text:p>
          </table:table-cell>
          <table:table-cell office:value-type="float" office:value="1" table:style-name="ce481">
            <text:p>1</text:p>
          </table:table-cell>
          <table:table-cell office:value-type="float" office:value="1" table:style-name="ce463">
            <text:p><text:s/>1</text:p>
          </table:table-cell>
          <table:table-cell office:value-type="float" office:value="1" table:style-name="ce463">
            <text:p><text:s/>1</text:p>
          </table:table-cell>
          <table:table-cell office:value-type="float" office:value="1" table:style-name="ce458">
            <text:p><text:s/>1</text:p>
          </table:table-cell>
          <table:table-cell office:value-type="float" office:value="1" table:style-name="ce463">
            <text:p><text:s/>1</text:p>
          </table:table-cell>
          <table:table-cell table:style-name="ce486"/>
          <table:table-cell office:value-type="string" table:style-name="ce463">
            <text:p>-</text:p>
          </table:table-cell>
          <table:table-cell office:value-type="string" table:style-name="ce463">
            <text:p>-</text:p>
          </table:table-cell>
          <table:table-cell office:value-type="string" table:style-name="ce463">
            <text:p>-</text:p>
          </table:table-cell>
          <table:table-cell office:value-type="string" table:style-name="ce463">
            <text:p>-</text:p>
          </table:table-cell>
          <table:table-cell office:value-type="string" table:style-name="ce463">
            <text:p>-</text:p>
          </table:table-cell>
          <table:table-cell office:value-type="string" table:style-name="ce463">
            <text:p>-</text:p>
          </table:table-cell>
          <table:table-cell office:value-type="string" table:style-name="ce471">
            <text:p>-</text:p>
          </table:table-cell>
          <table:table-cell table:style-name="ce449"/>
          <table:table-cell table:style-name="ce429"/>
          <table:table-cell table:style-name="ce477"/>
          <table:table-cell table:number-columns-repeated="5" table:style-name="ce429"/>
          <table:table-cell table:number-columns-repeated="16358" table:style-name="ce1"/>
        </table:table-row>
        <table:table-row table:style-name="ro10">
          <table:table-cell office:value-type="string" table:number-columns-spanned="3" table:number-rows-spanned="1" table:style-name="ce509">
            <text:p>Total Net Expenditure on Research</text:p>
          </table:table-cell>
          <table:covered-table-cell table:number-columns-repeated="2"/>
          <table:table-cell office:value-type="float" office:value="566" table:style-name="ce487">
            <text:p>566</text:p>
          </table:table-cell>
          <table:table-cell office:value-type="string" table:style-name="ce441">
            <text:p>||</text:p>
          </table:table-cell>
          <table:table-cell office:value-type="float" office:value="632" table:style-name="ce473">
            <text:p><text:s/>632</text:p>
          </table:table-cell>
          <table:table-cell office:value-type="float" office:value="635" table:style-name="ce472">
            <text:p><text:s/>635</text:p>
          </table:table-cell>
          <table:table-cell office:value-type="float" office:value="584" table:style-name="ce472">
            <text:p><text:s/>584</text:p>
          </table:table-cell>
          <table:table-cell office:value-type="float" office:value="575" table:style-name="ce474">
            <text:p><text:s/>575</text:p>
          </table:table-cell>
          <table:table-cell office:value-type="float" office:value="534" table:style-name="ce472">
            <text:p><text:s/>534</text:p>
          </table:table-cell>
          <table:table-cell office:value-type="string" table:style-name="ce475">
            <text:p>||</text:p>
          </table:table-cell>
          <table:table-cell office:value-type="float" office:value="553" table:style-name="ce472">
            <text:p><text:s/>553</text:p>
          </table:table-cell>
          <table:table-cell office:value-type="float" office:value="565" table:style-name="ce472">
            <text:p><text:s/>565</text:p>
          </table:table-cell>
          <table:table-cell office:value-type="float" office:value="586" table:style-name="ce472">
            <text:p><text:s/>586</text:p>
          </table:table-cell>
          <table:table-cell office:value-type="float" office:value="616" table:style-name="ce472">
            <text:p><text:s/>616</text:p>
          </table:table-cell>
          <table:table-cell office:value-type="float" office:value="604" table:style-name="ce474">
            <text:p><text:s/>604</text:p>
          </table:table-cell>
          <table:table-cell office:value-type="float" office:value="605" table:style-name="ce474">
            <text:p><text:s/>605</text:p>
          </table:table-cell>
          <table:table-cell office:value-type="float" office:value="553" table:style-name="ce476">
            <text:p><text:s/>553</text:p>
          </table:table-cell>
          <table:table-cell table:style-name="ce449"/>
          <table:table-cell table:style-name="ce450"/>
          <table:table-cell table:style-name="ce477"/>
          <table:table-cell table:number-columns-repeated="5" table:style-name="ce450"/>
          <table:table-cell table:number-columns-repeated="16358" table:style-name="ce1"/>
        </table:table-row>
        <table:table-row table:style-name="ro10">
          <table:table-cell table:number-columns-repeated="11" table:style-name="ce478"/>
          <table:table-cell table:style-name="ce479"/>
          <table:table-cell table:number-columns-repeated="6" table:style-name="ce488"/>
          <table:table-cell table:style-name="ce480"/>
          <table:table-cell table:style-name="ce449"/>
          <table:table-cell table:style-name="ce429"/>
          <table:table-cell table:style-name="ce477"/>
          <table:table-cell table:number-columns-repeated="5" table:style-name="ce429"/>
          <table:table-cell table:number-columns-repeated="16357"/>
        </table:table-row>
        <table:table-row table:style-name="ro10">
          <table:table-cell office:value-type="string" table:number-columns-spanned="18" table:number-rows-spanned="1" table:style-name="ce510">
            <text:p>Inclusive of non-recoverable VAT at Current Prices (£ million)</text:p>
          </table:table-cell>
          <table:covered-table-cell table:number-columns-repeated="17"/>
          <table:table-cell table:style-name="ce453"/>
          <table:table-cell table:style-name="ce449"/>
          <table:table-cell table:style-name="ce429"/>
          <table:table-cell table:style-name="ce451"/>
          <table:table-cell table:number-columns-repeated="5" table:style-name="ce429"/>
          <table:table-cell table:number-columns-repeated="16357"/>
        </table:table-row>
        <table:table-row table:style-name="ro10">
          <table:table-cell office:value-type="string" table:number-columns-spanned="3" table:number-rows-spanned="1" table:style-name="ce504">
            <text:p>Development</text:p>
          </table:table-cell>
          <table:covered-table-cell table:number-columns-repeated="2"/>
          <table:table-cell office:value-type="string" table:style-name="ce435">
            <text:p>2000/01</text:p>
          </table:table-cell>
          <table:table-cell table:style-name="ce436"/>
          <table:table-cell office:value-type="string" table:style-name="ce435">
            <text:p>2006/07</text:p>
          </table:table-cell>
          <table:table-cell office:value-type="string" table:style-name="ce482">
            <text:p>2007/08</text:p>
          </table:table-cell>
          <table:table-cell office:value-type="string" table:style-name="ce482">
            <text:p>2008/09</text:p>
          </table:table-cell>
          <table:table-cell office:value-type="string" table:style-name="ce482">
            <text:p>2009/10</text:p>
          </table:table-cell>
          <table:table-cell office:value-type="string" table:style-name="ce435">
            <text:p>2010/11</text:p>
          </table:table-cell>
          <table:table-cell table:style-name="ce437"/>
          <table:table-cell office:value-type="string" table:style-name="ce482">
            <text:p>2011/12</text:p>
          </table:table-cell>
          <table:table-cell office:value-type="string" table:style-name="ce435">
            <text:p>2012/13</text:p>
          </table:table-cell>
          <table:table-cell office:value-type="string" table:style-name="ce435">
            <text:p>2013/14</text:p>
          </table:table-cell>
          <table:table-cell office:value-type="string" table:style-name="ce435">
            <text:p>2014/15</text:p>
          </table:table-cell>
          <table:table-cell office:value-type="string" table:style-name="ce435">
            <text:p>2015/16</text:p>
          </table:table-cell>
          <table:table-cell office:value-type="string" table:style-name="ce435">
            <text:p>2016/17</text:p>
          </table:table-cell>
          <table:table-cell office:value-type="string" table:style-name="ce438">
            <text:p>2017/18</text:p>
          </table:table-cell>
          <table:table-cell table:style-name="ce449"/>
          <table:table-cell table:number-columns-repeated="7" table:style-name="ce429"/>
          <table:table-cell table:number-columns-repeated="16358"/>
        </table:table-row>
        <table:table-row table:style-name="ro10">
          <table:table-cell office:value-type="string" table:number-columns-spanned="3" table:number-rows-spanned="1" table:style-name="ce505">
            <text:p>Total Gross Expenditure on Development</text:p>
          </table:table-cell>
          <table:covered-table-cell table:number-columns-repeated="2"/>
          <table:table-cell office:value-type="float" office:value="1709" table:style-name="ce440">
            <text:p>1 709</text:p>
          </table:table-cell>
          <table:table-cell office:value-type="string" table:style-name="ce441">
            <text:p>||</text:p>
          </table:table-cell>
          <table:table-cell office:value-type="float" office:value="1548" table:style-name="ce442">
            <text:p>1 548</text:p>
          </table:table-cell>
          <table:table-cell office:value-type="float" office:value="1549" table:style-name="ce443">
            <text:p>1 549</text:p>
          </table:table-cell>
          <table:table-cell office:value-type="float" office:value="1452" table:style-name="ce443">
            <text:p>1 452</text:p>
          </table:table-cell>
          <table:table-cell office:value-type="float" office:value="1225" table:style-name="ce447">
            <text:p>1 225</text:p>
          </table:table-cell>
          <table:table-cell office:value-type="float" office:value="1207" table:style-name="ce440">
            <text:p>1 207</text:p>
          </table:table-cell>
          <table:table-cell table:style-name="ce489"/>
          <table:table-cell office:value-type="float" office:value="795" table:style-name="ce440">
            <text:p><text:s/>795</text:p>
          </table:table-cell>
          <table:table-cell office:value-type="float" office:value="939" table:style-name="ce440">
            <text:p><text:s/>939</text:p>
          </table:table-cell>
          <table:table-cell office:value-type="float" office:value="974" table:style-name="ce444">
            <text:p><text:s/>974</text:p>
          </table:table-cell>
          <table:table-cell office:value-type="float" office:value="1132" table:style-name="ce442">
            <text:p>1 132</text:p>
          </table:table-cell>
          <table:table-cell office:value-type="float" office:value="1078" table:style-name="ce446">
            <text:p>1 078</text:p>
          </table:table-cell>
          <table:table-cell office:value-type="float" office:value="1063" table:style-name="ce447">
            <text:p>1 063</text:p>
          </table:table-cell>
          <table:table-cell office:value-type="float" office:value="1124" table:style-name="ce448">
            <text:p>1 124</text:p>
          </table:table-cell>
          <table:table-cell table:style-name="ce449"/>
          <table:table-cell table:number-columns-repeated="7" table:style-name="ce450"/>
          <table:table-cell table:number-columns-repeated="16358"/>
        </table:table-row>
        <table:table-row table:style-name="ro10">
          <table:table-cell office:value-type="string" table:number-columns-spanned="3" table:number-rows-spanned="1" table:style-name="ce506">
            <text:p>Of which:</text:p>
          </table:table-cell>
          <table:covered-table-cell table:number-columns-repeated="2"/>
          <table:table-cell table:style-name="ce453"/>
          <table:table-cell table:style-name="ce454"/>
          <table:table-cell table:style-name="ce481"/>
          <table:table-cell table:number-columns-repeated="2" table:style-name="ce463"/>
          <table:table-cell table:style-name="ce458"/>
          <table:table-cell table:style-name="ce463"/>
          <table:table-cell table:style-name="ce490"/>
          <table:table-cell table:number-columns-repeated="2" table:style-name="ce463"/>
          <table:table-cell table:number-columns-repeated="2" table:style-name="ce456"/>
          <table:table-cell table:number-columns-repeated="2" table:style-name="ce458"/>
          <table:table-cell table:style-name="ce459"/>
          <table:table-cell table:style-name="ce449"/>
          <table:table-cell table:number-columns-repeated="7" table:style-name="ce429"/>
          <table:table-cell table:number-columns-repeated="16358"/>
        </table:table-row>
        <table:table-row table:style-name="ro10">
          <table:table-cell table:style-name="ce460"/>
          <table:table-cell office:value-type="string" table:number-columns-spanned="2" table:number-rows-spanned="1" table:style-name="ce507">
            <text:p>Intramural</text:p>
          </table:table-cell>
          <table:covered-table-cell/>
          <table:table-cell office:value-type="float" office:value="532" table:style-name="ce461">
            <text:p>532</text:p>
          </table:table-cell>
          <table:table-cell office:value-type="string" table:style-name="ce462">
            <text:p>||</text:p>
          </table:table-cell>
          <table:table-cell office:value-type="float" office:value="182" table:style-name="ce456">
            <text:p><text:s/>182</text:p>
          </table:table-cell>
          <table:table-cell office:value-type="float" office:value="82" table:style-name="ce463">
            <text:p><text:s/>82</text:p>
          </table:table-cell>
          <table:table-cell office:value-type="float" office:value="76" table:style-name="ce463">
            <text:p><text:s/>76</text:p>
          </table:table-cell>
          <table:table-cell office:value-type="float" office:value="83" table:style-name="ce458">
            <text:p><text:s/>83</text:p>
          </table:table-cell>
          <table:table-cell office:value-type="float" office:value="63" table:style-name="ce463">
            <text:p><text:s/>63</text:p>
          </table:table-cell>
          <table:table-cell table:style-name="ce490"/>
          <table:table-cell office:value-type="float" office:value="52" table:style-name="ce463">
            <text:p><text:s/>52</text:p>
          </table:table-cell>
          <table:table-cell office:value-type="float" office:value="49" table:style-name="ce463">
            <text:p><text:s/>49</text:p>
          </table:table-cell>
          <table:table-cell office:value-type="float" office:value="53" table:style-name="ce456">
            <text:p><text:s/>53</text:p>
          </table:table-cell>
          <table:table-cell office:value-type="float" office:value="45" table:style-name="ce456">
            <text:p><text:s/>45</text:p>
          </table:table-cell>
          <table:table-cell office:value-type="float" office:value="39" table:style-name="ce458">
            <text:p><text:s/>39</text:p>
          </table:table-cell>
          <table:table-cell office:value-type="float" office:value="39" table:style-name="ce458">
            <text:p><text:s/>39</text:p>
          </table:table-cell>
          <table:table-cell office:value-type="float" office:value="42" table:style-name="ce459">
            <text:p><text:s/>42</text:p>
          </table:table-cell>
          <table:table-cell table:style-name="ce449"/>
          <table:table-cell table:number-columns-repeated="7" table:style-name="ce429"/>
          <table:table-cell table:number-columns-repeated="16358"/>
        </table:table-row>
        <table:table-row table:style-name="ro10">
          <table:table-cell table:style-name="ce460"/>
          <table:table-cell office:value-type="string" table:number-columns-spanned="2" table:number-rows-spanned="1" table:style-name="ce507">
            <text:p>Extramural</text:p>
          </table:table-cell>
          <table:covered-table-cell/>
          <table:table-cell office:value-type="float" office:value="1177" table:style-name="ce463">
            <text:p>1 177</text:p>
          </table:table-cell>
          <table:table-cell office:value-type="string" table:style-name="ce462">
            <text:p>||</text:p>
          </table:table-cell>
          <table:table-cell office:value-type="float" office:value="1366" table:style-name="ce456">
            <text:p>1 366</text:p>
          </table:table-cell>
          <table:table-cell office:value-type="float" office:value="1467" table:style-name="ce463">
            <text:p>1 467</text:p>
          </table:table-cell>
          <table:table-cell office:value-type="float" office:value="1376" table:style-name="ce463">
            <text:p>1 376</text:p>
          </table:table-cell>
          <table:table-cell office:value-type="float" office:value="1142" table:style-name="ce458">
            <text:p>1 142</text:p>
          </table:table-cell>
          <table:table-cell office:value-type="float" office:value="1143" table:style-name="ce463">
            <text:p>1 143</text:p>
          </table:table-cell>
          <table:table-cell table:style-name="ce490"/>
          <table:table-cell office:value-type="float" office:value="743" table:style-name="ce463">
            <text:p><text:s/>743</text:p>
          </table:table-cell>
          <table:table-cell office:value-type="float" office:value="890" table:style-name="ce463">
            <text:p><text:s/>890</text:p>
          </table:table-cell>
          <table:table-cell office:value-type="float" office:value="921" table:style-name="ce456">
            <text:p><text:s/>921</text:p>
          </table:table-cell>
          <table:table-cell office:value-type="float" office:value="1088" table:style-name="ce456">
            <text:p>1 088</text:p>
          </table:table-cell>
          <table:table-cell office:value-type="float" office:value="1039" table:style-name="ce458">
            <text:p>1 039</text:p>
          </table:table-cell>
          <table:table-cell office:value-type="float" office:value="1024" table:style-name="ce458">
            <text:p>1 024</text:p>
          </table:table-cell>
          <table:table-cell office:value-type="float" office:value="1082" table:style-name="ce459">
            <text:p>1 082</text:p>
          </table:table-cell>
          <table:table-cell table:style-name="ce449"/>
          <table:table-cell table:number-columns-repeated="7" table:style-name="ce429"/>
          <table:table-cell table:number-columns-repeated="16358"/>
        </table:table-row>
        <table:table-row table:style-name="ro10">
          <table:table-cell table:number-columns-spanned="3" table:number-rows-spanned="1" table:style-name="ce166"/>
          <table:covered-table-cell table:number-columns-repeated="2"/>
          <table:table-cell table:style-name="ce461"/>
          <table:table-cell table:style-name="ce454"/>
          <table:table-cell table:style-name="ce481"/>
          <table:table-cell table:number-columns-repeated="2" table:style-name="ce463"/>
          <table:table-cell table:style-name="ce458"/>
          <table:table-cell table:style-name="ce463"/>
          <table:table-cell table:style-name="ce490"/>
          <table:table-cell table:number-columns-repeated="2" table:style-name="ce463"/>
          <table:table-cell table:number-columns-repeated="2" table:style-name="ce456"/>
          <table:table-cell table:number-columns-repeated="2" table:style-name="ce458"/>
          <table:table-cell table:style-name="ce459"/>
          <table:table-cell table:style-name="ce449"/>
          <table:table-cell table:number-columns-repeated="7" table:style-name="ce429"/>
          <table:table-cell table:number-columns-repeated="16358"/>
        </table:table-row>
        <table:table-row table:style-name="ro10">
          <table:table-cell office:value-type="string" table:number-columns-spanned="3" table:number-rows-spanned="1" table:style-name="ce508">
            <text:p>Receipts<text:span text:style-name="T8">3</text:span></text:p>
          </table:table-cell>
          <table:covered-table-cell table:number-columns-repeated="2"/>
          <table:table-cell office:value-type="float" office:value="36" table:style-name="ce465">
            <text:p>36</text:p>
          </table:table-cell>
          <table:table-cell office:value-type="string" table:style-name="ce441">
            <text:p>||</text:p>
          </table:table-cell>
          <table:table-cell office:value-type="float" office:value="56" table:style-name="ce455">
            <text:p><text:s/>56</text:p>
          </table:table-cell>
          <table:table-cell office:value-type="float" office:value="44" table:style-name="ce466">
            <text:p><text:s/>44</text:p>
          </table:table-cell>
          <table:table-cell office:value-type="float" office:value="46" table:style-name="ce466">
            <text:p><text:s/>46</text:p>
          </table:table-cell>
          <table:table-cell office:value-type="float" office:value="49" table:style-name="ce467">
            <text:p><text:s/>49</text:p>
          </table:table-cell>
          <table:table-cell office:value-type="float" office:value="48" table:style-name="ce466">
            <text:p><text:s/>48</text:p>
          </table:table-cell>
          <table:table-cell table:style-name="ce491"/>
          <table:table-cell office:value-type="float" office:value="42" table:style-name="ce466">
            <text:p><text:s/>42</text:p>
          </table:table-cell>
          <table:table-cell office:value-type="float" office:value="44" table:style-name="ce466">
            <text:p><text:s/>44</text:p>
          </table:table-cell>
          <table:table-cell office:value-type="float" office:value="44" table:style-name="ce466">
            <text:p><text:s/>44</text:p>
          </table:table-cell>
          <table:table-cell office:value-type="float" office:value="45" table:style-name="ce466">
            <text:p><text:s/>45</text:p>
          </table:table-cell>
          <table:table-cell office:value-type="float" office:value="46" table:style-name="ce467">
            <text:p><text:s/>46</text:p>
          </table:table-cell>
          <table:table-cell office:value-type="float" office:value="45" table:style-name="ce467">
            <text:p><text:s/>45</text:p>
          </table:table-cell>
          <table:table-cell office:value-type="float" office:value="43" table:style-name="ce469">
            <text:p><text:s/>43</text:p>
          </table:table-cell>
          <table:table-cell table:style-name="ce449"/>
          <table:table-cell table:number-columns-repeated="7" table:style-name="ce450"/>
          <table:table-cell table:number-columns-repeated="16358"/>
        </table:table-row>
        <table:table-row table:style-name="ro10">
          <table:table-cell office:value-type="string" table:number-columns-spanned="3" table:number-rows-spanned="1" table:style-name="ce506">
            <text:p>Of which used:</text:p>
          </table:table-cell>
          <table:covered-table-cell table:number-columns-repeated="2"/>
          <table:table-cell table:style-name="ce492"/>
          <table:table-cell table:style-name="ce454"/>
          <table:table-cell table:style-name="ce481"/>
          <table:table-cell table:number-columns-repeated="2" table:style-name="ce463"/>
          <table:table-cell table:style-name="ce458"/>
          <table:table-cell table:style-name="ce463"/>
          <table:table-cell table:style-name="ce490"/>
          <table:table-cell table:number-columns-repeated="3" table:style-name="ce463"/>
          <table:table-cell office:value-type="float" office:value="0" table:style-name="ce463">
            <text:p><text:s/></text:p>
          </table:table-cell>
          <table:table-cell table:number-columns-repeated="2" table:style-name="ce458"/>
          <table:table-cell table:style-name="ce471"/>
          <table:table-cell table:style-name="ce449"/>
          <table:table-cell table:number-columns-repeated="7" table:style-name="ce429"/>
          <table:table-cell table:number-columns-repeated="16358"/>
        </table:table-row>
        <table:table-row table:style-name="ro10">
          <table:table-cell table:style-name="ce460"/>
          <table:table-cell office:value-type="string" table:number-columns-spanned="2" table:number-rows-spanned="1" table:style-name="ce507">
            <text:p>Intramurally</text:p>
          </table:table-cell>
          <table:covered-table-cell/>
          <table:table-cell office:value-type="string" table:style-name="ce463">
            <text:p>-</text:p>
          </table:table-cell>
          <table:table-cell office:value-type="string" table:style-name="ce462">
            <text:p>||</text:p>
          </table:table-cell>
          <table:table-cell office:value-type="float" office:value="49" table:style-name="ce456">
            <text:p><text:s/>49</text:p>
          </table:table-cell>
          <table:table-cell office:value-type="float" office:value="37" table:style-name="ce463">
            <text:p><text:s/>37</text:p>
          </table:table-cell>
          <table:table-cell office:value-type="float" office:value="39" table:style-name="ce463">
            <text:p><text:s/>39</text:p>
          </table:table-cell>
          <table:table-cell office:value-type="float" office:value="42" table:style-name="ce458">
            <text:p><text:s/>42</text:p>
          </table:table-cell>
          <table:table-cell office:value-type="float" office:value="32" table:style-name="ce463">
            <text:p><text:s/>32</text:p>
          </table:table-cell>
          <table:table-cell table:style-name="ce490"/>
          <table:table-cell office:value-type="float" office:value="27" table:style-name="ce463">
            <text:p><text:s/>27</text:p>
          </table:table-cell>
          <table:table-cell office:value-type="float" office:value="27" table:style-name="ce463">
            <text:p><text:s/>27</text:p>
          </table:table-cell>
          <table:table-cell office:value-type="float" office:value="27" table:style-name="ce463">
            <text:p><text:s/>27</text:p>
          </table:table-cell>
          <table:table-cell office:value-type="float" office:value="28" table:style-name="ce463">
            <text:p><text:s/>28</text:p>
          </table:table-cell>
          <table:table-cell office:value-type="float" office:value="29" table:style-name="ce458">
            <text:p><text:s/>29</text:p>
          </table:table-cell>
          <table:table-cell office:value-type="float" office:value="30" table:style-name="ce458">
            <text:p><text:s/>30</text:p>
          </table:table-cell>
          <table:table-cell office:value-type="float" office:value="30" table:style-name="ce471">
            <text:p><text:s/>30</text:p>
          </table:table-cell>
          <table:table-cell table:style-name="ce449"/>
          <table:table-cell table:number-columns-repeated="7" table:style-name="ce429"/>
          <table:table-cell table:number-columns-repeated="16358"/>
        </table:table-row>
        <table:table-row table:style-name="ro10">
          <table:table-cell table:style-name="ce460"/>
          <table:table-cell office:value-type="string" table:number-columns-spanned="2" table:number-rows-spanned="1" table:style-name="ce507">
            <text:p>Extramurally</text:p>
          </table:table-cell>
          <table:covered-table-cell/>
          <table:table-cell office:value-type="float" office:value="36" table:style-name="ce453">
            <text:p>36</text:p>
          </table:table-cell>
          <table:table-cell office:value-type="string" table:style-name="ce462">
            <text:p>||</text:p>
          </table:table-cell>
          <table:table-cell office:value-type="float" office:value="7" table:style-name="ce456">
            <text:p><text:s/>7</text:p>
          </table:table-cell>
          <table:table-cell office:value-type="float" office:value="6" table:style-name="ce463">
            <text:p><text:s/>6</text:p>
          </table:table-cell>
          <table:table-cell office:value-type="float" office:value="7" table:style-name="ce463">
            <text:p><text:s/>7</text:p>
          </table:table-cell>
          <table:table-cell office:value-type="float" office:value="7" table:style-name="ce458">
            <text:p><text:s/>7</text:p>
          </table:table-cell>
          <table:table-cell office:value-type="float" office:value="15" table:style-name="ce463">
            <text:p><text:s/>15</text:p>
          </table:table-cell>
          <table:table-cell table:style-name="ce490"/>
          <table:table-cell office:value-type="float" office:value="15" table:style-name="ce463">
            <text:p><text:s/>15</text:p>
          </table:table-cell>
          <table:table-cell office:value-type="float" office:value="17" table:style-name="ce463">
            <text:p><text:s/>17</text:p>
          </table:table-cell>
          <table:table-cell office:value-type="float" office:value="17" table:style-name="ce463">
            <text:p><text:s/>17</text:p>
          </table:table-cell>
          <table:table-cell office:value-type="float" office:value="17" table:style-name="ce463">
            <text:p><text:s/>17</text:p>
          </table:table-cell>
          <table:table-cell office:value-type="float" office:value="17" table:style-name="ce458">
            <text:p><text:s/>17</text:p>
          </table:table-cell>
          <table:table-cell office:value-type="float" office:value="15" table:style-name="ce458">
            <text:p><text:s/>15</text:p>
          </table:table-cell>
          <table:table-cell office:value-type="float" office:value="13" table:style-name="ce471">
            <text:p><text:s/>13</text:p>
          </table:table-cell>
          <table:table-cell table:style-name="ce449"/>
          <table:table-cell table:number-columns-repeated="7" table:style-name="ce429"/>
          <table:table-cell table:number-columns-repeated="16358"/>
        </table:table-row>
        <table:table-row table:style-name="ro10">
          <table:table-cell office:value-type="string" table:number-columns-spanned="3" table:number-rows-spanned="1" table:style-name="ce509">
            <text:p>Total Net Expenditure on Development</text:p>
          </table:table-cell>
          <table:covered-table-cell table:number-columns-repeated="2"/>
          <table:table-cell office:value-type="float" office:value="1673" table:style-name="ce472">
            <text:p>1 673</text:p>
          </table:table-cell>
          <table:table-cell office:value-type="string" table:style-name="ce441">
            <text:p>||</text:p>
          </table:table-cell>
          <table:table-cell office:value-type="float" office:value="1492" table:style-name="ce473">
            <text:p>1 492</text:p>
          </table:table-cell>
          <table:table-cell office:value-type="float" office:value="1505" table:style-name="ce472">
            <text:p>1 505</text:p>
          </table:table-cell>
          <table:table-cell office:value-type="float" office:value="1406" table:style-name="ce472">
            <text:p>1 406</text:p>
          </table:table-cell>
          <table:table-cell office:value-type="float" office:value="1177" table:style-name="ce474">
            <text:p>1 177</text:p>
          </table:table-cell>
          <table:table-cell office:value-type="float" office:value="1159" table:style-name="ce472">
            <text:p>1 159</text:p>
          </table:table-cell>
          <table:table-cell table:style-name="ce493"/>
          <table:table-cell office:value-type="float" office:value="753" table:style-name="ce472">
            <text:p><text:s/>753</text:p>
          </table:table-cell>
          <table:table-cell office:value-type="float" office:value="895" table:style-name="ce472">
            <text:p><text:s/>895</text:p>
          </table:table-cell>
          <table:table-cell office:value-type="float" office:value="931" table:style-name="ce472">
            <text:p><text:s/>931</text:p>
          </table:table-cell>
          <table:table-cell office:value-type="float" office:value="1088" table:style-name="ce472">
            <text:p>1 088</text:p>
          </table:table-cell>
          <table:table-cell office:value-type="float" office:value="1032" table:style-name="ce474">
            <text:p>1 032</text:p>
          </table:table-cell>
          <table:table-cell office:value-type="float" office:value="1018" table:style-name="ce474">
            <text:p>1 018</text:p>
          </table:table-cell>
          <table:table-cell office:value-type="float" office:value="1081" table:style-name="ce476">
            <text:p>1 081</text:p>
          </table:table-cell>
          <table:table-cell table:style-name="ce449"/>
          <table:table-cell table:number-columns-repeated="7" table:style-name="ce450"/>
          <table:table-cell table:number-columns-repeated="16358"/>
        </table:table-row>
        <table:table-row table:style-name="ro10">
          <table:table-cell table:style-name="ce494"/>
          <table:table-cell table:number-columns-repeated="2" table:style-name="ce495"/>
          <table:table-cell table:style-name="ce466"/>
          <table:table-cell table:style-name="ce496"/>
          <table:table-cell table:style-name="ce455"/>
          <table:table-cell table:number-columns-repeated="2" table:style-name="ce466"/>
          <table:table-cell table:style-name="ce467"/>
          <table:table-cell table:style-name="ce466"/>
          <table:table-cell table:style-name="ce491"/>
          <table:table-cell table:number-columns-repeated="4" table:style-name="ce466"/>
          <table:table-cell table:number-columns-repeated="3" table:style-name="ce467"/>
          <table:table-cell table:style-name="ce449"/>
          <table:table-cell table:number-columns-repeated="7" table:style-name="ce450"/>
          <table:table-cell table:number-columns-repeated="16358" table:style-name="ce15"/>
        </table:table-row>
        <table:table-row table:style-name="ro10">
          <table:table-cell office:value-type="string" table:number-columns-spanned="18" table:number-rows-spanned="1" table:style-name="ce503">
            <text:p>Inclusive of non-recoverable VAT at Constant 2017/18 Prices (£ million)</text:p>
          </table:table-cell>
          <table:covered-table-cell table:number-columns-repeated="17"/>
          <table:table-cell table:style-name="ce449"/>
          <table:table-cell table:number-columns-repeated="7" table:style-name="ce450"/>
          <table:table-cell table:number-columns-repeated="16358" table:style-name="ce15"/>
        </table:table-row>
        <table:table-row table:style-name="ro10">
          <table:table-cell office:value-type="string" table:number-columns-spanned="3" table:number-rows-spanned="1" table:style-name="ce504">
            <text:p>Research &amp; Development<text:span text:style-name="T8">1,4</text:span></text:p>
          </table:table-cell>
          <table:covered-table-cell table:number-columns-repeated="2"/>
          <table:table-cell office:value-type="string" table:style-name="ce435">
            <text:p>2000/01</text:p>
          </table:table-cell>
          <table:table-cell table:style-name="ce497"/>
          <table:table-cell office:value-type="string" table:style-name="ce435">
            <text:p>2006/07</text:p>
          </table:table-cell>
          <table:table-cell office:value-type="string" table:style-name="ce435">
            <text:p>2007/08</text:p>
          </table:table-cell>
          <table:table-cell office:value-type="string" table:style-name="ce435">
            <text:p>2008/09</text:p>
          </table:table-cell>
          <table:table-cell office:value-type="string" table:style-name="ce435">
            <text:p>2009/10</text:p>
          </table:table-cell>
          <table:table-cell office:value-type="string" table:style-name="ce435">
            <text:p>2010/11</text:p>
          </table:table-cell>
          <table:table-cell table:style-name="ce437"/>
          <table:table-cell office:value-type="string" table:style-name="ce435">
            <text:p>2011/12<text:span text:style-name="T3">2</text:span></text:p>
          </table:table-cell>
          <table:table-cell office:value-type="string" table:style-name="ce435">
            <text:p>2012/13</text:p>
          </table:table-cell>
          <table:table-cell office:value-type="string" table:style-name="ce435">
            <text:p>2013/14</text:p>
          </table:table-cell>
          <table:table-cell office:value-type="string" table:style-name="ce435">
            <text:p>2014/15</text:p>
          </table:table-cell>
          <table:table-cell office:value-type="string" table:style-name="ce435">
            <text:p>2015/16</text:p>
          </table:table-cell>
          <table:table-cell office:value-type="string" table:style-name="ce435">
            <text:p>2016/17</text:p>
          </table:table-cell>
          <table:table-cell office:value-type="string" table:style-name="ce438">
            <text:p>2017/18</text:p>
          </table:table-cell>
          <table:table-cell table:style-name="ce449"/>
          <table:table-cell table:number-columns-repeated="7" table:style-name="ce450"/>
          <table:table-cell table:number-columns-repeated="16358" table:style-name="ce15"/>
        </table:table-row>
        <table:table-row table:style-name="ro10">
          <table:table-cell office:value-type="string" table:number-columns-spanned="3" table:number-rows-spanned="1" table:style-name="ce511">
            <text:p>Total Net Expenditure on Research</text:p>
          </table:table-cell>
          <table:covered-table-cell table:number-columns-repeated="2"/>
          <table:table-cell office:value-type="float" office:value="788" table:style-name="ce498">
            <text:p><text:s/>788</text:p>
          </table:table-cell>
          <table:table-cell office:value-type="string" table:style-name="ce457">
            <text:p>||</text:p>
          </table:table-cell>
          <table:table-cell office:value-type="float" office:value="768" table:style-name="ce499">
            <text:p><text:s/>768</text:p>
          </table:table-cell>
          <table:table-cell office:value-type="float" office:value="753" table:style-name="ce463">
            <text:p><text:s/>753</text:p>
          </table:table-cell>
          <table:table-cell office:value-type="float" office:value="674" table:style-name="ce463">
            <text:p><text:s/>674</text:p>
          </table:table-cell>
          <table:table-cell office:value-type="float" office:value="654" table:style-name="ce458">
            <text:p><text:s/>654</text:p>
          </table:table-cell>
          <table:table-cell office:value-type="float" office:value="597" table:style-name="ce463">
            <text:p><text:s/>597</text:p>
          </table:table-cell>
          <table:table-cell table:style-name="ce490"/>
          <table:table-cell office:value-type="float" office:value="610" table:style-name="ce463">
            <text:p><text:s/>610</text:p>
          </table:table-cell>
          <table:table-cell office:value-type="float" office:value="611" table:style-name="ce463">
            <text:p><text:s/>611</text:p>
          </table:table-cell>
          <table:table-cell office:value-type="float" office:value="622" table:style-name="ce463">
            <text:p><text:s/>622</text:p>
          </table:table-cell>
          <table:table-cell office:value-type="float" office:value="646" table:style-name="ce463">
            <text:p><text:s/>646</text:p>
          </table:table-cell>
          <table:table-cell office:value-type="float" office:value="628" table:style-name="ce458">
            <text:p><text:s/>628</text:p>
          </table:table-cell>
          <table:table-cell office:value-type="float" office:value="615" table:style-name="ce458">
            <text:p><text:s/>615</text:p>
          </table:table-cell>
          <table:table-cell office:value-type="float" office:value="553" table:style-name="ce459">
            <text:p><text:s/>553</text:p>
          </table:table-cell>
          <table:table-cell table:style-name="ce449"/>
          <table:table-cell table:number-columns-repeated="7" table:style-name="ce450"/>
          <table:table-cell table:number-columns-repeated="16358" table:style-name="ce15"/>
        </table:table-row>
        <table:table-row table:style-name="ro10">
          <table:table-cell office:value-type="string" table:number-columns-spanned="3" table:number-rows-spanned="1" table:style-name="ce512">
            <text:p>Total Net Expenditure on Development</text:p>
          </table:table-cell>
          <table:covered-table-cell table:number-columns-repeated="2"/>
          <table:table-cell office:value-type="float" office:value="2330" table:style-name="ce498">
            <text:p>2 330</text:p>
          </table:table-cell>
          <table:table-cell office:value-type="string" table:style-name="ce457">
            <text:p>||</text:p>
          </table:table-cell>
          <table:table-cell office:value-type="float" office:value="1813" table:style-name="ce499">
            <text:p>1 813</text:p>
          </table:table-cell>
          <table:table-cell office:value-type="float" office:value="1784" table:style-name="ce463">
            <text:p>1 784</text:p>
          </table:table-cell>
          <table:table-cell office:value-type="float" office:value="1623" table:style-name="ce463">
            <text:p>1 623</text:p>
          </table:table-cell>
          <table:table-cell office:value-type="float" office:value="1340" table:style-name="ce458">
            <text:p>1 340</text:p>
          </table:table-cell>
          <table:table-cell office:value-type="float" office:value="1295" table:style-name="ce463">
            <text:p>1 295</text:p>
          </table:table-cell>
          <table:table-cell table:style-name="ce490"/>
          <table:table-cell office:value-type="float" office:value="830" table:style-name="ce463">
            <text:p><text:s/>830</text:p>
          </table:table-cell>
          <table:table-cell office:value-type="float" office:value="968" table:style-name="ce463">
            <text:p><text:s/>968</text:p>
          </table:table-cell>
          <table:table-cell office:value-type="float" office:value="988" table:style-name="ce463">
            <text:p><text:s/>988</text:p>
          </table:table-cell>
          <table:table-cell office:value-type="float" office:value="1140" table:style-name="ce463">
            <text:p>1 140</text:p>
          </table:table-cell>
          <table:table-cell office:value-type="float" office:value="1073" table:style-name="ce458">
            <text:p>1 073</text:p>
          </table:table-cell>
          <table:table-cell office:value-type="float" office:value="1035" table:style-name="ce458">
            <text:p>1 035</text:p>
          </table:table-cell>
          <table:table-cell office:value-type="float" office:value="1081" table:style-name="ce459">
            <text:p>1 081</text:p>
          </table:table-cell>
          <table:table-cell table:style-name="ce449"/>
          <table:table-cell table:number-columns-repeated="7" table:style-name="ce450"/>
          <table:table-cell table:number-columns-repeated="16358" table:style-name="ce15"/>
        </table:table-row>
        <table:table-row table:style-name="ro10">
          <table:table-cell office:value-type="string" table:number-columns-spanned="3" table:number-rows-spanned="1" table:style-name="ce509">
            <text:p>Total Net Expenditure on R&amp;D</text:p>
          </table:table-cell>
          <table:covered-table-cell table:number-columns-repeated="2"/>
          <table:table-cell office:value-type="float" office:value="3120" table:style-name="ce472">
            <text:p>3 120</text:p>
          </table:table-cell>
          <table:table-cell office:value-type="string" table:style-name="ce441">
            <text:p>||</text:p>
          </table:table-cell>
          <table:table-cell office:value-type="float" office:value="2580" table:style-name="ce473">
            <text:p>2 580</text:p>
          </table:table-cell>
          <table:table-cell office:value-type="float" office:value="2536" table:style-name="ce472">
            <text:p>2 536</text:p>
          </table:table-cell>
          <table:table-cell office:value-type="float" office:value="2298" table:style-name="ce472">
            <text:p>2 298</text:p>
          </table:table-cell>
          <table:table-cell office:value-type="float" office:value="1994" table:style-name="ce474">
            <text:p>1 994</text:p>
          </table:table-cell>
          <table:table-cell office:value-type="float" office:value="1892" table:style-name="ce472">
            <text:p>1 892</text:p>
          </table:table-cell>
          <table:table-cell office:value-type="string" table:style-name="ce475">
            <text:p>||</text:p>
          </table:table-cell>
          <table:table-cell office:value-type="float" office:value="1440" table:style-name="ce472">
            <text:p>1 440</text:p>
          </table:table-cell>
          <table:table-cell office:value-type="float" office:value="1578" table:style-name="ce472">
            <text:p>1 578</text:p>
          </table:table-cell>
          <table:table-cell office:value-type="float" office:value="1609" table:style-name="ce472">
            <text:p>1 609</text:p>
          </table:table-cell>
          <table:table-cell office:value-type="float" office:value="1786" table:style-name="ce472">
            <text:p>1 786</text:p>
          </table:table-cell>
          <table:table-cell office:value-type="float" office:value="1701" table:style-name="ce474">
            <text:p>1 701</text:p>
          </table:table-cell>
          <table:table-cell office:value-type="float" office:value="1651" table:style-name="ce474">
            <text:p>1 651</text:p>
          </table:table-cell>
          <table:table-cell office:value-type="float" office:value="1634" table:style-name="ce476">
            <text:p>1 634</text:p>
          </table:table-cell>
          <table:table-cell table:style-name="ce449"/>
          <table:table-cell table:number-columns-repeated="7" table:style-name="ce450"/>
          <table:table-cell table:number-columns-repeated="16358" table:style-name="ce15"/>
        </table:table-row>
        <table:table-row table:style-name="ro10">
          <table:table-cell office:value-type="string" table:number-columns-spanned="18" table:number-rows-spanned="1" table:style-name="ce513">
            <text:p>Source: Defence Statistics (Defence Expenditure Analysis)</text:p>
          </table:table-cell>
          <table:covered-table-cell table:number-columns-repeated="17"/>
          <table:table-cell table:style-name="ce458"/>
          <table:table-cell table:number-columns-repeated="8" table:style-name="ce429"/>
          <table:table-cell table:number-columns-repeated="16357" table:style-name="ce15"/>
        </table:table-row>
        <table:table-row table:style-name="ro10">
          <table:table-cell table:number-columns-repeated="18" table:style-name="ce463"/>
          <table:table-cell table:style-name="ce458"/>
          <table:table-cell table:number-columns-repeated="8" table:style-name="ce429"/>
          <table:table-cell table:number-columns-repeated="16357" table:style-name="ce15"/>
        </table:table-row>
        <table:table-row table:style-name="ro6">
          <table:table-cell office:value-type="string" table:style-name="ce430">
            <text:p>1.</text:p>
          </table:table-cell>
          <table:table-cell office:value-type="string" table:number-columns-spanned="17" table:number-rows-spanned="1" table:style-name="ce502">
            <text:p>Since 2000/01 the Departmental Resource Accounts (DRAc) follow Statement of Standard Accounting Practice 13, "Accounting for Research and Development". The figures are calculated on a resource basis, and are consistent with the aggregate of Research &amp; Expensed Development plus Additions to Intangible Assets. Following the 2009 quality review, figures from 2003/04 onwards continue to be consistent with the aggregate of Research &amp; Expensed Development but comprise only that element of Additions to Intangible Assets (taken to represent capitalised development) which has been assessed as Frascati compliant. This table therefore comprises elements from both the Operating Cost Statement and the Balance Sheet in the MOD accounts. In<text:s/><text:span text:style-name="T7">Table 4</text:span><text:s/>we display the numbers from this table separately alongside numbers for the remainder of the aggregate of Research &amp; Expensed Development that is considered to be non-Frascati compliant.</text:p>
          </table:table-cell>
          <table:covered-table-cell table:number-columns-repeated="16"/>
          <table:table-cell table:number-columns-repeated="9" table:style-name="ce429"/>
          <table:table-cell table:number-columns-repeated="16357"/>
        </table:table-row>
        <table:table-row table:style-name="ro31">
          <table:table-cell office:value-type="string" table:style-name="ce430">
            <text:p>2.</text:p>
          </table:table-cell>
          <table:table-cell office:value-type="string" table:number-columns-spanned="17" table:number-rows-spanned="1" table:style-name="ce502">
            <text:p>In 2011 the Meteorological Office moved from the MOD to become a Trading Fund within the Department for Business, Innovation and Skills (BIS). As a consequence of this move, from 2011/12, the amounts paid to the Meteorological Office for R&amp;D are not included in MOD receipt numbers.</text:p>
          </table:table-cell>
          <table:covered-table-cell table:number-columns-repeated="16"/>
          <table:table-cell table:number-columns-repeated="9" table:style-name="ce429"/>
          <table:table-cell table:number-columns-repeated="16357"/>
        </table:table-row>
        <table:table-row table:style-name="ro39">
          <table:table-cell office:value-type="string" table:style-name="ce430">
            <text:p>3.</text:p>
          </table:table-cell>
          <table:table-cell office:value-type="string" table:number-columns-spanned="17" table:number-rows-spanned="1" table:style-name="ce502">
            <text:p>Receipts are monies received by MOD and its Trading Funds for expenditure on R&amp;D, for example from other government departments and private industry. This money is not necessarily spent on defence-related R&amp;D.</text:p>
          </table:table-cell>
          <table:covered-table-cell table:number-columns-repeated="16"/>
          <table:table-cell table:number-columns-repeated="9" table:style-name="ce429"/>
          <table:table-cell table:number-columns-repeated="16357"/>
        </table:table-row>
        <table:table-row table:style-name="ro9">
          <table:table-cell office:value-type="string" table:style-name="ce430">
            <text:p>4.</text:p>
          </table:table-cell>
          <table:table-cell office:value-type="string" table:number-columns-spanned="17" table:number-rows-spanned="1" table:style-name="ce502">
            <text:p>Conversion to constant 2017/18 prices uses the forecast GDP deflator series produced by<text:s/><text:span text:style-name="T6">HM Treasury</text:span><text:s/>dated 29 June 2018.</text:p>
          </table:table-cell>
          <table:covered-table-cell table:number-columns-repeated="16"/>
          <table:table-cell table:style-name="ce1"/>
          <table:table-cell table:number-columns-repeated="3" table:style-name="ce15"/>
          <table:table-cell table:number-columns-repeated="16362" table:style-name="ce1"/>
        </table:table-row>
        <table:table-row table:number-rows-repeated="1048521" table:style-name="ro10">
          <table:table-cell table:number-columns-repeated="16384"/>
        </table:table-row>
      </table:table>
      <table:table table:name="Table_6a" table:style-name="ta8">
        <table:table-column table:style-name="co17" table:default-cell-style-name="ce1"/>
        <table:table-column table:style-name="co1" table:default-cell-style-name="ce1"/>
        <table:table-column table:style-name="co30" table:default-cell-style-name="ce1"/>
        <table:table-column table:style-name="co31" table:number-columns-repeated="3" table:default-cell-style-name="ce1"/>
        <table:table-column table:style-name="co17" table:default-cell-style-name="ce1"/>
        <table:table-column table:style-name="co31" table:number-columns-repeated="3" table:default-cell-style-name="ce1"/>
        <table:table-column table:style-name="co17" table:default-cell-style-name="ce1"/>
        <table:table-column table:style-name="co31" table:number-columns-repeated="3" table:default-cell-style-name="ce1"/>
        <table:table-column table:style-name="co17" table:default-cell-style-name="ce1"/>
        <table:table-column table:style-name="co31" table:number-columns-repeated="3" table:default-cell-style-name="ce1"/>
        <table:table-column table:style-name="co17" table:default-cell-style-name="ce1"/>
        <table:table-column table:style-name="co31" table:number-columns-repeated="3" table:default-cell-style-name="ce1"/>
        <table:table-column table:style-name="co17" table:default-cell-style-name="ce1"/>
        <table:table-column table:style-name="co31" table:number-columns-repeated="3" table:default-cell-style-name="ce1"/>
        <table:table-column table:style-name="co17" table:default-cell-style-name="ce1"/>
        <table:table-column table:style-name="co32" table:default-cell-style-name="ce1"/>
        <table:table-column table:style-name="co17" table:default-cell-style-name="ce1"/>
        <table:table-column table:style-name="co33" table:default-cell-style-name="ce1"/>
        <table:table-column table:style-name="co17" table:default-cell-style-name="ce1"/>
        <table:table-column table:style-name="co31" table:default-cell-style-name="ce1"/>
        <table:table-column table:style-name="co1" table:number-columns-repeated="16352" table:default-cell-style-name="ce1"/>
        <table:table-row table:style-name="ro12">
          <table:table-cell office:value-type="string" table:number-columns-spanned="31" table:number-rows-spanned="1" table:style-name="ce586">
            <text:p>Table 6a MOD Operations and Peacekeeping Costs</text:p>
          </table:table-cell>
          <table:covered-table-cell table:number-columns-repeated="30"/>
          <table:table-cell table:style-name="ce514"/>
          <table:table-cell table:number-columns-repeated="9" table:style-name="ce51"/>
          <table:table-cell table:number-columns-repeated="16343"/>
        </table:table-row>
        <table:table-row table:style-name="ro19">
          <table:table-cell office:value-type="string" table:number-columns-spanned="31" table:number-rows-spanned="1" table:style-name="ce587">
            <text:p>This table shows a breakdown of the actual net operating and capital costs for MOD operations. These costs cover the<text:s/><text:span text:style-name="T7">net additional costs</text:span><text:s/>(both direct and indirect) incurred by the Department as a result of major military operations: that is, those costs over and above those that the Department would have incurred had the operation not been undertaken. <text:s/>For example, expenditure on wages and salaries, or savings from cancelled training exercises, are deducted from the total cost of the operation.<text:s/></text:p>
          </table:table-cell>
          <table:covered-table-cell table:number-columns-repeated="30"/>
          <table:table-cell table:style-name="ce515"/>
          <table:table-cell table:number-columns-repeated="9" table:style-name="ce51"/>
          <table:table-cell table:number-columns-repeated="16343"/>
        </table:table-row>
        <table:table-row table:style-name="ro10">
          <table:table-cell office:value-type="string" table:number-columns-spanned="31" table:number-rows-spanned="1" table:style-name="ce588">
            <text:p>Table 6b<text:span text:style-name="T2"><text:s/>shows the annual audited costs of all operations since 2004/05.<text:s/></text:span></text:p>
          </table:table-cell>
          <table:covered-table-cell table:number-columns-repeated="30"/>
          <table:table-cell table:style-name="ce516"/>
          <table:table-cell table:number-columns-repeated="9" table:style-name="ce51"/>
          <table:table-cell table:number-columns-repeated="16343"/>
        </table:table-row>
        <table:table-row table:style-name="ro10">
          <table:table-cell office:value-type="string" table:number-columns-spanned="31" table:number-rows-spanned="1" table:style-name="ce589">
            <text:p>Further information about the quality of data and methods used in the production of these statistics, along with details of their intended use, can be found in the<text:s/><text:span text:style-name="T6">Background Quality Report - Departmental Resources Statistics</text:span>.</text:p>
          </table:table-cell>
          <table:covered-table-cell table:number-columns-repeated="30"/>
          <table:table-cell table:style-name="ce517"/>
          <table:table-cell office:value-type="string" table:number-columns-spanned="9" table:number-rows-spanned="1" table:style-name="ce590">
            <text:p><text:a xlink:href="https://www.gov.uk/government/statistics/defence-departmental-resources-2015">https://www.gov.uk/government/statistics/defence-departmental-resources-2019</text:a></text:p>
          </table:table-cell>
          <table:covered-table-cell table:number-columns-repeated="8"/>
          <table:table-cell table:number-columns-repeated="16343"/>
        </table:table-row>
        <table:table-row table:style-name="ro10">
          <table:table-cell office:value-type="string" table:number-columns-spanned="32" table:number-rows-spanned="1" table:style-name="ce591">
            <text:p>Inclusive of non-recoverable VAT at Current Prices (£ million)</text:p>
          </table:table-cell>
          <table:covered-table-cell table:number-columns-repeated="31"/>
          <table:table-cell table:number-columns-repeated="9" table:style-name="ce51"/>
          <table:table-cell table:number-columns-repeated="16343"/>
        </table:table-row>
        <table:table-row table:style-name="ro40">
          <table:table-cell table:number-columns-spanned="3" table:number-rows-spanned="2" table:style-name="ce256"/>
          <table:covered-table-cell table:number-columns-repeated="2"/>
          <table:table-cell office:value-type="string" table:number-columns-spanned="3" table:number-rows-spanned="1" table:style-name="ce592">
            <text:p>Wider Gulf</text:p>
          </table:table-cell>
          <table:covered-table-cell table:number-columns-repeated="2"/>
          <table:table-cell table:style-name="ce519"/>
          <table:table-cell office:value-type="string" table:number-columns-spanned="3" table:number-rows-spanned="1" table:style-name="ce592">
            <text:p>Afghanistan</text:p>
          </table:table-cell>
          <table:covered-table-cell table:number-columns-repeated="2"/>
          <table:table-cell table:style-name="ce520"/>
          <table:table-cell office:value-type="string" table:number-columns-spanned="3" table:number-rows-spanned="1" table:style-name="ce593">
            <text:p>DMAP<text:span text:style-name="T8">1</text:span></text:p>
          </table:table-cell>
          <table:covered-table-cell table:number-columns-repeated="2"/>
          <table:table-cell table:style-name="ce522"/>
          <table:table-cell office:value-type="string" table:number-columns-spanned="3" table:number-rows-spanned="1" table:style-name="ce593">
            <text:p>Counter Daesh</text:p>
          </table:table-cell>
          <table:covered-table-cell table:number-columns-repeated="2"/>
          <table:table-cell table:style-name="ce523"/>
          <table:table-cell office:value-type="string" table:number-columns-spanned="3" table:number-rows-spanned="1" table:style-name="ce594">
            <text:p>EFP and NATO Reassurance<text:span text:style-name="T8">2</text:span></text:p>
          </table:table-cell>
          <table:covered-table-cell table:number-columns-repeated="2"/>
          <table:table-cell table:style-name="ce524"/>
          <table:table-cell office:value-type="string" table:number-columns-spanned="3" table:number-rows-spanned="1" table:style-name="ce593">
            <text:p>CSSF<text:span text:style-name="T8">3</text:span></text:p>
          </table:table-cell>
          <table:covered-table-cell table:number-columns-repeated="2"/>
          <table:table-cell table:style-name="ce524"/>
          <table:table-cell office:value-type="string" table:style-name="ce521">
            <text:p>Relief for Hurricane Irma</text:p>
          </table:table-cell>
          <table:table-cell table:style-name="ce524"/>
          <table:table-cell office:value-type="string" table:style-name="ce521">
            <text:p>EU Counter Migrant Smugglers</text:p>
          </table:table-cell>
          <table:table-cell table:style-name="ce524"/>
          <table:table-cell office:value-type="string" table:style-name="ce521">
            <text:p>Total<text:span text:style-name="T8">4</text:span></text:p>
          </table:table-cell>
          <table:table-cell table:number-columns-repeated="9" table:style-name="ce51"/>
          <table:table-cell table:number-columns-repeated="16343"/>
        </table:table-row>
        <table:table-row table:style-name="ro10">
          <table:covered-table-cell/>
          <table:covered-table-cell table:number-columns-repeated="2"/>
          <table:table-cell office:value-type="string" table:style-name="ce525">
            <text:p>2016/17</text:p>
          </table:table-cell>
          <table:table-cell office:value-type="string" table:style-name="ce526">
            <text:p>2017/18</text:p>
          </table:table-cell>
          <table:table-cell office:value-type="string" table:style-name="ce525">
            <text:p>2018/19</text:p>
          </table:table-cell>
          <table:table-cell table:style-name="ce527"/>
          <table:table-cell office:value-type="string" table:style-name="ce528">
            <text:p>2016/17</text:p>
          </table:table-cell>
          <table:table-cell office:value-type="string" table:style-name="ce529">
            <text:p>2017/18</text:p>
          </table:table-cell>
          <table:table-cell office:value-type="string" table:style-name="ce525">
            <text:p>2018/19</text:p>
          </table:table-cell>
          <table:table-cell table:style-name="ce527"/>
          <table:table-cell office:value-type="string" table:style-name="ce528">
            <text:p>2016/17</text:p>
          </table:table-cell>
          <table:table-cell office:value-type="string" table:style-name="ce529">
            <text:p>2017/18</text:p>
          </table:table-cell>
          <table:table-cell office:value-type="string" table:style-name="ce525">
            <text:p>2018/19</text:p>
          </table:table-cell>
          <table:table-cell table:style-name="ce530"/>
          <table:table-cell office:value-type="string" table:style-name="ce531">
            <text:p>2016/17</text:p>
          </table:table-cell>
          <table:table-cell office:value-type="string" table:style-name="ce531">
            <text:p>2017/18</text:p>
          </table:table-cell>
          <table:table-cell office:value-type="string" table:style-name="ce525">
            <text:p>2018/19</text:p>
          </table:table-cell>
          <table:table-cell table:style-name="ce518"/>
          <table:table-cell office:value-type="string" table:style-name="ce525">
            <text:p>2016/17</text:p>
          </table:table-cell>
          <table:table-cell office:value-type="string" table:style-name="ce525">
            <text:p>2017/18</text:p>
          </table:table-cell>
          <table:table-cell office:value-type="string" table:style-name="ce525">
            <text:p>2018/19</text:p>
          </table:table-cell>
          <table:table-cell table:style-name="ce530"/>
          <table:table-cell office:value-type="string" table:style-name="ce532">
            <text:p>2016/17</text:p>
          </table:table-cell>
          <table:table-cell office:value-type="string" table:style-name="ce533">
            <text:p>2017/18</text:p>
          </table:table-cell>
          <table:table-cell office:value-type="string" table:style-name="ce525">
            <text:p>2018/19</text:p>
          </table:table-cell>
          <table:table-cell table:style-name="ce518"/>
          <table:table-cell office:value-type="string" table:style-name="ce525">
            <text:p>2017/18</text:p>
          </table:table-cell>
          <table:table-cell table:style-name="ce534"/>
          <table:table-cell office:value-type="string" table:style-name="ce535">
            <text:p>2016/17</text:p>
          </table:table-cell>
          <table:table-cell table:style-name="ce534"/>
          <table:table-cell office:value-type="string" table:style-name="ce525">
            <text:p>2018/19</text:p>
          </table:table-cell>
          <table:table-cell table:number-columns-repeated="9" table:style-name="ce51"/>
          <table:table-cell table:number-columns-repeated="16343"/>
        </table:table-row>
        <table:table-row table:style-name="ro10">
          <table:table-cell office:value-type="string" table:number-columns-spanned="3" table:number-rows-spanned="1" table:style-name="ce595">
            <text:p>Total Cost by Operation</text:p>
          </table:table-cell>
          <table:covered-table-cell table:number-columns-repeated="2"/>
          <table:table-cell office:value-type="float" office:value="51" table:style-name="ce536">
            <text:p><text:s/>51</text:p>
          </table:table-cell>
          <table:table-cell office:value-type="float" office:value="56" table:style-name="ce537">
            <text:p>56</text:p>
          </table:table-cell>
          <table:table-cell office:value-type="float" office:value="42" table:style-name="ce537">
            <text:p>42</text:p>
          </table:table-cell>
          <table:table-cell table:style-name="ce527"/>
          <table:table-cell office:value-type="float" office:value="70" table:style-name="ce538">
            <text:p><text:s/>70</text:p>
          </table:table-cell>
          <table:table-cell office:value-type="float" office:value="80" table:style-name="ce537">
            <text:p>80</text:p>
          </table:table-cell>
          <table:table-cell office:value-type="float" office:value="89" table:style-name="ce537">
            <text:p>89</text:p>
          </table:table-cell>
          <table:table-cell table:style-name="ce527"/>
          <table:table-cell office:value-type="float" office:value="23" table:style-name="ce539">
            <text:p>23</text:p>
          </table:table-cell>
          <table:table-cell office:value-type="float" office:value="23" table:style-name="ce537">
            <text:p>23</text:p>
          </table:table-cell>
          <table:table-cell office:value-type="float" office:value="47" table:style-name="ce537">
            <text:p>47</text:p>
          </table:table-cell>
          <table:table-cell table:style-name="ce540"/>
          <table:table-cell office:value-type="float" office:value="432" table:style-name="ce541">
            <text:p>432</text:p>
          </table:table-cell>
          <table:table-cell office:value-type="float" office:value="541" table:style-name="ce542">
            <text:p>541</text:p>
          </table:table-cell>
          <table:table-cell office:value-type="float" office:value="448" table:style-name="ce537">
            <text:p>448</text:p>
          </table:table-cell>
          <table:table-cell table:style-name="ce543"/>
          <table:table-cell office:value-type="float" office:value="8" table:style-name="ce537">
            <text:p>8</text:p>
          </table:table-cell>
          <table:table-cell office:value-type="float" office:value="33" table:style-name="ce537">
            <text:p>33</text:p>
          </table:table-cell>
          <table:table-cell office:value-type="float" office:value="5" table:style-name="ce537">
            <text:p>5</text:p>
          </table:table-cell>
          <table:table-cell table:style-name="ce544"/>
          <table:table-cell office:value-type="float" office:value="87" table:style-name="ce545">
            <text:p>87</text:p>
          </table:table-cell>
          <table:table-cell office:value-type="float" office:value="95" table:style-name="ce545">
            <text:p>95</text:p>
          </table:table-cell>
          <table:table-cell office:value-type="float" office:value="88" table:style-name="ce537">
            <text:p>88</text:p>
          </table:table-cell>
          <table:table-cell table:style-name="ce543"/>
          <table:table-cell office:value-type="float" office:value="26" table:style-name="ce537">
            <text:p>26</text:p>
          </table:table-cell>
          <table:table-cell table:style-name="ce546"/>
          <table:table-cell office:value-type="float" office:value="3" table:style-name="ce537">
            <text:p>3</text:p>
          </table:table-cell>
          <table:table-cell table:style-name="ce546"/>
          <table:table-cell office:value-type="float" office:value="720" table:style-name="ce547">
            <text:p><text:s/>720</text:p>
          </table:table-cell>
          <table:table-cell table:number-columns-repeated="9" table:style-name="ce51"/>
          <table:table-cell table:number-columns-repeated="16343"/>
        </table:table-row>
        <table:table-row table:style-name="ro10">
          <table:table-cell table:number-columns-spanned="3" table:number-rows-spanned="1" table:style-name="ce166"/>
          <table:covered-table-cell table:number-columns-repeated="2"/>
          <table:table-cell table:style-name="ce548"/>
          <table:table-cell table:number-columns-repeated="2" table:style-name="ce549"/>
          <table:table-cell table:style-name="ce527"/>
          <table:table-cell table:number-columns-repeated="2" table:style-name="ce550"/>
          <table:table-cell table:style-name="ce549"/>
          <table:table-cell table:style-name="ce527"/>
          <table:table-cell table:style-name="ce549"/>
          <table:table-cell table:style-name="ce551"/>
          <table:table-cell table:style-name="ce549"/>
          <table:table-cell table:style-name="ce518"/>
          <table:table-cell table:style-name="ce552"/>
          <table:table-cell table:style-name="ce548"/>
          <table:table-cell table:style-name="ce549"/>
          <table:table-cell table:style-name="ce553"/>
          <table:table-cell table:number-columns-repeated="3" table:style-name="ce549"/>
          <table:table-cell table:style-name="ce530"/>
          <table:table-cell table:number-columns-repeated="3" table:style-name="ce549"/>
          <table:table-cell table:style-name="ce553"/>
          <table:table-cell table:style-name="ce549"/>
          <table:table-cell table:style-name="ce546"/>
          <table:table-cell table:style-name="ce549"/>
          <table:table-cell table:style-name="ce546"/>
          <table:table-cell table:style-name="ce548"/>
          <table:table-cell table:number-columns-repeated="9" table:style-name="ce51"/>
          <table:table-cell table:number-columns-repeated="16343"/>
        </table:table-row>
        <table:table-row table:style-name="ro10">
          <table:table-cell office:value-type="string" table:number-columns-spanned="3" table:number-rows-spanned="1" table:style-name="ce596">
            <text:p>Total Resource</text:p>
          </table:table-cell>
          <table:covered-table-cell table:number-columns-repeated="2"/>
          <table:table-cell office:value-type="float" office:value="51" table:style-name="ce547">
            <text:p><text:s/>51</text:p>
          </table:table-cell>
          <table:table-cell office:value-type="float" office:value="56" table:style-name="ce537">
            <text:p>56</text:p>
          </table:table-cell>
          <table:table-cell office:value-type="float" office:value="42" table:style-name="ce537">
            <text:p>42</text:p>
          </table:table-cell>
          <table:table-cell table:style-name="ce527"/>
          <table:table-cell office:value-type="float" office:value="70" table:style-name="ce554">
            <text:p><text:s/>70</text:p>
          </table:table-cell>
          <table:table-cell office:value-type="float" office:value="80" table:style-name="ce537">
            <text:p>80</text:p>
          </table:table-cell>
          <table:table-cell office:value-type="float" office:value="89" table:style-name="ce537">
            <text:p>89</text:p>
          </table:table-cell>
          <table:table-cell table:style-name="ce527"/>
          <table:table-cell office:value-type="float" office:value="20" table:style-name="ce555">
            <text:p>20</text:p>
          </table:table-cell>
          <table:table-cell office:value-type="float" office:value="19" table:style-name="ce537">
            <text:p>19</text:p>
          </table:table-cell>
          <table:table-cell office:value-type="float" office:value="46.6" table:style-name="ce554">
            <text:p><text:s/>47</text:p>
          </table:table-cell>
          <table:table-cell table:style-name="ce540"/>
          <table:table-cell office:value-type="float" office:value="314" table:style-name="ce541">
            <text:p>314</text:p>
          </table:table-cell>
          <table:table-cell office:value-type="float" office:value="362" table:style-name="ce556">
            <text:p>362</text:p>
          </table:table-cell>
          <table:table-cell office:value-type="float" office:value="355" table:style-name="ce537">
            <text:p>355</text:p>
          </table:table-cell>
          <table:table-cell table:style-name="ce543"/>
          <table:table-cell office:value-type="float" office:value="8" table:style-name="ce537">
            <text:p>8</text:p>
          </table:table-cell>
          <table:table-cell office:value-type="float" office:value="33" table:style-name="ce537">
            <text:p>33</text:p>
          </table:table-cell>
          <table:table-cell office:value-type="float" office:value="5" table:style-name="ce537">
            <text:p>5</text:p>
          </table:table-cell>
          <table:table-cell table:style-name="ce544"/>
          <table:table-cell office:value-type="float" office:value="87" table:style-name="ce537">
            <text:p>87</text:p>
          </table:table-cell>
          <table:table-cell office:value-type="float" office:value="91" table:style-name="ce537">
            <text:p>91</text:p>
          </table:table-cell>
          <table:table-cell office:value-type="float" office:value="88" table:style-name="ce537">
            <text:p>88</text:p>
          </table:table-cell>
          <table:table-cell table:style-name="ce543"/>
          <table:table-cell office:value-type="float" office:value="26" table:style-name="ce537">
            <text:p>26</text:p>
          </table:table-cell>
          <table:table-cell table:style-name="ce546"/>
          <table:table-cell office:value-type="float" office:value="3" table:style-name="ce537">
            <text:p>3</text:p>
          </table:table-cell>
          <table:table-cell table:style-name="ce546"/>
          <table:table-cell office:value-type="float" office:value="626" table:style-name="ce547">
            <text:p><text:s/>626</text:p>
          </table:table-cell>
          <table:table-cell table:number-columns-repeated="9" table:style-name="ce51"/>
          <table:table-cell table:number-columns-repeated="16343"/>
        </table:table-row>
        <table:table-row table:style-name="ro10">
          <table:table-cell office:value-type="string" table:number-columns-spanned="3" table:number-rows-spanned="1" table:style-name="ce597">
            <text:p>of which:<text:s/></text:p>
          </table:table-cell>
          <table:covered-table-cell table:number-columns-repeated="2"/>
          <table:table-cell table:style-name="ce557"/>
          <table:table-cell table:number-columns-repeated="2" table:style-name="ce558"/>
          <table:table-cell table:style-name="ce559"/>
          <table:table-cell table:style-name="ce560"/>
          <table:table-cell table:number-columns-repeated="2" table:style-name="ce558"/>
          <table:table-cell table:style-name="ce559"/>
          <table:table-cell table:style-name="ce550"/>
          <table:table-cell table:style-name="ce551"/>
          <table:table-cell table:style-name="ce558"/>
          <table:table-cell table:style-name="ce540"/>
          <table:table-cell table:style-name="ce561"/>
          <table:table-cell table:style-name="ce557"/>
          <table:table-cell table:style-name="ce558"/>
          <table:table-cell table:style-name="ce527"/>
          <table:table-cell table:number-columns-repeated="3" table:style-name="ce558"/>
          <table:table-cell table:style-name="ce562"/>
          <table:table-cell table:style-name="ce550"/>
          <table:table-cell table:number-columns-repeated="2" table:style-name="ce558"/>
          <table:table-cell table:style-name="ce527"/>
          <table:table-cell table:style-name="ce558"/>
          <table:table-cell table:style-name="ce534"/>
          <table:table-cell table:style-name="ce550"/>
          <table:table-cell table:style-name="ce534"/>
          <table:table-cell table:style-name="ce557"/>
          <table:table-cell table:number-columns-repeated="9" table:style-name="ce51"/>
          <table:table-cell table:number-columns-repeated="16343"/>
        </table:table-row>
        <table:table-row table:style-name="ro10">
          <table:table-cell table:number-columns-spanned="3" table:number-rows-spanned="1" table:style-name="ce166"/>
          <table:covered-table-cell table:number-columns-repeated="2"/>
          <table:table-cell table:style-name="ce557"/>
          <table:table-cell table:number-columns-repeated="2" table:style-name="ce558"/>
          <table:table-cell table:style-name="ce559"/>
          <table:table-cell table:style-name="ce560"/>
          <table:table-cell table:number-columns-repeated="2" table:style-name="ce558"/>
          <table:table-cell table:style-name="ce559"/>
          <table:table-cell table:style-name="ce550"/>
          <table:table-cell table:style-name="ce551"/>
          <table:table-cell table:style-name="ce558"/>
          <table:table-cell table:style-name="ce540"/>
          <table:table-cell table:style-name="ce561"/>
          <table:table-cell table:style-name="ce557"/>
          <table:table-cell table:style-name="ce558"/>
          <table:table-cell table:style-name="ce527"/>
          <table:table-cell table:number-columns-repeated="3" table:style-name="ce558"/>
          <table:table-cell table:style-name="ce562"/>
          <table:table-cell table:style-name="ce550"/>
          <table:table-cell table:number-columns-repeated="2" table:style-name="ce558"/>
          <table:table-cell table:style-name="ce527"/>
          <table:table-cell table:style-name="ce558"/>
          <table:table-cell table:style-name="ce534"/>
          <table:table-cell table:style-name="ce550"/>
          <table:table-cell table:style-name="ce534"/>
          <table:table-cell table:style-name="ce557"/>
          <table:table-cell table:number-columns-repeated="9" table:style-name="ce51"/>
          <table:table-cell table:number-columns-repeated="16343"/>
        </table:table-row>
        <table:table-row table:style-name="ro10">
          <table:table-cell office:value-type="string" table:number-columns-spanned="3" table:number-rows-spanned="1" table:style-name="ce598">
            <text:p>Total Cash Resource:<text:s/></text:p>
          </table:table-cell>
          <table:covered-table-cell table:number-columns-repeated="2"/>
          <table:table-cell table:style-name="ce557"/>
          <table:table-cell table:number-columns-repeated="2" table:style-name="ce558"/>
          <table:table-cell table:style-name="ce527"/>
          <table:table-cell table:style-name="ce560"/>
          <table:table-cell table:number-columns-repeated="2" table:style-name="ce558"/>
          <table:table-cell table:style-name="ce527"/>
          <table:table-cell table:style-name="ce550"/>
          <table:table-cell table:style-name="ce551"/>
          <table:table-cell table:style-name="ce558"/>
          <table:table-cell table:style-name="ce563"/>
          <table:table-cell table:style-name="ce561"/>
          <table:table-cell table:style-name="ce557"/>
          <table:table-cell table:style-name="ce558"/>
          <table:table-cell table:style-name="ce527"/>
          <table:table-cell table:number-columns-repeated="3" table:style-name="ce558"/>
          <table:table-cell table:style-name="ce562"/>
          <table:table-cell table:style-name="ce550"/>
          <table:table-cell table:number-columns-repeated="2" table:style-name="ce558"/>
          <table:table-cell table:style-name="ce527"/>
          <table:table-cell table:style-name="ce558"/>
          <table:table-cell table:style-name="ce534"/>
          <table:table-cell table:style-name="ce550"/>
          <table:table-cell table:style-name="ce534"/>
          <table:table-cell table:style-name="ce557"/>
          <table:table-cell table:number-columns-repeated="9" table:style-name="ce51"/>
          <table:table-cell table:number-columns-repeated="16343"/>
        </table:table-row>
        <table:table-row table:style-name="ro10">
          <table:table-cell table:number-columns-spanned="3" table:number-rows-spanned="1" table:style-name="ce166"/>
          <table:covered-table-cell table:number-columns-repeated="2"/>
          <table:table-cell table:style-name="ce557"/>
          <table:table-cell table:number-columns-repeated="2" table:style-name="ce558"/>
          <table:table-cell table:style-name="ce527"/>
          <table:table-cell table:style-name="ce560"/>
          <table:table-cell table:number-columns-repeated="2" table:style-name="ce558"/>
          <table:table-cell table:style-name="ce527"/>
          <table:table-cell table:style-name="ce550"/>
          <table:table-cell table:style-name="ce551"/>
          <table:table-cell table:style-name="ce558"/>
          <table:table-cell table:style-name="ce563"/>
          <table:table-cell table:style-name="ce561"/>
          <table:table-cell table:style-name="ce557"/>
          <table:table-cell table:style-name="ce558"/>
          <table:table-cell table:style-name="ce527"/>
          <table:table-cell table:number-columns-repeated="3" table:style-name="ce558"/>
          <table:table-cell table:style-name="ce562"/>
          <table:table-cell table:style-name="ce550"/>
          <table:table-cell table:number-columns-repeated="2" table:style-name="ce558"/>
          <table:table-cell table:style-name="ce527"/>
          <table:table-cell table:style-name="ce558"/>
          <table:table-cell table:style-name="ce534"/>
          <table:table-cell table:style-name="ce550"/>
          <table:table-cell table:style-name="ce534"/>
          <table:table-cell table:style-name="ce557"/>
          <table:table-cell table:number-columns-repeated="9" table:style-name="ce51"/>
          <table:table-cell table:number-columns-repeated="16343"/>
        </table:table-row>
        <table:table-row table:style-name="ro10">
          <table:table-cell office:value-type="string" table:number-columns-spanned="3" table:number-rows-spanned="1" table:style-name="ce599">
            <text:p>Service Personnel</text:p>
          </table:table-cell>
          <table:covered-table-cell table:number-columns-repeated="2"/>
          <table:table-cell office:value-type="float" office:value="3" table:style-name="ce557">
            <text:p>3</text:p>
          </table:table-cell>
          <table:table-cell office:value-type="float" office:value="4" table:style-name="ce550">
            <text:p>4</text:p>
          </table:table-cell>
          <table:table-cell office:value-type="float" office:value="2" table:style-name="ce550">
            <text:p>2</text:p>
          </table:table-cell>
          <table:table-cell table:style-name="ce527"/>
          <table:table-cell office:value-type="float" office:value="11" table:style-name="ce564">
            <text:p>11</text:p>
          </table:table-cell>
          <table:table-cell office:value-type="float" office:value="12" table:style-name="ce550">
            <text:p>12</text:p>
          </table:table-cell>
          <table:table-cell office:value-type="float" office:value="19" table:style-name="ce550">
            <text:p>19</text:p>
          </table:table-cell>
          <table:table-cell table:style-name="ce527"/>
          <table:table-cell office:value-type="string" table:style-name="ce565">
            <text:p>-</text:p>
          </table:table-cell>
          <table:table-cell office:value-type="string" table:style-name="ce550">
            <text:p>-</text:p>
          </table:table-cell>
          <table:table-cell office:value-type="string" table:style-name="ce550">
            <text:p>-</text:p>
          </table:table-cell>
          <table:table-cell table:style-name="ce563"/>
          <table:table-cell office:value-type="float" office:value="13" table:style-name="ce561">
            <text:p>13</text:p>
          </table:table-cell>
          <table:table-cell office:value-type="float" office:value="16" table:style-name="ce557">
            <text:p>16</text:p>
          </table:table-cell>
          <table:table-cell office:value-type="float" office:value="9" table:style-name="ce550">
            <text:p>9</text:p>
          </table:table-cell>
          <table:table-cell table:style-name="ce566"/>
          <table:table-cell office:value-type="string" table:style-name="ce550">
            <text:p>-</text:p>
          </table:table-cell>
          <table:table-cell office:value-type="float" office:value="6" table:style-name="ce550">
            <text:p>6</text:p>
          </table:table-cell>
          <table:table-cell office:value-type="string" table:style-name="ce550">
            <text:p>-</text:p>
          </table:table-cell>
          <table:table-cell table:style-name="ce562"/>
          <table:table-cell office:value-type="float" office:value="20" table:style-name="ce550">
            <text:p>20</text:p>
          </table:table-cell>
          <table:table-cell office:value-type="float" office:value="21" table:style-name="ce550">
            <text:p>21</text:p>
          </table:table-cell>
          <table:table-cell office:value-type="float" office:value="32" table:style-name="ce550">
            <text:p>32</text:p>
          </table:table-cell>
          <table:table-cell table:style-name="ce566"/>
          <table:table-cell office:value-type="float" office:value="1" table:style-name="ce550">
            <text:p>1</text:p>
          </table:table-cell>
          <table:table-cell table:style-name="ce534"/>
          <table:table-cell office:value-type="string" table:style-name="ce550">
            <text:p>-</text:p>
          </table:table-cell>
          <table:table-cell table:style-name="ce534"/>
          <table:table-cell office:value-type="float" office:value="63" table:style-name="ce557">
            <text:p>63</text:p>
          </table:table-cell>
          <table:table-cell table:number-columns-repeated="9" table:style-name="ce51"/>
          <table:table-cell table:number-columns-repeated="16343"/>
        </table:table-row>
        <table:table-row table:style-name="ro10">
          <table:table-cell office:value-type="string" table:number-columns-spanned="3" table:number-rows-spanned="1" table:style-name="ce599">
            <text:p>Civilian Personnel</text:p>
          </table:table-cell>
          <table:covered-table-cell table:number-columns-repeated="2"/>
          <table:table-cell office:value-type="string" table:style-name="ce567">
            <text:p>-</text:p>
          </table:table-cell>
          <table:table-cell office:value-type="string" table:style-name="ce550">
            <text:p>-</text:p>
          </table:table-cell>
          <table:table-cell office:value-type="string" table:style-name="ce550">
            <text:p>-</text:p>
          </table:table-cell>
          <table:table-cell table:style-name="ce527"/>
          <table:table-cell office:value-type="float" office:value="4" table:style-name="ce565">
            <text:p>4</text:p>
          </table:table-cell>
          <table:table-cell office:value-type="float" office:value="4" table:style-name="ce550">
            <text:p>4</text:p>
          </table:table-cell>
          <table:table-cell office:value-type="float" office:value="2" table:style-name="ce550">
            <text:p>2</text:p>
          </table:table-cell>
          <table:table-cell table:style-name="ce527"/>
          <table:table-cell office:value-type="string" table:style-name="ce565">
            <text:p>-</text:p>
          </table:table-cell>
          <table:table-cell office:value-type="string" table:style-name="ce550">
            <text:p>-</text:p>
          </table:table-cell>
          <table:table-cell office:value-type="string" table:style-name="ce550">
            <text:p>-</text:p>
          </table:table-cell>
          <table:table-cell table:style-name="ce563"/>
          <table:table-cell office:value-type="string" table:style-name="ce561">
            <text:p>-</text:p>
          </table:table-cell>
          <table:table-cell office:value-type="string" table:style-name="ce561">
            <text:p>-</text:p>
          </table:table-cell>
          <table:table-cell office:value-type="float" office:value="1" table:style-name="ce550">
            <text:p>1</text:p>
          </table:table-cell>
          <table:table-cell table:style-name="ce566"/>
          <table:table-cell office:value-type="string" table:style-name="ce550">
            <text:p>-</text:p>
          </table:table-cell>
          <table:table-cell office:value-type="string" table:style-name="ce550">
            <text:p>-</text:p>
          </table:table-cell>
          <table:table-cell office:value-type="string" table:style-name="ce550">
            <text:p>-</text:p>
          </table:table-cell>
          <table:table-cell table:style-name="ce562"/>
          <table:table-cell office:value-type="float" office:value="1" table:style-name="ce550">
            <text:p>1</text:p>
          </table:table-cell>
          <table:table-cell office:value-type="float" office:value="1" table:style-name="ce550">
            <text:p>1</text:p>
          </table:table-cell>
          <table:table-cell office:value-type="float" office:value="3" table:style-name="ce550">
            <text:p>3</text:p>
          </table:table-cell>
          <table:table-cell table:style-name="ce566"/>
          <table:table-cell office:value-type="string" table:style-name="ce550">
            <text:p>-</text:p>
          </table:table-cell>
          <table:table-cell table:style-name="ce534"/>
          <table:table-cell office:value-type="string" table:style-name="ce550">
            <text:p>-</text:p>
          </table:table-cell>
          <table:table-cell table:style-name="ce534"/>
          <table:table-cell office:value-type="float" office:value="6" table:style-name="ce557">
            <text:p>6</text:p>
          </table:table-cell>
          <table:table-cell table:number-columns-repeated="9" table:style-name="ce51"/>
          <table:table-cell table:number-columns-repeated="16343"/>
        </table:table-row>
        <table:table-row table:style-name="ro10">
          <table:table-cell office:value-type="string" table:number-columns-spanned="3" table:number-rows-spanned="1" table:style-name="ce599">
            <text:p>Infrastructure costs</text:p>
          </table:table-cell>
          <table:covered-table-cell table:number-columns-repeated="2"/>
          <table:table-cell office:value-type="float" office:value="6" table:style-name="ce557">
            <text:p>6</text:p>
          </table:table-cell>
          <table:table-cell office:value-type="float" office:value="7" table:style-name="ce550">
            <text:p>7</text:p>
          </table:table-cell>
          <table:table-cell office:value-type="float" office:value="8" table:style-name="ce550">
            <text:p>8</text:p>
          </table:table-cell>
          <table:table-cell table:style-name="ce527"/>
          <table:table-cell office:value-type="float" office:value="6" table:style-name="ce564">
            <text:p>6</text:p>
          </table:table-cell>
          <table:table-cell office:value-type="float" office:value="8" table:style-name="ce550">
            <text:p>8</text:p>
          </table:table-cell>
          <table:table-cell office:value-type="float" office:value="21" table:style-name="ce550">
            <text:p>21</text:p>
          </table:table-cell>
          <table:table-cell table:style-name="ce527"/>
          <table:table-cell office:value-type="float" office:value="5" table:style-name="ce565">
            <text:p>5</text:p>
          </table:table-cell>
          <table:table-cell office:value-type="float" office:value="10" table:style-name="ce550">
            <text:p>10</text:p>
          </table:table-cell>
          <table:table-cell office:value-type="string" table:style-name="ce550">
            <text:p>-</text:p>
          </table:table-cell>
          <table:table-cell table:style-name="ce563"/>
          <table:table-cell office:value-type="float" office:value="27" table:style-name="ce561">
            <text:p>27</text:p>
          </table:table-cell>
          <table:table-cell office:value-type="float" office:value="26" table:style-name="ce557">
            <text:p>26</text:p>
          </table:table-cell>
          <table:table-cell office:value-type="float" office:value="32" table:style-name="ce550">
            <text:p>32</text:p>
          </table:table-cell>
          <table:table-cell table:style-name="ce566"/>
          <table:table-cell office:value-type="string" table:style-name="ce550">
            <text:p>-</text:p>
          </table:table-cell>
          <table:table-cell office:value-type="string" table:style-name="ce550">
            <text:p>-</text:p>
          </table:table-cell>
          <table:table-cell office:value-type="float" office:value="2" table:style-name="ce550">
            <text:p>2</text:p>
          </table:table-cell>
          <table:table-cell table:style-name="ce562"/>
          <table:table-cell office:value-type="float" office:value="6" table:style-name="ce550">
            <text:p>6</text:p>
          </table:table-cell>
          <table:table-cell office:value-type="float" office:value="11" table:style-name="ce550">
            <text:p>11</text:p>
          </table:table-cell>
          <table:table-cell office:value-type="float" office:value="9" table:style-name="ce550">
            <text:p>9</text:p>
          </table:table-cell>
          <table:table-cell table:style-name="ce566"/>
          <table:table-cell office:value-type="string" table:style-name="ce550">
            <text:p>-</text:p>
          </table:table-cell>
          <table:table-cell table:style-name="ce534"/>
          <table:table-cell office:value-type="string" table:style-name="ce550">
            <text:p>-</text:p>
          </table:table-cell>
          <table:table-cell table:style-name="ce534"/>
          <table:table-cell office:value-type="float" office:value="72" table:style-name="ce557">
            <text:p>72</text:p>
          </table:table-cell>
          <table:table-cell table:number-columns-repeated="16352"/>
        </table:table-row>
        <table:table-row table:style-name="ro10">
          <table:table-cell office:value-type="string" table:number-columns-spanned="3" table:number-rows-spanned="1" table:style-name="ce599">
            <text:p>Equipment support</text:p>
          </table:table-cell>
          <table:covered-table-cell table:number-columns-repeated="2"/>
          <table:table-cell office:value-type="float" office:value="32" table:style-name="ce557">
            <text:p>32</text:p>
          </table:table-cell>
          <table:table-cell office:value-type="float" office:value="34" table:style-name="ce550">
            <text:p>34</text:p>
          </table:table-cell>
          <table:table-cell office:value-type="float" office:value="20" table:style-name="ce550">
            <text:p>20</text:p>
          </table:table-cell>
          <table:table-cell table:style-name="ce527"/>
          <table:table-cell office:value-type="float" office:value="25" table:style-name="ce564">
            <text:p>25</text:p>
          </table:table-cell>
          <table:table-cell office:value-type="float" office:value="21" table:style-name="ce550">
            <text:p>21</text:p>
          </table:table-cell>
          <table:table-cell office:value-type="float" office:value="9" table:style-name="ce550">
            <text:p>9</text:p>
          </table:table-cell>
          <table:table-cell table:style-name="ce527"/>
          <table:table-cell office:value-type="float" office:value="10" table:style-name="ce565">
            <text:p>10</text:p>
          </table:table-cell>
          <table:table-cell office:value-type="float" office:value="5" table:style-name="ce550">
            <text:p>5</text:p>
          </table:table-cell>
          <table:table-cell office:value-type="float" office:value="20" table:style-name="ce550">
            <text:p>20</text:p>
          </table:table-cell>
          <table:table-cell table:style-name="ce563"/>
          <table:table-cell office:value-type="float" office:value="165" table:style-name="ce561">
            <text:p>165</text:p>
          </table:table-cell>
          <table:table-cell office:value-type="float" office:value="217" table:style-name="ce557">
            <text:p>217</text:p>
          </table:table-cell>
          <table:table-cell office:value-type="float" office:value="222" table:style-name="ce550">
            <text:p>222</text:p>
          </table:table-cell>
          <table:table-cell table:style-name="ce566"/>
          <table:table-cell office:value-type="float" office:value="5" table:style-name="ce550">
            <text:p>5</text:p>
          </table:table-cell>
          <table:table-cell office:value-type="string" table:style-name="ce550">
            <text:p>-</text:p>
          </table:table-cell>
          <table:table-cell office:value-type="string" table:style-name="ce550">
            <text:p>-</text:p>
          </table:table-cell>
          <table:table-cell table:style-name="ce563"/>
          <table:table-cell office:value-type="float" office:value="13" table:style-name="ce550">
            <text:p>13</text:p>
          </table:table-cell>
          <table:table-cell office:value-type="float" office:value="7" table:style-name="ce550">
            <text:p>7</text:p>
          </table:table-cell>
          <table:table-cell office:value-type="float" office:value="2" table:style-name="ce550">
            <text:p>2</text:p>
          </table:table-cell>
          <table:table-cell table:style-name="ce566"/>
          <table:table-cell office:value-type="float" office:value="14" table:style-name="ce550">
            <text:p>14</text:p>
          </table:table-cell>
          <table:table-cell table:style-name="ce534"/>
          <table:table-cell office:value-type="float" office:value="2" table:style-name="ce550">
            <text:p>2</text:p>
          </table:table-cell>
          <table:table-cell table:style-name="ce534"/>
          <table:table-cell office:value-type="float" office:value="274" table:style-name="ce557">
            <text:p>274</text:p>
          </table:table-cell>
          <table:table-cell table:number-columns-repeated="16352"/>
        </table:table-row>
        <table:table-row table:style-name="ro10">
          <table:table-cell office:value-type="string" table:number-columns-spanned="3" table:number-rows-spanned="1" table:style-name="ce599">
            <text:p>Research and Development</text:p>
          </table:table-cell>
          <table:covered-table-cell table:number-columns-repeated="2"/>
          <table:table-cell office:value-type="string" table:style-name="ce565">
            <text:p>-</text:p>
          </table:table-cell>
          <table:table-cell office:value-type="string" table:style-name="ce550">
            <text:p>-</text:p>
          </table:table-cell>
          <table:table-cell office:value-type="string" table:style-name="ce550">
            <text:p>-</text:p>
          </table:table-cell>
          <table:table-cell table:style-name="ce527"/>
          <table:table-cell office:value-type="string" table:style-name="ce568">
            <text:p>-</text:p>
          </table:table-cell>
          <table:table-cell office:value-type="string" table:style-name="ce550">
            <text:p>-</text:p>
          </table:table-cell>
          <table:table-cell office:value-type="string" table:style-name="ce550">
            <text:p>-</text:p>
          </table:table-cell>
          <table:table-cell table:style-name="ce527"/>
          <table:table-cell office:value-type="string" table:style-name="ce550">
            <text:p>-</text:p>
          </table:table-cell>
          <table:table-cell office:value-type="string" table:style-name="ce550">
            <text:p>-</text:p>
          </table:table-cell>
          <table:table-cell office:value-type="string" table:style-name="ce550">
            <text:p>-</text:p>
          </table:table-cell>
          <table:table-cell table:style-name="ce569"/>
          <table:table-cell office:value-type="string" table:style-name="ce570">
            <text:p>-</text:p>
          </table:table-cell>
          <table:table-cell office:value-type="string" table:style-name="ce571">
            <text:p>-</text:p>
          </table:table-cell>
          <table:table-cell office:value-type="string" table:style-name="ce571">
            <text:p>-</text:p>
          </table:table-cell>
          <table:table-cell table:style-name="ce566"/>
          <table:table-cell office:value-type="string" table:style-name="ce550">
            <text:p>-</text:p>
          </table:table-cell>
          <table:table-cell office:value-type="string" table:style-name="ce550">
            <text:p>-</text:p>
          </table:table-cell>
          <table:table-cell office:value-type="string" table:style-name="ce550">
            <text:p>-</text:p>
          </table:table-cell>
          <table:table-cell table:style-name="ce569"/>
          <table:table-cell office:value-type="string" table:style-name="ce550">
            <text:p>-</text:p>
          </table:table-cell>
          <table:table-cell office:value-type="string" table:style-name="ce550">
            <text:p>-</text:p>
          </table:table-cell>
          <table:table-cell office:value-type="string" table:style-name="ce550">
            <text:p>-</text:p>
          </table:table-cell>
          <table:table-cell table:style-name="ce566"/>
          <table:table-cell office:value-type="string" table:style-name="ce550">
            <text:p>-</text:p>
          </table:table-cell>
          <table:table-cell table:style-name="ce534"/>
          <table:table-cell office:value-type="string" table:style-name="ce550">
            <text:p>-</text:p>
          </table:table-cell>
          <table:table-cell table:style-name="ce534"/>
          <table:table-cell office:value-type="string" table:style-name="ce550">
            <text:p>-</text:p>
          </table:table-cell>
          <table:table-cell table:number-columns-repeated="16352"/>
        </table:table-row>
        <table:table-row table:style-name="ro10">
          <table:table-cell office:value-type="string" table:number-columns-spanned="3" table:number-rows-spanned="1" table:style-name="ce599">
            <text:p>Other costs and services</text:p>
          </table:table-cell>
          <table:covered-table-cell table:number-columns-repeated="2"/>
          <table:table-cell office:value-type="float" office:value="5" table:style-name="ce557">
            <text:p>5</text:p>
          </table:table-cell>
          <table:table-cell office:value-type="float" office:value="5" table:style-name="ce550">
            <text:p>5</text:p>
          </table:table-cell>
          <table:table-cell office:value-type="float" office:value="6" table:style-name="ce550">
            <text:p>6</text:p>
          </table:table-cell>
          <table:table-cell table:style-name="ce527"/>
          <table:table-cell office:value-type="float" office:value="9" table:style-name="ce564">
            <text:p>9</text:p>
          </table:table-cell>
          <table:table-cell office:value-type="float" office:value="13" table:style-name="ce550">
            <text:p>13</text:p>
          </table:table-cell>
          <table:table-cell office:value-type="float" office:value="15" table:style-name="ce550">
            <text:p>15</text:p>
          </table:table-cell>
          <table:table-cell table:style-name="ce527"/>
          <table:table-cell office:value-type="float" office:value="3" table:style-name="ce565">
            <text:p>3</text:p>
          </table:table-cell>
          <table:table-cell office:value-type="float" office:value="2" table:style-name="ce550">
            <text:p>2</text:p>
          </table:table-cell>
          <table:table-cell office:value-type="float" office:value="26" table:style-name="ce550">
            <text:p>26</text:p>
          </table:table-cell>
          <table:table-cell table:style-name="ce572"/>
          <table:table-cell office:value-type="float" office:value="26" table:style-name="ce573">
            <text:p><text:s/>26</text:p>
          </table:table-cell>
          <table:table-cell office:value-type="float" office:value="16" table:style-name="ce574">
            <text:p><text:s/>16</text:p>
          </table:table-cell>
          <table:table-cell office:value-type="float" office:value="18" table:style-name="ce550">
            <text:p>18</text:p>
          </table:table-cell>
          <table:table-cell table:style-name="ce566"/>
          <table:table-cell office:value-type="float" office:value="1" table:style-name="ce550">
            <text:p>1</text:p>
          </table:table-cell>
          <table:table-cell office:value-type="float" office:value="4" table:style-name="ce550">
            <text:p>4</text:p>
          </table:table-cell>
          <table:table-cell office:value-type="float" office:value="1" table:style-name="ce550">
            <text:p>1</text:p>
          </table:table-cell>
          <table:table-cell table:style-name="ce572"/>
          <table:table-cell office:value-type="float" office:value="42" table:style-name="ce550">
            <text:p>42</text:p>
          </table:table-cell>
          <table:table-cell office:value-type="float" office:value="45" table:style-name="ce550">
            <text:p>45</text:p>
          </table:table-cell>
          <table:table-cell office:value-type="float" office:value="40" table:style-name="ce550">
            <text:p>40</text:p>
          </table:table-cell>
          <table:table-cell table:style-name="ce566"/>
          <table:table-cell office:value-type="float" office:value="4" table:style-name="ce550">
            <text:p>4</text:p>
          </table:table-cell>
          <table:table-cell table:style-name="ce534"/>
          <table:table-cell office:value-type="string" table:style-name="ce550">
            <text:p>-</text:p>
          </table:table-cell>
          <table:table-cell table:style-name="ce534"/>
          <table:table-cell office:value-type="float" office:value="106" table:style-name="ce557">
            <text:p>106</text:p>
          </table:table-cell>
          <table:table-cell table:number-columns-repeated="16352"/>
        </table:table-row>
        <table:table-row table:style-name="ro10">
          <table:table-cell office:value-type="string" table:number-columns-spanned="3" table:number-rows-spanned="1" table:style-name="ce599">
            <text:p>Receipts and Other Income<text:span text:style-name="T3">5</text:span></text:p>
          </table:table-cell>
          <table:covered-table-cell table:number-columns-repeated="2"/>
          <table:table-cell office:value-type="float" office:value="-2" table:style-name="ce557">
            <text:p>-2</text:p>
          </table:table-cell>
          <table:table-cell office:value-type="string" table:style-name="ce550">
            <text:p>-</text:p>
          </table:table-cell>
          <table:table-cell office:value-type="string" table:style-name="ce550">
            <text:p>-</text:p>
          </table:table-cell>
          <table:table-cell table:style-name="ce527"/>
          <table:table-cell office:value-type="float" office:value="-4" table:style-name="ce564">
            <text:p>-4</text:p>
          </table:table-cell>
          <table:table-cell office:value-type="float" office:value="-3" table:style-name="ce550">
            <text:p>-3</text:p>
          </table:table-cell>
          <table:table-cell office:value-type="float" office:value="-3" table:style-name="ce550">
            <text:p>-3</text:p>
          </table:table-cell>
          <table:table-cell table:style-name="ce527"/>
          <table:table-cell office:value-type="string" table:style-name="ce550">
            <text:p>-</text:p>
          </table:table-cell>
          <table:table-cell office:value-type="string" table:style-name="ce550">
            <text:p>-</text:p>
          </table:table-cell>
          <table:table-cell office:value-type="string" table:style-name="ce550">
            <text:p>-</text:p>
          </table:table-cell>
          <table:table-cell table:style-name="ce563"/>
          <table:table-cell office:value-type="string" table:style-name="ce552">
            <text:p>-</text:p>
          </table:table-cell>
          <table:table-cell office:value-type="float" office:value="-1" table:style-name="ce548">
            <text:p>-1</text:p>
          </table:table-cell>
          <table:table-cell office:value-type="string" table:style-name="ce548">
            <text:p>-</text:p>
          </table:table-cell>
          <table:table-cell table:style-name="ce566"/>
          <table:table-cell office:value-type="string" table:style-name="ce550">
            <text:p>-</text:p>
          </table:table-cell>
          <table:table-cell office:value-type="float" office:value="-1" table:style-name="ce550">
            <text:p>-1</text:p>
          </table:table-cell>
          <table:table-cell office:value-type="string" table:style-name="ce550">
            <text:p>-</text:p>
          </table:table-cell>
          <table:table-cell table:style-name="ce563"/>
          <table:table-cell office:value-type="string" table:style-name="ce550">
            <text:p>-</text:p>
          </table:table-cell>
          <table:table-cell office:value-type="float" office:value="-2" table:style-name="ce550">
            <text:p>-2</text:p>
          </table:table-cell>
          <table:table-cell office:value-type="float" office:value="-10" table:style-name="ce550">
            <text:p>-10</text:p>
          </table:table-cell>
          <table:table-cell table:style-name="ce566"/>
          <table:table-cell office:value-type="string" table:style-name="ce550">
            <text:p>-</text:p>
          </table:table-cell>
          <table:table-cell table:style-name="ce534"/>
          <table:table-cell office:value-type="string" table:style-name="ce550">
            <text:p>-</text:p>
          </table:table-cell>
          <table:table-cell table:style-name="ce534"/>
          <table:table-cell office:value-type="float" office:value="-13" table:style-name="ce557">
            <text:p>-13</text:p>
          </table:table-cell>
          <table:table-cell table:number-columns-repeated="16352"/>
        </table:table-row>
        <table:table-row table:style-name="ro10">
          <table:table-cell office:value-type="string" table:number-columns-spanned="3" table:number-rows-spanned="1" table:style-name="ce599">
            <text:p>Inventory/Other Consumption</text:p>
          </table:table-cell>
          <table:covered-table-cell table:number-columns-repeated="2"/>
          <table:table-cell office:value-type="float" office:value="7" table:style-name="ce557">
            <text:p>7</text:p>
          </table:table-cell>
          <table:table-cell office:value-type="float" office:value="6" table:style-name="ce550">
            <text:p>6</text:p>
          </table:table-cell>
          <table:table-cell office:value-type="float" office:value="5" table:style-name="ce550">
            <text:p>5</text:p>
          </table:table-cell>
          <table:table-cell table:style-name="ce527"/>
          <table:table-cell office:value-type="float" office:value="19" table:style-name="ce564">
            <text:p>19</text:p>
          </table:table-cell>
          <table:table-cell office:value-type="float" office:value="25" table:style-name="ce550">
            <text:p>25</text:p>
          </table:table-cell>
          <table:table-cell office:value-type="float" office:value="27" table:style-name="ce550">
            <text:p>27</text:p>
          </table:table-cell>
          <table:table-cell table:style-name="ce527"/>
          <table:table-cell office:value-type="float" office:value="2" table:style-name="ce565">
            <text:p>2</text:p>
          </table:table-cell>
          <table:table-cell office:value-type="float" office:value="2" table:style-name="ce550">
            <text:p>2</text:p>
          </table:table-cell>
          <table:table-cell office:value-type="string" table:style-name="ce550">
            <text:p>-</text:p>
          </table:table-cell>
          <table:table-cell table:style-name="ce563"/>
          <table:table-cell office:value-type="float" office:value="37" table:style-name="ce573">
            <text:p><text:s/>37</text:p>
          </table:table-cell>
          <table:table-cell office:value-type="float" office:value="38" table:style-name="ce574">
            <text:p><text:s/>38</text:p>
          </table:table-cell>
          <table:table-cell office:value-type="float" office:value="48" table:style-name="ce550">
            <text:p>48</text:p>
          </table:table-cell>
          <table:table-cell table:style-name="ce566"/>
          <table:table-cell office:value-type="float" office:value="3" table:style-name="ce550">
            <text:p>3</text:p>
          </table:table-cell>
          <table:table-cell office:value-type="float" office:value="24" table:style-name="ce550">
            <text:p>24</text:p>
          </table:table-cell>
          <table:table-cell office:value-type="float" office:value="1" table:style-name="ce550">
            <text:p>1</text:p>
          </table:table-cell>
          <table:table-cell table:style-name="ce563"/>
          <table:table-cell office:value-type="float" office:value="5" table:style-name="ce550">
            <text:p>5</text:p>
          </table:table-cell>
          <table:table-cell office:value-type="float" office:value="8" table:style-name="ce550">
            <text:p>8</text:p>
          </table:table-cell>
          <table:table-cell office:value-type="float" office:value="12" table:style-name="ce550">
            <text:p>12</text:p>
          </table:table-cell>
          <table:table-cell table:style-name="ce566"/>
          <table:table-cell office:value-type="float" office:value="7" table:style-name="ce550">
            <text:p>7</text:p>
          </table:table-cell>
          <table:table-cell table:style-name="ce534"/>
          <table:table-cell office:value-type="float" office:value="1" table:style-name="ce550">
            <text:p>1</text:p>
          </table:table-cell>
          <table:table-cell table:style-name="ce534"/>
          <table:table-cell office:value-type="float" office:value="93" table:style-name="ce557">
            <text:p>93</text:p>
          </table:table-cell>
          <table:table-cell table:number-columns-repeated="16352"/>
        </table:table-row>
        <table:table-row table:style-name="ro10">
          <table:table-cell office:value-type="string" table:number-columns-spanned="3" table:number-rows-spanned="1" table:style-name="ce599">
            <text:p>Cash Release of Provision</text:p>
          </table:table-cell>
          <table:covered-table-cell table:number-columns-repeated="2"/>
          <table:table-cell office:value-type="string" table:style-name="ce557">
            <text:p>-</text:p>
          </table:table-cell>
          <table:table-cell office:value-type="string" table:style-name="ce550">
            <text:p>-</text:p>
          </table:table-cell>
          <table:table-cell office:value-type="string" table:style-name="ce550">
            <text:p>-</text:p>
          </table:table-cell>
          <table:table-cell table:style-name="ce527"/>
          <table:table-cell office:value-type="string" table:style-name="ce568">
            <text:p>-</text:p>
          </table:table-cell>
          <table:table-cell office:value-type="string" table:style-name="ce550">
            <text:p>-</text:p>
          </table:table-cell>
          <table:table-cell office:value-type="string" table:style-name="ce550">
            <text:p>-</text:p>
          </table:table-cell>
          <table:table-cell table:style-name="ce527"/>
          <table:table-cell office:value-type="string" table:style-name="ce550">
            <text:p>-</text:p>
          </table:table-cell>
          <table:table-cell office:value-type="string" table:style-name="ce550">
            <text:p>-</text:p>
          </table:table-cell>
          <table:table-cell office:value-type="string" table:style-name="ce550">
            <text:p>-</text:p>
          </table:table-cell>
          <table:table-cell table:style-name="ce575"/>
          <table:table-cell office:value-type="string" table:style-name="ce576">
            <text:p>-</text:p>
          </table:table-cell>
          <table:table-cell office:value-type="string" table:style-name="ce567">
            <text:p>-</text:p>
          </table:table-cell>
          <table:table-cell office:value-type="string" table:style-name="ce567">
            <text:p>-</text:p>
          </table:table-cell>
          <table:table-cell table:style-name="ce566"/>
          <table:table-cell office:value-type="string" table:style-name="ce550">
            <text:p>-</text:p>
          </table:table-cell>
          <table:table-cell office:value-type="string" table:style-name="ce550">
            <text:p>-</text:p>
          </table:table-cell>
          <table:table-cell office:value-type="string" table:style-name="ce550">
            <text:p>-</text:p>
          </table:table-cell>
          <table:table-cell table:style-name="ce575"/>
          <table:table-cell office:value-type="string" table:style-name="ce550">
            <text:p>-</text:p>
          </table:table-cell>
          <table:table-cell office:value-type="string" table:style-name="ce550">
            <text:p>-</text:p>
          </table:table-cell>
          <table:table-cell office:value-type="string" table:style-name="ce550">
            <text:p>-</text:p>
          </table:table-cell>
          <table:table-cell table:style-name="ce566"/>
          <table:table-cell office:value-type="string" table:style-name="ce550">
            <text:p>-</text:p>
          </table:table-cell>
          <table:table-cell table:style-name="ce534"/>
          <table:table-cell office:value-type="string" table:style-name="ce550">
            <text:p>-</text:p>
          </table:table-cell>
          <table:table-cell table:style-name="ce534"/>
          <table:table-cell office:value-type="string" table:style-name="ce557">
            <text:p>-</text:p>
          </table:table-cell>
          <table:table-cell table:number-columns-repeated="16352"/>
        </table:table-row>
        <table:table-row table:style-name="ro10">
          <table:table-cell table:number-columns-spanned="3" table:number-rows-spanned="1" table:style-name="ce166"/>
          <table:covered-table-cell table:number-columns-repeated="2"/>
          <table:table-cell table:style-name="ce567"/>
          <table:table-cell table:number-columns-repeated="2" table:style-name="ce550"/>
          <table:table-cell table:style-name="ce527"/>
          <table:table-cell table:style-name="ce560"/>
          <table:table-cell table:number-columns-repeated="2" table:style-name="ce550"/>
          <table:table-cell table:style-name="ce527"/>
          <table:table-cell table:number-columns-repeated="3" table:style-name="ce550"/>
          <table:table-cell table:style-name="ce575"/>
          <table:table-cell table:style-name="ce576"/>
          <table:table-cell table:style-name="ce567"/>
          <table:table-cell table:style-name="ce550"/>
          <table:table-cell table:style-name="ce566"/>
          <table:table-cell table:number-columns-repeated="3" table:style-name="ce550"/>
          <table:table-cell table:style-name="ce575"/>
          <table:table-cell table:number-columns-repeated="3" table:style-name="ce550"/>
          <table:table-cell table:style-name="ce566"/>
          <table:table-cell table:style-name="ce550"/>
          <table:table-cell table:style-name="ce534"/>
          <table:table-cell table:style-name="ce550"/>
          <table:table-cell table:style-name="ce534"/>
          <table:table-cell table:style-name="ce567"/>
          <table:table-cell table:number-columns-repeated="16352"/>
        </table:table-row>
        <table:table-row table:style-name="ro10">
          <table:table-cell office:value-type="string" table:number-columns-spanned="3" table:number-rows-spanned="1" table:style-name="ce598">
            <text:p>Total Non Cash Resource:</text:p>
          </table:table-cell>
          <table:covered-table-cell table:number-columns-repeated="2"/>
          <table:table-cell table:style-name="ce567"/>
          <table:table-cell table:number-columns-repeated="2" table:style-name="ce550"/>
          <table:table-cell table:style-name="ce527"/>
          <table:table-cell table:style-name="ce577"/>
          <table:table-cell table:number-columns-repeated="2" table:style-name="ce550"/>
          <table:table-cell table:style-name="ce527"/>
          <table:table-cell table:number-columns-repeated="3" table:style-name="ce550"/>
          <table:table-cell table:style-name="ce575"/>
          <table:table-cell table:style-name="ce576"/>
          <table:table-cell table:style-name="ce567"/>
          <table:table-cell table:style-name="ce550"/>
          <table:table-cell table:style-name="ce566"/>
          <table:table-cell table:number-columns-repeated="3" table:style-name="ce550"/>
          <table:table-cell table:style-name="ce575"/>
          <table:table-cell table:number-columns-repeated="3" table:style-name="ce550"/>
          <table:table-cell table:style-name="ce566"/>
          <table:table-cell table:style-name="ce550"/>
          <table:table-cell table:style-name="ce534"/>
          <table:table-cell table:style-name="ce550"/>
          <table:table-cell table:style-name="ce534"/>
          <table:table-cell table:style-name="ce567"/>
          <table:table-cell table:number-columns-repeated="16352"/>
        </table:table-row>
        <table:table-row table:style-name="ro10">
          <table:table-cell table:number-columns-spanned="3" table:number-rows-spanned="1" table:style-name="ce166"/>
          <table:covered-table-cell table:number-columns-repeated="2"/>
          <table:table-cell table:style-name="ce567"/>
          <table:table-cell table:number-columns-repeated="2" table:style-name="ce550"/>
          <table:table-cell table:style-name="ce527"/>
          <table:table-cell table:style-name="ce560"/>
          <table:table-cell table:number-columns-repeated="2" table:style-name="ce550"/>
          <table:table-cell table:style-name="ce527"/>
          <table:table-cell table:number-columns-repeated="3" table:style-name="ce550"/>
          <table:table-cell table:style-name="ce575"/>
          <table:table-cell table:style-name="ce576"/>
          <table:table-cell table:style-name="ce567"/>
          <table:table-cell table:style-name="ce550"/>
          <table:table-cell table:style-name="ce566"/>
          <table:table-cell table:number-columns-repeated="3" table:style-name="ce550"/>
          <table:table-cell table:style-name="ce575"/>
          <table:table-cell table:number-columns-repeated="3" table:style-name="ce550"/>
          <table:table-cell table:style-name="ce566"/>
          <table:table-cell table:style-name="ce550"/>
          <table:table-cell table:style-name="ce534"/>
          <table:table-cell table:style-name="ce550"/>
          <table:table-cell table:style-name="ce534"/>
          <table:table-cell table:style-name="ce567"/>
          <table:table-cell table:number-columns-repeated="16352"/>
        </table:table-row>
        <table:table-row table:style-name="ro10">
          <table:table-cell office:value-type="string" table:number-columns-spanned="3" table:number-rows-spanned="2" table:style-name="ce599">
            <text:p>Depreciation, amortisation (including UOR<text:span text:style-name="T3">6</text:span>) and fixed asset write-off</text:p>
          </table:table-cell>
          <table:covered-table-cell table:number-columns-repeated="2"/>
          <table:table-cell table:style-name="ce567"/>
          <table:table-cell table:number-columns-repeated="2" table:style-name="ce550"/>
          <table:table-cell table:style-name="ce578"/>
          <table:table-cell table:style-name="ce560"/>
          <table:table-cell table:number-columns-repeated="2" table:style-name="ce550"/>
          <table:table-cell table:style-name="ce578"/>
          <table:table-cell table:number-columns-repeated="3" table:style-name="ce550"/>
          <table:table-cell table:style-name="ce575"/>
          <table:table-cell table:style-name="ce576"/>
          <table:table-cell table:style-name="ce567"/>
          <table:table-cell table:style-name="ce550"/>
          <table:table-cell table:style-name="ce566"/>
          <table:table-cell table:number-columns-repeated="3" table:style-name="ce550"/>
          <table:table-cell table:style-name="ce575"/>
          <table:table-cell table:number-columns-repeated="3" table:style-name="ce550"/>
          <table:table-cell table:style-name="ce566"/>
          <table:table-cell table:style-name="ce550"/>
          <table:table-cell table:style-name="ce534"/>
          <table:table-cell table:style-name="ce550"/>
          <table:table-cell table:style-name="ce534"/>
          <table:table-cell table:style-name="ce567"/>
          <table:table-cell table:number-columns-repeated="16352"/>
        </table:table-row>
        <table:table-row table:style-name="ro10">
          <table:covered-table-cell/>
          <table:covered-table-cell table:number-columns-repeated="2"/>
          <table:table-cell office:value-type="string" table:style-name="ce567">
            <text:p>-</text:p>
          </table:table-cell>
          <table:table-cell office:value-type="string" table:style-name="ce550">
            <text:p>-</text:p>
          </table:table-cell>
          <table:table-cell office:value-type="string" table:style-name="ce550">
            <text:p>-</text:p>
          </table:table-cell>
          <table:table-cell table:style-name="ce578"/>
          <table:table-cell office:value-type="string" table:style-name="ce568">
            <text:p>-</text:p>
          </table:table-cell>
          <table:table-cell office:value-type="string" table:style-name="ce550">
            <text:p>-</text:p>
          </table:table-cell>
          <table:table-cell office:value-type="string" table:style-name="ce550">
            <text:p>-</text:p>
          </table:table-cell>
          <table:table-cell table:style-name="ce578"/>
          <table:table-cell office:value-type="string" table:style-name="ce550">
            <text:p>-</text:p>
          </table:table-cell>
          <table:table-cell office:value-type="string" table:style-name="ce550">
            <text:p>-</text:p>
          </table:table-cell>
          <table:table-cell office:value-type="string" table:style-name="ce550">
            <text:p>-</text:p>
          </table:table-cell>
          <table:table-cell table:style-name="ce575"/>
          <table:table-cell office:value-type="float" office:value="45" table:style-name="ce576">
            <text:p><text:s/>45</text:p>
          </table:table-cell>
          <table:table-cell office:value-type="float" office:value="50" table:style-name="ce567">
            <text:p><text:s/>50</text:p>
          </table:table-cell>
          <table:table-cell office:value-type="float" office:value="25" table:style-name="ce550">
            <text:p>25</text:p>
          </table:table-cell>
          <table:table-cell table:style-name="ce566"/>
          <table:table-cell office:value-type="string" table:style-name="ce550">
            <text:p>-</text:p>
          </table:table-cell>
          <table:table-cell office:value-type="string" table:style-name="ce550">
            <text:p>-</text:p>
          </table:table-cell>
          <table:table-cell office:value-type="string" table:style-name="ce550">
            <text:p>-</text:p>
          </table:table-cell>
          <table:table-cell table:style-name="ce575"/>
          <table:table-cell office:value-type="string" table:style-name="ce550">
            <text:p>-</text:p>
          </table:table-cell>
          <table:table-cell office:value-type="string" table:style-name="ce550">
            <text:p>-</text:p>
          </table:table-cell>
          <table:table-cell office:value-type="string" table:style-name="ce550">
            <text:p>-</text:p>
          </table:table-cell>
          <table:table-cell table:style-name="ce566"/>
          <table:table-cell office:value-type="string" table:style-name="ce550">
            <text:p>-</text:p>
          </table:table-cell>
          <table:table-cell table:style-name="ce534"/>
          <table:table-cell office:value-type="string" table:style-name="ce550">
            <text:p>-</text:p>
          </table:table-cell>
          <table:table-cell table:style-name="ce534"/>
          <table:table-cell office:value-type="float" office:value="25" table:style-name="ce567">
            <text:p><text:s/>25</text:p>
          </table:table-cell>
          <table:table-cell table:number-columns-repeated="16352"/>
        </table:table-row>
        <table:table-row table:style-name="ro10">
          <table:table-cell office:value-type="string" table:number-columns-spanned="3" table:number-rows-spanned="1" table:style-name="ce599">
            <text:p>Other Costs<text:span text:style-name="T3">7</text:span></text:p>
          </table:table-cell>
          <table:covered-table-cell table:number-columns-repeated="2"/>
          <table:table-cell office:value-type="string" table:style-name="ce557">
            <text:p>-</text:p>
          </table:table-cell>
          <table:table-cell office:value-type="string" table:style-name="ce550">
            <text:p>-</text:p>
          </table:table-cell>
          <table:table-cell office:value-type="string" table:style-name="ce550">
            <text:p>-</text:p>
          </table:table-cell>
          <table:table-cell table:style-name="ce527"/>
          <table:table-cell office:value-type="string" table:style-name="ce568">
            <text:p>-</text:p>
          </table:table-cell>
          <table:table-cell office:value-type="string" table:style-name="ce550">
            <text:p>-</text:p>
          </table:table-cell>
          <table:table-cell office:value-type="string" table:style-name="ce550">
            <text:p>-</text:p>
          </table:table-cell>
          <table:table-cell table:style-name="ce527"/>
          <table:table-cell office:value-type="string" table:style-name="ce550">
            <text:p>-</text:p>
          </table:table-cell>
          <table:table-cell office:value-type="string" table:style-name="ce550">
            <text:p>-</text:p>
          </table:table-cell>
          <table:table-cell office:value-type="string" table:style-name="ce550">
            <text:p>-</text:p>
          </table:table-cell>
          <table:table-cell table:style-name="ce575"/>
          <table:table-cell office:value-type="string" table:style-name="ce576">
            <text:p>-</text:p>
          </table:table-cell>
          <table:table-cell office:value-type="string" table:style-name="ce567">
            <text:p>-</text:p>
          </table:table-cell>
          <table:table-cell office:value-type="string" table:style-name="ce567">
            <text:p>-</text:p>
          </table:table-cell>
          <table:table-cell table:style-name="ce566"/>
          <table:table-cell office:value-type="string" table:style-name="ce550">
            <text:p>-</text:p>
          </table:table-cell>
          <table:table-cell office:value-type="string" table:style-name="ce550">
            <text:p>-</text:p>
          </table:table-cell>
          <table:table-cell office:value-type="string" table:style-name="ce550">
            <text:p>-</text:p>
          </table:table-cell>
          <table:table-cell table:style-name="ce563"/>
          <table:table-cell office:value-type="string" table:style-name="ce550">
            <text:p>-</text:p>
          </table:table-cell>
          <table:table-cell office:value-type="string" table:style-name="ce550">
            <text:p>-</text:p>
          </table:table-cell>
          <table:table-cell office:value-type="string" table:style-name="ce550">
            <text:p>-</text:p>
          </table:table-cell>
          <table:table-cell table:style-name="ce566"/>
          <table:table-cell office:value-type="string" table:style-name="ce550">
            <text:p>-</text:p>
          </table:table-cell>
          <table:table-cell table:style-name="ce534"/>
          <table:table-cell office:value-type="string" table:style-name="ce550">
            <text:p>-</text:p>
          </table:table-cell>
          <table:table-cell table:style-name="ce534"/>
          <table:table-cell office:value-type="string" table:style-name="ce557">
            <text:p>-</text:p>
          </table:table-cell>
          <table:table-cell table:number-columns-repeated="16352"/>
        </table:table-row>
        <table:table-row table:style-name="ro10">
          <table:table-cell table:number-columns-spanned="3" table:number-rows-spanned="1" table:style-name="ce166"/>
          <table:covered-table-cell table:number-columns-repeated="2"/>
          <table:table-cell table:style-name="ce548"/>
          <table:table-cell table:number-columns-repeated="2" table:style-name="ce558"/>
          <table:table-cell table:style-name="ce527"/>
          <table:table-cell table:style-name="ce548"/>
          <table:table-cell table:number-columns-repeated="2" table:style-name="ce558"/>
          <table:table-cell table:style-name="ce527"/>
          <table:table-cell table:style-name="ce550"/>
          <table:table-cell table:style-name="ce551"/>
          <table:table-cell table:style-name="ce558"/>
          <table:table-cell table:style-name="ce518"/>
          <table:table-cell table:style-name="ce552"/>
          <table:table-cell table:style-name="ce548"/>
          <table:table-cell table:style-name="ce558"/>
          <table:table-cell table:style-name="ce527"/>
          <table:table-cell table:number-columns-repeated="3" table:style-name="ce558"/>
          <table:table-cell table:style-name="ce518"/>
          <table:table-cell table:style-name="ce550"/>
          <table:table-cell table:number-columns-repeated="2" table:style-name="ce558"/>
          <table:table-cell table:style-name="ce527"/>
          <table:table-cell table:style-name="ce558"/>
          <table:table-cell table:style-name="ce534"/>
          <table:table-cell table:style-name="ce550"/>
          <table:table-cell table:style-name="ce534"/>
          <table:table-cell table:style-name="ce548"/>
          <table:table-cell table:number-columns-repeated="16352"/>
        </table:table-row>
        <table:table-row table:style-name="ro10">
          <table:table-cell office:value-type="string" table:number-columns-spanned="3" table:number-rows-spanned="1" table:style-name="ce600">
            <text:p>Total Capital Costs<text:s/></text:p>
          </table:table-cell>
          <table:covered-table-cell table:number-columns-repeated="2"/>
          <table:table-cell office:value-type="string" table:style-name="ce579">
            <text:p>-</text:p>
          </table:table-cell>
          <table:table-cell office:value-type="string" table:style-name="ce579">
            <text:p>-</text:p>
          </table:table-cell>
          <table:table-cell office:value-type="string" table:style-name="ce579">
            <text:p>-</text:p>
          </table:table-cell>
          <table:table-cell table:style-name="ce527"/>
          <table:table-cell office:value-type="string" table:style-name="ce579">
            <text:p>-</text:p>
          </table:table-cell>
          <table:table-cell office:value-type="string" table:style-name="ce579">
            <text:p>-</text:p>
          </table:table-cell>
          <table:table-cell office:value-type="string" table:style-name="ce579">
            <text:p>-</text:p>
          </table:table-cell>
          <table:table-cell table:style-name="ce527"/>
          <table:table-cell office:value-type="float" office:value="3" table:style-name="ce580">
            <text:p>3</text:p>
          </table:table-cell>
          <table:table-cell office:value-type="float" office:value="4" table:style-name="ce581">
            <text:p>4</text:p>
          </table:table-cell>
          <table:table-cell office:value-type="string" table:style-name="ce579">
            <text:p>-</text:p>
          </table:table-cell>
          <table:table-cell table:style-name="ce540"/>
          <table:table-cell office:value-type="float" office:value="119" table:style-name="ce582">
            <text:p>119</text:p>
          </table:table-cell>
          <table:table-cell office:value-type="float" office:value="179" table:style-name="ce583">
            <text:p>179</text:p>
          </table:table-cell>
          <table:table-cell office:value-type="float" office:value="93.7" table:style-name="ce579">
            <text:p><text:s/>94</text:p>
          </table:table-cell>
          <table:table-cell table:style-name="ce584"/>
          <table:table-cell office:value-type="string" table:style-name="ce579">
            <text:p>-</text:p>
          </table:table-cell>
          <table:table-cell office:value-type="string" table:style-name="ce579">
            <text:p>-</text:p>
          </table:table-cell>
          <table:table-cell office:value-type="string" table:style-name="ce579">
            <text:p>-</text:p>
          </table:table-cell>
          <table:table-cell table:style-name="ce584"/>
          <table:table-cell office:value-type="string" table:style-name="ce580">
            <text:p>-</text:p>
          </table:table-cell>
          <table:table-cell office:value-type="float" office:value="4" table:style-name="ce580">
            <text:p>4</text:p>
          </table:table-cell>
          <table:table-cell office:value-type="string" table:style-name="ce580">
            <text:p>-</text:p>
          </table:table-cell>
          <table:table-cell table:style-name="ce584"/>
          <table:table-cell office:value-type="string" table:style-name="ce579">
            <text:p>-</text:p>
          </table:table-cell>
          <table:table-cell table:style-name="ce534"/>
          <table:table-cell office:value-type="string" table:style-name="ce580">
            <text:p>-</text:p>
          </table:table-cell>
          <table:table-cell table:style-name="ce534"/>
          <table:table-cell office:value-type="float" office:value="93.7" table:style-name="ce579">
            <text:p><text:s/>94</text:p>
          </table:table-cell>
          <table:table-cell table:number-columns-repeated="16352"/>
        </table:table-row>
        <table:table-row table:style-name="ro10">
          <table:table-cell office:value-type="string" table:number-columns-spanned="32" table:number-rows-spanned="1" table:style-name="ce601">
            <text:p><text:s/>Source: Defence Statistics (Defence Expenditure Analysis) and Defence Resources<text:s/></text:p>
          </table:table-cell>
          <table:covered-table-cell table:number-columns-repeated="31"/>
          <table:table-cell table:number-columns-repeated="16352"/>
        </table:table-row>
        <table:table-row table:style-name="ro9">
          <table:table-cell office:value-type="string" table:style-name="ce585">
            <text:p>1.</text:p>
          </table:table-cell>
          <table:table-cell office:value-type="string" table:number-columns-spanned="31" table:number-rows-spanned="1" table:style-name="ce602">
            <text:p>Deployed Military Activity Pool (DMAP) is a joint HM Treasury and MOD initiative to make available resources to fund the initial and short term costs of any unforeseen military activity, as authorised by the National Security Council. In FY 2017/18 the DMAP funded elements of counter-Daesh and overseas Counter-Terrorism, infrastructure repairs at RAF Akrotiri, support to French forces in North West Africa, NATO reassurance activity and Kosovo Force and Naval activity in the Asia Pacific region.</text:p>
          </table:table-cell>
          <table:covered-table-cell table:number-columns-repeated="30"/>
          <table:table-cell table:number-columns-repeated="16352"/>
        </table:table-row>
        <table:table-row table:style-name="ro9">
          <table:table-cell office:value-type="string" table:style-name="ce585">
            <text:p>2.</text:p>
          </table:table-cell>
          <table:table-cell office:value-type="string" table:number-columns-spanned="31" table:number-rows-spanned="1" table:style-name="ce602">
            <text:p>UK is one of four framework nations leading NATO's enhanced Forward Presence (eFP) in the Baltic States and Poland.</text:p>
          </table:table-cell>
          <table:covered-table-cell table:number-columns-repeated="30"/>
          <table:table-cell table:number-columns-repeated="16352"/>
        </table:table-row>
        <table:table-row table:style-name="ro9">
          <table:table-cell office:value-type="string" table:style-name="ce585">
            <text:p>3.</text:p>
          </table:table-cell>
          <table:table-cell office:value-type="string" table:number-columns-spanned="31" table:number-rows-spanned="1" table:style-name="ce602">
            <text:p>The Conflict Stability and Security Fund (CSSF) replaced the Conflict Pool as the Government's mechanism for funding conflict prevention, stabilisation, security and peacekeeping activities, under the strategic direction of the National Security Council.<text:s/></text:p>
          </table:table-cell>
          <table:covered-table-cell table:number-columns-repeated="30"/>
          <table:table-cell table:number-columns-repeated="16352"/>
        </table:table-row>
        <table:table-row table:style-name="ro9">
          <table:table-cell office:value-type="string" table:style-name="ce585">
            <text:p>4.</text:p>
          </table:table-cell>
          <table:table-cell office:value-type="string" table:number-columns-spanned="31" table:number-rows-spanned="1" table:style-name="ce602">
            <text:p>Not shown separately (but included in the total) is £400K of expenditure on 'Other' operations that cannot be shown in more detail for operational reasons.<text:s/></text:p>
          </table:table-cell>
          <table:covered-table-cell table:number-columns-repeated="30"/>
          <table:table-cell table:number-columns-repeated="16352"/>
        </table:table-row>
        <table:table-row table:style-name="ro9">
          <table:table-cell office:value-type="string" table:style-name="ce585">
            <text:p>5.</text:p>
          </table:table-cell>
          <table:table-cell office:value-type="string" table:number-columns-spanned="31" table:number-rows-spanned="1" table:style-name="ce602">
            <text:p>Negative figures on the income line represent income generated on operations e.g. support to other nations in respect of catering and medical services.</text:p>
          </table:table-cell>
          <table:covered-table-cell table:number-columns-repeated="30"/>
          <table:table-cell table:number-columns-repeated="16352"/>
        </table:table-row>
        <table:table-row table:style-name="ro9">
          <table:table-cell office:value-type="string" table:style-name="ce585">
            <text:p>6.</text:p>
          </table:table-cell>
          <table:table-cell office:value-type="string" table:number-columns-spanned="31" table:number-rows-spanned="1" table:style-name="ce603">
            <text:p>UOR refers to Urgent Operational Requirements.</text:p>
          </table:table-cell>
          <table:covered-table-cell table:number-columns-repeated="30"/>
          <table:table-cell table:number-columns-repeated="16352"/>
        </table:table-row>
        <table:table-row table:style-name="ro9">
          <table:table-cell office:value-type="string" table:style-name="ce585">
            <text:p>7.</text:p>
          </table:table-cell>
          <table:table-cell office:value-type="string" table:number-columns-spanned="31" table:number-rows-spanned="1" table:style-name="ce602">
            <text:p>Includes inventory write off / (write on), net foreign currency surplus/deficit and inventory provisions / write offs.</text:p>
          </table:table-cell>
          <table:covered-table-cell table:number-columns-repeated="30"/>
          <table:table-cell table:number-columns-repeated="16352"/>
        </table:table-row>
        <table:table-row table:number-rows-repeated="1048537" table:style-name="ro10">
          <table:table-cell table:number-columns-repeated="16384"/>
        </table:table-row>
      </table:table>
      <table:table table:name="Table_6b" table:style-name="ta9">
        <table:table-column table:style-name="co34" table:default-cell-style-name="ce1"/>
        <table:table-column table:style-name="co1" table:number-columns-repeated="254" table:default-cell-style-name="ce1"/>
        <table:table-column table:style-name="co34" table:number-columns-repeated="16129" table:default-cell-style-name="ce1"/>
        <table:table-row table:style-name="ro3">
          <table:table-cell office:value-type="string" table:number-columns-spanned="19" table:number-rows-spanned="1" table:style-name="ce586">
            <text:p>Table 6b Annual Audited Cost of Operations</text:p>
          </table:table-cell>
          <table:covered-table-cell table:number-columns-repeated="18"/>
          <table:table-cell table:number-columns-repeated="16365" table:style-name="ce1"/>
        </table:table-row>
        <table:table-row table:style-name="ro10">
          <table:table-cell table:number-columns-spanned="14" table:number-rows-spanned="1" table:style-name="ce26"/>
          <table:covered-table-cell table:number-columns-repeated="13"/>
          <table:table-cell table:number-columns-repeated="3" table:style-name="ce604"/>
          <table:table-cell table:number-columns-repeated="16367" table:style-name="ce1"/>
        </table:table-row>
        <table:table-row table:style-name="ro10">
          <table:table-cell office:value-type="string" table:number-columns-spanned="19" table:number-rows-spanned="1" table:style-name="ce601">
            <text:p><text:s text:c="10"/>Inclusive of non-recoverable VAT at Current Prices (£ million)</text:p>
          </table:table-cell>
          <table:covered-table-cell table:number-columns-repeated="18"/>
          <table:table-cell table:number-columns-repeated="16365" table:style-name="ce1"/>
        </table:table-row>
        <table:table-row table:style-name="ro10">
          <table:table-cell table:number-columns-spanned="4" table:number-rows-spanned="1" table:style-name="ce256"/>
          <table:covered-table-cell table:number-columns-repeated="3"/>
          <table:table-cell office:value-type="string" table:style-name="ce605">
            <text:p>2004/05</text:p>
          </table:table-cell>
          <table:table-cell office:value-type="string" table:style-name="ce606">
            <text:p>2005/06</text:p>
          </table:table-cell>
          <table:table-cell office:value-type="string" table:style-name="ce606">
            <text:p>2006/07</text:p>
          </table:table-cell>
          <table:table-cell office:value-type="string" table:style-name="ce606">
            <text:p>2007/08</text:p>
          </table:table-cell>
          <table:table-cell office:value-type="string" table:style-name="ce606">
            <text:p>2008/09</text:p>
          </table:table-cell>
          <table:table-cell office:value-type="string" table:style-name="ce606">
            <text:p>2009/10</text:p>
          </table:table-cell>
          <table:table-cell office:value-type="string" table:style-name="ce606">
            <text:p>2010/11</text:p>
          </table:table-cell>
          <table:table-cell office:value-type="string" table:style-name="ce606">
            <text:p>2011/12</text:p>
          </table:table-cell>
          <table:table-cell office:value-type="string" table:style-name="ce606">
            <text:p>2012/13</text:p>
          </table:table-cell>
          <table:table-cell office:value-type="string" table:style-name="ce606">
            <text:p>2013/14<text:span text:style-name="T3">1</text:span></text:p>
          </table:table-cell>
          <table:table-cell office:value-type="string" table:style-name="ce606">
            <text:p>2014/15</text:p>
          </table:table-cell>
          <table:table-cell office:value-type="string" table:style-name="ce606">
            <text:p>2015/16</text:p>
          </table:table-cell>
          <table:table-cell office:value-type="string" table:style-name="ce606">
            <text:p>2016/17</text:p>
          </table:table-cell>
          <table:table-cell office:value-type="string" table:style-name="ce606">
            <text:p>2017/18</text:p>
          </table:table-cell>
          <table:table-cell office:value-type="string" table:style-name="ce607">
            <text:p>2018/19<text:span text:style-name="T3">2</text:span></text:p>
          </table:table-cell>
          <table:table-cell table:number-columns-repeated="16365" table:style-name="ce1"/>
        </table:table-row>
        <table:table-row table:style-name="ro10">
          <table:table-cell office:value-type="string" table:number-columns-spanned="4" table:number-rows-spanned="1" table:style-name="ce634">
            <text:p>TOTAL</text:p>
          </table:table-cell>
          <table:covered-table-cell table:number-columns-repeated="3"/>
          <table:table-cell office:value-type="float" office:value="1064" table:style-name="ce608">
            <text:p>1 064</text:p>
          </table:table-cell>
          <table:table-cell office:value-type="float" office:value="1220" table:style-name="ce609">
            <text:p>1 220</text:p>
          </table:table-cell>
          <table:table-cell office:value-type="float" office:value="1750" table:style-name="ce609">
            <text:p>1 750</text:p>
          </table:table-cell>
          <table:table-cell office:value-type="float" office:value="2987" table:style-name="ce609">
            <text:p>2 987</text:p>
          </table:table-cell>
          <table:table-cell office:value-type="float" office:value="4026" table:style-name="ce609">
            <text:p>4 026</text:p>
          </table:table-cell>
          <table:table-cell office:value-type="float" office:value="4218" table:style-name="ce609">
            <text:p>4 218</text:p>
          </table:table-cell>
          <table:table-cell office:value-type="float" office:value="3985" table:style-name="ce609">
            <text:p>3 985</text:p>
          </table:table-cell>
          <table:table-cell office:value-type="float" office:value="3754" table:style-name="ce609">
            <text:p>3 754</text:p>
          </table:table-cell>
          <table:table-cell office:value-type="float" office:value="2792" table:style-name="ce609">
            <text:p>2 792</text:p>
          </table:table-cell>
          <table:table-cell office:value-type="float" office:value="1966" table:style-name="ce609">
            <text:p>1 966</text:p>
          </table:table-cell>
          <table:table-cell office:value-type="float" office:value="1079.42" table:style-name="ce609">
            <text:p>1 079</text:p>
          </table:table-cell>
          <table:table-cell office:value-type="float" office:value="422" table:style-name="ce610">
            <text:p>422</text:p>
          </table:table-cell>
          <table:table-cell office:value-type="float" office:value="674" table:style-name="ce611">
            <text:p>674</text:p>
          </table:table-cell>
          <table:table-cell office:value-type="float" office:value="855" table:style-name="ce611">
            <text:p>855</text:p>
          </table:table-cell>
          <table:table-cell office:value-type="float" office:value="720" table:style-name="ce612">
            <text:p>720</text:p>
          </table:table-cell>
          <table:table-cell table:number-columns-repeated="16365" table:style-name="ce1"/>
        </table:table-row>
        <table:table-row table:style-name="ro10">
          <table:table-cell office:value-type="string" table:number-columns-spanned="4" table:number-rows-spanned="1" table:style-name="ce635">
            <text:p>of which:</text:p>
          </table:table-cell>
          <table:covered-table-cell table:number-columns-repeated="3"/>
          <table:table-cell table:style-name="ce613"/>
          <table:table-cell table:number-columns-repeated="6" table:style-name="ce614"/>
          <table:table-cell table:number-columns-repeated="3" table:style-name="ce615"/>
          <table:table-cell table:number-columns-repeated="2" table:style-name="ce616"/>
          <table:table-cell table:style-name="ce398"/>
          <table:table-cell table:style-name="ce1"/>
          <table:table-cell table:style-name="ce617"/>
          <table:table-cell table:number-columns-repeated="16365" table:style-name="ce1"/>
        </table:table-row>
        <table:table-row table:style-name="ro10">
          <table:table-cell table:number-columns-spanned="4" table:number-rows-spanned="1" table:style-name="ce166"/>
          <table:covered-table-cell table:number-columns-repeated="3"/>
          <table:table-cell table:style-name="ce613"/>
          <table:table-cell table:number-columns-repeated="6" table:style-name="ce614"/>
          <table:table-cell table:number-columns-repeated="3" table:style-name="ce615"/>
          <table:table-cell table:number-columns-repeated="2" table:style-name="ce616"/>
          <table:table-cell table:style-name="ce398"/>
          <table:table-cell table:style-name="ce1"/>
          <table:table-cell table:style-name="ce617"/>
          <table:table-cell table:style-name="ce1"/>
          <table:table-cell table:style-name="ce49"/>
          <table:table-cell table:number-columns-repeated="16363"/>
        </table:table-row>
        <table:table-row table:style-name="ro10">
          <table:table-cell office:value-type="string" table:number-columns-spanned="4" table:number-rows-spanned="1" table:style-name="ce636">
            <text:p>Operations in Wider Gulf<text:span text:style-name="T3">3</text:span></text:p>
          </table:table-cell>
          <table:covered-table-cell table:number-columns-repeated="3"/>
          <table:table-cell office:value-type="float" office:value="910" table:style-name="ce613">
            <text:p><text:s/>910</text:p>
          </table:table-cell>
          <table:table-cell office:value-type="float" office:value="958" table:style-name="ce614">
            <text:p><text:s/>958</text:p>
          </table:table-cell>
          <table:table-cell office:value-type="float" office:value="956" table:style-name="ce614">
            <text:p><text:s/>956</text:p>
          </table:table-cell>
          <table:table-cell office:value-type="float" office:value="1457" table:style-name="ce614">
            <text:p>1 457</text:p>
          </table:table-cell>
          <table:table-cell office:value-type="float" office:value="1381" table:style-name="ce614">
            <text:p>1 381</text:p>
          </table:table-cell>
          <table:table-cell office:value-type="float" office:value="342" table:style-name="ce614">
            <text:p><text:s/>342</text:p>
          </table:table-cell>
          <table:table-cell office:value-type="float" office:value="127" table:style-name="ce614">
            <text:p><text:s/>127</text:p>
          </table:table-cell>
          <table:table-cell office:value-type="float" office:value="37" table:style-name="ce615">
            <text:p>37</text:p>
          </table:table-cell>
          <table:table-cell office:value-type="float" office:value="57" table:style-name="ce615">
            <text:p>57</text:p>
          </table:table-cell>
          <table:table-cell office:value-type="float" office:value="40" table:style-name="ce615">
            <text:p>40</text:p>
          </table:table-cell>
          <table:table-cell office:value-type="float" office:value="14.84" table:style-name="ce618">
            <text:p>15</text:p>
          </table:table-cell>
          <table:table-cell office:value-type="float" office:value="50" table:style-name="ce618">
            <text:p>50</text:p>
          </table:table-cell>
          <table:table-cell office:value-type="float" office:value="51" table:style-name="ce398">
            <text:p>51</text:p>
          </table:table-cell>
          <table:table-cell office:value-type="float" office:value="56" table:style-name="ce398">
            <text:p>56</text:p>
          </table:table-cell>
          <table:table-cell office:value-type="float" office:value="42" table:style-name="ce619">
            <text:p>42</text:p>
          </table:table-cell>
          <table:table-cell table:number-columns-repeated="16365" table:style-name="ce1"/>
        </table:table-row>
        <table:table-row table:style-name="ro10">
          <table:table-cell office:value-type="string" table:number-columns-spanned="4" table:number-rows-spanned="1" table:style-name="ce636">
            <text:p>Operations in Afghanistan</text:p>
          </table:table-cell>
          <table:covered-table-cell table:number-columns-repeated="3"/>
          <table:table-cell office:value-type="float" office:value="67" table:style-name="ce613">
            <text:p><text:s/>67</text:p>
          </table:table-cell>
          <table:table-cell office:value-type="float" office:value="199" table:style-name="ce614">
            <text:p><text:s/>199</text:p>
          </table:table-cell>
          <table:table-cell office:value-type="float" office:value="738" table:style-name="ce614">
            <text:p><text:s/>738</text:p>
          </table:table-cell>
          <table:table-cell office:value-type="float" office:value="1504" table:style-name="ce614">
            <text:p>1 504</text:p>
          </table:table-cell>
          <table:table-cell office:value-type="float" office:value="2623" table:style-name="ce614">
            <text:p>2 623</text:p>
          </table:table-cell>
          <table:table-cell office:value-type="float" office:value="3821" table:style-name="ce614">
            <text:p>3 821</text:p>
          </table:table-cell>
          <table:table-cell office:value-type="float" office:value="3777" table:style-name="ce614">
            <text:p>3 777</text:p>
          </table:table-cell>
          <table:table-cell office:value-type="string" table:style-name="ce620">
            <text:p>3 458</text:p>
          </table:table-cell>
          <table:table-cell office:value-type="float" office:value="2673" table:style-name="ce614">
            <text:p>2 673</text:p>
          </table:table-cell>
          <table:table-cell office:value-type="float" office:value="1877" table:style-name="ce614">
            <text:p>1 877</text:p>
          </table:table-cell>
          <table:table-cell office:value-type="float" office:value="963.69" table:style-name="ce618">
            <text:p>964</text:p>
          </table:table-cell>
          <table:table-cell office:value-type="float" office:value="72" table:style-name="ce618">
            <text:p>72</text:p>
          </table:table-cell>
          <table:table-cell office:value-type="float" office:value="70" table:style-name="ce398">
            <text:p>70</text:p>
          </table:table-cell>
          <table:table-cell office:value-type="float" office:value="80" table:style-name="ce398">
            <text:p>80</text:p>
          </table:table-cell>
          <table:table-cell office:value-type="float" office:value="89" table:style-name="ce619">
            <text:p>89</text:p>
          </table:table-cell>
          <table:table-cell table:number-columns-repeated="16365" table:style-name="ce1"/>
        </table:table-row>
        <table:table-row table:style-name="ro10">
          <table:table-cell office:value-type="string" table:number-columns-spanned="4" table:number-rows-spanned="1" table:style-name="ce636">
            <text:p>Operations in Libya</text:p>
          </table:table-cell>
          <table:covered-table-cell table:number-columns-repeated="3"/>
          <table:table-cell office:value-type="string" table:style-name="ce621">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float" office:value="21" table:style-name="ce620">
            <text:p><text:s/>21</text:p>
          </table:table-cell>
          <table:table-cell office:value-type="float" office:value="213" table:style-name="ce620">
            <text:p><text:s/>213</text:p>
          </table:table-cell>
          <table:table-cell office:value-type="string" table:style-name="ce620">
            <text:p>-</text:p>
          </table:table-cell>
          <table:table-cell office:value-type="string" table:style-name="ce620">
            <text:p>-</text:p>
          </table:table-cell>
          <table:table-cell office:value-type="string" table:style-name="ce618">
            <text:p>-</text:p>
          </table:table-cell>
          <table:table-cell office:value-type="string" table:style-name="ce618">
            <text:p>-</text:p>
          </table:table-cell>
          <table:table-cell office:value-type="string" table:style-name="ce618">
            <text:p>-</text:p>
          </table:table-cell>
          <table:table-cell office:value-type="string" table:style-name="ce618">
            <text:p>-</text:p>
          </table:table-cell>
          <table:table-cell office:value-type="string" table:style-name="ce622">
            <text:p>-</text:p>
          </table:table-cell>
          <table:table-cell table:number-columns-repeated="16365" table:style-name="ce1"/>
        </table:table-row>
        <table:table-row table:style-name="ro10">
          <table:table-cell office:value-type="string" table:number-columns-spanned="4" table:number-rows-spanned="1" table:style-name="ce636">
            <text:p>Operations in Mali</text:p>
          </table:table-cell>
          <table:covered-table-cell table:number-columns-repeated="3"/>
          <table:table-cell office:value-type="string" table:style-name="ce621">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float" office:value="17" table:style-name="ce620">
            <text:p><text:s/>17</text:p>
          </table:table-cell>
          <table:table-cell office:value-type="string" table:style-name="ce620">
            <text:p>-</text:p>
          </table:table-cell>
          <table:table-cell office:value-type="string" table:style-name="ce618">
            <text:p>-</text:p>
          </table:table-cell>
          <table:table-cell office:value-type="string" table:style-name="ce618">
            <text:p>-</text:p>
          </table:table-cell>
          <table:table-cell office:value-type="string" table:style-name="ce618">
            <text:p>-</text:p>
          </table:table-cell>
          <table:table-cell office:value-type="string" table:style-name="ce618">
            <text:p>-</text:p>
          </table:table-cell>
          <table:table-cell office:value-type="string" table:style-name="ce622">
            <text:p>-</text:p>
          </table:table-cell>
          <table:table-cell table:number-columns-repeated="16365" table:style-name="ce1"/>
        </table:table-row>
        <table:table-row table:style-name="ro10">
          <table:table-cell office:value-type="string" table:number-columns-spanned="4" table:number-rows-spanned="1" table:style-name="ce636">
            <text:p>Counter Daesh</text:p>
          </table:table-cell>
          <table:covered-table-cell table:number-columns-repeated="3"/>
          <table:table-cell office:value-type="string" table:style-name="ce621">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float" office:value="21.9" table:style-name="ce618">
            <text:p>22</text:p>
          </table:table-cell>
          <table:table-cell office:value-type="float" office:value="217" table:style-name="ce618">
            <text:p>217</text:p>
          </table:table-cell>
          <table:table-cell office:value-type="float" office:value="432" table:style-name="ce398">
            <text:p>432</text:p>
          </table:table-cell>
          <table:table-cell office:value-type="float" office:value="541" table:style-name="ce398">
            <text:p>541</text:p>
          </table:table-cell>
          <table:table-cell office:value-type="float" office:value="448" table:style-name="ce619">
            <text:p>448</text:p>
          </table:table-cell>
          <table:table-cell table:number-columns-repeated="16365" table:style-name="ce1"/>
        </table:table-row>
        <table:table-row table:style-name="ro10">
          <table:table-cell office:value-type="string" table:number-columns-spanned="4" table:number-rows-spanned="1" table:style-name="ce636">
            <text:p>Operations in Balkans<text:span text:style-name="T3">4</text:span></text:p>
          </table:table-cell>
          <table:covered-table-cell table:number-columns-repeated="3"/>
          <table:table-cell office:value-type="float" office:value="87" table:style-name="ce621">
            <text:p><text:s/>87</text:p>
          </table:table-cell>
          <table:table-cell office:value-type="float" office:value="63" table:style-name="ce620">
            <text:p><text:s/>63</text:p>
          </table:table-cell>
          <table:table-cell office:value-type="float" office:value="56" table:style-name="ce620">
            <text:p><text:s/>56</text:p>
          </table:table-cell>
          <table:table-cell office:value-type="float" office:value="26" table:style-name="ce620">
            <text:p><text:s/>26</text:p>
          </table:table-cell>
          <table:table-cell office:value-type="float" office:value="22" table:style-name="ce620">
            <text:p><text:s/>22</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18">
            <text:p>*</text:p>
          </table:table-cell>
          <table:table-cell office:value-type="string" table:style-name="ce618">
            <text:p>*</text:p>
          </table:table-cell>
          <table:table-cell office:value-type="string" table:style-name="ce623">
            <text:p>*</text:p>
          </table:table-cell>
          <table:table-cell office:value-type="string" table:style-name="ce623">
            <text:p>*</text:p>
          </table:table-cell>
          <table:table-cell office:value-type="string" table:style-name="ce624">
            <text:p>*</text:p>
          </table:table-cell>
          <table:table-cell table:number-columns-repeated="16365" table:style-name="ce1"/>
        </table:table-row>
        <table:table-row table:style-name="ro10">
          <table:table-cell office:value-type="string" table:number-columns-spanned="4" table:number-rows-spanned="1" table:style-name="ce636">
            <text:p>CSSF<text:span text:style-name="T3">4</text:span></text:p>
          </table:table-cell>
          <table:covered-table-cell table:number-columns-repeated="3"/>
          <table:table-cell office:value-type="string" table:style-name="ce621">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float" office:value="55" table:style-name="ce620">
            <text:p><text:s/>55</text:p>
          </table:table-cell>
          <table:table-cell office:value-type="float" office:value="60" table:style-name="ce620">
            <text:p><text:s/>60</text:p>
          </table:table-cell>
          <table:table-cell office:value-type="float" office:value="46" table:style-name="ce620">
            <text:p><text:s/>46</text:p>
          </table:table-cell>
          <table:table-cell office:value-type="float" office:value="44" table:style-name="ce620">
            <text:p><text:s/>44</text:p>
          </table:table-cell>
          <table:table-cell office:value-type="float" office:value="50" table:style-name="ce620">
            <text:p><text:s/>50</text:p>
          </table:table-cell>
          <table:table-cell office:value-type="float" office:value="55.52" table:style-name="ce618">
            <text:p>56</text:p>
          </table:table-cell>
          <table:table-cell office:value-type="float" office:value="53" table:style-name="ce618">
            <text:p>53</text:p>
          </table:table-cell>
          <table:table-cell office:value-type="float" office:value="87" table:style-name="ce398">
            <text:p>87</text:p>
          </table:table-cell>
          <table:table-cell office:value-type="float" office:value="95" table:style-name="ce398">
            <text:p>95</text:p>
          </table:table-cell>
          <table:table-cell office:value-type="float" office:value="89" table:style-name="ce619">
            <text:p>89</text:p>
          </table:table-cell>
          <table:table-cell table:number-columns-repeated="16365" table:style-name="ce1"/>
        </table:table-row>
        <table:table-row table:style-name="ro10">
          <table:table-cell office:value-type="string" table:number-columns-spanned="4" table:number-rows-spanned="1" table:style-name="ce636">
            <text:p>DMAP<text:span text:style-name="T3">5</text:span></text:p>
          </table:table-cell>
          <table:covered-table-cell table:number-columns-repeated="3"/>
          <table:table-cell office:value-type="string" table:style-name="ce621">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float" office:value="23" table:style-name="ce618">
            <text:p>23</text:p>
          </table:table-cell>
          <table:table-cell office:value-type="float" office:value="24" table:style-name="ce618">
            <text:p>24</text:p>
          </table:table-cell>
          <table:table-cell office:value-type="float" office:value="23" table:style-name="ce398">
            <text:p>23</text:p>
          </table:table-cell>
          <table:table-cell office:value-type="float" office:value="23" table:style-name="ce398">
            <text:p>23</text:p>
          </table:table-cell>
          <table:table-cell office:value-type="float" office:value="47" table:style-name="ce619">
            <text:p>47</text:p>
          </table:table-cell>
          <table:table-cell table:number-columns-repeated="16365" table:style-name="ce1"/>
        </table:table-row>
        <table:table-row table:style-name="ro10">
          <table:table-cell office:value-type="string" table:number-columns-spanned="4" table:number-rows-spanned="1" table:style-name="ce636">
            <text:p>Enhanced ISR<text:span text:style-name="T3">6</text:span></text:p>
          </table:table-cell>
          <table:covered-table-cell table:number-columns-repeated="3"/>
          <table:table-cell office:value-type="string" table:style-name="ce621">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float" office:value="5" table:style-name="ce618">
            <text:p>5</text:p>
          </table:table-cell>
          <table:table-cell office:value-type="string" table:style-name="ce620">
            <text:p>-</text:p>
          </table:table-cell>
          <table:table-cell office:value-type="string" table:style-name="ce620">
            <text:p>-</text:p>
          </table:table-cell>
          <table:table-cell office:value-type="string" table:style-name="ce622">
            <text:p>-</text:p>
          </table:table-cell>
          <table:table-cell table:number-columns-repeated="16365" table:style-name="ce1"/>
        </table:table-row>
        <table:table-row table:style-name="ro10">
          <table:table-cell office:value-type="string" table:number-columns-spanned="4" table:number-rows-spanned="1" table:style-name="ce637">
            <text:p>EU Counter Migrant Smugglers</text:p>
          </table:table-cell>
          <table:covered-table-cell table:number-columns-repeated="3"/>
          <table:table-cell office:value-type="string" table:style-name="ce621">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float" office:value="3" table:style-name="ce398">
            <text:p>3</text:p>
          </table:table-cell>
          <table:table-cell office:value-type="string" table:style-name="ce620">
            <text:p>-</text:p>
          </table:table-cell>
          <table:table-cell office:value-type="string" table:style-name="ce622">
            <text:p>-</text:p>
          </table:table-cell>
          <table:table-cell table:number-columns-repeated="16365"/>
        </table:table-row>
        <table:table-row table:style-name="ro10">
          <table:table-cell office:value-type="string" table:style-name="ce625">
            <text:p>EFP and NATO Reassurance<text:span text:style-name="T3">7</text:span></text:p>
          </table:table-cell>
          <table:table-cell table:style-name="ce626"/>
          <table:table-cell table:style-name="ce627"/>
          <table:table-cell table:style-name="ce628"/>
          <table:table-cell office:value-type="string" table:style-name="ce621">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float" office:value="8" table:style-name="ce398">
            <text:p>8</text:p>
          </table:table-cell>
          <table:table-cell office:value-type="float" office:value="33" table:style-name="ce620">
            <text:p><text:s/>33</text:p>
          </table:table-cell>
          <table:table-cell office:value-type="float" office:value="5" table:style-name="ce629">
            <text:p><text:s/>5</text:p>
          </table:table-cell>
          <table:table-cell table:number-columns-repeated="16365"/>
        </table:table-row>
        <table:table-row table:style-name="ro10">
          <table:table-cell office:value-type="string" table:number-columns-spanned="4" table:number-rows-spanned="1" table:style-name="ce638">
            <text:p>Relief for Hurricane Irma</text:p>
          </table:table-cell>
          <table:covered-table-cell table:number-columns-repeated="3"/>
          <table:table-cell office:value-type="string" table:style-name="ce621">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string" table:style-name="ce620">
            <text:p>-</text:p>
          </table:table-cell>
          <table:table-cell office:value-type="float" office:value="26" table:style-name="ce630">
            <text:p>26</text:p>
          </table:table-cell>
          <table:table-cell office:value-type="string" table:style-name="ce631">
            <text:p>-</text:p>
          </table:table-cell>
          <table:table-cell table:number-columns-repeated="16365"/>
        </table:table-row>
        <table:table-row table:style-name="ro10">
          <table:table-cell office:value-type="string" table:number-columns-spanned="19" table:number-rows-spanned="1" table:style-name="ce639">
            <text:p><text:s/>Source: Defence Statistics (Defence Expenditure Analysis) and Defence Resources<text:s/></text:p>
          </table:table-cell>
          <table:covered-table-cell table:number-columns-repeated="18"/>
          <table:table-cell table:number-columns-repeated="16365"/>
        </table:table-row>
        <table:table-row table:style-name="ro10">
          <table:table-cell office:value-type="string" table:style-name="ce632">
            <text:p>1.</text:p>
          </table:table-cell>
          <table:table-cell office:value-type="string" table:number-columns-spanned="18" table:number-rows-spanned="1" table:style-name="ce640">
            <text:p>In 2013/14, the Total also included costs of around £130 thousand paid from the Deployed Military Activity Pool (DMAP).<text:s/></text:p>
          </table:table-cell>
          <table:covered-table-cell table:number-columns-repeated="17"/>
          <table:table-cell table:number-columns-repeated="16365"/>
        </table:table-row>
        <table:table-row table:style-name="ro10">
          <table:table-cell office:value-type="string" table:style-name="ce633">
            <text:p>2.</text:p>
          </table:table-cell>
          <table:table-cell office:value-type="string" table:number-columns-spanned="18" table:number-rows-spanned="1" table:style-name="ce640">
            <text:p>In 2018/19 and not shown separately (but included in the total) is £400K of expenditure on 'Other' operations that cannot be shown in more detail for operational reasons.<text:s/></text:p>
          </table:table-cell>
          <table:covered-table-cell table:number-columns-repeated="17"/>
          <table:table-cell table:number-columns-repeated="16365"/>
        </table:table-row>
        <table:table-row table:style-name="ro9">
          <table:table-cell office:value-type="string" table:style-name="ce633">
            <text:p>3.</text:p>
          </table:table-cell>
          <table:table-cell office:value-type="string" table:number-columns-spanned="18" table:number-rows-spanned="1" table:style-name="ce602">
            <text:p>From 2011/12, expenditure is reported as Wider Gulf but in years prior to that date this was reported under Iraq.</text:p>
          </table:table-cell>
          <table:covered-table-cell table:number-columns-repeated="17"/>
          <table:table-cell table:number-columns-repeated="16365"/>
        </table:table-row>
        <table:table-row table:style-name="ro9">
          <table:table-cell office:value-type="string" table:style-name="ce633">
            <text:p>4.</text:p>
          </table:table-cell>
          <table:table-cell office:value-type="string" table:number-columns-spanned="18" table:number-rows-spanned="1" table:style-name="ce602">
            <text:p>The Conflict Pool was replaced by the Conflict Stability and Security Fund (CSSF) in 2015/16. Since 2009/10 the Conflict Pool has included the Balkans, Stabilisation Aid Fund and the Programme Pool.</text:p>
          </table:table-cell>
          <table:covered-table-cell table:number-columns-repeated="17"/>
          <table:table-cell table:number-columns-repeated="16365"/>
        </table:table-row>
        <table:table-row table:style-name="ro9">
          <table:table-cell office:value-type="string" table:style-name="ce633">
            <text:p>5.</text:p>
          </table:table-cell>
          <table:table-cell office:value-type="string" table:number-columns-spanned="18" table:number-rows-spanned="1" table:style-name="ce179">
            <text:p>Deployed Military Activity Pool (DMAP) is a joint HM Treasury and MOD initiative to make available resources to fund the initial and short term costs of any unforeseen military activity as authorised by the National Security Council.</text:p>
          </table:table-cell>
          <table:covered-table-cell table:number-columns-repeated="17"/>
          <table:table-cell table:number-columns-repeated="16365"/>
        </table:table-row>
        <table:table-row table:style-name="ro9">
          <table:table-cell office:value-type="string" table:style-name="ce633">
            <text:p>6.</text:p>
          </table:table-cell>
          <table:table-cell office:value-type="string" table:number-columns-spanned="18" table:number-rows-spanned="1" table:style-name="ce179">
            <text:p>Enhanced Intelligence Surveillance and Reconnaissance (ISR) are the extra equipment costs relating to the run on of certain manned aviation platforms.</text:p>
          </table:table-cell>
          <table:covered-table-cell table:number-columns-repeated="17"/>
          <table:table-cell table:number-columns-repeated="16365"/>
        </table:table-row>
        <table:table-row table:style-name="ro10">
          <table:table-cell office:value-type="string" table:style-name="ce633">
            <text:p>7.</text:p>
          </table:table-cell>
          <table:table-cell office:value-type="string" table:number-columns-spanned="18" table:number-rows-spanned="1" table:style-name="ce641">
            <text:p>UK is one of four framework nations leading NATO's enhanced Forward Presence (eFP) in the Baltic States and Poland.</text:p>
          </table:table-cell>
          <table:covered-table-cell table:number-columns-repeated="17"/>
          <table:table-cell table:number-columns-repeated="16365"/>
        </table:table-row>
        <table:table-row table:number-rows-repeated="1048549" table:style-name="ro10">
          <table:table-cell table:number-columns-repeated="16384"/>
        </table:table-row>
      </table:table>
      <table:table table:name="Table_7" table:style-name="ta10">
        <table:table-column table:style-name="co13" table:default-cell-style-name="ce1"/>
        <table:table-column table:style-name="co35" table:default-cell-style-name="ce1"/>
        <table:table-column table:style-name="co36" table:default-cell-style-name="ce1"/>
        <table:table-column table:style-name="co6" table:default-cell-style-name="ce1"/>
        <table:table-column table:style-name="co36" table:default-cell-style-name="ce1"/>
        <table:table-column table:style-name="co6" table:default-cell-style-name="ce1"/>
        <table:table-column table:style-name="co36" table:default-cell-style-name="ce1"/>
        <table:table-column table:style-name="co6" table:default-cell-style-name="ce1"/>
        <table:table-column table:style-name="co36" table:default-cell-style-name="ce1"/>
        <table:table-column table:style-name="co6" table:default-cell-style-name="ce1"/>
        <table:table-column table:style-name="co36" table:default-cell-style-name="ce1"/>
        <table:table-column table:style-name="co6" table:default-cell-style-name="ce1"/>
        <table:table-column table:style-name="co36" table:default-cell-style-name="ce1"/>
        <table:table-column table:style-name="co6" table:default-cell-style-name="ce1"/>
        <table:table-column table:style-name="co36" table:default-cell-style-name="ce1"/>
        <table:table-column table:style-name="co6" table:default-cell-style-name="ce1"/>
        <table:table-column table:style-name="co36" table:default-cell-style-name="ce1"/>
        <table:table-column table:style-name="co6" table:default-cell-style-name="ce1"/>
        <table:table-column table:style-name="co36" table:default-cell-style-name="ce1"/>
        <table:table-column table:style-name="co1" table:number-columns-repeated="16365" table:default-cell-style-name="ce1"/>
        <table:table-row table:style-name="ro3">
          <table:table-cell office:value-type="string" table:number-columns-spanned="19" table:number-rows-spanned="1" table:style-name="ce707">
            <text:p>Table 7 MOD Non-Current Assets<text:span text:style-name="T5">1</text:span></text:p>
          </table:table-cell>
          <table:covered-table-cell table:number-columns-repeated="18"/>
          <table:table-cell table:number-columns-repeated="10" table:style-name="ce642"/>
          <table:table-cell table:number-columns-repeated="16355"/>
        </table:table-row>
        <table:table-row table:style-name="ro28">
          <table:table-cell office:value-type="string" table:number-columns-spanned="19" table:number-rows-spanned="1" table:style-name="ce708">
            <text:p>This table gives a detailed breakdown of the<text:s/><text:span text:style-name="T7">net book value<text:s/></text:span>of the MOD's Non-Current Assets by category for the financial years 2010/11 - 2018/19. Non-Current Assets were formerly known as "Fixed Assets" in the Accounts. The MOD is one of the largest owners of Non-Current Assets in the United Kingdom. The stewardship and efficient management of the Department's assets are the responsibility of Top Level Budget (TLB) Holders. MOD Non-Current Assets are formally revalued on a five-yearly basis, but are uplifted annually using indexation.</text:p>
          </table:table-cell>
          <table:covered-table-cell table:number-columns-repeated="18"/>
          <table:table-cell table:number-columns-repeated="10" table:style-name="ce642"/>
          <table:table-cell table:number-columns-repeated="16355"/>
        </table:table-row>
        <table:table-row table:style-name="ro41">
          <table:table-cell office:value-type="string" table:number-columns-spanned="19" table:number-rows-spanned="1" table:style-name="ce708">
            <text:p>The values presented in the table are at 31 March of the relevant financial year. <text:s/>The valuation method complies with financial reporting standards with values being on an existing use basis and not market value at disposal. Overseas estates for which the Crown holds no legal title, but which are used for garrison and training purposes by British Forces, are included in the MOD Non-Current Assets Register. <text:s/>UK bases occupied by visiting forces are also included.</text:p>
          </table:table-cell>
          <table:covered-table-cell table:number-columns-repeated="18"/>
          <table:table-cell table:style-name="ce643"/>
          <table:table-cell table:number-columns-repeated="9" table:style-name="ce642"/>
          <table:table-cell table:number-columns-repeated="16355"/>
        </table:table-row>
        <table:table-row table:style-name="ro9">
          <table:table-cell office:value-type="string" table:number-columns-spanned="19" table:number-rows-spanned="1" table:style-name="ce709">
            <text:p>The data are derived directly from the<text:s/><text:span text:style-name="T6">MOD Departmental Resource Accounts</text:span><text:s/>.</text:p>
          </table:table-cell>
          <table:covered-table-cell table:number-columns-repeated="18"/>
          <table:table-cell office:value-type="string" table:number-columns-spanned="10" table:number-rows-spanned="1" table:style-name="ce590">
            <text:p><text:a xlink:href="https://www.gov.uk/government/publications/ministry-of-defence-annual-report-and-accounts-2018-to-2019">https://www.gov.uk/government/publications/ministry-of-defence-annual-report-and-accounts-2018-to-19</text:a></text:p>
          </table:table-cell>
          <table:covered-table-cell table:number-columns-repeated="9"/>
          <table:table-cell table:number-columns-repeated="16355"/>
        </table:table-row>
        <table:table-row table:style-name="ro23">
          <table:table-cell office:value-type="string" table:number-columns-spanned="19" table:number-rows-spanned="1" table:style-name="ce710">
            <text:p>Further information about the quality of data and methods used in the production of these statistics, along with details of their intended use, can be found in the<text:s/><text:span text:style-name="T6">Background Quality Report - Departmental Resources Statistics</text:span>.</text:p>
          </table:table-cell>
          <table:covered-table-cell table:number-columns-repeated="18"/>
          <table:table-cell office:value-type="string" table:style-name="ce644">
            <text:p><text:a xlink:href="https://www.gov.uk/government/statistics/defence-departmental-resourceshttps:/www.gov.uk/government/statistics/defence-departmental-resources-2019-2015">https://www.gov.uk/government/statistics/defence-departmental-resources-2019</text:a></text:p>
          </table:table-cell>
          <table:table-cell table:number-columns-repeated="7" table:style-name="ce1"/>
          <table:table-cell table:number-columns-repeated="2" table:style-name="ce642"/>
          <table:table-cell table:number-columns-repeated="16355"/>
        </table:table-row>
        <table:table-row table:style-name="ro10">
          <table:table-cell office:value-type="string" table:number-columns-spanned="19" table:number-rows-spanned="1" table:style-name="ce711">
            <text:p>Current Prices (£ million)</text:p>
          </table:table-cell>
          <table:covered-table-cell table:number-columns-repeated="18"/>
          <table:table-cell table:number-columns-repeated="10" table:style-name="ce642"/>
          <table:table-cell table:number-columns-repeated="16355"/>
        </table:table-row>
        <table:table-row table:style-name="ro10">
          <table:table-cell table:number-columns-spanned="2" table:number-rows-spanned="1" table:style-name="ce256"/>
          <table:covered-table-cell/>
          <table:table-cell office:value-type="date" office:date-value="2011-03-31T00:00:00" table:style-name="ce645">
            <text:p>31-Mar-11</text:p>
          </table:table-cell>
          <table:table-cell table:style-name="ce646"/>
          <table:table-cell office:value-type="date" office:date-value="2012-03-31T00:00:00" table:style-name="ce647">
            <text:p>31-Mar-12</text:p>
          </table:table-cell>
          <table:table-cell table:style-name="ce646"/>
          <table:table-cell office:value-type="date" office:date-value="2013-03-31T00:00:00" table:style-name="ce648">
            <text:p>31-Mar-13</text:p>
          </table:table-cell>
          <table:table-cell table:style-name="ce648"/>
          <table:table-cell office:value-type="date" office:date-value="2014-03-31T00:00:00" table:style-name="ce649">
            <text:p>31-Mar-14</text:p>
          </table:table-cell>
          <table:table-cell office:value-type="float" office:value="2" table:style-name="ce650">
            <text:p>2</text:p>
          </table:table-cell>
          <table:table-cell office:value-type="date" office:date-value="2015-03-31T00:00:00" table:style-name="ce649">
            <text:p>31-Mar-15</text:p>
          </table:table-cell>
          <table:table-cell office:value-type="float" office:value="2" table:style-name="ce650">
            <text:p>2</text:p>
          </table:table-cell>
          <table:table-cell office:value-type="date" office:date-value="2016-03-31T00:00:00" table:style-name="ce649">
            <text:p>31-Mar-16</text:p>
          </table:table-cell>
          <table:table-cell table:style-name="ce650"/>
          <table:table-cell office:value-type="date" office:date-value="2017-03-31T00:00:00" table:style-name="ce649">
            <text:p>31-Mar-17</text:p>
          </table:table-cell>
          <table:table-cell office:value-type="float" office:value="3" table:style-name="ce650">
            <text:p>3</text:p>
          </table:table-cell>
          <table:table-cell office:value-type="date" office:date-value="2018-03-31T00:00:00" table:style-name="ce649">
            <text:p>31-Mar-18</text:p>
          </table:table-cell>
          <table:table-cell office:value-type="float" office:value="3" table:style-name="ce650">
            <text:p>3</text:p>
          </table:table-cell>
          <table:table-cell office:value-type="date" office:date-value="2019-03-31T00:00:00" table:style-name="ce651">
            <text:p>31-Mar-19</text:p>
          </table:table-cell>
          <table:table-cell table:number-columns-repeated="10" table:style-name="ce642"/>
          <table:table-cell table:number-columns-repeated="16355"/>
        </table:table-row>
        <table:table-row table:style-name="ro10">
          <table:table-cell office:value-type="string" table:number-columns-spanned="2" table:number-rows-spanned="1" table:style-name="ce712">
            <text:p>Total Non-Current Assets</text:p>
          </table:table-cell>
          <table:covered-table-cell/>
          <table:table-cell office:value-type="float" office:value="117783" table:style-name="ce652">
            <text:p>117 783</text:p>
          </table:table-cell>
          <table:table-cell table:style-name="ce653"/>
          <table:table-cell office:value-type="float" office:value="121815" table:style-name="ce654">
            <text:p>121 815</text:p>
          </table:table-cell>
          <table:table-cell table:style-name="ce653"/>
          <table:table-cell office:value-type="float" office:value="120437" table:style-name="ce654">
            <text:p>120 437</text:p>
          </table:table-cell>
          <table:table-cell table:style-name="ce655"/>
          <table:table-cell office:value-type="float" office:value="120985" table:style-name="ce656">
            <text:p>120 985</text:p>
          </table:table-cell>
          <table:table-cell table:style-name="ce655"/>
          <table:table-cell office:value-type="float" office:value="124626" table:style-name="ce657">
            <text:p>124 626</text:p>
          </table:table-cell>
          <table:table-cell table:style-name="ce655"/>
          <table:table-cell office:value-type="float" office:value="127749" table:style-name="ce657">
            <text:p>127 749</text:p>
          </table:table-cell>
          <table:table-cell table:style-name="ce658"/>
          <table:table-cell office:value-type="float" office:value="131610" table:style-name="ce659">
            <text:p>131 610</text:p>
          </table:table-cell>
          <table:table-cell office:value-type="string" table:style-name="ce660">
            <text:p>r</text:p>
          </table:table-cell>
          <table:table-cell office:value-type="float" office:value="136053" table:style-name="ce659">
            <text:p>136 053</text:p>
          </table:table-cell>
          <table:table-cell office:value-type="string" table:style-name="ce660">
            <text:p>r</text:p>
          </table:table-cell>
          <table:table-cell office:value-type="float" office:value="140259" table:style-name="ce661">
            <text:p>140 259</text:p>
          </table:table-cell>
          <table:table-cell table:style-name="ce662"/>
          <table:table-cell table:number-columns-repeated="9" table:style-name="ce642"/>
          <table:table-cell table:number-columns-repeated="16355"/>
        </table:table-row>
        <table:table-row table:style-name="ro10">
          <table:table-cell table:number-columns-spanned="2" table:number-rows-spanned="1" table:style-name="ce166"/>
          <table:covered-table-cell/>
          <table:table-cell table:style-name="ce663"/>
          <table:table-cell table:style-name="ce664"/>
          <table:table-cell table:style-name="ce665"/>
          <table:table-cell table:style-name="ce664"/>
          <table:table-cell table:style-name="ce665"/>
          <table:table-cell table:style-name="ce664"/>
          <table:table-cell table:style-name="ce665"/>
          <table:table-cell table:style-name="ce666"/>
          <table:table-cell table:style-name="ce665"/>
          <table:table-cell table:style-name="ce666"/>
          <table:table-cell table:style-name="ce667"/>
          <table:table-cell table:style-name="ce668"/>
          <table:table-cell table:number-columns-repeated="4" table:style-name="ce669"/>
          <table:table-cell table:style-name="ce670"/>
          <table:table-cell table:number-columns-repeated="10" table:style-name="ce642"/>
          <table:table-cell table:number-columns-repeated="16355"/>
        </table:table-row>
        <table:table-row table:style-name="ro10">
          <table:table-cell office:value-type="string" table:number-columns-spanned="2" table:number-rows-spanned="1" table:style-name="ce713">
            <text:p>Property, Plant and Equipment</text:p>
          </table:table-cell>
          <table:covered-table-cell/>
          <table:table-cell office:value-type="float" office:value="89038" table:style-name="ce671">
            <text:p>89 038</text:p>
          </table:table-cell>
          <table:table-cell table:style-name="ce672"/>
          <table:table-cell office:value-type="float" office:value="92813" table:style-name="ce673">
            <text:p>92 813</text:p>
          </table:table-cell>
          <table:table-cell table:style-name="ce674"/>
          <table:table-cell office:value-type="float" office:value="92277" table:style-name="ce673">
            <text:p>92 277</text:p>
          </table:table-cell>
          <table:table-cell table:style-name="ce672"/>
          <table:table-cell office:value-type="float" office:value="95049" table:style-name="ce673">
            <text:p>95 049</text:p>
          </table:table-cell>
          <table:table-cell table:style-name="ce675"/>
          <table:table-cell office:value-type="float" office:value="98192" table:style-name="ce676">
            <text:p>98 192</text:p>
          </table:table-cell>
          <table:table-cell table:style-name="ce675"/>
          <table:table-cell office:value-type="float" office:value="100545" table:style-name="ce676">
            <text:p>100 545</text:p>
          </table:table-cell>
          <table:table-cell table:style-name="ce677"/>
          <table:table-cell office:value-type="float" office:value="103569" table:style-name="ce678">
            <text:p>103 569</text:p>
          </table:table-cell>
          <table:table-cell office:value-type="string" table:style-name="ce679">
            <text:p>r</text:p>
          </table:table-cell>
          <table:table-cell office:value-type="float" office:value="107266" table:style-name="ce678">
            <text:p>107 266</text:p>
          </table:table-cell>
          <table:table-cell office:value-type="string" table:style-name="ce679">
            <text:p>r</text:p>
          </table:table-cell>
          <table:table-cell office:value-type="float" office:value="110819" table:style-name="ce680">
            <text:p>110 819</text:p>
          </table:table-cell>
          <table:table-cell table:style-name="ce642"/>
          <table:table-cell table:style-name="ce1"/>
          <table:table-cell table:number-columns-repeated="8" table:style-name="ce642"/>
          <table:table-cell table:number-columns-repeated="16355"/>
        </table:table-row>
        <table:table-row table:style-name="ro10">
          <table:table-cell office:value-type="string" table:number-columns-spanned="2" table:number-rows-spanned="1" table:style-name="ce714">
            <text:p>Of which:</text:p>
          </table:table-cell>
          <table:covered-table-cell/>
          <table:table-cell table:style-name="ce663"/>
          <table:table-cell table:style-name="ce664"/>
          <table:table-cell table:style-name="ce665"/>
          <table:table-cell table:style-name="ce664"/>
          <table:table-cell table:style-name="ce665"/>
          <table:table-cell table:style-name="ce664"/>
          <table:table-cell table:style-name="ce665"/>
          <table:table-cell table:style-name="ce666"/>
          <table:table-cell table:style-name="ce681"/>
          <table:table-cell table:style-name="ce682"/>
          <table:table-cell table:style-name="ce681"/>
          <table:table-cell table:style-name="ce349"/>
          <table:table-cell table:number-columns-repeated="4" table:style-name="ce669"/>
          <table:table-cell table:style-name="ce670"/>
          <table:table-cell table:style-name="ce642"/>
          <table:table-cell table:style-name="ce662"/>
          <table:table-cell table:number-columns-repeated="8" table:style-name="ce642"/>
          <table:table-cell table:number-columns-repeated="16355"/>
        </table:table-row>
        <table:table-row table:style-name="ro10">
          <table:table-cell table:number-columns-spanned="1" table:number-rows-spanned="7" table:style-name="ce170"/>
          <table:table-cell office:value-type="string" table:style-name="ce683">
            <text:p>Land &amp; Buildings</text:p>
          </table:table-cell>
          <table:table-cell office:value-type="float" office:value="23371" table:style-name="ce663">
            <text:p>23 371</text:p>
          </table:table-cell>
          <table:table-cell table:style-name="ce664"/>
          <table:table-cell office:value-type="float" office:value="25721" table:style-name="ce665">
            <text:p>25 721</text:p>
          </table:table-cell>
          <table:table-cell table:style-name="ce684"/>
          <table:table-cell office:value-type="float" office:value="25710" table:style-name="ce665">
            <text:p>25 710</text:p>
          </table:table-cell>
          <table:table-cell table:style-name="ce664"/>
          <table:table-cell office:value-type="float" office:value="27374" table:style-name="ce665">
            <text:p>27 374</text:p>
          </table:table-cell>
          <table:table-cell table:style-name="ce666"/>
          <table:table-cell office:value-type="float" office:value="29701" table:style-name="ce681">
            <text:p>29 701</text:p>
          </table:table-cell>
          <table:table-cell table:style-name="ce682"/>
          <table:table-cell office:value-type="float" office:value="32128" table:style-name="ce681">
            <text:p>32 128</text:p>
          </table:table-cell>
          <table:table-cell table:style-name="ce349"/>
          <table:table-cell office:value-type="float" office:value="31690" table:style-name="ce685">
            <text:p>31 690</text:p>
          </table:table-cell>
          <table:table-cell office:value-type="string" table:style-name="ce679">
            <text:p>r</text:p>
          </table:table-cell>
          <table:table-cell office:value-type="float" office:value="32225" table:style-name="ce685">
            <text:p>32 225</text:p>
          </table:table-cell>
          <table:table-cell office:value-type="string" table:style-name="ce679">
            <text:p>r</text:p>
          </table:table-cell>
          <table:table-cell office:value-type="float" office:value="33648" table:style-name="ce686">
            <text:p>33 648</text:p>
          </table:table-cell>
          <table:table-cell table:style-name="ce642"/>
          <table:table-cell table:style-name="ce662"/>
          <table:table-cell table:style-name="ce1"/>
          <table:table-cell table:number-columns-repeated="7" table:style-name="ce642"/>
          <table:table-cell table:number-columns-repeated="16355"/>
        </table:table-row>
        <table:table-row table:style-name="ro10">
          <table:covered-table-cell/>
          <table:table-cell office:value-type="string" table:style-name="ce683">
            <text:p>Plant &amp; Machinery</text:p>
          </table:table-cell>
          <table:table-cell office:value-type="float" office:value="1944" table:style-name="ce663">
            <text:p>1 944</text:p>
          </table:table-cell>
          <table:table-cell table:style-name="ce664"/>
          <table:table-cell office:value-type="float" office:value="1861" table:style-name="ce665">
            <text:p>1 861</text:p>
          </table:table-cell>
          <table:table-cell table:style-name="ce684"/>
          <table:table-cell office:value-type="float" office:value="2052" table:style-name="ce665">
            <text:p>2 052</text:p>
          </table:table-cell>
          <table:table-cell table:style-name="ce664"/>
          <table:table-cell office:value-type="float" office:value="1918" table:style-name="ce665">
            <text:p>1 918</text:p>
          </table:table-cell>
          <table:table-cell table:style-name="ce666"/>
          <table:table-cell office:value-type="float" office:value="1841" table:style-name="ce681">
            <text:p>1 841</text:p>
          </table:table-cell>
          <table:table-cell table:style-name="ce682"/>
          <table:table-cell office:value-type="float" office:value="1860" table:style-name="ce681">
            <text:p>1 860</text:p>
          </table:table-cell>
          <table:table-cell table:style-name="ce349"/>
          <table:table-cell office:value-type="float" office:value="1813" table:style-name="ce685">
            <text:p>1 813</text:p>
          </table:table-cell>
          <table:table-cell office:value-type="string" table:style-name="ce679">
            <text:p>r</text:p>
          </table:table-cell>
          <table:table-cell office:value-type="float" office:value="2048" table:style-name="ce685">
            <text:p>2 048</text:p>
          </table:table-cell>
          <table:table-cell office:value-type="string" table:style-name="ce679">
            <text:p>r</text:p>
          </table:table-cell>
          <table:table-cell office:value-type="float" office:value="2042" table:style-name="ce686">
            <text:p>2 042</text:p>
          </table:table-cell>
          <table:table-cell table:number-columns-repeated="2" table:style-name="ce642"/>
          <table:table-cell table:style-name="ce1"/>
          <table:table-cell table:number-columns-repeated="7" table:style-name="ce642"/>
          <table:table-cell table:number-columns-repeated="16355"/>
        </table:table-row>
        <table:table-row table:style-name="ro10">
          <table:covered-table-cell/>
          <table:table-cell office:value-type="string" table:style-name="ce683">
            <text:p>Transport</text:p>
          </table:table-cell>
          <table:table-cell office:value-type="float" office:value="8480" table:style-name="ce663">
            <text:p>8 480</text:p>
          </table:table-cell>
          <table:table-cell table:style-name="ce664"/>
          <table:table-cell office:value-type="float" office:value="8542" table:style-name="ce665">
            <text:p>8 542</text:p>
          </table:table-cell>
          <table:table-cell table:style-name="ce684"/>
          <table:table-cell office:value-type="float" office:value="8765" table:style-name="ce665">
            <text:p>8 765</text:p>
          </table:table-cell>
          <table:table-cell table:style-name="ce664"/>
          <table:table-cell office:value-type="float" office:value="8894" table:style-name="ce665">
            <text:p>8 894</text:p>
          </table:table-cell>
          <table:table-cell table:style-name="ce666"/>
          <table:table-cell office:value-type="float" office:value="9546" table:style-name="ce681">
            <text:p>9 546</text:p>
          </table:table-cell>
          <table:table-cell table:style-name="ce682"/>
          <table:table-cell office:value-type="float" office:value="10678" table:style-name="ce681">
            <text:p>10 678</text:p>
          </table:table-cell>
          <table:table-cell table:style-name="ce349"/>
          <table:table-cell office:value-type="float" office:value="11383" table:style-name="ce685">
            <text:p>11 383</text:p>
          </table:table-cell>
          <table:table-cell office:value-type="string" table:style-name="ce679">
            <text:p>r</text:p>
          </table:table-cell>
          <table:table-cell office:value-type="float" office:value="11411" table:style-name="ce685">
            <text:p>11 411</text:p>
          </table:table-cell>
          <table:table-cell office:value-type="string" table:style-name="ce679">
            <text:p>r</text:p>
          </table:table-cell>
          <table:table-cell office:value-type="float" office:value="11486" table:style-name="ce686">
            <text:p>11 486</text:p>
          </table:table-cell>
          <table:table-cell table:number-columns-repeated="2" table:style-name="ce642"/>
          <table:table-cell table:style-name="ce1"/>
          <table:table-cell table:number-columns-repeated="7" table:style-name="ce642"/>
          <table:table-cell table:number-columns-repeated="16355"/>
        </table:table-row>
        <table:table-row table:style-name="ro10">
          <table:covered-table-cell/>
          <table:table-cell office:value-type="string" table:style-name="ce683">
            <text:p>IT &amp; Comms Equipment</text:p>
          </table:table-cell>
          <table:table-cell office:value-type="float" office:value="2728" table:style-name="ce663">
            <text:p>2 728</text:p>
          </table:table-cell>
          <table:table-cell table:style-name="ce664"/>
          <table:table-cell office:value-type="float" office:value="2483" table:style-name="ce665">
            <text:p>2 483</text:p>
          </table:table-cell>
          <table:table-cell table:style-name="ce684"/>
          <table:table-cell office:value-type="float" office:value="2519" table:style-name="ce665">
            <text:p>2 519</text:p>
          </table:table-cell>
          <table:table-cell table:style-name="ce664"/>
          <table:table-cell office:value-type="float" office:value="2630" table:style-name="ce665">
            <text:p>2 630</text:p>
          </table:table-cell>
          <table:table-cell table:style-name="ce666"/>
          <table:table-cell office:value-type="float" office:value="2445" table:style-name="ce681">
            <text:p>2 445</text:p>
          </table:table-cell>
          <table:table-cell table:style-name="ce682"/>
          <table:table-cell office:value-type="float" office:value="2222" table:style-name="ce681">
            <text:p>2 222</text:p>
          </table:table-cell>
          <table:table-cell table:style-name="ce349"/>
          <table:table-cell office:value-type="float" office:value="2187" table:style-name="ce685">
            <text:p>2 187</text:p>
          </table:table-cell>
          <table:table-cell office:value-type="string" table:style-name="ce679">
            <text:p>r</text:p>
          </table:table-cell>
          <table:table-cell office:value-type="float" office:value="1889" table:style-name="ce685">
            <text:p>1 889</text:p>
          </table:table-cell>
          <table:table-cell office:value-type="string" table:style-name="ce679">
            <text:p>r</text:p>
          </table:table-cell>
          <table:table-cell office:value-type="float" office:value="1717" table:style-name="ce686">
            <text:p>1 717</text:p>
          </table:table-cell>
          <table:table-cell table:number-columns-repeated="10" table:style-name="ce642"/>
          <table:table-cell table:number-columns-repeated="16355"/>
        </table:table-row>
        <table:table-row table:style-name="ro10">
          <table:covered-table-cell/>
          <table:table-cell office:value-type="string" table:style-name="ce683">
            <text:p>SUME<text:span text:style-name="T3">4</text:span></text:p>
          </table:table-cell>
          <table:table-cell office:value-type="float" office:value="35726" table:style-name="ce663">
            <text:p>35 726</text:p>
          </table:table-cell>
          <table:table-cell table:style-name="ce664"/>
          <table:table-cell office:value-type="float" office:value="34607" table:style-name="ce665">
            <text:p>34 607</text:p>
          </table:table-cell>
          <table:table-cell table:style-name="ce664"/>
          <table:table-cell office:value-type="float" office:value="35726" table:style-name="ce665">
            <text:p>35 726</text:p>
          </table:table-cell>
          <table:table-cell table:style-name="ce664"/>
          <table:table-cell office:value-type="float" office:value="35267" table:style-name="ce665">
            <text:p>35 267</text:p>
          </table:table-cell>
          <table:table-cell table:style-name="ce675"/>
          <table:table-cell office:value-type="float" office:value="33765" table:style-name="ce681">
            <text:p>33 765</text:p>
          </table:table-cell>
          <table:table-cell table:style-name="ce675"/>
          <table:table-cell office:value-type="float" office:value="33791" table:style-name="ce681">
            <text:p>33 791</text:p>
          </table:table-cell>
          <table:table-cell table:style-name="ce677"/>
          <table:table-cell office:value-type="float" office:value="34111" table:style-name="ce685">
            <text:p>34 111</text:p>
          </table:table-cell>
          <table:table-cell office:value-type="string" table:style-name="ce679">
            <text:p>r</text:p>
          </table:table-cell>
          <table:table-cell office:value-type="float" office:value="38559" table:style-name="ce685">
            <text:p>38 559</text:p>
          </table:table-cell>
          <table:table-cell office:value-type="string" table:style-name="ce679">
            <text:p>r</text:p>
          </table:table-cell>
          <table:table-cell office:value-type="float" office:value="37805" table:style-name="ce686">
            <text:p>37 805</text:p>
          </table:table-cell>
          <table:table-cell table:number-columns-repeated="10" table:style-name="ce642"/>
          <table:table-cell table:number-columns-repeated="16355"/>
        </table:table-row>
        <table:table-row table:style-name="ro10">
          <table:covered-table-cell/>
          <table:table-cell office:value-type="string" table:style-name="ce683">
            <text:p>AUC<text:span text:style-name="T3">5</text:span><text:s/>SUME</text:p>
          </table:table-cell>
          <table:table-cell office:value-type="float" office:value="12055" table:style-name="ce663">
            <text:p>12 055</text:p>
          </table:table-cell>
          <table:table-cell table:style-name="ce664"/>
          <table:table-cell office:value-type="float" office:value="13629" table:style-name="ce665">
            <text:p>13 629</text:p>
          </table:table-cell>
          <table:table-cell table:style-name="ce664"/>
          <table:table-cell office:value-type="float" office:value="12080" table:style-name="ce665">
            <text:p>12 080</text:p>
          </table:table-cell>
          <table:table-cell table:style-name="ce664"/>
          <table:table-cell office:value-type="float" office:value="12336" table:style-name="ce665">
            <text:p>12 336</text:p>
          </table:table-cell>
          <table:table-cell table:style-name="ce675"/>
          <table:table-cell office:value-type="float" office:value="13604" table:style-name="ce681">
            <text:p>13 604</text:p>
          </table:table-cell>
          <table:table-cell table:style-name="ce675"/>
          <table:table-cell office:value-type="float" office:value="14300" table:style-name="ce681">
            <text:p>14 300</text:p>
          </table:table-cell>
          <table:table-cell table:style-name="ce677"/>
          <table:table-cell office:value-type="float" office:value="16386" table:style-name="ce685">
            <text:p>16 386</text:p>
          </table:table-cell>
          <table:table-cell office:value-type="string" table:style-name="ce679">
            <text:p>r</text:p>
          </table:table-cell>
          <table:table-cell office:value-type="float" office:value="14504" table:style-name="ce685">
            <text:p>14 504</text:p>
          </table:table-cell>
          <table:table-cell office:value-type="string" table:style-name="ce679">
            <text:p>r</text:p>
          </table:table-cell>
          <table:table-cell office:value-type="float" office:value="16063" table:style-name="ce686">
            <text:p>16 063</text:p>
          </table:table-cell>
          <table:table-cell table:number-columns-repeated="10" table:style-name="ce642"/>
          <table:table-cell table:number-columns-repeated="16355"/>
        </table:table-row>
        <table:table-row table:style-name="ro10">
          <table:covered-table-cell/>
          <table:table-cell office:value-type="string" table:style-name="ce683">
            <text:p>AUC<text:span text:style-name="T3">5<text:s/></text:span>Other</text:p>
          </table:table-cell>
          <table:table-cell office:value-type="float" office:value="4735" table:style-name="ce663">
            <text:p>4 735</text:p>
          </table:table-cell>
          <table:table-cell table:style-name="ce664"/>
          <table:table-cell office:value-type="float" office:value="5969" table:style-name="ce665">
            <text:p>5 969</text:p>
          </table:table-cell>
          <table:table-cell table:style-name="ce684"/>
          <table:table-cell office:value-type="float" office:value="5425" table:style-name="ce665">
            <text:p>5 425</text:p>
          </table:table-cell>
          <table:table-cell table:style-name="ce664"/>
          <table:table-cell office:value-type="float" office:value="6629" table:style-name="ce665">
            <text:p>6 629</text:p>
          </table:table-cell>
          <table:table-cell table:style-name="ce666"/>
          <table:table-cell office:value-type="float" office:value="7290" table:style-name="ce681">
            <text:p>7 290</text:p>
          </table:table-cell>
          <table:table-cell table:style-name="ce682"/>
          <table:table-cell office:value-type="float" office:value="5567" table:style-name="ce681">
            <text:p>5 567</text:p>
          </table:table-cell>
          <table:table-cell table:style-name="ce349"/>
          <table:table-cell office:value-type="float" office:value="5999" table:style-name="ce685">
            <text:p>5 999</text:p>
          </table:table-cell>
          <table:table-cell table:style-name="ce685"/>
          <table:table-cell office:value-type="float" office:value="6630" table:style-name="ce685">
            <text:p>6 630</text:p>
          </table:table-cell>
          <table:table-cell office:value-type="string" table:style-name="ce679">
            <text:p>r</text:p>
          </table:table-cell>
          <table:table-cell office:value-type="float" office:value="8059" table:style-name="ce686">
            <text:p>8 059</text:p>
          </table:table-cell>
          <table:table-cell table:number-columns-repeated="10" table:style-name="ce642"/>
          <table:table-cell table:number-columns-repeated="16355"/>
        </table:table-row>
        <table:table-row table:style-name="ro10">
          <table:table-cell table:number-columns-spanned="2" table:number-rows-spanned="1" table:style-name="ce166"/>
          <table:covered-table-cell/>
          <table:table-cell table:style-name="ce663"/>
          <table:table-cell table:style-name="ce664"/>
          <table:table-cell table:style-name="ce665"/>
          <table:table-cell table:style-name="ce664"/>
          <table:table-cell table:style-name="ce665"/>
          <table:table-cell table:style-name="ce664"/>
          <table:table-cell table:style-name="ce665"/>
          <table:table-cell table:style-name="ce666"/>
          <table:table-cell table:style-name="ce681"/>
          <table:table-cell table:style-name="ce682"/>
          <table:table-cell table:style-name="ce681"/>
          <table:table-cell table:style-name="ce349"/>
          <table:table-cell table:number-columns-repeated="4" table:style-name="ce669"/>
          <table:table-cell table:style-name="ce670"/>
          <table:table-cell table:number-columns-repeated="10" table:style-name="ce642"/>
          <table:table-cell table:number-columns-repeated="16355"/>
        </table:table-row>
        <table:table-row table:style-name="ro10">
          <table:table-cell office:value-type="string" table:number-columns-spanned="2" table:number-rows-spanned="1" table:style-name="ce713">
            <text:p>Intangible Assets<text:span text:style-name="T8">6</text:span></text:p>
          </table:table-cell>
          <table:covered-table-cell/>
          <table:table-cell office:value-type="float" office:value="27529" table:style-name="ce671">
            <text:p>27 529</text:p>
          </table:table-cell>
          <table:table-cell table:style-name="ce672"/>
          <table:table-cell office:value-type="float" office:value="27851" table:style-name="ce673">
            <text:p>27 851</text:p>
          </table:table-cell>
          <table:table-cell table:style-name="ce674"/>
          <table:table-cell office:value-type="float" office:value="27418" table:style-name="ce673">
            <text:p>27 418</text:p>
          </table:table-cell>
          <table:table-cell table:style-name="ce672"/>
          <table:table-cell office:value-type="float" office:value="24918" table:style-name="ce673">
            <text:p>24 918</text:p>
          </table:table-cell>
          <table:table-cell table:style-name="ce666"/>
          <table:table-cell office:value-type="float" office:value="25567" table:style-name="ce676">
            <text:p>25 567</text:p>
          </table:table-cell>
          <table:table-cell table:style-name="ce682"/>
          <table:table-cell office:value-type="float" office:value="26330" table:style-name="ce676">
            <text:p>26 330</text:p>
          </table:table-cell>
          <table:table-cell table:style-name="ce349"/>
          <table:table-cell office:value-type="float" office:value="27544" table:style-name="ce678">
            <text:p>27 544</text:p>
          </table:table-cell>
          <table:table-cell office:value-type="string" table:style-name="ce679">
            <text:p>r</text:p>
          </table:table-cell>
          <table:table-cell office:value-type="float" office:value="28181" table:style-name="ce678">
            <text:p>28 181</text:p>
          </table:table-cell>
          <table:table-cell office:value-type="string" table:style-name="ce679">
            <text:p>r</text:p>
          </table:table-cell>
          <table:table-cell office:value-type="float" office:value="28819" table:style-name="ce680">
            <text:p>28 819</text:p>
          </table:table-cell>
          <table:table-cell table:number-columns-repeated="10" table:style-name="ce642"/>
          <table:table-cell table:number-columns-repeated="16355"/>
        </table:table-row>
        <table:table-row table:style-name="ro10">
          <table:table-cell table:number-columns-spanned="2" table:number-rows-spanned="1" table:style-name="ce166"/>
          <table:covered-table-cell/>
          <table:table-cell table:style-name="ce687"/>
          <table:table-cell table:style-name="ce688"/>
          <table:table-cell table:style-name="ce689"/>
          <table:table-cell table:style-name="ce690"/>
          <table:table-cell table:style-name="ce689"/>
          <table:table-cell table:style-name="ce688"/>
          <table:table-cell table:style-name="ce689"/>
          <table:table-cell table:style-name="ce666"/>
          <table:table-cell table:style-name="ce691"/>
          <table:table-cell table:style-name="ce682"/>
          <table:table-cell table:style-name="ce691"/>
          <table:table-cell table:style-name="ce349"/>
          <table:table-cell table:number-columns-repeated="4" table:style-name="ce669"/>
          <table:table-cell table:style-name="ce670"/>
          <table:table-cell table:number-columns-repeated="10" table:style-name="ce642"/>
          <table:table-cell table:number-columns-repeated="16355"/>
        </table:table-row>
        <table:table-row table:style-name="ro10">
          <table:table-cell office:value-type="string" table:number-columns-spanned="2" table:number-rows-spanned="1" table:style-name="ce713">
            <text:p>Receivables due after more than one year<text:span text:style-name="T8">7</text:span></text:p>
          </table:table-cell>
          <table:covered-table-cell/>
          <table:table-cell office:value-type="float" office:value="1047" table:style-name="ce671">
            <text:p>1 047</text:p>
          </table:table-cell>
          <table:table-cell table:style-name="ce674"/>
          <table:table-cell office:value-type="float" office:value="988" table:style-name="ce673">
            <text:p><text:s/>988</text:p>
          </table:table-cell>
          <table:table-cell table:style-name="ce674"/>
          <table:table-cell office:value-type="float" office:value="605" table:style-name="ce673">
            <text:p><text:s/>605</text:p>
          </table:table-cell>
          <table:table-cell table:style-name="ce672"/>
          <table:table-cell office:value-type="float" office:value="915" table:style-name="ce673">
            <text:p><text:s/>915</text:p>
          </table:table-cell>
          <table:table-cell table:style-name="ce666"/>
          <table:table-cell office:value-type="float" office:value="790" table:style-name="ce676">
            <text:p><text:s/>790</text:p>
          </table:table-cell>
          <table:table-cell table:style-name="ce682"/>
          <table:table-cell office:value-type="float" office:value="800" table:style-name="ce676">
            <text:p><text:s/>800</text:p>
          </table:table-cell>
          <table:table-cell office:value-type="string" table:style-name="ce457">
            <text:p>||</text:p>
          </table:table-cell>
          <table:table-cell office:value-type="float" office:value="468" table:style-name="ce678">
            <text:p><text:s/>468</text:p>
          </table:table-cell>
          <table:table-cell table:style-name="ce678"/>
          <table:table-cell office:value-type="float" office:value="577" table:style-name="ce678">
            <text:p><text:s/>577</text:p>
          </table:table-cell>
          <table:table-cell table:style-name="ce678"/>
          <table:table-cell office:value-type="float" office:value="591" table:style-name="ce680">
            <text:p><text:s/>591</text:p>
          </table:table-cell>
          <table:table-cell table:number-columns-repeated="10" table:style-name="ce642"/>
          <table:table-cell table:number-columns-repeated="16355"/>
        </table:table-row>
        <table:table-row table:style-name="ro10">
          <table:table-cell table:number-columns-spanned="2" table:number-rows-spanned="1" table:style-name="ce166"/>
          <table:covered-table-cell/>
          <table:table-cell table:style-name="ce663"/>
          <table:table-cell table:style-name="ce664"/>
          <table:table-cell table:style-name="ce665"/>
          <table:table-cell table:style-name="ce664"/>
          <table:table-cell table:style-name="ce665"/>
          <table:table-cell table:style-name="ce664"/>
          <table:table-cell table:style-name="ce681"/>
          <table:table-cell table:style-name="ce682"/>
          <table:table-cell table:style-name="ce681"/>
          <table:table-cell table:style-name="ce682"/>
          <table:table-cell table:style-name="ce681"/>
          <table:table-cell table:style-name="ce349"/>
          <table:table-cell table:number-columns-repeated="4" table:style-name="ce685"/>
          <table:table-cell table:style-name="ce686"/>
          <table:table-cell table:number-columns-repeated="10" table:style-name="ce642"/>
          <table:table-cell table:number-columns-repeated="16355"/>
        </table:table-row>
        <table:table-row table:style-name="ro10">
          <table:table-cell office:value-type="string" table:number-columns-spanned="2" table:number-rows-spanned="1" table:style-name="ce713">
            <text:p>Financial Assets<text:span text:style-name="T8">7,8</text:span></text:p>
          </table:table-cell>
          <table:covered-table-cell/>
          <table:table-cell office:value-type="float" office:value="169" table:style-name="ce671">
            <text:p><text:s/>169</text:p>
          </table:table-cell>
          <table:table-cell table:style-name="ce674"/>
          <table:table-cell office:value-type="float" office:value="164" table:style-name="ce673">
            <text:p><text:s/>164</text:p>
          </table:table-cell>
          <table:table-cell table:style-name="ce692"/>
          <table:table-cell office:value-type="float" office:value="136" table:style-name="ce673">
            <text:p><text:s/>136</text:p>
          </table:table-cell>
          <table:table-cell table:style-name="ce692"/>
          <table:table-cell office:value-type="float" office:value="103" table:style-name="ce673">
            <text:p><text:s/>103</text:p>
          </table:table-cell>
          <table:table-cell table:style-name="ce666"/>
          <table:table-cell office:value-type="float" office:value="77" table:style-name="ce676">
            <text:p><text:s/>77</text:p>
          </table:table-cell>
          <table:table-cell table:style-name="ce682"/>
          <table:table-cell office:value-type="float" office:value="73" table:style-name="ce676">
            <text:p><text:s/>73</text:p>
          </table:table-cell>
          <table:table-cell table:style-name="ce349"/>
          <table:table-cell office:value-type="float" office:value="13" table:style-name="ce678">
            <text:p><text:s/>13</text:p>
          </table:table-cell>
          <table:table-cell table:style-name="ce678"/>
          <table:table-cell office:value-type="float" office:value="13" table:style-name="ce678">
            <text:p><text:s/>13</text:p>
          </table:table-cell>
          <table:table-cell table:style-name="ce678"/>
          <table:table-cell office:value-type="float" office:value="13" table:style-name="ce680">
            <text:p><text:s/>13</text:p>
          </table:table-cell>
          <table:table-cell table:number-columns-repeated="10" table:style-name="ce642"/>
          <table:table-cell table:number-columns-repeated="16355"/>
        </table:table-row>
        <table:table-row table:style-name="ro10">
          <table:table-cell table:style-name="ce693"/>
          <table:table-cell table:style-name="ce694"/>
          <table:table-cell table:style-name="ce671"/>
          <table:table-cell table:style-name="ce674"/>
          <table:table-cell table:style-name="ce673"/>
          <table:table-cell table:style-name="ce692"/>
          <table:table-cell table:style-name="ce673"/>
          <table:table-cell table:style-name="ce692"/>
          <table:table-cell table:style-name="ce673"/>
          <table:table-cell table:style-name="ce666"/>
          <table:table-cell table:style-name="ce676"/>
          <table:table-cell table:style-name="ce682"/>
          <table:table-cell table:style-name="ce676"/>
          <table:table-cell table:style-name="ce349"/>
          <table:table-cell table:number-columns-repeated="4" table:style-name="ce678"/>
          <table:table-cell table:style-name="ce680"/>
          <table:table-cell table:number-columns-repeated="10" table:style-name="ce642"/>
          <table:table-cell table:number-columns-repeated="16355"/>
        </table:table-row>
        <table:table-row table:style-name="ro10">
          <table:table-cell office:value-type="string" table:number-columns-spanned="2" table:number-rows-spanned="1" table:style-name="ce713">
            <text:p>Retirement Benefit Scheme Assets<text:span text:style-name="T8">9</text:span></text:p>
          </table:table-cell>
          <table:covered-table-cell/>
          <table:table-cell office:value-type="string" table:style-name="ce695">
            <text:p>..</text:p>
          </table:table-cell>
          <table:table-cell table:style-name="ce696"/>
          <table:table-cell office:value-type="string" table:style-name="ce697">
            <text:p>..</text:p>
          </table:table-cell>
          <table:table-cell table:style-name="ce696"/>
          <table:table-cell office:value-type="string" table:style-name="ce697">
            <text:p>..</text:p>
          </table:table-cell>
          <table:table-cell table:style-name="ce696"/>
          <table:table-cell office:value-type="string" table:style-name="ce697">
            <text:p>..</text:p>
          </table:table-cell>
          <table:table-cell table:style-name="ce666"/>
          <table:table-cell office:value-type="string" table:style-name="ce697">
            <text:p>..</text:p>
          </table:table-cell>
          <table:table-cell table:style-name="ce666"/>
          <table:table-cell office:value-type="string" table:style-name="ce697">
            <text:p>..</text:p>
          </table:table-cell>
          <table:table-cell office:value-type="string" table:style-name="ce457">
            <text:p>||</text:p>
          </table:table-cell>
          <table:table-cell office:value-type="float" office:value="16" table:style-name="ce678">
            <text:p><text:s/>16</text:p>
          </table:table-cell>
          <table:table-cell table:style-name="ce678"/>
          <table:table-cell office:value-type="float" office:value="16" table:style-name="ce678">
            <text:p><text:s/>16</text:p>
          </table:table-cell>
          <table:table-cell table:style-name="ce678"/>
          <table:table-cell office:value-type="float" office:value="16" table:style-name="ce680">
            <text:p><text:s/>16</text:p>
          </table:table-cell>
          <table:table-cell table:number-columns-repeated="10" table:style-name="ce642"/>
          <table:table-cell table:number-columns-repeated="16355"/>
        </table:table-row>
        <table:table-row table:style-name="ro10">
          <table:table-cell table:number-columns-spanned="2" table:number-rows-spanned="1" table:style-name="ce427"/>
          <table:covered-table-cell/>
          <table:table-cell table:style-name="ce698"/>
          <table:table-cell table:style-name="ce699"/>
          <table:table-cell table:style-name="ce700"/>
          <table:table-cell table:style-name="ce699"/>
          <table:table-cell table:number-columns-repeated="3" table:style-name="ce700"/>
          <table:table-cell table:style-name="ce701"/>
          <table:table-cell table:style-name="ce702"/>
          <table:table-cell table:number-columns-repeated="3" table:style-name="ce703"/>
          <table:table-cell table:number-columns-repeated="4" table:style-name="ce702"/>
          <table:table-cell table:style-name="ce704"/>
          <table:table-cell table:number-columns-repeated="10" table:style-name="ce642"/>
          <table:table-cell table:number-columns-repeated="16355"/>
        </table:table-row>
        <table:table-row table:style-name="ro10">
          <table:table-cell office:value-type="string" table:number-columns-spanned="19" table:number-rows-spanned="1" table:style-name="ce715">
            <text:p>Source: Defence Statistics (Defence Expenditure Analysis) and Defence Resources</text:p>
          </table:table-cell>
          <table:covered-table-cell table:number-columns-repeated="18"/>
          <table:table-cell table:number-columns-repeated="10" table:style-name="ce642"/>
          <table:table-cell table:number-columns-repeated="16355"/>
        </table:table-row>
        <table:table-row table:style-name="ro24">
          <table:table-cell office:value-type="string" table:style-name="ce705">
            <text:p>1.</text:p>
          </table:table-cell>
          <table:table-cell office:value-type="string" table:number-columns-spanned="18" table:number-rows-spanned="1" table:style-name="ce716">
            <text:p>Figures provided are as 31 March of the financial year concerned and are taken from the MOD Non-Current Assets Register. Figures relate to the net book value of the MOD Non-Current assets. The net value of an asset is equal to its original cost (its book value) minus depreciation and amortisation costs.</text:p>
          </table:table-cell>
          <table:covered-table-cell table:number-columns-repeated="17"/>
          <table:table-cell table:number-columns-repeated="10" table:style-name="ce642"/>
          <table:table-cell table:number-columns-repeated="16355"/>
        </table:table-row>
        <table:table-row table:style-name="ro24">
          <table:table-cell office:value-type="string" table:style-name="ce705">
            <text:p>2.</text:p>
          </table:table-cell>
          <table:table-cell office:value-type="string" table:number-columns-spanned="18" table:number-rows-spanned="1" table:style-name="ce716">
            <text:p>Figures for 2013/14 and 2014/15 were restated following the reclassification of inventory as non-current assets.</text:p>
          </table:table-cell>
          <table:covered-table-cell table:number-columns-repeated="17"/>
          <table:table-cell table:number-columns-repeated="10" table:style-name="ce642"/>
          <table:table-cell table:number-columns-repeated="16355"/>
        </table:table-row>
        <table:table-row table:style-name="ro24">
          <table:table-cell office:value-type="string" table:style-name="ce706">
            <text:p>3.</text:p>
          </table:table-cell>
          <table:table-cell office:value-type="string" table:number-columns-spanned="18" table:number-rows-spanned="1" table:style-name="ce716">
            <text:p>Balances for 31 Mar 2017 and 31 Mar 2018 have been restated following a number of Prior Period Adjustments. Further detail can be found in Note 23 on Page 236 of the 2018/19 Annual Report &amp; Accounts.</text:p>
          </table:table-cell>
          <table:covered-table-cell table:number-columns-repeated="17"/>
          <table:table-cell office:value-type="string" table:number-columns-spanned="10" table:number-rows-spanned="1" table:style-name="ce590">
            <text:p><text:a xlink:href="https://www.gov.uk/government/publications/ministry-of-defence-annual-report-and-accounts-2014-to-2015">https://www.gov.uk/government/publications/ministry-of-defence-annual-report-and-accounts-2018-to-19</text:a></text:p>
          </table:table-cell>
          <table:covered-table-cell table:number-columns-repeated="9"/>
          <table:table-cell table:number-columns-repeated="16355"/>
        </table:table-row>
        <table:table-row table:style-name="ro42">
          <table:table-cell office:value-type="string" table:style-name="ce705">
            <text:p>4.</text:p>
          </table:table-cell>
          <table:table-cell office:value-type="string" table:number-columns-spanned="18" table:number-rows-spanned="1" table:style-name="ce716">
            <text:p>SUME refers to Single Use Military Equipment.</text:p>
          </table:table-cell>
          <table:covered-table-cell table:number-columns-repeated="17"/>
          <table:table-cell table:number-columns-repeated="10" table:style-name="ce642"/>
          <table:table-cell table:number-columns-repeated="16355"/>
        </table:table-row>
        <table:table-row table:style-name="ro42">
          <table:table-cell office:value-type="string" table:style-name="ce705">
            <text:p>5.</text:p>
          </table:table-cell>
          <table:table-cell office:value-type="string" table:number-columns-spanned="18" table:number-rows-spanned="1" table:style-name="ce716">
            <text:p>AUC refers to Assets Under Construction.</text:p>
          </table:table-cell>
          <table:covered-table-cell table:number-columns-repeated="17"/>
          <table:table-cell table:number-columns-repeated="10" table:style-name="ce642"/>
          <table:table-cell table:number-columns-repeated="16355"/>
        </table:table-row>
        <table:table-row table:style-name="ro24">
          <table:table-cell office:value-type="string" table:style-name="ce705">
            <text:p>6.</text:p>
          </table:table-cell>
          <table:table-cell office:value-type="string" table:number-columns-spanned="18" table:number-rows-spanned="1" table:style-name="ce716">
            <text:p>Identifiable non-monetary assets that cannot be seen, touched or physically measured, which are created through time and/or effort and that are identifiable as a separate asset.</text:p>
          </table:table-cell>
          <table:covered-table-cell table:number-columns-repeated="17"/>
          <table:table-cell table:number-columns-repeated="10" table:style-name="ce642"/>
          <table:table-cell table:number-columns-repeated="16355"/>
        </table:table-row>
        <table:table-row table:style-name="ro31">
          <table:table-cell office:value-type="string" table:style-name="ce706">
            <text:p>7.</text:p>
          </table:table-cell>
          <table:table-cell office:value-type="string" table:number-columns-spanned="18" table:number-rows-spanned="1" table:style-name="ce716">
            <text:p>Following advice from Defence Resources, and in order to be consistent with the value of the Non-Current Assets reported in the Annual Report and Accounts, the value of Receivables due after more than one year is now included as a separate category.<text:s/></text:p>
          </table:table-cell>
          <table:covered-table-cell table:number-columns-repeated="17"/>
          <table:table-cell table:number-columns-repeated="10" table:style-name="ce642"/>
          <table:table-cell table:number-columns-repeated="16355"/>
        </table:table-row>
        <table:table-row table:style-name="ro26">
          <table:table-cell office:value-type="string" table:style-name="ce706">
            <text:p>8.</text:p>
          </table:table-cell>
          <table:table-cell office:value-type="string" table:number-columns-spanned="18" table:number-rows-spanned="1" table:style-name="ce716">
            <text:p>From 31 March 2010 the Public Dividend Capital balances, loan balances and repayments have been restated to reflect the transfer of the Meterological Office to BIS. The value of investment property is consolidated as a result of the inclusion of Non Departmental Public Bodies (NDPB) and Other Bodies within the accounting boundary.</text:p>
          </table:table-cell>
          <table:covered-table-cell table:number-columns-repeated="17"/>
          <table:table-cell table:number-columns-repeated="10" table:style-name="ce642"/>
          <table:table-cell table:number-columns-repeated="16355"/>
        </table:table-row>
        <table:table-row table:style-name="ro24">
          <table:table-cell office:value-type="string" table:style-name="ce706">
            <text:p>9.</text:p>
          </table:table-cell>
          <table:table-cell office:value-type="string" table:number-columns-spanned="18" table:number-rows-spanned="1" table:style-name="ce716">
            <text:p>The value of assets and liabilities in respect of retirement benefit schemes have been separately disclosed since 31 March 2017. Assets were previously includes as receivables due after one year.</text:p>
          </table:table-cell>
          <table:covered-table-cell table:number-columns-repeated="17"/>
          <table:table-cell table:number-columns-repeated="10" table:style-name="ce642"/>
          <table:table-cell table:number-columns-repeated="16355"/>
        </table:table-row>
        <table:table-row table:style-name="ro10">
          <table:table-cell table:style-name="ce1"/>
          <table:table-cell table:number-columns-spanned="18" table:number-rows-spanned="1" table:style-name="ce159"/>
          <table:covered-table-cell table:number-columns-repeated="17"/>
          <table:table-cell table:number-columns-repeated="16365" table:style-name="ce1"/>
        </table:table-row>
        <table:table-row table:number-rows-repeated="1048538" table:style-name="ro10">
          <table:table-cell table:number-columns-repeated="16384"/>
        </table:table-row>
      </table:table>
      <table:table table:name="Table_8" table:style-name="ta11">
        <table:table-column table:style-name="co13" table:default-cell-style-name="ce1"/>
        <table:table-column table:style-name="co37" table:default-cell-style-name="ce1"/>
        <table:table-column table:style-name="co38" table:default-cell-style-name="ce1"/>
        <table:table-column table:style-name="co21" table:number-columns-repeated="4" table:default-cell-style-name="ce1"/>
        <table:table-column table:style-name="co10" table:default-cell-style-name="ce1"/>
        <table:table-column table:style-name="co21" table:number-columns-repeated="3" table:default-cell-style-name="ce1"/>
        <table:table-column table:style-name="co39" table:default-cell-style-name="ce1"/>
        <table:table-column table:style-name="co21" table:default-cell-style-name="ce1"/>
        <table:table-column table:style-name="co11" table:default-cell-style-name="ce1"/>
        <table:table-column table:style-name="co22" table:default-cell-style-name="ce1"/>
        <table:table-column table:style-name="co1" table:default-cell-style-name="ce1"/>
        <table:table-column table:style-name="co11" table:default-cell-style-name="ce1"/>
        <table:table-column table:style-name="co1" table:number-columns-repeated="16367" table:default-cell-style-name="ce1"/>
        <table:table-row table:style-name="ro3">
          <table:table-cell office:value-type="string" table:number-columns-spanned="18" table:number-rows-spanned="1" table:style-name="ce756">
            <text:p>Table 8 - External Income Earned by MOD</text:p>
          </table:table-cell>
          <table:covered-table-cell table:number-columns-repeated="17"/>
          <table:table-cell table:number-columns-repeated="16366" table:style-name="ce1"/>
        </table:table-row>
        <table:table-row table:style-name="ro37">
          <table:table-cell office:value-type="string" table:number-columns-spanned="18" table:number-rows-spanned="1" table:style-name="ce757">
            <text:p>This table provides a breakdown of the revenue earned by MOD shown by income source. Where the Department has spare capacity, it provides a range of services to external organisations. The majority of these services are in the form of military support to foreign governments and other government departments. <text:s/>Where appropriate, costs are recovered in accordance with<text:s/><text:span text:style-name="T6">Managing Public Money</text:span><text:s/>guidance set out by HM Treasury. On a smaller scale, the Department provides services to support charities, local community initiatives, as well as commercial companies, where there is a defence interest.</text:p>
          </table:table-cell>
          <table:covered-table-cell table:number-columns-repeated="17"/>
          <table:table-cell office:value-type="string" table:style-name="ce644">
            <text:p><text:a xlink:href="https://www.gov.uk/government/publications/managing-public-money">https://www.gov.uk/government/publications/managing-public-money</text:a></text:p>
          </table:table-cell>
          <table:table-cell table:number-columns-repeated="16365"/>
        </table:table-row>
        <table:table-row table:style-name="ro26">
          <table:table-cell office:value-type="string" table:number-columns-spanned="18" table:number-rows-spanned="1" table:style-name="ce758">
            <text:p>Further information about the quality of data and methods used in the production of these statistics, along with details of their intended use, can be found in the<text:s/><text:span text:style-name="T6">Background Quality Report - Departmental Resources Statistics</text:span>.</text:p>
          </table:table-cell>
          <table:covered-table-cell table:number-columns-repeated="17"/>
          <table:table-cell office:value-type="string" table:style-name="ce644">
            <text:p><text:a xlink:href="https://www.gov.uk/government/statistics/defence-departmental-resources-2018">https://www.gov.uk/government/statistics/defence-departmental-resources-2019</text:a></text:p>
          </table:table-cell>
          <table:table-cell table:number-columns-repeated="16365"/>
        </table:table-row>
        <table:table-row table:style-name="ro9">
          <table:table-cell office:value-type="string" table:number-columns-spanned="18" table:number-rows-spanned="1" table:style-name="ce759">
            <text:p>Inclusive of non-recoverable VAT at Current Prices (£ million)</text:p>
          </table:table-cell>
          <table:covered-table-cell table:number-columns-repeated="17"/>
          <table:table-cell table:number-columns-repeated="16366" table:style-name="ce1"/>
        </table:table-row>
        <table:table-row table:style-name="ro10">
          <table:table-cell table:number-columns-spanned="3" table:number-rows-spanned="1" table:style-name="ce256"/>
          <table:covered-table-cell table:number-columns-repeated="2"/>
          <table:table-cell office:value-type="string" table:style-name="ce718">
            <text:p>2007/08</text:p>
          </table:table-cell>
          <table:table-cell office:value-type="string" table:style-name="ce718">
            <text:p>2008/09</text:p>
          </table:table-cell>
          <table:table-cell office:value-type="string" table:style-name="ce718">
            <text:p>2009/10</text:p>
          </table:table-cell>
          <table:table-cell office:value-type="string" table:style-name="ce718">
            <text:p>2010/11</text:p>
          </table:table-cell>
          <table:table-cell table:style-name="ce719"/>
          <table:table-cell office:value-type="string" table:style-name="ce718">
            <text:p>2011/12</text:p>
          </table:table-cell>
          <table:table-cell office:value-type="string" table:style-name="ce718">
            <text:p>2012/13</text:p>
          </table:table-cell>
          <table:table-cell office:value-type="string" table:style-name="ce718">
            <text:p>2013/14</text:p>
          </table:table-cell>
          <table:table-cell office:value-type="string" table:style-name="ce718">
            <text:p>2014/15</text:p>
          </table:table-cell>
          <table:table-cell office:value-type="string" table:style-name="ce718">
            <text:p>2015/16</text:p>
          </table:table-cell>
          <table:table-cell table:style-name="ce720"/>
          <table:table-cell office:value-type="string" table:style-name="ce718">
            <text:p>2016/17</text:p>
          </table:table-cell>
          <table:table-cell office:value-type="string" table:style-name="ce718">
            <text:p>2017/18</text:p>
          </table:table-cell>
          <table:table-cell table:style-name="ce718"/>
          <table:table-cell office:value-type="string" table:style-name="ce721">
            <text:p>2018/19</text:p>
          </table:table-cell>
          <table:table-cell table:number-columns-repeated="16366" table:style-name="ce1"/>
        </table:table-row>
        <table:table-row table:style-name="ro10">
          <table:table-cell office:value-type="string" table:number-columns-spanned="3" table:number-rows-spanned="1" table:style-name="ce760">
            <text:p>Departmental Group - Income Earned<text:span text:style-name="T8">1</text:span></text:p>
          </table:table-cell>
          <table:covered-table-cell table:number-columns-repeated="2"/>
          <table:table-cell office:value-type="float" office:value="1394" table:style-name="ce722">
            <text:p><text:s/>1 394</text:p>
          </table:table-cell>
          <table:table-cell office:value-type="float" office:value="1479" table:style-name="ce723">
            <text:p><text:s/>1 479</text:p>
          </table:table-cell>
          <table:table-cell office:value-type="float" office:value="1409" table:style-name="ce722">
            <text:p><text:s/>1 409</text:p>
          </table:table-cell>
          <table:table-cell office:value-type="float" office:value="1316" table:style-name="ce722">
            <text:p><text:s/>1 316</text:p>
          </table:table-cell>
          <table:table-cell office:value-type="string" table:style-name="ce724">
            <text:p>||</text:p>
          </table:table-cell>
          <table:table-cell office:value-type="float" office:value="1406" table:style-name="ce722">
            <text:p><text:s/>1 406</text:p>
          </table:table-cell>
          <table:table-cell office:value-type="float" office:value="1494" table:style-name="ce722">
            <text:p><text:s/>1 494</text:p>
          </table:table-cell>
          <table:table-cell office:value-type="float" office:value="1246" table:style-name="ce722">
            <text:p><text:s/>1 246</text:p>
          </table:table-cell>
          <table:table-cell office:value-type="float" office:value="1466" table:style-name="ce722">
            <text:p><text:s/>1 466</text:p>
          </table:table-cell>
          <table:table-cell office:value-type="float" office:value="1159" table:style-name="ce723">
            <text:p><text:s/>1 159</text:p>
          </table:table-cell>
          <table:table-cell table:style-name="ce725"/>
          <table:table-cell office:value-type="float" office:value="1369" table:style-name="ce726">
            <text:p>1 369</text:p>
          </table:table-cell>
          <table:table-cell office:value-type="float" office:value="1391" table:style-name="ce727">
            <text:p>1 391</text:p>
          </table:table-cell>
          <table:table-cell table:style-name="ce726"/>
          <table:table-cell office:value-type="float" office:value="1553" table:style-name="ce728">
            <text:p>1 553</text:p>
          </table:table-cell>
          <table:table-cell table:number-columns-repeated="16366" table:style-name="ce1"/>
        </table:table-row>
        <table:table-row table:style-name="ro10">
          <table:table-cell table:number-columns-spanned="3" table:number-rows-spanned="1" table:style-name="ce166"/>
          <table:covered-table-cell table:number-columns-repeated="2"/>
          <table:table-cell table:number-columns-repeated="10" table:style-name="ce729"/>
          <table:table-cell table:style-name="ce730"/>
          <table:table-cell table:style-name="ce731"/>
          <table:table-cell table:number-columns-repeated="2" table:style-name="ce732"/>
          <table:table-cell table:style-name="ce733"/>
          <table:table-cell table:number-columns-repeated="16366" table:style-name="ce1"/>
        </table:table-row>
        <table:table-row table:style-name="ro10">
          <table:table-cell office:value-type="string" table:number-columns-spanned="3" table:number-rows-spanned="1" table:style-name="ce761">
            <text:p>Rental Income - Property<text:s/></text:p>
          </table:table-cell>
          <table:covered-table-cell table:number-columns-repeated="2"/>
          <table:table-cell office:value-type="float" office:value="34" table:style-name="ce734">
            <text:p><text:s text:c="2"/>34</text:p>
          </table:table-cell>
          <table:table-cell office:value-type="float" office:value="34" table:style-name="ce734">
            <text:p><text:s text:c="2"/>34</text:p>
          </table:table-cell>
          <table:table-cell office:value-type="float" office:value="30" table:style-name="ce734">
            <text:p><text:s text:c="2"/>30</text:p>
          </table:table-cell>
          <table:table-cell office:value-type="float" office:value="29" table:style-name="ce734">
            <text:p><text:s text:c="2"/>29</text:p>
          </table:table-cell>
          <table:table-cell table:style-name="ce735"/>
          <table:table-cell office:value-type="float" office:value="29" table:style-name="ce734">
            <text:p><text:s text:c="2"/>29</text:p>
          </table:table-cell>
          <table:table-cell office:value-type="float" office:value="30" table:style-name="ce734">
            <text:p><text:s text:c="2"/>30</text:p>
          </table:table-cell>
          <table:table-cell office:value-type="float" office:value="26" table:style-name="ce734">
            <text:p><text:s text:c="2"/>26</text:p>
          </table:table-cell>
          <table:table-cell office:value-type="float" office:value="27" table:style-name="ce734">
            <text:p><text:s text:c="2"/>27</text:p>
          </table:table-cell>
          <table:table-cell office:value-type="float" office:value="26" table:style-name="ce734">
            <text:p><text:s text:c="2"/>26</text:p>
          </table:table-cell>
          <table:table-cell table:style-name="ce736"/>
          <table:table-cell office:value-type="float" office:value="32" table:style-name="ce737">
            <text:p><text:s/>32</text:p>
          </table:table-cell>
          <table:table-cell office:value-type="float" office:value="52" table:style-name="ce729">
            <text:p>52</text:p>
          </table:table-cell>
          <table:table-cell table:style-name="ce729"/>
          <table:table-cell office:value-type="float" office:value="50" table:style-name="ce738">
            <text:p>50</text:p>
          </table:table-cell>
          <table:table-cell table:number-columns-repeated="16366" table:style-name="ce1"/>
        </table:table-row>
        <table:table-row table:style-name="ro10">
          <table:table-cell office:value-type="string" table:number-columns-spanned="3" table:number-rows-spanned="1" table:style-name="ce761">
            <text:p>Receipts - Personnel</text:p>
          </table:table-cell>
          <table:covered-table-cell table:number-columns-repeated="2"/>
          <table:table-cell office:value-type="float" office:value="413" table:style-name="ce734">
            <text:p><text:s text:c="2"/>413</text:p>
          </table:table-cell>
          <table:table-cell office:value-type="float" office:value="393" table:style-name="ce734">
            <text:p><text:s text:c="2"/>393</text:p>
          </table:table-cell>
          <table:table-cell office:value-type="float" office:value="373" table:style-name="ce734">
            <text:p><text:s text:c="2"/>373</text:p>
          </table:table-cell>
          <table:table-cell office:value-type="float" office:value="357" table:style-name="ce734">
            <text:p><text:s text:c="2"/>357</text:p>
          </table:table-cell>
          <table:table-cell table:style-name="ce735"/>
          <table:table-cell office:value-type="float" office:value="344" table:style-name="ce734">
            <text:p><text:s text:c="2"/>344</text:p>
          </table:table-cell>
          <table:table-cell office:value-type="float" office:value="342" table:style-name="ce734">
            <text:p><text:s text:c="2"/>342</text:p>
          </table:table-cell>
          <table:table-cell office:value-type="float" office:value="318" table:style-name="ce734">
            <text:p><text:s text:c="2"/>318</text:p>
          </table:table-cell>
          <table:table-cell office:value-type="float" office:value="313" table:style-name="ce734">
            <text:p><text:s text:c="2"/>313</text:p>
          </table:table-cell>
          <table:table-cell office:value-type="float" office:value="284" table:style-name="ce734">
            <text:p><text:s text:c="2"/>284</text:p>
          </table:table-cell>
          <table:table-cell table:style-name="ce736"/>
          <table:table-cell office:value-type="float" office:value="268" table:style-name="ce737">
            <text:p><text:s/>268</text:p>
          </table:table-cell>
          <table:table-cell office:value-type="float" office:value="285" table:style-name="ce729">
            <text:p>285</text:p>
          </table:table-cell>
          <table:table-cell table:style-name="ce729"/>
          <table:table-cell office:value-type="float" office:value="278" table:style-name="ce738">
            <text:p>278</text:p>
          </table:table-cell>
          <table:table-cell table:number-columns-repeated="16366" table:style-name="ce1"/>
        </table:table-row>
        <table:table-row table:style-name="ro10">
          <table:table-cell office:value-type="string" table:number-columns-spanned="3" table:number-rows-spanned="1" table:style-name="ce761">
            <text:p>Receipts - Sale of Fuel</text:p>
          </table:table-cell>
          <table:covered-table-cell table:number-columns-repeated="2"/>
          <table:table-cell office:value-type="float" office:value="101" table:style-name="ce734">
            <text:p><text:s text:c="2"/>101</text:p>
          </table:table-cell>
          <table:table-cell office:value-type="float" office:value="108" table:style-name="ce734">
            <text:p><text:s text:c="2"/>108</text:p>
          </table:table-cell>
          <table:table-cell office:value-type="float" office:value="79" table:style-name="ce734">
            <text:p><text:s text:c="2"/>79</text:p>
          </table:table-cell>
          <table:table-cell office:value-type="float" office:value="72" table:style-name="ce734">
            <text:p><text:s text:c="2"/>72</text:p>
          </table:table-cell>
          <table:table-cell table:style-name="ce735"/>
          <table:table-cell office:value-type="float" office:value="128" table:style-name="ce734">
            <text:p><text:s text:c="2"/>128</text:p>
          </table:table-cell>
          <table:table-cell office:value-type="float" office:value="138" table:style-name="ce734">
            <text:p><text:s text:c="2"/>138</text:p>
          </table:table-cell>
          <table:table-cell office:value-type="float" office:value="126" table:style-name="ce734">
            <text:p><text:s text:c="2"/>126</text:p>
          </table:table-cell>
          <table:table-cell office:value-type="float" office:value="82" table:style-name="ce734">
            <text:p><text:s text:c="2"/>82</text:p>
          </table:table-cell>
          <table:table-cell office:value-type="float" office:value="41" table:style-name="ce734">
            <text:p><text:s text:c="2"/>41</text:p>
          </table:table-cell>
          <table:table-cell table:style-name="ce736"/>
          <table:table-cell office:value-type="float" office:value="16" table:style-name="ce737">
            <text:p><text:s/>16</text:p>
          </table:table-cell>
          <table:table-cell office:value-type="float" office:value="63" table:style-name="ce729">
            <text:p>63</text:p>
          </table:table-cell>
          <table:table-cell table:style-name="ce729"/>
          <table:table-cell office:value-type="float" office:value="48" table:style-name="ce738">
            <text:p>48</text:p>
          </table:table-cell>
          <table:table-cell table:number-columns-repeated="16366" table:style-name="ce1"/>
        </table:table-row>
        <table:table-row table:style-name="ro10">
          <table:table-cell office:value-type="string" table:number-columns-spanned="3" table:number-rows-spanned="1" table:style-name="ce761">
            <text:p>Donated Assets<text:span text:style-name="T3">2</text:span></text:p>
          </table:table-cell>
          <table:covered-table-cell table:number-columns-repeated="2"/>
          <table:table-cell office:value-type="string" table:style-name="ce739">
            <text:p>..</text:p>
          </table:table-cell>
          <table:table-cell office:value-type="string" table:style-name="ce739">
            <text:p>..</text:p>
          </table:table-cell>
          <table:table-cell office:value-type="string" table:style-name="ce739">
            <text:p>..</text:p>
          </table:table-cell>
          <table:table-cell office:value-type="string" table:style-name="ce739">
            <text:p>..</text:p>
          </table:table-cell>
          <table:table-cell office:value-type="string" table:style-name="ce735">
            <text:p>||</text:p>
          </table:table-cell>
          <table:table-cell office:value-type="float" office:value="26" table:style-name="ce734">
            <text:p><text:s text:c="2"/>26</text:p>
          </table:table-cell>
          <table:table-cell office:value-type="float" office:value="109" table:style-name="ce734">
            <text:p><text:s text:c="2"/>109</text:p>
          </table:table-cell>
          <table:table-cell office:value-type="float" office:value="4" table:style-name="ce734">
            <text:p><text:s text:c="2"/>4</text:p>
          </table:table-cell>
          <table:table-cell office:value-type="float" office:value="7" table:style-name="ce734">
            <text:p><text:s text:c="2"/>7</text:p>
          </table:table-cell>
          <table:table-cell office:value-type="string" table:style-name="ce739">
            <text:p>-</text:p>
          </table:table-cell>
          <table:table-cell table:style-name="ce740"/>
          <table:table-cell office:value-type="float" office:value="1" table:style-name="ce737">
            <text:p><text:s/>1</text:p>
          </table:table-cell>
          <table:table-cell office:value-type="float" office:value="1" table:style-name="ce729">
            <text:p>1</text:p>
          </table:table-cell>
          <table:table-cell table:style-name="ce729"/>
          <table:table-cell office:value-type="string" table:style-name="ce741">
            <text:p>-</text:p>
          </table:table-cell>
          <table:table-cell table:number-columns-repeated="16366" table:style-name="ce1"/>
        </table:table-row>
        <table:table-row table:style-name="ro10">
          <table:table-cell office:value-type="string" table:number-columns-spanned="3" table:number-rows-spanned="1" table:style-name="ce761">
            <text:p>Receipts - Supplies and Services</text:p>
          </table:table-cell>
          <table:covered-table-cell table:number-columns-repeated="2"/>
          <table:table-cell office:value-type="float" office:value="259" table:style-name="ce734">
            <text:p><text:s text:c="2"/>259</text:p>
          </table:table-cell>
          <table:table-cell office:value-type="float" office:value="379" table:style-name="ce734">
            <text:p><text:s text:c="2"/>379</text:p>
          </table:table-cell>
          <table:table-cell office:value-type="float" office:value="330" table:style-name="ce734">
            <text:p><text:s text:c="2"/>330</text:p>
          </table:table-cell>
          <table:table-cell office:value-type="float" office:value="314" table:style-name="ce734">
            <text:p><text:s text:c="2"/>314</text:p>
          </table:table-cell>
          <table:table-cell table:style-name="ce735"/>
          <table:table-cell office:value-type="float" office:value="317" table:style-name="ce734">
            <text:p><text:s text:c="2"/>317</text:p>
          </table:table-cell>
          <table:table-cell office:value-type="float" office:value="301" table:style-name="ce734">
            <text:p><text:s text:c="2"/>301</text:p>
          </table:table-cell>
          <table:table-cell office:value-type="float" office:value="297" table:style-name="ce734">
            <text:p><text:s text:c="2"/>297</text:p>
          </table:table-cell>
          <table:table-cell office:value-type="float" office:value="303" table:style-name="ce734">
            <text:p><text:s text:c="2"/>303</text:p>
          </table:table-cell>
          <table:table-cell office:value-type="float" office:value="209" table:style-name="ce734">
            <text:p><text:s text:c="2"/>209</text:p>
          </table:table-cell>
          <table:table-cell table:style-name="ce736"/>
          <table:table-cell office:value-type="float" office:value="216" table:style-name="ce737">
            <text:p><text:s/>216</text:p>
          </table:table-cell>
          <table:table-cell office:value-type="float" office:value="245" table:style-name="ce742">
            <text:p>245</text:p>
          </table:table-cell>
          <table:table-cell office:value-type="string" table:style-name="ce735">
            <text:p>||</text:p>
          </table:table-cell>
          <table:table-cell office:value-type="float" office:value="219" table:style-name="ce738">
            <text:p>219</text:p>
          </table:table-cell>
          <table:table-cell table:number-columns-repeated="16366" table:style-name="ce1"/>
        </table:table-row>
        <table:table-row table:style-name="ro10">
          <table:table-cell office:value-type="string" table:number-columns-spanned="3" table:number-rows-spanned="1" table:style-name="ce761">
            <text:p>Receipts - NATO/UN/US Forces/Foreign Govts</text:p>
          </table:table-cell>
          <table:covered-table-cell table:number-columns-repeated="2"/>
          <table:table-cell office:value-type="float" office:value="368" table:style-name="ce734">
            <text:p><text:s text:c="2"/>368</text:p>
          </table:table-cell>
          <table:table-cell office:value-type="float" office:value="330" table:style-name="ce734">
            <text:p><text:s text:c="2"/>330</text:p>
          </table:table-cell>
          <table:table-cell office:value-type="float" office:value="411" table:style-name="ce734">
            <text:p><text:s text:c="2"/>411</text:p>
          </table:table-cell>
          <table:table-cell office:value-type="float" office:value="342" table:style-name="ce734">
            <text:p><text:s text:c="2"/>342</text:p>
          </table:table-cell>
          <table:table-cell table:style-name="ce735"/>
          <table:table-cell office:value-type="float" office:value="325" table:style-name="ce734">
            <text:p><text:s text:c="2"/>325</text:p>
          </table:table-cell>
          <table:table-cell office:value-type="float" office:value="264" table:style-name="ce734">
            <text:p><text:s text:c="2"/>264</text:p>
          </table:table-cell>
          <table:table-cell office:value-type="float" office:value="286" table:style-name="ce734">
            <text:p><text:s text:c="2"/>286</text:p>
          </table:table-cell>
          <table:table-cell office:value-type="float" office:value="246" table:style-name="ce734">
            <text:p><text:s text:c="2"/>246</text:p>
          </table:table-cell>
          <table:table-cell office:value-type="float" office:value="234" table:style-name="ce734">
            <text:p><text:s text:c="2"/>234</text:p>
          </table:table-cell>
          <table:table-cell table:style-name="ce736"/>
          <table:table-cell office:value-type="float" office:value="255" table:style-name="ce737">
            <text:p><text:s/>255</text:p>
          </table:table-cell>
          <table:table-cell office:value-type="float" office:value="279" table:style-name="ce729">
            <text:p>279</text:p>
          </table:table-cell>
          <table:table-cell office:value-type="string" table:style-name="ce735">
            <text:p>||</text:p>
          </table:table-cell>
          <table:table-cell office:value-type="float" office:value="286" table:style-name="ce738">
            <text:p>286</text:p>
          </table:table-cell>
          <table:table-cell table:number-columns-repeated="16366" table:style-name="ce1"/>
        </table:table-row>
        <table:table-row table:style-name="ro10">
          <table:table-cell office:value-type="string" table:number-columns-spanned="3" table:number-rows-spanned="1" table:style-name="ce761">
            <text:p>Invoiced goods and services supplied to UKHO and QinetiQ<text:span text:style-name="T3">3</text:span></text:p>
          </table:table-cell>
          <table:covered-table-cell table:number-columns-repeated="2"/>
          <table:table-cell office:value-type="float" office:value="32" table:style-name="ce734">
            <text:p><text:s text:c="2"/>32</text:p>
          </table:table-cell>
          <table:table-cell office:value-type="float" office:value="26" table:style-name="ce734">
            <text:p><text:s text:c="2"/>26</text:p>
          </table:table-cell>
          <table:table-cell office:value-type="float" office:value="35" table:style-name="ce734">
            <text:p><text:s text:c="2"/>35</text:p>
          </table:table-cell>
          <table:table-cell office:value-type="float" office:value="35" table:style-name="ce734">
            <text:p><text:s text:c="2"/>35</text:p>
          </table:table-cell>
          <table:table-cell table:style-name="ce735"/>
          <table:table-cell office:value-type="float" office:value="35" table:style-name="ce734">
            <text:p><text:s text:c="2"/>35</text:p>
          </table:table-cell>
          <table:table-cell office:value-type="float" office:value="38" table:style-name="ce734">
            <text:p><text:s text:c="2"/>38</text:p>
          </table:table-cell>
          <table:table-cell office:value-type="float" office:value="33" table:style-name="ce734">
            <text:p><text:s text:c="2"/>33</text:p>
          </table:table-cell>
          <table:table-cell office:value-type="float" office:value="36" table:style-name="ce734">
            <text:p><text:s text:c="2"/>36</text:p>
          </table:table-cell>
          <table:table-cell office:value-type="float" office:value="32" table:style-name="ce734">
            <text:p><text:s text:c="2"/>32</text:p>
          </table:table-cell>
          <table:table-cell table:style-name="ce736"/>
          <table:table-cell office:value-type="float" office:value="36" table:style-name="ce737">
            <text:p><text:s/>36</text:p>
          </table:table-cell>
          <table:table-cell office:value-type="float" office:value="20" table:style-name="ce729">
            <text:p>20</text:p>
          </table:table-cell>
          <table:table-cell office:value-type="string" table:style-name="ce735">
            <text:p>||</text:p>
          </table:table-cell>
          <table:table-cell office:value-type="string" table:style-name="ce741">
            <text:p>-</text:p>
          </table:table-cell>
          <table:table-cell table:number-columns-repeated="16366" table:style-name="ce1"/>
        </table:table-row>
        <table:table-row table:style-name="ro10">
          <table:table-cell office:value-type="string" table:number-columns-spanned="3" table:number-rows-spanned="1" table:style-name="ce761">
            <text:p>Dividends and Income from Investments<text:span text:style-name="T3">4,5</text:span></text:p>
          </table:table-cell>
          <table:covered-table-cell table:number-columns-repeated="2"/>
          <table:table-cell office:value-type="float" office:value="40" table:style-name="ce734">
            <text:p><text:s text:c="2"/>40</text:p>
          </table:table-cell>
          <table:table-cell office:value-type="float" office:value="57" table:style-name="ce734">
            <text:p><text:s text:c="2"/>57</text:p>
          </table:table-cell>
          <table:table-cell office:value-type="float" office:value="24" table:style-name="ce734">
            <text:p><text:s text:c="2"/>24</text:p>
          </table:table-cell>
          <table:table-cell office:value-type="float" office:value="42" table:style-name="ce734">
            <text:p><text:s text:c="2"/>42</text:p>
          </table:table-cell>
          <table:table-cell office:value-type="string" table:style-name="ce735">
            <text:p>||</text:p>
          </table:table-cell>
          <table:table-cell office:value-type="float" office:value="35" table:style-name="ce734">
            <text:p><text:s text:c="2"/>35</text:p>
          </table:table-cell>
          <table:table-cell office:value-type="float" office:value="31" table:style-name="ce734">
            <text:p><text:s text:c="2"/>31</text:p>
          </table:table-cell>
          <table:table-cell office:value-type="float" office:value="48" table:style-name="ce734">
            <text:p><text:s text:c="2"/>48</text:p>
          </table:table-cell>
          <table:table-cell office:value-type="float" office:value="103" table:style-name="ce734">
            <text:p><text:s text:c="2"/>103</text:p>
          </table:table-cell>
          <table:table-cell office:value-type="float" office:value="62" table:style-name="ce734">
            <text:p><text:s text:c="2"/>62</text:p>
          </table:table-cell>
          <table:table-cell table:style-name="ce736"/>
          <table:table-cell office:value-type="float" office:value="68" table:style-name="ce737">
            <text:p><text:s/>68</text:p>
          </table:table-cell>
          <table:table-cell office:value-type="float" office:value="18" table:style-name="ce729">
            <text:p>18</text:p>
          </table:table-cell>
          <table:table-cell office:value-type="string" table:style-name="ce735">
            <text:p>||</text:p>
          </table:table-cell>
          <table:table-cell office:value-type="string" table:style-name="ce741">
            <text:p>-</text:p>
          </table:table-cell>
          <table:table-cell table:number-columns-repeated="16366" table:style-name="ce1"/>
        </table:table-row>
        <table:table-row table:style-name="ro10">
          <table:table-cell office:value-type="string" table:number-columns-spanned="3" table:number-rows-spanned="1" table:style-name="ce761">
            <text:p>Proceeds from the sale of PPE and Intangible Assets<text:span text:style-name="T3">6</text:span></text:p>
          </table:table-cell>
          <table:covered-table-cell table:number-columns-repeated="2"/>
          <table:table-cell office:value-type="string" table:style-name="ce697">
            <text:p>..</text:p>
          </table:table-cell>
          <table:table-cell office:value-type="string" table:style-name="ce697">
            <text:p>..</text:p>
          </table:table-cell>
          <table:table-cell office:value-type="string" table:style-name="ce697">
            <text:p>..</text:p>
          </table:table-cell>
          <table:table-cell office:value-type="string" table:style-name="ce697">
            <text:p>..</text:p>
          </table:table-cell>
          <table:table-cell table:style-name="ce735"/>
          <table:table-cell office:value-type="string" table:style-name="ce697">
            <text:p>..</text:p>
          </table:table-cell>
          <table:table-cell office:value-type="string" table:style-name="ce697">
            <text:p>..</text:p>
          </table:table-cell>
          <table:table-cell office:value-type="string" table:style-name="ce697">
            <text:p>..</text:p>
          </table:table-cell>
          <table:table-cell office:value-type="string" table:style-name="ce697">
            <text:p>..</text:p>
          </table:table-cell>
          <table:table-cell office:value-type="string" table:style-name="ce697">
            <text:p>..</text:p>
          </table:table-cell>
          <table:table-cell office:value-type="string" table:style-name="ce735">
            <text:p>||</text:p>
          </table:table-cell>
          <table:table-cell office:value-type="float" office:value="224" table:style-name="ce743">
            <text:p><text:s/>224</text:p>
          </table:table-cell>
          <table:table-cell office:value-type="float" office:value="210" table:style-name="ce729">
            <text:p>210</text:p>
          </table:table-cell>
          <table:table-cell table:style-name="ce729"/>
          <table:table-cell office:value-type="float" office:value="218" table:style-name="ce738">
            <text:p>218</text:p>
          </table:table-cell>
          <table:table-cell table:number-columns-repeated="16366" table:style-name="ce1"/>
        </table:table-row>
        <table:table-row table:style-name="ro43">
          <table:table-cell office:value-type="string" table:style-name="ce744">
            <text:p>Receipts - revenue from contracts with customers<text:span text:style-name="T3">7</text:span></text:p>
          </table:table-cell>
          <table:table-cell table:style-name="ce745"/>
          <table:table-cell table:style-name="ce746"/>
          <table:table-cell office:value-type="string" table:style-name="ce697">
            <text:p>..</text:p>
          </table:table-cell>
          <table:table-cell office:value-type="string" table:style-name="ce697">
            <text:p>..</text:p>
          </table:table-cell>
          <table:table-cell office:value-type="string" table:style-name="ce697">
            <text:p>..</text:p>
          </table:table-cell>
          <table:table-cell office:value-type="string" table:style-name="ce697">
            <text:p>..</text:p>
          </table:table-cell>
          <table:table-cell table:style-name="ce735"/>
          <table:table-cell office:value-type="string" table:style-name="ce697">
            <text:p>..</text:p>
          </table:table-cell>
          <table:table-cell office:value-type="string" table:style-name="ce697">
            <text:p>..</text:p>
          </table:table-cell>
          <table:table-cell office:value-type="string" table:style-name="ce697">
            <text:p>..</text:p>
          </table:table-cell>
          <table:table-cell office:value-type="string" table:style-name="ce697">
            <text:p>..</text:p>
          </table:table-cell>
          <table:table-cell office:value-type="string" table:style-name="ce697">
            <text:p>..</text:p>
          </table:table-cell>
          <table:table-cell table:style-name="ce735"/>
          <table:table-cell office:value-type="string" table:style-name="ce697">
            <text:p>..</text:p>
          </table:table-cell>
          <table:table-cell office:value-type="string" table:style-name="ce697">
            <text:p>..</text:p>
          </table:table-cell>
          <table:table-cell office:value-type="string" table:style-name="ce735">
            <text:p>||</text:p>
          </table:table-cell>
          <table:table-cell office:value-type="float" office:value="122" table:style-name="ce741">
            <text:p>122</text:p>
          </table:table-cell>
          <table:table-cell table:number-columns-repeated="16366" table:style-name="ce1"/>
        </table:table-row>
        <table:table-row table:style-name="ro10">
          <table:table-cell office:value-type="string" table:number-columns-spanned="3" table:number-rows-spanned="1" table:style-name="ce761">
            <text:p>Other Income<text:span text:style-name="T3">4,8,9</text:span></text:p>
          </table:table-cell>
          <table:covered-table-cell table:number-columns-repeated="2"/>
          <table:table-cell office:value-type="float" office:value="149" table:style-name="ce734">
            <text:p><text:s text:c="2"/>149</text:p>
          </table:table-cell>
          <table:table-cell office:value-type="float" office:value="153" table:style-name="ce734">
            <text:p><text:s text:c="2"/>153</text:p>
          </table:table-cell>
          <table:table-cell office:value-type="float" office:value="126" table:style-name="ce734">
            <text:p><text:s text:c="2"/>126</text:p>
          </table:table-cell>
          <table:table-cell office:value-type="float" office:value="126" table:style-name="ce734">
            <text:p><text:s text:c="2"/>126</text:p>
          </table:table-cell>
          <table:table-cell office:value-type="string" table:style-name="ce735">
            <text:p>||</text:p>
          </table:table-cell>
          <table:table-cell office:value-type="float" office:value="168" table:style-name="ce734">
            <text:p><text:s text:c="2"/>168</text:p>
          </table:table-cell>
          <table:table-cell office:value-type="float" office:value="241" table:style-name="ce734">
            <text:p><text:s text:c="2"/>241</text:p>
          </table:table-cell>
          <table:table-cell office:value-type="float" office:value="107" table:style-name="ce734">
            <text:p><text:s text:c="2"/>107</text:p>
          </table:table-cell>
          <table:table-cell office:value-type="float" office:value="349" table:style-name="ce734">
            <text:p><text:s text:c="2"/>349</text:p>
          </table:table-cell>
          <table:table-cell office:value-type="float" office:value="271" table:style-name="ce734">
            <text:p><text:s text:c="2"/>271</text:p>
          </table:table-cell>
          <table:table-cell table:style-name="ce736"/>
          <table:table-cell office:value-type="float" office:value="253" table:style-name="ce737">
            <text:p><text:s/>253</text:p>
          </table:table-cell>
          <table:table-cell office:value-type="float" office:value="217" table:style-name="ce742">
            <text:p>217</text:p>
          </table:table-cell>
          <table:table-cell table:style-name="ce747"/>
          <table:table-cell office:value-type="float" office:value="334" table:style-name="ce738">
            <text:p>334</text:p>
          </table:table-cell>
          <table:table-cell table:number-columns-repeated="16366" table:style-name="ce1"/>
        </table:table-row>
        <table:table-row table:style-name="ro10">
          <table:table-cell table:number-columns-spanned="3" table:number-rows-spanned="1" table:style-name="ce427"/>
          <table:covered-table-cell table:number-columns-repeated="2"/>
          <table:table-cell table:style-name="ce748"/>
          <table:table-cell table:number-columns-repeated="3" table:style-name="ce749"/>
          <table:table-cell table:style-name="ce750"/>
          <table:table-cell table:style-name="ce751"/>
          <table:table-cell table:number-columns-repeated="4" table:style-name="ce750"/>
          <table:table-cell table:number-columns-repeated="2" table:style-name="ce752"/>
          <table:table-cell table:number-columns-repeated="2" table:style-name="ce753"/>
          <table:table-cell table:style-name="ce754"/>
          <table:table-cell table:number-columns-repeated="16366" table:style-name="ce1"/>
        </table:table-row>
        <table:table-row table:style-name="ro9">
          <table:table-cell office:value-type="string" table:number-columns-spanned="18" table:number-rows-spanned="1" table:style-name="ce762">
            <text:p>Source: Defence Statistics and Defence Resources</text:p>
          </table:table-cell>
          <table:covered-table-cell table:number-columns-repeated="17"/>
          <table:table-cell table:number-columns-repeated="16366" table:style-name="ce1"/>
        </table:table-row>
        <table:table-row table:style-name="ro9">
          <table:table-cell office:value-type="string" table:style-name="ce755">
            <text:p>1.</text:p>
          </table:table-cell>
          <table:table-cell office:value-type="string" table:number-columns-spanned="17" table:number-rows-spanned="1" table:style-name="ce757">
            <text:p>Figures include income earned by entities within the Departmental boundary, which vary between years.</text:p>
          </table:table-cell>
          <table:covered-table-cell table:number-columns-repeated="16"/>
          <table:table-cell table:number-columns-repeated="16366" table:style-name="ce1"/>
        </table:table-row>
        <table:table-row table:style-name="ro26">
          <table:table-cell office:value-type="string" table:style-name="ce717">
            <text:p>2.</text:p>
          </table:table-cell>
          <table:table-cell office:value-type="string" table:number-columns-spanned="17" table:number-rows-spanned="1" table:style-name="ce757">
            <text:p>From 2011/12, the notional cost of a donated asset is treated as income and not a credit to the reserves. Income to the value of the donated assets is recognised in the year of donation except where the donation is subject to conditions. Where the donation is subject to conditions, income is deferred to the year in which the conditions are met.</text:p>
          </table:table-cell>
          <table:covered-table-cell table:number-columns-repeated="16"/>
          <table:table-cell table:number-columns-repeated="16366" table:style-name="ce1"/>
        </table:table-row>
        <table:table-row table:style-name="ro24">
          <table:table-cell office:value-type="string" table:style-name="ce717">
            <text:p>3.</text:p>
          </table:table-cell>
          <table:table-cell office:value-type="string" table:number-columns-spanned="17" table:number-rows-spanned="1" table:style-name="ce757">
            <text:p>Receipts for invoiced goods and/or services supplied to the MOD Trading Funds and QinetiQ Group PLC by MOD.</text:p>
          </table:table-cell>
          <table:covered-table-cell table:number-columns-repeated="16"/>
          <table:table-cell table:number-columns-repeated="16366" table:style-name="ce1"/>
        </table:table-row>
        <table:table-row table:style-name="ro8">
          <table:table-cell office:value-type="string" table:style-name="ce717">
            <text:p>4.</text:p>
          </table:table-cell>
          <table:table-cell office:value-type="string" table:number-columns-spanned="17" table:number-rows-spanned="1" table:style-name="ce757">
            <text:p>The income of Arm's Length Bodies is classified as dividends or other income. These include Defence Science &amp; Technology Laboratory (Dstl), UK Hydrographic Office (UKHO) and Defence Support Group (DSG).</text:p>
          </table:table-cell>
          <table:covered-table-cell table:number-columns-repeated="16"/>
          <table:table-cell table:number-columns-repeated="16366" table:style-name="ce1"/>
        </table:table-row>
        <table:table-row table:style-name="ro24">
          <table:table-cell office:value-type="string" table:style-name="ce717">
            <text:p>5.</text:p>
          </table:table-cell>
          <table:table-cell office:value-type="string" table:number-columns-spanned="17" table:number-rows-spanned="1" table:style-name="ce757">
            <text:p>Includes, for 2014/15, a £50 million equity withdrawal from UKHO and a £15 million Super Dividend from DSG.</text:p>
          </table:table-cell>
          <table:covered-table-cell table:number-columns-repeated="16"/>
          <table:table-cell table:number-columns-repeated="16366" table:style-name="ce1"/>
        </table:table-row>
        <table:table-row table:style-name="ro24">
          <table:table-cell office:value-type="string" table:style-name="ce717">
            <text:p>6.</text:p>
          </table:table-cell>
          <table:table-cell office:value-type="string" table:number-columns-spanned="17" table:number-rows-spanned="1" table:style-name="ce757">
            <text:p>The receipts from the sale of Property, Plant and Equipment and intangible assets has been separately identified for the first time in 2016/17.</text:p>
          </table:table-cell>
          <table:covered-table-cell table:number-columns-repeated="16"/>
          <table:table-cell table:number-columns-repeated="16366" table:style-name="ce1"/>
        </table:table-row>
        <table:table-row table:style-name="ro24">
          <table:table-cell office:value-type="string" table:style-name="ce755">
            <text:p>7.</text:p>
          </table:table-cell>
          <table:table-cell office:value-type="string" table:number-columns-spanned="17" table:number-rows-spanned="1" table:style-name="ce763">
            <text:p>This category is new for 2018–19 and is a result of the implementation of a new accounting standard (IFRS15). The receipts now classified as “revenue from contracts with customers” were previously classified as “Receipts – supplies and services” and “Receipts – NATO/UN/US Forces/Foreign Governments”. As directed by HMT no prior year comparators are shown.</text:p>
          </table:table-cell>
          <table:covered-table-cell table:number-columns-repeated="16"/>
          <table:table-cell table:number-columns-repeated="16366" table:style-name="ce1"/>
        </table:table-row>
        <table:table-row table:style-name="ro9">
          <table:table-cell office:value-type="string" table:style-name="ce755">
            <text:p>8.</text:p>
          </table:table-cell>
          <table:table-cell office:value-type="string" table:number-columns-spanned="17" table:number-rows-spanned="1" table:style-name="ce757">
            <text:p>Includes, for 2014/15, £163.8 million (cash extraction £23.8 million and sale proceeds £140.0 million) from the sale of DSG.</text:p>
          </table:table-cell>
          <table:covered-table-cell table:number-columns-repeated="16"/>
          <table:table-cell table:number-columns-repeated="16366" table:style-name="ce1"/>
        </table:table-row>
        <table:table-row table:style-name="ro9">
          <table:table-cell office:value-type="string" table:style-name="ce755">
            <text:p>9.</text:p>
          </table:table-cell>
          <table:table-cell office:value-type="string" table:number-columns-spanned="17" table:number-rows-spanned="1" table:style-name="ce757">
            <text:p>Includes, for 2015/16, a £42 million equity withdrawal from UKHO.</text:p>
          </table:table-cell>
          <table:covered-table-cell table:number-columns-repeated="16"/>
          <table:table-cell table:number-columns-repeated="16366" table:style-name="ce1"/>
        </table:table-row>
        <table:table-row table:style-name="ro26">
          <table:table-cell table:number-columns-repeated="18" table:style-name="ce1"/>
          <table:table-cell table:style-name="ce349"/>
          <table:table-cell table:number-columns-repeated="16365"/>
        </table:table-row>
        <table:table-row table:number-rows-repeated="1048546" table:style-name="ro10">
          <table:table-cell table:number-columns-repeated="16384"/>
        </table:table-row>
      </table:table>
      <table:table table:name="Table_9" table:style-name="ta3">
        <table:table-column table:style-name="co17" table:default-cell-style-name="ce1"/>
        <table:table-column table:style-name="co40" table:default-cell-style-name="ce1"/>
        <table:table-column table:style-name="co41" table:default-cell-style-name="ce1"/>
        <table:table-column table:style-name="co17" table:default-cell-style-name="ce1"/>
        <table:table-column table:style-name="co41" table:default-cell-style-name="ce1"/>
        <table:table-column table:style-name="co17" table:default-cell-style-name="ce1"/>
        <table:table-column table:style-name="co41" table:default-cell-style-name="ce1"/>
        <table:table-column table:style-name="co17" table:default-cell-style-name="ce1"/>
        <table:table-column table:style-name="co41" table:default-cell-style-name="ce1"/>
        <table:table-column table:style-name="co17" table:default-cell-style-name="ce1"/>
        <table:table-column table:style-name="co41" table:default-cell-style-name="ce1"/>
        <table:table-column table:style-name="co17" table:default-cell-style-name="ce1"/>
        <table:table-column table:style-name="co41" table:default-cell-style-name="ce1"/>
        <table:table-column table:style-name="co17" table:default-cell-style-name="ce1"/>
        <table:table-column table:style-name="co41" table:default-cell-style-name="ce1"/>
        <table:table-column table:style-name="co17" table:default-cell-style-name="ce1"/>
        <table:table-column table:style-name="co41" table:default-cell-style-name="ce1"/>
        <table:table-column table:style-name="co17" table:default-cell-style-name="ce1"/>
        <table:table-column table:style-name="co41" table:default-cell-style-name="ce1"/>
        <table:table-column table:style-name="co17" table:default-cell-style-name="ce1"/>
        <table:table-column table:style-name="co41" table:default-cell-style-name="ce1"/>
        <table:table-column table:style-name="co17" table:default-cell-style-name="ce1"/>
        <table:table-column table:style-name="co1" table:number-columns-repeated="16362" table:default-cell-style-name="ce1"/>
        <table:table-row table:style-name="ro3">
          <table:table-cell office:value-type="string" table:number-columns-spanned="22" table:number-rows-spanned="1" table:style-name="ce805">
            <text:p>Table 9 MOD Expenditure on Consultancy<text:span text:style-name="T5">1</text:span></text:p>
          </table:table-cell>
          <table:covered-table-cell table:number-columns-repeated="21"/>
          <table:table-cell table:number-columns-repeated="10" table:style-name="ce764"/>
          <table:table-cell table:number-columns-repeated="16352"/>
        </table:table-row>
        <table:table-row table:style-name="ro22">
          <table:table-cell office:value-type="string" table:number-columns-spanned="22" table:number-rows-spanned="1" table:style-name="ce369">
            <text:p>Consultancy is the term now used by the MOD to cover a range of contracted support (it has previously been referred to as External Assistance) and extends beyond traditional management consultancy to include other specialised services such as legal, accountancy, IT and estates specialist advice, and civilian / military training . The table below shows MOD expenditure on consultancy from 2009/10 to 2018/19.</text:p>
          </table:table-cell>
          <table:covered-table-cell table:number-columns-repeated="21"/>
          <table:table-cell table:number-columns-repeated="9" table:style-name="ce1"/>
          <table:table-cell table:style-name="ce764"/>
          <table:table-cell table:number-columns-repeated="16352"/>
        </table:table-row>
        <table:table-row table:style-name="ro9">
          <table:table-cell office:value-type="string" table:number-columns-spanned="22" table:number-rows-spanned="1" table:style-name="ce806">
            <text:p>Further information about the quality of data and methods used in the production of these statistics, along with details of their intended use, can be found in the<text:s/><text:span text:style-name="T6">Background Quality Report - Departmental Resources Statistics</text:span>.</text:p>
          </table:table-cell>
          <table:covered-table-cell table:number-columns-repeated="21"/>
          <table:table-cell office:value-type="string" table:number-columns-spanned="9" table:number-rows-spanned="1" table:style-name="ce590">
            <text:p><text:a xlink:href="https://www.gov.uk/government/statistics/defence-departmental-resources-2018">https://www.gov.uk/government/statistics/defence-departmental-resources-2019</text:a></text:p>
          </table:table-cell>
          <table:covered-table-cell table:number-columns-repeated="8"/>
          <table:table-cell table:style-name="ce764"/>
          <table:table-cell table:number-columns-repeated="16352"/>
        </table:table-row>
        <table:table-row table:style-name="ro10">
          <table:table-cell office:value-type="string" table:number-columns-spanned="22" table:number-rows-spanned="1" table:style-name="ce807">
            <text:p>VAT exclusive at Current Prices (£ million)</text:p>
          </table:table-cell>
          <table:covered-table-cell table:number-columns-repeated="21"/>
          <table:table-cell table:number-columns-repeated="10" table:style-name="ce764"/>
          <table:table-cell table:number-columns-repeated="16352"/>
        </table:table-row>
        <table:table-row table:style-name="ro10">
          <table:table-cell table:number-columns-spanned="2" table:number-rows-spanned="1" table:style-name="ce256"/>
          <table:covered-table-cell/>
          <table:table-cell office:value-type="string" table:style-name="ce765">
            <text:p>2009/10</text:p>
          </table:table-cell>
          <table:table-cell table:style-name="ce766"/>
          <table:table-cell office:value-type="string" table:style-name="ce766">
            <text:p>2010/11</text:p>
          </table:table-cell>
          <table:table-cell table:style-name="ce766"/>
          <table:table-cell office:value-type="string" table:style-name="ce766">
            <text:p>2011/12</text:p>
          </table:table-cell>
          <table:table-cell table:style-name="ce766"/>
          <table:table-cell office:value-type="string" table:style-name="ce766">
            <text:p>2012/13</text:p>
          </table:table-cell>
          <table:table-cell table:style-name="ce766"/>
          <table:table-cell office:value-type="string" table:style-name="ce766">
            <text:p>2013/14</text:p>
          </table:table-cell>
          <table:table-cell office:value-type="float" office:value="2" table:style-name="ce767">
            <text:p>2</text:p>
          </table:table-cell>
          <table:table-cell office:value-type="string" table:style-name="ce766">
            <text:p>2014/15</text:p>
          </table:table-cell>
          <table:table-cell table:style-name="ce767"/>
          <table:table-cell office:value-type="string" table:style-name="ce766">
            <text:p>2015/16</text:p>
          </table:table-cell>
          <table:table-cell table:style-name="ce766"/>
          <table:table-cell office:value-type="string" table:style-name="ce766">
            <text:p>2016/17</text:p>
          </table:table-cell>
          <table:table-cell table:style-name="ce768"/>
          <table:table-cell office:value-type="string" table:style-name="ce766">
            <text:p>2017/18</text:p>
          </table:table-cell>
          <table:table-cell table:style-name="ce768"/>
          <table:table-cell office:value-type="string" table:style-name="ce766">
            <text:p>2018/19</text:p>
          </table:table-cell>
          <table:table-cell table:style-name="ce769"/>
          <table:table-cell table:number-columns-repeated="10" table:style-name="ce764"/>
          <table:table-cell table:number-columns-repeated="16352"/>
        </table:table-row>
        <table:table-row table:style-name="ro10">
          <table:table-cell office:value-type="string" table:number-columns-spanned="2" table:number-rows-spanned="1" table:style-name="ce808">
            <text:p>Total</text:p>
          </table:table-cell>
          <table:covered-table-cell/>
          <table:table-cell office:value-type="float" office:value="79" table:style-name="ce770">
            <text:p>79</text:p>
          </table:table-cell>
          <table:table-cell table:style-name="ce771"/>
          <table:table-cell office:value-type="float" office:value="26" table:style-name="ce771">
            <text:p>26</text:p>
          </table:table-cell>
          <table:table-cell table:style-name="ce772"/>
          <table:table-cell office:value-type="float" office:value="19" table:style-name="ce771">
            <text:p>19</text:p>
          </table:table-cell>
          <table:table-cell table:style-name="ce772"/>
          <table:table-cell office:value-type="float" office:value="45" table:style-name="ce771">
            <text:p>45</text:p>
          </table:table-cell>
          <table:table-cell table:style-name="ce772"/>
          <table:table-cell office:value-type="float" office:value="90" table:style-name="ce771">
            <text:p>90</text:p>
          </table:table-cell>
          <table:table-cell table:style-name="ce773"/>
          <table:table-cell office:value-type="float" office:value="91" table:style-name="ce771">
            <text:p>91</text:p>
          </table:table-cell>
          <table:table-cell office:value-type="string" table:style-name="ce724">
            <text:p>||</text:p>
          </table:table-cell>
          <table:table-cell office:value-type="float" office:value="49" table:style-name="ce771">
            <text:p>49</text:p>
          </table:table-cell>
          <table:table-cell table:style-name="ce771"/>
          <table:table-cell office:value-type="float" office:value="59" table:style-name="ce771">
            <text:p>59</text:p>
          </table:table-cell>
          <table:table-cell office:value-type="float" office:value="3" table:style-name="ce773">
            <text:p>3</text:p>
          </table:table-cell>
          <table:table-cell office:value-type="float" office:value="50" table:style-name="ce771">
            <text:p>50</text:p>
          </table:table-cell>
          <table:table-cell office:value-type="string" table:style-name="ce773">
            <text:p>r</text:p>
          </table:table-cell>
          <table:table-cell office:value-type="float" office:value="65" table:style-name="ce771">
            <text:p>65</text:p>
          </table:table-cell>
          <table:table-cell table:style-name="ce774"/>
          <table:table-cell table:number-columns-repeated="10" table:style-name="ce764"/>
          <table:table-cell table:number-columns-repeated="16352"/>
        </table:table-row>
        <table:table-row table:style-name="ro10">
          <table:table-cell table:number-columns-spanned="2" table:number-rows-spanned="1" table:style-name="ce166"/>
          <table:covered-table-cell/>
          <table:table-cell table:style-name="ce775"/>
          <table:table-cell table:number-columns-repeated="2" table:style-name="ce776"/>
          <table:table-cell table:style-name="ce777"/>
          <table:table-cell table:style-name="ce776"/>
          <table:table-cell table:style-name="ce777"/>
          <table:table-cell table:style-name="ce776"/>
          <table:table-cell table:style-name="ce777"/>
          <table:table-cell table:style-name="ce776"/>
          <table:table-cell table:style-name="ce777"/>
          <table:table-cell table:style-name="ce776"/>
          <table:table-cell table:style-name="ce777"/>
          <table:table-cell table:number-columns-repeated="3" table:style-name="ce778"/>
          <table:table-cell table:style-name="ce666"/>
          <table:table-cell table:style-name="ce779"/>
          <table:table-cell table:style-name="ce666"/>
          <table:table-cell table:style-name="ce779"/>
          <table:table-cell table:style-name="ce780"/>
          <table:table-cell table:number-columns-repeated="10" table:style-name="ce764"/>
          <table:table-cell table:number-columns-repeated="16352"/>
        </table:table-row>
        <table:table-row table:style-name="ro10">
          <table:table-cell office:value-type="string" table:number-columns-spanned="2" table:number-rows-spanned="1" table:style-name="ce809">
            <text:p>Total By Category<text:span text:style-name="T8">4</text:span></text:p>
          </table:table-cell>
          <table:covered-table-cell/>
          <table:table-cell table:style-name="ce781"/>
          <table:table-cell table:number-columns-repeated="2" table:style-name="ce782"/>
          <table:table-cell table:style-name="ce783"/>
          <table:table-cell table:style-name="ce782"/>
          <table:table-cell table:style-name="ce783"/>
          <table:table-cell table:style-name="ce782"/>
          <table:table-cell table:style-name="ce783"/>
          <table:table-cell table:style-name="ce782"/>
          <table:table-cell table:style-name="ce783"/>
          <table:table-cell table:style-name="ce782"/>
          <table:table-cell table:style-name="ce783"/>
          <table:table-cell table:number-columns-repeated="3" table:style-name="ce784"/>
          <table:table-cell table:style-name="ce666"/>
          <table:table-cell table:style-name="ce785"/>
          <table:table-cell table:style-name="ce666"/>
          <table:table-cell table:style-name="ce785"/>
          <table:table-cell table:style-name="ce780"/>
          <table:table-cell table:number-columns-repeated="10" table:style-name="ce764"/>
          <table:table-cell table:number-columns-repeated="16352"/>
        </table:table-row>
        <table:table-row table:style-name="ro10">
          <table:table-cell table:style-name="ce786"/>
          <table:table-cell office:value-type="string" table:style-name="ce787">
            <text:p>Strategy</text:p>
          </table:table-cell>
          <table:table-cell office:value-type="float" office:value="7" table:style-name="ce788">
            <text:p>7</text:p>
          </table:table-cell>
          <table:table-cell table:style-name="ce789"/>
          <table:table-cell office:value-type="float" office:value="1" table:style-name="ce790">
            <text:p>1</text:p>
          </table:table-cell>
          <table:table-cell table:style-name="ce777"/>
          <table:table-cell office:value-type="float" office:value="1" table:style-name="ce790">
            <text:p>1</text:p>
          </table:table-cell>
          <table:table-cell table:style-name="ce777"/>
          <table:table-cell office:value-type="float" office:value="6" table:style-name="ce790">
            <text:p>6</text:p>
          </table:table-cell>
          <table:table-cell table:style-name="ce777"/>
          <table:table-cell office:value-type="float" office:value="14" table:style-name="ce790">
            <text:p>14</text:p>
          </table:table-cell>
          <table:table-cell table:style-name="ce777"/>
          <table:table-cell office:value-type="float" office:value="18" table:style-name="ce790">
            <text:p>18</text:p>
          </table:table-cell>
          <table:table-cell table:style-name="ce777"/>
          <table:table-cell office:value-type="float" office:value="10" table:style-name="ce791">
            <text:p>10</text:p>
          </table:table-cell>
          <table:table-cell table:style-name="ce792"/>
          <table:table-cell office:value-type="float" office:value="20" table:style-name="ce791">
            <text:p>20</text:p>
          </table:table-cell>
          <table:table-cell table:style-name="ce666"/>
          <table:table-cell office:value-type="float" office:value="21.21" table:style-name="ce791">
            <text:p>21</text:p>
          </table:table-cell>
          <table:table-cell table:style-name="ce666"/>
          <table:table-cell office:value-type="float" office:value="21" table:style-name="ce791">
            <text:p>21</text:p>
          </table:table-cell>
          <table:table-cell table:style-name="ce780"/>
          <table:table-cell table:number-columns-repeated="10" table:style-name="ce764"/>
          <table:table-cell table:number-columns-repeated="16352"/>
        </table:table-row>
        <table:table-row table:style-name="ro10">
          <table:table-cell table:style-name="ce786"/>
          <table:table-cell office:value-type="string" table:style-name="ce787">
            <text:p>Finance</text:p>
          </table:table-cell>
          <table:table-cell office:value-type="float" office:value="13" table:style-name="ce788">
            <text:p>13</text:p>
          </table:table-cell>
          <table:table-cell table:style-name="ce789"/>
          <table:table-cell office:value-type="float" office:value="5" table:style-name="ce790">
            <text:p>5</text:p>
          </table:table-cell>
          <table:table-cell table:style-name="ce777"/>
          <table:table-cell office:value-type="float" office:value="2" table:style-name="ce790">
            <text:p>2</text:p>
          </table:table-cell>
          <table:table-cell table:style-name="ce777"/>
          <table:table-cell office:value-type="float" office:value="2" table:style-name="ce790">
            <text:p>2</text:p>
          </table:table-cell>
          <table:table-cell table:style-name="ce777"/>
          <table:table-cell office:value-type="float" office:value="18" table:style-name="ce790">
            <text:p>18</text:p>
          </table:table-cell>
          <table:table-cell table:style-name="ce777"/>
          <table:table-cell office:value-type="float" office:value="10" table:style-name="ce790">
            <text:p>10</text:p>
          </table:table-cell>
          <table:table-cell table:style-name="ce777"/>
          <table:table-cell office:value-type="float" office:value="14" table:style-name="ce791">
            <text:p>14</text:p>
          </table:table-cell>
          <table:table-cell table:style-name="ce792"/>
          <table:table-cell office:value-type="float" office:value="19" table:style-name="ce791">
            <text:p>19</text:p>
          </table:table-cell>
          <table:table-cell table:style-name="ce666"/>
          <table:table-cell office:value-type="float" office:value="7.1820000000000004" table:style-name="ce791">
            <text:p>7</text:p>
          </table:table-cell>
          <table:table-cell table:style-name="ce666"/>
          <table:table-cell office:value-type="float" office:value="5" table:style-name="ce791">
            <text:p>5</text:p>
          </table:table-cell>
          <table:table-cell table:style-name="ce780"/>
          <table:table-cell table:number-columns-repeated="10" table:style-name="ce764"/>
          <table:table-cell table:number-columns-repeated="16352"/>
        </table:table-row>
        <table:table-row table:style-name="ro10">
          <table:table-cell table:style-name="ce786"/>
          <table:table-cell office:value-type="string" table:style-name="ce787">
            <text:p>Legal</text:p>
          </table:table-cell>
          <table:table-cell office:value-type="float" office:value="6" table:style-name="ce788">
            <text:p>6</text:p>
          </table:table-cell>
          <table:table-cell table:style-name="ce789"/>
          <table:table-cell office:value-type="float" office:value="2" table:style-name="ce790">
            <text:p>2</text:p>
          </table:table-cell>
          <table:table-cell table:style-name="ce777"/>
          <table:table-cell office:value-type="float" office:value="3" table:style-name="ce790">
            <text:p>3</text:p>
          </table:table-cell>
          <table:table-cell table:style-name="ce777"/>
          <table:table-cell office:value-type="float" office:value="10" table:style-name="ce790">
            <text:p>10</text:p>
          </table:table-cell>
          <table:table-cell table:style-name="ce777"/>
          <table:table-cell office:value-type="float" office:value="12" table:style-name="ce790">
            <text:p>12</text:p>
          </table:table-cell>
          <table:table-cell table:style-name="ce777"/>
          <table:table-cell office:value-type="float" office:value="18" table:style-name="ce790">
            <text:p>18</text:p>
          </table:table-cell>
          <table:table-cell table:style-name="ce777"/>
          <table:table-cell office:value-type="float" office:value="6" table:style-name="ce398">
            <text:p>6</text:p>
          </table:table-cell>
          <table:table-cell table:style-name="ce793"/>
          <table:table-cell office:value-type="float" office:value="6" table:style-name="ce398">
            <text:p>6</text:p>
          </table:table-cell>
          <table:table-cell table:style-name="ce666"/>
          <table:table-cell office:value-type="float" office:value="3.1659999999999999" table:style-name="ce791">
            <text:p>3</text:p>
          </table:table-cell>
          <table:table-cell table:style-name="ce666"/>
          <table:table-cell office:value-type="float" office:value="5" table:style-name="ce791">
            <text:p>5</text:p>
          </table:table-cell>
          <table:table-cell table:style-name="ce780"/>
          <table:table-cell table:number-columns-repeated="10" table:style-name="ce764"/>
          <table:table-cell table:number-columns-repeated="16352"/>
        </table:table-row>
        <table:table-row table:style-name="ro10">
          <table:table-cell table:style-name="ce786"/>
          <table:table-cell office:value-type="string" table:style-name="ce787">
            <text:p>HR and Training</text:p>
          </table:table-cell>
          <table:table-cell office:value-type="float" office:value="2" table:style-name="ce788">
            <text:p>2</text:p>
          </table:table-cell>
          <table:table-cell table:style-name="ce789"/>
          <table:table-cell office:value-type="float" office:value="1" table:style-name="ce790">
            <text:p>1</text:p>
          </table:table-cell>
          <table:table-cell table:style-name="ce777"/>
          <table:table-cell office:value-type="string" table:style-name="ce790">
            <text:p>-</text:p>
          </table:table-cell>
          <table:table-cell table:style-name="ce777"/>
          <table:table-cell office:value-type="string" table:style-name="ce790">
            <text:p>-</text:p>
          </table:table-cell>
          <table:table-cell table:style-name="ce777"/>
          <table:table-cell office:value-type="string" table:style-name="ce790">
            <text:p>-</text:p>
          </table:table-cell>
          <table:table-cell table:style-name="ce777"/>
          <table:table-cell office:value-type="string" table:style-name="ce790">
            <text:p>-</text:p>
          </table:table-cell>
          <table:table-cell table:style-name="ce777"/>
          <table:table-cell office:value-type="string" table:style-name="ce790">
            <text:p>-</text:p>
          </table:table-cell>
          <table:table-cell table:style-name="ce789"/>
          <table:table-cell office:value-type="string" table:style-name="ce790">
            <text:p>-</text:p>
          </table:table-cell>
          <table:table-cell table:style-name="ce666"/>
          <table:table-cell office:value-type="string" table:style-name="ce790">
            <text:p>-</text:p>
          </table:table-cell>
          <table:table-cell table:style-name="ce666"/>
          <table:table-cell office:value-type="string" table:style-name="ce790">
            <text:p>-</text:p>
          </table:table-cell>
          <table:table-cell table:style-name="ce780"/>
          <table:table-cell table:number-columns-repeated="10" table:style-name="ce764"/>
          <table:table-cell table:number-columns-repeated="16352"/>
        </table:table-row>
        <table:table-row table:style-name="ro10">
          <table:table-cell table:style-name="ce786"/>
          <table:table-cell office:value-type="string" table:style-name="ce787">
            <text:p>Organisation and Change Management</text:p>
          </table:table-cell>
          <table:table-cell office:value-type="float" office:value="4" table:style-name="ce788">
            <text:p>4</text:p>
          </table:table-cell>
          <table:table-cell table:style-name="ce789"/>
          <table:table-cell office:value-type="float" office:value="4" table:style-name="ce790">
            <text:p>4</text:p>
          </table:table-cell>
          <table:table-cell table:style-name="ce777"/>
          <table:table-cell office:value-type="float" office:value="8" table:style-name="ce790">
            <text:p>8</text:p>
          </table:table-cell>
          <table:table-cell table:style-name="ce777"/>
          <table:table-cell office:value-type="float" office:value="16" table:style-name="ce790">
            <text:p>16</text:p>
          </table:table-cell>
          <table:table-cell table:style-name="ce777"/>
          <table:table-cell office:value-type="float" office:value="24" table:style-name="ce790">
            <text:p>24</text:p>
          </table:table-cell>
          <table:table-cell table:style-name="ce777"/>
          <table:table-cell office:value-type="float" office:value="10" table:style-name="ce790">
            <text:p>10</text:p>
          </table:table-cell>
          <table:table-cell table:style-name="ce777"/>
          <table:table-cell office:value-type="float" office:value="5" table:style-name="ce791">
            <text:p>5</text:p>
          </table:table-cell>
          <table:table-cell table:style-name="ce792"/>
          <table:table-cell office:value-type="float" office:value="5" table:style-name="ce791">
            <text:p>5</text:p>
          </table:table-cell>
          <table:table-cell table:style-name="ce666"/>
          <table:table-cell office:value-type="float" office:value="3.4830000000000001" table:style-name="ce791">
            <text:p>3</text:p>
          </table:table-cell>
          <table:table-cell table:style-name="ce666"/>
          <table:table-cell office:value-type="float" office:value="10" table:style-name="ce791">
            <text:p>10</text:p>
          </table:table-cell>
          <table:table-cell table:style-name="ce780"/>
          <table:table-cell table:number-columns-repeated="10" table:style-name="ce764"/>
          <table:table-cell table:number-columns-repeated="16352"/>
        </table:table-row>
        <table:table-row table:style-name="ro10">
          <table:table-cell table:style-name="ce786"/>
          <table:table-cell office:value-type="string" table:style-name="ce787">
            <text:p>Marketing and Communication</text:p>
          </table:table-cell>
          <table:table-cell office:value-type="float" office:value="1" table:style-name="ce788">
            <text:p>1</text:p>
          </table:table-cell>
          <table:table-cell table:style-name="ce789"/>
          <table:table-cell office:value-type="string" table:style-name="ce790">
            <text:p>-</text:p>
          </table:table-cell>
          <table:table-cell table:style-name="ce777"/>
          <table:table-cell office:value-type="string" table:style-name="ce790">
            <text:p>-</text:p>
          </table:table-cell>
          <table:table-cell table:style-name="ce777"/>
          <table:table-cell office:value-type="string" table:style-name="ce790">
            <text:p>-</text:p>
          </table:table-cell>
          <table:table-cell table:style-name="ce777"/>
          <table:table-cell office:value-type="string" table:style-name="ce790">
            <text:p>-</text:p>
          </table:table-cell>
          <table:table-cell table:style-name="ce777"/>
          <table:table-cell office:value-type="string" table:style-name="ce790">
            <text:p>-</text:p>
          </table:table-cell>
          <table:table-cell table:style-name="ce777"/>
          <table:table-cell office:value-type="string" table:style-name="ce790">
            <text:p>-</text:p>
          </table:table-cell>
          <table:table-cell table:style-name="ce789"/>
          <table:table-cell office:value-type="string" table:style-name="ce790">
            <text:p>-</text:p>
          </table:table-cell>
          <table:table-cell table:style-name="ce666"/>
          <table:table-cell office:value-type="string" table:style-name="ce790">
            <text:p>-</text:p>
          </table:table-cell>
          <table:table-cell table:style-name="ce666"/>
          <table:table-cell office:value-type="string" table:style-name="ce790">
            <text:p>-</text:p>
          </table:table-cell>
          <table:table-cell table:style-name="ce780"/>
          <table:table-cell table:number-columns-repeated="10" table:style-name="ce764"/>
          <table:table-cell table:number-columns-repeated="16352"/>
        </table:table-row>
        <table:table-row table:style-name="ro10">
          <table:table-cell table:style-name="ce786"/>
          <table:table-cell office:value-type="string" table:style-name="ce787">
            <text:p>Programme and Project Management</text:p>
          </table:table-cell>
          <table:table-cell office:value-type="float" office:value="6" table:style-name="ce788">
            <text:p>6</text:p>
          </table:table-cell>
          <table:table-cell table:style-name="ce789"/>
          <table:table-cell office:value-type="float" office:value="3" table:style-name="ce790">
            <text:p>3</text:p>
          </table:table-cell>
          <table:table-cell table:style-name="ce777"/>
          <table:table-cell office:value-type="string" table:style-name="ce790">
            <text:p>-</text:p>
          </table:table-cell>
          <table:table-cell table:style-name="ce777"/>
          <table:table-cell office:value-type="float" office:value="5" table:style-name="ce790">
            <text:p>5</text:p>
          </table:table-cell>
          <table:table-cell table:style-name="ce777"/>
          <table:table-cell office:value-type="float" office:value="16" table:style-name="ce790">
            <text:p>16</text:p>
          </table:table-cell>
          <table:table-cell table:style-name="ce777"/>
          <table:table-cell office:value-type="float" office:value="29" table:style-name="ce790">
            <text:p>29</text:p>
          </table:table-cell>
          <table:table-cell table:style-name="ce777"/>
          <table:table-cell office:value-type="float" office:value="8" table:style-name="ce791">
            <text:p>8</text:p>
          </table:table-cell>
          <table:table-cell table:style-name="ce792"/>
          <table:table-cell office:value-type="float" office:value="4" table:style-name="ce791">
            <text:p>4</text:p>
          </table:table-cell>
          <table:table-cell table:style-name="ce666"/>
          <table:table-cell office:value-type="float" office:value="11.843999999999999" table:style-name="ce791">
            <text:p>12</text:p>
          </table:table-cell>
          <table:table-cell table:style-name="ce666"/>
          <table:table-cell office:value-type="float" office:value="2" table:style-name="ce791">
            <text:p>2</text:p>
          </table:table-cell>
          <table:table-cell table:style-name="ce780"/>
          <table:table-cell table:number-columns-repeated="10" table:style-name="ce764"/>
          <table:table-cell table:number-columns-repeated="16352"/>
        </table:table-row>
        <table:table-row table:style-name="ro10">
          <table:table-cell table:style-name="ce786"/>
          <table:table-cell office:value-type="string" table:style-name="ce787">
            <text:p>Technical</text:p>
          </table:table-cell>
          <table:table-cell office:value-type="float" office:value="3" table:style-name="ce788">
            <text:p>3</text:p>
          </table:table-cell>
          <table:table-cell table:style-name="ce789"/>
          <table:table-cell office:value-type="float" office:value="3" table:style-name="ce790">
            <text:p>3</text:p>
          </table:table-cell>
          <table:table-cell table:style-name="ce777"/>
          <table:table-cell office:value-type="float" office:value="2" table:style-name="ce790">
            <text:p>2</text:p>
          </table:table-cell>
          <table:table-cell table:style-name="ce777"/>
          <table:table-cell office:value-type="float" office:value="3" table:style-name="ce790">
            <text:p>3</text:p>
          </table:table-cell>
          <table:table-cell table:style-name="ce777"/>
          <table:table-cell office:value-type="float" office:value="2" table:style-name="ce790">
            <text:p>2</text:p>
          </table:table-cell>
          <table:table-cell table:style-name="ce777"/>
          <table:table-cell office:value-type="float" office:value="3" table:style-name="ce790">
            <text:p>3</text:p>
          </table:table-cell>
          <table:table-cell table:style-name="ce777"/>
          <table:table-cell office:value-type="float" office:value="2" table:style-name="ce791">
            <text:p>2</text:p>
          </table:table-cell>
          <table:table-cell table:style-name="ce792"/>
          <table:table-cell office:value-type="float" office:value="1" table:style-name="ce791">
            <text:p>1</text:p>
          </table:table-cell>
          <table:table-cell table:style-name="ce666"/>
          <table:table-cell office:value-type="float" office:value="0.85199999999999998" table:style-name="ce791">
            <text:p>1</text:p>
          </table:table-cell>
          <table:table-cell table:style-name="ce666"/>
          <table:table-cell office:value-type="float" office:value="2" table:style-name="ce791">
            <text:p>2</text:p>
          </table:table-cell>
          <table:table-cell table:style-name="ce780"/>
          <table:table-cell table:number-columns-repeated="10" table:style-name="ce764"/>
          <table:table-cell table:number-columns-repeated="16352"/>
        </table:table-row>
        <table:table-row table:style-name="ro10">
          <table:table-cell table:style-name="ce786"/>
          <table:table-cell office:value-type="string" table:style-name="ce787">
            <text:p>IT/IS</text:p>
          </table:table-cell>
          <table:table-cell office:value-type="float" office:value="31" table:style-name="ce788">
            <text:p>31</text:p>
          </table:table-cell>
          <table:table-cell table:style-name="ce789"/>
          <table:table-cell office:value-type="float" office:value="3" table:style-name="ce790">
            <text:p>3</text:p>
          </table:table-cell>
          <table:table-cell table:style-name="ce777"/>
          <table:table-cell office:value-type="string" table:style-name="ce790">
            <text:p>-</text:p>
          </table:table-cell>
          <table:table-cell table:style-name="ce777"/>
          <table:table-cell office:value-type="string" table:style-name="ce790">
            <text:p>-</text:p>
          </table:table-cell>
          <table:table-cell table:style-name="ce777"/>
          <table:table-cell office:value-type="float" office:value="2" table:style-name="ce790">
            <text:p>2</text:p>
          </table:table-cell>
          <table:table-cell table:style-name="ce777"/>
          <table:table-cell office:value-type="string" table:style-name="ce790">
            <text:p>-</text:p>
          </table:table-cell>
          <table:table-cell table:style-name="ce777"/>
          <table:table-cell office:value-type="float" office:value="1" table:style-name="ce779">
            <text:p>1</text:p>
          </table:table-cell>
          <table:table-cell table:style-name="ce778"/>
          <table:table-cell office:value-type="float" office:value="1" table:style-name="ce779">
            <text:p>1</text:p>
          </table:table-cell>
          <table:table-cell table:style-name="ce666"/>
          <table:table-cell office:value-type="string" table:style-name="ce790">
            <text:p>-</text:p>
          </table:table-cell>
          <table:table-cell table:style-name="ce666"/>
          <table:table-cell office:value-type="float" office:value="18" table:style-name="ce790">
            <text:p>18</text:p>
          </table:table-cell>
          <table:table-cell table:style-name="ce780"/>
          <table:table-cell table:number-columns-repeated="10" table:style-name="ce764"/>
          <table:table-cell table:number-columns-repeated="16352" table:style-name="ce1"/>
        </table:table-row>
        <table:table-row table:style-name="ro10">
          <table:table-cell table:style-name="ce786"/>
          <table:table-cell office:value-type="string" table:style-name="ce787">
            <text:p>Property</text:p>
          </table:table-cell>
          <table:table-cell office:value-type="float" office:value="3" table:style-name="ce788">
            <text:p>3</text:p>
          </table:table-cell>
          <table:table-cell table:style-name="ce789"/>
          <table:table-cell office:value-type="float" office:value="3" table:style-name="ce790">
            <text:p>3</text:p>
          </table:table-cell>
          <table:table-cell table:style-name="ce777"/>
          <table:table-cell office:value-type="float" office:value="2" table:style-name="ce790">
            <text:p>2</text:p>
          </table:table-cell>
          <table:table-cell table:style-name="ce777"/>
          <table:table-cell office:value-type="string" table:style-name="ce790">
            <text:p>-</text:p>
          </table:table-cell>
          <table:table-cell table:style-name="ce777"/>
          <table:table-cell office:value-type="string" table:style-name="ce790">
            <text:p>-</text:p>
          </table:table-cell>
          <table:table-cell table:style-name="ce777"/>
          <table:table-cell office:value-type="string" table:style-name="ce790">
            <text:p>-</text:p>
          </table:table-cell>
          <table:table-cell table:style-name="ce777"/>
          <table:table-cell office:value-type="string" table:style-name="ce790">
            <text:p>-</text:p>
          </table:table-cell>
          <table:table-cell table:style-name="ce789"/>
          <table:table-cell office:value-type="float" office:value="2" table:style-name="ce790">
            <text:p>2</text:p>
          </table:table-cell>
          <table:table-cell table:style-name="ce666"/>
          <table:table-cell office:value-type="string" table:style-name="ce790">
            <text:p>-</text:p>
          </table:table-cell>
          <table:table-cell table:style-name="ce666"/>
          <table:table-cell office:value-type="string" table:style-name="ce790">
            <text:p>-</text:p>
          </table:table-cell>
          <table:table-cell table:style-name="ce780"/>
          <table:table-cell table:number-columns-repeated="10" table:style-name="ce764"/>
          <table:table-cell table:number-columns-repeated="16352" table:style-name="ce1"/>
        </table:table-row>
        <table:table-row table:style-name="ro10">
          <table:table-cell table:style-name="ce786"/>
          <table:table-cell office:value-type="string" table:style-name="ce787">
            <text:p>Procurement</text:p>
          </table:table-cell>
          <table:table-cell office:value-type="float" office:value="2" table:style-name="ce788">
            <text:p>2</text:p>
          </table:table-cell>
          <table:table-cell table:style-name="ce789"/>
          <table:table-cell office:value-type="string" table:style-name="ce790">
            <text:p>-</text:p>
          </table:table-cell>
          <table:table-cell table:style-name="ce777"/>
          <table:table-cell office:value-type="string" table:style-name="ce790">
            <text:p>-</text:p>
          </table:table-cell>
          <table:table-cell table:style-name="ce777"/>
          <table:table-cell office:value-type="float" office:value="2" table:style-name="ce790">
            <text:p>2</text:p>
          </table:table-cell>
          <table:table-cell table:style-name="ce777"/>
          <table:table-cell office:value-type="string" table:style-name="ce790">
            <text:p>-</text:p>
          </table:table-cell>
          <table:table-cell table:style-name="ce777"/>
          <table:table-cell office:value-type="float" office:value="1" table:style-name="ce790">
            <text:p>1</text:p>
          </table:table-cell>
          <table:table-cell table:style-name="ce777"/>
          <table:table-cell office:value-type="float" office:value="4" table:style-name="ce779">
            <text:p>4</text:p>
          </table:table-cell>
          <table:table-cell table:style-name="ce778"/>
          <table:table-cell office:value-type="string" table:style-name="ce779">
            <text:p>-</text:p>
          </table:table-cell>
          <table:table-cell table:style-name="ce666"/>
          <table:table-cell office:value-type="string" table:style-name="ce790">
            <text:p>-</text:p>
          </table:table-cell>
          <table:table-cell table:style-name="ce666"/>
          <table:table-cell office:value-type="float" office:value="1" table:style-name="ce790">
            <text:p>1</text:p>
          </table:table-cell>
          <table:table-cell table:style-name="ce780"/>
          <table:table-cell table:number-columns-repeated="10" table:style-name="ce764"/>
          <table:table-cell table:number-columns-repeated="16352" table:style-name="ce1"/>
        </table:table-row>
        <table:table-row table:style-name="ro10">
          <table:table-cell table:style-name="ce794"/>
          <table:table-cell table:style-name="ce795"/>
          <table:table-cell table:style-name="ce788"/>
          <table:table-cell table:style-name="ce789"/>
          <table:table-cell table:style-name="ce790"/>
          <table:table-cell table:style-name="ce777"/>
          <table:table-cell table:style-name="ce790"/>
          <table:table-cell table:style-name="ce777"/>
          <table:table-cell table:style-name="ce790"/>
          <table:table-cell table:style-name="ce777"/>
          <table:table-cell table:style-name="ce790"/>
          <table:table-cell table:style-name="ce777"/>
          <table:table-cell table:style-name="ce790"/>
          <table:table-cell table:style-name="ce777"/>
          <table:table-cell table:style-name="ce779"/>
          <table:table-cell table:style-name="ce778"/>
          <table:table-cell table:style-name="ce779"/>
          <table:table-cell table:style-name="ce666"/>
          <table:table-cell table:style-name="ce668"/>
          <table:table-cell table:style-name="ce666"/>
          <table:table-cell table:style-name="ce668"/>
          <table:table-cell table:style-name="ce780"/>
          <table:table-cell table:number-columns-repeated="10" table:style-name="ce764"/>
          <table:table-cell table:number-columns-repeated="16352" table:style-name="ce1"/>
        </table:table-row>
        <table:table-row table:style-name="ro10">
          <table:table-cell office:value-type="string" table:number-columns-spanned="2" table:number-rows-spanned="1" table:style-name="ce810">
            <text:p>Other Bodies<text:span text:style-name="T8">5</text:span></text:p>
          </table:table-cell>
          <table:covered-table-cell/>
          <table:table-cell office:value-type="string" table:style-name="ce796">
            <text:p>..</text:p>
          </table:table-cell>
          <table:table-cell table:style-name="ce797"/>
          <table:table-cell office:value-type="string" table:style-name="ce798">
            <text:p>..</text:p>
          </table:table-cell>
          <table:table-cell table:style-name="ce799"/>
          <table:table-cell office:value-type="string" table:style-name="ce798">
            <text:p>..</text:p>
          </table:table-cell>
          <table:table-cell table:style-name="ce799"/>
          <table:table-cell office:value-type="string" table:style-name="ce798">
            <text:p>..</text:p>
          </table:table-cell>
          <table:table-cell table:style-name="ce799"/>
          <table:table-cell office:value-type="string" table:style-name="ce798">
            <text:p>..</text:p>
          </table:table-cell>
          <table:table-cell table:style-name="ce799"/>
          <table:table-cell office:value-type="string" table:style-name="ce798">
            <text:p>..</text:p>
          </table:table-cell>
          <table:table-cell table:style-name="ce799"/>
          <table:table-cell office:value-type="string" table:style-name="ce790">
            <text:p>-</text:p>
          </table:table-cell>
          <table:table-cell table:style-name="ce789"/>
          <table:table-cell office:value-type="float" office:value="1" table:style-name="ce790">
            <text:p>1</text:p>
          </table:table-cell>
          <table:table-cell table:style-name="ce701"/>
          <table:table-cell office:value-type="float" office:value="1" table:style-name="ce71">
            <text:p>1</text:p>
          </table:table-cell>
          <table:table-cell table:style-name="ce701"/>
          <table:table-cell office:value-type="float" office:value="1" table:style-name="ce790">
            <text:p>1</text:p>
          </table:table-cell>
          <table:table-cell table:style-name="ce800"/>
          <table:table-cell table:number-columns-repeated="10" table:style-name="ce764"/>
          <table:table-cell table:number-columns-repeated="16352" table:style-name="ce1"/>
        </table:table-row>
        <table:table-row table:style-name="ro10">
          <table:table-cell office:value-type="string" table:number-columns-spanned="22" table:number-rows-spanned="1" table:style-name="ce811">
            <text:p>Source: MOD Annual Report &amp; Accounts and Defence Resources</text:p>
          </table:table-cell>
          <table:covered-table-cell table:number-columns-repeated="21"/>
          <table:table-cell table:number-columns-repeated="10" table:style-name="ce764"/>
          <table:table-cell table:number-columns-repeated="16352" table:style-name="ce1"/>
        </table:table-row>
        <table:table-row table:style-name="ro23">
          <table:table-cell office:value-type="string" table:style-name="ce801">
            <text:p>1.</text:p>
          </table:table-cell>
          <table:table-cell office:value-type="string" table:number-columns-spanned="21" table:number-rows-spanned="1" table:style-name="ce812">
            <text:p>Prior to 2015/16 the totals included small levels of expenditure incurred by Dstl, UK Hydrographic Office and Defence Support Group. From 2015/16 onwards, and due to the small levels of expenditure incurred by the Trading Funds on this type of activity, the Trading Funds data has not been included and for consistency the totals shown in this table now match those published in the MOD Annual Report &amp; Accounts.</text:p>
          </table:table-cell>
          <table:covered-table-cell table:number-columns-repeated="20"/>
          <table:table-cell table:number-columns-repeated="10" table:style-name="ce764"/>
          <table:table-cell table:number-columns-repeated="16352" table:style-name="ce1"/>
        </table:table-row>
        <table:table-row table:style-name="ro44">
          <table:table-cell office:value-type="string" table:style-name="ce803">
            <text:p>2.</text:p>
          </table:table-cell>
          <table:table-cell office:value-type="string" table:number-columns-spanned="21" table:number-rows-spanned="1" table:style-name="ce812">
            <text:p>The variation between the 2013/14 figure (£90.4 million) quoted above and that disclosed in Table 4, page 132 of the<text:s text:c="2"/><text:span text:style-name="T6">MOD Annual Report and Accounts (AR&amp;A) 2013/14</text:span><text:s/>(£17.139 million) arose from a Treasury reclassification of some elements of expenditure on External Assistance so that they did not constitute “Other Administration Costs” in that year. Any variations between this publication and the MOD’s Annual Report &amp; Accounts in years before 2013/14 reflect the additional inclusion of expenditure by the MOD’s three Trading Funds in this publication. Expenditure by the Trading Funds is not included in the MOD’s central accounts but is reported individually by each of the Trading Funds in their own Annual Reports and Accounts.</text:p>
          </table:table-cell>
          <table:covered-table-cell table:number-columns-repeated="20"/>
          <table:table-cell office:value-type="string" table:number-columns-spanned="12" table:number-rows-spanned="1" table:style-name="ce813">
            <text:p>https://www.gov.uk/government/publications/the-ministry-of-defence-annual-report-and-accounts-2013-to-2014</text:p>
          </table:table-cell>
          <table:covered-table-cell table:number-columns-repeated="11"/>
          <table:table-cell table:number-columns-repeated="16350"/>
        </table:table-row>
        <table:table-row table:style-name="ro44">
          <table:table-cell office:value-type="string" table:style-name="ce803">
            <text:p>3.</text:p>
          </table:table-cell>
          <table:table-cell office:value-type="string" table:number-columns-spanned="21" table:number-rows-spanned="1" table:style-name="ce812">
            <text:p>The figure for consultancy expenditure in 2016/17 reported on Page 113 of the Annual Report &amp; Accounts (£60.5 million) is slightly different to that published in this table. At the time the Annual Report &amp; Accounts were finalised it was decided to reproduce, in the text, the figure that had already been published as part of the department's transparency reporting and which was published prior to the accounts being finalised. The figures shown in this table are based on the expenditure recorded against the consultancy Resource Account Codes used within MOD. The total figure is £58.6 million (excluding Trading Funds) and is consistent with how figures shown in this table since 2014/15 have been calculated.</text:p>
          </table:table-cell>
          <table:covered-table-cell table:number-columns-repeated="20"/>
          <table:table-cell office:value-type="string" table:style-name="ce804">
            <text:p>https://www.gov.uk/government/publications/mod-workforce-management-information-january-to-december-2017</text:p>
          </table:table-cell>
          <table:table-cell table:number-columns-repeated="11" table:style-name="ce804"/>
          <table:table-cell table:number-columns-repeated="16350"/>
        </table:table-row>
        <table:table-row table:style-name="ro23">
          <table:table-cell office:value-type="string" table:style-name="ce802">
            <text:p>4.</text:p>
          </table:table-cell>
          <table:table-cell office:value-type="string" table:number-columns-spanned="21" table:number-rows-spanned="1" table:style-name="ce812">
            <text:p>These are standard Cabinet Office categories for reporting consultancy. Expenditure is identified from MOD (and MOD ALBs) financial systems based on expenditure recorded against Resource Accounting Codes (RACs) which most closely map to the categories shown above. In some cases, the RAC's cover work that goes beyond the scope of advisory consultancy.</text:p>
          </table:table-cell>
          <table:covered-table-cell table:number-columns-repeated="20"/>
          <table:table-cell table:number-columns-repeated="16362" table:style-name="ce1"/>
        </table:table-row>
        <table:table-row table:style-name="ro23">
          <table:table-cell office:value-type="string" table:style-name="ce802">
            <text:p>5.</text:p>
          </table:table-cell>
          <table:table-cell office:value-type="string" table:number-columns-spanned="21" table:number-rows-spanned="1" table:style-name="ce814">
            <text:p>Other Bodies includes Royal Hospital Chelsea and the Reserve Forces and Cadet Associations. MOD funding for the Commonwealth War Graves Commission is provided through a Grant in Aid. The Commission is not required to report the financial contribution the MOD makes towards any requirement the Commission may have for Consultancy, which may also be funded through other sources.</text:p>
          </table:table-cell>
          <table:covered-table-cell table:number-columns-repeated="20"/>
          <table:table-cell table:number-columns-repeated="16362" table:style-name="ce1"/>
        </table:table-row>
        <table:table-row table:number-rows-repeated="1048549" table:style-name="ro10">
          <table:table-cell table:number-columns-repeated="16384"/>
        </table:table-row>
      </table:table>
      <table:table table:name="'file://ABW1/ROOTFS1/FS/UK%20Defence%20Statistics/2011/Table%20Frames/Copy%20of%2020110526-NS_UKDS%202011%20Chapter%201%20Version%203-U.xls'#Version_Control14" table:style-name="ta12">
        <table:table-source xlink:href="file://ABW1/ROOTFS1/FS/UK%20Defence%20Statistics/2011/Table%20Frames/Copy%20of%2020110526-NS_UKDS%202011%20Chapter%201%20Version%203-U.xls" table:table-name="Version_Control1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pter_1_Intro14" table:style-name="ta12">
        <table:table-source xlink:href="file://ABW1/ROOTFS1/FS/UK%20Defence%20Statistics/2011/Table%20Frames/Copy%20of%2020110526-NS_UKDS%202011%20Chapter%201%20Version%203-U.xls" table:table-name="Chapter_1_Intro1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RAB_Section14" table:style-name="ta12">
        <table:table-source xlink:href="file://ABW1/ROOTFS1/FS/UK%20Defence%20Statistics/2011/Table%20Frames/Copy%20of%2020110526-NS_UKDS%202011%20Chapter%201%20Version%203-U.xls" table:table-name="RAB_Section1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1_-_Dept_Resources14" table:style-name="ta12">
        <table:table-source xlink:href="file://ABW1/ROOTFS1/FS/UK%20Defence%20Statistics/2011/Table%20Frames/Copy%20of%2020110526-NS_UKDS%202011%20Chapter%201%20Version%203-U.xls" table:table-name="Section_1_-_Dept_Resources1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27" table:style-name="ta12">
        <table:table-source xlink:href="file://ABW1/ROOTFS1/FS/UK%20Defence%20Statistics/2011/Table%20Frames/Copy%20of%2020110526-NS_UKDS%202011%20Chapter%201%20Version%203-U.xls" table:table-name="1_12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24" table:style-name="ta12">
        <table:table-source xlink:href="file://ABW1/ROOTFS1/FS/UK%20Defence%20Statistics/2011/Table%20Frames/Copy%20of%2020110526-NS_UKDS%202011%20Chapter%201%20Version%203-U.xls" table:table-name="1_22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314" table:style-name="ta12">
        <table:table-source xlink:href="file://ABW1/ROOTFS1/FS/UK%20Defence%20Statistics/2011/Table%20Frames/Copy%20of%2020110526-NS_UKDS%202011%20Chapter%201%20Version%203-U.xls" table:table-name="1_31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414" table:style-name="ta12">
        <table:table-source xlink:href="file://ABW1/ROOTFS1/FS/UK%20Defence%20Statistics/2011/Table%20Frames/Copy%20of%2020110526-NS_UKDS%202011%20Chapter%201%20Version%203-U.xls" table:table-name="1_41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514" table:style-name="ta12">
        <table:table-source xlink:href="file://ABW1/ROOTFS1/FS/UK%20Defence%20Statistics/2011/Table%20Frames/Copy%20of%2020110526-NS_UKDS%202011%20Chapter%201%20Version%203-U.xls" table:table-name="1_51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614" table:style-name="ta12">
        <table:table-source xlink:href="file://ABW1/ROOTFS1/FS/UK%20Defence%20Statistics/2011/Table%20Frames/Copy%20of%2020110526-NS_UKDS%202011%20Chapter%201%20Version%203-U.xls" table:table-name="1_61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714" table:style-name="ta12">
        <table:table-source xlink:href="file://ABW1/ROOTFS1/FS/UK%20Defence%20Statistics/2011/Table%20Frames/Copy%20of%2020110526-NS_UKDS%202011%20Chapter%201%20Version%203-U.xls" table:table-name="1_71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814" table:style-name="ta12">
        <table:table-source xlink:href="file://ABW1/ROOTFS1/FS/UK%20Defence%20Statistics/2011/Table%20Frames/Copy%20of%2020110526-NS_UKDS%202011%20Chapter%201%20Version%203-U.xls" table:table-name="1_81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Transparency_Supplement13" table:style-name="ta12">
        <table:table-source xlink:href="file://ABW1/ROOTFS1/FS/UK%20Defence%20Statistics/2011/Table%20Frames/Copy%20of%2020110526-NS_UKDS%202011%20Chapter%201%20Version%203-U.xls" table:table-name="Transparency_Supplement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2_-_Defence_Inflation13" table:style-name="ta12">
        <table:table-source xlink:href="file://ABW1/ROOTFS1/FS/UK%20Defence%20Statistics/2011/Table%20Frames/Copy%20of%2020110526-NS_UKDS%202011%20Chapter%201%20Version%203-U.xls" table:table-name="Section_2_-_Defence_Inflation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9a_b13" table:style-name="ta12">
        <table:table-source xlink:href="file://ABW1/ROOTFS1/FS/UK%20Defence%20Statistics/2011/Table%20Frames/Copy%20of%2020110526-NS_UKDS%202011%20Chapter%201%20Version%203-U.xls" table:table-name="1_9a_b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9c_d13" table:style-name="ta12">
        <table:table-source xlink:href="file://ABW1/ROOTFS1/FS/UK%20Defence%20Statistics/2011/Table%20Frames/Copy%20of%2020110526-NS_UKDS%202011%20Chapter%201%20Version%203-U.xls" table:table-name="1_9c_d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3_-_Industry13" table:style-name="ta12">
        <table:table-source xlink:href="file://ABW1/ROOTFS1/FS/UK%20Defence%20Statistics/2011/Table%20Frames/Copy%20of%2020110526-NS_UKDS%202011%20Chapter%201%20Version%203-U.xls" table:table-name="Section_3_-_Industry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013" table:style-name="ta12">
        <table:table-source xlink:href="file://ABW1/ROOTFS1/FS/UK%20Defence%20Statistics/2011/Table%20Frames/Copy%20of%2020110526-NS_UKDS%202011%20Chapter%201%20Version%203-U.xls" table:table-name="1_10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to_Table_1_1013" table:style-name="ta12">
        <table:table-source xlink:href="file://ABW1/ROOTFS1/FS/UK%20Defence%20Statistics/2011/Table%20Frames/Copy%20of%2020110526-NS_UKDS%202011%20Chapter%201%20Version%203-U.xls" table:table-name="Chart_to_Table_1_10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117" table:style-name="ta12">
        <table:table-source xlink:href="file://ABW1/ROOTFS1/FS/UK%20Defence%20Statistics/2011/Table%20Frames/Copy%20of%2020110526-NS_UKDS%202011%20Chapter%201%20Version%203-U.xls" table:table-name="1_111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a13" table:style-name="ta12">
        <table:table-source xlink:href="file://ABW1/ROOTFS1/FS/UK%20Defence%20Statistics/2011/Table%20Frames/Copy%20of%2020110526-NS_UKDS%202011%20Chapter%201%20Version%203-U.xls" table:table-name="Chart_1_12a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b_&amp;_c13" table:style-name="ta12">
        <table:table-source xlink:href="file://ABW1/ROOTFS1/FS/UK%20Defence%20Statistics/2011/Table%20Frames/Copy%20of%2020110526-NS_UKDS%202011%20Chapter%201%20Version%203-U.xls" table:table-name="Chart_1_12b_&amp;_c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d13" table:style-name="ta12">
        <table:table-source xlink:href="file://ABW1/ROOTFS1/FS/UK%20Defence%20Statistics/2011/Table%20Frames/Copy%20of%2020110526-NS_UKDS%202011%20Chapter%201%20Version%203-U.xls" table:table-name="Chart_1_12d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s_1_12_footnotes13" table:style-name="ta12">
        <table:table-source xlink:href="file://ABW1/ROOTFS1/FS/UK%20Defence%20Statistics/2011/Table%20Frames/Copy%20of%2020110526-NS_UKDS%202011%20Chapter%201%20Version%203-U.xls" table:table-name="Charts_1_12_footnotes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4_-_Trade13" table:style-name="ta12">
        <table:table-source xlink:href="file://ABW1/ROOTFS1/FS/UK%20Defence%20Statistics/2011/Table%20Frames/Copy%20of%2020110526-NS_UKDS%202011%20Chapter%201%20Version%203-U.xls" table:table-name="Section_4_-_Trade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313" table:style-name="ta12">
        <table:table-source xlink:href="file://ABW1/ROOTFS1/FS/UK%20Defence%20Statistics/2011/Table%20Frames/Copy%20of%2020110526-NS_UKDS%202011%20Chapter%201%20Version%203-U.xls" table:table-name="1_13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413" table:style-name="ta12">
        <table:table-source xlink:href="file://ABW1/ROOTFS1/FS/UK%20Defence%20Statistics/2011/Table%20Frames/Copy%20of%2020110526-NS_UKDS%202011%20Chapter%201%20Version%203-U.xls" table:table-name="1_14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5_-_Defence_Contracts13" table:style-name="ta12">
        <table:table-source xlink:href="file://ABW1/ROOTFS1/FS/UK%20Defence%20Statistics/2011/Table%20Frames/Copy%20of%2020110526-NS_UKDS%202011%20Chapter%201%20Version%203-U.xls" table:table-name="Section_5_-_Defence_Contracts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513" table:style-name="ta12">
        <table:table-source xlink:href="file://ABW1/ROOTFS1/FS/UK%20Defence%20Statistics/2011/Table%20Frames/Copy%20of%2020110526-NS_UKDS%202011%20Chapter%201%20Version%203-U.xls" table:table-name="1_15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613" table:style-name="ta12">
        <table:table-source xlink:href="file://ABW1/ROOTFS1/FS/UK%20Defence%20Statistics/2011/Table%20Frames/Copy%20of%2020110526-NS_UKDS%202011%20Chapter%201%20Version%203-U.xls" table:table-name="1_1613" table:mode="copy-results-only"/>
        <table:table-column/>
        <table:table-row>
          <table:table-cell office:value-type="string" office:string-value="CHAPTER 1 - FINANCE"/>
          <table:table-cell table:number-columns-repeated="16383"/>
        </table:table-row>
        <table:table-row table:number-rows-repeated="1048575">
          <table:table-cell table:number-columns-repeated="16383"/>
        </table:table-row>
      </table:table>
      <table:table table:name="'file://ABW1/ROOTFS1/FS/UK%20Defence%20Statistics/2011/Table%20Frames/Copy%20of%2020110526-NS_UKDS%202011%20Chapter%201%20Version%203-U.xls'#1_1713" table:style-name="ta12">
        <table:table-source xlink:href="file://ABW1/ROOTFS1/FS/UK%20Defence%20Statistics/2011/Table%20Frames/Copy%20of%2020110526-NS_UKDS%202011%20Chapter%201%20Version%203-U.xls" table:table-name="1_17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7a13" table:style-name="ta12">
        <table:table-source xlink:href="file://ABW1/ROOTFS1/FS/UK%20Defence%20Statistics/2011/Table%20Frames/Copy%20of%2020110526-NS_UKDS%202011%20Chapter%201%20Version%203-U.xls" table:table-name="1_17a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6_-_Intnl_Defence13" table:style-name="ta12">
        <table:table-source xlink:href="file://ABW1/ROOTFS1/FS/UK%20Defence%20Statistics/2011/Table%20Frames/Copy%20of%2020110526-NS_UKDS%202011%20Chapter%201%20Version%203-U.xls" table:table-name="Section_6_-_Intnl_Defence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813" table:style-name="ta12">
        <table:table-source xlink:href="file://ABW1/ROOTFS1/FS/UK%20Defence%20Statistics/2011/Table%20Frames/Copy%20of%2020110526-NS_UKDS%202011%20Chapter%201%20Version%203-U.xls" table:table-name="1_18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913" table:style-name="ta12">
        <table:table-source xlink:href="file://ABW1/ROOTFS1/FS/UK%20Defence%20Statistics/2011/Table%20Frames/Copy%20of%2020110526-NS_UKDS%202011%20Chapter%201%20Version%203-U.xls" table:table-name="1_19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013" table:style-name="ta12">
        <table:table-source xlink:href="file://ABW1/ROOTFS1/FS/UK%20Defence%20Statistics/2011/Table%20Frames/Copy%20of%2020110526-NS_UKDS%202011%20Chapter%201%20Version%203-U.xls" table:table-name="1_20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to_1_19_&amp;_1_2013" table:style-name="ta12">
        <table:table-source xlink:href="file://ABW1/ROOTFS1/FS/UK%20Defence%20Statistics/2011/Table%20Frames/Copy%20of%2020110526-NS_UKDS%202011%20Chapter%201%20Version%203-U.xls" table:table-name="Chart_to_1_19_&amp;_1_20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113" table:style-name="ta12">
        <table:table-source xlink:href="file://ABW1/ROOTFS1/FS/UK%20Defence%20Statistics/2011/Table%20Frames/Copy%20of%2020110526-NS_UKDS%202011%20Chapter%201%20Version%203-U.xls" table:table-name="1_21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a13" table:style-name="ta12">
        <table:table-source xlink:href="file://ABW1/ROOTFS1/FS/UK%20Defence%20Statistics/2011/Table%20Frames/Copy%20of%2020110526-NS_UKDS%202011%20Chapter%201%20Version%203-U.xls" table:table-name="Chart_1_22a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_b_&amp;_c13" table:style-name="ta12">
        <table:table-source xlink:href="file://ABW1/ROOTFS1/FS/UK%20Defence%20Statistics/2011/Table%20Frames/Copy%20of%2020110526-NS_UKDS%202011%20Chapter%201%20Version%203-U.xls" table:table-name="Chart_1_22_b_&amp;_c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d_and_footnotes13" table:style-name="ta12">
        <table:table-source xlink:href="file://ABW1/ROOTFS1/FS/UK%20Defence%20Statistics/2011/Table%20Frames/Copy%20of%2020110526-NS_UKDS%202011%20Chapter%201%20Version%203-U.xls" table:table-name="Chart_1_22d_and_footnotes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Version_Control5" table:style-name="ta12">
        <table:table-source xlink:href="file://ABW1/ROOTFS1/FS/UK%20Defence%20Statistics/2011/Table%20Frames/Copy%20of%2020110526-NS_UKDS%202011%20Chapter%201%20Version%203-U.xls" table:table-name="Version_Control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pter_1_Intro5" table:style-name="ta12">
        <table:table-source xlink:href="file://ABW1/ROOTFS1/FS/UK%20Defence%20Statistics/2011/Table%20Frames/Copy%20of%2020110526-NS_UKDS%202011%20Chapter%201%20Version%203-U.xls" table:table-name="Chapter_1_Intro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RAB_Section5" table:style-name="ta12">
        <table:table-source xlink:href="file://ABW1/ROOTFS1/FS/UK%20Defence%20Statistics/2011/Table%20Frames/Copy%20of%2020110526-NS_UKDS%202011%20Chapter%201%20Version%203-U.xls" table:table-name="RAB_Section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1_-_Dept_Resources5" table:style-name="ta12">
        <table:table-source xlink:href="file://ABW1/ROOTFS1/FS/UK%20Defence%20Statistics/2011/Table%20Frames/Copy%20of%2020110526-NS_UKDS%202011%20Chapter%201%20Version%203-U.xls" table:table-name="Section_1_-_Dept_Resources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17" table:style-name="ta12">
        <table:table-source xlink:href="file://ABW1/ROOTFS1/FS/UK%20Defence%20Statistics/2011/Table%20Frames/Copy%20of%2020110526-NS_UKDS%202011%20Chapter%201%20Version%203-U.xls" table:table-name="1_11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6" table:style-name="ta12">
        <table:table-source xlink:href="file://ABW1/ROOTFS1/FS/UK%20Defence%20Statistics/2011/Table%20Frames/Copy%20of%2020110526-NS_UKDS%202011%20Chapter%201%20Version%203-U.xls" table:table-name="1_2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35" table:style-name="ta12">
        <table:table-source xlink:href="file://ABW1/ROOTFS1/FS/UK%20Defence%20Statistics/2011/Table%20Frames/Copy%20of%2020110526-NS_UKDS%202011%20Chapter%201%20Version%203-U.xls" table:table-name="1_3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45" table:style-name="ta12">
        <table:table-source xlink:href="file://ABW1/ROOTFS1/FS/UK%20Defence%20Statistics/2011/Table%20Frames/Copy%20of%2020110526-NS_UKDS%202011%20Chapter%201%20Version%203-U.xls" table:table-name="1_4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55" table:style-name="ta12">
        <table:table-source xlink:href="file://ABW1/ROOTFS1/FS/UK%20Defence%20Statistics/2011/Table%20Frames/Copy%20of%2020110526-NS_UKDS%202011%20Chapter%201%20Version%203-U.xls" table:table-name="1_5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65" table:style-name="ta12">
        <table:table-source xlink:href="file://ABW1/ROOTFS1/FS/UK%20Defence%20Statistics/2011/Table%20Frames/Copy%20of%2020110526-NS_UKDS%202011%20Chapter%201%20Version%203-U.xls" table:table-name="1_6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75" table:style-name="ta12">
        <table:table-source xlink:href="file://ABW1/ROOTFS1/FS/UK%20Defence%20Statistics/2011/Table%20Frames/Copy%20of%2020110526-NS_UKDS%202011%20Chapter%201%20Version%203-U.xls" table:table-name="1_7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85" table:style-name="ta12">
        <table:table-source xlink:href="file://ABW1/ROOTFS1/FS/UK%20Defence%20Statistics/2011/Table%20Frames/Copy%20of%2020110526-NS_UKDS%202011%20Chapter%201%20Version%203-U.xls" table:table-name="1_8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Transparency_Supplement5" table:style-name="ta12">
        <table:table-source xlink:href="file://ABW1/ROOTFS1/FS/UK%20Defence%20Statistics/2011/Table%20Frames/Copy%20of%2020110526-NS_UKDS%202011%20Chapter%201%20Version%203-U.xls" table:table-name="Transparency_Supplement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2_-_Defence_Inflation5" table:style-name="ta12">
        <table:table-source xlink:href="file://ABW1/ROOTFS1/FS/UK%20Defence%20Statistics/2011/Table%20Frames/Copy%20of%2020110526-NS_UKDS%202011%20Chapter%201%20Version%203-U.xls" table:table-name="Section_2_-_Defence_Inflation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9a_b5" table:style-name="ta12">
        <table:table-source xlink:href="file://ABW1/ROOTFS1/FS/UK%20Defence%20Statistics/2011/Table%20Frames/Copy%20of%2020110526-NS_UKDS%202011%20Chapter%201%20Version%203-U.xls" table:table-name="1_9a_b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9c_d5" table:style-name="ta12">
        <table:table-source xlink:href="file://ABW1/ROOTFS1/FS/UK%20Defence%20Statistics/2011/Table%20Frames/Copy%20of%2020110526-NS_UKDS%202011%20Chapter%201%20Version%203-U.xls" table:table-name="1_9c_d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3_-_Industry5" table:style-name="ta12">
        <table:table-source xlink:href="file://ABW1/ROOTFS1/FS/UK%20Defence%20Statistics/2011/Table%20Frames/Copy%20of%2020110526-NS_UKDS%202011%20Chapter%201%20Version%203-U.xls" table:table-name="Section_3_-_Industry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05" table:style-name="ta12">
        <table:table-source xlink:href="file://ABW1/ROOTFS1/FS/UK%20Defence%20Statistics/2011/Table%20Frames/Copy%20of%2020110526-NS_UKDS%202011%20Chapter%201%20Version%203-U.xls" table:table-name="1_10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to_Table_1_105" table:style-name="ta12">
        <table:table-source xlink:href="file://ABW1/ROOTFS1/FS/UK%20Defence%20Statistics/2011/Table%20Frames/Copy%20of%2020110526-NS_UKDS%202011%20Chapter%201%20Version%203-U.xls" table:table-name="Chart_to_Table_1_10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18" table:style-name="ta12">
        <table:table-source xlink:href="file://ABW1/ROOTFS1/FS/UK%20Defence%20Statistics/2011/Table%20Frames/Copy%20of%2020110526-NS_UKDS%202011%20Chapter%201%20Version%203-U.xls" table:table-name="1_11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a5" table:style-name="ta12">
        <table:table-source xlink:href="file://ABW1/ROOTFS1/FS/UK%20Defence%20Statistics/2011/Table%20Frames/Copy%20of%2020110526-NS_UKDS%202011%20Chapter%201%20Version%203-U.xls" table:table-name="Chart_1_12a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b_&amp;_c5" table:style-name="ta12">
        <table:table-source xlink:href="file://ABW1/ROOTFS1/FS/UK%20Defence%20Statistics/2011/Table%20Frames/Copy%20of%2020110526-NS_UKDS%202011%20Chapter%201%20Version%203-U.xls" table:table-name="Chart_1_12b_&amp;_c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d5" table:style-name="ta12">
        <table:table-source xlink:href="file://ABW1/ROOTFS1/FS/UK%20Defence%20Statistics/2011/Table%20Frames/Copy%20of%2020110526-NS_UKDS%202011%20Chapter%201%20Version%203-U.xls" table:table-name="Chart_1_12d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s_1_12_footnotes5" table:style-name="ta12">
        <table:table-source xlink:href="file://ABW1/ROOTFS1/FS/UK%20Defence%20Statistics/2011/Table%20Frames/Copy%20of%2020110526-NS_UKDS%202011%20Chapter%201%20Version%203-U.xls" table:table-name="Charts_1_12_footnotes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4_-_Trade5" table:style-name="ta12">
        <table:table-source xlink:href="file://ABW1/ROOTFS1/FS/UK%20Defence%20Statistics/2011/Table%20Frames/Copy%20of%2020110526-NS_UKDS%202011%20Chapter%201%20Version%203-U.xls" table:table-name="Section_4_-_Trade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35" table:style-name="ta12">
        <table:table-source xlink:href="file://ABW1/ROOTFS1/FS/UK%20Defence%20Statistics/2011/Table%20Frames/Copy%20of%2020110526-NS_UKDS%202011%20Chapter%201%20Version%203-U.xls" table:table-name="1_13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45" table:style-name="ta12">
        <table:table-source xlink:href="file://ABW1/ROOTFS1/FS/UK%20Defence%20Statistics/2011/Table%20Frames/Copy%20of%2020110526-NS_UKDS%202011%20Chapter%201%20Version%203-U.xls" table:table-name="1_14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5_-_Defence_Contracts5" table:style-name="ta12">
        <table:table-source xlink:href="file://ABW1/ROOTFS1/FS/UK%20Defence%20Statistics/2011/Table%20Frames/Copy%20of%2020110526-NS_UKDS%202011%20Chapter%201%20Version%203-U.xls" table:table-name="Section_5_-_Defence_Contracts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55" table:style-name="ta12">
        <table:table-source xlink:href="file://ABW1/ROOTFS1/FS/UK%20Defence%20Statistics/2011/Table%20Frames/Copy%20of%2020110526-NS_UKDS%202011%20Chapter%201%20Version%203-U.xls" table:table-name="1_15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65" table:style-name="ta12">
        <table:table-source xlink:href="file://ABW1/ROOTFS1/FS/UK%20Defence%20Statistics/2011/Table%20Frames/Copy%20of%2020110526-NS_UKDS%202011%20Chapter%201%20Version%203-U.xls" table:table-name="1_16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75" table:style-name="ta12">
        <table:table-source xlink:href="file://ABW1/ROOTFS1/FS/UK%20Defence%20Statistics/2011/Table%20Frames/Copy%20of%2020110526-NS_UKDS%202011%20Chapter%201%20Version%203-U.xls" table:table-name="1_17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7a5" table:style-name="ta12">
        <table:table-source xlink:href="file://ABW1/ROOTFS1/FS/UK%20Defence%20Statistics/2011/Table%20Frames/Copy%20of%2020110526-NS_UKDS%202011%20Chapter%201%20Version%203-U.xls" table:table-name="1_17a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6_-_Intnl_Defence5" table:style-name="ta12">
        <table:table-source xlink:href="file://ABW1/ROOTFS1/FS/UK%20Defence%20Statistics/2011/Table%20Frames/Copy%20of%2020110526-NS_UKDS%202011%20Chapter%201%20Version%203-U.xls" table:table-name="Section_6_-_Intnl_Defence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85" table:style-name="ta12">
        <table:table-source xlink:href="file://ABW1/ROOTFS1/FS/UK%20Defence%20Statistics/2011/Table%20Frames/Copy%20of%2020110526-NS_UKDS%202011%20Chapter%201%20Version%203-U.xls" table:table-name="1_18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95" table:style-name="ta12">
        <table:table-source xlink:href="file://ABW1/ROOTFS1/FS/UK%20Defence%20Statistics/2011/Table%20Frames/Copy%20of%2020110526-NS_UKDS%202011%20Chapter%201%20Version%203-U.xls" table:table-name="1_19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05" table:style-name="ta12">
        <table:table-source xlink:href="file://ABW1/ROOTFS1/FS/UK%20Defence%20Statistics/2011/Table%20Frames/Copy%20of%2020110526-NS_UKDS%202011%20Chapter%201%20Version%203-U.xls" table:table-name="1_20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to_1_19_&amp;_1_205" table:style-name="ta12">
        <table:table-source xlink:href="file://ABW1/ROOTFS1/FS/UK%20Defence%20Statistics/2011/Table%20Frames/Copy%20of%2020110526-NS_UKDS%202011%20Chapter%201%20Version%203-U.xls" table:table-name="Chart_to_1_19_&amp;_1_20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15" table:style-name="ta12">
        <table:table-source xlink:href="file://ABW1/ROOTFS1/FS/UK%20Defence%20Statistics/2011/Table%20Frames/Copy%20of%2020110526-NS_UKDS%202011%20Chapter%201%20Version%203-U.xls" table:table-name="1_21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a5" table:style-name="ta12">
        <table:table-source xlink:href="file://ABW1/ROOTFS1/FS/UK%20Defence%20Statistics/2011/Table%20Frames/Copy%20of%2020110526-NS_UKDS%202011%20Chapter%201%20Version%203-U.xls" table:table-name="Chart_1_22a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_b_&amp;_c5" table:style-name="ta12">
        <table:table-source xlink:href="file://ABW1/ROOTFS1/FS/UK%20Defence%20Statistics/2011/Table%20Frames/Copy%20of%2020110526-NS_UKDS%202011%20Chapter%201%20Version%203-U.xls" table:table-name="Chart_1_22_b_&amp;_c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d_and_footnotes5" table:style-name="ta12">
        <table:table-source xlink:href="file://ABW1/ROOTFS1/FS/UK%20Defence%20Statistics/2011/Table%20Frames/Copy%20of%2020110526-NS_UKDS%202011%20Chapter%201%20Version%203-U.xls" table:table-name="Chart_1_22d_and_footnotes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Version_Control" table:style-name="ta12">
        <table:table-source xlink:href="file://ABW1/ROOTFS1/FS/UK%20Defence%20Statistics/2011/Table%20Frames/Copy%20of%2020110526-NS_UKDS%202011%20Chapter%201%20Version%203-U.xls" table:table-name="Version_Control"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pter_1_Intro" table:style-name="ta12">
        <table:table-source xlink:href="file://ABW1/ROOTFS1/FS/UK%20Defence%20Statistics/2011/Table%20Frames/Copy%20of%2020110526-NS_UKDS%202011%20Chapter%201%20Version%203-U.xls" table:table-name="Chapter_1_Intro"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RAB_Section" table:style-name="ta12">
        <table:table-source xlink:href="file://ABW1/ROOTFS1/FS/UK%20Defence%20Statistics/2011/Table%20Frames/Copy%20of%2020110526-NS_UKDS%202011%20Chapter%201%20Version%203-U.xls" table:table-name="RAB_Section"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1_-_Dept_Resources" table:style-name="ta12">
        <table:table-source xlink:href="file://ABW1/ROOTFS1/FS/UK%20Defence%20Statistics/2011/Table%20Frames/Copy%20of%2020110526-NS_UKDS%202011%20Chapter%201%20Version%203-U.xls" table:table-name="Section_1_-_Dept_Resources"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 table:style-name="ta12">
        <table:table-source xlink:href="file://ABW1/ROOTFS1/FS/UK%20Defence%20Statistics/2011/Table%20Frames/Copy%20of%2020110526-NS_UKDS%202011%20Chapter%201%20Version%203-U.xls" table:table-name="1_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 table:style-name="ta12">
        <table:table-source xlink:href="file://ABW1/ROOTFS1/FS/UK%20Defence%20Statistics/2011/Table%20Frames/Copy%20of%2020110526-NS_UKDS%202011%20Chapter%201%20Version%203-U.xls" table:table-name="1_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3" table:style-name="ta12">
        <table:table-source xlink:href="file://ABW1/ROOTFS1/FS/UK%20Defence%20Statistics/2011/Table%20Frames/Copy%20of%2020110526-NS_UKDS%202011%20Chapter%201%20Version%203-U.xls" table:table-name="1_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4" table:style-name="ta12">
        <table:table-source xlink:href="file://ABW1/ROOTFS1/FS/UK%20Defence%20Statistics/2011/Table%20Frames/Copy%20of%2020110526-NS_UKDS%202011%20Chapter%201%20Version%203-U.xls" table:table-name="1_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5" table:style-name="ta12">
        <table:table-source xlink:href="file://ABW1/ROOTFS1/FS/UK%20Defence%20Statistics/2011/Table%20Frames/Copy%20of%2020110526-NS_UKDS%202011%20Chapter%201%20Version%203-U.xls" table:table-name="1_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6" table:style-name="ta12">
        <table:table-source xlink:href="file://ABW1/ROOTFS1/FS/UK%20Defence%20Statistics/2011/Table%20Frames/Copy%20of%2020110526-NS_UKDS%202011%20Chapter%201%20Version%203-U.xls" table:table-name="1_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7" table:style-name="ta12">
        <table:table-source xlink:href="file://ABW1/ROOTFS1/FS/UK%20Defence%20Statistics/2011/Table%20Frames/Copy%20of%2020110526-NS_UKDS%202011%20Chapter%201%20Version%203-U.xls" table:table-name="1_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8" table:style-name="ta12">
        <table:table-source xlink:href="file://ABW1/ROOTFS1/FS/UK%20Defence%20Statistics/2011/Table%20Frames/Copy%20of%2020110526-NS_UKDS%202011%20Chapter%201%20Version%203-U.xls" table:table-name="1_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Transparency_Supplement" table:style-name="ta12">
        <table:table-source xlink:href="file://ABW1/ROOTFS1/FS/UK%20Defence%20Statistics/2011/Table%20Frames/Copy%20of%2020110526-NS_UKDS%202011%20Chapter%201%20Version%203-U.xls" table:table-name="Transparency_Supplement"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2_-_Defence_Inflation" table:style-name="ta12">
        <table:table-source xlink:href="file://ABW1/ROOTFS1/FS/UK%20Defence%20Statistics/2011/Table%20Frames/Copy%20of%2020110526-NS_UKDS%202011%20Chapter%201%20Version%203-U.xls" table:table-name="Section_2_-_Defence_Inflation"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9a_b" table:style-name="ta12">
        <table:table-source xlink:href="file://ABW1/ROOTFS1/FS/UK%20Defence%20Statistics/2011/Table%20Frames/Copy%20of%2020110526-NS_UKDS%202011%20Chapter%201%20Version%203-U.xls" table:table-name="1_9a_b"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9c_d" table:style-name="ta12">
        <table:table-source xlink:href="file://ABW1/ROOTFS1/FS/UK%20Defence%20Statistics/2011/Table%20Frames/Copy%20of%2020110526-NS_UKDS%202011%20Chapter%201%20Version%203-U.xls" table:table-name="1_9c_d"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3_-_Industry" table:style-name="ta12">
        <table:table-source xlink:href="file://ABW1/ROOTFS1/FS/UK%20Defence%20Statistics/2011/Table%20Frames/Copy%20of%2020110526-NS_UKDS%202011%20Chapter%201%20Version%203-U.xls" table:table-name="Section_3_-_Industry"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0" table:style-name="ta12">
        <table:table-source xlink:href="file://ABW1/ROOTFS1/FS/UK%20Defence%20Statistics/2011/Table%20Frames/Copy%20of%2020110526-NS_UKDS%202011%20Chapter%201%20Version%203-U.xls" table:table-name="1_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to_Table_1_10" table:style-name="ta12">
        <table:table-source xlink:href="file://ABW1/ROOTFS1/FS/UK%20Defence%20Statistics/2011/Table%20Frames/Copy%20of%2020110526-NS_UKDS%202011%20Chapter%201%20Version%203-U.xls" table:table-name="Chart_to_Table_1_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1" table:style-name="ta12">
        <table:table-source xlink:href="file://ABW1/ROOTFS1/FS/UK%20Defence%20Statistics/2011/Table%20Frames/Copy%20of%2020110526-NS_UKDS%202011%20Chapter%201%20Version%203-U.xls" table:table-name="1_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a" table:style-name="ta12">
        <table:table-source xlink:href="file://ABW1/ROOTFS1/FS/UK%20Defence%20Statistics/2011/Table%20Frames/Copy%20of%2020110526-NS_UKDS%202011%20Chapter%201%20Version%203-U.xls" table:table-name="Chart_1_12a"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b_&amp;_c" table:style-name="ta12">
        <table:table-source xlink:href="file://ABW1/ROOTFS1/FS/UK%20Defence%20Statistics/2011/Table%20Frames/Copy%20of%2020110526-NS_UKDS%202011%20Chapter%201%20Version%203-U.xls" table:table-name="Chart_1_12b_&amp;_c"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d" table:style-name="ta12">
        <table:table-source xlink:href="file://ABW1/ROOTFS1/FS/UK%20Defence%20Statistics/2011/Table%20Frames/Copy%20of%2020110526-NS_UKDS%202011%20Chapter%201%20Version%203-U.xls" table:table-name="Chart_1_12d"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s_1_12_footnotes" table:style-name="ta12">
        <table:table-source xlink:href="file://ABW1/ROOTFS1/FS/UK%20Defence%20Statistics/2011/Table%20Frames/Copy%20of%2020110526-NS_UKDS%202011%20Chapter%201%20Version%203-U.xls" table:table-name="Charts_1_12_footnotes"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4_-_Trade" table:style-name="ta12">
        <table:table-source xlink:href="file://ABW1/ROOTFS1/FS/UK%20Defence%20Statistics/2011/Table%20Frames/Copy%20of%2020110526-NS_UKDS%202011%20Chapter%201%20Version%203-U.xls" table:table-name="Section_4_-_Trade"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3" table:style-name="ta12">
        <table:table-source xlink:href="file://ABW1/ROOTFS1/FS/UK%20Defence%20Statistics/2011/Table%20Frames/Copy%20of%2020110526-NS_UKDS%202011%20Chapter%201%20Version%203-U.xls" table:table-name="1_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4" table:style-name="ta12">
        <table:table-source xlink:href="file://ABW1/ROOTFS1/FS/UK%20Defence%20Statistics/2011/Table%20Frames/Copy%20of%2020110526-NS_UKDS%202011%20Chapter%201%20Version%203-U.xls" table:table-name="1_1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5_-_Defence_Contracts" table:style-name="ta12">
        <table:table-source xlink:href="file://ABW1/ROOTFS1/FS/UK%20Defence%20Statistics/2011/Table%20Frames/Copy%20of%2020110526-NS_UKDS%202011%20Chapter%201%20Version%203-U.xls" table:table-name="Section_5_-_Defence_Contracts"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5" table:style-name="ta12">
        <table:table-source xlink:href="file://ABW1/ROOTFS1/FS/UK%20Defence%20Statistics/2011/Table%20Frames/Copy%20of%2020110526-NS_UKDS%202011%20Chapter%201%20Version%203-U.xls" table:table-name="1_1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6" table:style-name="ta12">
        <table:table-source xlink:href="file://ABW1/ROOTFS1/FS/UK%20Defence%20Statistics/2011/Table%20Frames/Copy%20of%2020110526-NS_UKDS%202011%20Chapter%201%20Version%203-U.xls" table:table-name="1_1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7" table:style-name="ta12">
        <table:table-source xlink:href="file://ABW1/ROOTFS1/FS/UK%20Defence%20Statistics/2011/Table%20Frames/Copy%20of%2020110526-NS_UKDS%202011%20Chapter%201%20Version%203-U.xls" table:table-name="1_1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7a" table:style-name="ta12">
        <table:table-source xlink:href="file://ABW1/ROOTFS1/FS/UK%20Defence%20Statistics/2011/Table%20Frames/Copy%20of%2020110526-NS_UKDS%202011%20Chapter%201%20Version%203-U.xls" table:table-name="1_17a"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6_-_Intnl_Defence" table:style-name="ta12">
        <table:table-source xlink:href="file://ABW1/ROOTFS1/FS/UK%20Defence%20Statistics/2011/Table%20Frames/Copy%20of%2020110526-NS_UKDS%202011%20Chapter%201%20Version%203-U.xls" table:table-name="Section_6_-_Intnl_Defence"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8" table:style-name="ta12">
        <table:table-source xlink:href="file://ABW1/ROOTFS1/FS/UK%20Defence%20Statistics/2011/Table%20Frames/Copy%20of%2020110526-NS_UKDS%202011%20Chapter%201%20Version%203-U.xls" table:table-name="1_1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9" table:style-name="ta12">
        <table:table-source xlink:href="file://ABW1/ROOTFS1/FS/UK%20Defence%20Statistics/2011/Table%20Frames/Copy%20of%2020110526-NS_UKDS%202011%20Chapter%201%20Version%203-U.xls" table:table-name="1_1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0" table:style-name="ta12">
        <table:table-source xlink:href="file://ABW1/ROOTFS1/FS/UK%20Defence%20Statistics/2011/Table%20Frames/Copy%20of%2020110526-NS_UKDS%202011%20Chapter%201%20Version%203-U.xls" table:table-name="1_2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to_1_19_&amp;_1_20" table:style-name="ta12">
        <table:table-source xlink:href="file://ABW1/ROOTFS1/FS/UK%20Defence%20Statistics/2011/Table%20Frames/Copy%20of%2020110526-NS_UKDS%202011%20Chapter%201%20Version%203-U.xls" table:table-name="Chart_to_1_19_&amp;_1_2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1" table:style-name="ta12">
        <table:table-source xlink:href="file://ABW1/ROOTFS1/FS/UK%20Defence%20Statistics/2011/Table%20Frames/Copy%20of%2020110526-NS_UKDS%202011%20Chapter%201%20Version%203-U.xls" table:table-name="1_2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a" table:style-name="ta12">
        <table:table-source xlink:href="file://ABW1/ROOTFS1/FS/UK%20Defence%20Statistics/2011/Table%20Frames/Copy%20of%2020110526-NS_UKDS%202011%20Chapter%201%20Version%203-U.xls" table:table-name="Chart_1_22a"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_b_&amp;_c" table:style-name="ta12">
        <table:table-source xlink:href="file://ABW1/ROOTFS1/FS/UK%20Defence%20Statistics/2011/Table%20Frames/Copy%20of%2020110526-NS_UKDS%202011%20Chapter%201%20Version%203-U.xls" table:table-name="Chart_1_22_b_&amp;_c"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d_and_footnotes" table:style-name="ta12">
        <table:table-source xlink:href="file://ABW1/ROOTFS1/FS/UK%20Defence%20Statistics/2011/Table%20Frames/Copy%20of%2020110526-NS_UKDS%202011%20Chapter%201%20Version%203-U.xls" table:table-name="Chart_1_22d_and_footnotes"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Version_Control1" table:style-name="ta12">
        <table:table-source xlink:href="file://ABW1/ROOTFS1/FS/UK%20Defence%20Statistics/2011/Table%20Frames/Copy%20of%2020110526-NS_UKDS%202011%20Chapter%201%20Version%203-U.xls" table:table-name="Version_Control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pter_1_Intro1" table:style-name="ta12">
        <table:table-source xlink:href="file://ABW1/ROOTFS1/FS/UK%20Defence%20Statistics/2011/Table%20Frames/Copy%20of%2020110526-NS_UKDS%202011%20Chapter%201%20Version%203-U.xls" table:table-name="Chapter_1_Intro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RAB_Section1" table:style-name="ta12">
        <table:table-source xlink:href="file://ABW1/ROOTFS1/FS/UK%20Defence%20Statistics/2011/Table%20Frames/Copy%20of%2020110526-NS_UKDS%202011%20Chapter%201%20Version%203-U.xls" table:table-name="RAB_Section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1_-_Dept_Resources1" table:style-name="ta12">
        <table:table-source xlink:href="file://ABW1/ROOTFS1/FS/UK%20Defence%20Statistics/2011/Table%20Frames/Copy%20of%2020110526-NS_UKDS%202011%20Chapter%201%20Version%203-U.xls" table:table-name="Section_1_-_Dept_Resources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2" table:style-name="ta12">
        <table:table-source xlink:href="file://ABW1/ROOTFS1/FS/UK%20Defence%20Statistics/2011/Table%20Frames/Copy%20of%2020110526-NS_UKDS%202011%20Chapter%201%20Version%203-U.xls" table:table-name="1_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2" table:style-name="ta12">
        <table:table-source xlink:href="file://ABW1/ROOTFS1/FS/UK%20Defence%20Statistics/2011/Table%20Frames/Copy%20of%2020110526-NS_UKDS%202011%20Chapter%201%20Version%203-U.xls" table:table-name="1_2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31" table:style-name="ta12">
        <table:table-source xlink:href="file://ABW1/ROOTFS1/FS/UK%20Defence%20Statistics/2011/Table%20Frames/Copy%20of%2020110526-NS_UKDS%202011%20Chapter%201%20Version%203-U.xls" table:table-name="1_3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41" table:style-name="ta12">
        <table:table-source xlink:href="file://ABW1/ROOTFS1/FS/UK%20Defence%20Statistics/2011/Table%20Frames/Copy%20of%2020110526-NS_UKDS%202011%20Chapter%201%20Version%203-U.xls" table:table-name="1_4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51" table:style-name="ta12">
        <table:table-source xlink:href="file://ABW1/ROOTFS1/FS/UK%20Defence%20Statistics/2011/Table%20Frames/Copy%20of%2020110526-NS_UKDS%202011%20Chapter%201%20Version%203-U.xls" table:table-name="1_5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61" table:style-name="ta12">
        <table:table-source xlink:href="file://ABW1/ROOTFS1/FS/UK%20Defence%20Statistics/2011/Table%20Frames/Copy%20of%2020110526-NS_UKDS%202011%20Chapter%201%20Version%203-U.xls" table:table-name="1_6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71" table:style-name="ta12">
        <table:table-source xlink:href="file://ABW1/ROOTFS1/FS/UK%20Defence%20Statistics/2011/Table%20Frames/Copy%20of%2020110526-NS_UKDS%202011%20Chapter%201%20Version%203-U.xls" table:table-name="1_7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81" table:style-name="ta12">
        <table:table-source xlink:href="file://ABW1/ROOTFS1/FS/UK%20Defence%20Statistics/2011/Table%20Frames/Copy%20of%2020110526-NS_UKDS%202011%20Chapter%201%20Version%203-U.xls" table:table-name="1_8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Transparency_Supplement1" table:style-name="ta12">
        <table:table-source xlink:href="file://ABW1/ROOTFS1/FS/UK%20Defence%20Statistics/2011/Table%20Frames/Copy%20of%2020110526-NS_UKDS%202011%20Chapter%201%20Version%203-U.xls" table:table-name="Transparency_Supplement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2_-_Defence_Inflation1" table:style-name="ta12">
        <table:table-source xlink:href="file://ABW1/ROOTFS1/FS/UK%20Defence%20Statistics/2011/Table%20Frames/Copy%20of%2020110526-NS_UKDS%202011%20Chapter%201%20Version%203-U.xls" table:table-name="Section_2_-_Defence_Inflation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9a_b1" table:style-name="ta12">
        <table:table-source xlink:href="file://ABW1/ROOTFS1/FS/UK%20Defence%20Statistics/2011/Table%20Frames/Copy%20of%2020110526-NS_UKDS%202011%20Chapter%201%20Version%203-U.xls" table:table-name="1_9a_b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9c_d1" table:style-name="ta12">
        <table:table-source xlink:href="file://ABW1/ROOTFS1/FS/UK%20Defence%20Statistics/2011/Table%20Frames/Copy%20of%2020110526-NS_UKDS%202011%20Chapter%201%20Version%203-U.xls" table:table-name="1_9c_d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3_-_Industry1" table:style-name="ta12">
        <table:table-source xlink:href="file://ABW1/ROOTFS1/FS/UK%20Defence%20Statistics/2011/Table%20Frames/Copy%20of%2020110526-NS_UKDS%202011%20Chapter%201%20Version%203-U.xls" table:table-name="Section_3_-_Industry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01" table:style-name="ta12">
        <table:table-source xlink:href="file://ABW1/ROOTFS1/FS/UK%20Defence%20Statistics/2011/Table%20Frames/Copy%20of%2020110526-NS_UKDS%202011%20Chapter%201%20Version%203-U.xls" table:table-name="1_10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to_Table_1_101" table:style-name="ta12">
        <table:table-source xlink:href="file://ABW1/ROOTFS1/FS/UK%20Defence%20Statistics/2011/Table%20Frames/Copy%20of%2020110526-NS_UKDS%202011%20Chapter%201%20Version%203-U.xls" table:table-name="Chart_to_Table_1_10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11" table:style-name="ta12">
        <table:table-source xlink:href="file://ABW1/ROOTFS1/FS/UK%20Defence%20Statistics/2011/Table%20Frames/Copy%20of%2020110526-NS_UKDS%202011%20Chapter%201%20Version%203-U.xls" table:table-name="1_1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a1" table:style-name="ta12">
        <table:table-source xlink:href="file://ABW1/ROOTFS1/FS/UK%20Defence%20Statistics/2011/Table%20Frames/Copy%20of%2020110526-NS_UKDS%202011%20Chapter%201%20Version%203-U.xls" table:table-name="Chart_1_12a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b_&amp;_c1" table:style-name="ta12">
        <table:table-source xlink:href="file://ABW1/ROOTFS1/FS/UK%20Defence%20Statistics/2011/Table%20Frames/Copy%20of%2020110526-NS_UKDS%202011%20Chapter%201%20Version%203-U.xls" table:table-name="Chart_1_12b_&amp;_c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d1" table:style-name="ta12">
        <table:table-source xlink:href="file://ABW1/ROOTFS1/FS/UK%20Defence%20Statistics/2011/Table%20Frames/Copy%20of%2020110526-NS_UKDS%202011%20Chapter%201%20Version%203-U.xls" table:table-name="Chart_1_12d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s_1_12_footnotes1" table:style-name="ta12">
        <table:table-source xlink:href="file://ABW1/ROOTFS1/FS/UK%20Defence%20Statistics/2011/Table%20Frames/Copy%20of%2020110526-NS_UKDS%202011%20Chapter%201%20Version%203-U.xls" table:table-name="Charts_1_12_footnotes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4_-_Trade1" table:style-name="ta12">
        <table:table-source xlink:href="file://ABW1/ROOTFS1/FS/UK%20Defence%20Statistics/2011/Table%20Frames/Copy%20of%2020110526-NS_UKDS%202011%20Chapter%201%20Version%203-U.xls" table:table-name="Section_4_-_Trade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31" table:style-name="ta12">
        <table:table-source xlink:href="file://ABW1/ROOTFS1/FS/UK%20Defence%20Statistics/2011/Table%20Frames/Copy%20of%2020110526-NS_UKDS%202011%20Chapter%201%20Version%203-U.xls" table:table-name="1_13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41" table:style-name="ta12">
        <table:table-source xlink:href="file://ABW1/ROOTFS1/FS/UK%20Defence%20Statistics/2011/Table%20Frames/Copy%20of%2020110526-NS_UKDS%202011%20Chapter%201%20Version%203-U.xls" table:table-name="1_14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5_-_Defence_Contracts1" table:style-name="ta12">
        <table:table-source xlink:href="file://ABW1/ROOTFS1/FS/UK%20Defence%20Statistics/2011/Table%20Frames/Copy%20of%2020110526-NS_UKDS%202011%20Chapter%201%20Version%203-U.xls" table:table-name="Section_5_-_Defence_Contracts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51" table:style-name="ta12">
        <table:table-source xlink:href="file://ABW1/ROOTFS1/FS/UK%20Defence%20Statistics/2011/Table%20Frames/Copy%20of%2020110526-NS_UKDS%202011%20Chapter%201%20Version%203-U.xls" table:table-name="1_15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61" table:style-name="ta12">
        <table:table-source xlink:href="file://ABW1/ROOTFS1/FS/UK%20Defence%20Statistics/2011/Table%20Frames/Copy%20of%2020110526-NS_UKDS%202011%20Chapter%201%20Version%203-U.xls" table:table-name="1_16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71" table:style-name="ta12">
        <table:table-source xlink:href="file://ABW1/ROOTFS1/FS/UK%20Defence%20Statistics/2011/Table%20Frames/Copy%20of%2020110526-NS_UKDS%202011%20Chapter%201%20Version%203-U.xls" table:table-name="1_17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7a1" table:style-name="ta12">
        <table:table-source xlink:href="file://ABW1/ROOTFS1/FS/UK%20Defence%20Statistics/2011/Table%20Frames/Copy%20of%2020110526-NS_UKDS%202011%20Chapter%201%20Version%203-U.xls" table:table-name="1_17a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6_-_Intnl_Defence1" table:style-name="ta12">
        <table:table-source xlink:href="file://ABW1/ROOTFS1/FS/UK%20Defence%20Statistics/2011/Table%20Frames/Copy%20of%2020110526-NS_UKDS%202011%20Chapter%201%20Version%203-U.xls" table:table-name="Section_6_-_Intnl_Defence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81" table:style-name="ta12">
        <table:table-source xlink:href="file://ABW1/ROOTFS1/FS/UK%20Defence%20Statistics/2011/Table%20Frames/Copy%20of%2020110526-NS_UKDS%202011%20Chapter%201%20Version%203-U.xls" table:table-name="1_18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91" table:style-name="ta12">
        <table:table-source xlink:href="file://ABW1/ROOTFS1/FS/UK%20Defence%20Statistics/2011/Table%20Frames/Copy%20of%2020110526-NS_UKDS%202011%20Chapter%201%20Version%203-U.xls" table:table-name="1_19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01" table:style-name="ta12">
        <table:table-source xlink:href="file://ABW1/ROOTFS1/FS/UK%20Defence%20Statistics/2011/Table%20Frames/Copy%20of%2020110526-NS_UKDS%202011%20Chapter%201%20Version%203-U.xls" table:table-name="1_20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to_1_19_&amp;_1_201" table:style-name="ta12">
        <table:table-source xlink:href="file://ABW1/ROOTFS1/FS/UK%20Defence%20Statistics/2011/Table%20Frames/Copy%20of%2020110526-NS_UKDS%202011%20Chapter%201%20Version%203-U.xls" table:table-name="Chart_to_1_19_&amp;_1_20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11" table:style-name="ta12">
        <table:table-source xlink:href="file://ABW1/ROOTFS1/FS/UK%20Defence%20Statistics/2011/Table%20Frames/Copy%20of%2020110526-NS_UKDS%202011%20Chapter%201%20Version%203-U.xls" table:table-name="1_2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a1" table:style-name="ta12">
        <table:table-source xlink:href="file://ABW1/ROOTFS1/FS/UK%20Defence%20Statistics/2011/Table%20Frames/Copy%20of%2020110526-NS_UKDS%202011%20Chapter%201%20Version%203-U.xls" table:table-name="Chart_1_22a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_b_&amp;_c1" table:style-name="ta12">
        <table:table-source xlink:href="file://ABW1/ROOTFS1/FS/UK%20Defence%20Statistics/2011/Table%20Frames/Copy%20of%2020110526-NS_UKDS%202011%20Chapter%201%20Version%203-U.xls" table:table-name="Chart_1_22_b_&amp;_c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d_and_footnotes1" table:style-name="ta12">
        <table:table-source xlink:href="file://ABW1/ROOTFS1/FS/UK%20Defence%20Statistics/2011/Table%20Frames/Copy%20of%2020110526-NS_UKDS%202011%20Chapter%201%20Version%203-U.xls" table:table-name="Chart_1_22d_and_footnotes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Version_Control2" table:style-name="ta12">
        <table:table-source xlink:href="file://ABW1/ROOTFS1/FS/UK%20Defence%20Statistics/2011/Table%20Frames/Copy%20of%2020110526-NS_UKDS%202011%20Chapter%201%20Version%203-U.xls" table:table-name="Version_Control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pter_1_Intro2" table:style-name="ta12">
        <table:table-source xlink:href="file://ABW1/ROOTFS1/FS/UK%20Defence%20Statistics/2011/Table%20Frames/Copy%20of%2020110526-NS_UKDS%202011%20Chapter%201%20Version%203-U.xls" table:table-name="Chapter_1_Intro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RAB_Section2" table:style-name="ta12">
        <table:table-source xlink:href="file://ABW1/ROOTFS1/FS/UK%20Defence%20Statistics/2011/Table%20Frames/Copy%20of%2020110526-NS_UKDS%202011%20Chapter%201%20Version%203-U.xls" table:table-name="RAB_Section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1_-_Dept_Resources2" table:style-name="ta12">
        <table:table-source xlink:href="file://ABW1/ROOTFS1/FS/UK%20Defence%20Statistics/2011/Table%20Frames/Copy%20of%2020110526-NS_UKDS%202011%20Chapter%201%20Version%203-U.xls" table:table-name="Section_1_-_Dept_Resources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10" table:style-name="ta12">
        <table:table-source xlink:href="file://ABW1/ROOTFS1/FS/UK%20Defence%20Statistics/2011/Table%20Frames/Copy%20of%2020110526-NS_UKDS%202011%20Chapter%201%20Version%203-U.xls" table:table-name="1_1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3" table:style-name="ta12">
        <table:table-source xlink:href="file://ABW1/ROOTFS1/FS/UK%20Defence%20Statistics/2011/Table%20Frames/Copy%20of%2020110526-NS_UKDS%202011%20Chapter%201%20Version%203-U.xls" table:table-name="1_2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32" table:style-name="ta12">
        <table:table-source xlink:href="file://ABW1/ROOTFS1/FS/UK%20Defence%20Statistics/2011/Table%20Frames/Copy%20of%2020110526-NS_UKDS%202011%20Chapter%201%20Version%203-U.xls" table:table-name="1_3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42" table:style-name="ta12">
        <table:table-source xlink:href="file://ABW1/ROOTFS1/FS/UK%20Defence%20Statistics/2011/Table%20Frames/Copy%20of%2020110526-NS_UKDS%202011%20Chapter%201%20Version%203-U.xls" table:table-name="1_4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52" table:style-name="ta12">
        <table:table-source xlink:href="file://ABW1/ROOTFS1/FS/UK%20Defence%20Statistics/2011/Table%20Frames/Copy%20of%2020110526-NS_UKDS%202011%20Chapter%201%20Version%203-U.xls" table:table-name="1_5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62" table:style-name="ta12">
        <table:table-source xlink:href="file://ABW1/ROOTFS1/FS/UK%20Defence%20Statistics/2011/Table%20Frames/Copy%20of%2020110526-NS_UKDS%202011%20Chapter%201%20Version%203-U.xls" table:table-name="1_6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72" table:style-name="ta12">
        <table:table-source xlink:href="file://ABW1/ROOTFS1/FS/UK%20Defence%20Statistics/2011/Table%20Frames/Copy%20of%2020110526-NS_UKDS%202011%20Chapter%201%20Version%203-U.xls" table:table-name="1_7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82" table:style-name="ta12">
        <table:table-source xlink:href="file://ABW1/ROOTFS1/FS/UK%20Defence%20Statistics/2011/Table%20Frames/Copy%20of%2020110526-NS_UKDS%202011%20Chapter%201%20Version%203-U.xls" table:table-name="1_8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Transparency_Supplement2" table:style-name="ta12">
        <table:table-source xlink:href="file://ABW1/ROOTFS1/FS/UK%20Defence%20Statistics/2011/Table%20Frames/Copy%20of%2020110526-NS_UKDS%202011%20Chapter%201%20Version%203-U.xls" table:table-name="Transparency_Supplement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2_-_Defence_Inflation2" table:style-name="ta12">
        <table:table-source xlink:href="file://ABW1/ROOTFS1/FS/UK%20Defence%20Statistics/2011/Table%20Frames/Copy%20of%2020110526-NS_UKDS%202011%20Chapter%201%20Version%203-U.xls" table:table-name="Section_2_-_Defence_Inflation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9a_b2" table:style-name="ta12">
        <table:table-source xlink:href="file://ABW1/ROOTFS1/FS/UK%20Defence%20Statistics/2011/Table%20Frames/Copy%20of%2020110526-NS_UKDS%202011%20Chapter%201%20Version%203-U.xls" table:table-name="1_9a_b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9c_d2" table:style-name="ta12">
        <table:table-source xlink:href="file://ABW1/ROOTFS1/FS/UK%20Defence%20Statistics/2011/Table%20Frames/Copy%20of%2020110526-NS_UKDS%202011%20Chapter%201%20Version%203-U.xls" table:table-name="1_9c_d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3_-_Industry2" table:style-name="ta12">
        <table:table-source xlink:href="file://ABW1/ROOTFS1/FS/UK%20Defence%20Statistics/2011/Table%20Frames/Copy%20of%2020110526-NS_UKDS%202011%20Chapter%201%20Version%203-U.xls" table:table-name="Section_3_-_Industry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02" table:style-name="ta12">
        <table:table-source xlink:href="file://ABW1/ROOTFS1/FS/UK%20Defence%20Statistics/2011/Table%20Frames/Copy%20of%2020110526-NS_UKDS%202011%20Chapter%201%20Version%203-U.xls" table:table-name="1_10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to_Table_1_102" table:style-name="ta12">
        <table:table-source xlink:href="file://ABW1/ROOTFS1/FS/UK%20Defence%20Statistics/2011/Table%20Frames/Copy%20of%2020110526-NS_UKDS%202011%20Chapter%201%20Version%203-U.xls" table:table-name="Chart_to_Table_1_10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12" table:style-name="ta12">
        <table:table-source xlink:href="file://ABW1/ROOTFS1/FS/UK%20Defence%20Statistics/2011/Table%20Frames/Copy%20of%2020110526-NS_UKDS%202011%20Chapter%201%20Version%203-U.xls" table:table-name="1_1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a2" table:style-name="ta12">
        <table:table-source xlink:href="file://ABW1/ROOTFS1/FS/UK%20Defence%20Statistics/2011/Table%20Frames/Copy%20of%2020110526-NS_UKDS%202011%20Chapter%201%20Version%203-U.xls" table:table-name="Chart_1_12a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b_&amp;_c2" table:style-name="ta12">
        <table:table-source xlink:href="file://ABW1/ROOTFS1/FS/UK%20Defence%20Statistics/2011/Table%20Frames/Copy%20of%2020110526-NS_UKDS%202011%20Chapter%201%20Version%203-U.xls" table:table-name="Chart_1_12b_&amp;_c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d2" table:style-name="ta12">
        <table:table-source xlink:href="file://ABW1/ROOTFS1/FS/UK%20Defence%20Statistics/2011/Table%20Frames/Copy%20of%2020110526-NS_UKDS%202011%20Chapter%201%20Version%203-U.xls" table:table-name="Chart_1_12d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s_1_12_footnotes2" table:style-name="ta12">
        <table:table-source xlink:href="file://ABW1/ROOTFS1/FS/UK%20Defence%20Statistics/2011/Table%20Frames/Copy%20of%2020110526-NS_UKDS%202011%20Chapter%201%20Version%203-U.xls" table:table-name="Charts_1_12_footnotes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4_-_Trade2" table:style-name="ta12">
        <table:table-source xlink:href="file://ABW1/ROOTFS1/FS/UK%20Defence%20Statistics/2011/Table%20Frames/Copy%20of%2020110526-NS_UKDS%202011%20Chapter%201%20Version%203-U.xls" table:table-name="Section_4_-_Trade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32" table:style-name="ta12">
        <table:table-source xlink:href="file://ABW1/ROOTFS1/FS/UK%20Defence%20Statistics/2011/Table%20Frames/Copy%20of%2020110526-NS_UKDS%202011%20Chapter%201%20Version%203-U.xls" table:table-name="1_13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42" table:style-name="ta12">
        <table:table-source xlink:href="file://ABW1/ROOTFS1/FS/UK%20Defence%20Statistics/2011/Table%20Frames/Copy%20of%2020110526-NS_UKDS%202011%20Chapter%201%20Version%203-U.xls" table:table-name="1_14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5_-_Defence_Contracts2" table:style-name="ta12">
        <table:table-source xlink:href="file://ABW1/ROOTFS1/FS/UK%20Defence%20Statistics/2011/Table%20Frames/Copy%20of%2020110526-NS_UKDS%202011%20Chapter%201%20Version%203-U.xls" table:table-name="Section_5_-_Defence_Contracts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52" table:style-name="ta12">
        <table:table-source xlink:href="file://ABW1/ROOTFS1/FS/UK%20Defence%20Statistics/2011/Table%20Frames/Copy%20of%2020110526-NS_UKDS%202011%20Chapter%201%20Version%203-U.xls" table:table-name="1_15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62" table:style-name="ta12">
        <table:table-source xlink:href="file://ABW1/ROOTFS1/FS/UK%20Defence%20Statistics/2011/Table%20Frames/Copy%20of%2020110526-NS_UKDS%202011%20Chapter%201%20Version%203-U.xls" table:table-name="1_16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72" table:style-name="ta12">
        <table:table-source xlink:href="file://ABW1/ROOTFS1/FS/UK%20Defence%20Statistics/2011/Table%20Frames/Copy%20of%2020110526-NS_UKDS%202011%20Chapter%201%20Version%203-U.xls" table:table-name="1_17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7a2" table:style-name="ta12">
        <table:table-source xlink:href="file://ABW1/ROOTFS1/FS/UK%20Defence%20Statistics/2011/Table%20Frames/Copy%20of%2020110526-NS_UKDS%202011%20Chapter%201%20Version%203-U.xls" table:table-name="1_17a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6_-_Intnl_Defence2" table:style-name="ta12">
        <table:table-source xlink:href="file://ABW1/ROOTFS1/FS/UK%20Defence%20Statistics/2011/Table%20Frames/Copy%20of%2020110526-NS_UKDS%202011%20Chapter%201%20Version%203-U.xls" table:table-name="Section_6_-_Intnl_Defence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82" table:style-name="ta12">
        <table:table-source xlink:href="file://ABW1/ROOTFS1/FS/UK%20Defence%20Statistics/2011/Table%20Frames/Copy%20of%2020110526-NS_UKDS%202011%20Chapter%201%20Version%203-U.xls" table:table-name="1_18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92" table:style-name="ta12">
        <table:table-source xlink:href="file://ABW1/ROOTFS1/FS/UK%20Defence%20Statistics/2011/Table%20Frames/Copy%20of%2020110526-NS_UKDS%202011%20Chapter%201%20Version%203-U.xls" table:table-name="1_19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02" table:style-name="ta12">
        <table:table-source xlink:href="file://ABW1/ROOTFS1/FS/UK%20Defence%20Statistics/2011/Table%20Frames/Copy%20of%2020110526-NS_UKDS%202011%20Chapter%201%20Version%203-U.xls" table:table-name="1_20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to_1_19_&amp;_1_202" table:style-name="ta12">
        <table:table-source xlink:href="file://ABW1/ROOTFS1/FS/UK%20Defence%20Statistics/2011/Table%20Frames/Copy%20of%2020110526-NS_UKDS%202011%20Chapter%201%20Version%203-U.xls" table:table-name="Chart_to_1_19_&amp;_1_20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12" table:style-name="ta12">
        <table:table-source xlink:href="file://ABW1/ROOTFS1/FS/UK%20Defence%20Statistics/2011/Table%20Frames/Copy%20of%2020110526-NS_UKDS%202011%20Chapter%201%20Version%203-U.xls" table:table-name="1_2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a2" table:style-name="ta12">
        <table:table-source xlink:href="file://ABW1/ROOTFS1/FS/UK%20Defence%20Statistics/2011/Table%20Frames/Copy%20of%2020110526-NS_UKDS%202011%20Chapter%201%20Version%203-U.xls" table:table-name="Chart_1_22a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_b_&amp;_c2" table:style-name="ta12">
        <table:table-source xlink:href="file://ABW1/ROOTFS1/FS/UK%20Defence%20Statistics/2011/Table%20Frames/Copy%20of%2020110526-NS_UKDS%202011%20Chapter%201%20Version%203-U.xls" table:table-name="Chart_1_22_b_&amp;_c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d_and_footnotes2" table:style-name="ta12">
        <table:table-source xlink:href="file://ABW1/ROOTFS1/FS/UK%20Defence%20Statistics/2011/Table%20Frames/Copy%20of%2020110526-NS_UKDS%202011%20Chapter%201%20Version%203-U.xls" table:table-name="Chart_1_22d_and_footnotes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Version_Control3" table:style-name="ta12">
        <table:table-source xlink:href="file://ABW1/ROOTFS1/FS/UK%20Defence%20Statistics/2011/Table%20Frames/Copy%20of%2020110526-NS_UKDS%202011%20Chapter%201%20Version%203-U.xls" table:table-name="Version_Control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pter_1_Intro3" table:style-name="ta12">
        <table:table-source xlink:href="file://ABW1/ROOTFS1/FS/UK%20Defence%20Statistics/2011/Table%20Frames/Copy%20of%2020110526-NS_UKDS%202011%20Chapter%201%20Version%203-U.xls" table:table-name="Chapter_1_Intro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RAB_Section3" table:style-name="ta12">
        <table:table-source xlink:href="file://ABW1/ROOTFS1/FS/UK%20Defence%20Statistics/2011/Table%20Frames/Copy%20of%2020110526-NS_UKDS%202011%20Chapter%201%20Version%203-U.xls" table:table-name="RAB_Section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1_-_Dept_Resources3" table:style-name="ta12">
        <table:table-source xlink:href="file://ABW1/ROOTFS1/FS/UK%20Defence%20Statistics/2011/Table%20Frames/Copy%20of%2020110526-NS_UKDS%202011%20Chapter%201%20Version%203-U.xls" table:table-name="Section_1_-_Dept_Resources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13" table:style-name="ta12">
        <table:table-source xlink:href="file://ABW1/ROOTFS1/FS/UK%20Defence%20Statistics/2011/Table%20Frames/Copy%20of%2020110526-NS_UKDS%202011%20Chapter%201%20Version%203-U.xls" table:table-name="1_1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4" table:style-name="ta12">
        <table:table-source xlink:href="file://ABW1/ROOTFS1/FS/UK%20Defence%20Statistics/2011/Table%20Frames/Copy%20of%2020110526-NS_UKDS%202011%20Chapter%201%20Version%203-U.xls" table:table-name="1_2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33" table:style-name="ta12">
        <table:table-source xlink:href="file://ABW1/ROOTFS1/FS/UK%20Defence%20Statistics/2011/Table%20Frames/Copy%20of%2020110526-NS_UKDS%202011%20Chapter%201%20Version%203-U.xls" table:table-name="1_3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43" table:style-name="ta12">
        <table:table-source xlink:href="file://ABW1/ROOTFS1/FS/UK%20Defence%20Statistics/2011/Table%20Frames/Copy%20of%2020110526-NS_UKDS%202011%20Chapter%201%20Version%203-U.xls" table:table-name="1_4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53" table:style-name="ta12">
        <table:table-source xlink:href="file://ABW1/ROOTFS1/FS/UK%20Defence%20Statistics/2011/Table%20Frames/Copy%20of%2020110526-NS_UKDS%202011%20Chapter%201%20Version%203-U.xls" table:table-name="1_5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63" table:style-name="ta12">
        <table:table-source xlink:href="file://ABW1/ROOTFS1/FS/UK%20Defence%20Statistics/2011/Table%20Frames/Copy%20of%2020110526-NS_UKDS%202011%20Chapter%201%20Version%203-U.xls" table:table-name="1_6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73" table:style-name="ta12">
        <table:table-source xlink:href="file://ABW1/ROOTFS1/FS/UK%20Defence%20Statistics/2011/Table%20Frames/Copy%20of%2020110526-NS_UKDS%202011%20Chapter%201%20Version%203-U.xls" table:table-name="1_7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83" table:style-name="ta12">
        <table:table-source xlink:href="file://ABW1/ROOTFS1/FS/UK%20Defence%20Statistics/2011/Table%20Frames/Copy%20of%2020110526-NS_UKDS%202011%20Chapter%201%20Version%203-U.xls" table:table-name="1_8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Transparency_Supplement3" table:style-name="ta12">
        <table:table-source xlink:href="file://ABW1/ROOTFS1/FS/UK%20Defence%20Statistics/2011/Table%20Frames/Copy%20of%2020110526-NS_UKDS%202011%20Chapter%201%20Version%203-U.xls" table:table-name="Transparency_Supplement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2_-_Defence_Inflation3" table:style-name="ta12">
        <table:table-source xlink:href="file://ABW1/ROOTFS1/FS/UK%20Defence%20Statistics/2011/Table%20Frames/Copy%20of%2020110526-NS_UKDS%202011%20Chapter%201%20Version%203-U.xls" table:table-name="Section_2_-_Defence_Inflation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9a_b3" table:style-name="ta12">
        <table:table-source xlink:href="file://ABW1/ROOTFS1/FS/UK%20Defence%20Statistics/2011/Table%20Frames/Copy%20of%2020110526-NS_UKDS%202011%20Chapter%201%20Version%203-U.xls" table:table-name="1_9a_b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9c_d3" table:style-name="ta12">
        <table:table-source xlink:href="file://ABW1/ROOTFS1/FS/UK%20Defence%20Statistics/2011/Table%20Frames/Copy%20of%2020110526-NS_UKDS%202011%20Chapter%201%20Version%203-U.xls" table:table-name="1_9c_d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3_-_Industry3" table:style-name="ta12">
        <table:table-source xlink:href="file://ABW1/ROOTFS1/FS/UK%20Defence%20Statistics/2011/Table%20Frames/Copy%20of%2020110526-NS_UKDS%202011%20Chapter%201%20Version%203-U.xls" table:table-name="Section_3_-_Industry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03" table:style-name="ta12">
        <table:table-source xlink:href="file://ABW1/ROOTFS1/FS/UK%20Defence%20Statistics/2011/Table%20Frames/Copy%20of%2020110526-NS_UKDS%202011%20Chapter%201%20Version%203-U.xls" table:table-name="1_10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to_Table_1_103" table:style-name="ta12">
        <table:table-source xlink:href="file://ABW1/ROOTFS1/FS/UK%20Defence%20Statistics/2011/Table%20Frames/Copy%20of%2020110526-NS_UKDS%202011%20Chapter%201%20Version%203-U.xls" table:table-name="Chart_to_Table_1_10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14" table:style-name="ta12">
        <table:table-source xlink:href="file://ABW1/ROOTFS1/FS/UK%20Defence%20Statistics/2011/Table%20Frames/Copy%20of%2020110526-NS_UKDS%202011%20Chapter%201%20Version%203-U.xls" table:table-name="1_11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a3" table:style-name="ta12">
        <table:table-source xlink:href="file://ABW1/ROOTFS1/FS/UK%20Defence%20Statistics/2011/Table%20Frames/Copy%20of%2020110526-NS_UKDS%202011%20Chapter%201%20Version%203-U.xls" table:table-name="Chart_1_12a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b_&amp;_c3" table:style-name="ta12">
        <table:table-source xlink:href="file://ABW1/ROOTFS1/FS/UK%20Defence%20Statistics/2011/Table%20Frames/Copy%20of%2020110526-NS_UKDS%202011%20Chapter%201%20Version%203-U.xls" table:table-name="Chart_1_12b_&amp;_c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d3" table:style-name="ta12">
        <table:table-source xlink:href="file://ABW1/ROOTFS1/FS/UK%20Defence%20Statistics/2011/Table%20Frames/Copy%20of%2020110526-NS_UKDS%202011%20Chapter%201%20Version%203-U.xls" table:table-name="Chart_1_12d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s_1_12_footnotes3" table:style-name="ta12">
        <table:table-source xlink:href="file://ABW1/ROOTFS1/FS/UK%20Defence%20Statistics/2011/Table%20Frames/Copy%20of%2020110526-NS_UKDS%202011%20Chapter%201%20Version%203-U.xls" table:table-name="Charts_1_12_footnotes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4_-_Trade3" table:style-name="ta12">
        <table:table-source xlink:href="file://ABW1/ROOTFS1/FS/UK%20Defence%20Statistics/2011/Table%20Frames/Copy%20of%2020110526-NS_UKDS%202011%20Chapter%201%20Version%203-U.xls" table:table-name="Section_4_-_Trade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33" table:style-name="ta12">
        <table:table-source xlink:href="file://ABW1/ROOTFS1/FS/UK%20Defence%20Statistics/2011/Table%20Frames/Copy%20of%2020110526-NS_UKDS%202011%20Chapter%201%20Version%203-U.xls" table:table-name="1_13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43" table:style-name="ta12">
        <table:table-source xlink:href="file://ABW1/ROOTFS1/FS/UK%20Defence%20Statistics/2011/Table%20Frames/Copy%20of%2020110526-NS_UKDS%202011%20Chapter%201%20Version%203-U.xls" table:table-name="1_14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5_-_Defence_Contracts3" table:style-name="ta12">
        <table:table-source xlink:href="file://ABW1/ROOTFS1/FS/UK%20Defence%20Statistics/2011/Table%20Frames/Copy%20of%2020110526-NS_UKDS%202011%20Chapter%201%20Version%203-U.xls" table:table-name="Section_5_-_Defence_Contracts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53" table:style-name="ta12">
        <table:table-source xlink:href="file://ABW1/ROOTFS1/FS/UK%20Defence%20Statistics/2011/Table%20Frames/Copy%20of%2020110526-NS_UKDS%202011%20Chapter%201%20Version%203-U.xls" table:table-name="1_15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63" table:style-name="ta12">
        <table:table-source xlink:href="file://ABW1/ROOTFS1/FS/UK%20Defence%20Statistics/2011/Table%20Frames/Copy%20of%2020110526-NS_UKDS%202011%20Chapter%201%20Version%203-U.xls" table:table-name="1_16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73" table:style-name="ta12">
        <table:table-source xlink:href="file://ABW1/ROOTFS1/FS/UK%20Defence%20Statistics/2011/Table%20Frames/Copy%20of%2020110526-NS_UKDS%202011%20Chapter%201%20Version%203-U.xls" table:table-name="1_17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7a3" table:style-name="ta12">
        <table:table-source xlink:href="file://ABW1/ROOTFS1/FS/UK%20Defence%20Statistics/2011/Table%20Frames/Copy%20of%2020110526-NS_UKDS%202011%20Chapter%201%20Version%203-U.xls" table:table-name="1_17a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6_-_Intnl_Defence3" table:style-name="ta12">
        <table:table-source xlink:href="file://ABW1/ROOTFS1/FS/UK%20Defence%20Statistics/2011/Table%20Frames/Copy%20of%2020110526-NS_UKDS%202011%20Chapter%201%20Version%203-U.xls" table:table-name="Section_6_-_Intnl_Defence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83" table:style-name="ta12">
        <table:table-source xlink:href="file://ABW1/ROOTFS1/FS/UK%20Defence%20Statistics/2011/Table%20Frames/Copy%20of%2020110526-NS_UKDS%202011%20Chapter%201%20Version%203-U.xls" table:table-name="1_18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93" table:style-name="ta12">
        <table:table-source xlink:href="file://ABW1/ROOTFS1/FS/UK%20Defence%20Statistics/2011/Table%20Frames/Copy%20of%2020110526-NS_UKDS%202011%20Chapter%201%20Version%203-U.xls" table:table-name="1_19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03" table:style-name="ta12">
        <table:table-source xlink:href="file://ABW1/ROOTFS1/FS/UK%20Defence%20Statistics/2011/Table%20Frames/Copy%20of%2020110526-NS_UKDS%202011%20Chapter%201%20Version%203-U.xls" table:table-name="1_20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to_1_19_&amp;_1_203" table:style-name="ta12">
        <table:table-source xlink:href="file://ABW1/ROOTFS1/FS/UK%20Defence%20Statistics/2011/Table%20Frames/Copy%20of%2020110526-NS_UKDS%202011%20Chapter%201%20Version%203-U.xls" table:table-name="Chart_to_1_19_&amp;_1_20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13" table:style-name="ta12">
        <table:table-source xlink:href="file://ABW1/ROOTFS1/FS/UK%20Defence%20Statistics/2011/Table%20Frames/Copy%20of%2020110526-NS_UKDS%202011%20Chapter%201%20Version%203-U.xls" table:table-name="1_2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a3" table:style-name="ta12">
        <table:table-source xlink:href="file://ABW1/ROOTFS1/FS/UK%20Defence%20Statistics/2011/Table%20Frames/Copy%20of%2020110526-NS_UKDS%202011%20Chapter%201%20Version%203-U.xls" table:table-name="Chart_1_22a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_b_&amp;_c3" table:style-name="ta12">
        <table:table-source xlink:href="file://ABW1/ROOTFS1/FS/UK%20Defence%20Statistics/2011/Table%20Frames/Copy%20of%2020110526-NS_UKDS%202011%20Chapter%201%20Version%203-U.xls" table:table-name="Chart_1_22_b_&amp;_c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d_and_footnotes3" table:style-name="ta12">
        <table:table-source xlink:href="file://ABW1/ROOTFS1/FS/UK%20Defence%20Statistics/2011/Table%20Frames/Copy%20of%2020110526-NS_UKDS%202011%20Chapter%201%20Version%203-U.xls" table:table-name="Chart_1_22d_and_footnotes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Version_Control4" table:style-name="ta12">
        <table:table-source xlink:href="file://ABW1/ROOTFS1/FS/UK%20Defence%20Statistics/2011/Table%20Frames/Copy%20of%2020110526-NS_UKDS%202011%20Chapter%201%20Version%203-U.xls" table:table-name="Version_Control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pter_1_Intro4" table:style-name="ta12">
        <table:table-source xlink:href="file://ABW1/ROOTFS1/FS/UK%20Defence%20Statistics/2011/Table%20Frames/Copy%20of%2020110526-NS_UKDS%202011%20Chapter%201%20Version%203-U.xls" table:table-name="Chapter_1_Intro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RAB_Section4" table:style-name="ta12">
        <table:table-source xlink:href="file://ABW1/ROOTFS1/FS/UK%20Defence%20Statistics/2011/Table%20Frames/Copy%20of%2020110526-NS_UKDS%202011%20Chapter%201%20Version%203-U.xls" table:table-name="RAB_Section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1_-_Dept_Resources4" table:style-name="ta12">
        <table:table-source xlink:href="file://ABW1/ROOTFS1/FS/UK%20Defence%20Statistics/2011/Table%20Frames/Copy%20of%2020110526-NS_UKDS%202011%20Chapter%201%20Version%203-U.xls" table:table-name="Section_1_-_Dept_Resources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15" table:style-name="ta12">
        <table:table-source xlink:href="file://ABW1/ROOTFS1/FS/UK%20Defence%20Statistics/2011/Table%20Frames/Copy%20of%2020110526-NS_UKDS%202011%20Chapter%201%20Version%203-U.xls" table:table-name="1_11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5" table:style-name="ta12">
        <table:table-source xlink:href="file://ABW1/ROOTFS1/FS/UK%20Defence%20Statistics/2011/Table%20Frames/Copy%20of%2020110526-NS_UKDS%202011%20Chapter%201%20Version%203-U.xls" table:table-name="1_2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34" table:style-name="ta12">
        <table:table-source xlink:href="file://ABW1/ROOTFS1/FS/UK%20Defence%20Statistics/2011/Table%20Frames/Copy%20of%2020110526-NS_UKDS%202011%20Chapter%201%20Version%203-U.xls" table:table-name="1_3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44" table:style-name="ta12">
        <table:table-source xlink:href="file://ABW1/ROOTFS1/FS/UK%20Defence%20Statistics/2011/Table%20Frames/Copy%20of%2020110526-NS_UKDS%202011%20Chapter%201%20Version%203-U.xls" table:table-name="1_4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54" table:style-name="ta12">
        <table:table-source xlink:href="file://ABW1/ROOTFS1/FS/UK%20Defence%20Statistics/2011/Table%20Frames/Copy%20of%2020110526-NS_UKDS%202011%20Chapter%201%20Version%203-U.xls" table:table-name="1_5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64" table:style-name="ta12">
        <table:table-source xlink:href="file://ABW1/ROOTFS1/FS/UK%20Defence%20Statistics/2011/Table%20Frames/Copy%20of%2020110526-NS_UKDS%202011%20Chapter%201%20Version%203-U.xls" table:table-name="1_6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74" table:style-name="ta12">
        <table:table-source xlink:href="file://ABW1/ROOTFS1/FS/UK%20Defence%20Statistics/2011/Table%20Frames/Copy%20of%2020110526-NS_UKDS%202011%20Chapter%201%20Version%203-U.xls" table:table-name="1_7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84" table:style-name="ta12">
        <table:table-source xlink:href="file://ABW1/ROOTFS1/FS/UK%20Defence%20Statistics/2011/Table%20Frames/Copy%20of%2020110526-NS_UKDS%202011%20Chapter%201%20Version%203-U.xls" table:table-name="1_8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Transparency_Supplement4" table:style-name="ta12">
        <table:table-source xlink:href="file://ABW1/ROOTFS1/FS/UK%20Defence%20Statistics/2011/Table%20Frames/Copy%20of%2020110526-NS_UKDS%202011%20Chapter%201%20Version%203-U.xls" table:table-name="Transparency_Supplement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2_-_Defence_Inflation4" table:style-name="ta12">
        <table:table-source xlink:href="file://ABW1/ROOTFS1/FS/UK%20Defence%20Statistics/2011/Table%20Frames/Copy%20of%2020110526-NS_UKDS%202011%20Chapter%201%20Version%203-U.xls" table:table-name="Section_2_-_Defence_Inflation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9a_b4" table:style-name="ta12">
        <table:table-source xlink:href="file://ABW1/ROOTFS1/FS/UK%20Defence%20Statistics/2011/Table%20Frames/Copy%20of%2020110526-NS_UKDS%202011%20Chapter%201%20Version%203-U.xls" table:table-name="1_9a_b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9c_d4" table:style-name="ta12">
        <table:table-source xlink:href="file://ABW1/ROOTFS1/FS/UK%20Defence%20Statistics/2011/Table%20Frames/Copy%20of%2020110526-NS_UKDS%202011%20Chapter%201%20Version%203-U.xls" table:table-name="1_9c_d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3_-_Industry4" table:style-name="ta12">
        <table:table-source xlink:href="file://ABW1/ROOTFS1/FS/UK%20Defence%20Statistics/2011/Table%20Frames/Copy%20of%2020110526-NS_UKDS%202011%20Chapter%201%20Version%203-U.xls" table:table-name="Section_3_-_Industry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04" table:style-name="ta12">
        <table:table-source xlink:href="file://ABW1/ROOTFS1/FS/UK%20Defence%20Statistics/2011/Table%20Frames/Copy%20of%2020110526-NS_UKDS%202011%20Chapter%201%20Version%203-U.xls" table:table-name="1_10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to_Table_1_104" table:style-name="ta12">
        <table:table-source xlink:href="file://ABW1/ROOTFS1/FS/UK%20Defence%20Statistics/2011/Table%20Frames/Copy%20of%2020110526-NS_UKDS%202011%20Chapter%201%20Version%203-U.xls" table:table-name="Chart_to_Table_1_10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16" table:style-name="ta12">
        <table:table-source xlink:href="file://ABW1/ROOTFS1/FS/UK%20Defence%20Statistics/2011/Table%20Frames/Copy%20of%2020110526-NS_UKDS%202011%20Chapter%201%20Version%203-U.xls" table:table-name="1_11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a4" table:style-name="ta12">
        <table:table-source xlink:href="file://ABW1/ROOTFS1/FS/UK%20Defence%20Statistics/2011/Table%20Frames/Copy%20of%2020110526-NS_UKDS%202011%20Chapter%201%20Version%203-U.xls" table:table-name="Chart_1_12a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b_&amp;_c4" table:style-name="ta12">
        <table:table-source xlink:href="file://ABW1/ROOTFS1/FS/UK%20Defence%20Statistics/2011/Table%20Frames/Copy%20of%2020110526-NS_UKDS%202011%20Chapter%201%20Version%203-U.xls" table:table-name="Chart_1_12b_&amp;_c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d4" table:style-name="ta12">
        <table:table-source xlink:href="file://ABW1/ROOTFS1/FS/UK%20Defence%20Statistics/2011/Table%20Frames/Copy%20of%2020110526-NS_UKDS%202011%20Chapter%201%20Version%203-U.xls" table:table-name="Chart_1_12d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s_1_12_footnotes4" table:style-name="ta12">
        <table:table-source xlink:href="file://ABW1/ROOTFS1/FS/UK%20Defence%20Statistics/2011/Table%20Frames/Copy%20of%2020110526-NS_UKDS%202011%20Chapter%201%20Version%203-U.xls" table:table-name="Charts_1_12_footnotes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4_-_Trade4" table:style-name="ta12">
        <table:table-source xlink:href="file://ABW1/ROOTFS1/FS/UK%20Defence%20Statistics/2011/Table%20Frames/Copy%20of%2020110526-NS_UKDS%202011%20Chapter%201%20Version%203-U.xls" table:table-name="Section_4_-_Trade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34" table:style-name="ta12">
        <table:table-source xlink:href="file://ABW1/ROOTFS1/FS/UK%20Defence%20Statistics/2011/Table%20Frames/Copy%20of%2020110526-NS_UKDS%202011%20Chapter%201%20Version%203-U.xls" table:table-name="1_13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44" table:style-name="ta12">
        <table:table-source xlink:href="file://ABW1/ROOTFS1/FS/UK%20Defence%20Statistics/2011/Table%20Frames/Copy%20of%2020110526-NS_UKDS%202011%20Chapter%201%20Version%203-U.xls" table:table-name="1_14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5_-_Defence_Contracts4" table:style-name="ta12">
        <table:table-source xlink:href="file://ABW1/ROOTFS1/FS/UK%20Defence%20Statistics/2011/Table%20Frames/Copy%20of%2020110526-NS_UKDS%202011%20Chapter%201%20Version%203-U.xls" table:table-name="Section_5_-_Defence_Contracts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54" table:style-name="ta12">
        <table:table-source xlink:href="file://ABW1/ROOTFS1/FS/UK%20Defence%20Statistics/2011/Table%20Frames/Copy%20of%2020110526-NS_UKDS%202011%20Chapter%201%20Version%203-U.xls" table:table-name="1_15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64" table:style-name="ta12">
        <table:table-source xlink:href="file://ABW1/ROOTFS1/FS/UK%20Defence%20Statistics/2011/Table%20Frames/Copy%20of%2020110526-NS_UKDS%202011%20Chapter%201%20Version%203-U.xls" table:table-name="1_16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74" table:style-name="ta12">
        <table:table-source xlink:href="file://ABW1/ROOTFS1/FS/UK%20Defence%20Statistics/2011/Table%20Frames/Copy%20of%2020110526-NS_UKDS%202011%20Chapter%201%20Version%203-U.xls" table:table-name="1_17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7a4" table:style-name="ta12">
        <table:table-source xlink:href="file://ABW1/ROOTFS1/FS/UK%20Defence%20Statistics/2011/Table%20Frames/Copy%20of%2020110526-NS_UKDS%202011%20Chapter%201%20Version%203-U.xls" table:table-name="1_17a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6_-_Intnl_Defence4" table:style-name="ta12">
        <table:table-source xlink:href="file://ABW1/ROOTFS1/FS/UK%20Defence%20Statistics/2011/Table%20Frames/Copy%20of%2020110526-NS_UKDS%202011%20Chapter%201%20Version%203-U.xls" table:table-name="Section_6_-_Intnl_Defence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84" table:style-name="ta12">
        <table:table-source xlink:href="file://ABW1/ROOTFS1/FS/UK%20Defence%20Statistics/2011/Table%20Frames/Copy%20of%2020110526-NS_UKDS%202011%20Chapter%201%20Version%203-U.xls" table:table-name="1_18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94" table:style-name="ta12">
        <table:table-source xlink:href="file://ABW1/ROOTFS1/FS/UK%20Defence%20Statistics/2011/Table%20Frames/Copy%20of%2020110526-NS_UKDS%202011%20Chapter%201%20Version%203-U.xls" table:table-name="1_19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04" table:style-name="ta12">
        <table:table-source xlink:href="file://ABW1/ROOTFS1/FS/UK%20Defence%20Statistics/2011/Table%20Frames/Copy%20of%2020110526-NS_UKDS%202011%20Chapter%201%20Version%203-U.xls" table:table-name="1_20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to_1_19_&amp;_1_204" table:style-name="ta12">
        <table:table-source xlink:href="file://ABW1/ROOTFS1/FS/UK%20Defence%20Statistics/2011/Table%20Frames/Copy%20of%2020110526-NS_UKDS%202011%20Chapter%201%20Version%203-U.xls" table:table-name="Chart_to_1_19_&amp;_1_20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14" table:style-name="ta12">
        <table:table-source xlink:href="file://ABW1/ROOTFS1/FS/UK%20Defence%20Statistics/2011/Table%20Frames/Copy%20of%2020110526-NS_UKDS%202011%20Chapter%201%20Version%203-U.xls" table:table-name="1_21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a4" table:style-name="ta12">
        <table:table-source xlink:href="file://ABW1/ROOTFS1/FS/UK%20Defence%20Statistics/2011/Table%20Frames/Copy%20of%2020110526-NS_UKDS%202011%20Chapter%201%20Version%203-U.xls" table:table-name="Chart_1_22a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_b_&amp;_c4" table:style-name="ta12">
        <table:table-source xlink:href="file://ABW1/ROOTFS1/FS/UK%20Defence%20Statistics/2011/Table%20Frames/Copy%20of%2020110526-NS_UKDS%202011%20Chapter%201%20Version%203-U.xls" table:table-name="Chart_1_22_b_&amp;_c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d_and_footnotes4" table:style-name="ta12">
        <table:table-source xlink:href="file://ABW1/ROOTFS1/FS/UK%20Defence%20Statistics/2011/Table%20Frames/Copy%20of%2020110526-NS_UKDS%202011%20Chapter%201%20Version%203-U.xls" table:table-name="Chart_1_22d_and_footnotes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Version_Control8" table:style-name="ta12">
        <table:table-source xlink:href="file://ABW1/ROOTFS1/FS/UK%20Defence%20Statistics/2011/Table%20Frames/Copy%20of%2020110526-NS_UKDS%202011%20Chapter%201%20Version%203-U.xls" table:table-name="Version_Control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pter_1_Intro8" table:style-name="ta12">
        <table:table-source xlink:href="file://ABW1/ROOTFS1/FS/UK%20Defence%20Statistics/2011/Table%20Frames/Copy%20of%2020110526-NS_UKDS%202011%20Chapter%201%20Version%203-U.xls" table:table-name="Chapter_1_Intro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RAB_Section8" table:style-name="ta12">
        <table:table-source xlink:href="file://ABW1/ROOTFS1/FS/UK%20Defence%20Statistics/2011/Table%20Frames/Copy%20of%2020110526-NS_UKDS%202011%20Chapter%201%20Version%203-U.xls" table:table-name="RAB_Section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1_-_Dept_Resources8" table:style-name="ta12">
        <table:table-source xlink:href="file://ABW1/ROOTFS1/FS/UK%20Defence%20Statistics/2011/Table%20Frames/Copy%20of%2020110526-NS_UKDS%202011%20Chapter%201%20Version%203-U.xls" table:table-name="Section_1_-_Dept_Resources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21" table:style-name="ta12">
        <table:table-source xlink:href="file://ABW1/ROOTFS1/FS/UK%20Defence%20Statistics/2011/Table%20Frames/Copy%20of%2020110526-NS_UKDS%202011%20Chapter%201%20Version%203-U.xls" table:table-name="1_12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9" table:style-name="ta12">
        <table:table-source xlink:href="file://ABW1/ROOTFS1/FS/UK%20Defence%20Statistics/2011/Table%20Frames/Copy%20of%2020110526-NS_UKDS%202011%20Chapter%201%20Version%203-U.xls" table:table-name="1_2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38" table:style-name="ta12">
        <table:table-source xlink:href="file://ABW1/ROOTFS1/FS/UK%20Defence%20Statistics/2011/Table%20Frames/Copy%20of%2020110526-NS_UKDS%202011%20Chapter%201%20Version%203-U.xls" table:table-name="1_3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48" table:style-name="ta12">
        <table:table-source xlink:href="file://ABW1/ROOTFS1/FS/UK%20Defence%20Statistics/2011/Table%20Frames/Copy%20of%2020110526-NS_UKDS%202011%20Chapter%201%20Version%203-U.xls" table:table-name="1_4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58" table:style-name="ta12">
        <table:table-source xlink:href="file://ABW1/ROOTFS1/FS/UK%20Defence%20Statistics/2011/Table%20Frames/Copy%20of%2020110526-NS_UKDS%202011%20Chapter%201%20Version%203-U.xls" table:table-name="1_5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68" table:style-name="ta12">
        <table:table-source xlink:href="file://ABW1/ROOTFS1/FS/UK%20Defence%20Statistics/2011/Table%20Frames/Copy%20of%2020110526-NS_UKDS%202011%20Chapter%201%20Version%203-U.xls" table:table-name="1_6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78" table:style-name="ta12">
        <table:table-source xlink:href="file://ABW1/ROOTFS1/FS/UK%20Defence%20Statistics/2011/Table%20Frames/Copy%20of%2020110526-NS_UKDS%202011%20Chapter%201%20Version%203-U.xls" table:table-name="1_7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88" table:style-name="ta12">
        <table:table-source xlink:href="file://ABW1/ROOTFS1/FS/UK%20Defence%20Statistics/2011/Table%20Frames/Copy%20of%2020110526-NS_UKDS%202011%20Chapter%201%20Version%203-U.xls" table:table-name="1_8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Transparency_Supplement8" table:style-name="ta12">
        <table:table-source xlink:href="file://ABW1/ROOTFS1/FS/UK%20Defence%20Statistics/2011/Table%20Frames/Copy%20of%2020110526-NS_UKDS%202011%20Chapter%201%20Version%203-U.xls" table:table-name="Transparency_Supplement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2_-_Defence_Inflation8" table:style-name="ta12">
        <table:table-source xlink:href="file://ABW1/ROOTFS1/FS/UK%20Defence%20Statistics/2011/Table%20Frames/Copy%20of%2020110526-NS_UKDS%202011%20Chapter%201%20Version%203-U.xls" table:table-name="Section_2_-_Defence_Inflation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9a_b8" table:style-name="ta12">
        <table:table-source xlink:href="file://ABW1/ROOTFS1/FS/UK%20Defence%20Statistics/2011/Table%20Frames/Copy%20of%2020110526-NS_UKDS%202011%20Chapter%201%20Version%203-U.xls" table:table-name="1_9a_b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9c_d8" table:style-name="ta12">
        <table:table-source xlink:href="file://ABW1/ROOTFS1/FS/UK%20Defence%20Statistics/2011/Table%20Frames/Copy%20of%2020110526-NS_UKDS%202011%20Chapter%201%20Version%203-U.xls" table:table-name="1_9c_d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3_-_Industry8" table:style-name="ta12">
        <table:table-source xlink:href="file://ABW1/ROOTFS1/FS/UK%20Defence%20Statistics/2011/Table%20Frames/Copy%20of%2020110526-NS_UKDS%202011%20Chapter%201%20Version%203-U.xls" table:table-name="Section_3_-_Industry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08" table:style-name="ta12">
        <table:table-source xlink:href="file://ABW1/ROOTFS1/FS/UK%20Defence%20Statistics/2011/Table%20Frames/Copy%20of%2020110526-NS_UKDS%202011%20Chapter%201%20Version%203-U.xls" table:table-name="1_10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to_Table_1_108" table:style-name="ta12">
        <table:table-source xlink:href="file://ABW1/ROOTFS1/FS/UK%20Defence%20Statistics/2011/Table%20Frames/Copy%20of%2020110526-NS_UKDS%202011%20Chapter%201%20Version%203-U.xls" table:table-name="Chart_to_Table_1_10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112" table:style-name="ta12">
        <table:table-source xlink:href="file://ABW1/ROOTFS1/FS/UK%20Defence%20Statistics/2011/Table%20Frames/Copy%20of%2020110526-NS_UKDS%202011%20Chapter%201%20Version%203-U.xls" table:table-name="1_11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a8" table:style-name="ta12">
        <table:table-source xlink:href="file://ABW1/ROOTFS1/FS/UK%20Defence%20Statistics/2011/Table%20Frames/Copy%20of%2020110526-NS_UKDS%202011%20Chapter%201%20Version%203-U.xls" table:table-name="Chart_1_12a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b_&amp;_c8" table:style-name="ta12">
        <table:table-source xlink:href="file://ABW1/ROOTFS1/FS/UK%20Defence%20Statistics/2011/Table%20Frames/Copy%20of%2020110526-NS_UKDS%202011%20Chapter%201%20Version%203-U.xls" table:table-name="Chart_1_12b_&amp;_c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d8" table:style-name="ta12">
        <table:table-source xlink:href="file://ABW1/ROOTFS1/FS/UK%20Defence%20Statistics/2011/Table%20Frames/Copy%20of%2020110526-NS_UKDS%202011%20Chapter%201%20Version%203-U.xls" table:table-name="Chart_1_12d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s_1_12_footnotes8" table:style-name="ta12">
        <table:table-source xlink:href="file://ABW1/ROOTFS1/FS/UK%20Defence%20Statistics/2011/Table%20Frames/Copy%20of%2020110526-NS_UKDS%202011%20Chapter%201%20Version%203-U.xls" table:table-name="Charts_1_12_footnotes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4_-_Trade8" table:style-name="ta12">
        <table:table-source xlink:href="file://ABW1/ROOTFS1/FS/UK%20Defence%20Statistics/2011/Table%20Frames/Copy%20of%2020110526-NS_UKDS%202011%20Chapter%201%20Version%203-U.xls" table:table-name="Section_4_-_Trade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38" table:style-name="ta12">
        <table:table-source xlink:href="file://ABW1/ROOTFS1/FS/UK%20Defence%20Statistics/2011/Table%20Frames/Copy%20of%2020110526-NS_UKDS%202011%20Chapter%201%20Version%203-U.xls" table:table-name="1_13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48" table:style-name="ta12">
        <table:table-source xlink:href="file://ABW1/ROOTFS1/FS/UK%20Defence%20Statistics/2011/Table%20Frames/Copy%20of%2020110526-NS_UKDS%202011%20Chapter%201%20Version%203-U.xls" table:table-name="1_14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5_-_Defence_Contracts8" table:style-name="ta12">
        <table:table-source xlink:href="file://ABW1/ROOTFS1/FS/UK%20Defence%20Statistics/2011/Table%20Frames/Copy%20of%2020110526-NS_UKDS%202011%20Chapter%201%20Version%203-U.xls" table:table-name="Section_5_-_Defence_Contracts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58" table:style-name="ta12">
        <table:table-source xlink:href="file://ABW1/ROOTFS1/FS/UK%20Defence%20Statistics/2011/Table%20Frames/Copy%20of%2020110526-NS_UKDS%202011%20Chapter%201%20Version%203-U.xls" table:table-name="1_15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68" table:style-name="ta12">
        <table:table-source xlink:href="file://ABW1/ROOTFS1/FS/UK%20Defence%20Statistics/2011/Table%20Frames/Copy%20of%2020110526-NS_UKDS%202011%20Chapter%201%20Version%203-U.xls" table:table-name="1_16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78" table:style-name="ta12">
        <table:table-source xlink:href="file://ABW1/ROOTFS1/FS/UK%20Defence%20Statistics/2011/Table%20Frames/Copy%20of%2020110526-NS_UKDS%202011%20Chapter%201%20Version%203-U.xls" table:table-name="1_17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7a8" table:style-name="ta12">
        <table:table-source xlink:href="file://ABW1/ROOTFS1/FS/UK%20Defence%20Statistics/2011/Table%20Frames/Copy%20of%2020110526-NS_UKDS%202011%20Chapter%201%20Version%203-U.xls" table:table-name="1_17a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6_-_Intnl_Defence8" table:style-name="ta12">
        <table:table-source xlink:href="file://ABW1/ROOTFS1/FS/UK%20Defence%20Statistics/2011/Table%20Frames/Copy%20of%2020110526-NS_UKDS%202011%20Chapter%201%20Version%203-U.xls" table:table-name="Section_6_-_Intnl_Defence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88" table:style-name="ta12">
        <table:table-source xlink:href="file://ABW1/ROOTFS1/FS/UK%20Defence%20Statistics/2011/Table%20Frames/Copy%20of%2020110526-NS_UKDS%202011%20Chapter%201%20Version%203-U.xls" table:table-name="1_18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98" table:style-name="ta12">
        <table:table-source xlink:href="file://ABW1/ROOTFS1/FS/UK%20Defence%20Statistics/2011/Table%20Frames/Copy%20of%2020110526-NS_UKDS%202011%20Chapter%201%20Version%203-U.xls" table:table-name="1_19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08" table:style-name="ta12">
        <table:table-source xlink:href="file://ABW1/ROOTFS1/FS/UK%20Defence%20Statistics/2011/Table%20Frames/Copy%20of%2020110526-NS_UKDS%202011%20Chapter%201%20Version%203-U.xls" table:table-name="1_20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to_1_19_&amp;_1_208" table:style-name="ta12">
        <table:table-source xlink:href="file://ABW1/ROOTFS1/FS/UK%20Defence%20Statistics/2011/Table%20Frames/Copy%20of%2020110526-NS_UKDS%202011%20Chapter%201%20Version%203-U.xls" table:table-name="Chart_to_1_19_&amp;_1_20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18" table:style-name="ta12">
        <table:table-source xlink:href="file://ABW1/ROOTFS1/FS/UK%20Defence%20Statistics/2011/Table%20Frames/Copy%20of%2020110526-NS_UKDS%202011%20Chapter%201%20Version%203-U.xls" table:table-name="1_21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a8" table:style-name="ta12">
        <table:table-source xlink:href="file://ABW1/ROOTFS1/FS/UK%20Defence%20Statistics/2011/Table%20Frames/Copy%20of%2020110526-NS_UKDS%202011%20Chapter%201%20Version%203-U.xls" table:table-name="Chart_1_22a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_b_&amp;_c8" table:style-name="ta12">
        <table:table-source xlink:href="file://ABW1/ROOTFS1/FS/UK%20Defence%20Statistics/2011/Table%20Frames/Copy%20of%2020110526-NS_UKDS%202011%20Chapter%201%20Version%203-U.xls" table:table-name="Chart_1_22_b_&amp;_c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d_and_footnotes8" table:style-name="ta12">
        <table:table-source xlink:href="file://ABW1/ROOTFS1/FS/UK%20Defence%20Statistics/2011/Table%20Frames/Copy%20of%2020110526-NS_UKDS%202011%20Chapter%201%20Version%203-U.xls" table:table-name="Chart_1_22d_and_footnotes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Version_Control6" table:style-name="ta12">
        <table:table-source xlink:href="file://ABW1/ROOTFS1/FS/UK%20Defence%20Statistics/2011/Table%20Frames/Copy%20of%2020110526-NS_UKDS%202011%20Chapter%201%20Version%203-U.xls" table:table-name="Version_Control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pter_1_Intro6" table:style-name="ta12">
        <table:table-source xlink:href="file://ABW1/ROOTFS1/FS/UK%20Defence%20Statistics/2011/Table%20Frames/Copy%20of%2020110526-NS_UKDS%202011%20Chapter%201%20Version%203-U.xls" table:table-name="Chapter_1_Intro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RAB_Section6" table:style-name="ta12">
        <table:table-source xlink:href="file://ABW1/ROOTFS1/FS/UK%20Defence%20Statistics/2011/Table%20Frames/Copy%20of%2020110526-NS_UKDS%202011%20Chapter%201%20Version%203-U.xls" table:table-name="RAB_Section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1_-_Dept_Resources6" table:style-name="ta12">
        <table:table-source xlink:href="file://ABW1/ROOTFS1/FS/UK%20Defence%20Statistics/2011/Table%20Frames/Copy%20of%2020110526-NS_UKDS%202011%20Chapter%201%20Version%203-U.xls" table:table-name="Section_1_-_Dept_Resources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19" table:style-name="ta12">
        <table:table-source xlink:href="file://ABW1/ROOTFS1/FS/UK%20Defence%20Statistics/2011/Table%20Frames/Copy%20of%2020110526-NS_UKDS%202011%20Chapter%201%20Version%203-U.xls" table:table-name="1_11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7" table:style-name="ta12">
        <table:table-source xlink:href="file://ABW1/ROOTFS1/FS/UK%20Defence%20Statistics/2011/Table%20Frames/Copy%20of%2020110526-NS_UKDS%202011%20Chapter%201%20Version%203-U.xls" table:table-name="1_2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36" table:style-name="ta12">
        <table:table-source xlink:href="file://ABW1/ROOTFS1/FS/UK%20Defence%20Statistics/2011/Table%20Frames/Copy%20of%2020110526-NS_UKDS%202011%20Chapter%201%20Version%203-U.xls" table:table-name="1_3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46" table:style-name="ta12">
        <table:table-source xlink:href="file://ABW1/ROOTFS1/FS/UK%20Defence%20Statistics/2011/Table%20Frames/Copy%20of%2020110526-NS_UKDS%202011%20Chapter%201%20Version%203-U.xls" table:table-name="1_4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56" table:style-name="ta12">
        <table:table-source xlink:href="file://ABW1/ROOTFS1/FS/UK%20Defence%20Statistics/2011/Table%20Frames/Copy%20of%2020110526-NS_UKDS%202011%20Chapter%201%20Version%203-U.xls" table:table-name="1_5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66" table:style-name="ta12">
        <table:table-source xlink:href="file://ABW1/ROOTFS1/FS/UK%20Defence%20Statistics/2011/Table%20Frames/Copy%20of%2020110526-NS_UKDS%202011%20Chapter%201%20Version%203-U.xls" table:table-name="1_6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76" table:style-name="ta12">
        <table:table-source xlink:href="file://ABW1/ROOTFS1/FS/UK%20Defence%20Statistics/2011/Table%20Frames/Copy%20of%2020110526-NS_UKDS%202011%20Chapter%201%20Version%203-U.xls" table:table-name="1_7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86" table:style-name="ta12">
        <table:table-source xlink:href="file://ABW1/ROOTFS1/FS/UK%20Defence%20Statistics/2011/Table%20Frames/Copy%20of%2020110526-NS_UKDS%202011%20Chapter%201%20Version%203-U.xls" table:table-name="1_8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Transparency_Supplement6" table:style-name="ta12">
        <table:table-source xlink:href="file://ABW1/ROOTFS1/FS/UK%20Defence%20Statistics/2011/Table%20Frames/Copy%20of%2020110526-NS_UKDS%202011%20Chapter%201%20Version%203-U.xls" table:table-name="Transparency_Supplement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2_-_Defence_Inflation6" table:style-name="ta12">
        <table:table-source xlink:href="file://ABW1/ROOTFS1/FS/UK%20Defence%20Statistics/2011/Table%20Frames/Copy%20of%2020110526-NS_UKDS%202011%20Chapter%201%20Version%203-U.xls" table:table-name="Section_2_-_Defence_Inflation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9a_b6" table:style-name="ta12">
        <table:table-source xlink:href="file://ABW1/ROOTFS1/FS/UK%20Defence%20Statistics/2011/Table%20Frames/Copy%20of%2020110526-NS_UKDS%202011%20Chapter%201%20Version%203-U.xls" table:table-name="1_9a_b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9c_d6" table:style-name="ta12">
        <table:table-source xlink:href="file://ABW1/ROOTFS1/FS/UK%20Defence%20Statistics/2011/Table%20Frames/Copy%20of%2020110526-NS_UKDS%202011%20Chapter%201%20Version%203-U.xls" table:table-name="1_9c_d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3_-_Industry6" table:style-name="ta12">
        <table:table-source xlink:href="file://ABW1/ROOTFS1/FS/UK%20Defence%20Statistics/2011/Table%20Frames/Copy%20of%2020110526-NS_UKDS%202011%20Chapter%201%20Version%203-U.xls" table:table-name="Section_3_-_Industry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06" table:style-name="ta12">
        <table:table-source xlink:href="file://ABW1/ROOTFS1/FS/UK%20Defence%20Statistics/2011/Table%20Frames/Copy%20of%2020110526-NS_UKDS%202011%20Chapter%201%20Version%203-U.xls" table:table-name="1_10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to_Table_1_106" table:style-name="ta12">
        <table:table-source xlink:href="file://ABW1/ROOTFS1/FS/UK%20Defence%20Statistics/2011/Table%20Frames/Copy%20of%2020110526-NS_UKDS%202011%20Chapter%201%20Version%203-U.xls" table:table-name="Chart_to_Table_1_10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110" table:style-name="ta12">
        <table:table-source xlink:href="file://ABW1/ROOTFS1/FS/UK%20Defence%20Statistics/2011/Table%20Frames/Copy%20of%2020110526-NS_UKDS%202011%20Chapter%201%20Version%203-U.xls" table:table-name="1_11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a6" table:style-name="ta12">
        <table:table-source xlink:href="file://ABW1/ROOTFS1/FS/UK%20Defence%20Statistics/2011/Table%20Frames/Copy%20of%2020110526-NS_UKDS%202011%20Chapter%201%20Version%203-U.xls" table:table-name="Chart_1_12a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b_&amp;_c6" table:style-name="ta12">
        <table:table-source xlink:href="file://ABW1/ROOTFS1/FS/UK%20Defence%20Statistics/2011/Table%20Frames/Copy%20of%2020110526-NS_UKDS%202011%20Chapter%201%20Version%203-U.xls" table:table-name="Chart_1_12b_&amp;_c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d6" table:style-name="ta12">
        <table:table-source xlink:href="file://ABW1/ROOTFS1/FS/UK%20Defence%20Statistics/2011/Table%20Frames/Copy%20of%2020110526-NS_UKDS%202011%20Chapter%201%20Version%203-U.xls" table:table-name="Chart_1_12d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s_1_12_footnotes6" table:style-name="ta12">
        <table:table-source xlink:href="file://ABW1/ROOTFS1/FS/UK%20Defence%20Statistics/2011/Table%20Frames/Copy%20of%2020110526-NS_UKDS%202011%20Chapter%201%20Version%203-U.xls" table:table-name="Charts_1_12_footnotes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4_-_Trade6" table:style-name="ta12">
        <table:table-source xlink:href="file://ABW1/ROOTFS1/FS/UK%20Defence%20Statistics/2011/Table%20Frames/Copy%20of%2020110526-NS_UKDS%202011%20Chapter%201%20Version%203-U.xls" table:table-name="Section_4_-_Trade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36" table:style-name="ta12">
        <table:table-source xlink:href="file://ABW1/ROOTFS1/FS/UK%20Defence%20Statistics/2011/Table%20Frames/Copy%20of%2020110526-NS_UKDS%202011%20Chapter%201%20Version%203-U.xls" table:table-name="1_13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46" table:style-name="ta12">
        <table:table-source xlink:href="file://ABW1/ROOTFS1/FS/UK%20Defence%20Statistics/2011/Table%20Frames/Copy%20of%2020110526-NS_UKDS%202011%20Chapter%201%20Version%203-U.xls" table:table-name="1_14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5_-_Defence_Contracts6" table:style-name="ta12">
        <table:table-source xlink:href="file://ABW1/ROOTFS1/FS/UK%20Defence%20Statistics/2011/Table%20Frames/Copy%20of%2020110526-NS_UKDS%202011%20Chapter%201%20Version%203-U.xls" table:table-name="Section_5_-_Defence_Contracts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56" table:style-name="ta12">
        <table:table-source xlink:href="file://ABW1/ROOTFS1/FS/UK%20Defence%20Statistics/2011/Table%20Frames/Copy%20of%2020110526-NS_UKDS%202011%20Chapter%201%20Version%203-U.xls" table:table-name="1_15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66" table:style-name="ta12">
        <table:table-source xlink:href="file://ABW1/ROOTFS1/FS/UK%20Defence%20Statistics/2011/Table%20Frames/Copy%20of%2020110526-NS_UKDS%202011%20Chapter%201%20Version%203-U.xls" table:table-name="1_16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76" table:style-name="ta12">
        <table:table-source xlink:href="file://ABW1/ROOTFS1/FS/UK%20Defence%20Statistics/2011/Table%20Frames/Copy%20of%2020110526-NS_UKDS%202011%20Chapter%201%20Version%203-U.xls" table:table-name="1_17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7a6" table:style-name="ta12">
        <table:table-source xlink:href="file://ABW1/ROOTFS1/FS/UK%20Defence%20Statistics/2011/Table%20Frames/Copy%20of%2020110526-NS_UKDS%202011%20Chapter%201%20Version%203-U.xls" table:table-name="1_17a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6_-_Intnl_Defence6" table:style-name="ta12">
        <table:table-source xlink:href="file://ABW1/ROOTFS1/FS/UK%20Defence%20Statistics/2011/Table%20Frames/Copy%20of%2020110526-NS_UKDS%202011%20Chapter%201%20Version%203-U.xls" table:table-name="Section_6_-_Intnl_Defence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86" table:style-name="ta12">
        <table:table-source xlink:href="file://ABW1/ROOTFS1/FS/UK%20Defence%20Statistics/2011/Table%20Frames/Copy%20of%2020110526-NS_UKDS%202011%20Chapter%201%20Version%203-U.xls" table:table-name="1_18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96" table:style-name="ta12">
        <table:table-source xlink:href="file://ABW1/ROOTFS1/FS/UK%20Defence%20Statistics/2011/Table%20Frames/Copy%20of%2020110526-NS_UKDS%202011%20Chapter%201%20Version%203-U.xls" table:table-name="1_19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06" table:style-name="ta12">
        <table:table-source xlink:href="file://ABW1/ROOTFS1/FS/UK%20Defence%20Statistics/2011/Table%20Frames/Copy%20of%2020110526-NS_UKDS%202011%20Chapter%201%20Version%203-U.xls" table:table-name="1_20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to_1_19_&amp;_1_206" table:style-name="ta12">
        <table:table-source xlink:href="file://ABW1/ROOTFS1/FS/UK%20Defence%20Statistics/2011/Table%20Frames/Copy%20of%2020110526-NS_UKDS%202011%20Chapter%201%20Version%203-U.xls" table:table-name="Chart_to_1_19_&amp;_1_20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16" table:style-name="ta12">
        <table:table-source xlink:href="file://ABW1/ROOTFS1/FS/UK%20Defence%20Statistics/2011/Table%20Frames/Copy%20of%2020110526-NS_UKDS%202011%20Chapter%201%20Version%203-U.xls" table:table-name="1_21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a6" table:style-name="ta12">
        <table:table-source xlink:href="file://ABW1/ROOTFS1/FS/UK%20Defence%20Statistics/2011/Table%20Frames/Copy%20of%2020110526-NS_UKDS%202011%20Chapter%201%20Version%203-U.xls" table:table-name="Chart_1_22a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_b_&amp;_c6" table:style-name="ta12">
        <table:table-source xlink:href="file://ABW1/ROOTFS1/FS/UK%20Defence%20Statistics/2011/Table%20Frames/Copy%20of%2020110526-NS_UKDS%202011%20Chapter%201%20Version%203-U.xls" table:table-name="Chart_1_22_b_&amp;_c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d_and_footnotes6" table:style-name="ta12">
        <table:table-source xlink:href="file://ABW1/ROOTFS1/FS/UK%20Defence%20Statistics/2011/Table%20Frames/Copy%20of%2020110526-NS_UKDS%202011%20Chapter%201%20Version%203-U.xls" table:table-name="Chart_1_22d_and_footnotes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Version_Control7" table:style-name="ta12">
        <table:table-source xlink:href="file://ABW1/ROOTFS1/FS/UK%20Defence%20Statistics/2011/Table%20Frames/Copy%20of%2020110526-NS_UKDS%202011%20Chapter%201%20Version%203-U.xls" table:table-name="Version_Control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pter_1_Intro7" table:style-name="ta12">
        <table:table-source xlink:href="file://ABW1/ROOTFS1/FS/UK%20Defence%20Statistics/2011/Table%20Frames/Copy%20of%2020110526-NS_UKDS%202011%20Chapter%201%20Version%203-U.xls" table:table-name="Chapter_1_Intro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RAB_Section7" table:style-name="ta12">
        <table:table-source xlink:href="file://ABW1/ROOTFS1/FS/UK%20Defence%20Statistics/2011/Table%20Frames/Copy%20of%2020110526-NS_UKDS%202011%20Chapter%201%20Version%203-U.xls" table:table-name="RAB_Section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1_-_Dept_Resources7" table:style-name="ta12">
        <table:table-source xlink:href="file://ABW1/ROOTFS1/FS/UK%20Defence%20Statistics/2011/Table%20Frames/Copy%20of%2020110526-NS_UKDS%202011%20Chapter%201%20Version%203-U.xls" table:table-name="Section_1_-_Dept_Resources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20" table:style-name="ta12">
        <table:table-source xlink:href="file://ABW1/ROOTFS1/FS/UK%20Defence%20Statistics/2011/Table%20Frames/Copy%20of%2020110526-NS_UKDS%202011%20Chapter%201%20Version%203-U.xls" table:table-name="1_12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8" table:style-name="ta12">
        <table:table-source xlink:href="file://ABW1/ROOTFS1/FS/UK%20Defence%20Statistics/2011/Table%20Frames/Copy%20of%2020110526-NS_UKDS%202011%20Chapter%201%20Version%203-U.xls" table:table-name="1_28"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37" table:style-name="ta12">
        <table:table-source xlink:href="file://ABW1/ROOTFS1/FS/UK%20Defence%20Statistics/2011/Table%20Frames/Copy%20of%2020110526-NS_UKDS%202011%20Chapter%201%20Version%203-U.xls" table:table-name="1_3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47" table:style-name="ta12">
        <table:table-source xlink:href="file://ABW1/ROOTFS1/FS/UK%20Defence%20Statistics/2011/Table%20Frames/Copy%20of%2020110526-NS_UKDS%202011%20Chapter%201%20Version%203-U.xls" table:table-name="1_4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57" table:style-name="ta12">
        <table:table-source xlink:href="file://ABW1/ROOTFS1/FS/UK%20Defence%20Statistics/2011/Table%20Frames/Copy%20of%2020110526-NS_UKDS%202011%20Chapter%201%20Version%203-U.xls" table:table-name="1_5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67" table:style-name="ta12">
        <table:table-source xlink:href="file://ABW1/ROOTFS1/FS/UK%20Defence%20Statistics/2011/Table%20Frames/Copy%20of%2020110526-NS_UKDS%202011%20Chapter%201%20Version%203-U.xls" table:table-name="1_6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77" table:style-name="ta12">
        <table:table-source xlink:href="file://ABW1/ROOTFS1/FS/UK%20Defence%20Statistics/2011/Table%20Frames/Copy%20of%2020110526-NS_UKDS%202011%20Chapter%201%20Version%203-U.xls" table:table-name="1_7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87" table:style-name="ta12">
        <table:table-source xlink:href="file://ABW1/ROOTFS1/FS/UK%20Defence%20Statistics/2011/Table%20Frames/Copy%20of%2020110526-NS_UKDS%202011%20Chapter%201%20Version%203-U.xls" table:table-name="1_8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Transparency_Supplement7" table:style-name="ta12">
        <table:table-source xlink:href="file://ABW1/ROOTFS1/FS/UK%20Defence%20Statistics/2011/Table%20Frames/Copy%20of%2020110526-NS_UKDS%202011%20Chapter%201%20Version%203-U.xls" table:table-name="Transparency_Supplement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2_-_Defence_Inflation7" table:style-name="ta12">
        <table:table-source xlink:href="file://ABW1/ROOTFS1/FS/UK%20Defence%20Statistics/2011/Table%20Frames/Copy%20of%2020110526-NS_UKDS%202011%20Chapter%201%20Version%203-U.xls" table:table-name="Section_2_-_Defence_Inflation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9a_b7" table:style-name="ta12">
        <table:table-source xlink:href="file://ABW1/ROOTFS1/FS/UK%20Defence%20Statistics/2011/Table%20Frames/Copy%20of%2020110526-NS_UKDS%202011%20Chapter%201%20Version%203-U.xls" table:table-name="1_9a_b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9c_d7" table:style-name="ta12">
        <table:table-source xlink:href="file://ABW1/ROOTFS1/FS/UK%20Defence%20Statistics/2011/Table%20Frames/Copy%20of%2020110526-NS_UKDS%202011%20Chapter%201%20Version%203-U.xls" table:table-name="1_9c_d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3_-_Industry7" table:style-name="ta12">
        <table:table-source xlink:href="file://ABW1/ROOTFS1/FS/UK%20Defence%20Statistics/2011/Table%20Frames/Copy%20of%2020110526-NS_UKDS%202011%20Chapter%201%20Version%203-U.xls" table:table-name="Section_3_-_Industry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07" table:style-name="ta12">
        <table:table-source xlink:href="file://ABW1/ROOTFS1/FS/UK%20Defence%20Statistics/2011/Table%20Frames/Copy%20of%2020110526-NS_UKDS%202011%20Chapter%201%20Version%203-U.xls" table:table-name="1_10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to_Table_1_107" table:style-name="ta12">
        <table:table-source xlink:href="file://ABW1/ROOTFS1/FS/UK%20Defence%20Statistics/2011/Table%20Frames/Copy%20of%2020110526-NS_UKDS%202011%20Chapter%201%20Version%203-U.xls" table:table-name="Chart_to_Table_1_10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111" table:style-name="ta12">
        <table:table-source xlink:href="file://ABW1/ROOTFS1/FS/UK%20Defence%20Statistics/2011/Table%20Frames/Copy%20of%2020110526-NS_UKDS%202011%20Chapter%201%20Version%203-U.xls" table:table-name="1_11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a7" table:style-name="ta12">
        <table:table-source xlink:href="file://ABW1/ROOTFS1/FS/UK%20Defence%20Statistics/2011/Table%20Frames/Copy%20of%2020110526-NS_UKDS%202011%20Chapter%201%20Version%203-U.xls" table:table-name="Chart_1_12a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b_&amp;_c7" table:style-name="ta12">
        <table:table-source xlink:href="file://ABW1/ROOTFS1/FS/UK%20Defence%20Statistics/2011/Table%20Frames/Copy%20of%2020110526-NS_UKDS%202011%20Chapter%201%20Version%203-U.xls" table:table-name="Chart_1_12b_&amp;_c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d7" table:style-name="ta12">
        <table:table-source xlink:href="file://ABW1/ROOTFS1/FS/UK%20Defence%20Statistics/2011/Table%20Frames/Copy%20of%2020110526-NS_UKDS%202011%20Chapter%201%20Version%203-U.xls" table:table-name="Chart_1_12d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s_1_12_footnotes7" table:style-name="ta12">
        <table:table-source xlink:href="file://ABW1/ROOTFS1/FS/UK%20Defence%20Statistics/2011/Table%20Frames/Copy%20of%2020110526-NS_UKDS%202011%20Chapter%201%20Version%203-U.xls" table:table-name="Charts_1_12_footnotes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4_-_Trade7" table:style-name="ta12">
        <table:table-source xlink:href="file://ABW1/ROOTFS1/FS/UK%20Defence%20Statistics/2011/Table%20Frames/Copy%20of%2020110526-NS_UKDS%202011%20Chapter%201%20Version%203-U.xls" table:table-name="Section_4_-_Trade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37" table:style-name="ta12">
        <table:table-source xlink:href="file://ABW1/ROOTFS1/FS/UK%20Defence%20Statistics/2011/Table%20Frames/Copy%20of%2020110526-NS_UKDS%202011%20Chapter%201%20Version%203-U.xls" table:table-name="1_13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47" table:style-name="ta12">
        <table:table-source xlink:href="file://ABW1/ROOTFS1/FS/UK%20Defence%20Statistics/2011/Table%20Frames/Copy%20of%2020110526-NS_UKDS%202011%20Chapter%201%20Version%203-U.xls" table:table-name="1_14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5_-_Defence_Contracts7" table:style-name="ta12">
        <table:table-source xlink:href="file://ABW1/ROOTFS1/FS/UK%20Defence%20Statistics/2011/Table%20Frames/Copy%20of%2020110526-NS_UKDS%202011%20Chapter%201%20Version%203-U.xls" table:table-name="Section_5_-_Defence_Contracts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57" table:style-name="ta12">
        <table:table-source xlink:href="file://ABW1/ROOTFS1/FS/UK%20Defence%20Statistics/2011/Table%20Frames/Copy%20of%2020110526-NS_UKDS%202011%20Chapter%201%20Version%203-U.xls" table:table-name="1_15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67" table:style-name="ta12">
        <table:table-source xlink:href="file://ABW1/ROOTFS1/FS/UK%20Defence%20Statistics/2011/Table%20Frames/Copy%20of%2020110526-NS_UKDS%202011%20Chapter%201%20Version%203-U.xls" table:table-name="1_16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77" table:style-name="ta12">
        <table:table-source xlink:href="file://ABW1/ROOTFS1/FS/UK%20Defence%20Statistics/2011/Table%20Frames/Copy%20of%2020110526-NS_UKDS%202011%20Chapter%201%20Version%203-U.xls" table:table-name="1_17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7a7" table:style-name="ta12">
        <table:table-source xlink:href="file://ABW1/ROOTFS1/FS/UK%20Defence%20Statistics/2011/Table%20Frames/Copy%20of%2020110526-NS_UKDS%202011%20Chapter%201%20Version%203-U.xls" table:table-name="1_17a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6_-_Intnl_Defence7" table:style-name="ta12">
        <table:table-source xlink:href="file://ABW1/ROOTFS1/FS/UK%20Defence%20Statistics/2011/Table%20Frames/Copy%20of%2020110526-NS_UKDS%202011%20Chapter%201%20Version%203-U.xls" table:table-name="Section_6_-_Intnl_Defence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87" table:style-name="ta12">
        <table:table-source xlink:href="file://ABW1/ROOTFS1/FS/UK%20Defence%20Statistics/2011/Table%20Frames/Copy%20of%2020110526-NS_UKDS%202011%20Chapter%201%20Version%203-U.xls" table:table-name="1_18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97" table:style-name="ta12">
        <table:table-source xlink:href="file://ABW1/ROOTFS1/FS/UK%20Defence%20Statistics/2011/Table%20Frames/Copy%20of%2020110526-NS_UKDS%202011%20Chapter%201%20Version%203-U.xls" table:table-name="1_19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07" table:style-name="ta12">
        <table:table-source xlink:href="file://ABW1/ROOTFS1/FS/UK%20Defence%20Statistics/2011/Table%20Frames/Copy%20of%2020110526-NS_UKDS%202011%20Chapter%201%20Version%203-U.xls" table:table-name="1_20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to_1_19_&amp;_1_207" table:style-name="ta12">
        <table:table-source xlink:href="file://ABW1/ROOTFS1/FS/UK%20Defence%20Statistics/2011/Table%20Frames/Copy%20of%2020110526-NS_UKDS%202011%20Chapter%201%20Version%203-U.xls" table:table-name="Chart_to_1_19_&amp;_1_20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17" table:style-name="ta12">
        <table:table-source xlink:href="file://ABW1/ROOTFS1/FS/UK%20Defence%20Statistics/2011/Table%20Frames/Copy%20of%2020110526-NS_UKDS%202011%20Chapter%201%20Version%203-U.xls" table:table-name="1_21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a7" table:style-name="ta12">
        <table:table-source xlink:href="file://ABW1/ROOTFS1/FS/UK%20Defence%20Statistics/2011/Table%20Frames/Copy%20of%2020110526-NS_UKDS%202011%20Chapter%201%20Version%203-U.xls" table:table-name="Chart_1_22a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_b_&amp;_c7" table:style-name="ta12">
        <table:table-source xlink:href="file://ABW1/ROOTFS1/FS/UK%20Defence%20Statistics/2011/Table%20Frames/Copy%20of%2020110526-NS_UKDS%202011%20Chapter%201%20Version%203-U.xls" table:table-name="Chart_1_22_b_&amp;_c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d_and_footnotes7" table:style-name="ta12">
        <table:table-source xlink:href="file://ABW1/ROOTFS1/FS/UK%20Defence%20Statistics/2011/Table%20Frames/Copy%20of%2020110526-NS_UKDS%202011%20Chapter%201%20Version%203-U.xls" table:table-name="Chart_1_22d_and_footnotes7"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Version_Control12" table:style-name="ta12">
        <table:table-source xlink:href="file://ABW1/ROOTFS1/FS/UK%20Defence%20Statistics/2011/Table%20Frames/Copy%20of%2020110526-NS_UKDS%202011%20Chapter%201%20Version%203-U.xls" table:table-name="Version_Control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pter_1_Intro12" table:style-name="ta12">
        <table:table-source xlink:href="file://ABW1/ROOTFS1/FS/UK%20Defence%20Statistics/2011/Table%20Frames/Copy%20of%2020110526-NS_UKDS%202011%20Chapter%201%20Version%203-U.xls" table:table-name="Chapter_1_Intro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RAB_Section12" table:style-name="ta12">
        <table:table-source xlink:href="file://ABW1/ROOTFS1/FS/UK%20Defence%20Statistics/2011/Table%20Frames/Copy%20of%2020110526-NS_UKDS%202011%20Chapter%201%20Version%203-U.xls" table:table-name="RAB_Section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1_-_Dept_Resources12" table:style-name="ta12">
        <table:table-source xlink:href="file://ABW1/ROOTFS1/FS/UK%20Defence%20Statistics/2011/Table%20Frames/Copy%20of%2020110526-NS_UKDS%202011%20Chapter%201%20Version%203-U.xls" table:table-name="Section_1_-_Dept_Resources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25" table:style-name="ta12">
        <table:table-source xlink:href="file://ABW1/ROOTFS1/FS/UK%20Defence%20Statistics/2011/Table%20Frames/Copy%20of%2020110526-NS_UKDS%202011%20Chapter%201%20Version%203-U.xls" table:table-name="1_12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22" table:style-name="ta12">
        <table:table-source xlink:href="file://ABW1/ROOTFS1/FS/UK%20Defence%20Statistics/2011/Table%20Frames/Copy%20of%2020110526-NS_UKDS%202011%20Chapter%201%20Version%203-U.xls" table:table-name="1_22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312" table:style-name="ta12">
        <table:table-source xlink:href="file://ABW1/ROOTFS1/FS/UK%20Defence%20Statistics/2011/Table%20Frames/Copy%20of%2020110526-NS_UKDS%202011%20Chapter%201%20Version%203-U.xls" table:table-name="1_3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412" table:style-name="ta12">
        <table:table-source xlink:href="file://ABW1/ROOTFS1/FS/UK%20Defence%20Statistics/2011/Table%20Frames/Copy%20of%2020110526-NS_UKDS%202011%20Chapter%201%20Version%203-U.xls" table:table-name="1_4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512" table:style-name="ta12">
        <table:table-source xlink:href="file://ABW1/ROOTFS1/FS/UK%20Defence%20Statistics/2011/Table%20Frames/Copy%20of%2020110526-NS_UKDS%202011%20Chapter%201%20Version%203-U.xls" table:table-name="1_5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612" table:style-name="ta12">
        <table:table-source xlink:href="file://ABW1/ROOTFS1/FS/UK%20Defence%20Statistics/2011/Table%20Frames/Copy%20of%2020110526-NS_UKDS%202011%20Chapter%201%20Version%203-U.xls" table:table-name="1_6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712" table:style-name="ta12">
        <table:table-source xlink:href="file://ABW1/ROOTFS1/FS/UK%20Defence%20Statistics/2011/Table%20Frames/Copy%20of%2020110526-NS_UKDS%202011%20Chapter%201%20Version%203-U.xls" table:table-name="1_7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812" table:style-name="ta12">
        <table:table-source xlink:href="file://ABW1/ROOTFS1/FS/UK%20Defence%20Statistics/2011/Table%20Frames/Copy%20of%2020110526-NS_UKDS%202011%20Chapter%201%20Version%203-U.xls" table:table-name="1_8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Transparency_Supplement12" table:style-name="ta12">
        <table:table-source xlink:href="file://ABW1/ROOTFS1/FS/UK%20Defence%20Statistics/2011/Table%20Frames/Copy%20of%2020110526-NS_UKDS%202011%20Chapter%201%20Version%203-U.xls" table:table-name="Transparency_Supplement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2_-_Defence_Inflation12" table:style-name="ta12">
        <table:table-source xlink:href="file://ABW1/ROOTFS1/FS/UK%20Defence%20Statistics/2011/Table%20Frames/Copy%20of%2020110526-NS_UKDS%202011%20Chapter%201%20Version%203-U.xls" table:table-name="Section_2_-_Defence_Inflation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9a_b12" table:style-name="ta12">
        <table:table-source xlink:href="file://ABW1/ROOTFS1/FS/UK%20Defence%20Statistics/2011/Table%20Frames/Copy%20of%2020110526-NS_UKDS%202011%20Chapter%201%20Version%203-U.xls" table:table-name="1_9a_b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9c_d12" table:style-name="ta12">
        <table:table-source xlink:href="file://ABW1/ROOTFS1/FS/UK%20Defence%20Statistics/2011/Table%20Frames/Copy%20of%2020110526-NS_UKDS%202011%20Chapter%201%20Version%203-U.xls" table:table-name="1_9c_d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3_-_Industry12" table:style-name="ta12">
        <table:table-source xlink:href="file://ABW1/ROOTFS1/FS/UK%20Defence%20Statistics/2011/Table%20Frames/Copy%20of%2020110526-NS_UKDS%202011%20Chapter%201%20Version%203-U.xls" table:table-name="Section_3_-_Industry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012" table:style-name="ta12">
        <table:table-source xlink:href="file://ABW1/ROOTFS1/FS/UK%20Defence%20Statistics/2011/Table%20Frames/Copy%20of%2020110526-NS_UKDS%202011%20Chapter%201%20Version%203-U.xls" table:table-name="1_10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to_Table_1_1012" table:style-name="ta12">
        <table:table-source xlink:href="file://ABW1/ROOTFS1/FS/UK%20Defence%20Statistics/2011/Table%20Frames/Copy%20of%2020110526-NS_UKDS%202011%20Chapter%201%20Version%203-U.xls" table:table-name="Chart_to_Table_1_10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116" table:style-name="ta12">
        <table:table-source xlink:href="file://ABW1/ROOTFS1/FS/UK%20Defence%20Statistics/2011/Table%20Frames/Copy%20of%2020110526-NS_UKDS%202011%20Chapter%201%20Version%203-U.xls" table:table-name="1_111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a12" table:style-name="ta12">
        <table:table-source xlink:href="file://ABW1/ROOTFS1/FS/UK%20Defence%20Statistics/2011/Table%20Frames/Copy%20of%2020110526-NS_UKDS%202011%20Chapter%201%20Version%203-U.xls" table:table-name="Chart_1_12a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b_&amp;_c12" table:style-name="ta12">
        <table:table-source xlink:href="file://ABW1/ROOTFS1/FS/UK%20Defence%20Statistics/2011/Table%20Frames/Copy%20of%2020110526-NS_UKDS%202011%20Chapter%201%20Version%203-U.xls" table:table-name="Chart_1_12b_&amp;_c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d12" table:style-name="ta12">
        <table:table-source xlink:href="file://ABW1/ROOTFS1/FS/UK%20Defence%20Statistics/2011/Table%20Frames/Copy%20of%2020110526-NS_UKDS%202011%20Chapter%201%20Version%203-U.xls" table:table-name="Chart_1_12d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s_1_12_footnotes12" table:style-name="ta12">
        <table:table-source xlink:href="file://ABW1/ROOTFS1/FS/UK%20Defence%20Statistics/2011/Table%20Frames/Copy%20of%2020110526-NS_UKDS%202011%20Chapter%201%20Version%203-U.xls" table:table-name="Charts_1_12_footnotes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4_-_Trade12" table:style-name="ta12">
        <table:table-source xlink:href="file://ABW1/ROOTFS1/FS/UK%20Defence%20Statistics/2011/Table%20Frames/Copy%20of%2020110526-NS_UKDS%202011%20Chapter%201%20Version%203-U.xls" table:table-name="Section_4_-_Trade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312" table:style-name="ta12">
        <table:table-source xlink:href="file://ABW1/ROOTFS1/FS/UK%20Defence%20Statistics/2011/Table%20Frames/Copy%20of%2020110526-NS_UKDS%202011%20Chapter%201%20Version%203-U.xls" table:table-name="1_13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412" table:style-name="ta12">
        <table:table-source xlink:href="file://ABW1/ROOTFS1/FS/UK%20Defence%20Statistics/2011/Table%20Frames/Copy%20of%2020110526-NS_UKDS%202011%20Chapter%201%20Version%203-U.xls" table:table-name="1_14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5_-_Defence_Contracts12" table:style-name="ta12">
        <table:table-source xlink:href="file://ABW1/ROOTFS1/FS/UK%20Defence%20Statistics/2011/Table%20Frames/Copy%20of%2020110526-NS_UKDS%202011%20Chapter%201%20Version%203-U.xls" table:table-name="Section_5_-_Defence_Contracts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512" table:style-name="ta12">
        <table:table-source xlink:href="file://ABW1/ROOTFS1/FS/UK%20Defence%20Statistics/2011/Table%20Frames/Copy%20of%2020110526-NS_UKDS%202011%20Chapter%201%20Version%203-U.xls" table:table-name="1_15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612" table:style-name="ta12">
        <table:table-source xlink:href="file://ABW1/ROOTFS1/FS/UK%20Defence%20Statistics/2011/Table%20Frames/Copy%20of%2020110526-NS_UKDS%202011%20Chapter%201%20Version%203-U.xls" table:table-name="1_16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712" table:style-name="ta12">
        <table:table-source xlink:href="file://ABW1/ROOTFS1/FS/UK%20Defence%20Statistics/2011/Table%20Frames/Copy%20of%2020110526-NS_UKDS%202011%20Chapter%201%20Version%203-U.xls" table:table-name="1_17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7a12" table:style-name="ta12">
        <table:table-source xlink:href="file://ABW1/ROOTFS1/FS/UK%20Defence%20Statistics/2011/Table%20Frames/Copy%20of%2020110526-NS_UKDS%202011%20Chapter%201%20Version%203-U.xls" table:table-name="1_17a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6_-_Intnl_Defence12" table:style-name="ta12">
        <table:table-source xlink:href="file://ABW1/ROOTFS1/FS/UK%20Defence%20Statistics/2011/Table%20Frames/Copy%20of%2020110526-NS_UKDS%202011%20Chapter%201%20Version%203-U.xls" table:table-name="Section_6_-_Intnl_Defence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812" table:style-name="ta12">
        <table:table-source xlink:href="file://ABW1/ROOTFS1/FS/UK%20Defence%20Statistics/2011/Table%20Frames/Copy%20of%2020110526-NS_UKDS%202011%20Chapter%201%20Version%203-U.xls" table:table-name="1_18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912" table:style-name="ta12">
        <table:table-source xlink:href="file://ABW1/ROOTFS1/FS/UK%20Defence%20Statistics/2011/Table%20Frames/Copy%20of%2020110526-NS_UKDS%202011%20Chapter%201%20Version%203-U.xls" table:table-name="1_19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012" table:style-name="ta12">
        <table:table-source xlink:href="file://ABW1/ROOTFS1/FS/UK%20Defence%20Statistics/2011/Table%20Frames/Copy%20of%2020110526-NS_UKDS%202011%20Chapter%201%20Version%203-U.xls" table:table-name="1_20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to_1_19_&amp;_1_2012" table:style-name="ta12">
        <table:table-source xlink:href="file://ABW1/ROOTFS1/FS/UK%20Defence%20Statistics/2011/Table%20Frames/Copy%20of%2020110526-NS_UKDS%202011%20Chapter%201%20Version%203-U.xls" table:table-name="Chart_to_1_19_&amp;_1_20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112" table:style-name="ta12">
        <table:table-source xlink:href="file://ABW1/ROOTFS1/FS/UK%20Defence%20Statistics/2011/Table%20Frames/Copy%20of%2020110526-NS_UKDS%202011%20Chapter%201%20Version%203-U.xls" table:table-name="1_21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a12" table:style-name="ta12">
        <table:table-source xlink:href="file://ABW1/ROOTFS1/FS/UK%20Defence%20Statistics/2011/Table%20Frames/Copy%20of%2020110526-NS_UKDS%202011%20Chapter%201%20Version%203-U.xls" table:table-name="Chart_1_22a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_b_&amp;_c12" table:style-name="ta12">
        <table:table-source xlink:href="file://ABW1/ROOTFS1/FS/UK%20Defence%20Statistics/2011/Table%20Frames/Copy%20of%2020110526-NS_UKDS%202011%20Chapter%201%20Version%203-U.xls" table:table-name="Chart_1_22_b_&amp;_c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d_and_footnotes12" table:style-name="ta12">
        <table:table-source xlink:href="file://ABW1/ROOTFS1/FS/UK%20Defence%20Statistics/2011/Table%20Frames/Copy%20of%2020110526-NS_UKDS%202011%20Chapter%201%20Version%203-U.xls" table:table-name="Chart_1_22d_and_footnotes1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Version_Control9" table:style-name="ta12">
        <table:table-source xlink:href="file://ABW1/ROOTFS1/FS/UK%20Defence%20Statistics/2011/Table%20Frames/Copy%20of%2020110526-NS_UKDS%202011%20Chapter%201%20Version%203-U.xls" table:table-name="Version_Control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pter_1_Intro9" table:style-name="ta12">
        <table:table-source xlink:href="file://ABW1/ROOTFS1/FS/UK%20Defence%20Statistics/2011/Table%20Frames/Copy%20of%2020110526-NS_UKDS%202011%20Chapter%201%20Version%203-U.xls" table:table-name="Chapter_1_Intro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RAB_Section9" table:style-name="ta12">
        <table:table-source xlink:href="file://ABW1/ROOTFS1/FS/UK%20Defence%20Statistics/2011/Table%20Frames/Copy%20of%2020110526-NS_UKDS%202011%20Chapter%201%20Version%203-U.xls" table:table-name="RAB_Section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1_-_Dept_Resources9" table:style-name="ta12">
        <table:table-source xlink:href="file://ABW1/ROOTFS1/FS/UK%20Defence%20Statistics/2011/Table%20Frames/Copy%20of%2020110526-NS_UKDS%202011%20Chapter%201%20Version%203-U.xls" table:table-name="Section_1_-_Dept_Resources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22" table:style-name="ta12">
        <table:table-source xlink:href="file://ABW1/ROOTFS1/FS/UK%20Defence%20Statistics/2011/Table%20Frames/Copy%20of%2020110526-NS_UKDS%202011%20Chapter%201%20Version%203-U.xls" table:table-name="1_122"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10" table:style-name="ta12">
        <table:table-source xlink:href="file://ABW1/ROOTFS1/FS/UK%20Defence%20Statistics/2011/Table%20Frames/Copy%20of%2020110526-NS_UKDS%202011%20Chapter%201%20Version%203-U.xls" table:table-name="1_2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39" table:style-name="ta12">
        <table:table-source xlink:href="file://ABW1/ROOTFS1/FS/UK%20Defence%20Statistics/2011/Table%20Frames/Copy%20of%2020110526-NS_UKDS%202011%20Chapter%201%20Version%203-U.xls" table:table-name="1_3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49" table:style-name="ta12">
        <table:table-source xlink:href="file://ABW1/ROOTFS1/FS/UK%20Defence%20Statistics/2011/Table%20Frames/Copy%20of%2020110526-NS_UKDS%202011%20Chapter%201%20Version%203-U.xls" table:table-name="1_4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59" table:style-name="ta12">
        <table:table-source xlink:href="file://ABW1/ROOTFS1/FS/UK%20Defence%20Statistics/2011/Table%20Frames/Copy%20of%2020110526-NS_UKDS%202011%20Chapter%201%20Version%203-U.xls" table:table-name="1_5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69" table:style-name="ta12">
        <table:table-source xlink:href="file://ABW1/ROOTFS1/FS/UK%20Defence%20Statistics/2011/Table%20Frames/Copy%20of%2020110526-NS_UKDS%202011%20Chapter%201%20Version%203-U.xls" table:table-name="1_6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79" table:style-name="ta12">
        <table:table-source xlink:href="file://ABW1/ROOTFS1/FS/UK%20Defence%20Statistics/2011/Table%20Frames/Copy%20of%2020110526-NS_UKDS%202011%20Chapter%201%20Version%203-U.xls" table:table-name="1_7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89" table:style-name="ta12">
        <table:table-source xlink:href="file://ABW1/ROOTFS1/FS/UK%20Defence%20Statistics/2011/Table%20Frames/Copy%20of%2020110526-NS_UKDS%202011%20Chapter%201%20Version%203-U.xls" table:table-name="1_8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Transparency_Supplement9" table:style-name="ta12">
        <table:table-source xlink:href="file://ABW1/ROOTFS1/FS/UK%20Defence%20Statistics/2011/Table%20Frames/Copy%20of%2020110526-NS_UKDS%202011%20Chapter%201%20Version%203-U.xls" table:table-name="Transparency_Supplement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2_-_Defence_Inflation9" table:style-name="ta12">
        <table:table-source xlink:href="file://ABW1/ROOTFS1/FS/UK%20Defence%20Statistics/2011/Table%20Frames/Copy%20of%2020110526-NS_UKDS%202011%20Chapter%201%20Version%203-U.xls" table:table-name="Section_2_-_Defence_Inflation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9a_b9" table:style-name="ta12">
        <table:table-source xlink:href="file://ABW1/ROOTFS1/FS/UK%20Defence%20Statistics/2011/Table%20Frames/Copy%20of%2020110526-NS_UKDS%202011%20Chapter%201%20Version%203-U.xls" table:table-name="1_9a_b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9c_d9" table:style-name="ta12">
        <table:table-source xlink:href="file://ABW1/ROOTFS1/FS/UK%20Defence%20Statistics/2011/Table%20Frames/Copy%20of%2020110526-NS_UKDS%202011%20Chapter%201%20Version%203-U.xls" table:table-name="1_9c_d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3_-_Industry9" table:style-name="ta12">
        <table:table-source xlink:href="file://ABW1/ROOTFS1/FS/UK%20Defence%20Statistics/2011/Table%20Frames/Copy%20of%2020110526-NS_UKDS%202011%20Chapter%201%20Version%203-U.xls" table:table-name="Section_3_-_Industry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09" table:style-name="ta12">
        <table:table-source xlink:href="file://ABW1/ROOTFS1/FS/UK%20Defence%20Statistics/2011/Table%20Frames/Copy%20of%2020110526-NS_UKDS%202011%20Chapter%201%20Version%203-U.xls" table:table-name="1_10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to_Table_1_109" table:style-name="ta12">
        <table:table-source xlink:href="file://ABW1/ROOTFS1/FS/UK%20Defence%20Statistics/2011/Table%20Frames/Copy%20of%2020110526-NS_UKDS%202011%20Chapter%201%20Version%203-U.xls" table:table-name="Chart_to_Table_1_10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113" table:style-name="ta12">
        <table:table-source xlink:href="file://ABW1/ROOTFS1/FS/UK%20Defence%20Statistics/2011/Table%20Frames/Copy%20of%2020110526-NS_UKDS%202011%20Chapter%201%20Version%203-U.xls" table:table-name="1_11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a9" table:style-name="ta12">
        <table:table-source xlink:href="file://ABW1/ROOTFS1/FS/UK%20Defence%20Statistics/2011/Table%20Frames/Copy%20of%2020110526-NS_UKDS%202011%20Chapter%201%20Version%203-U.xls" table:table-name="Chart_1_12a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b_&amp;_c9" table:style-name="ta12">
        <table:table-source xlink:href="file://ABW1/ROOTFS1/FS/UK%20Defence%20Statistics/2011/Table%20Frames/Copy%20of%2020110526-NS_UKDS%202011%20Chapter%201%20Version%203-U.xls" table:table-name="Chart_1_12b_&amp;_c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d9" table:style-name="ta12">
        <table:table-source xlink:href="file://ABW1/ROOTFS1/FS/UK%20Defence%20Statistics/2011/Table%20Frames/Copy%20of%2020110526-NS_UKDS%202011%20Chapter%201%20Version%203-U.xls" table:table-name="Chart_1_12d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s_1_12_footnotes9" table:style-name="ta12">
        <table:table-source xlink:href="file://ABW1/ROOTFS1/FS/UK%20Defence%20Statistics/2011/Table%20Frames/Copy%20of%2020110526-NS_UKDS%202011%20Chapter%201%20Version%203-U.xls" table:table-name="Charts_1_12_footnotes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4_-_Trade9" table:style-name="ta12">
        <table:table-source xlink:href="file://ABW1/ROOTFS1/FS/UK%20Defence%20Statistics/2011/Table%20Frames/Copy%20of%2020110526-NS_UKDS%202011%20Chapter%201%20Version%203-U.xls" table:table-name="Section_4_-_Trade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39" table:style-name="ta12">
        <table:table-source xlink:href="file://ABW1/ROOTFS1/FS/UK%20Defence%20Statistics/2011/Table%20Frames/Copy%20of%2020110526-NS_UKDS%202011%20Chapter%201%20Version%203-U.xls" table:table-name="1_13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49" table:style-name="ta12">
        <table:table-source xlink:href="file://ABW1/ROOTFS1/FS/UK%20Defence%20Statistics/2011/Table%20Frames/Copy%20of%2020110526-NS_UKDS%202011%20Chapter%201%20Version%203-U.xls" table:table-name="1_14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5_-_Defence_Contracts9" table:style-name="ta12">
        <table:table-source xlink:href="file://ABW1/ROOTFS1/FS/UK%20Defence%20Statistics/2011/Table%20Frames/Copy%20of%2020110526-NS_UKDS%202011%20Chapter%201%20Version%203-U.xls" table:table-name="Section_5_-_Defence_Contracts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59" table:style-name="ta12">
        <table:table-source xlink:href="file://ABW1/ROOTFS1/FS/UK%20Defence%20Statistics/2011/Table%20Frames/Copy%20of%2020110526-NS_UKDS%202011%20Chapter%201%20Version%203-U.xls" table:table-name="1_15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69" table:style-name="ta12">
        <table:table-source xlink:href="file://ABW1/ROOTFS1/FS/UK%20Defence%20Statistics/2011/Table%20Frames/Copy%20of%2020110526-NS_UKDS%202011%20Chapter%201%20Version%203-U.xls" table:table-name="1_16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79" table:style-name="ta12">
        <table:table-source xlink:href="file://ABW1/ROOTFS1/FS/UK%20Defence%20Statistics/2011/Table%20Frames/Copy%20of%2020110526-NS_UKDS%202011%20Chapter%201%20Version%203-U.xls" table:table-name="1_17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7a9" table:style-name="ta12">
        <table:table-source xlink:href="file://ABW1/ROOTFS1/FS/UK%20Defence%20Statistics/2011/Table%20Frames/Copy%20of%2020110526-NS_UKDS%202011%20Chapter%201%20Version%203-U.xls" table:table-name="1_17a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6_-_Intnl_Defence9" table:style-name="ta12">
        <table:table-source xlink:href="file://ABW1/ROOTFS1/FS/UK%20Defence%20Statistics/2011/Table%20Frames/Copy%20of%2020110526-NS_UKDS%202011%20Chapter%201%20Version%203-U.xls" table:table-name="Section_6_-_Intnl_Defence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89" table:style-name="ta12">
        <table:table-source xlink:href="file://ABW1/ROOTFS1/FS/UK%20Defence%20Statistics/2011/Table%20Frames/Copy%20of%2020110526-NS_UKDS%202011%20Chapter%201%20Version%203-U.xls" table:table-name="1_18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99" table:style-name="ta12">
        <table:table-source xlink:href="file://ABW1/ROOTFS1/FS/UK%20Defence%20Statistics/2011/Table%20Frames/Copy%20of%2020110526-NS_UKDS%202011%20Chapter%201%20Version%203-U.xls" table:table-name="1_19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09" table:style-name="ta12">
        <table:table-source xlink:href="file://ABW1/ROOTFS1/FS/UK%20Defence%20Statistics/2011/Table%20Frames/Copy%20of%2020110526-NS_UKDS%202011%20Chapter%201%20Version%203-U.xls" table:table-name="1_20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to_1_19_&amp;_1_209" table:style-name="ta12">
        <table:table-source xlink:href="file://ABW1/ROOTFS1/FS/UK%20Defence%20Statistics/2011/Table%20Frames/Copy%20of%2020110526-NS_UKDS%202011%20Chapter%201%20Version%203-U.xls" table:table-name="Chart_to_1_19_&amp;_1_20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19" table:style-name="ta12">
        <table:table-source xlink:href="file://ABW1/ROOTFS1/FS/UK%20Defence%20Statistics/2011/Table%20Frames/Copy%20of%2020110526-NS_UKDS%202011%20Chapter%201%20Version%203-U.xls" table:table-name="1_21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a9" table:style-name="ta12">
        <table:table-source xlink:href="file://ABW1/ROOTFS1/FS/UK%20Defence%20Statistics/2011/Table%20Frames/Copy%20of%2020110526-NS_UKDS%202011%20Chapter%201%20Version%203-U.xls" table:table-name="Chart_1_22a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_b_&amp;_c9" table:style-name="ta12">
        <table:table-source xlink:href="file://ABW1/ROOTFS1/FS/UK%20Defence%20Statistics/2011/Table%20Frames/Copy%20of%2020110526-NS_UKDS%202011%20Chapter%201%20Version%203-U.xls" table:table-name="Chart_1_22_b_&amp;_c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d_and_footnotes9" table:style-name="ta12">
        <table:table-source xlink:href="file://ABW1/ROOTFS1/FS/UK%20Defence%20Statistics/2011/Table%20Frames/Copy%20of%2020110526-NS_UKDS%202011%20Chapter%201%20Version%203-U.xls" table:table-name="Chart_1_22d_and_footnotes9"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Version_Control10" table:style-name="ta12">
        <table:table-source xlink:href="file://ABW1/ROOTFS1/FS/UK%20Defence%20Statistics/2011/Table%20Frames/Copy%20of%2020110526-NS_UKDS%202011%20Chapter%201%20Version%203-U.xls" table:table-name="Version_Control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pter_1_Intro10" table:style-name="ta12">
        <table:table-source xlink:href="file://ABW1/ROOTFS1/FS/UK%20Defence%20Statistics/2011/Table%20Frames/Copy%20of%2020110526-NS_UKDS%202011%20Chapter%201%20Version%203-U.xls" table:table-name="Chapter_1_Intro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RAB_Section10" table:style-name="ta12">
        <table:table-source xlink:href="file://ABW1/ROOTFS1/FS/UK%20Defence%20Statistics/2011/Table%20Frames/Copy%20of%2020110526-NS_UKDS%202011%20Chapter%201%20Version%203-U.xls" table:table-name="RAB_Section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1_-_Dept_Resources10" table:style-name="ta12">
        <table:table-source xlink:href="file://ABW1/ROOTFS1/FS/UK%20Defence%20Statistics/2011/Table%20Frames/Copy%20of%2020110526-NS_UKDS%202011%20Chapter%201%20Version%203-U.xls" table:table-name="Section_1_-_Dept_Resources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23" table:style-name="ta12">
        <table:table-source xlink:href="file://ABW1/ROOTFS1/FS/UK%20Defence%20Statistics/2011/Table%20Frames/Copy%20of%2020110526-NS_UKDS%202011%20Chapter%201%20Version%203-U.xls" table:table-name="1_12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20" table:style-name="ta12">
        <table:table-source xlink:href="file://ABW1/ROOTFS1/FS/UK%20Defence%20Statistics/2011/Table%20Frames/Copy%20of%2020110526-NS_UKDS%202011%20Chapter%201%20Version%203-U.xls" table:table-name="1_22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310" table:style-name="ta12">
        <table:table-source xlink:href="file://ABW1/ROOTFS1/FS/UK%20Defence%20Statistics/2011/Table%20Frames/Copy%20of%2020110526-NS_UKDS%202011%20Chapter%201%20Version%203-U.xls" table:table-name="1_3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410" table:style-name="ta12">
        <table:table-source xlink:href="file://ABW1/ROOTFS1/FS/UK%20Defence%20Statistics/2011/Table%20Frames/Copy%20of%2020110526-NS_UKDS%202011%20Chapter%201%20Version%203-U.xls" table:table-name="1_4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510" table:style-name="ta12">
        <table:table-source xlink:href="file://ABW1/ROOTFS1/FS/UK%20Defence%20Statistics/2011/Table%20Frames/Copy%20of%2020110526-NS_UKDS%202011%20Chapter%201%20Version%203-U.xls" table:table-name="1_5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610" table:style-name="ta12">
        <table:table-source xlink:href="file://ABW1/ROOTFS1/FS/UK%20Defence%20Statistics/2011/Table%20Frames/Copy%20of%2020110526-NS_UKDS%202011%20Chapter%201%20Version%203-U.xls" table:table-name="1_6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710" table:style-name="ta12">
        <table:table-source xlink:href="file://ABW1/ROOTFS1/FS/UK%20Defence%20Statistics/2011/Table%20Frames/Copy%20of%2020110526-NS_UKDS%202011%20Chapter%201%20Version%203-U.xls" table:table-name="1_7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810" table:style-name="ta12">
        <table:table-source xlink:href="file://ABW1/ROOTFS1/FS/UK%20Defence%20Statistics/2011/Table%20Frames/Copy%20of%2020110526-NS_UKDS%202011%20Chapter%201%20Version%203-U.xls" table:table-name="1_8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Transparency_Supplement10" table:style-name="ta12">
        <table:table-source xlink:href="file://ABW1/ROOTFS1/FS/UK%20Defence%20Statistics/2011/Table%20Frames/Copy%20of%2020110526-NS_UKDS%202011%20Chapter%201%20Version%203-U.xls" table:table-name="Transparency_Supplement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2_-_Defence_Inflation10" table:style-name="ta12">
        <table:table-source xlink:href="file://ABW1/ROOTFS1/FS/UK%20Defence%20Statistics/2011/Table%20Frames/Copy%20of%2020110526-NS_UKDS%202011%20Chapter%201%20Version%203-U.xls" table:table-name="Section_2_-_Defence_Inflation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9a_b10" table:style-name="ta12">
        <table:table-source xlink:href="file://ABW1/ROOTFS1/FS/UK%20Defence%20Statistics/2011/Table%20Frames/Copy%20of%2020110526-NS_UKDS%202011%20Chapter%201%20Version%203-U.xls" table:table-name="1_9a_b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9c_d10" table:style-name="ta12">
        <table:table-source xlink:href="file://ABW1/ROOTFS1/FS/UK%20Defence%20Statistics/2011/Table%20Frames/Copy%20of%2020110526-NS_UKDS%202011%20Chapter%201%20Version%203-U.xls" table:table-name="1_9c_d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3_-_Industry10" table:style-name="ta12">
        <table:table-source xlink:href="file://ABW1/ROOTFS1/FS/UK%20Defence%20Statistics/2011/Table%20Frames/Copy%20of%2020110526-NS_UKDS%202011%20Chapter%201%20Version%203-U.xls" table:table-name="Section_3_-_Industry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010" table:style-name="ta12">
        <table:table-source xlink:href="file://ABW1/ROOTFS1/FS/UK%20Defence%20Statistics/2011/Table%20Frames/Copy%20of%2020110526-NS_UKDS%202011%20Chapter%201%20Version%203-U.xls" table:table-name="1_10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to_Table_1_1010" table:style-name="ta12">
        <table:table-source xlink:href="file://ABW1/ROOTFS1/FS/UK%20Defence%20Statistics/2011/Table%20Frames/Copy%20of%2020110526-NS_UKDS%202011%20Chapter%201%20Version%203-U.xls" table:table-name="Chart_to_Table_1_10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114" table:style-name="ta12">
        <table:table-source xlink:href="file://ABW1/ROOTFS1/FS/UK%20Defence%20Statistics/2011/Table%20Frames/Copy%20of%2020110526-NS_UKDS%202011%20Chapter%201%20Version%203-U.xls" table:table-name="1_111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a10" table:style-name="ta12">
        <table:table-source xlink:href="file://ABW1/ROOTFS1/FS/UK%20Defence%20Statistics/2011/Table%20Frames/Copy%20of%2020110526-NS_UKDS%202011%20Chapter%201%20Version%203-U.xls" table:table-name="Chart_1_12a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b_&amp;_c10" table:style-name="ta12">
        <table:table-source xlink:href="file://ABW1/ROOTFS1/FS/UK%20Defence%20Statistics/2011/Table%20Frames/Copy%20of%2020110526-NS_UKDS%202011%20Chapter%201%20Version%203-U.xls" table:table-name="Chart_1_12b_&amp;_c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d10" table:style-name="ta12">
        <table:table-source xlink:href="file://ABW1/ROOTFS1/FS/UK%20Defence%20Statistics/2011/Table%20Frames/Copy%20of%2020110526-NS_UKDS%202011%20Chapter%201%20Version%203-U.xls" table:table-name="Chart_1_12d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s_1_12_footnotes10" table:style-name="ta12">
        <table:table-source xlink:href="file://ABW1/ROOTFS1/FS/UK%20Defence%20Statistics/2011/Table%20Frames/Copy%20of%2020110526-NS_UKDS%202011%20Chapter%201%20Version%203-U.xls" table:table-name="Charts_1_12_footnotes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4_-_Trade10" table:style-name="ta12">
        <table:table-source xlink:href="file://ABW1/ROOTFS1/FS/UK%20Defence%20Statistics/2011/Table%20Frames/Copy%20of%2020110526-NS_UKDS%202011%20Chapter%201%20Version%203-U.xls" table:table-name="Section_4_-_Trade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310" table:style-name="ta12">
        <table:table-source xlink:href="file://ABW1/ROOTFS1/FS/UK%20Defence%20Statistics/2011/Table%20Frames/Copy%20of%2020110526-NS_UKDS%202011%20Chapter%201%20Version%203-U.xls" table:table-name="1_13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410" table:style-name="ta12">
        <table:table-source xlink:href="file://ABW1/ROOTFS1/FS/UK%20Defence%20Statistics/2011/Table%20Frames/Copy%20of%2020110526-NS_UKDS%202011%20Chapter%201%20Version%203-U.xls" table:table-name="1_14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5_-_Defence_Contracts10" table:style-name="ta12">
        <table:table-source xlink:href="file://ABW1/ROOTFS1/FS/UK%20Defence%20Statistics/2011/Table%20Frames/Copy%20of%2020110526-NS_UKDS%202011%20Chapter%201%20Version%203-U.xls" table:table-name="Section_5_-_Defence_Contracts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510" table:style-name="ta12">
        <table:table-source xlink:href="file://ABW1/ROOTFS1/FS/UK%20Defence%20Statistics/2011/Table%20Frames/Copy%20of%2020110526-NS_UKDS%202011%20Chapter%201%20Version%203-U.xls" table:table-name="1_15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610" table:style-name="ta12">
        <table:table-source xlink:href="file://ABW1/ROOTFS1/FS/UK%20Defence%20Statistics/2011/Table%20Frames/Copy%20of%2020110526-NS_UKDS%202011%20Chapter%201%20Version%203-U.xls" table:table-name="1_16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710" table:style-name="ta12">
        <table:table-source xlink:href="file://ABW1/ROOTFS1/FS/UK%20Defence%20Statistics/2011/Table%20Frames/Copy%20of%2020110526-NS_UKDS%202011%20Chapter%201%20Version%203-U.xls" table:table-name="1_17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7a10" table:style-name="ta12">
        <table:table-source xlink:href="file://ABW1/ROOTFS1/FS/UK%20Defence%20Statistics/2011/Table%20Frames/Copy%20of%2020110526-NS_UKDS%202011%20Chapter%201%20Version%203-U.xls" table:table-name="1_17a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6_-_Intnl_Defence10" table:style-name="ta12">
        <table:table-source xlink:href="file://ABW1/ROOTFS1/FS/UK%20Defence%20Statistics/2011/Table%20Frames/Copy%20of%2020110526-NS_UKDS%202011%20Chapter%201%20Version%203-U.xls" table:table-name="Section_6_-_Intnl_Defence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810" table:style-name="ta12">
        <table:table-source xlink:href="file://ABW1/ROOTFS1/FS/UK%20Defence%20Statistics/2011/Table%20Frames/Copy%20of%2020110526-NS_UKDS%202011%20Chapter%201%20Version%203-U.xls" table:table-name="1_18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910" table:style-name="ta12">
        <table:table-source xlink:href="file://ABW1/ROOTFS1/FS/UK%20Defence%20Statistics/2011/Table%20Frames/Copy%20of%2020110526-NS_UKDS%202011%20Chapter%201%20Version%203-U.xls" table:table-name="1_19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010" table:style-name="ta12">
        <table:table-source xlink:href="file://ABW1/ROOTFS1/FS/UK%20Defence%20Statistics/2011/Table%20Frames/Copy%20of%2020110526-NS_UKDS%202011%20Chapter%201%20Version%203-U.xls" table:table-name="1_20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to_1_19_&amp;_1_2010" table:style-name="ta12">
        <table:table-source xlink:href="file://ABW1/ROOTFS1/FS/UK%20Defence%20Statistics/2011/Table%20Frames/Copy%20of%2020110526-NS_UKDS%202011%20Chapter%201%20Version%203-U.xls" table:table-name="Chart_to_1_19_&amp;_1_20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110" table:style-name="ta12">
        <table:table-source xlink:href="file://ABW1/ROOTFS1/FS/UK%20Defence%20Statistics/2011/Table%20Frames/Copy%20of%2020110526-NS_UKDS%202011%20Chapter%201%20Version%203-U.xls" table:table-name="1_21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a10" table:style-name="ta12">
        <table:table-source xlink:href="file://ABW1/ROOTFS1/FS/UK%20Defence%20Statistics/2011/Table%20Frames/Copy%20of%2020110526-NS_UKDS%202011%20Chapter%201%20Version%203-U.xls" table:table-name="Chart_1_22a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_b_&amp;_c10" table:style-name="ta12">
        <table:table-source xlink:href="file://ABW1/ROOTFS1/FS/UK%20Defence%20Statistics/2011/Table%20Frames/Copy%20of%2020110526-NS_UKDS%202011%20Chapter%201%20Version%203-U.xls" table:table-name="Chart_1_22_b_&amp;_c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d_and_footnotes10" table:style-name="ta12">
        <table:table-source xlink:href="file://ABW1/ROOTFS1/FS/UK%20Defence%20Statistics/2011/Table%20Frames/Copy%20of%2020110526-NS_UKDS%202011%20Chapter%201%20Version%203-U.xls" table:table-name="Chart_1_22d_and_footnotes10"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Version_Control11" table:style-name="ta12">
        <table:table-source xlink:href="file://ABW1/ROOTFS1/FS/UK%20Defence%20Statistics/2011/Table%20Frames/Copy%20of%2020110526-NS_UKDS%202011%20Chapter%201%20Version%203-U.xls" table:table-name="Version_Control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pter_1_Intro11" table:style-name="ta12">
        <table:table-source xlink:href="file://ABW1/ROOTFS1/FS/UK%20Defence%20Statistics/2011/Table%20Frames/Copy%20of%2020110526-NS_UKDS%202011%20Chapter%201%20Version%203-U.xls" table:table-name="Chapter_1_Intro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RAB_Section11" table:style-name="ta12">
        <table:table-source xlink:href="file://ABW1/ROOTFS1/FS/UK%20Defence%20Statistics/2011/Table%20Frames/Copy%20of%2020110526-NS_UKDS%202011%20Chapter%201%20Version%203-U.xls" table:table-name="RAB_Section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1_-_Dept_Resources11" table:style-name="ta12">
        <table:table-source xlink:href="file://ABW1/ROOTFS1/FS/UK%20Defence%20Statistics/2011/Table%20Frames/Copy%20of%2020110526-NS_UKDS%202011%20Chapter%201%20Version%203-U.xls" table:table-name="Section_1_-_Dept_Resources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24" table:style-name="ta12">
        <table:table-source xlink:href="file://ABW1/ROOTFS1/FS/UK%20Defence%20Statistics/2011/Table%20Frames/Copy%20of%2020110526-NS_UKDS%202011%20Chapter%201%20Version%203-U.xls" table:table-name="1_124"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21" table:style-name="ta12">
        <table:table-source xlink:href="file://ABW1/ROOTFS1/FS/UK%20Defence%20Statistics/2011/Table%20Frames/Copy%20of%2020110526-NS_UKDS%202011%20Chapter%201%20Version%203-U.xls" table:table-name="1_22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311" table:style-name="ta12">
        <table:table-source xlink:href="file://ABW1/ROOTFS1/FS/UK%20Defence%20Statistics/2011/Table%20Frames/Copy%20of%2020110526-NS_UKDS%202011%20Chapter%201%20Version%203-U.xls" table:table-name="1_3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411" table:style-name="ta12">
        <table:table-source xlink:href="file://ABW1/ROOTFS1/FS/UK%20Defence%20Statistics/2011/Table%20Frames/Copy%20of%2020110526-NS_UKDS%202011%20Chapter%201%20Version%203-U.xls" table:table-name="1_4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511" table:style-name="ta12">
        <table:table-source xlink:href="file://ABW1/ROOTFS1/FS/UK%20Defence%20Statistics/2011/Table%20Frames/Copy%20of%2020110526-NS_UKDS%202011%20Chapter%201%20Version%203-U.xls" table:table-name="1_5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611" table:style-name="ta12">
        <table:table-source xlink:href="file://ABW1/ROOTFS1/FS/UK%20Defence%20Statistics/2011/Table%20Frames/Copy%20of%2020110526-NS_UKDS%202011%20Chapter%201%20Version%203-U.xls" table:table-name="1_6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711" table:style-name="ta12">
        <table:table-source xlink:href="file://ABW1/ROOTFS1/FS/UK%20Defence%20Statistics/2011/Table%20Frames/Copy%20of%2020110526-NS_UKDS%202011%20Chapter%201%20Version%203-U.xls" table:table-name="1_7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811" table:style-name="ta12">
        <table:table-source xlink:href="file://ABW1/ROOTFS1/FS/UK%20Defence%20Statistics/2011/Table%20Frames/Copy%20of%2020110526-NS_UKDS%202011%20Chapter%201%20Version%203-U.xls" table:table-name="1_8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Version_Control13" table:style-name="ta12">
        <table:table-source xlink:href="file://ABW1/ROOTFS1/FS/UK%20Defence%20Statistics/2011/Table%20Frames/Copy%20of%2020110526-NS_UKDS%202011%20Chapter%201%20Version%203-U.xls" table:table-name="Version_Control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pter_1_Intro13" table:style-name="ta12">
        <table:table-source xlink:href="file://ABW1/ROOTFS1/FS/UK%20Defence%20Statistics/2011/Table%20Frames/Copy%20of%2020110526-NS_UKDS%202011%20Chapter%201%20Version%203-U.xls" table:table-name="Chapter_1_Intro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RAB_Section13" table:style-name="ta12">
        <table:table-source xlink:href="file://ABW1/ROOTFS1/FS/UK%20Defence%20Statistics/2011/Table%20Frames/Copy%20of%2020110526-NS_UKDS%202011%20Chapter%201%20Version%203-U.xls" table:table-name="RAB_Section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1_-_Dept_Resources13" table:style-name="ta12">
        <table:table-source xlink:href="file://ABW1/ROOTFS1/FS/UK%20Defence%20Statistics/2011/Table%20Frames/Copy%20of%2020110526-NS_UKDS%202011%20Chapter%201%20Version%203-U.xls" table:table-name="Section_1_-_Dept_Resources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26" table:style-name="ta12">
        <table:table-source xlink:href="file://ABW1/ROOTFS1/FS/UK%20Defence%20Statistics/2011/Table%20Frames/Copy%20of%2020110526-NS_UKDS%202011%20Chapter%201%20Version%203-U.xls" table:table-name="1_126"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23" table:style-name="ta12">
        <table:table-source xlink:href="file://ABW1/ROOTFS1/FS/UK%20Defence%20Statistics/2011/Table%20Frames/Copy%20of%2020110526-NS_UKDS%202011%20Chapter%201%20Version%203-U.xls" table:table-name="1_22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313" table:style-name="ta12">
        <table:table-source xlink:href="file://ABW1/ROOTFS1/FS/UK%20Defence%20Statistics/2011/Table%20Frames/Copy%20of%2020110526-NS_UKDS%202011%20Chapter%201%20Version%203-U.xls" table:table-name="1_3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413" table:style-name="ta12">
        <table:table-source xlink:href="file://ABW1/ROOTFS1/FS/UK%20Defence%20Statistics/2011/Table%20Frames/Copy%20of%2020110526-NS_UKDS%202011%20Chapter%201%20Version%203-U.xls" table:table-name="1_4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513" table:style-name="ta12">
        <table:table-source xlink:href="file://ABW1/ROOTFS1/FS/UK%20Defence%20Statistics/2011/Table%20Frames/Copy%20of%2020110526-NS_UKDS%202011%20Chapter%201%20Version%203-U.xls" table:table-name="1_5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613" table:style-name="ta12">
        <table:table-source xlink:href="file://ABW1/ROOTFS1/FS/UK%20Defence%20Statistics/2011/Table%20Frames/Copy%20of%2020110526-NS_UKDS%202011%20Chapter%201%20Version%203-U.xls" table:table-name="1_6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713" table:style-name="ta12">
        <table:table-source xlink:href="file://ABW1/ROOTFS1/FS/UK%20Defence%20Statistics/2011/Table%20Frames/Copy%20of%2020110526-NS_UKDS%202011%20Chapter%201%20Version%203-U.xls" table:table-name="1_7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813" table:style-name="ta12">
        <table:table-source xlink:href="file://ABW1/ROOTFS1/FS/UK%20Defence%20Statistics/2011/Table%20Frames/Copy%20of%2020110526-NS_UKDS%202011%20Chapter%201%20Version%203-U.xls" table:table-name="1_813"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Transparency_Supplement11" table:style-name="ta12">
        <table:table-source xlink:href="file://ABW1/ROOTFS1/FS/UK%20Defence%20Statistics/2011/Table%20Frames/Copy%20of%2020110526-NS_UKDS%202011%20Chapter%201%20Version%203-U.xls" table:table-name="Transparency_Supplement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2_-_Defence_Inflation11" table:style-name="ta12">
        <table:table-source xlink:href="file://ABW1/ROOTFS1/FS/UK%20Defence%20Statistics/2011/Table%20Frames/Copy%20of%2020110526-NS_UKDS%202011%20Chapter%201%20Version%203-U.xls" table:table-name="Section_2_-_Defence_Inflation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9a_b11" table:style-name="ta12">
        <table:table-source xlink:href="file://ABW1/ROOTFS1/FS/UK%20Defence%20Statistics/2011/Table%20Frames/Copy%20of%2020110526-NS_UKDS%202011%20Chapter%201%20Version%203-U.xls" table:table-name="1_9a_b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9c_d11" table:style-name="ta12">
        <table:table-source xlink:href="file://ABW1/ROOTFS1/FS/UK%20Defence%20Statistics/2011/Table%20Frames/Copy%20of%2020110526-NS_UKDS%202011%20Chapter%201%20Version%203-U.xls" table:table-name="1_9c_d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3_-_Industry11" table:style-name="ta12">
        <table:table-source xlink:href="file://ABW1/ROOTFS1/FS/UK%20Defence%20Statistics/2011/Table%20Frames/Copy%20of%2020110526-NS_UKDS%202011%20Chapter%201%20Version%203-U.xls" table:table-name="Section_3_-_Industry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011" table:style-name="ta12">
        <table:table-source xlink:href="file://ABW1/ROOTFS1/FS/UK%20Defence%20Statistics/2011/Table%20Frames/Copy%20of%2020110526-NS_UKDS%202011%20Chapter%201%20Version%203-U.xls" table:table-name="1_10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to_Table_1_1011" table:style-name="ta12">
        <table:table-source xlink:href="file://ABW1/ROOTFS1/FS/UK%20Defence%20Statistics/2011/Table%20Frames/Copy%20of%2020110526-NS_UKDS%202011%20Chapter%201%20Version%203-U.xls" table:table-name="Chart_to_Table_1_10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115" table:style-name="ta12">
        <table:table-source xlink:href="file://ABW1/ROOTFS1/FS/UK%20Defence%20Statistics/2011/Table%20Frames/Copy%20of%2020110526-NS_UKDS%202011%20Chapter%201%20Version%203-U.xls" table:table-name="1_1115"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a11" table:style-name="ta12">
        <table:table-source xlink:href="file://ABW1/ROOTFS1/FS/UK%20Defence%20Statistics/2011/Table%20Frames/Copy%20of%2020110526-NS_UKDS%202011%20Chapter%201%20Version%203-U.xls" table:table-name="Chart_1_12a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b_&amp;_c11" table:style-name="ta12">
        <table:table-source xlink:href="file://ABW1/ROOTFS1/FS/UK%20Defence%20Statistics/2011/Table%20Frames/Copy%20of%2020110526-NS_UKDS%202011%20Chapter%201%20Version%203-U.xls" table:table-name="Chart_1_12b_&amp;_c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12d11" table:style-name="ta12">
        <table:table-source xlink:href="file://ABW1/ROOTFS1/FS/UK%20Defence%20Statistics/2011/Table%20Frames/Copy%20of%2020110526-NS_UKDS%202011%20Chapter%201%20Version%203-U.xls" table:table-name="Chart_1_12d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s_1_12_footnotes11" table:style-name="ta12">
        <table:table-source xlink:href="file://ABW1/ROOTFS1/FS/UK%20Defence%20Statistics/2011/Table%20Frames/Copy%20of%2020110526-NS_UKDS%202011%20Chapter%201%20Version%203-U.xls" table:table-name="Charts_1_12_footnotes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4_-_Trade11" table:style-name="ta12">
        <table:table-source xlink:href="file://ABW1/ROOTFS1/FS/UK%20Defence%20Statistics/2011/Table%20Frames/Copy%20of%2020110526-NS_UKDS%202011%20Chapter%201%20Version%203-U.xls" table:table-name="Section_4_-_Trade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311" table:style-name="ta12">
        <table:table-source xlink:href="file://ABW1/ROOTFS1/FS/UK%20Defence%20Statistics/2011/Table%20Frames/Copy%20of%2020110526-NS_UKDS%202011%20Chapter%201%20Version%203-U.xls" table:table-name="1_13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411" table:style-name="ta12">
        <table:table-source xlink:href="file://ABW1/ROOTFS1/FS/UK%20Defence%20Statistics/2011/Table%20Frames/Copy%20of%2020110526-NS_UKDS%202011%20Chapter%201%20Version%203-U.xls" table:table-name="1_14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5_-_Defence_Contracts11" table:style-name="ta12">
        <table:table-source xlink:href="file://ABW1/ROOTFS1/FS/UK%20Defence%20Statistics/2011/Table%20Frames/Copy%20of%2020110526-NS_UKDS%202011%20Chapter%201%20Version%203-U.xls" table:table-name="Section_5_-_Defence_Contracts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511" table:style-name="ta12">
        <table:table-source xlink:href="file://ABW1/ROOTFS1/FS/UK%20Defence%20Statistics/2011/Table%20Frames/Copy%20of%2020110526-NS_UKDS%202011%20Chapter%201%20Version%203-U.xls" table:table-name="1_15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611" table:style-name="ta12">
        <table:table-source xlink:href="file://ABW1/ROOTFS1/FS/UK%20Defence%20Statistics/2011/Table%20Frames/Copy%20of%2020110526-NS_UKDS%202011%20Chapter%201%20Version%203-U.xls" table:table-name="1_1611" table:mode="copy-results-only"/>
        <table:table-column/>
        <table:table-row>
          <table:table-cell office:value-type="string" office:string-value="CHAPTER 1 - FINANCE"/>
          <table:table-cell table:number-columns-repeated="16383"/>
        </table:table-row>
        <table:table-row>
          <table:table-cell office:value-type="string" office:string-value="DEFENCE CONTRACTS"/>
          <table:table-cell table:number-columns-repeated="16383"/>
        </table:table-row>
        <table:table-row>
          <table:table-cell table:number-columns-repeated="16384"/>
        </table:table-row>
        <table:table-row>
          <table:table-cell office:value-type="string" office:string-value="Table 1.16   Major Equipment Projects"/>
          <table:table-cell table:number-columns-repeated="16383"/>
        </table:table-row>
        <table:table-row>
          <table:table-cell table:number-columns-repeated="16384"/>
        </table:table-row>
        <table:table-row>
          <table:table-cell office:value-type="string" office:string-value="This table shows the MOD's major equipment projects as at 31 March 2010.  The report details the 15 largest projects on which the main investment decision has been taken (post-Main Gate), the 5 most significant support projects for equipment in service (p"/>
          <table:table-cell table:number-columns-repeated="16383"/>
        </table:table-row>
        <table:table-row>
          <table:table-cell office:value-type="string" office:string-value="Costs are on a resource basis at outturn prices.  Forecast costs include accruals, VAT (less recoverable elements), resource elements such as interest on capital and inflation factors. Major Project Report costs relating to the pre-Main Gate projects are "/>
          <table:table-cell table:number-columns-repeated="16383"/>
        </table:table-row>
        <table:table-row>
          <table:table-cell office:value-type="string" office:string-value="Further information about the quality of data and methods used in the production of these statistics, along with details of their intended use can be found in the Background Quality Report - Contracts &amp; Commercial Statistics."/>
          <table:table-cell table:number-columns-repeated="16383"/>
        </table:table-row>
        <table:table-row table:number-rows-repeated="2">
          <table:table-cell table:number-columns-repeated="16384"/>
        </table:table-row>
        <table:table-row>
          <table:table-cell office:value-type="string" office:string-value="As at 31 March 2010"/>
          <table:table-cell office:value-type="string" office:string-value="MPR 2010"/>
          <table:table-cell table:number-columns-repeated="16382"/>
        </table:table-row>
        <table:table-row>
          <table:table-cell office:value-type="string" office:string-value="Post Main Gate Major Equipment Projects                                              "/>
          <table:table-cell office:value-type="string" office:string-value="In-Service Date Forecast or Actual"/>
          <table:table-cell office:value-type="string" office:string-value="Forecast Cost&#10;(£ million)"/>
          <table:table-cell office:value-type="string" office:string-value="Change in Cost&#10;(£ million) from MPR2009"/>
          <table:table-cell table:number-columns-repeated="16380"/>
        </table:table-row>
        <table:table-row>
          <table:table-cell office:value-type="string" office:string-value="A400M"/>
          <table:table-cell office:value-type="float" office:value="2015"/>
          <table:table-cell office:value-type="float" office:value="3231"/>
          <table:table-cell office:value-type="float" office:value="-54"/>
          <table:table-cell table:number-columns-repeated="16380"/>
        </table:table-row>
        <table:table-row>
          <table:table-cell office:value-type="string" office:string-value="Astute Class Submarine1,2"/>
          <table:table-cell office:value-type="string" office:string-value="2010 &amp; 2016"/>
          <table:table-cell office:value-type="float" office:value="6677"/>
          <table:table-cell office:value-type="string" office:string-value="*"/>
          <table:table-cell table:number-columns-repeated="16380"/>
        </table:table-row>
        <table:table-row>
          <table:table-cell office:value-type="string" office:string-value="Beyond Visual Range Air-To-Air Missile (METEOR)1"/>
          <table:table-cell office:value-type="string" office:string-value="2012 &amp; 2015"/>
          <table:table-cell office:value-type="float" office:value="1305"/>
          <table:table-cell office:value-type="float" office:value="23"/>
          <table:table-cell table:number-columns-repeated="16380"/>
        </table:table-row>
        <table:table-row>
          <table:table-cell office:value-type="string" office:string-value="Falcon1"/>
          <table:table-cell office:value-type="string" office:string-value="2010 &amp; 2011"/>
          <table:table-cell office:value-type="float" office:value="316"/>
          <table:table-cell office:value-type="float" office:value="-15"/>
          <table:table-cell table:number-columns-repeated="16380"/>
        </table:table-row>
        <table:table-row>
          <table:table-cell office:value-type="string" office:string-value="Future Joint Combat Aircraft (JCA)3"/>
          <table:table-cell office:value-type="string" office:string-value=".."/>
          <table:table-cell office:value-type="float" office:value="2448"/>
          <table:table-cell office:value-type="float" office:value="-3"/>
          <table:table-cell table:number-columns-repeated="16380"/>
        </table:table-row>
        <table:table-row>
          <table:table-cell office:value-type="string" office:string-value="Future Strategic Tanker Aircraft (FSTA)"/>
          <table:table-cell office:value-type="float" office:value="2014"/>
          <table:table-cell office:value-type="float" office:value="11917"/>
          <table:table-cell office:value-type="float" office:value="-46"/>
          <table:table-cell table:number-columns-repeated="16380"/>
        </table:table-row>
        <table:table-row>
          <table:table-cell office:value-type="string" office:string-value="Lynx Wildcat1"/>
          <table:table-cell office:value-type="string" office:string-value="2014 &amp; 2015"/>
          <table:table-cell office:value-type="float" office:value="1689"/>
          <table:table-cell office:value-type="float" office:value="20"/>
          <table:table-cell table:number-columns-repeated="16380"/>
        </table:table-row>
        <table:table-row>
          <table:table-cell office:value-type="string" office:string-value="Merlin Mk 1 Capability Sustainment Programme"/>
          <table:table-cell office:value-type="float" office:value="2014"/>
          <table:table-cell office:value-type="float" office:value="829"/>
          <table:table-cell office:value-type="float" office:value="-1"/>
          <table:table-cell table:number-columns-repeated="16380"/>
        </table:table-row>
        <table:table-row>
          <table:table-cell office:value-type="string" office:string-value="Nimrod Maritime Reconnaissance and Attack Mk44"/>
          <table:table-cell office:value-type="float" office:value="2012"/>
          <table:table-cell office:value-type="float" office:value="3602"/>
          <table:table-cell office:value-type="string" office:string-value="*"/>
          <table:table-cell table:number-columns-repeated="16380"/>
        </table:table-row>
        <table:table-row>
          <table:table-cell office:value-type="string" office:string-value="Queen Elizabeth Class aircraft carrier"/>
          <table:table-cell office:value-type="float" office:value="2016"/>
          <table:table-cell office:value-type="float" office:value="5900"/>
          <table:table-cell office:value-type="float" office:value="767"/>
          <table:table-cell table:number-columns-repeated="16380"/>
        </table:table-row>
        <table:table-row>
          <table:table-cell office:value-type="string" office:string-value="Tornado Capability Upgrade Strategy (Pilot)5"/>
          <table:table-cell office:value-type="float" office:value="2012"/>
          <table:table-cell office:value-type="float" office:value="303"/>
          <table:table-cell office:value-type="string" office:string-value="*"/>
          <table:table-cell table:number-columns-repeated="16380"/>
        </table:table-row>
        <table:table-row>
          <table:table-cell office:value-type="string" office:string-value="Type 45 Destroyer"/>
          <table:table-cell office:value-type="float" office:value="2010"/>
          <table:table-cell office:value-type="float" office:value="6464"/>
          <table:table-cell office:value-type="string" office:string-value="-"/>
          <table:table-cell table:number-columns-repeated="16380"/>
        </table:table-row>
        <table:table-row>
          <table:table-cell office:value-type="string" office:string-value="Typhoon and Typhoon Future Capability Programme1,6"/>
          <table:table-cell office:value-type="string" office:string-value="2003 &amp; 2012"/>
          <table:table-cell office:value-type="float" office:value="20627"/>
          <table:table-cell office:value-type="float" office:value="2665"/>
          <table:table-cell table:number-columns-repeated="16380"/>
        </table:table-row>
        <table:table-row>
          <table:table-cell office:value-type="string" office:string-value="UK Military Flying Training System (UKMFTS) - holistic1,2"/>
          <table:table-cell office:value-type="string" office:string-value="2010 &amp; 2011"/>
          <table:table-cell office:value-type="float" office:value="916"/>
          <table:table-cell office:value-type="string" office:string-value="*"/>
          <table:table-cell table:number-columns-repeated="16380"/>
        </table:table-row>
        <table:table-row>
          <table:table-cell office:value-type="string" office:string-value="Watchkeeper"/>
          <table:table-cell office:value-type="float" office:value="2011"/>
          <table:table-cell office:value-type="float" office:value="889"/>
          <table:table-cell office:value-type="float" office:value="-6"/>
          <table:table-cell table:number-columns-repeated="16380"/>
        </table:table-row>
        <table:table-row>
          <table:table-cell table:number-columns-repeated="16384"/>
        </table:table-row>
        <table:table-row>
          <table:table-cell office:value-type="string" office:string-value="As at 31 March 2010"/>
          <table:table-cell office:value-type="string" office:string-value="MPR 2010"/>
          <table:table-cell table:number-columns-repeated="16382"/>
        </table:table-row>
        <table:table-row>
          <table:table-cell office:value-type="string" office:string-value="Post Main Gate Major Equipment Projects                                               (Support/Service/PFI Contracts)"/>
          <table:table-cell office:value-type="string" office:string-value="Go-Live Date Forecast or Actual"/>
          <table:table-cell office:value-type="string" office:string-value="Forecast Cost&#10;(£ million)"/>
          <table:table-cell table:number-columns-repeated="16381"/>
        </table:table-row>
        <table:table-row>
          <table:table-cell office:value-type="string" office:string-value="Airborne Stand Off Radar"/>
          <table:table-cell office:value-type="float" office:value="2006"/>
          <table:table-cell office:value-type="float" office:value="260"/>
          <table:table-cell table:number-columns-repeated="16381"/>
        </table:table-row>
        <table:table-row>
          <table:table-cell office:value-type="string" office:string-value="Bowman"/>
          <table:table-cell office:value-type="float" office:value="2009"/>
          <table:table-cell office:value-type="float" office:value="122"/>
          <table:table-cell table:number-columns-repeated="16381"/>
        </table:table-row>
        <table:table-row>
          <table:table-cell office:value-type="string" office:string-value="C Vehicle PFI"/>
          <table:table-cell office:value-type="float" office:value="2006"/>
          <table:table-cell office:value-type="float" office:value="697"/>
          <table:table-cell table:number-columns-repeated="16381"/>
        </table:table-row>
        <table:table-row>
          <table:table-cell office:value-type="string" office:string-value="Support Vehicle7"/>
          <table:table-cell office:value-type="float" office:value="2008"/>
          <table:table-cell office:value-type="float" office:value="326"/>
          <table:table-cell table:number-columns-repeated="16381"/>
        </table:table-row>
        <table:table-row>
          <table:table-cell office:value-type="string" office:string-value="Trojan and Titan"/>
          <table:table-cell office:value-type="float" office:value="2007"/>
          <table:table-cell office:value-type="float" office:value="771"/>
          <table:table-cell table:number-columns-repeated="16381"/>
        </table:table-row>
        <table:table-row>
          <table:table-cell table:number-columns-repeated="16384"/>
        </table:table-row>
        <table:table-row>
          <table:table-cell office:value-type="string" office:string-value="As at 31 March 2010"/>
          <table:table-cell office:value-type="string" office:string-value="MPR 2010"/>
          <table:table-cell table:number-columns-repeated="16382"/>
        </table:table-row>
        <table:table-row>
          <table:table-cell office:value-type="string" office:string-value="Pre Main Gate Major Equipment Projects                                                                     (Projects in Assessment Phase only)"/>
          <table:table-cell office:value-type="string" office:string-value="Forecast Cost&#10;(£ million)"/>
          <table:table-cell table:number-columns-repeated="16382"/>
        </table:table-row>
        <table:table-row>
          <table:table-cell office:value-type="string" office:string-value="Dabinett"/>
          <table:table-cell office:value-type="float" office:value="10"/>
          <table:table-cell table:number-columns-repeated="16382"/>
        </table:table-row>
        <table:table-row>
          <table:table-cell office:value-type="string" office:string-value="Future Integrated Soldier Technology (FIST)"/>
          <table:table-cell office:value-type="float" office:value="151"/>
          <table:table-cell table:number-columns-repeated="16382"/>
        </table:table-row>
        <table:table-row>
          <table:table-cell office:value-type="string" office:string-value="Future Rapid Effects System (FRES)"/>
          <table:table-cell office:value-type="float" office:value="238"/>
          <table:table-cell table:number-columns-repeated="16382"/>
        </table:table-row>
        <table:table-row>
          <table:table-cell office:value-type="string" office:string-value="Helix"/>
          <table:table-cell office:value-type="float" office:value="38"/>
          <table:table-cell table:number-columns-repeated="16382"/>
        </table:table-row>
        <table:table-row>
          <table:table-cell office:value-type="string" office:string-value="Indirect Fire Precision Attack (IFPA)"/>
          <table:table-cell office:value-type="float" office:value="158"/>
          <table:table-cell table:number-columns-repeated="16382"/>
        </table:table-row>
        <table:table-row>
          <table:table-cell office:value-type="string" office:string-value="Joint Military Air Traffic Services"/>
          <table:table-cell office:value-type="float" office:value="8"/>
          <table:table-cell table:number-columns-repeated="16382"/>
        </table:table-row>
        <table:table-row>
          <table:table-cell office:value-type="string" office:string-value="Military Afloat Reach &amp; Sustainability (MARS)8"/>
          <table:table-cell office:value-type="string" office:string-value="*"/>
          <table:table-cell table:number-columns-repeated="16382"/>
        </table:table-row>
        <table:table-row>
          <table:table-cell office:value-type="string" office:string-value="Operational Utility Vehicle System"/>
          <table:table-cell office:value-type="float" office:value="10"/>
          <table:table-cell table:number-columns-repeated="16382"/>
        </table:table-row>
        <table:table-row>
          <table:table-cell office:value-type="string" office:string-value="Search and Rescue - Helicopter (SAR-H)"/>
          <table:table-cell office:value-type="float" office:value="7"/>
          <table:table-cell table:number-columns-repeated="16382"/>
        </table:table-row>
        <table:table-row>
          <table:table-cell office:value-type="string" office:string-value="Sustain Sentry/Eagle "/>
          <table:table-cell office:value-type="float" office:value="4"/>
          <table:table-cell table:number-columns-repeated="16382"/>
        </table:table-row>
        <table:table-row>
          <table:table-cell/>
          <table:table-cell office:value-type="string" office:string-value="Source:  Defence Equipment &amp; Support"/>
          <table:table-cell table:number-columns-repeated="16382"/>
        </table:table-row>
        <table:table-row>
          <table:table-cell table:number-columns-repeated="16384"/>
        </table:table-row>
        <table:table-row>
          <table:table-cell office:value-type="string" office:string-value="1. In Service Date (ISD) redefined in MPR 2009 to reflect two-stage approach to delivering the capability."/>
          <table:table-cell table:number-columns-repeated="16383"/>
        </table:table-row>
        <table:table-row>
          <table:table-cell office:value-type="string" office:string-value="2. Cost comparison to MPR09 not possible due to addition of different elements to the Project not previously included."/>
          <table:table-cell table:number-columns-repeated="16383"/>
        </table:table-row>
        <table:table-row>
          <table:table-cell office:value-type="string" office:string-value="3. An official ISD is to be released after the purchase of training aircraft currently planned for 2011."/>
          <table:table-cell table:number-columns-repeated="16383"/>
        </table:table-row>
        <table:table-row>
          <table:table-cell office:value-type="string" office:string-value="4. Cost comparison not possible as project appeared in previous MPR as Support Project."/>
          <table:table-cell table:number-columns-repeated="16383"/>
        </table:table-row>
        <table:table-row>
          <table:table-cell office:value-type="string" office:string-value="5. Cost comparison not possible as project did not appear in previous MPR ."/>
          <table:table-cell table:number-columns-repeated="16383"/>
        </table:table-row>
        <table:table-row>
          <table:table-cell office:value-type="string" office:string-value="6. Now includes Tranche 3 Aircraft Contract."/>
          <table:table-cell table:number-columns-repeated="16383"/>
        </table:table-row>
        <table:table-row>
          <table:table-cell office:value-type="string" office:string-value="7. The National Audit Office has been unable to fully validate this figure as a clear audit trail supporting the value could not be provided by the Department."/>
          <table:table-cell table:number-columns-repeated="16383"/>
        </table:table-row>
        <table:table-row table:number-rows-repeated="1048519">
          <table:table-cell table:number-columns-repeated="16383"/>
        </table:table-row>
      </table:table>
      <table:table table:name="'file://ABW1/ROOTFS1/FS/UK%20Defence%20Statistics/2011/Table%20Frames/Copy%20of%2020110526-NS_UKDS%202011%20Chapter%201%20Version%203-U.xls'#1_1711" table:style-name="ta12">
        <table:table-source xlink:href="file://ABW1/ROOTFS1/FS/UK%20Defence%20Statistics/2011/Table%20Frames/Copy%20of%2020110526-NS_UKDS%202011%20Chapter%201%20Version%203-U.xls" table:table-name="1_17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7a11" table:style-name="ta12">
        <table:table-source xlink:href="file://ABW1/ROOTFS1/FS/UK%20Defence%20Statistics/2011/Table%20Frames/Copy%20of%2020110526-NS_UKDS%202011%20Chapter%201%20Version%203-U.xls" table:table-name="1_17a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Section_6_-_Intnl_Defence11" table:style-name="ta12">
        <table:table-source xlink:href="file://ABW1/ROOTFS1/FS/UK%20Defence%20Statistics/2011/Table%20Frames/Copy%20of%2020110526-NS_UKDS%202011%20Chapter%201%20Version%203-U.xls" table:table-name="Section_6_-_Intnl_Defence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811" table:style-name="ta12">
        <table:table-source xlink:href="file://ABW1/ROOTFS1/FS/UK%20Defence%20Statistics/2011/Table%20Frames/Copy%20of%2020110526-NS_UKDS%202011%20Chapter%201%20Version%203-U.xls" table:table-name="1_18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1911" table:style-name="ta12">
        <table:table-source xlink:href="file://ABW1/ROOTFS1/FS/UK%20Defence%20Statistics/2011/Table%20Frames/Copy%20of%2020110526-NS_UKDS%202011%20Chapter%201%20Version%203-U.xls" table:table-name="1_19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011" table:style-name="ta12">
        <table:table-source xlink:href="file://ABW1/ROOTFS1/FS/UK%20Defence%20Statistics/2011/Table%20Frames/Copy%20of%2020110526-NS_UKDS%202011%20Chapter%201%20Version%203-U.xls" table:table-name="1_20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to_1_19_&amp;_1_2011" table:style-name="ta12">
        <table:table-source xlink:href="file://ABW1/ROOTFS1/FS/UK%20Defence%20Statistics/2011/Table%20Frames/Copy%20of%2020110526-NS_UKDS%202011%20Chapter%201%20Version%203-U.xls" table:table-name="Chart_to_1_19_&amp;_1_20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1_2111" table:style-name="ta12">
        <table:table-source xlink:href="file://ABW1/ROOTFS1/FS/UK%20Defence%20Statistics/2011/Table%20Frames/Copy%20of%2020110526-NS_UKDS%202011%20Chapter%201%20Version%203-U.xls" table:table-name="1_21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a11" table:style-name="ta12">
        <table:table-source xlink:href="file://ABW1/ROOTFS1/FS/UK%20Defence%20Statistics/2011/Table%20Frames/Copy%20of%2020110526-NS_UKDS%202011%20Chapter%201%20Version%203-U.xls" table:table-name="Chart_1_22a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_b_&amp;_c11" table:style-name="ta12">
        <table:table-source xlink:href="file://ABW1/ROOTFS1/FS/UK%20Defence%20Statistics/2011/Table%20Frames/Copy%20of%2020110526-NS_UKDS%202011%20Chapter%201%20Version%203-U.xls" table:table-name="Chart_1_22_b_&amp;_c11" table:mode="copy-results-only"/>
        <table:table-column/>
        <table:table-row table:number-rows-repeated="1048576">
          <table:table-cell table:number-columns-repeated="16384"/>
        </table:table-row>
      </table:table>
      <table:table table:name="'file://ABW1/ROOTFS1/FS/UK%20Defence%20Statistics/2011/Table%20Frames/Copy%20of%2020110526-NS_UKDS%202011%20Chapter%201%20Version%203-U.xls'#Chart_1_22d_and_footnotes11" table:style-name="ta12">
        <table:table-source xlink:href="file://ABW1/ROOTFS1/FS/UK%20Defence%20Statistics/2011/Table%20Frames/Copy%20of%2020110526-NS_UKDS%202011%20Chapter%201%20Version%203-U.xls" table:table-name="Chart_1_22d_and_footnotes11" table:mode="copy-results-only"/>
        <table:table-column/>
        <table:table-row table:number-rows-repeated="1048576">
          <table:table-cell table:number-columns-repeated="16384"/>
        </table:table-row>
      </table:table>
      <table:named-expressions>
        <table:named-range table:name="MPR" table:cell-range-address="'file://ABW1/ROOTFS1/FS/UK%20Defence%20Statistics/2011/Table%20Frames/Copy%20of%2020110526-NS_UKDS%202011%20Chapter%201%20Version%203-U.xls'#1_1611.$A$1:1_1611.$E$57" table:base-cell-address="Contents.$A$1"/>
        <table:named-expression table:name="parents" table:expression="of:=[.#REF!]" table:base-cell-address="Contents.$A$1"/>
        <table:named-expression table:name="peacekeeping" table:expression="of:=[.#REF!]" table:base-cell-address="Contents.$A$1"/>
        <table:named-expression table:name="Spendsum" table:expression="of:=[.#REF!]" table:base-cell-address="Content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date-style style:name="N20">
      <number:day number:style="long"/>
      <number:text>-</number:text>
      <number:month number:textual="true"/>
      <number:text>-</number:text>
      <number:year/>
    </number:date-style>
    <number:text-style style:name="N30">
      <number:text-content/>
    </number:text-style>
    <number:number-style style:name="N36">
      <number:number number:decimal-places="0" number:min-integer-digits="1">
        <number:embedded-text number:position="3"> </number:embedded-text>
      </number:number>
    </number:number-style>
    <number:number-style style:name="N37">
      <number:number number:decimal-places="0" number:min-integer-digits="0">
        <number:embedded-text number:position="3"> </number:embedded-text>
      </number:number>
    </number:number-style>
    <number:number-style style:name="N38P0">
      <number:text> </number:text>
      <number:number number:decimal-places="0" number:min-integer-digits="1" number:grouping="true">
        <number:embedded-text number:position="0"> </number:embedded-text>
      </number:number>
    </number:number-style>
    <number:number-style style:name="N38P1">
      <number:text>-</number:text>
      <number:number number:decimal-places="0" number:min-integer-digits="1" number:grouping="true">
        <number:embedded-text number:position="0"> </number:embedded-text>
      </number:number>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
      <number:number number:decimal-places="1" number:min-integer-digits="1"/>
    </number:number-style>
    <number:number-style style:name="N40P0">
      <number:number number:decimal-places="0" number:min-integer-digits="1" number:grouping="true">
        <number:embedded-text number:position="0"> </number:embedded-text>
      </number:number>
    </number:number-style>
    <number:number-style style:name="N40">
      <number:text>-</number:text>
      <number:number number:decimal-places="0" number:min-integer-digits="1" number:grouping="true">
        <number:embedded-text number:position="0"> </number:embedded-text>
      </number:number>
      <style:map style:condition="value()&gt;=0" style:apply-style-name="N40P0"/>
    </number:number-style>
    <number:number-style style:name="N41">
      <number:number number:decimal-places="1" number:min-integer-digits="1" number:grouping="true"/>
    </number:number-style>
    <number:number-style style:name="N42">
      <number:number number:decimal-places="5" number:min-integer-digits="1"/>
    </number:number-style>
    <number:number-style style:name="N43">
      <number:number number:decimal-places="3" number:min-integer-digits="1"/>
    </number:number-style>
    <number:number-style style:name="N44P0">
      <number:text> </number:text>
      <number:number number:decimal-places="2" number:min-integer-digits="1" number:grouping="true"/>
      <number:text> </number:text>
    </number:number-style>
    <number:number-style style:name="N44P1">
      <number:text>-</number:text>
      <number:number number:decimal-places="2" number:min-integer-digits="1" number:grouping="true"/>
      <number:text> </number:text>
    </number:number-style>
    <number:number-style style:name="N44P2">
      <number:text> -</number:text>
      <number:number number:decimal-places="0" number:min-integer-digits="2">
        <number:embedded-text number:position="0"> </number:embedded-text>
      </number:number>
    </number:number-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number number:decimal-places="0" number:min-integer-digits="0" number:grouping="true"/>
    </number:number-style>
    <number:number-style style:name="N45P1">
      <number:text>(</number:text>
      <number:number number:decimal-places="0" number:min-integer-digits="0" number:grouping="true">
        <number:embedded-text number:position="0">)</number:embedded-text>
      </number:number>
    </number:number-style>
    <number:text-style style:name="N45">
      <number:text>-</number:text>
      <style:map style:condition="value()&gt;0" style:apply-style-name="N45P0"/>
      <style:map style:condition="value()&lt;0" style:apply-style-name="N45P1"/>
    </number:text-style>
    <number:currency-style style:name="N46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6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6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number:number-style style:name="N47">
      <number:number number:decimal-places="0" number:min-integer-digits="1">
        <number:embedded-text number:position="3"> </number:embedded-text>
        <number:embedded-text number:position="6"> </number:embedded-text>
      </number:number>
    </number:number-style>
    <style:style style:name="_37_" style:display-name="%" style:family="table-cell" style:data-style-name="N0">
      <style:table-cell-properties style:vertical-align="automatic" fo:background-color="transparent"/>
    </style:style>
    <style:style style:name="_37__32_2" style:display-name="% 2" style:family="table-cell" style:data-style-name="N0">
      <style:table-cell-properties style:vertical-align="automatic" fo:background-color="transparent"/>
    </style:style>
    <style:style style:name="_20110808-JT_Table_32_1.10" style:display-name="_20110808-JT_Table 1.10" style:family="table-cell" style:data-style-name="N0"/>
    <style:style style:name="Comma_32_2" style:display-name="Comma 2" style:family="table-cell" style:data-style-name="N44"/>
    <style:style style:name="Comma_32_3" style:display-name="Comma 3" style:family="table-cell" style:data-style-name="N44"/>
    <style:style style:name="Currency_32_2" style:display-name="Currency 2" style:family="table-cell" style:data-style-name="N46"/>
    <style:style style:name="Currency_32_3" style:display-name="Currency 3" style:family="table-cell" style:data-style-name="N46"/>
    <style:style style:name="Currency_32_4" style:display-name="Currency 4" style:family="table-cell" style:data-style-name="N46"/>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20060623-NB_Table_32_1.11_32_-_32_Expenditure_32_by_32_SIC_32__40_DRAFT_41__32_2" style:display-name="Normal_20060623-NB_Table 1.11 - Expenditure by SIC (DRAFT) 2" style:family="table-cell" style:data-style-name="N0">
      <style:table-cell-properties style:vertical-align="automatic" fo:background-color="transparent"/>
    </style:style>
    <style:style style:name="Normal_20070816_NB_REVISED_32_Table_32_1.12_32_UKDS_32_2007" style:display-name="Normal_20070816_NB_REVISED Table 1.12 UKDS 2007" style:family="table-cell" style:data-style-name="N0">
      <style:table-cell-properties style:vertical-align="automatic" fo:background-color="transparent"/>
      <style:text-properties fo:font-size="11pt" style:font-size-asian="11pt" style:font-size-complex="11pt"/>
    </style:style>
    <style:style style:name="Normal_20130802-JM_Table_3.5-U_32_2" style:display-name="Normal_20130802-JM_Table_3.5-U 2" style:family="table-cell" style:data-style-name="N0">
      <style:table-cell-properties style:vertical-align="automatic" fo:background-color="transparent"/>
    </style:style>
    <style:style style:name="Normal_20130802-JM_Table_3.7-U_32_2" style:display-name="Normal_20130802-JM_Table_3.7-U 2" style:family="table-cell" style:data-style-name="N0">
      <style:table-cell-properties style:vertical-align="automatic" fo:background-color="transparent"/>
    </style:style>
    <style:style style:name="Normal_20130813-JM_Table_3.08-U_32_2" style:display-name="Normal_20130813-JM_Table_3.08-U 2" style:family="table-cell" style:data-style-name="N0">
      <style:table-cell-properties style:vertical-align="automatic" fo:background-color="transparent"/>
    </style:style>
    <style:style style:name="Normal_20130828-JM_Table_3.06-Operations-U_32_2" style:display-name="Normal_20130828-JM_Table_3.06-Operations-U 2" style:family="table-cell" style:data-style-name="N0">
      <style:table-cell-properties style:vertical-align="automatic" fo:background-color="transparent"/>
    </style:style>
    <style:style style:name="Normal_20130903-EA_32_DASA_Table_3_32_09V3-U" style:display-name="Normal_20130903-EA DASA_Table_3 09V3-U" style:family="table-cell" style:data-style-name="N0">
      <style:table-cell-properties style:vertical-align="automatic" fo:background-color="transparent"/>
    </style:style>
    <style:style style:name="Normal_20130903-EA_32_DASA_Table_3_32_09V3-U_32_2" style:display-name="Normal_20130903-EA DASA_Table_3 09V3-U 2" style:family="table-cell" style:data-style-name="N0">
      <style:table-cell-properties style:vertical-align="automatic" fo:background-color="transparent"/>
    </style:style>
    <style:style style:name="Normal_20140317-JM_Table_1.2_Version2_CURRENT-U_32_2" style:display-name="Normal_20140317-JM_Table_1.2_Version2_CURRENT-U 2" style:family="table-cell" style:data-style-name="N0">
      <style:table-cell-properties style:vertical-align="automatic" fo:background-color="transparent"/>
    </style:style>
    <style:style style:name="Normal_20140725-NS_Final_32_table_32_for_32_checking-O_32_2" style:display-name="Normal_20140725-NS_Final table for checking-O 2" style:family="table-cell" style:data-style-name="N0">
      <style:table-cell-properties style:vertical-align="automatic" fo:background-color="transparent"/>
    </style:style>
    <style:style style:name="Normal_Reformatting_32_of_32_QPR" style:display-name="Normal_Reformatting of QPR" style:family="table-cell" style:data-style-name="N0">
      <style:table-cell-properties style:vertical-align="automatic" fo:background-color="transparent"/>
      <style:text-properties fo:font-size="8pt" style:font-size-asian="8pt" style:font-size-complex="8pt"/>
    </style:style>
    <style:style style:name="Percent_32_2" style:display-name="Percent 2" style:family="table-cell" style:data-style-name="N13"/>
    <style:style style:name="Style_32_1" style:display-name="Style 1" style:family="table-cell" style:data-style-name="N0">
      <style:table-cell-properties style:vertical-align="automatic"/>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landscape"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5in" fo:margin-bottom="0.5in" fo:margin-left="0.75in" fo:margin-right="0.75in" style:print-orientation="portrait" style:print-page-order="ttb" style:first-page-number="continue" style:scale-to="52%"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fo:margin-top="0.31496062992126in" fo:margin-bottom="0.31496062992126in" fo:margin-left="0.708661417322835in" fo:margin-right="0.708661417322835in" style:print-orientation="landscape" style:print-page-order="ttb" style:first-page-number="continue" style:scale-to="46%"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4">
      <style:page-layout-properties fo:margin-top="0.31496062992126in" fo:margin-bottom="0.31496062992126in" fo:margin-left="0.708661417322835in" fo:margin-right="0.708661417322835in" style:print-orientation="portrait" style:print-page-order="ttb" style:first-page-number="continue" style:scale-to="46%"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5">
      <style:page-layout-properties fo:margin-top="0.31496062992126in" fo:margin-bottom="0.31496062992126in" fo:margin-left="0.708661417322835in" fo:margin-right="0.708661417322835in" style:print-orientation="portrait" style:print-page-order="ttb" style:first-page-number="continue" style:scale-to="37%"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6">
      <style:page-layout-properties fo:margin-top="0.31496062992126in" fo:margin-bottom="0.31496062992126in" fo:margin-left="0.708661417322835in" fo:margin-right="0.708661417322835in" style:print-orientation="landscape" style:print-page-order="ttb" style:first-page-number="continue" style:scale-to="71%"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7">
      <style:page-layout-properties fo:margin-top="0.31496062992126in" fo:margin-bottom="0.31496062992126in" fo:margin-left="0.708661417322835in" fo:margin-right="0.708661417322835in" style:print-orientation="landscape" style:print-page-order="ttb" style:first-page-number="continue" style:scale-to="56%"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8">
      <style:page-layout-properties fo:margin-top="0.31496062992126in" fo:margin-bottom="0.31496062992126in" fo:margin-left="0.708661417322835in" fo:margin-right="0.708661417322835in" style:print-orientation="landscape" style:print-page-order="ttb" style:first-page-number="continue" style:scale-to="43%"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9">
      <style:page-layout-properties fo:margin-top="0.31496062992126in" fo:margin-bottom="0.31496062992126in" fo:margin-left="0.708661417322835in" fo:margin-right="0.708661417322835in" style:print-orientation="landscape" style:print-page-order="ttb" style:first-page-number="continue" style:scale-to="78%"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10">
      <style:page-layout-properties fo:margin-top="0.31496062992126in" fo:margin-bottom="0.31496062992126in" fo:margin-left="0.708661417322835in" fo:margin-right="0.708661417322835in" style:print-orientation="landscape" style:print-page-order="ttb" style:first-page-number="continue" style:scale-to="53%"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11">
      <style:page-layout-properties fo:margin-top="0.31496062992126in" fo:margin-bottom="0.31496062992126in" fo:margin-left="0.708661417322835in" fo:margin-right="0.708661417322835in" style:print-orientation="landscape" style:print-page-order="ttb" style:first-page-number="continue" style:scale-to="63%"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style:master-page style:name="mp6" style:page-layout-name="pm6">
      <style:header/>
      <style:header-left style:display="false"/>
      <style:footer/>
      <style:footer-left style:display="false"/>
    </style:master-page>
    <style:master-page style:name="mp7" style:page-layout-name="pm7">
      <style:header/>
      <style:header-left style:display="false"/>
      <style:footer/>
      <style:footer-left style:display="false"/>
    </style:master-page>
    <style:master-page style:name="mp8" style:page-layout-name="pm8">
      <style:header/>
      <style:header-left style:display="false"/>
      <style:footer/>
      <style:footer-left style:display="false"/>
    </style:master-page>
    <style:master-page style:name="mp9" style:page-layout-name="pm9">
      <style:header/>
      <style:header-left style:display="false"/>
      <style:footer/>
      <style:footer-left style:display="false"/>
    </style:master-page>
    <style:master-page style:name="mp10" style:page-layout-name="pm10">
      <style:header/>
      <style:header-left style:display="false"/>
      <style:footer/>
      <style:footer-left style:display="false"/>
    </style:master-page>
    <style:master-page style:name="mp11" style:page-layout-name="pm1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328</meta:generator>
    <dc:title/>
    <meta:initial-creator/>
    <dc:creator/>
    <meta:creation-date>2019-10-07T15:37:57Z</meta:creation-date>
    <dc:date>2019-10-07T15:38:00Z</dc:date>
  </office:meta>
</office:document-meta>
</file>